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/>
    </style:style>
    <style:style style:name="P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56cm"/>
          <style:tab-stop style:position="8.731cm"/>
        </style:tab-stops>
      </style:paragraph-properties>
      <style:text-properties fo:font-variant="normal" fo:text-transform="none" style:use-window-font-color="true" loext:opacity="0%"/>
    </style:style>
    <style:style style:name="P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73cm" style:leader-style="solid" style:leader-text="-"/>
        </style:tab-stops>
      </style:paragraph-properties>
      <style:text-properties fo:font-variant="normal" fo:text-transform="none" style:use-window-font-color="true" loext:opacity="0%"/>
    </style:style>
    <style:style style:name="P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66cm"/>
        </style:tab-stops>
      </style:paragraph-properties>
      <style:text-properties fo:font-variant="normal" fo:text-transform="none" style:use-window-font-color="true" loext:opacity="0%"/>
    </style:style>
    <style:style style:name="P5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/>
    </style:style>
    <style:style style:name="P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56cm"/>
          <style:tab-stop style:position="8.139cm"/>
          <style:tab-stop style:position="9.146cm" style:leader-style="dotted" style:leader-text="."/>
        </style:tab-stops>
      </style:paragraph-properties>
      <style:text-properties fo:font-variant="normal" fo:text-transform="none" style:use-window-font-color="true" loext:opacity="0%"/>
    </style:style>
    <style:style style:name="P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71cm"/>
        </style:tab-stops>
      </style:paragraph-properties>
      <style:text-properties fo:font-variant="normal" fo:text-transform="none" style:use-window-font-color="true" loext:opacity="0%"/>
    </style:style>
    <style:style style:name="P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59cm"/>
        </style:tab-stops>
      </style:paragraph-properties>
      <style:text-properties fo:font-variant="normal" fo:text-transform="none" style:use-window-font-color="true" loext:opacity="0%"/>
    </style:style>
    <style:style style:name="P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48cm"/>
          <style:tab-stop style:position="2.406cm"/>
          <style:tab-stop style:position="3.607cm"/>
          <style:tab-stop style:position="4.641cm"/>
          <style:tab-stop style:position="4.921cm" style:leader-style="solid" style:leader-text="-"/>
          <style:tab-stop style:position="7.976cm"/>
          <style:tab-stop style:position="8.793cm"/>
          <style:tab-stop style:position="9.019cm"/>
        </style:tab-stops>
      </style:paragraph-properties>
      <style:text-properties fo:font-variant="normal" fo:text-transform="none" style:use-window-font-color="true" loext:opacity="0%"/>
    </style:style>
    <style:style style:name="P1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833cm"/>
        </style:tab-stops>
      </style:paragraph-properties>
      <style:text-properties fo:font-variant="normal" fo:text-transform="none" style:use-window-font-color="true" loext:opacity="0%"/>
    </style:style>
    <style:style style:name="P1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34cm"/>
          <style:tab-stop style:position="6.133cm"/>
          <style:tab-stop style:position="7.17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12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fo:language="el" fo:country="GR" style:language-asian="el" style:country-asian="GR" style:language-complex="el" style:country-complex="GR"/>
    </style:style>
    <style:style style:name="P13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/>
    </style:style>
    <style:style style:name="P14" style:family="paragraph" style:parent-style-name="Standard">
      <style:paragraph-properties fo:orphans="0" fo:widows="0" fo:break-before="page">
        <style:tab-stops>
          <style:tab-stop style:position="3.004cm"/>
        </style:tab-stops>
      </style:paragraph-properties>
      <style:text-properties fo:font-variant="normal" fo:text-transform="none" style:use-window-font-color="true" loext:opacity="0%"/>
    </style:style>
    <style:style style:name="P15" style:family="paragraph" style:parent-style-name="Standard">
      <style:paragraph-properties fo:orphans="0" fo:widows="0" fo:break-before="page">
        <style:tab-stops>
          <style:tab-stop style:position="5.5cm"/>
        </style:tab-stops>
      </style:paragraph-properties>
      <style:text-properties fo:font-variant="normal" fo:text-transform="none" style:use-window-font-color="true" loext:opacity="0%"/>
    </style:style>
    <style:style style:name="P16" style:family="paragraph" style:parent-style-name="Standard">
      <style:paragraph-properties fo:orphans="0" fo:widows="0" fo:break-before="page">
        <style:tab-stops>
          <style:tab-stop style:position="4.187cm"/>
        </style:tab-stops>
      </style:paragraph-properties>
      <style:text-properties fo:font-variant="normal" fo:text-transform="none" style:use-window-font-color="true" loext:opacity="0%"/>
    </style:style>
    <style:style style:name="P17" style:family="paragraph" style:parent-style-name="Standard">
      <style:paragraph-properties fo:orphans="0" fo:widows="0" fo:break-before="page">
        <style:tab-stops>
          <style:tab-stop style:position="9.038cm"/>
        </style:tab-stops>
      </style:paragraph-properties>
      <style:text-properties fo:font-variant="normal" fo:text-transform="none" style:use-window-font-color="true" loext:opacity="0%"/>
    </style:style>
    <style:style style:name="P18" style:family="paragraph" style:parent-style-name="Standard">
      <style:paragraph-properties fo:orphans="0" fo:widows="0" fo:break-before="page">
        <style:tab-stops>
          <style:tab-stop style:position="5.981cm"/>
        </style:tab-stops>
      </style:paragraph-properties>
      <style:text-properties fo:font-variant="normal" fo:text-transform="none" style:use-window-font-color="true" loext:opacity="0%"/>
    </style:style>
    <style:style style:name="P19" style:family="paragraph" style:parent-style-name="Standard">
      <style:paragraph-properties fo:orphans="0" fo:widows="0" fo:break-before="page">
        <style:tab-stops>
          <style:tab-stop style:position="8.846cm"/>
        </style:tab-stops>
      </style:paragraph-properties>
      <style:text-properties fo:font-variant="normal" fo:text-transform="none" style:use-window-font-color="true" loext:opacity="0%"/>
    </style:style>
    <style:style style:name="P20" style:family="paragraph" style:parent-style-name="Standard">
      <style:paragraph-properties fo:orphans="0" fo:widows="0" fo:break-before="page">
        <style:tab-stops>
          <style:tab-stop style:position="1.595cm"/>
        </style:tab-stops>
      </style:paragraph-properties>
      <style:text-properties fo:font-variant="normal" fo:text-transform="none" style:use-window-font-color="true" loext:opacity="0%"/>
    </style:style>
    <style:style style:name="P21" style:family="paragraph" style:parent-style-name="Standard">
      <style:paragraph-properties fo:orphans="0" fo:widows="0" fo:break-before="page">
        <style:tab-stops>
          <style:tab-stop style:position="9.206cm"/>
        </style:tab-stops>
      </style:paragraph-properties>
      <style:text-properties fo:font-variant="normal" fo:text-transform="none" style:use-window-font-color="true" loext:opacity="0%"/>
    </style:style>
    <style:style style:name="P22" style:family="paragraph" style:parent-style-name="Standard">
      <style:paragraph-properties fo:orphans="0" fo:widows="0" fo:break-before="page">
        <style:tab-stops>
          <style:tab-stop style:position="4.923cm"/>
        </style:tab-stops>
      </style:paragraph-properties>
      <style:text-properties fo:font-variant="normal" fo:text-transform="none" style:use-window-font-color="true" loext:opacity="0%"/>
    </style:style>
    <style:style style:name="P23" style:family="paragraph" style:parent-style-name="Standard">
      <style:paragraph-properties fo:orphans="0" fo:widows="0" fo:break-before="page">
        <style:tab-stops>
          <style:tab-stop style:position="7.103cm"/>
        </style:tab-stops>
      </style:paragraph-properties>
      <style:text-properties fo:font-variant="normal" fo:text-transform="none" style:use-window-font-color="true" loext:opacity="0%"/>
    </style:style>
    <style:style style:name="P24" style:family="paragraph" style:parent-style-name="Standard">
      <style:paragraph-properties fo:orphans="0" fo:widows="0" fo:break-before="page">
        <style:tab-stops>
          <style:tab-stop style:position="7.585cm"/>
        </style:tab-stops>
      </style:paragraph-properties>
      <style:text-properties fo:font-variant="normal" fo:text-transform="none" style:use-window-font-color="true" loext:opacity="0%"/>
    </style:style>
    <style:style style:name="P25" style:family="paragraph" style:parent-style-name="Standard">
      <style:paragraph-properties fo:orphans="0" fo:widows="0" fo:break-before="page">
        <style:tab-stops>
          <style:tab-stop style:position="2.198cm"/>
          <style:tab-stop style:position="2.637cm"/>
        </style:tab-stops>
      </style:paragraph-properties>
      <style:text-properties fo:font-variant="normal" fo:text-transform="none" style:use-window-font-color="true" loext:opacity="0%"/>
    </style:style>
    <style:style style:name="P26" style:family="paragraph" style:parent-style-name="Standard">
      <style:paragraph-properties fo:orphans="0" fo:widows="0" fo:break-before="page">
        <style:tab-stops>
          <style:tab-stop style:position="4.949cm"/>
          <style:tab-stop style:position="8.961cm"/>
        </style:tab-stops>
      </style:paragraph-properties>
      <style:text-properties fo:font-variant="normal" fo:text-transform="none" style:use-window-font-color="true" loext:opacity="0%"/>
    </style:style>
    <style:style style:name="P27" style:family="paragraph" style:parent-style-name="Standard">
      <style:paragraph-properties fo:orphans="0" fo:widows="0" fo:break-before="page">
        <style:tab-stops>
          <style:tab-stop style:position="4.09cm"/>
        </style:tab-stops>
      </style:paragraph-properties>
      <style:text-properties fo:font-variant="normal" fo:text-transform="none" style:use-window-font-color="true" loext:opacity="0%"/>
    </style:style>
    <style:style style:name="P28" style:family="paragraph" style:parent-style-name="Standard">
      <style:paragraph-properties fo:orphans="0" fo:widows="0" fo:break-before="page">
        <style:tab-stops>
          <style:tab-stop style:position="8.934cm"/>
        </style:tab-stops>
      </style:paragraph-properties>
      <style:text-properties fo:font-variant="normal" fo:text-transform="none" style:use-window-font-color="true" loext:opacity="0%"/>
    </style:style>
    <style:style style:name="P29" style:family="paragraph" style:parent-style-name="Standard">
      <style:paragraph-properties fo:orphans="0" fo:widows="0" fo:break-before="page">
        <style:tab-stops>
          <style:tab-stop style:position="9.005cm"/>
        </style:tab-stops>
      </style:paragraph-properties>
      <style:text-properties fo:font-variant="normal" fo:text-transform="none" style:use-window-font-color="true" loext:opacity="0%"/>
    </style:style>
    <style:style style:name="P30" style:family="paragraph" style:parent-style-name="Standard">
      <style:paragraph-properties fo:orphans="0" fo:widows="0" fo:break-before="page">
        <style:tab-stops>
          <style:tab-stop style:position="5.606cm"/>
        </style:tab-stops>
      </style:paragraph-properties>
      <style:text-properties fo:font-variant="normal" fo:text-transform="none" style:use-window-font-color="true" loext:opacity="0%"/>
    </style:style>
    <style:style style:name="P31" style:family="paragraph" style:parent-style-name="Standard">
      <style:paragraph-properties fo:orphans="0" fo:widows="0" fo:break-before="page">
        <style:tab-stops>
          <style:tab-stop style:position="1.288cm"/>
          <style:tab-stop style:position="2.741cm"/>
          <style:tab-stop style:position="5.124cm"/>
          <style:tab-stop style:position="5.798cm"/>
          <style:tab-stop style:position="7.392cm"/>
        </style:tab-stops>
      </style:paragraph-properties>
      <style:text-properties fo:font-variant="normal" fo:text-transform="none" style:use-window-font-color="true" loext:opacity="0%"/>
    </style:style>
    <style:style style:name="P32" style:family="paragraph" style:parent-style-name="Standard">
      <style:paragraph-properties fo:orphans="0" fo:widows="0" fo:break-before="page">
        <style:tab-stops>
          <style:tab-stop style:position="3.145cm"/>
          <style:tab-stop style:position="7.34cm"/>
          <style:tab-stop style:position="8.11cm"/>
          <style:tab-stop style:position="9.179cm"/>
        </style:tab-stops>
      </style:paragraph-properties>
      <style:text-properties fo:font-variant="normal" fo:text-transform="none" style:use-window-font-color="true" loext:opacity="0%"/>
    </style:style>
    <style:style style:name="P33" style:family="paragraph" style:parent-style-name="Standard">
      <style:paragraph-properties fo:orphans="0" fo:widows="0" fo:break-before="page">
        <style:tab-stops>
          <style:tab-stop style:position="8.978cm"/>
        </style:tab-stops>
      </style:paragraph-properties>
      <style:text-properties fo:font-variant="normal" fo:text-transform="none" style:use-window-font-color="true" loext:opacity="0%"/>
    </style:style>
    <style:style style:name="P34" style:family="paragraph" style:parent-style-name="Standard">
      <style:paragraph-properties fo:orphans="0" fo:widows="0" fo:break-before="page">
        <style:tab-stops>
          <style:tab-stop style:position="8.671cm"/>
        </style:tab-stops>
      </style:paragraph-properties>
      <style:text-properties fo:font-variant="normal" fo:text-transform="none" style:use-window-font-color="true" loext:opacity="0%"/>
    </style:style>
    <style:style style:name="P35" style:family="paragraph" style:parent-style-name="Standard">
      <style:paragraph-properties fo:orphans="0" fo:widows="0" fo:break-before="page">
        <style:tab-stops>
          <style:tab-stop style:position="8.181cm"/>
        </style:tab-stops>
      </style:paragraph-properties>
      <style:text-properties fo:font-variant="normal" fo:text-transform="none" style:use-window-font-color="true" loext:opacity="0%"/>
    </style:style>
    <style:style style:name="P36" style:family="paragraph" style:parent-style-name="Standard">
      <style:paragraph-properties fo:orphans="0" fo:widows="0" fo:break-before="page">
        <style:tab-stops>
          <style:tab-stop style:position="5.824cm"/>
        </style:tab-stops>
      </style:paragraph-properties>
      <style:text-properties fo:font-variant="normal" fo:text-transform="none" style:use-window-font-color="true" loext:opacity="0%"/>
    </style:style>
    <style:style style:name="P37" style:family="paragraph" style:parent-style-name="Standard">
      <style:paragraph-properties fo:orphans="0" fo:widows="0" fo:break-before="page">
        <style:tab-stops>
          <style:tab-stop style:position="2.295cm"/>
          <style:tab-stop style:position="3.485cm"/>
          <style:tab-stop style:position="5.65cm"/>
        </style:tab-stops>
      </style:paragraph-properties>
      <style:text-properties fo:font-variant="normal" fo:text-transform="none" style:use-window-font-color="true" loext:opacity="0%"/>
    </style:style>
    <style:style style:name="P38" style:family="paragraph" style:parent-style-name="Standard">
      <style:paragraph-properties fo:orphans="0" fo:widows="0" fo:break-before="page">
        <style:tab-stops>
          <style:tab-stop style:position="7.945cm"/>
        </style:tab-stops>
      </style:paragraph-properties>
      <style:text-properties fo:font-variant="normal" fo:text-transform="none" style:use-window-font-color="true" loext:opacity="0%"/>
    </style:style>
    <style:style style:name="P39" style:family="paragraph" style:parent-style-name="Standard">
      <style:paragraph-properties fo:orphans="0" fo:widows="0" fo:break-before="page">
        <style:tab-stops>
          <style:tab-stop style:position="3.048cm"/>
          <style:tab-stop style:position="8.137cm"/>
        </style:tab-stops>
      </style:paragraph-properties>
      <style:text-properties fo:font-variant="normal" fo:text-transform="none" style:use-window-font-color="true" loext:opacity="0%"/>
    </style:style>
    <style:style style:name="P40" style:family="paragraph" style:parent-style-name="Standard">
      <style:paragraph-properties fo:orphans="0" fo:widows="0" fo:break-before="page">
        <style:tab-stops>
          <style:tab-stop style:position="5.641cm"/>
        </style:tab-stops>
      </style:paragraph-properties>
      <style:text-properties fo:font-variant="normal" fo:text-transform="none" style:use-window-font-color="true" loext:opacity="0%"/>
    </style:style>
    <style:style style:name="P41" style:family="paragraph" style:parent-style-name="Standard">
      <style:paragraph-properties fo:orphans="0" fo:widows="0" fo:break-before="page">
        <style:tab-stops>
          <style:tab-stop style:position="8.276cm"/>
        </style:tab-stops>
      </style:paragraph-properties>
      <style:text-properties fo:font-variant="normal" fo:text-transform="none" style:use-window-font-color="true" loext:opacity="0%"/>
    </style:style>
    <style:style style:name="P42" style:family="paragraph" style:parent-style-name="Standard">
      <style:paragraph-properties fo:orphans="0" fo:widows="0" fo:break-before="page">
        <style:tab-stops>
          <style:tab-stop style:position="2.251cm"/>
        </style:tab-stops>
      </style:paragraph-properties>
      <style:text-properties fo:font-variant="normal" fo:text-transform="none" style:use-window-font-color="true" loext:opacity="0%"/>
    </style:style>
    <style:style style:name="P43" style:family="paragraph" style:parent-style-name="Standard">
      <style:paragraph-properties fo:orphans="0" fo:widows="0" fo:break-before="page">
        <style:tab-stops>
          <style:tab-stop style:position="5.325cm"/>
          <style:tab-stop style:position="8.049cm"/>
        </style:tab-stops>
      </style:paragraph-properties>
      <style:text-properties fo:font-variant="normal" fo:text-transform="none" style:use-window-font-color="true" loext:opacity="0%"/>
    </style:style>
    <style:style style:name="P44" style:family="paragraph" style:parent-style-name="Standard">
      <style:paragraph-properties fo:orphans="0" fo:widows="0" fo:break-before="page">
        <style:tab-stops>
          <style:tab-stop style:position="1.208cm"/>
          <style:tab-stop style:position="1.603cm"/>
          <style:tab-stop style:position="4.844cm"/>
          <style:tab-stop style:position="7.682cm"/>
        </style:tab-stops>
      </style:paragraph-properties>
      <style:text-properties fo:font-variant="normal" fo:text-transform="none" style:use-window-font-color="true" loext:opacity="0%"/>
    </style:style>
    <style:style style:name="P45" style:family="paragraph" style:parent-style-name="Standard">
      <style:paragraph-properties fo:orphans="0" fo:widows="0" fo:break-before="page">
        <style:tab-stops>
          <style:tab-stop style:position="3.933cm"/>
        </style:tab-stops>
      </style:paragraph-properties>
      <style:text-properties fo:font-variant="normal" fo:text-transform="none" style:use-window-font-color="true" loext:opacity="0%"/>
    </style:style>
    <style:style style:name="P46" style:family="paragraph" style:parent-style-name="Standard">
      <style:paragraph-properties fo:orphans="0" fo:widows="0" fo:break-before="page">
        <style:tab-stops>
          <style:tab-stop style:position="6.533cm"/>
        </style:tab-stops>
      </style:paragraph-properties>
      <style:text-properties fo:font-variant="normal" fo:text-transform="none" style:use-window-font-color="true" loext:opacity="0%"/>
    </style:style>
    <style:style style:name="P47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48" style:family="paragraph" style:parent-style-name="Standard">
      <style:paragraph-properties fo:orphans="0" fo:widows="0" fo:break-before="page">
        <style:tab-stops>
          <style:tab-stop style:position="5.754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49" style:family="paragraph" style:parent-style-name="Standard">
      <style:paragraph-properties fo:orphans="0" fo:widows="0" fo:break-before="page">
        <style:tab-stops>
          <style:tab-stop style:position="5.195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5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fo:language="el" fo:country="GR" style:language-asian="el" style:country-asian="GR" style:language-complex="el" style:country-complex="GR"/>
    </style:style>
    <style:style style:name="P51" style:family="paragraph" style:parent-style-name="Standard">
      <style:paragraph-properties fo:orphans="0" fo:widows="0" fo:break-before="page">
        <style:tab-stops>
          <style:tab-stop style:position="2.977cm"/>
          <style:tab-stop style:position="4.17cm"/>
        </style:tab-stops>
      </style:paragraph-properties>
      <style:text-properties fo:font-variant="normal" fo:text-transform="none" style:use-window-font-color="true" loext:opacity="0%" fo:language="el" fo:country="GR" style:language-asian="el" style:country-asian="GR" style:language-complex="el" style:country-complex="GR"/>
    </style:style>
    <style:style style:name="P52" style:family="paragraph" style:parent-style-name="Standard">
      <style:paragraph-properties fo:orphans="0" fo:widows="0"/>
      <style:text-properties fo:font-variant="normal" fo:text-transform="none" style:use-window-font-color="true" loext:opacity="0%"/>
    </style:style>
    <style:style style:name="P53" style:family="paragraph" style:parent-style-name="Standard">
      <style:paragraph-properties fo:orphans="0" fo:widows="0">
        <style:tab-stops>
          <style:tab-stop style:position="1.27cm"/>
        </style:tab-stops>
      </style:paragraph-properties>
      <style:text-properties fo:font-variant="normal" fo:text-transform="none" style:use-window-font-color="true" loext:opacity="0%"/>
    </style:style>
    <style:style style:name="P54" style:family="paragraph" style:parent-style-name="Standard">
      <style:paragraph-properties fo:orphans="0" fo:widows="0">
        <style:tab-stops>
          <style:tab-stop style:position="3.602cm" style:leader-style="solid" style:leader-text="-"/>
          <style:tab-stop style:position="4.099cm" style:leader-style="solid" style:leader-text="-"/>
        </style:tab-stops>
      </style:paragraph-properties>
      <style:text-properties fo:font-variant="normal" fo:text-transform="none" style:use-window-font-color="true" loext:opacity="0%"/>
    </style:style>
    <style:style style:name="P55" style:family="paragraph" style:parent-style-name="Standard">
      <style:paragraph-properties fo:orphans="0" fo:widows="0">
        <style:tab-stops>
          <style:tab-stop style:position="4.493cm"/>
        </style:tab-stops>
      </style:paragraph-properties>
      <style:text-properties fo:font-variant="normal" fo:text-transform="none" style:use-window-font-color="true" loext:opacity="0%"/>
    </style:style>
    <style:style style:name="P56" style:family="paragraph" style:parent-style-name="Standard">
      <style:paragraph-properties fo:orphans="0" fo:widows="0">
        <style:tab-stops>
          <style:tab-stop style:position="7.17cm"/>
          <style:tab-stop style:position="8.163cm"/>
        </style:tab-stops>
      </style:paragraph-properties>
      <style:text-properties fo:font-variant="normal" fo:text-transform="none" style:use-window-font-color="true" loext:opacity="0%"/>
    </style:style>
    <style:style style:name="P57" style:family="paragraph" style:parent-style-name="Standard">
      <style:paragraph-properties fo:orphans="0" fo:widows="0">
        <style:tab-stops>
          <style:tab-stop style:position="5.868cm"/>
        </style:tab-stops>
      </style:paragraph-properties>
      <style:text-properties fo:font-variant="normal" fo:text-transform="none" style:use-window-font-color="true" loext:opacity="0%"/>
    </style:style>
    <style:style style:name="P58" style:family="paragraph" style:parent-style-name="Standard">
      <style:paragraph-properties fo:orphans="0" fo:widows="0"/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59" style:family="paragraph" style:parent-style-name="Standard">
      <style:paragraph-properties fo:orphans="0" fo:widows="0">
        <style:tab-stops>
          <style:tab-stop style:position="4.143cm"/>
          <style:tab-stop style:position="6.447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60" style:family="paragraph" style:parent-style-name="Standard">
      <style:paragraph-properties fo:orphans="0" fo:widows="0">
        <style:tab-stops>
          <style:tab-stop style:position="2.295cm"/>
          <style:tab-stop style:position="4.336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61" style:family="paragraph" style:parent-style-name="Standard">
      <style:paragraph-properties fo:orphans="0" fo:widows="0">
        <style:tab-stops>
          <style:tab-stop style:position="4.424cm"/>
          <style:tab-stop style:position="6.175cm"/>
        </style:tab-stops>
      </style:paragraph-properties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P62" style:family="paragraph" style:parent-style-name="Standard" style:list-style-name="">
      <style:paragraph-properties fo:margin-left="0cm" fo:margin-right="0cm" fo:orphans="0" fo:widows="0" fo:text-indent="0cm" style:auto-text-indent="false" fo:break-before="page"/>
      <style:text-properties fo:font-variant="normal" fo:text-transform="none" style:use-window-font-color="true" loext:opacity="0%"/>
    </style:style>
    <style:style style:name="P63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/>
    </style:style>
    <style:style style:name="P64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/>
    </style:style>
    <style:style style:name="P65" style:family="paragraph" style:parent-style-name="Heading_20_1">
      <style:paragraph-properties fo:margin-top="0.42cm" fo:margin-bottom="0.499cm" style:contextual-spacing="false"/>
      <style:text-properties fo:font-variant="normal" fo:text-transform="none" style:use-window-font-color="true" loext:opacity="0%"/>
    </style:style>
    <style:style style:name="P66" style:family="paragraph" style:parent-style-name="Heading_20_1">
      <style:paragraph-properties fo:break-before="page"/>
      <style:text-properties fo:font-variant="normal" fo:text-transform="none" style:use-window-font-color="true" loext:opacity="0%"/>
    </style:style>
    <style:style style:name="P67" style:family="paragraph" style:parent-style-name="Heading_20_2">
      <style:text-properties fo:font-variant="normal" fo:text-transform="none" style:use-window-font-color="true" loext:opacity="0%"/>
    </style:style>
    <style:style style:name="P68" style:family="paragraph" style:parent-style-name="Heading_20_2">
      <style:paragraph-properties fo:break-before="page"/>
      <style:text-properties fo:font-variant="normal" fo:text-transform="none" style:use-window-font-color="true" loext:opacity="0%"/>
    </style:style>
    <style:style style:name="P69" style:family="paragraph" style:parent-style-name="Heading_20_2">
      <style:paragraph-properties fo:text-align="start" style:justify-single-word="false" fo:break-before="page"/>
      <style:text-properties fo:font-variant="normal" fo:text-transform="none" style:use-window-font-color="true" loext:opacity="0%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loext:opacity="100%" fo:font-size="18pt" fo:letter-spacing="normal" style:rfc-language-tag="la-001" fo:language="la" fo:font-weight="bold" fo:background-color="transparent" loext:char-shading-value="0" style:font-name-asian="Noto Sans CJK SC" style:font-size-asian="18pt" style:rfc-language-tag-asian="la-001" style:language-asian="la" style:font-weight-asian="bold" style:font-name-complex="Lohit Devanagari" style:font-size-complex="18pt" style:rfc-language-tag-complex="la-001" style:language-complex="la" style:font-weight-complex="bold" style:text-scale="100%"/>
    </style:style>
    <style:style style:name="T3" style:family="text">
      <style:text-properties fo:font-variant="normal" fo:text-transform="none" fo:color="#171717" loext:opacity="100%"/>
    </style:style>
    <style:style style:name="T4" style:family="text">
      <style:text-properties fo:font-variant="normal" fo:text-transform="none" fo:color="#171717" loext:opacity="100%" style:font-name="Microsoft Sans Serif" fo:font-size="12pt" fo:letter-spacing="normal" fo:language="el" fo:country="GR" fo:background-color="transparent" loext:char-shading-value="0" style:font-name-asian="Microsoft Sans Serif1" style:font-size-asian="12pt" style:language-asian="el" style:country-asian="GR" style:font-name-complex="Microsoft Sans Serif1" style:font-size-complex="12pt" style:language-complex="el" style:country-complex="GR" style:text-scale="100%"/>
    </style:style>
    <style:style style:name="T5" style:family="text">
      <style:text-properties fo:font-variant="normal" fo:text-transform="none" fo:color="#171717" loext:opacity="100%" style:font-name="Microsoft Sans Serif" fo:font-size="12pt" fo:letter-spacing="normal" style:rfc-language-tag="la-001" fo:language="la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6" style:family="text">
      <style:text-properties fo:font-variant="normal" fo:text-transform="none" fo:color="#171717" loext:opacity="100%"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7" style:family="text">
      <style:text-properties fo:font-variant="normal" fo:text-transform="none" fo:color="#171717" loext:opacity="100%" style:font-name="Microsoft Sans Serif" fo:font-size="16pt" fo:letter-spacing="normal" style:rfc-language-tag="la-001" fo:language="la" fo:font-weight="bold" fo:background-color="transparent" loext:char-shading-value="0" style:font-name-asian="Microsoft Sans Serif1" style:font-size-asian="16pt" style:rfc-language-tag-asian="la-001" style:language-asian="la" style:font-weight-asian="bold" style:font-name-complex="Microsoft Sans Serif1" style:font-size-complex="12pt" style:rfc-language-tag-complex="la-001" style:language-complex="la" style:font-weight-complex="bold" style:text-scale="100%"/>
    </style:style>
    <style:style style:name="T8" style:family="text">
      <style:text-properties fo:font-variant="normal" fo:text-transform="none" fo:color="#171717" loext:opacity="100%" style:font-name="Microsoft Sans Serif" fo:font-size="16pt" fo:letter-spacing="normal" fo:language="el" fo:country="GR" fo:background-color="transparent" loext:char-shading-value="0" style:font-name-asian="Microsoft Sans Serif1" style:font-size-asian="16pt" style:language-asian="el" style:country-asian="GR" style:font-name-complex="Microsoft Sans Serif1" style:font-size-complex="12pt" style:language-complex="el" style:country-complex="GR" style:text-scale="100%"/>
    </style:style>
    <style:style style:name="T9" style:family="text">
      <style:text-properties fo:font-variant="normal" fo:text-transform="none" fo:color="#171717" loext:opacity="100%" fo:language="el" fo:country="GR" style:language-asian="el" style:country-asian="GR" style:language-complex="el" style:country-complex="GR"/>
    </style:style>
    <style:style style:name="T10" style:family="text">
      <style:text-properties fo:font-variant="normal" fo:text-transform="none" fo:color="#171717" loext:opacity="100%" style:text-position="super 58%"/>
    </style:style>
    <style:style style:name="T11" style:family="text">
      <style:text-properties fo:font-variant="normal" fo:text-transform="none" fo:color="#171717" loext:opacity="100%" fo:language="en" fo:country="US" style:language-asian="en" style:country-asian="US" style:language-complex="en" style:country-complex="US"/>
    </style:style>
    <style:style style:name="T12" style:family="text">
      <style:text-properties fo:font-variant="normal" fo:text-transform="none" fo:color="#171717" loext:opacity="100%" style:text-position="sub 58%"/>
    </style:style>
    <style:style style:name="T13" style:family="text">
      <style:text-properties fo:font-variant="normal" fo:text-transform="none" fo:color="#171717" loext:opacity="100%" style:text-position="sub 58%" fo:language="el" fo:country="GR" style:language-asian="el" style:country-asian="GR" style:language-complex="el" style:country-complex="GR"/>
    </style:style>
    <style:style style:name="T14" style:family="text">
      <style:text-properties fo:font-variant="normal" fo:text-transform="none" fo:color="#171717" loext:opacity="100%" fo:font-size="16pt" fo:letter-spacing="normal" style:rfc-language-tag="la-001" fo:language="la" fo:font-weight="bold" fo:background-color="transparent" loext:char-shading-value="0" style:font-name-asian="Noto Sans CJK SC" style:font-size-asian="16pt" style:rfc-language-tag-asian="la-001" style:language-asian="la" style:font-weight-asian="bold" style:font-name-complex="Lohit Devanagari" style:font-size-complex="16pt" style:rfc-language-tag-complex="la-001" style:language-complex="la" style:font-weight-complex="bold" style:text-scale="100%"/>
    </style:style>
    <style:style style:name="T15" style:family="text">
      <style:text-properties fo:font-variant="normal" fo:text-transform="none" fo:color="#363636" loext:opacity="100%"/>
    </style:style>
    <style:style style:name="T16" style:family="text">
      <style:text-properties fo:font-variant="normal" fo:text-transform="none" fo:color="#363636" loext:opacity="100%" style:text-position="super 58%"/>
    </style:style>
    <style:style style:name="T17" style:family="text">
      <style:text-properties fo:font-variant="normal" fo:text-transform="none" fo:color="#363636" loext:opacity="100%" style:text-position="sub 58%"/>
    </style:style>
    <style:style style:name="T18" style:family="text">
      <style:text-properties fo:font-variant="normal" fo:text-transform="none" fo:color="#363636" loext:opacity="100%" fo:language="el" fo:country="GR" style:language-asian="el" style:country-asian="GR" style:language-complex="el" style:country-complex="GR"/>
    </style:style>
    <style:style style:name="T19" style:family="text">
      <style:text-properties fo:font-variant="normal" fo:text-transform="none" fo:color="#363636" loext:opacity="100%"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20" style:family="text">
      <style:text-properties fo:font-variant="normal" fo:text-transform="none" fo:color="#363636" loext:opacity="100%" fo:language="en" fo:country="US" style:language-asian="en" style:country-asian="US" style:language-complex="en" style:country-complex="US"/>
    </style:style>
    <style:style style:name="T21" style:family="text">
      <style:text-properties fo:font-variant="normal" fo:text-transform="none" fo:color="#535353" loext:opacity="100%"/>
    </style:style>
    <style:style style:name="T22" style:family="text">
      <style:text-properties fo:font-variant="normal" fo:text-transform="none" fo:color="#535353" loext:opacity="100%" style:text-position="sub 58%"/>
    </style:style>
    <style:style style:name="T23" style:family="text">
      <style:text-properties fo:font-variant="normal" fo:text-transform="none" fo:color="#535353" loext:opacity="100%" fo:language="el" fo:country="GR" style:language-asian="el" style:country-asian="GR" style:language-complex="el" style:country-complex="GR"/>
    </style:style>
    <style:style style:name="T24" style:family="text">
      <style:text-properties fo:font-variant="normal" fo:text-transform="none" fo:color="#535353" loext:opacity="100%" style:text-position="super 58%"/>
    </style:style>
    <style:style style:name="T25" style:family="text">
      <style:text-properties fo:font-variant="normal" fo:text-transform="none" fo:color="#707070" loext:opacity="100%"/>
    </style:style>
    <style:style style:name="T26" style:family="text">
      <style:text-properties fo:font-variant="normal" fo:text-transform="none" fo:color="#707070" loext:opacity="100%" fo:language="el" fo:country="GR" style:language-asian="el" style:country-asian="GR" style:language-complex="el" style:country-complex="GR"/>
    </style:style>
    <style:style style:name="T27" style:family="text">
      <style:text-properties fo:font-variant="normal" fo:text-transform="none" fo:color="#707070" loext:opacity="100%" style:text-position="super 58%"/>
    </style:style>
    <style:style style:name="T28" style:family="text">
      <style:text-properties fo:font-variant="normal" fo:text-transform="none" fo:color="#707070" loext:opacity="100%" style:text-position="sub 58%"/>
    </style:style>
    <style:style style:name="T29" style:family="text">
      <style:text-properties fo:font-variant="normal" fo:text-transform="none" fo:color="#848484" loext:opacity="100%"/>
    </style:style>
    <style:style style:name="T30" style:family="text">
      <style:text-properties fo:font-variant="normal" fo:text-transform="none" style:text-position="sub 58%"/>
    </style:style>
    <style:style style:name="T31" style:family="text">
      <style:text-properties fo:font-variant="normal" fo:text-transform="none" fo:language="el" fo:country="GR" style:language-asian="el" style:country-asian="GR" style:language-complex="el" style:country-complex="GR"/>
    </style:style>
    <style:style style:name="T32" style:family="text">
      <style:text-properties fo:font-variant="normal" fo:text-transform="none" style:text-position="super 58%"/>
    </style:style>
    <style:style style:name="T33" style:family="text">
      <style:text-properties fo:font-variant="normal" fo:text-transform="none" style:use-window-font-color="true" loext:opacity="0%"/>
    </style:style>
    <style:style style:name="T34" style:family="text">
      <style:text-properties fo:font-variant="normal" fo:text-transform="none" style:use-window-font-color="true" loext:opacity="0%" fo:font-size="18pt" fo:letter-spacing="normal" style:rfc-language-tag="la-001" fo:language="la" fo:font-weight="bold" fo:background-color="transparent" loext:char-shading-value="0" style:font-name-asian="Noto Sans CJK SC" style:font-size-asian="18pt" style:rfc-language-tag-asian="la-001" style:language-asian="la" style:font-weight-asian="bold" style:font-name-complex="Lohit Devanagari" style:font-size-complex="18pt" style:rfc-language-tag-complex="la-001" style:language-complex="la" style:font-weight-complex="bold" style:text-scale="100%"/>
    </style:style>
    <style:style style:name="T35" style:family="text">
      <style:text-properties fo:font-variant="normal" fo:text-transform="none" style:use-window-font-color="true" loext:opacity="0%" style:text-position="sub 58%"/>
    </style:style>
    <style:style style:name="T36" style:family="text">
      <style:text-properties fo:font-variant="normal" fo:text-transform="none" style:use-window-font-color="true" loext:opacity="0%" fo:language="el" fo:country="GR" style:language-asian="el" style:country-asian="GR" style:language-complex="el" style:country-complex="GR"/>
    </style:style>
    <style:style style:name="T37" style:family="text">
      <style:text-properties fo:font-variant="normal" fo:text-transform="none" style:use-window-font-color="true" loext:opacity="0%" style:text-position="super 58%"/>
    </style:style>
    <style:style style:name="T38" style:family="text">
      <style:text-properties fo:font-variant="normal" fo:text-transform="none" style:use-window-font-color="true" loext:opacity="0%"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39" style:family="text">
      <style:text-properties fo:font-variant="normal" fo:text-transform="none" style:use-window-font-color="true" loext:opacity="0%" fo:language="en" fo:country="US" style:language-asian="en" style:country-asian="US" style:language-complex="en" style:country-complex="US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text-underline-style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fo:font-size="18pt" fo:letter-spacing="normal" style:rfc-language-tag="la-001" fo:language="la" style:text-underline-style="none" fo:font-weight="bold" fo:background-color="transparent" loext:char-shading-value="0" style:font-name-asian="Noto Sans CJK SC" style:font-size-asian="18pt" style:rfc-language-tag-asian="la-001" style:language-asian="la" style:font-weight-asian="bold" style:font-name-complex="Lohit Devanagari" style:font-size-complex="18pt" style:rfc-language-tag-complex="la-001" style:language-complex="la" style:font-weight-complex="bold" style:text-scale="100%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text-position="sub 58%" style:text-underline-style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fo:language="el" fo:country="GR" style:text-underline-style="none" style:language-asian="el" style:country-asian="GR" style:language-complex="el" style:country-complex="GR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text-position="super 58%" style:text-underline-style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Microsoft Sans Serif" fo:font-size="16pt" fo:letter-spacing="normal" style:rfc-language-tag="la-001" fo:language="la" style:text-underline-style="none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line-through-style="none" style:text-line-through-type="none" fo:language="en" fo:country="US" style:text-underline-style="none" style:language-asian="en" style:country-asian="US" style:language-complex="en" style:country-complex="US" style:text-overline-style="none" style:text-overline-color="font-color"/>
    </style:style>
    <style:style style:name="T47" style:family="text">
      <style:text-properties fo:font-variant="small-caps" fo:color="#171717" loext:opacity="100%"/>
    </style:style>
    <style:style style:name="T48" style:family="text">
      <style:text-properties fo:font-variant="small-caps" fo:color="#363636" loext:opacity="100%"/>
    </style:style>
    <style:style style:name="T49" style:family="text">
      <style:text-properties fo:language="el" fo:country="GR" style:language-asian="el" style:country-asian="GR" style:language-complex="el" style:country-complex="GR"/>
    </style:style>
    <style:style style:name="T50" style:family="text">
      <style:text-properties style:text-line-through-style="none" style:text-line-through-type="none" style:text-underline-style="none" style:text-overline-style="none" style:text-overline-color="font-color"/>
    </style:style>
    <style:style style:name="T51" style:family="text">
      <style:text-properties style:text-line-through-style="none" style:text-line-through-type="none" fo:font-size="18pt" fo:letter-spacing="normal" style:rfc-language-tag="la-001" fo:language="la" style:text-underline-style="none" fo:font-weight="bold" fo:background-color="transparent" loext:char-shading-value="0" style:font-name-asian="Noto Sans CJK SC" style:font-size-asian="18pt" style:rfc-language-tag-asian="la-001" style:language-asian="la" style:font-weight-asian="bold" style:font-name-complex="Lohit Devanagari" style:font-size-complex="18pt" style:rfc-language-tag-complex="la-001" style:language-complex="la" style:font-weight-complex="bold" style:text-scale="100%" style:text-overline-style="none" style:text-overline-color="font-color"/>
    </style:style>
    <style:style style:name="T52" style:family="text">
      <style:text-properties style:text-line-through-style="none" style:text-line-through-type="none" style:text-position="sub 58%" style:text-underline-style="none" style:text-overline-style="none" style:text-overline-color="font-color"/>
    </style:style>
    <style:style style:name="T53" style:family="text">
      <style:text-properties style:text-line-through-style="none" style:text-line-through-type="none" fo:language="el" fo:country="GR" style:text-underline-style="none" style:language-asian="el" style:country-asian="GR" style:language-complex="el" style:country-complex="GR" style:text-overline-style="none" style:text-overline-color="font-color"/>
    </style:style>
    <style:style style:name="T54" style:family="text">
      <style:text-properties style:text-line-through-style="none" style:text-line-through-type="none" style:text-position="super 58%" style:text-underline-style="none" style:text-overline-style="none" style:text-overline-color="font-color"/>
    </style:style>
    <style:style style:name="T55" style:family="text">
      <style:text-properties style:text-line-through-style="none" style:text-line-through-type="none" style:font-name="Microsoft Sans Serif" fo:font-size="16pt" fo:letter-spacing="normal" style:rfc-language-tag="la-001" fo:language="la" style:text-underline-style="none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 style:text-overline-style="none" style:text-overline-color="font-color"/>
    </style:style>
    <style:style style:name="T56" style:family="text">
      <style:text-properties style:text-line-through-style="none" style:text-line-through-type="none" fo:language="en" fo:country="US" style:text-underline-style="none" style:language-asian="en" style:country-asian="US" style:language-complex="en" style:country-complex="US" style:text-overline-style="none" style:text-overline-color="font-color"/>
    </style:style>
    <style:style style:name="T57" style:family="text">
      <style:text-properties style:font-name="Microsoft Sans Serif" fo:font-size="12pt" fo:letter-spacing="normal" fo:language="el" fo:country="GR" fo:background-color="transparent" loext:char-shading-value="0" style:font-name-asian="Microsoft Sans Serif1" style:font-size-asian="12pt" style:language-asian="el" style:country-asian="GR" style:font-name-complex="Microsoft Sans Serif1" style:font-size-complex="12pt" style:language-complex="el" style:country-complex="GR" style:text-scale="100%"/>
    </style:style>
    <style:style style:name="T58" style:family="text">
      <style:text-properties style:font-name="Microsoft Sans Serif" fo:font-size="12pt" fo:letter-spacing="normal" style:rfc-language-tag="la-001" fo:language="la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59" style:family="text">
      <style:text-properties style:font-name="Microsoft Sans Serif" fo:font-size="16pt" fo:letter-spacing="normal" style:rfc-language-tag="la-001" fo:language="la" fo:background-color="transparent" loext:char-shading-value="0" style:font-name-asian="Microsoft Sans Serif1" style:font-size-asian="16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60" style:family="text">
      <style:text-properties style:font-name="Microsoft Sans Serif" fo:font-size="16pt" fo:letter-spacing="normal" style:rfc-language-tag="la-001" fo:language="la" fo:font-weight="bold" fo:background-color="transparent" loext:char-shading-value="0" style:font-name-asian="Microsoft Sans Serif1" style:font-size-asian="16pt" style:rfc-language-tag-asian="la-001" style:language-asian="la" style:font-weight-asian="bold" style:font-name-complex="Microsoft Sans Serif1" style:font-size-complex="12pt" style:rfc-language-tag-complex="la-001" style:language-complex="la" style:font-weight-complex="bold" style:text-scale="100%"/>
    </style:style>
    <style:style style:name="T61" style:family="text">
      <style:text-properties style:font-name="Microsoft Sans Serif" fo:font-size="16pt" fo:letter-spacing="normal" fo:language="el" fo:country="GR" fo:background-color="transparent" loext:char-shading-value="0" style:font-name-asian="Microsoft Sans Serif1" style:font-size-asian="16pt" style:language-asian="el" style:country-asian="GR" style:font-name-complex="Microsoft Sans Serif1" style:font-size-complex="12pt" style:language-complex="el" style:country-complex="GR" style:text-scale="100%"/>
    </style:style>
    <style:style style:name="T62" style:family="text">
      <style:text-properties style:text-position="super 58%"/>
    </style:style>
    <style:style style:name="T63" style:family="text">
      <style:text-properties fo:language="en" fo:country="US" style:language-asian="en" style:country-asian="US" style:language-complex="en" style:country-complex="US"/>
    </style:style>
    <style:style style:name="T64" style:family="text">
      <style:text-properties style:text-position="sub 58%"/>
    </style:style>
    <style:style style:name="T65" style:family="text">
      <style:text-properties style:text-position="sub 58%" fo:language="el" fo:country="GR" style:language-asian="el" style:country-asian="GR" style:language-complex="el" style:country-complex="GR"/>
    </style:style>
    <style:style style:name="T66" style:family="text">
      <style:text-properties fo:font-size="16pt" fo:letter-spacing="normal" style:rfc-language-tag="la-001" fo:language="la" fo:font-weight="bold" fo:background-color="transparent" loext:char-shading-value="0" style:font-name-asian="Noto Sans CJK SC" style:font-size-asian="16pt" style:rfc-language-tag-asian="la-001" style:language-asian="la" style:font-weight-asian="bold" style:font-name-complex="Lohit Devanagari" style:font-size-complex="16pt" style:rfc-language-tag-complex="la-001" style:language-complex="la" style:font-weight-complex="bold" style:text-scale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<text:span text:style-name="T50">GALENI DE USU PARTIUM CORPO-<text:line-break/>RIS HUMANI<text:line-break/>LIBER X</text:span><text:span text:style-name="T51">II</text:span><text:span text:style-name="T50">.</text:span></text:h>
      <text:h text:style-name="P67" text:outline-level="2">Cap. I.</text:h>
      <text:p text:style-name="P1">Absolutis jam. omnibus capitis propriis<text:line-break/>partibus, non. alienum fuerit de cpmmunibus etiam ei<text:line-break/>cum colio partibus deinceps pertractare. Sunt autem<text:line-break/>partes colli et capitis communes eae, per quas caput<text:line-break/>ipfum deprimimus atque attollimus, ad latera que cir-<text:line-break/>cumagimus;. quorum nihil sine dearticulatione, ligamen»-<text:line-break/>tis ac musculis agere postumus. Porro dearticulalio<text:line-break/>ossium est compositio propter motum voluntarium com-</text:p>
      <text:p text:style-name="P13">parata. Perspicuumqne est, ea, quae componuntur, pauci-<text:line-break/>ora duobus omnino este non posse; nec minus, quod et<text:line-break/>ligamenta omnia itidem et mufculi ab oste altero pro-<text:line-break/>ducti in alterum inferuntur. Qua ex re inteliigi potest,<text:line-break/>dearticulationem omnem, ligamentum ac musculum ad<text:line-break/>componendos inter fefe articulos esse aflumpta, eaque<text:line-break/>communibus partibus rite esse annumerata.</text:p>
      <text:h text:style-name="P67" text:outline-level="2">Cap. <text:span text:style-name="T57">II</text:span><text:span text:style-name="T49">.</text:span></text:h>
      <text:p text:style-name="P1">Enimvero, motum ullum ossium fieri non<text:line-break/>posse, nisi ipfa dearticulentur simul ac per musculos con-<text:line-break/>nectantur, multoties demonstratum est, si modo? aliquid<text:line-break/>esse, non solum quod moveat, verum etiam quod mo-<text:line-break/>veatur, est necesse, quorum illud quidem est musculus,<text:line-break/>hoc autem ossium est compositio. Quod autem ne liga-<text:line-break/>mentum quidem usti careat, sed, etiamsi ad motus ge-<text:line-break/>neralionem non sit neceflarium, conferat tamen ad recte<text:line-break/>movendum, de eo prius quoque docuimus; fammam ta-<text:span text:style-name="T62">1<text:line-break/></text:span>men disputationis totius nunc repetemus, quod, nisi ossa,<text:line-break/>quae deaxticulantur, a ligamentis continerentur, nihil</text:p>
      <text:p text:style-name="P13">vetaret, quo minus ea in singulis motibus flaxarentur,<text:line-break/>fuaque fiede dimoverentur, modo huc, modo illuc a fixo<text:line-break/>situ deflectentia; quod ne accideret, natura omnem b£-<text:line-break/>sium dearticulationem in orbem complectitur vinculis<text:line-break/>fortibus quidem, fed quae laxari possent non minimum<text:line-break/>atque extendi. Admirarique aliquis forte in primis queat<text:line-break/>hoc ipfum ejus opus, quod corporis fubstantias ad ufus<text:line-break/>multum discrepantes invenerit idoneas. Etenim ut ossa,<text:line-break/>quae dearticulantur, exacte simul ligarentur ac conti-<text:line-break/>nerentur, nec facile in motibus vehem eidioribus a fefe<text:line-break/>abrumperentur, ligamentum, quoad maxime potuit, du-<text:line-break/>rum atque ab injuriis remotissimum efficere oportuit; ut<text:line-break/>autem ossibus a mufculis tractis prompte obsequerentur,<text:line-break/>molle rurfus esse oportuit atque ob id ipsum imbecillum.<text:line-break/>Atqui robustum quidem imbecillo ac durum molli est<text:line-break/>contrarium. Quaenam igitur fuerit in his naturae S0-<text:line-break/>lertia, quae corpus invenit, quod commoditatem utram-<text:line-break/>que, quod salis esset, haberet, idemque ab injuriis tutum<text:line-break/>esset, ex ipsa anatome difcas licet; intueberis enim liga-»</text:p>
      <text:p text:style-name="P13">mentum omne durum adeo, ut valide simul colliget,<text:line-break/>neque motum impediat, molle vero eousque, quoad non<text:line-break/>fuangantur, neque facile abrumpantur. Quod etiam ex<text:line-break/>Hippocrate difcas, qui ait: Quibus humidifaft copioflor<text:line-break/>intus enutrita corpora, quae circa articulos Junt &gt; hurrte-<text:line-break/>ctarit, his artuum capita facile exiliunt. Eos vero, qui<text:line-break/>prae horum corporum duritie curvi jam sunt, existimo<text:line-break/>te USU quotidiano edoctum non ignorare, quantum ad<text:line-break/>motum impediantur. Illis autem, qui secundum naturam<text:line-break/>exacte fle habent, quum alia corpora, quae circa articu-<text:line-break/><text:span text:style-name="T50">Iqs</text:span> sunt, tum maxime tendones et ligamenta commo-<text:line-break/>derata sunt, ut et moveantur facilius, et adverfus in-<text:line-break/>jurias. sint tuli. Porro quod in illis omnibus industriam<text:line-break/>admirari oporteat, in quibus symmetria ipfa adeo est<text:line-break/>certa, ut, si vel tantillum addideris aut abstuleris, to-<text:line-break/>tum ppus evertas, nemo est qui'ignoret Quae ergo la-<text:line-break/>titudluem habent magnam, ea vel idiotae possent effice-,<text:line-break/>re; quod si quid, angustum prorsius ..fuerit ac sine ulla.</text:p>
      <text:p text:style-name="P13">latitudine, id non cujusvis fapientiae atque experientiae<text:line-break/>est putandum. Ob eam sane caufam quum Hippocrates<text:line-break/>ipsam artem medicam longam ejje dixiflet,. fubdidit: oc-<text:line-break/>cdfiQ autem praeceps. Quod nisi occasio praeceps esset,<text:line-break/>fed latitudinem haberet magnam, haudquaquam longa<text:line-break/>esset. Sic enim et in omni artificio ipsius symmetriae<text:line-break/>angustia solertiam ac perfectionem indicat; quam licet<text:line-break/>in animalium corporibus invenire non modo in. liga-<text:line-break/>mentis, fed in aliis etiam omnibus partibus. Nain quum<text:line-break/>tria haec sint corpora simplicia, quibus in praefenti pro-<text:line-break/>posito indigemus, cartilago, ligamentum ac nervus;<text:line-break/>quum que cartilago sit durior, nervus autem mollior, <text:span text:style-name="T50">me-<text:line-break/></text:span>dlum autem inter utrumque <text:span text:style-name="T50">ligamentum; mirabiliter<text:line-break/></text:span>natura .singulis utitur in omnibus animalis <text:span text:style-name="T50">partibus,<text:line-break/></text:span>‘nunquam in cartilaginis locum nervum aut <text:span text:style-name="T50">ligamentum,<text:line-break/></text:span>‘neque - hi ligamenti locum cartilaginem <text:span text:style-name="T50">aut enervum,<text:line-break/></text:span>• neque C fu... nervi- locum . ligamentum . aut cartilagineus<text:line-break/>transponens; ante enim monstratum nobis fuit, <text:span text:style-name="T50">durum</text:span></text:p>
      <text:p text:style-name="P19">non esse ad fensum appositum, neque molle ad mo-<text:line-break/>vendum.<text:tab/><text:span text:style-name="T50">. &gt;</text:span></text:p>
      <text:h text:style-name="P67" text:outline-level="2">Cap. III.</text:h>
      <text:p text:style-name="P1">Ergo neque per nervum siclum pars<text:line-break/>quaevis movetur, neque per cartilaginem vel ligamen-<text:line-break/>tum. Cartilago enim unctionis quidem cujusdam ufum<text:line-break/>articulis praest:at; motoriis vero instrumentis connexa<text:line-break/>fuperfluum eis pondus praebuerit, instar lapidis eis ap-<text:line-break/>penfa. Quod autem ad nervum attinet, quantum habet<text:line-break/>mollitiei, tantundein et senfus habet; verum imbecillior<text:line-break/>est, quam ut totos artus movere ac transferre queat.<text:line-break/>Ligamentum vero, quum in medio horum sit, tuto qui-<text:line-break/>dem colligare potest* neque impedit, quo minus membra<text:line-break/>moveantur; motorium tamen instrumentum esse ipsum<text:line-break/>non poterat, quum non ex principio animal movente,<text:line-break/>quomodo nervi, fed ex osse originem ducat; probavimus<text:line-break/>enim, molle esse oportere hujus principii corpus; porro<text:line-break/>neque ex molli durum plane, neque ex duro molle<text:line-break/>quicquam potest nasici. Ob stas igitur causas natura non</text:p>
      <text:p text:style-name="P20">r<text:tab/>-</text:p>
      <text:p text:style-name="P52">potuit folis ad motus voluntarios uti ligamentis, quod<text:line-break/>fenfum.non habebant neque motum, ut quae ei loco,<text:line-break/>qui principem animae facultatem continet , non sint de-<text:line-break/>yincta; nervis autem folis uti pon poterat, ut qui pro^<text:line-break/>pter mollitiem tanta onera transferre nequeant. Con-<text:line-break/>venienter igitur, ubi membrum fola ligatione indiget, ibi<text:line-break/>folum est ligamentum; ubi vero senfu folo/, nerviis; ubi<text:line-break/>motu voluntario est. opus, utrumque ibi reperias, nervum<text:line-break/>quidem, qui mistum a ratione imperium perferat, mo-<text:line-break/>tusque principium praebeat, ligamentum vero, quod ro*<text:line-break/>bur ad ea, quae a nervis rno.ventur, gestanda fuppeditet<text:line-break/>Mixtum ergo ex ambobus motus instrumentum quoddam<text:line-break/>efficere oportebat, quod omnino nervo quidem durius,<text:line-break/>ligamento autem mollius erat futurum; proinde et fenfu*<text:line-break/>minus quidem quam nervus, fed magis quam ligamen-<text:line-break/>tum particeps erat futurum; atque etiam roboris ac im-<text:line-break/>hecillitatis aliorumque contrariorum, quae nervis insunt</text:p>
      <text:p text:style-name="P13">ac ligamentis, medium locum erat habiturum, propterea<text:line-break/>quod substantiae utriusque fefe constituentis eft particeps,<text:line-break/>neutrdm tamen sinceram, neque sistam, -neque fecretani<text:line-break/>habet, sed ex ambabus est conflatum. Atqui nihil per<text:line-break/>totum cum alio potest commifceri, nisi prius in ’ partes<text:line-break/>exiguas fuerit comminutum; utrumque igitur in fibras<text:line-break/>tenues dividere fuit necesse, tum autem eas inter fefe<text:line-break/>ad motorii instrumenti constitutionem connectere, quod<text:line-break/>fubftantia inter utrum que est medium. Verum si id fe*<text:line-break/>cisset folum, neque fpatia inter ipsas media fubstan-<text:line-break/>tia molli, quae instar tomenti (Jlossiss) cujusdam ac fedis<text:line-break/>firma ac tuta esset futura, opplevisset, ne temporis qui-<text:line-break/>dem momentum fervari potuissent, quin contunderentur<text:line-break/>ac rumperentur. Stoeben igitur hanc natura (quae ejus<text:line-break/>in omnibus est fapientla) haud quaquam reliquit inutilem,<text:line-break/>fed quo aestus ’ ac frigora propulsaret, atque operimen-<text:line-break/>tum rebus pilo lanave coagmentatis effet simillimum,<text:line-break/>tum fibris ipsis in orbem circumjecit, tum autem venis<text:line-break/>atque arteriis fubsterniculum quoddam atque amiculum</text:p>
      <text:p text:style-name="P13">admirabile comparavit De quo primo omnium libro<text:line-break/>admonuimus, carnem id nominari dicentes, quod ufus<text:line-break/>ejhsmodi animalibus praebeat; tum autem quod ipsa ad-<text:line-break/>versus caloris ac frigoris vim est remedium, <text:span text:style-name="T50">• </text:span>quanquaih<text:line-break/>haec quidem inter fe pugnent.<text:span text:style-name="T50">.. </text:span>In commentariis vero<text:line-break/>de motu musculorum praediximus, nervos ac ligamenta<text:line-break/>in fibras disselvi, ipfisque carnem simplicem esse per-<text:line-break/>mixtam ; diximus praeterea, ex iisdem fibris coeuntibus<text:line-break/>inter fe, a commixtis tendonem quidem conflari, ex om-<text:line-break/>nibus autem musculum. Nunc vero usum, quem ex<text:line-break/>tendonis ac musculi orta percipimus, fumus execnti.<text:line-break/>Nam tendo primum est ipsum motus instrumentum; mu-<text:line-break/>fculus vero ad constituendum ipsum fuit comparatus,<text:line-break/>carnisque compositae animali praebet uius. Cadenti<text:line-break/>enim ipsi aut alioqui procubanti fubsterniculum sit molle;<text:line-break/>quum autem caeditur, operimentum rebus lana.pilo\<text:span text:style-name="T62">:</text:span>©<text:line-break/>coagmentatis simillimum; quum vero. Vulneratur, -propu-<text:line-break/>gnaculum; praeterea, dum frigus urget, calfacit, dum</text:p>
      <text:p text:style-name="P13">aestus, praebet umbraculum; postremo autem ante partes<text:line-break/>pmnes principes genus carnosum injuriis omnibus est<text:line-break/>oppositum. Ad eum modum natura ex omnibus fructum<text:line-break/>percipit, omatque animal ac munit Hae quidem ra-<text:line-break/>liones de ligamentorum ufu, tendonum ac mufculorum<text:line-break/>fuut communes, de quibus hac potissimum totius enarra-<text:line-break/>tionis parte fcribere anticipavimus, quum de nervorum<text:line-break/>natura simul et ufu ac principio abunde supra disseru-<text:line-break/>erimus, atque etiam nunc de articulorum omnium prin-<text:line-break/>cipalissimis sermo nobis est institutus. Proinde ne in eo<text:line-break/>quidem habere quis potest, quod in hoc communem ra-<text:line-break/>tionem tractantibus nobis objiciat. Admonuimus autem<text:line-break/>jam saepenumero, nos communia omnia . semel quidem<text:line-break/>quodam loco perfecte explicare, fed ea tamen in par-<text:line-break/>ticularibus repetere, quo opus totum quam paucissimis<text:line-break/>finiamus. Superiori enim sermone docuimus, musculos<text:line-break/>quosdam in unum magnum tendonem. desinere, alios<text:line-break/>autem partibus carnosis ad membra pervenire, tendonibus</text:p>
      <text:p text:style-name="P13">mullis ac minimis ea moventes, quod commune est ac<text:line-break/>universale, docentes; quin et particularia quaedam adje-<text:line-break/>cimus.</text:p>
      <text:h text:style-name="P67" text:outline-level="2">Cap. IV.</text:h>
      <text:p text:style-name="P1">Rursus igitur ad capitis articulum ,*quem<text:line-break/>a principio sufcepimus explicandum<text:span text:style-name="T50">, </text:span>reversi naturae<text:line-break/>•in eo fabricam expendamus. Convenit enim ipfum (ut<text:line-break/>arbitror), quomodo et alios omnes, pro dignitate fuifle<text:line-break/>exornatum, quandoquidem articulus iste animalibus ma-<text:line-break/>gni adeo est momenti, ut omnium folus non dico luxa-<text:line-break/>tionem magnam, fed ne deflexionem quidem vel tem-<text:line-break/>poris momento ferre queat; repente enim refpiratione<text:line-break/>ac voce motuque omni ac fenfu totum animal priva-<text:line-break/>lur, ipfa nimirum nervorum radice affecta. Principium<text:line-break/>enim horum omnium est cerebrum, in ipfumque furt<text:line-break/>'velut in arvum quoddam animae ratiocinati i cis affectus;<text:line-break/>propago vero inde velut trunci cujusdam, in arborem<text:line-break/>magnam exurgentis, spinalis est medulla; a quo trunco<text:line-break/>per totam fpinam extenfo nervi quamplurimi deducti</text:p>
      <text:p text:style-name="P5">instar ramorum quorundam in sexcentas propagines dis-<text:line-break/>tribuuntur. Corpus autem universiim per eos sumit pri-<text:line-break/>mum quidem et maxime motum, post eum autem fen-<text:line-break/>sum. Verum quae horum sit distributio, procedenti fer-<text:line-break/>* mone explicabimus. Capitis porro articulus tutissimam<text:line-break/>-omnium merito habet constructipnem, ut quod in fe ipfo<text:line-break/>nervorum omnium partes inferiores moventium radicem<text:line-break/>contineat; accedit autem ei haec fecuritas a ligamento-<text:line-break/>rum crassitie, mufculorum .multitudine et ossium exacta<text:line-break/>compositione. Robustissima enim tria ligamenta ossa in-<text:line-break/><text:span text:style-name="T50">* </text:span>ter fe connectunt, quorum unum maximum ac latum<text:line-break/>totam dearticulationem in orbem complectitur, alia au-<text:line-break/><text:span text:style-name="T50">, </text:span>tem sunt duo instar nervorum mediocriter teretia; quo-<text:line-break/>rum alterum quidem finem productionis praelongae ver-<text:line-break/><text:span text:style-name="T50">, </text:span>tebrae secundae cum capitis osse connectit, alterum<text:line-break/>vero transversum, velut angulum rectum efficiens, a<text:line-break/>partibus primi spondyli dextris ad laevam pertingit. Octo<text:line-break/>,/autem musculi ex ipsis duntaxat partibus posterioribus</text:p>
      <text:p text:style-name="P13">dearticulationi incumbunt, ipfam tegentes simul ac mo-<text:line-break/>ventes. Ossium vero ipsorum figura ac compositio exa-<text:line-break/>cta, etiamfi quis eam folum intueatur, admirabilis vide-,<text:line-break/>tur; sin vero non modo intuearis, fed etiam partium,<text:line-break/>quae ipsis infunt, omnium ufum animo reputaris, non<text:line-break/>artem solum miraberis, verum etiam opificis nostri pro-<text:line-break/>vi dentiam hymnis celebrabis. Quum enim capitis totius<text:line-break/>motus duos genere esse oporteret, unum quidem, dum<text:line-break/>deorsum inclinamus ac sursum attoliimus ipsum, alterum<text:line-break/>vero, dum ad latera circumagimus; necesse fuit, aut<text:line-break/>duplicem facere dearticulationem, aut ex duobus obliquis<text:line-break/>motibus simplicibus rectum unum compositum efficere,<text:line-break/>quemadmodum in manibus, carpis ac plerisque aliis par-<text:line-break/>tibus comprobavimus; in iliis enim quod motum rectum<text:line-break/>ita fieri praestiterat, demonstratum ante nobis est; in<text:line-break/>capite vero quod minime praestiterat, hoc libro difpu-<text:line-break/>tabimus. Caeterum rurfus hic quoque motus partium<text:line-break/>qnarundam in memoriam revocare oportet, in quibus<text:line-break/>non erat melius ex motibus obliquis rectam efficere. Ea.</text:p>
      <text:p text:style-name="P13">enim naturae opera potissimum sunt exponenda, in qui-<text:line-break/>bus ipsia videtur similitudinis ufuum meminisse. Nam<text:line-break/>quando <text:span text:style-name="T50">in </text:span>eis, quae motum similem postulant, cdnstru-<text:line-break/>ctionem nusquam immutat, fed eandem siemper retinet,<text:line-break/>iutelligi tum potest, ipsam proportioni atque aequitati<text:line-break/>accuratissime prospexisse. Quando igitur praestat ex duo-<text:line-break/>bus obliquis motibus rectum unum compositum efficere?<text:line-break/>quando obliqui <text:span text:style-name="T50">a </text:span>rectis parum differunt. Quando vero<text:line-break/>non est melius? quum partem longius oportet in utram-<text:line-break/>que partem abducere; tunc enim motum rectum validum<text:line-break/>efle ac sortem est melius; nam si id fieri ubique posset,<text:line-break/>natura ex obliquis rectos semper efficeret, ut quae certe<text:line-break/>studeat pei' paucissima instrumenta actiones plurimas ani-<text:line-break/>niali comparare; verum fieri non potest, ut motus duo<text:line-break/>obliqui a recto deflectentes fortem illum efficiant Ob<text:line-break/>haec igitur ne in capite quidem satius fuit ex motibus.<text:line-break/>obliquis rectos comparare, sed utrisque privatim praestitit<text:line-break/>musculos atque dearticulationes efficere; atque adeo</text:p>
      <text:p text:style-name="P13">dearticulationes ipsae duplices, mufculorumque eas mo-<text:line-break/>ventium genera duplicia extiterunt, ac generis utriusque<text:line-break/>differentiae duae. Dico autem genera quidem duplicia^<text:line-break/>motuum rectorum scilicet et obliquorum; differentias<text:line-break/>autem utriusque generis, extensionem quidem ac flexio-,<text:line-break/>nem rectorum, ad laevam vero ac dextram circumactio-<text:line-break/>nem obliquorum. Quocirca et musculorum caput motu-<text:line-break/>rorum quatuor esse differentias oportuit; alii enim ipfum<text:line-break/>attollunt, alii autem deprimunt, alii ad dextram, alii<text:line-break/>ad laevam circumagunt.</text:p>
      <text:h text:style-name="P67" text:outline-level="2">Cap. V.</text:h>
      <text:p text:style-name="P1">Quo igitur modo omnia haec mirabiliter<text:line-break/>natura construxerit, jam exponamus, a dearticulationi-<text:line-break/>bus exorsu Primo quidem spondylo duas indidit cavi-<text:line-break/>tates, capitis quae ibi sunt gibbis (jprocejjibus} prorsus<text:line-break/>aequales; quarum altera quidem est in dextris, altera<text:line-break/>autem in sinistris, quomodo et capitis ipsius apophysisni<text:line-break/>Proinde perfpicuum plane est, quod natura cavitates has<text:line-break/>atque eminentias motuum in utramque partem gratia.</text:p>
      <text:p text:style-name="P13">comparavit; quandoquidem, <text:span text:style-name="T50">si </text:span>rectorum gratia natura ipfas <text:span text:style-name="T50">g<text:line-break/></text:span>fecisset, omnino aliam quidem partibus anterioribus,<text:line-break/>aliam autem posterioribus pofuisset Quum autem unam<text:line-break/>genus dearticulalionis ac motus adhuc fupereflet,<text:span text:style-name="T50">; </text:span>.ad.<text:line-break/>eundem spondylum fieri ipfum non poterat, ut qui jam.<text:line-break/>motus obliquos haberet sibi concreditos; quemadinodum<text:line-break/>enim in cubito ac radio duplicem in gibbo cubiti de-<text:line-break/>articulationem propter motum genere duplicem fuisse<text:line-break/>demonstravimus, quod ibi etiam melius esset motum<text:line-break/>obliquum a recto distare plurimum, ita etiam hic accidit.<text:line-break/>Rem autem omnem inteliiges, si diligentius fermoni at-<text:line-break/>tenderis. Quum motus obliquos a rectis distare pluri-<text:line-break/>mum praestaret, duorum alterum accidat eft necesse, aut<text:line-break/>duplices este dearticulationes, aut unam abunde laxam,,<text:line-break/>ex omni parte rotundam; ut enim quoquoverfum arti-,<text:line-break/>culus facile circumferatur,, similem undique esse oportet<text:line-break/>ipsius formam, quandoquidem, si pars ejus aliqua, emi-<text:span text:style-name="T52">w<text:line-break/></text:span>nentiis aut cayitalibns iniquis cxuperarit, inhibebit ali-<text:span text:style-name="T50">,</text:span></text:p>
      <text:p text:style-name="P13">quando, ac propemodum labefactabit utriusque genens<text:line-break/>motum aliquem. Ita namque humeri ac ischii articulus<text:line-break/>simul. quidem . rotundissimus ac laxissimus extitit, ob<text:line-break/>eamque causam brachium potest quoquoversus circumagi<text:line-break/>ac femur, idque a mufculis dearticulationes complecten-<text:line-break/>tibus, et magis certe brachium, quam femur; manus<text:line-break/>enim ad illius membri finem, ad hujus autem pes ad-<text:line-break/>haerefcit; ilia quidem apprehensionis, hic autem ambu-<text:line-break/>lationis instrumentum: quapropter' illi quidem motuum<text:line-break/>varietas, huic autem ambulationis fecuritas magis c.omr<text:line-break/>petit. Ob eam igitur caufam humeri articulus non mo-<text:line-break/>do quam ischii fuit laxior,, mufculique ipfum imbe.cil-<text:line-break/>liores ac ligamenta tenuiora continent, verum etiam<text:line-break/>cavitatem quidem superficiariam, ischii vero profundam<text:line-break/>est adeptus. Ligamentum praeterea teres et idem for-<text:line-break/>tissimum ex femoris capite mediae ipsi cotylae, conne-<text:line-break/>xum in ifchii aiticulo ob eandem .caufam natura effecit;<text:line-break/>non tamen in humeri articulo, quod. ipfum ad motus<text:line-break/>multiplicis agilitatem comparabat; quo sit, ,ut omnium</text:p>
      <text:p text:style-name="P5">maxime articulorum luxationi assidue humeri articulus<text:line-break/>sit obnoxius. Quod naturam non latuit, led (ut antea<text:line-break/>dictum nobis est) quum constructionis fecuritas cum mo-<text:line-break/>tuum varietate pugnat, quod fu quoque articulo est .uti-<text:line-break/>lius , id ipfa eligit;' in manu vero constructio, quae mo-<text:line-break/>tuum agilitatem praestaret, fuit optabilior. Capitis nutem<text:line-break/>articulus luxationem non tolerat, quod is ’ principalis<text:line-break/>admodum sit, animalque ipfum protinus interimat; alio-<text:line-break/>qui profecto ne huic quidem motus varietatem invidisset»<text:line-break/>Nihil enim certe oberat in utram que partem caput eous-<text:line-break/>que circumagere, ut non modo quae funt ad latera, fed<text:line-break/><text:span text:style-name="T50">- </text:span>etiam posteriora videre posset; verum fieri non poterat,<text:line-break/>ut sine laxa dearticulatione motum -facilem adeo efficeret.<text:line-break/>Maluit igitur natura paucissimos capiti motus eosque tu-<text:line-break/>tos, quam varios et eos non tutos, tribuere; quare<text:line-break/>non simplicem neque laxum ejus fecit articulum, fed<text:line-break/>duplicem simul ac robustam.</text:p>
      <text:h text:style-name="P68" text:outline-level="2">Cap. VI.</text:h>
      <text:p text:style-name="P1">Tempestivum sane est (posteaquam haec ita<text:line-break/>fe habent, demonstratumque est, capitis articulum duplicem<text:line-break/>esse oportere) considerare et interrogare, num capiti utilius<text:line-break/>fuisset ad primum quidem spondylum motus obliquos ha-<text:line-break/>bere, quomodo nunc habet, ad secundum autem rectos, an<text:line-break/>fatius fuisset eos modo contrario construere, ac per articulum<text:line-break/>quidem ad primum fpondylum extendere ipfum ac flectere,<text:line-break/>per articulum autem, qui esset ad secundum, ad obliqua cir-<text:line-break/>cumagere. Hoc loco certe optarem mihi aliquem ex his<text:line-break/>acutis naturae calumniatoribus respondere, ut, quemad-<text:line-break/>modum interrogati saepenumero in partibus singulis, num<text:line-break/>constructionem meliorem aliquam queant excogitare, ut<text:line-break/>plurimum quidem nihil probabile prorsus afferunt, nonnun-<text:line-break/>quam vero, quum afferre aliquid conantur, maxime fiunt<text:line-break/>ridiculi, ad eundem modum nunc quoque de optione pro-<text:line-break/>posita aliquid respondeant; quandoquidem nos forte ducti<text:line-break/>amicitia, quae nobis cum natura intercessit, constructionem<text:line-break/>aliam meliorem videri possimus praeteriisse. Non con-</text:p>
      <text:p text:style-name="P13"><text:span text:style-name="T63">ven.it </text:span>igitur adhibere nos ad eam convincendam, sed<text:line-break/>CO8,, qui bellum acerrimum naturae indixerunt. Verum<text:line-break/>quoniam fieri non potest, ut illos in hoc libro induca-<text:line-break/>mus. refpondentes, licebit saltem cuique lectori a libro<text:line-break/>digresse ab ipsis sciscitari, quid dicant, ac nofle,.utri<text:line-break/>spondylorum , dearticnlationem ac capitis motum obli-<text:line-break/>quum committere praestiterit. Ego enim demonstrabo, _<text:line-break/>quod primo spondylo, rationibusque non probabilibus,<text:line-break/>(quibus utuntur hi, qui naturam insectantur,) fed fcien-<text:line-break/>tificis ac propemodum mathematicis vel<text:span text:style-name="T50">, </text:span>invitos cogam<text:line-break/>naturam laudare, melioraque aliquando consectari, .si<text:line-break/>famen non modo corpus humanum atque animam hu-<text:line-break/>manam habeant, fed mens eis quantumvis exigua insit;<text:line-break/>nullus enim auditor mihi aeque molestus est atque is,<text:line-break/>qui dicta mea non assequitur, quandoquidem eorum,-<text:line-break/>qui assequuntur, nemo unquam a nobis dilcessit, qui<text:line-break/>ulla in re naturam inertiae postea condemnarit Ut igitur<text:line-break/>in lermonibiis mysticis imperant -profanis, ut sibi aures</text:p>
      <text:p text:style-name="P13">obstruant, ita et ego nunc non humanis legibus, t' fed7 <text:span text:style-name="T50">•<text:line-break/></text:span>verissimis myfterlis initians, eis' denuntio, ut sibi aures-<text:line-break/>obstruant, qui in demonstrandi methodo, sunt .profani?<text:line-break/>citius enim asini lyram, quam illi veritatem eorum,- quae;<text:line-break/>hic memorantur, intelligent. Quod tametsi non. me ssalec,<text:line-break/>leret, praevideremque. paucissimos fore, qui dicta mea,<text:line-break/>aflequerentur, quo tamen iis gratificarer, <text:span text:style-name="T49">ηοη </text:span>piguit, non;<text:line-break/>initiatis quoque mysticos fermones promulgare. Non enim<text:line-break/>librum hunc judicabit: neque dignofcet aliquis indoctus,;<text:line-break/>etsi percurrerit, fed eruditorum manibus fe ipfum inferetvj.<text:line-break/>Quin et opisex nostri, quum hominum ejusmodi ingra-<text:line-break/>titiidinem haberet exploratissimam, non tamen a sua,<text:line-break/>fabrica est deductus. <text:span text:style-name="T50">; </text:span>Praeterea S0I horas anni efficit,,<text:line-break/>scuctusque perficit, non curans (opinor) neque Diagorae,,<text:line-break/>neque Anaxagorae, neque Epicuri, neque alterius cujus-<text:line-break/>vis calumnias; nemo enim bonus quicquam invidet, fed-<text:line-break/>omnia juvare atque exornare solet. Pari modo et nos,<text:line-break/>cum compertum haberemus librum hunc in sexcentorum.</text:p>
      <text:p text:style-name="P21">hominum reprehensiones <text:span text:style-name="T49">.</text:span>ac calumnias incursurum, non<text:line-break/>aliter, quam puerum orphanum, qui in manus hominum<text:line-break/>stultissimorum atque indoctissimorum- inciderit, fcriberei<text:line-break/>tamen paucorum iliorum cauta aggredimur, qui ea, quae<text:line-break/>dicuntur, accipere recte ac dijudicare possent; atque<text:line-break/>ad eos praesens ferino pertinet. Ad propositum itaque<text:line-break/>jam revertamur.<text:tab/><text:span text:style-name="T50">;</text:span></text:p>
      <text:h text:style-name="P67" text:outline-level="2">Cap. VII.</text:h>
      <text:p text:style-name="P1">Quum vertebrae omnes spinali medullae<text:line-break/>in orbem sint circumdatae, quae talem haberet faculta-<text:line-break/>tem ac tantam, quale <text:span text:style-name="T50">u </text:span>ac quantam saepe jam docuimus,<text:line-break/>laxam sieri dearticulationem non licebat neque . capitis<text:line-break/>cum primis vertebris, neque aliarum inter sie. $e igitur<text:line-break/>cavitates magnas atque rotundas ad. unguem ibi quaesi-<text:line-break/>veris, neque capita sphaerica,, neque ligamenta tenuia,,<text:line-break/>neque musculos imbecillos, neque dearticulationem sim*<text:line-break/>plicem, fed si <text:span text:style-name="T50">duplicem </text:span>oportet esse dearticulationem<text:line-break/>(liluc enim sermo nofter deflexerat), recte asternimus a.<text:line-break/>natura factam esse duplicem primi spondyli cavitatem,.</text:p>
      <text:p text:style-name="P13">qiiae capitis gibbos contineret; fecundi autem utrinque<text:line-break/>unam este apophysim acclivem ac praelongam, quae<text:line-break/>ligamento robustrssimo capiti est connexa; ejus enim<text:line-break/>beneficio caput erat attollendum atque deprimendum,<text:line-break/>ad latera vero per articulos cum primo spondylo moven-<text:line-break/>dum. Hoc sane loco physicum te esse oportet simul et<text:line-break/>anatomicum, et ubi dearticulationes, quas dixi, sueris<text:line-break/>conspicatus, tecum reputare, num fieri possit, ut caput<text:line-break/>totum ad latera circumagatur, nisi capitis eminentiae<text:line-break/>et cavitates subjectae mutuo fefe contingant; quod si<text:line-break/>fieri id nequit, oportebatque omnino in ejusmodi dearti-<text:line-break/>culationibus capitis os cum subjectis committi, sequitur<text:line-break/>necessario, ea ad primum spondylum fieri oportere. Qui<text:line-break/>igitur secunda dearticulatio, quae rectorum motuum dux<text:line-break/>est, non minus hac tutam habitura est constructionem,<text:line-break/>nisi quomodo nunc habet, vertebra fecunda sortem ac<text:line-break/>longam puoductionem habente, sursiim quidem ad caput<text:line-break/>tendentem, ligamento autom forti ac terete connexam,,</text:p>
      <text:p text:style-name="P13">priusquam caput attingat? Appellunt autem medici junio-<text:line-break/>res - apophysim hanc pyrenoidem, nam veteres atque<text:line-break/>adeo Hippocrates ipfe dentem nominaverunt. ingreditur<text:line-break/>autem extremitas ipsius fuperior partes primae vertebrae<text:line-break/>anteriores atque internas ;• unde, quum hoc in loco fpi-<text:line-break/>nalem medullam esset contactura, ipsam que comprestura<text:line-break/>ac contufura, potissimum dum moveretur, natma, quo<text:line-break/>nihil afficeretur, remedium duplex est fabricata. Nam<text:line-break/>primae vertebrae partem eam excavavit, dentemque ip-<text:line-break/>fum ibi indidit, ligamentum forte transverfum ei extrin-<text:line-break/>siecus circumdaiis, quod simul ipfum a fpinali medulla<text:line-break/>difpefceret, simul autem ad primae vertebrae cavitatem<text:line-break/>alligaret. Quod si periisse ipfum aniniO finxeris, nullam<text:line-break/>aliam meliorem custodiam fpinali medullae excogitare<text:line-break/>poteris; neque enim primae vertebrae cavitas fola den-<text:line-break/>tem in sie ipfa continere in omnibus motibus, nisi liga^<text:line-break/>mentum sit circumdatum, poterit; quod et ipsum si per<text:line-break/>hypothesin fuerit concessam, aliud tamen manebit incom-</text:p>
      <text:p text:style-name="P13">modum, comprimetur enim eo casu spinalis medulla ac<text:line-break/>contundetur. Nunc autem, cum ligamentum intercedat,<text:line-break/>simul (violentiam apophysis pyrenoidis exolvit, simul<text:line-break/>fpinali medullae fit propugnaculum;- tunc enim nihil<text:line-break/>impediebat, quominus ipfa omnino contunderetur ossi<text:line-break/>nudo atque errabundo assidue incidens. Quod autem ex<text:line-break/>partibus anterioribus fecundae vertebrae dens sit produ-<text:line-break/>ctus, partes autem internas atque anteriores primae in-<text:line-break/>grediatur, qui non id etiam jure laudabitur? tutior enim<text:line-break/>locus hic erat posteriore, ipsaque fpinalis medulla minus<text:line-break/>sic habitura erat negotii. Constat igitur ex lu’s, quod<text:line-break/>non siolum primam vertebram oportebat cum capitis<text:line-break/>osse dearticulari, verum etiam secundam cum prima.<text:line-break/>Quod si simul commissae hae fuissent, altera alterius<text:line-break/>motus impediisset, quum quiefceret, agentem aliam retra-<text:line-break/>heret ac coerceret; nunc autem utraque vicissim motum<text:line-break/>fuum fola potest obire, quiefcente altera. Si igitur primas<text:line-break/>vertebras inter fe dearticulari erat melius, formam de-</text:p>
      <text:p text:style-name="P13">articulationis convenientissimam natura omnino eis dedit<text:line-break/>Qnaenam est ea convenientissima ? mihi fane ne delirus<text:line-break/>quidem quispiam aliam praeter eam, quae nunc est, vi-<text:line-break/>detur esse dicturus. Nam primae vertebrae cavitatibus<text:line-break/>fupemis, quibus capitis eminentias excipit, aliae quae-<text:line-break/>dam cavitates parte inferna consimiles fubjacent, quae<text:line-break/>fecundae vertebrae gibbos complectuntur; quarum bene-<text:line-break/>sicio neque vertebrae fecundae cum capite connexio<text:line-break/>(cujus actio erat caput furfum tollere ac deprimere) a<text:line-break/>prima quicquam habet negotii,' quamvis ea sit interjecta,<text:line-break/>neque motus reliquus ad latera propter dearticulationem.<text:line-break/>cum prima impeditur quicquam a secunda. Quod vero<text:line-break/>cavitates quatuor primae vertebrae fuerint, mirum for-<text:line-break/>iafle non videbitur, neque quod duae quidem faperiori-<text:line-break/>bus ejus partibus, duae autem inferioribus fuerint locatae.<text:line-break/>-Fortassis autem neque, quod parte utraque ipfae sint;<text:line-break/>aliae quidem a dextris, aliae autem a sinistris, quifpiam<text:line-break/>admirabitur, quanquam omnia haec utiliter sint facta.<text:line-break/>Neque etiam forte admirabitur, quod cavitates magnitu-</text:p>
      <text:p text:style-name="P13">dine eminentiis ad unguem sint aequabiles, dicetque <text:span text:style-name="T50">id<text:line-break/></text:span>factum artificiose non fuisse, fed fortuito, et non a qua-<text:line-break/>dam opificis providentia comparatum fuisse; quanquann<text:line-break/>majores quidem si fuissent, laxum statim atque errabun-<text:line-break/>dtim effecissent articulum, minores autem si fuissent, piae<text:line-break/>angustia aegre mobilem. Quin et quod cavitates fupe-<text:line-break/>riores longius distent a fefe, minus vero inferiores, tum<text:line-break/>quod inter utrasque tantum sit intervalium, quantum<text:line-break/>etiam est inter gibbos, quos ipsae recipiunt, id etiam,<text:line-break/>si vis, fortunae tribuas. Quod certe labia cavitatum ex-<text:line-break/>terna .sint altiora simul et ad internam capacitatem con-<text:line-break/>verfa, interna vero humilia ac velut eflluvlum quoddam<text:line-break/>in externam capacitatem habentia, haudquaquam equi-<text:line-break/>dem id tam mirifice fortuna quadam factum fuisse con— <text:span text:style-name="T50">'<text:line-break/></text:span>cesserim. Perfpicuum enim est, quod natura in partibus<text:line-break/>conformandis provida propterea labia ejusmodi cavitati-<text:line-break/>bus est machinata, ut,- si quando ingredientes ipfos gibbos<text:line-break/>in motibus vehementioribus exiguum quiddam aberrare</text:p>
      <text:p text:style-name="P13">contigerit, foras tamen non excidant; fed quo toti de-<text:line-break/>articulalioni est tutissimum. Atque etiam, quae ad den-<text:line-break/>tis apophysim (jjroceffiuri). perlinent atque :ad primae 2yer-<text:line-break/>tebrae cavitatem ipfam recipientem, quo pacto quis exi-<text:line-break/>stimare queat, casu ea accidisse? Quod <text:span text:style-name="T50">si </text:span>haec quoque<text:line-break/>concefferimus, at saltem ligamentum id, quod oram apo-<text:line-break/>physis acclivis capiti connectit, tum etiam, id, quod<text:line-break/>dentem simul constringit, simul fpinalem medullam tegit,<text:line-break/>neminem fanae mentis arbitror fortunae, non artis, opus<text:line-break/>exiftimare. Quum enim quatuor et viginti totius fpinae<text:line-break/>eflent vertebrae, quod in nulla alia ejusmodi sint liga-<text:line-break/>menta, neque in hac prima alibi, quam. oportebat, sint<text:line-break/>facta, nemo (opinor) audebit dicere, fortuito id factum<text:line-break/>fuisse» Quid vertebrarum omnium apophyfes ac. foraini^<text:line-break/>na? ea mihi non artis folum, fed etiam incredibilis cu-<text:line-break/>jusdani providentiae esse videntur. . At nondum de iis<text:line-break/>eft dicendi locus; non. enim simpliciter de. fplua^ ac</text:p>
      <text:p text:style-name="P13">vertebris institui verba facere, .fed motus, capitis edocere,<text:line-break/>quos jam monuimus per deartieulationes ad primam ac<text:line-break/>fecundam vertebram fieri. Has igitur solas hic exponere<text:line-break/>est necefle. Quod siquid artificiosius inest tum in harum<text:line-break/>vertebrarum, tum in fpinae totius constructione omni, id.<text:line-break/>postea explicabimus.</text:p>
      <text:h text:style-name="P67" text:outline-level="2">Cap. VIII.</text:h>
      <text:p text:style-name="P1">Burfus igitur ad propositum revertamur,<text:line-break/>in memoriam revocantes primum, quod capitis motus<text:line-break/>tum propter ligamentorum vires, tum ob articulorum<text:line-break/>exactam constructiOnem ac musculorum ipfos moventium<text:line-break/>robur ac multitudinem mirifice ita habere diximus, ut<text:line-break/>melius nihil neque tutius excogitari possit; atque id<text:line-break/>etiam prius refricabimus, quod ex iis, quae fuerant pro-,<text:line-break/>posita, duo jam funt. demonstrata. Propositum epim fuerat<text:line-break/>de articulis capitis ac ligamentis disserere; quod quum,<text:line-break/>fecerimus, ad reliquum adhuc ac tertium jam transibi-<text:line-break/>mus,'ostendemusque, num naturae ars quaedam sit, tum<text:line-break/>quaenam ea sit in mufculis caput moventibus; quo loco</text:p>
      <text:p text:style-name="P13">nihil, quod ad ipforum constructionem pertinet, omitte-<text:line-break/>mus, sied quem omnes situm/ magnitudinem et robur<text:line-break/>habeant, tum quinam ipforum omnino sit numerus, ex—<text:line-break/>plicabimus, ostendemusque<text:span text:style-name="T50">, </text:span>et hic nihil esse otiosum<text:line-break/>aut mancum, et (ut summatim dicam) nihil aliter, quam<text:line-break/>nunc est, melius habere possie. Optimum sane fuerit,<text:line-break/>quum ea, quae apparent, jam adsint, eorum rationes ac<text:line-break/>demonstrationem afferre; nulla enim oratio queat expri-<text:line-break/>mere exacte adeo atque insormare ea, quae apparent,<text:line-break/>ut visus ac tactus. Sed quoniam ea, quae ad ostensionem'<text:line-break/>pertinent, jam absunt, in eoque difficilior est haec ora-‘<text:line-break/>tio, conandum tamen est:, quantam fieri potest, nihil<text:line-break/>obscurum relinquere,<text:span text:style-name="T62">7</text:span> ducto hinc alicunde initio. Mu-<text:line-break/>fculi, qui caput movent, numero funt octo et viginti, aut<text:line-break/>eo plures, <text:span text:style-name="T50">’ </text:span>instar chori cujusdam in orbem ipsum cir-<text:line-break/>cumstantes/* quorum alius aliam habet actionem. Sunt<text:line-break/>autem ipsorum octo quidem partibus anterioribus, qua-<text:line-break/>tuordecim autem posterioribus, ex diametro sibi ipsis<text:span text:style-name="T62">=<text:line-break/></text:span>oppositi. Alii vero utraque parte duo, quoirnm alii qui-'</text:p>
      <text:p text:style-name="P13">dem ex dextris, alii autem ex sinistris, oppositi et ipsi<text:line-break/>inter fefe, primum quidem et maxime colium ad sc ip-<text:line-break/>fos trahunt, cum ilio autem et totum caput. Demon-<text:line-break/>stratum certe millies nobis jam fuit, naturam cum alia<text:line-break/>omnia juste constituifle, tum autem mufculo omni motu<text:line-break/>aliquo praedito alium motus contrarii auctorem oppofuif-<text:line-break/>fe, claudicare enim motum, nisi id fecisset, erat necesse,<text:line-break/>aut funditus aboleri; propterea quod cujusque mujculi<text:line-break/>unica est actio, coitus fu fefe. In primis quidem caput<text:line-break/>inclinantium atque attollentium mufculorum octo qui-<text:line-break/>dem iidemque parvi retro circum articulum ipsum funt<text:line-break/>locati, quibus majores alii in toto collo extensi, per<text:line-break/>primas quidem fibras .siolius capitis motibus lervientefc’<text:line-break/>eos obeunt, qui ad primam siint ac fecundam verte-<text:line-break/>bram, per proximas vero movent quinque reliquas colli<text:line-break/>vertebras. Caeterum ex octo musculis, quos parvos esse<text:line-break/>diximus, quatuor motus recti sunt auctores, qui ex osse,<text:line-break/>eccipitis exoriuntur paulo lupra deartieuialionem in-*</text:p>
      <text:p text:style-name="P13">feruntur autem in fecundi spondyli apophysiui posterio-<text:line-break/>rem ac in partem primi proximam. Reliquorum vero<text:line-break/>quatuor duo quidem, quomodo praedicti, ab oste occi-<text:line-break/>pitis producti, foras tamen obliqui digredientes, obliquis<text:line-break/>primi fpondyli apophysibus inferuntur, motum totius<text:line-break/>capitis obliquum efficientes; reliqui autem duo primum<text:line-break/>fpondylum fecundo conjungentes, obliqui positionem ha-<text:line-break/>bent duobus praedictis contrariam ac motum oppositum,<text:line-break/>lili enim , caput habentes obliquum una cum eo secun-<text:line-break/>dam vertebram ad primam adducunt; hi autem ad natu-<text:line-break/>ralem statum, id est rectum, inclinatum ipsiini reducunt;<text:line-break/>etenim situs eorum utrinqne praedictas duas musculorum<text:line-break/>conjugationes conjungentium triangulum efficit. Porro<text:line-break/>mufculorum magnorum conjugationes tres (quae etiam<text:line-break/>quatuor dici . possent et duae propter musculorum com-<text:line-break/>plexum, quem in administrationibus anatomicis indica-<text:line-break/>vlums) eundem .cum mufculis,- quos dorsales appellamus,.</text:p>
      <text:p text:style-name="P13"><text:span text:style-name="T53">Λ ' </text:span><text:span text:style-name="T50">A</text:span></text:p>
      <text:p text:style-name="P52">habent"' motum, quem paulo post explicabO. Movent<text:line-break/>autem per primas quidem fibras (quae in primum et<text:line-break/>fecundum spondylum inseruntur) folum capiit; per reli-<text:line-break/>quas vero primum quidem reliquos quinque colii fpon-<text:line-break/>dylos,. simul autem eum eis caput m Ovent. Hi igitur<text:line-break/>omnes muscidi caput retrorsum attollunt,* quorum oblir<text:line-break/>qui motus obliquos sensim efficiunt Anteriorum vero,<text:line-break/>qui stomacho quidem subjacent, per primas fibras, quae,<text:line-break/>in primum ac secundum spondylum funt infixae j caput<text:line-break/>ipsum solum flectunt: ac simul Obliquis fibris, ad obliqua<text:line-break/>etiam deducunt, per quas musculorum etiam parvorum<text:line-break/>propriam habept. circumfcriptionem; per reliquas vero<text:line-break/>collum flectentes simul cum eo totum caput cogunt nu-<text:line-break/>tare. Reliqui vero sex non rectam, quomodo hi, capitis-<text:line-break/>mutationem, sied scnsim obliquam efficiunt, praeter hoc<text:line-break/>etiam caput in anteriora convertunt; post aures enim<text:line-break/>exorti, sub ipsis ad pectus et clavem. sibi ipsis continui</text:p>
      <text:p text:style-name="P13">pertingunt, ut, si quis ipsum (quum unus sit) triplicem<text:line-break/>esse dixerit, non errari t. Disseruimus autem de musculis<text:line-break/>omnibus non modo in anatomicis administrationibus;<text:line-break/>veram etiam fu alio libro; in quibus primis (ut jam<text:line-break/>inde ab initio admonuimus) eum prius exercitatum esse<text:line-break/>oportet, qui volet, quae hic dicuntur, exacte assequi;<text:line-break/>Quatuor autem alii musculi, robusti et magni, utraque<text:line-break/>parte duo dextra ac sinistra locati, colium ad latera<text:line-break/>cum parva inclinatione movent, antrorsiim anterior ip-<text:line-break/>forum conjugatio paulum inclinans, reliqua autem re-<text:line-break/>trorfum; productionem porro ex perforata quidem fecun-<text:line-break/>dae vertebrae apophysi conjugatio anterior habet, ex<text:line-break/>primi vero obliqua eminentia nafcitur conjugatio alia.<text:line-break/>Porro musculorum numerus, magnitudo, positio ac mo-<text:line-break/>tionis ratio tibi plane apparet; quod enim plnres sint,<text:line-break/>quam viginti, nemo tam computandi imperitus est, qui<text:line-break/>id ignoret;' quod vero alii quidem ipsorum sint majores*<text:line-break/>»lii autem minores, paftim qusdem. diximus jam eviden-</text:p>
      <text:p text:style-name="P48">ter, partim autem, nisi quis omnino mentis est expers,<text:line-break/>facile intelsiget neceflario antedictis id consequi; fieri<text:line-break/>enim non potest, ut'musculus is, qui in clavem inseri-<text:line-break/>tur aut fu pectus, sit exiguus, quemadmodum neque,<text:line-break/>qui parte posteriore dearticulationi ipsi incumbunt, magni<text:line-break/>esse possent. Ita autem omnis eorum positio, postquam<text:line-break/>capita ac fines noveris, fit perspicua; ad eundem autem<text:line-break/>modum et actio; ea enim fit pro fibrarum pcsitionis mo-<text:line-break/>do, quemadmodum millies jam diximus. Docuimus<text:line-break/>etiam, quod omnes musculi fibras habent ut plurimum<text:line-break/>fecundum fiuam longitudinem porrectas; nec minus, quod<text:line-break/>raro fibras in eis reperias transversas, aut obliquas, si<text:line-break/>eorum lpectes multitudinem, qui fibras habent secundum<text:line-break/>longitudinem. Proinde si, dum compositionem explicui-<text:line-break/>mus, de fibris nihil statuerimus, eas inteliigere oportet<text:line-break/>modo aliarum omnium esse dispositas. Nihil igitur am-<text:line-break/>plius de mufculorum capitis constructione superest, sed<text:line-break/>omnia abunde dicta funt, et numerus, et situs, et ma-<text:line-break/>gnitudo, et motus. .<text:tab/>*• i.</text:p>
      <text:h text:style-name="P68" text:outline-level="2">Cap. IX.</text:h>
      <text:p text:style-name="P1">Deinceps autem bftendamus rurfus, cujus<text:line-break/>gratia omnia haec diximus, musculorum, qui caput moturi<text:line-break/>sunt, constructionem aliam meliorem ne, excogitari qui dem<text:line-break/>posse. Quum, eriim dearticulationem esse oporteret tu-<text:line-break/>tissimam, meliusque eflet caput laxissime ac quoquover-<text:line-break/>fus moveri, eaque pugnare inter fe ostenderimus, ac con-<text:line-break/>structionis quidem seeuritatem in. paucis iisdem que exi-?<text:line-break/>guis motibus consistere, agilitatem .autem ipsorum ,&lt;ac<text:line-break/>varietatem in laxa dearliculatione; primo quidem laudare<text:line-break/>naturam est necesse,<text:span text:style-name="T62">1</text:span> quae id, quod magis erat necesse,<text:line-break/>elegerit; post autem, quum alterum penitus non modo<text:line-break/>non neglexerit, fed vario artificio correxerit, in eo ad-<text:line-break/>mirari ipsam convenit, non modo simpliciter laudare.<text:line-break/>Securitas, itaque papitis ,articulis ex iis, quae diximus,<text:line-break/>accessit; motuum autem detrimentum, quod eam necef-<text:line-break/>sano sequebatur, musculorum multitudine ac magnitu-?<text:line-break/>dine . et. situ vario compensavit.;. Nam quod multi hi<text:line-break/>sint ac magni, nemo est, qui ignoret», <text:span text:style-name="T50">u </text:span>Quin ret, quod</text:p>
      <text:p text:style-name="P13">filus eorum sit multiplex, ex eo clare comprobatur, quod<text:line-break/>caput undique cingunt; <text:span text:style-name="T50">j</text:span> ob eamque caufam capiti nullus<text:line-break/>motus deest; quo cunque enim ipsum inclinare volueris,<text:line-break/>ejus musculi, qui ea parte <text:span text:style-name="T50">situm </text:span>habet, beneficio expen-<text:line-break/>dite id - poteris. Quod autem et magnitudines, quam<text:line-break/>plurimum discrepantes jure sint nacti, id nunc expo-<text:line-break/>iiendum. Minimi quidem omnium sunt posteriores, qui<text:line-break/>caput erigunt, ut qui foli exacte dearticulationem ctom-<text:line-break/>plectuntur; quod enim, aliis circumpositis ex magnitu-<text:line-break/>dine,<text:span text:style-name="T50">-* </text:span>id illis ex positione opportuna accedit Sola'au*<text:line-break/>tem una alia mufculorum conjugatio opportunam aeque<text:line-break/>habet positionem, quomodo et motum oppositum prima<text:line-break/>fcilicet portio mufculorum stomacho subjectorum. . Quem*<text:line-break/>admodum enim posteriores, qui dearticulationem sunt<text:line-break/>complexi, solum caput attollunt, ita prima horum mu*<text:line-break/>fculorum portio ad flectendum ipsum;est comparata; quod<text:line-break/>"autem ipsorum est reliquum, progreditur que usque ad<text:line-break/>quintam* thoracis vertebram, <text:span text:style-name="T50">' </text:span>flexionem rectam efficit <text:span text:style-name="T50">-</text:span></text:p>
      <text:p text:style-name="P13">non modo vertebris omnibus, -fuper quas est exporre-<text:line-break/>ctum, verum etiam cum eis et toti capiti. Postquam,<text:line-break/>autem, ex mufctilis-octo parvis; ac posterioribus qui ca-<text:line-break/>put ad obliqua inclinant,' rectam quidem erectionem ef-<text:line-break/>ficiunt, quum conjunctim ac bini agunt, obliquam au-<text:line-break/>tem, quando, alter eorum folus agit; similiter autem et<text:line-break/>qui majores ipsi incubant, qui usque ad ctollum omnino<text:line-break/>funt extensi; ob idque erat necesse quosdam ei parte an-<text:line-break/>teriori apponere mufculos obliquam<text:span text:style-name="T50">&gt; </text:span>flexionem edentes ?<text:line-break/>ideo mufculi fex,, qui ad clavem ac sternum peryeniunt,<text:line-break/>fuerunt comparati, qui caput poffunt flectere, atque<text:line-break/>etiam antrorfum circumagere. Pari modo et, mufculorum<text:line-break/>quatuor, . qui colium flectunt ad. latera, si unus folus<text:line-break/>egerit, ad ilium inclinatur; tota vero anterior conjugatio<text:line-break/>exiguum quiddam flectit antrorfum, nusquam praeterea<text:line-break/>inclinans ad Jatera ; quemadmodum et quum posterip^<text:line-break/>agit; • paulum quidem attollitur ., verum in neutram parr<text:line-break/>tem luolinatur; omnibus .vero quatuor simul agentibus</text:p>
      <text:p text:style-name="P13">in nullam omnino partem propenfum perstat. Apparet-<text:line-break/>que etiam hic natura non .oblita ejus, quod millies jam<text:line-break/>fuit demonstratum, quod unius actionis gratia instrumen-<text:line-break/>ta multa comparat aut propter motus, vehementiam, aut<text:line-break/>quia magnum animali praestat usum. Nam quod motus<text:line-break/>capitis animalibus sit utilissimus, hic pOtissimum nobis est<text:line-break/>explicandum; quod vero propter partis magnitudinem<text:line-break/>musculorum robustorum actione indigeat, ne id quidem<text:line-break/>obscurum, nam id ei est eximium&gt; et cujusmodi in nul-<text:line-break/>lo alio <text:span text:style-name="T50">Osse, </text:span>quod dearticulatur, reperias. Nusquam enim<text:line-break/>.alibi tantum alterum os superat alterum, quantum os<text:line-break/>capitis primorum, spondylorum ossa superat; non enim<text:line-break/>.dixeris capitis os duplo aut triplo esse majus, sed ne<text:line-break/>quadruplo quidem aut quintuplo; quauquam, si horum<text:line-break/>unum esset, ita quoque multis (ut ego arbitror) partibus<text:line-break/>fuperaret.; Atqui non ita se res habet, fed quodvis ca-<text:line-break/>pitis ossium utroque spondylo multo est majus; nam</text:p>
      <text:p text:style-name="P13">praeter maxillam inferiorem feptemdecim funt omnino;<text:line-break/>.qua adjuncta (quemadmodum, addere est afequuin, quum<text:line-break/>totius capitis sit pars) ne fupputare quidem queas, quot<text:line-break/>partibus utroque primorum spondylorum totum capitis<text:line-break/>os sit majus. Non igitur fieri poterat, ut maximum os<text:line-break/>minimis ossibus dearticulatum, musculos omnes in Utrum-.<text:line-break/>que illorum infereret, fed nece fle omnino fuit a capite<text:line-break/>quidem eos omnes pendere, non tamen omnes in primas<text:line-break/>vertebras inferi, fed eos folos, quibus erat licitum. Erat<text:line-break/>porro, ut opinor, licitum aut eis, qui motus rectos ad<text:line-break/>unguem capiti suppeditant, aut eorum aliquem, qui ad<text:line-break/>obliquum deflectunt. IU eri to igitur non omnes, qui <text:span text:style-name="T50">ca-<text:line-break/></text:span>put movent, in primos spondylos inferuntur, sed parte<text:line-break/>quidem posteri ori parvi <text:span text:style-name="T49">ΤοΊΐ, </text:span>-anteriori vero prima portio<text:line-break/>musculorum stomacho fiibjectOnini, a lateribus parvi alii<text:line-break/>mufcpli, qui primam vertebram capiti conjungunt.</text:p>
      <text:h text:style-name="P67" text:outline-level="2">Cap. X.</text:h>
      <text:p text:style-name="P1">Proinde neminem eorum'; qui-memine-<text:line-break/>runt, quot partes in collo poni erarf'necesse'/ arbitror</text:p>
      <text:p text:style-name="P13">majores, quam nunc sunt, primos spondylos requisiturum.<text:line-break/>Soli'<text:span text:style-name="T50">enim hi </text:span>locum omnem, qui <text:span text:style-name="T50">illic est, </text:span>octoup assent,<text:line-break/>neque locum ullum partibus, quae ad stomachum, laryn-<text:line-break/>gem atque asperam arteriam pertinent, fecissent reli—<text:line-break/>quu/m, quae furit quam plurimae, quasque-antea recensui,<text:line-break/>habentque singulae hae positionem <text:span text:style-name="T50">maxime necessariam,<text:line-break/></text:span>et quae transferri nequeat. Caeterum <text:span text:style-name="T50">non </text:span>ob id modo<text:line-break/>priniae vertebrae majores fieri non potuerunt; <text:span text:style-name="T50">&lt; </text:span>verum<text:line-break/>etiam propter alia nragna ac multa,, quae <text:span text:style-name="T50">tibi </text:span>sigillatim<text:line-break/><text:span text:style-name="T50">jam explicabo. 'Nam .ubi </text:span>ea <text:span text:style-name="T50">omnia demonstraverimus,<text:line-break/>fueritque </text:span>fpinae natura omnis <text:span text:style-name="T50">nbta atque ufus, </text:span>quod<text:line-break/><text:span text:style-name="T50">solum </text:span>adhuc <text:span text:style-name="T50">fup ere </text:span>st, <text:span text:style-name="T50">expositioneque indiget, </text:span>apparebit'<text:line-break/>tibi evidentifsime, id quoque <text:span text:style-name="T50">mirabiliter </text:span>a natura esse<text:line-break/><text:span text:style-name="T50">constructum. Est autem </text:span>id, <text:span text:style-name="T50">mufculos spinales </text:span>fibras<text:span text:style-name="T62">1</text:span> ha-<text:line-break/><text:span text:style-name="T50">bere obliquas, quum sint ipsi statim recti fecundum Tpi-.<text:line-break/></text:span>nae <text:span text:style-name="T50">longitudinem extensi, </text:span>neque <text:span text:style-name="T50">unquam </text:span>natura facere<text:line-break/>id foleat, <text:span text:style-name="T50">nisi </text:span>eximii cnjusdam <text:span text:style-name="T50">usus gratia; </text:span>ut <text:span text:style-name="T50">plurimum<text:line-break/>enim mufcidi cu.jusque fibrae sunt longissimae, </text:span>fibrarum*</text:p>
      <text:p text:style-name="P13">que positio est exporrecta. Repetenda igitur hinc rurfus<text:line-break/>nobis est disputatio. Spinam natura animalibus velut<text:line-break/>-cannam quandam corporis ad vitam necessariam molita<text:line-break/>.(ejus enim beneficio nos quidem recti ambulare posse-<text:line-break/>mus; aliorum vero animalium quodque gradiuntur ea<text:line-break/>figura, qua ambulare ipsa praestiterat, quemadmodum in<text:line-break/>tertio libro docuimus) non e<text:span text:style-name="T62">u</text:span>m solum ejus ufum este<text:line-break/>voluit, sisd, quemadmodum illa studiose facere folet, ut<text:line-break/>una constructione partis ad multos alios simul ufus .uta-<text:line-break/>tur, ita hic quoque; primum quidem fpondylos omnes<text:line-break/>intus excavavit, viam hanc comparans, opportunam ce-<text:line-break/>rebri portioni,, quae per ipfam erat defcenfura; fecundo<text:line-break/>autem non ex uno osse simplici atque incomposito to-<text:line-break/>-tam spinam effecit, quanquam ad ledem tutam id esset<text:line-break/>utilius, cum neque luxari, neque distorqueri, neque ejus<text:line-break/>generis affectuni quemvis incurrere sine varia (ut nunc)<text:line-break/>dearticulatione posset. Et quidem si tantum, ut dissicul-<text:line-break/>ter pateretur* . rasionem habuisset, neque fcopum alium</text:p>
      <text:p text:style-name="P13">in singulis partibus, construendis haberet antiquiorem,<text:line-break/>haudquaquam aliter, quam simplicem, ipsam: effecisset,<text:line-break/>aut omnino,incompositam; neque.enim, si lapideum vel<text:line-break/>ligneum animal effingere velis, aliter ipfum feceris; fa-<text:line-break/>tius enim, est stabilimentum unum esse per totam spinam<text:line-break/>porrectum, quam plurima esse exigua,, et ea articulatim<text:line-break/>diyifa. Atque etiam artus ejusmodi in animalibus lapi-<text:line-break/>deis aut ligneis existimo esse longe anteponendos; et<text:line-break/>reliquum corpus totum ejusmodi simulacrorum, si uno<text:line-break/><text:span text:style-name="T50">lapide </text:span>sit conflatum, multo adverfus injurias est tutius,<text:line-break/>quam si ex multis str compositum. Animali vero, quod<text:line-break/>.membris fuis esset <text:span text:style-name="T50">s </text:span>usurum, pedibus que fuis ambulaturum,<text:line-break/>ac manibus apprehenfurum, dorfumque inclinaturum ac<text:line-break/>-erecturum, . non, erat melius in pedibus aut in manibus<text:line-break/>totaque fpina os unicum habere; fed quum multis <text:span text:style-name="T64">:</text:span> ac<text:line-break/>variis motibus animal esset ufurum, fatius fuit ipfum ita<text:line-break/>xOmparare, quam ad motum ineptum illud efficere ; qua-<text:line-break/><text:span text:style-name="T50">cmjque </text:span>enim, ipsius parte animal motu destituitur, <text:span text:style-name="T50">ea</text:span></text:p>
      <text:p text:style-name="P13">nihil oniiiino videtur a<text:span text:style-name="T62">f</text:span> lapideo difcrepare, eoque modo<text:line-break/>animal amplius non est. Quapropter quum motus ani-<text:line-break/>mali fecundum ipsius substantiam maxime- insit, is autem<text:line-break/>fieri ;sine articulis nequeat^ ob id fatins' fuit ipfum ex<text:line-break/>multis' partibus fuisse conflatum. Sed hic multitudinem<text:line-break/>learum-definitam contemplare; non enim,^si crus multis<text:line-break/>indigeat * partibus, protinus etiam et misse indiget; sed<text:line-break/>alterum' natura habet, scopum, quo partis ctijusque nume-<text:line-break/>rus- proprius indicatur; est autem scopus is. totius instru-<text:line-break/>menti patiendi difficultas. At tu quidem forte fcopum<text:line-break/>utrmnque vieissim considerans, quum motus partium om-<text:line-break/>nium -necessarios ac varios mente-intueberis, naturam<text:line-break/>accusabis,^ quae -tam magnum os cruris.’ ac" brachii ‘sit<text:line-break/>•fabricata; quum autem' contra securitatem solam fpecta-<text:line-break/>veris, spinae Os esse <text:span text:style-name="T50">&lt; </text:span>unicum oportere judicabis, <text:span text:style-name="T49">ήοή<text:line-break/></text:span>'quot' ntinc funt, plura quam viginti. <text:span text:style-name="T50">••£ </text:span>At natura non<text:line-break/>“vicissiin<text:span text:style-name="T50">, </text:span>fed utrum que perpetuo consideratpriorem qui-<text:line-break/>flent dignitate actionem, -post illam autem - fecuritatem^</text:p>
      <text:p text:style-name="P22">ad sanitatis vero diuturnitatem securitatem quidem <text:span text:style-name="T50">-</text:span>essa<text:line-break/>priorem, posteriorem autem actionem. Quod si tu quo-<text:line-break/>que expendere ita volueris, spero me nunc quoque in<text:line-break/>dorsi spondylis comprobaturum (quomodo in manibus<text:line-break/>ac cruribus prius ostendi), ne excogitari quidem posse<text:line-break/>exactiorem, ac justiorem actionis simul ac dyspathiae<text:line-break/>mixtionem. <text:span text:style-name="T50">,<text:tab/></text:span>‘</text:p>
      <text:h text:style-name="P67" text:outline-level="2">Cap. XI.</text:h>
      <text:p text:style-name="P1">Nam si os unicum totius spinae fuisset;<text:line-break/>quod iis partibus animal immobile fuisset, velut' veru<text:line-break/>quodam confixum aut palo affixum, nihil verbis est<text:line-break/>opus; id enim ne nos quidem, ni fallor, si Promethei<text:line-break/>loco fuiflemus, latuisset Verum quod neque ego, neque<text:line-break/>tu, neque alius quis homo amplius animadvertiflet, non<text:line-break/>tamen Prometheum ipfum praeteriiflet, id protinus di-<text:line-break/>cam, cur non duo scilicet, vel tres aut quatuor, aut<text:line-break/>omnino pauci facti: sunt spinae spondyli, fed ita multi<text:line-break/>simul ac multis modis, quomodo nunc, inter fe com-<text:line-break/>missi. Ostendam enim, omnem ipscrum-numerum opti-</text:p>
      <text:p text:style-name="P13">mam habere mensuram; apophyfes atque articulorum<text:line-break/>compositiones, ac connexiones, ligamenta praeterea ac<text:line-break/>perforationes omnes mirifice adeo ad actionem simul ac<text:line-break/>patiendi difficultatem esse comparata, ut, si quidvis eorum<text:line-break/>quantumvis exiguum immutaris, aut &lt; peri iste funditus<text:line-break/>animo finxeris, aut extrinsecus adjectum este, vel actia<text:line-break/>quaedam manca, vel pars imbecilla statim deprehendatur^<text:line-break/>Auspicanda certe mihi narratio est a parte omnium, quae<text:line-break/>funt in spina, principalissima, quam fpinalem medullam<text:line-break/>nominant. Neque enim affirmare quis possit, qulu eam<text:line-break/>existere fuerit necesse, neque quod aliam positionem<text:line-break/>meliorem habere potuerit ea, quae est ad spinam, neque<text:line-break/>quod hac quidem ipfa aliam habere potuerit tutiorem^<text:line-break/>Si enim omnino non extilisset, duorum alterum accidif-<text:line-break/>fet: aut enim partes omnes animalis, quae funt fub ca-<text:line-break/>pite, immobiles omnino essent, aut in earum singulas<text:line-break/>nervum a cerebro deduci oporteret Verum si immo-<text:line-break/>biles omnfuo-fuiflent,/quod paulo ante diximus, verum</text:p>
      <text:p text:style-name="P13">fuerit, quod fcilicet animal non amplius esset animal,<text:line-break/>fed velut lapideum aut luteum opus esset; quod si a<text:span text:style-name="T62">:<text:line-break/></text:span>cerebro nervus exiguus in partes singulas esset deductus/<text:line-break/>opificis id esset fecuritatis eorum rationem prorsius nul-<text:line-break/>lam habentis. Non solum enim nervum tenuem, qux<text:line-break/>frangi ac contundi potest, magno intervallo deducere<text:line-break/>non erat tuthm, fed ne ullum quidem validiorum in-<text:line-break/>strumentorum, neque ligamentum, neque arteriam, nec<text:line-break/>venam; nam haec quoque perinde ac spinalis medulla,<text:line-break/>a proprio principio magna enata, velut strpites quidam,<text:line-break/>dum progrediuntur ac jam prope partes singulas accefa-<text:line-break/>sierunt, ramos mittunt, quod a principio ipfo proficifci-<text:line-break/>tur, partibus omnibus suppeditantes. Proinde satius erat'<text:line-break/>spinalem mediillam, velut fluvium quendam ex cerebro<text:line-break/>tahquam fonte manantem, locis omnibus, quae praeterit^<text:line-break/>nervum semper immittere, tanquam sensus ac motus<text:line-break/>rivulum; quod sane manifesto factum apparet, femper<text:line-break/>enim propinquis quibusque partibus ex* parte medullae-</text:p>
      <text:p text:style-name="P5">fpinalis propinqua productus nervus inferitur. Verum<text:line-break/>hujud quoque rei antea meminimus, neque existimo quen-<text:line-break/>quam adeo hebetem, qui non’ putet longe tutius esse per<text:line-break/>mediam spinalem medullam motum a rationali principio<text:line-break/>partibus omnibus inferioribus immitti," quam nullius in-<text:line-break/>terventu mitti ad singulas a cerebro per tenuem quem-<text:line-break/>piam nervum. Quod autem „ huic est proximum, ' coii-<text:line-break/>- siderare jam fuerit tempestivum. Quum enim fpinalis<text:line-break/><text:span text:style-name="T50">' </text:span>medulla, velut alterum quoddam cerebrum, partibus<text:line-break/>omnibus, quae funt fub capite, extiterit., eamque non<text:line-break/>raliter, quam cerebrum, fepto quodam duro atque ad<text:line-break/>patiendum difficili muniri, ipfumque septum fieri et<text:line-break/>alicubi constitui oporteret; nonne fatius fuit, quae quasi<text:line-break/>earina corpori animalis est. subjecta, ‘atque fane ossea,<text:line-break/>eam parte interna exeulpere, ac cavam ipfam efficere,<text:line-break/>ut, via simul ac tutum fpinali medullae esset praesidium ?<text:line-break/>Porro quatuor jam hos spinae ufus numeres licet: pri-*<text:line-break/>mum quidem velut fedis cujosdain et fundamenti instru-<text:line-break/>mentorum ad visanr necessariorum; fgcpndum autem</text:p>
      <text:p text:style-name="P23">velut viae cujusdam spinali medullae; tertium tuti prae-’<text:line-break/>sidii; quartum motus instrumenti, quem dorsi) ac spina<text:line-break/>animalia obeunt; quibus quintus ex abundanti accedit,<text:line-break/>viscerum extrinsecus spinae incumbentium munimentum.<text:line-break/>Verum hoc quidem necessario erat secuturum, sicopi vero,<text:line-break/>in quos natura intuita omnem ejus constructionem est<text:line-break/>molita, qua luor sunt praedicti. Atque etiam <text:span text:style-name="T50">sigillatim<text:line-break/></text:span>proprium quiddam ipsi fuit tributum: nam quod <text:span text:style-name="T50">velut •<text:line-break/></text:span>carina est et totius animalis stabilimentum, ob eam caufam<text:line-break/>ex ossibus conflata.est, et his duris; quod vero spinalis<text:line-break/><text:span text:style-name="T50">meduliae est </text:span>via, ob id intus est cava; quod <text:span text:style-name="T50">autem ipsi<text:line-break/></text:span>instar muri est, ob id multis propugnaculis in orbem est<text:line-break/>inunita, quae paulo post explicabo; quod vero motus<text:line-break/><text:span text:style-name="T50">est </text:span>instrumentum (nam id in primis explicare mihi est<text:line-break/>propositum;, ob id ex pluribus ossibus <text:span text:style-name="T50">per </text:span>articulos <text:span text:style-name="T50">com-<text:line-break/></text:span>missis inter fe constitit<text:tab/>- <text:span text:style-name="T50">.</text:span></text:p>
      <text:h text:style-name="P67" text:outline-level="2">Cap. XII.</text:h>
      <text:p text:style-name="P1">Causiam vero, cur non <text:span text:style-name="T50">ex duobus </text:span>aut<text:line-break/><text:span text:style-name="T50">tribus </text:span>ossibus <text:span text:style-name="T50">longis </text:span>aeque, ac <text:span text:style-name="T50">fu manu quidem est, bra-</text:span><text:span text:style-name="T54">J</text:span></text:p>
      <text:p text:style-name="P13">chium et cubitus, in crure autem tibia ac femur, fed<text:line-break/>ex quatuor quidem et viginti in hominibus praeter os<text:line-break/>latum, quod extremae ipsi fubjacet, in reliquis autem<text:line-break/>animalibus - ex pluribus, ego docebo • ostendamque hic<text:line-break/>quoque artem naturae, tribus capitibus, disputationem<text:line-break/>lotam complexus; primp quidem, quo mihi maxime ad<text:line-break/>praefens institutum est opus, quod fcilicet spinae fpon-<text:line-break/>dylos multos omnino esse ac parvos oporteat; fecundo<text:line-break/>autem, quod quatuor quidem ac maxime, ejus fuit par-<text:line-break/>fus, collum, dorsum, lumbi, et os, quod a quibusdam<text:line-break/>sacrum, ab aliis vero latum nuncupatur; . ter lio vero,<text:line-break/>quod in collo sieptem spondylos efle oportebat, in dorso<text:line-break/>duodecim, in lumbis qniifque; quod vero ad os sacrum<text:line-break/>attinet, ostendam, et ipfum fuisse melius ex quatuor<text:line-break/>conflari. Primum igitur caput, quo maxime ad praefen-<text:line-break/>tia indigeo, quod et multis ac valde parvis ossibus fpi-<text:line-break/>nam constare erat melius, evidenter fuit demonstratum,<text:line-break/>cum fpinalis medullae naturam repeteremus, .et affectus,</text:p>
      <text:p text:style-name="P13">in quos animal incidit, quum spondyli fede sua dimo-<text:line-break/>ventur; nam ipsius natura cerebro est assimilis, et fym-<text:line-break/>ptomata, quibus animal prehenditur, eis symptomatibus<text:line-break/>funt similia, quae affecto cerebro nobis accidunt,, motus<text:line-break/>enim et fenfus omnium pardum, quae sub affecto fpon-<text:line-break/>dylo sunt, laeduntur. Veium nemo haec quidem iguo-<text:line-break/>rat; quod vero ait Hippocrates, Si mulli quidem, Jpon-<text:line-break/>dyli ordine fefe consequentes emoti fuerunt, malum, fin<text:line-break/>vero unus quivis ex caeterorum harmonia ac compage<text:line-break/>exilierit, exitio funi, non omnes itidem intelJigunt; estque<text:line-break/>id ipsiim, quo nunc maxime ad praefentia egemus.<text:line-break/>Scribit itaque ipsie Hippocrates, symptomatis causam nos<text:line-break/>edocens, quod, si ni usti simul emoti fuerint, singuli pau-<text:line-break/>lum .dissiti, tum circularis, non autem angularis spinalis<text:line-break/>medullae fit contorsio; quod si unus aliquis fpondylus<text:line-break/>exciderit, fpinalis medulla ex loco exiguo deflectens<text:line-break/>dolehit, spondylusque, qui exiliit, ipsam, comprimet, nisi</text:p>
      <text:p text:style-name="P13">fane etiam perruperit. Quod si haec ita fe habent, fpi-<text:line-break/>nalisque medulla magnam eam que simultaneam flexio*<text:line-break/>nem sustinere non potest, spina vero ipsa per magnos<text:line-break/>ac laxos articulos multumque dissitos moveri sine mole-<text:line-break/>stia non poterat, melius fuit ex multis parvis, singulis <text:span text:style-name="T50">,,<text:line-break/></text:span>paulum conferentibus, totam ipfam conflari; sic enim<text:line-break/>flexio fit non angularis, fed secundum circuli circum*-<text:line-break/>ferentiams, noxamque ex'spinali medulla compressa, aut<text:line-break/>contufa, aut rupta, effugit ltaque quod ex multis ossibus<text:line-break/>motus exiguos habentibus spinam -fieri praestiterit<text:span text:style-name="T64">r</text:span> per-<text:line-break/>spicue jam ostendimus; eoque maxime ad rem praefen-<text:line-break/>tem indigere dicebamus. Atque in praesienti quidem<text:line-break/>reliqua duo capita in aliud tempus. rejiciamus; propero<text:line-break/>enim ad musculorum spinalium, expositionem, cujus gra-<text:line-break/>tia omnia haec fuerunt dicenda, quae et ipsia per fe<text:line-break/>sunt utilia, musculorumque constructionem explicant.<text:line-break/>Quandoquidem, si spinae spondylos multos esse oportere<text:line-break/>demonstravimus, .confentaneum fane, est cuique ipsorum.</text:p>
      <text:p text:style-name="P13">motum inesse 'proprium; quod si musculi duo a capite<text:line-break/>usque ad os latum extensi siluas haberent longas secun-<text:line-break/>dum longitudinem exporrectas, fieri non posset,, ut fpon-<text:line-break/>dyli singuli privatim moverentur, fibras enim omnes<text:line-break/>itidem attraherent; nunc vero, quod obliquae in quoque<text:line-break/>sipondylo fibrae fuerint, tum ad latera circumagere, tum<text:line-break/>-flectere, atque erigere nunc hanc, nunc aliam fpinae<text:line-break/>partem possemus. Porro quum movere ipfam sigillalim<text:line-break/>possimus, poterimus et totam simul movere, fibrisque<text:line-break/>mufculorum omnibus simul agere; non tamen constru-<text:line-break/>ctionem eam, quae totam simul spinam movet, particu-<text:line-break/>laris fequeretur, quum enim musculorum fibras fecundum<text:line-break/>fpinae longitudinem tenderemus, simul quidem totam<text:line-break/>prompte moveremus, singulos tamen sipondylos non item.<text:line-break/>Melior igitur habenda est constructio, quae utrumque si-<text:line-break/>mul probe praestare potest, quam quae alterum tantum.<text:line-break/>Quod si alii duo praeterea, motus, ceu cumulus, huic<text:line-break/>constructioni accefferint, quo pacto non insipitis partibus</text:p>
      <text:p text:style-name="P13">altera praestantior fuerit? atqui accedunt;- conversiones<text:line-break/>enim spondylorum ad latera utroque . nunc quidem ex<text:line-break/>fibris singulis feorfum agentibus sumus adepti,’ tunc autem<text:line-break/>flectendi et extendendi facultas nobis tantum adfuiflet.<text:line-break/>Recte, igitur dictum ante fuit, spinae totius communes<text:line-break/>hosce musculos partibus silis superioribus, quae capiti<text:line-break/>funt connexae, articulos, qui sunt ad primos spinae spon-<text:line-break/>dylos, movere; fieri enim non poterat, ut repente ac-<text:line-break/>simul fibrae eorum in primis spondylis sirlis rectae essi-<text:line-break/>cerentur, quum spinam ad finem usque positionis ordi-<text:line-break/>nem eundem servare est necesse. A t vero deterius nihil<text:line-break/>ex ejusmodi positione erat futurum;, quum caput motum<text:line-break/>rectum ex ipsis eflet habiturum,' et praeter eum duos<text:line-break/>alius laterales. Haec quidem caufa fuit, cur, spinales<text:line-break/>sane musculi fibras ita sitas habuerint,</text:p>
      <text:h text:style-name="P67" text:outline-level="2">Cap. XIII.</text:h>
      <text:p text:style-name="P1">Ad reliqua vero, quae ad vertebras per-<text:line-break/>tinent, nobis est accedendum, omnia, quae antea rejece-<text:line-break/>ramus, convenienti ordine explicaturis; quorum primum</text:p>
      <text:p text:style-name="P13">'id (ni fallor) crat, ut de parvitate vertebrarum cum ca-<text:line-break/>pite dearticulatarum diceremus/ Quod autem propter<text:line-break/>instrumentorum copiam, quae locanda ibi omnino erant,<text:line-break/>primae vertebrae magnae efle non poterant, dictam na-<text:line-break/>bis haud ita pridem fuit. Quod autem, si aliarum om-<text:line-break/>nium, quae fubjacent, structuram fpectes, ad rem magis<text:line-break/>pertinet, superiores fieri femper minores, id quoque per-<text:line-break/>spicuum efle arbitror, siquidem, quod gestatur, mimis esse<text:line-break/>oportet eo/quod gestat Quae caufa fuit,, cur natura om-<text:line-break/>nium sipinae ossium infimum fecerit maximum, ipfum<text:line-break/>velut sundamentum quoddam vertebris omnibus spbji-<text:line-break/>ciens, secundum vero magnitudinis locum habet vertebra<text:line-break/>illi conjuncta, quarta quidem et vigesima post primam<text:line-break/>sita, lumbarium autem vertebrarum ordine quinta. Hae<text:line-break/>autem iptae, quum aliis rurfus sint fubjectae, merito funt<text:line-break/>maximae, et potissimum earum quinta, ut nuper dixi-<text:line-break/>mus; reliquae autem, quantum situ ab iusima difcedunl^<text:line-break/>tantum et magnitudine cedunt. Quo fit, ut quinque ,lum-</text:p>
      <text:p text:style-name="P13">barium vertebrarum prima sit minima; et ea rursus mi-<text:line-break/>nor et dorsi postrema, quae cum ea est commista; atque<text:line-break/>hac rursus, quae ipsam antecedit; idque ipsum fit fem-<text:line-break/>per usque ad ipfium caput, nisi forte aliqua paulo major<text:line-break/>adjacentibus sit interjecta, idque cum magno ufu, quem-<text:line-break/>admodum id quoque procedente fermone demonstrabimus.<text:line-break/>Haec itaque est causa, cur primi spondyli parvi ex-<text:line-break/>titerint.</text:p>
      <text:h text:style-name="P67" text:outline-level="2">Cap. XIV.</text:h>
      <text:p text:style-name="P1">Quod autem apophyfes alias non hal-<text:line-break/>beant, quomodo reliqui, tum autem cur corpore aliorum<text:line-break/>quidem omnium sint tenuissimi, cavitate autem interna<text:line-break/>iidem sint latissimi, ejus rei ufum dicendum deinceps<text:line-break/>fuerit; nam quod natura nihil faciat frustra, si quis sit,<text:line-break/>cui nondum sit persuafum, vana sunt ea, quae adhuc<text:line-break/>fcripsimus. Verum etsi neminem efle arbitror, qui-de<text:line-break/>natura adhuc haesitet, non tamen existimo, eundem plane<text:line-break/>esse physicum<text:span text:style-name="T49">, </text:span><text:span text:style-name="T53">ι </text:span>sed nonnulla adhuc ipsius operum igno-<text:line-break/>zare. Properet igitur is celerrime ad ea, quae restant;</text:p>
      <text:p text:style-name="P5">-ac primum quidem, quod ad spondylorum omnium ca-<text:line-break/>vitateui pertinet, communem constructionis Tcopum discat;<text:line-break/>tum autem solus . sine nobis ex communi particulare in.<text:line-break/>colli spondylis conjectet Qui enim audierit, naturae in<text:line-break/>spina excavanda crassitiem spinalis medullae pro sicopo<text:line-break/>fuisse propositam, is cujusque fpondyli differentiam non<text:line-break/>difficillime inveniat Nam quum (ut paulo ante monui-'<text:line-break/>- mus) Ob nullam aliam caufam natura spondylos sic excul-<text:line-break/>p fer it, nisi ut viam quandam hanc tutam spinali medul-<text:line-break/>lae compararet, oportuit sime capacitatem ipsorum inter-<text:line-break/>nam spinalis medullae crassitiei efle aequalem; quae quum<text:line-break/>iu spondylis omnibus non sit aequalis, fitque in primis<text:line-break/>maxima, confentanenm est, ut horum etiam spondylorum<text:line-break/>latitudo aliorum sit maxima. Jam vero si latos quidem<text:line-break/>-hos ob spinalis medullae, quae illic est, crassitiem, leves<text:line-break/>autem, quod p rnibus superjaceant, effici par erat, perspi-<text:line-break/>cuum est, quod statim tenues quoque efle erat necesse;<text:line-break/>nam qui. fieri posset, ut leves essent, si sali simul ac crassi.</text:p>
      <text:p text:style-name="P63"><text:span text:style-name="T62">r</text:span>fuissent facti? Primi igitur spondyli ob hunc ufum lati<text:line-break/>quidem internis suis cavitatibus, tenues autem corporis<text:line-break/>mole extiterunt.</text:p>
      <text:h text:style-name="P67" text:outline-level="2">Cap. XV.</text:h>
      <text:p text:style-name="P1">Caeterum spinalis medullae crassitiem<text:line-break/>cujus rei gratia natura fecit inaequalem, aut cur tenuem<text:line-break/>magis ac magis atque angustam partibus infernis effecit,<text:line-break/><text:span text:style-name="T50">' </text:span>(omnino enim hic quoque jussam aliquam menfuram fpe-<text:line-break/>ctans, quantam eam esse oportebat, tantam in singulis<text:line-break/>fpondylis est molita,) invenerit forte quispiam haec sine<text:line-break/>nobis. Addamus tamen et quid de his fentiamus, ufum<text:line-break/>fpinalis medullae in memoriam revocantes; nam ad quem<text:line-break/>ufum omnino est facta, propter illum satius fuit ipfam<text:line-break/>in singulis fpondylis efficere tantam, quanta nunc essi<text:line-break/>Ipsam sane extitifle ob id diximus, ut nervi partes om-<text:line-break/>nes, quae sunt siib capite, moturi distribuerentur. Proin-<text:line-break/><text:span text:style-name="T50">* </text:span>de in eo natura videtur admiranda, quod tantam a ce-<text:line-break/>rebro produxerit medullam, quanta maxime partibus</text:p>
      <text:p text:style-name="P13">omnibus infernis fufficeret; atque cernitur tota in ner-<text:line-break/>vorum propagines confumi, non aliter quam arboris truii-<text:line-break/>cus in ramos quamplurimos. Oportebat autem (opinor),<text:line-break/>si nulla arte animal fuiflet conformatum, aiit si natura<text:line-break/>non eum fcopum in fpinalis medullae crassitie sibi pro-<text:line-break/>posuisset, ipsam aliquando inveniri aut non secundum<text:line-break/>spinae longitudinem totam extenfam, aut superfluum<text:line-break/>quidpiam habere, facta jani in partes omnes distributione*<text:line-break/>Quod si minOrem ipfam fuperne ex cerebro prodiixisseb<text:line-break/>quam partium ufus postulabat’, statim quidem pars ipsius<text:line-break/>ultima inveniretur vacua, statiin autem et partes infernae<text:line-break/>prorsus essent immobiles ac sensus expertes; Quod si<text:line-break/>major extitisset, nonnulla ipsius pars ad postremam spi-<text:line-break/>nam esset superflua, velut rivus quidam stagnans otiosiis<text:line-break/>atque inanis. Si igitur horum neutrum in quovis ani-<text:line-break/>malium genere invenitur, sed, quemadmodum medulla<text:line-break/>una cum spina coepit, ita cum ea finit, quam caufain<text:line-break/>dices, cur non iis, quae diximus, assentiri debeas, simul</text:p>
      <text:p text:style-name="P5">et naturam admirari? Quum enim''in' nervos’ octo- et<text:line-break/>-quinquaginta spinalis medulla esset dividenda, tantam ex<text:line-break/>cerebro produxit, ut distributioni in nervos plane esset<text:line-break/>aequalis, neque in ipsia. deficeret quidpiam, neque super-<text:line-break/>esset. Equidem naturam pro dignitate admirari satis ne-<text:line-break/>queo. Quod si locum, unde primum singuli nervi a<text:line-break/>fpinali medulla proficiscuntur, didiceris, ac praeterea<text:line-break/>quanta cujusque sit magnitudo, tum in quam feratur<text:line-break/>partem, non modo naturae artem,- verum etiam aequita-<text:line-break/>tem laudabis. Loca enim, unde nervi emergunt, adeo<text:line-break/>funt tuta, ut nervi non premantur, neque contundantur,<text:line-break/>neque rumpantur, neque (ut in fumma dicam) in tot<text:line-break/>.ac ejusmodi spinae motibus afficiantur; moles vero cujus-<text:line-break/>,que est tanta, quantam pars recipiens postulat; via autem<text:line-break/>.omnis, quae eft inter primam productionem et finem<text:line-break/>Ultimum, mirabiliter ad cujusque securitatem est com-<text:line-break/>parata. Sed de his procedenti sermone omni tractabi-<text:line-break/>. mus. Quod autem de constructione^fpinae folius eft reli-</text:p>
      <text:p text:style-name="P13">quum (de qua hoc in libro agere statueram) id explicabo,-<text:line-break/>rurfus unde digressas eram reverfus. Quum enim fpi-<text:line-break/>nalis medulla velut alterum quoddam cerebrum partibus<text:line-break/>omnibus, quae funt sub capite, esset futura, et fpina<text:line-break/>ipfa simul quidem via opportuna, simul autem tutum<text:line-break/>praesidium ei esset comparata, ob eam causam natura<text:line-break/>tum .alia multa atque admirabilia in fpondylis est ma-<text:line-break/>chinata, tum autem et quam spinam vocant, ex mediis <text:span text:style-name="T52">t<text:line-break/></text:span>partibus postremis produxit, quae esset velut vallum<text:line-break/>quoddam ante spinam tutam oppositum, quod prius ip-<text:line-break/>fum contunderetur ac comminueretur modisque omni-<text:line-break/>bus afficeretur, quam ad ullum spondylum noxa perve-<text:line-break/>niret. Usque ad posteriores sane , fines spina ipsa est os,<text:line-break/>ibi vero cartilago quamplurima ei circumjacet Demou- <text:span text:style-name="T50">•<text:line-break/></text:span>stratum enim id nobis antea etiam, fuit, cartilaginis sub- <text:span text:style-name="T50">-<text:line-break/></text:span>stantiam ad subjecta instrumenta tegenda ac defendenda .<text:line-break/>maxime esse idoneam, ut quae neque comminui, neque <text:span text:style-name="T50">v<text:line-break/></text:span>rumpi, . quemadmodum, dura ,atque .friabilia, <text:span text:style-name="T50">.. </text:span>neque in-</text:p>
      <text:p text:style-name="P13">cidi, neque, contundi, quemadmOdum mollia <text:span text:style-name="T50">ac </text:span>carnosii,<text:line-break/>queat. Huic, autem rursus cartilagini ligamenta nervosa,<text:line-break/>lata, fortia et crassa indidit, fervatura simul ac totam<text:line-break/>fpinam colligatura, ut unum corpus sit, quod ex omni-<text:line-break/>bus apophysibus est conflatum, quanquam non parum a<text:line-break/>fe distent; verum vinculum nervofum est in caufa, cur<text:line-break/>omnes hae spondylorum apophyfes velut unum sint, <text:span text:style-name="T50">si-<text:line-break/></text:span>mul autem cur motus earum sit multus. Nam durum<text:line-break/>eousque est vinculum hoc, . ut facile flexa fpina exten-<text:line-break/>datur; molle autem eatenus, ut neque rumpatur, neque<text:line-break/>quidquam omnino afficiatur, cum ea extenditur. Quan-<text:line-break/>quam, si ipsiim paulo durius esse animo finxeris, motibus<text:line-break/>repugnabit, spondylosque in fua pristina fede continebit,<text:line-break/>quum diductos ipfos fequi nequeat; quod si mollius esset,<text:line-break/>tametsi motum non moraretur, compositionis tamen ipso-<text:line-break/>rum inter fe securitatem consuetam non perinde servaret;<text:line-break/>nunc autem, quum durum sit mediocriter, ad usum<text:line-break/>iitrumque admodum est aptum;- Ad eundem autem mo-</text:p>
      <text:p text:style-name="P13">dum et vinculum, quod partes spondylorum anteriores.<text:line-break/>connectit, symmetriam in duritie ad unguem partibus<text:line-break/>illis convenientem est adeptum. Sed de his paulo post<text:line-break/>agemus. Porro spina praeter ea, quae data sibi ad siecu-<text:line-break/>ritatem memoravimus, figuram quoque apophysieon om-<text:line-break/>nium consentientem admodum est adepta, quarum quae<text:line-break/>situm supra habent, deorsiim, quae infra, sursum fpe-<text:line-break/>ctant, ut ipsius forma aedificiis illis sit simillima, quae,<text:line-break/>testudines nuncupant; quorum formam faepenumero jam<text:line-break/>diximus figurarum omnium ad patiendum efle difficilli-<text:line-break/>mam. Non igitur amplius est mirum, si foli fpondylo,<text:line-break/>qui in medio est fpinae, apophysis posterior, quae fpi-<text:line-break/>nam efficit, in neutram partem inclinat, id est, neque<text:line-break/>in collum, neque in lumbos, sed omnino est recta at-<text:line-break/>que in nullam partem propensa, retro exporrecta; nam<text:line-break/>id quoque ab eadem manat providentia. Aut quo pacto<text:line-break/>similem ipfam totam fornici effecisset, nisi primum qui-<text:line-break/>dem apophyses omnes parte - inferna enatas fursum ad-</text:p>
      <text:p text:style-name="P13">duxisset, quemadmodum certe et siipernas deorsiim,<text:line-break/>fecundo autem in terminum quendam communem rectuni<text:line-break/>ac nusquam inclinantem conjunxiflet, qui velut fornicis<text:line-break/>fummitas quaedam esset futurus? Atque etiam apophyfeon<text:line-break/>omnium magnitudo, quas spinam constituere diximus, in<text:line-break/>omnibus fpondylis est inaequalis, id quoque natura ad-<text:line-break/>mirabili quadam providentia fabricante. . Neque enim,<text:line-break/>quibus locis pars quaedam princeps ssilum eundem cum<text:line-break/>medulla habebat, in iis- confentaneum erat nullam ip-<text:line-break/>farum magnitudinis habere rationem, neque, in quibus<text:line-break/>medulia erat sista, in iis praelongas efficere erat aequum,<text:line-break/>fed ne a parvis quidem ipondylis spinam producere lon-<text:line-break/>gam, neque a magnis brevem. Merito-igitur,- quum in<text:line-break/>thorace cor esset locatum, magnaque arteria spinae in-<text:line-break/>cumberet, na lura longissimas ibi fecit apophyses, quae<text:line-break/>fpinam constituunt, iu aliis vero partibus' omnibus bre-<text:line-break/>vissimas. Porro aliae spinae partes sunt lumbi, osssa-*'<text:line-break/>cTum *et collum: quarum lumbi quidem et - polium ex</text:p>
      <text:p text:style-name="P13">utraque parte thoracis spondylorum sunt; facrum vero<text:line-break/>os est, quod tum maximum est, tum internum,, quod<text:line-break/>etiam velut fundamentum quoddam spondylorum com-<text:line-break/>pagini naturam subjeci fle memorabamus. ln lumbis qui-<text:line-break/>dem spondylorum moles^est memorabilis, ac parte in-<text:line-break/>terna vena cava ac magna arteria eis incubant; ad os<text:line-break/>vero facrum moles corporis est memorabilior, verum in-<text:line-break/>sirumentum nullum princeps ei subjacet. Merito igitur<text:line-break/>fecundum thoracis spondylos quae in lumbis retro funt<text:line-break/>apophyfes maximae factae fuerunt; qui vero in collo<text:line-break/>funt spondyli, quum omnium essent tenuissimi, longas<text:line-break/>simul ac tutas productiones habere non potuerunt, rum-<text:line-break/>perentur enim facile hae propter tenuitatem. Recte.<text:line-break/>igitur dictum paulo ante <text:span text:style-name="T50">a </text:span>nobis fuit, naturam in molem<text:line-break/>spondylorum intuitam atque instrumentorum fpinae in-<text:line-break/>cumbentium dsserimen inaequales ipsorum in spina fe-<text:line-break/>cisse apophyses.</text:p>
      <text:h text:style-name="P68" text:outline-level="2">Cap. XVI.</text:h>
      <text:p text:style-name="P1">Non.igitur amplius, opinor, dubitabi-<text:line-break/>mus, quid sit cur duodecim omnibus dorsi spondylis<text:line-break/>apophyses omnes <text:span text:style-name="T49">ηοη </text:span>sint aequales. Nam etiamsi om-<text:line-break/>nes potissimum sint in thorace; non tamen ii sunt prope<text:line-break/>cor, qui funt infra ad diaphragma, fed jam longius ab-<text:line-break/>funt, quemadmOdum qui funt in lumbis. Neque etiam<text:line-break/>caufam ignOrabimus, cur diximus partes maximas spinae<text:line-break/>totius efle quatuor. Quum enim thorax sit medius, cum-<text:line-break/>que utrinque circumstent, supra quidem collum, inira<text:line-break/>vero lumbi, communiter autem, quae singillatim diximus<text:line-break/>omnia, os latum suffulciat; quatuor maximae partes fpi-<text:line-break/>nae totius necessario conficiuntur. Cur autem pars alia<text:line-break/>ex septem spondylis, alsa ex duodecim, alia ex quinque,<text:line-break/>reliqua autem ex partibus quatuor, (h°rum enim ufum<text:line-break/>quoque dicere fum professius,) postea audies, ubi primum<text:line-break/>sermonem hunc totum absolvero. Cur vero novem qui-<text:line-break/>dem omnino in lumborum spondylis sint apophyfes, unde-</text:p>
      <text:p text:style-name="P13">cim autem in colli spondylis, quinque in. inferioribus,<text:line-break/>feptem-vero in duobus primis, sicutr fane feptem in om-<text:line-break/>nibus thoracis fpondylis, id consecutione quadam ad prae-<text:line-break/>dicta nobis est exponendum. Quemadmodum certe apo-<text:line-break/>physis cujusque spondyli parte posteriore., quae sipinam<text:line-break/>efficit, propugnaculi ufum praestare ostendebatur, ita et<text:line-break/>aliae apophyfes transversae spondylis sunt duae, quae si-<text:line-break/>mul quidem lateralibus ipsorum partibus simile; praebent<text:line-break/>praesidium, simul autem velut sedes quaedam sunt mu-t<text:line-break/>siculis spinae internis atque externis subditae;- his enim<text:line-break/>omnibus incumbunt una cum arteriis, venis ac nervis,<text:line-break/>quae partim ad ipsijs, partim per ipsus feruntur. Estr<text:line-break/>porro et alius quoque tertius earum spondylis thoracis<text:line-break/>usus, ad costarum videlicet dearticulationem, quae 'ma-<text:line-break/>xime ad respirationis actionem est neceflaria; fed de hac<text:line-break/>quidem fusius feorsim scripsimus. Praedictarum vero<text:line-break/>apophyfeon fines, quomodo et fpinae totius, ad mediam<text:line-break/>spinam funt conversi, quod (ut.ppinor) spondyli omne*</text:p>
      <text:p text:style-name="P13">ad eum locum inclinent propter causiam,- quam fupra<text:line-break/>diximus. <text:span text:style-name="T54">r</text:span><text:span text:style-name="T50">'~ </text:span>Cur autem crassae sunt laterales spondylorum<text:line-break/>thoracis apophyses, tenues autem in fpondylis lumborum<text:line-break/>et ossis sacri, in colli vero spondylis crassae <text:span text:style-name="T50">et </text:span>bifidae?<text:line-break/>an quod in thorace quum costae non folum eis essent in-<text:line-break/>articulatae, verum etiam per totum incumberent, ob id<text:line-break/>eonfentaneum fuit firmas ac stabiles in eo facere apo-<text:line-break/>phyfes; lumborum vero et ossis facri apophysibus quum<text:line-break/>vasa folum ac mufculi incumberent, nihil robore erat<text:line-break/>opus? Quae vero funt in collo, meritissimo jure extite-<text:line-break/>runt bifidae simul et crassae, ac finium alter quidem<text:line-break/>isque major ad aliorum proportionem deorsum, alter<text:line-break/>vero ac minor fnrfum spectat. Caeterum id solis ipsis<text:line-break/>ex abundanti accessit, quod apophysim posteriorem om-<text:line-break/>nium minimam habuerunt, ut paulo ante diximus, quan-<text:line-break/>quam fpinalis medulia ea parte plurimum polleat; de-<text:line-break/>monstravimus enim, partes ipsius primas aliis esse prin-<text:line-break/>cipaliores, Ob eam caufam crassas simul transversas</text:p>
      <text:p text:style-name="P14">apophyfes ipfas fecit ac bifidas, ut, quod securitatis pro-<text:line-break/>pter spinae brevitatem illius loci spondylis deerat, id<text:line-break/>ex transversis compensietur. Hactenus quidem omnia,<text:line-break/>quae ad spinam pertinent, juste habere videntur. Hinc<text:line-break/>vero considerandum diligentius atque attendendum iis,<text:line-break/>quae de aliis omnibus apophysibus dicentur atque etiam<text:line-break/>dearticulationibus, quae ipsis insunt* Quum enim spon-<text:line-break/>dylos oporteret simul quidem spinam efficere velut unum<text:line-break/>corpus stabile ac firmum, simul autem ad motum expe-<text:line-break/>ditum, naturam ob id par est admirari, quae artificio-<text:line-break/>sissime ad utrumque ufum, tametsi contrarium, spinam<text:line-break/>rite compararit<text:tab/>Nam spondyli omnes, praeter duos</text:p>
      <text:p text:style-name="P52">primos., partibus quidem anterioribus tuto inter fe col-<text:line-break/>ligati, posteriori vero dearticulati, firmitatem quidem in<text:line-break/>posterioribus figuris propter anteriorem harmoniam ac<text:line-break/>compagem sixnt adepti, ad motum autem non fiunt im-<text:line-break/>pediti, quod non coaluerint et parte posteriore articulis<text:line-break/>non mediocribus sint distincti. Ob eam fane caufam</text:p>
      <text:p text:style-name="P13">antrorfum quidem plurimum flecti postumus, retrorsum<text:line-break/>vero non item; perrumpes enim, si vim feceris, vin-<text:line-break/>culum anterius, quod ita exacte ipfos inter fefe conjun-<text:line-break/>git,- ut credas ipfos coaluisse, laxamentumque indulget<text:line-break/>exiguum in spinae pesteriora reclinantibus; fieri enim<text:line-break/>non poterat, ut simul quidem forte esset, simul autem<text:line-break/>multum extenderetur. Quanquam id quoque, quoad<text:line-break/>licuit, mirabiliter a natura fuit comparatum; mucofum<text:line-break/>enim ligamentum hoc (sic, enim Hippocrates appellavit)<text:line-break/>effecit; verum de tota illius fubstantia in 'fequentibus<text:line-break/>tractabimus. Spinam vero quum ne similiter quidem in<text:line-break/>partes utrasque <text:span text:style-name="T50">&gt; </text:span>flecti esset melius, (infirma enim sic ac<text:line-break/>laxa penitus esiet,) oportuit naturam eligere id, quod erat<text:line-break/>utilius. Potes hic quoque ufum considerare, quod ad<text:line-break/>omnes vitae hominis actiones melius erat spinam an-<text:line-break/>trorfum flecti, quod etiam, vasis parte anteriore spinae<text:line-break/>incumbentibus, magnae fcilicet arteriae, ac venae cavae,<text:line-break/>longe minus erat molestum<text:span text:style-name="T49">τ </text:span>rupta enim fuissent, si ex-</text:p>
      <text:p text:style-name="P13">tensa plurimum ac refracta, dum spinam totam retror-<text:line-break/>sum flecteremus, fuissent. Jure igitur, quum eam parte<text:line-break/>anteriore fpondylis constrictam exacte esse oporteret, <text:span text:style-name="T50">de-<text:line-break/></text:span>articulationes parte posteriore extiterunt. Jam librum<text:line-break/>hunc quoque finiam. Quum enim ad totam spinam ex-<text:line-break/>plicandam supersint adhuc quamplurima, quae in hoc<text:line-break/>libro dici omnia nequeant, (in immensam enim prolixi-<text:line-break/>tatem liber incideret,) satius mihi visum fuit, quae re-<text:line-break/>siant, omnia proximo libro refervare, praefertim quum<text:line-break/>ea commode dividi possint, ut pars eorum fu hoc libro<text:line-break/>recte feripta esse videatur, pars autem in proximum li-<text:line-break/>brum rejici queat.</text:p>
      <text:h text:style-name="P66" text:outline-level="1">GALENI DE VSV PARTIVM CORPO-<text:line-break/>RIS HVMANI<text:line-break/>LIBER XIII.</text:h>
      <text:h text:style-name="P67" text:outline-level="2">Cap. I.</text:h>
      <text:p text:style-name="P1">Quum autem spondylorum locus posteri-<text:line-break/>er in tres partes dividatur, primam, quae exacte posterior<text:line-break/>est, quo loco est spina., duas, quae utraque hujus parte<text:line-break/>funt, quas productionum transversarum radices terminant;<text:line-break/>quod ea parte, quae omnino est media, non modo non<text:line-break/>praestiterat, fed ne licebat quidem ipfarum dearticula-<text:line-break/>tiones efficere, quum ea spina jam esset occupata, arbi-<text:line-break/>tror id omnibus efle perspicuum* Ex duobus vero locis,</text:p>
      <text:p text:style-name="P13">qui relinquuntur, si in altero 'ipsorum spondyli inter<text:line-break/>fefe fui flent dearticulati, in alio autem tuto connexi,<text:line-break/>primum quidem natura suae aequitatis fuisset oblita, quae<text:line-break/>locis similibus inaequalia tribuisset; tum autem et spi-<text:line-break/>nam ipfam totam in partem alteram propenfam effecisset;<text:line-break/>postremo motuum, qui ipsi insunt, partem mediam ne-<text:line-break/>ceflario impediiflet ac vitiasset. Neque enim in utram-<text:line-break/>que partem circumagere ipfam itidem possemus, quum<text:line-break/>parte altera claudicaret; nutantibus autem spondylis<text:line-break/>pars spinae, quae non dearticulatur, sequi dearticulatam<text:line-break/>non posset, illiusque motum offenderet; quo fieret, ut<text:line-break/>non dimidia modo pars, fed paulo minus actio tota per-<text:line-break/>iret Hos quidem usiis ex spondylis omnibus utroque<text:line-break/>posteriore loco infer si? dearticulatis percipimus.</text:p>
      <text:h text:style-name="P67" text:outline-level="2">Cap. II.</text:h>
      <text:p text:style-name="P1">Causia vero, cur aliis quidem apophyses<text:line-break/>praelongae extiterint ac duplices, aliis autem simplices<text:line-break/>ac breves, ad magnitudinem ipsorum inaequalem est re-<text:line-break/>ferenda; nam quod duplex est ac praelongum, id tuni</text:p>
      <text:p text:style-name="P13">ad securitatem simul, tum ad motus constantiam eft an-<text:line-break/>teponendum; simplex autem articulus ac brevis, praeter-<text:line-break/>quam quod facile elabitur, motum habet inchoatum ac<text:line-break/>mancum. Et quidcm, si. spondyli omnes tuto potuissent<text:line-break/>duplicibus simul ac praelongis apophysibus construi,<text:line-break/>haudquaquam id nobis natura invidisset; verum fieri non<text:line-break/>poterat, ut fpondylorum tenuium simul 'ac exiguorum<text:line-break/>duplices simul ac praelongae ac tutae adversius injurias<text:line-break/>fierent apophyfes; nam quum graciles eo modo ac an-<text:line-break/>gustae, ut et ipsi spondyli, efle deberent, contererentur<text:line-break/>facile ac rumpcrentur. Quum igitur ipforum quisque<text:line-break/>iis, qui utraque parte funt, superna scilicet atque in-<text:line-break/>ferna, sit conjunctus, merito duae quidem acclives, toti-<text:line-break/>dem autem declives apophyses extiterunt. At ipfae qui-<text:line-break/>dem omnium spondylorum sunt communes, ex abun-<text:line-break/>danti autem velut cumulus, ut diximus, magnis fpon-<text:line-break/>dylis aliae duae sunt declives. Quum enim ex declivi-<text:line-break/>bus apophysibus acclivibus invectis spondyli dearticula-<text:line-break/>rentur, -ad securitatem majorem natura alteram decli-</text:p>
      <text:p text:style-name="P13">vium totam dearticulationi fubjecit,’- ligamentumque vali-<text:line-break/>dum ex ipsius sine productum sub acclivem totam fub-<text:line-break/>misit, ne, si forte motu aliquo vehementi animal agitare-<text:line-break/>tur, articulus fede fua excideret. Verum si praedictis<text:line-break/>tribus productionibus (quarum una est omnium maxima,<text:line-break/>quae fpinam constituit, ac duae transverfae) duas quidem<text:line-break/>acclives, quatuor autem declives adjunxeris, noveni om-<text:line-break/>nino ipsas reperies; quot sane et quales lumborum spon-<text:line-break/>dylis inefle mox cernuntur, quemadmodum in colio<text:line-break/>undecim praeter mediam iliam anteriorem magnam de-<text:line-break/>clivem; haec enim corpus ipsum spondylorum esc Ve-<text:line-break/>rum insignes ipsorum productiones sunt tum illa, quae<text:line-break/>fpinam efficit, tum transversarum utraque, quae (ut prius<text:line-break/>dictum estj etiam est bifida; tum quatuor, quae articulis<text:line-break/>funt dicatae; ex abundanti vero duae aliae accedunt<text:line-break/>superioribus ipforum finibus, utraque parte subjectae,<text:line-break/>quae cavitatem spondylorum declivium corpus excipien-</text:p>
      <text:p text:style-name="P13">tcm adaugent; quas solum si inspexeris, repente ipsarum<text:line-break/>usiim perspicue intelliges. Causam autem, cur oblongi<text:line-break/>parte inferna colii spondyli extiterint, paulo post affere-<text:line-break/>mus, ubi fermonem hunc, qui nunc est in manibus, ab-<text:line-break/>folverimus. Porro dorsi fpondylis singulis apophyses<text:line-break/>feptem extiterunt, tametsi non omnes formam habent si-<text:line-break/>roilem; quod fpondyli ejus novem fuperni posteriorem<text:line-break/>apophysin habeant maximam, ut fupra fuit comprehen-<text:line-break/>fum, transvertas vero crassissimas, tum acclives ac de-<text:line-break/>clives iis, quae collo infunt, similes, id est, breves simul<text:line-break/>ac latas. Decimus autem, qui hos fequitur, caetera qui-<text:line-break/>dem est similis, non tamen posteriorem apophysim habet<text:line-break/>aliis consimilem, longam, declivem et tenuem; neque<text:line-break/>etiam, ipsas quatuor, per quas cum aliis utrinque spon-<text:line-break/>dylis dearticulatur, habet similes, fed supernae quidem<text:line-break/>duae praelocatorum novem spondylorum apophysibus ac-<text:line-break/>clivibus, reliquae vero duae declives reliquis declivibus<text:line-break/>funt similes. Huic enim .soli spondylorum omnium id est</text:p>
      <text:p text:style-name="P52">• <text:span text:style-name="T50">\</text:span></text:p>
      <text:p text:style-name="P13">eximium, quod utraque dearticulatione propinquo sibi<text:line-break/>spondylo, utique invehitur; reliquis vero omnibus, qui<text:line-break/>sub hoc decimo sunt locati, id inest, ut acclives quidem<text:line-break/>apophysies sint convexae, declives vero sint devexae; ob<text:line-break/>id devexis quidem siubjectis sipondylis invehuntur, accli-<text:line-break/>vibus autem superiores excipiunt. Qui vero supra hunc<text:line-break/>in dorso sunt ac collo, hi omnes recipiunt simul ac<text:line-break/>declivibus apophysibus ambiunt acclives, quae sensim<text:line-break/>fiunt devexae. At qui in dorso est decimus, folus om-<text:line-break/>nium spondylorum (ut diximus) utriusque apophyseos<text:line-break/>fines mediocriter devexos adeptus invehitur adjacentibus,<text:line-break/>in cavitates quasdam superciliosas desinentibus./ Qui vero<text:line-break/>huic sunt proximi duo spondyli, apophyfes eas, quae<text:line-break/>spinam constituunt, pariter autem et acclives ac decli-<text:line-break/>ves, quibus mutuo de arti culantur, lumborum spondylis<text:line-break/>habent similes. Quin postremi hi duo dorsi * spondyli<text:line-break/>apophysies duas reliquas declives ex partibus infernis</text:p>
      <text:p text:style-name="P13">ad tutandos articulus fubmifias <text:span text:style-name="T50">(a </text:span>quibus diximus liga-<text:line-break/>menta. quaedam valida enasci) atque ab aliis sejunctas<text:line-break/>habent; verumtamen soli hi spondylorum omnium obli-<text:line-break/>quas utrinque (quas antea transversas appellavimus) non<text:line-break/>habent. Quae jgitur causa dissimilitudinis horum sit, di-,<text:line-break/>cendum deinceps fuerit; fruftra enim natura nil facit.<text:line-break/>Medium totius fpinae spondylum, qui in spinam rotun-<text:line-break/>dam quasi fornicem solum desinit, ostendimus rectam, ac<text:line-break/>nusquam inclinantem merito habere posteriorem apophy-<text:line-break/>sim; verum medius hic omuino est ille dorsi decimus.<text:line-break/>Natura enim hic quoque totam fpinam in partes om-<text:line-break/>nino aequales divisit, mole spondylorum aestimata, non<text:line-break/>numero; multo enim plures sunt-superiores; verum in-<text:line-break/>feriores corporis mole tanto illis lunt majores, quantum<text:line-break/>numero ab Iisdem vincuntur. . Mirarique ipsam convenit<text:line-break/>ut aequissimam, ut quae, non quod prima statim facie<text:line-break/>apparet aequabile, sed quod re vera est ejusmodi, ele-<text:line-break/>geritv a Merito igitur, fpondylus. iste, quemadmodum situm</text:p>
      <text:p text:style-name="P5">praeter caeteros habuit eximium, et cum eo apophysim po-<text:line-break/>steriorem, ita et de articulationes. Ut enim tota spina ae-<text:line-break/>qualiter flecteretur, hunc certe spondylum medium immo-<text:line-break/>tum efle oportuit, reliquos vero omnes mutuo a fe di-<text:line-break/>gredi et a medio, idque sensim, superiores quidem fur-<text:line-break/>sum, deorsum autem inferiores. Ad quem fane motum<text:line-break/>jam inde ab initio natura dearticulationes adaptans, fu-'<text:line-break/>perioribus quidem ipfo medio apophysies effecit, devexas<text:line-break/>quidem acclives, cavas vero sensim declives, inferioribus<text:line-break/>autem contra cavas quidem fecit acclives, devexas autem<text:line-break/>declives. Quum enim (ut antea ostendimus) ex paruui<text:line-break/>obliquis motibus spina rectos sit adepta, qui vero motus<text:line-break/>funt ita parum obliqui, hoc habeant, ut perfici possint,.</text:p>
      <text:p text:style-name="P64"><text:span text:style-name="T50">* </text:span>quum cavitates utroque circum stabiles devexitates cir-.<text:line-break/>cumferuntur, jure optimo medium quidem spondylum<text:line-break/>utraque dearticulatione fecit immobilem, reliquos vero<text:line-break/>omnes, internos quidem infernis dearticulationibus, fu-s .</text:p>
      <text:p text:style-name="P5">pemos autem supernis. Oportebat enim utique, quum<text:line-break/>spinam curvaremus, infernos quidem ad partes infernas<text:line-break/>cedere, superiores vero furfum tendere; quin et quum<text:line-break/>furfum spectamus atque erigimur, spondylos motum<text:line-break/>praedicto contrarium habere oportebat, supernos scilicet<text:line-break/>deorsum, infernos autem sursum. Porro figurae utriusque<text:line-break/>terminus est, ut, quum flectimur, spondyli quam possent<text:line-break/>longissime mutuo a' fe digrediantur, perinde ac si lon-<text:line-break/>gior tunc spina efle deberet; quum vero erigimur, contra<text:line-break/>ut cuncti coeant ad medium spondylum accedentes, ac si<text:line-break/>spinam totam tuuc breviorem esse oporteret. Quod vero<text:line-break/>cavitates, quae circum ossium inter fe dearticulatorum<text:line-break/>devexitates utroque vertuntur, ad motus obliquos sint<text:line-break/>aptissimae, si memoria tenes radii motum, atque dearti-<text:line-break/>culationem, quam habet cum brachio, aut carpi cum te-<text:line-break/>nui cubiti apophysi, quam nonnulli stiloidem nominant,<text:line-break/>tertio ad vim inteliigendi non amplius, opinor, tibi</text:p>
      <text:p text:style-name="P5">opus erit exemplo. Quod si opus fuerit, recordare arli-<text:line-break/>culationis naviformis cum astragalo et astragali cum; tar-<text:line-break/>S0, quomodo in his omnibus motus obliqui fiant, quum<text:line-break/>cavitates utroque circum devexitates manentes immotas<text:line-break/>feruntur. Cum enim cavitas una circum unam eminen-<text:line-break/>tiam vertitur, Tolos motus obliquos ad latera efficit; quod<text:line-break/>autem ex duobus obliquis, si positi simul fuerint parum<text:line-break/>a motu medio partem utroque circumagentes, est com-<text:line-break/>positum^ siaepe jam demonstravimus rectum unum necef-<text:line-break/>fario effici, si utrique agant. Quin et quod in spina sa-<text:line-break/>tius erat ex obliquis rectos efficere, id quoque demon-<text:line-break/>stratum ante fuit. Quorum omnium si recordaiis,' arbi-<text:line-break/>tror te naturae artem ac compositionem optimam ma-<text:line-break/>gnopere admirari, quae spondylis et invenit motum<text:line-break/>aptissimum ac apophyseon multitudinem ac magnitu-<text:line-break/>dinem, et (ut fummatim dicam) omnia tum inter se<text:line-break/>tum spinae usibus omnibus consentientia. Etenim reli-</text:p>
      <text:p text:style-name="P6">qui duo dorsi spondyli, aliis omnibus subjecti, non in-<text:line-break/>juria pro transversis apophysibus declives’ articulis^ fubdi-<text:line-break/>tas habuerunt; quorum alter quidem ultimam costarum<text:line-break/>notharum habet sibi incumbentem, quae brevis admodum<text:line-break/>est ac tenuis, obfcureque ae parum movetur; alter vero<text:line-break/>diaphragmatis habet, epiphysin. Non igitur ip.sis opus<text:line-break/>fuit, quomodo et aliis thoracis spondylis, apophysibus<text:line-break/>transversis, validis, affirmatis simul ac tuto cum parti-<text:line-break/>bus, quae illic funt, ossium costarum dearticulatis, sed<text:line-break/>pro iis declives habuerunt proximis lumborum spondylis<text:line-break/>adsimiles.</text:p>
      <text:h text:style-name="P67" text:outline-level="2">Cap. III.</text:h>
      <text:p text:style-name="P1">Num igitur in his omnibus natura om-<text:line-break/>nino fuit justa, siali autem primo colli spondylo posterio-<text:line-break/>rem apophysim praeter aequuni invidit? an id quoque,<text:line-break/>melius, fuit sic comparari? Spero te (si modo memoria<text:line-break/>tenes ea., quae, proximo libro fcripsimus) prolixiorem<text:line-break/>demonstrationem non, postulaturum. Docuimus enim in<text:line-break/>eo libro, mufculos rectos ac breves, qui caput totum</text:p>
      <text:p text:style-name="P13">erigunt, omnem ipsius occupare .articulationem. Copve-<text:line-break/>nienter igitur hac parte primus Spondylus nullam habuit<text:line-break/>apophysim, quum jam ipfam mufculi occupassent. Ne-<text:span text:style-name="T64">%<text:line-break/></text:span>que enim par, erat apimalia hujusmodi motu privare,<text:line-break/>neque, quum spse. scrvaretur, acuta ossium apophysis mu-<text:line-break/>fculis submitti<text:span text:style-name="T64">k</text:span> poterat, npp modo eniin ipsos fode fua<text:line-break/>pelleret, verum etiam motui ipforum. <text:span text:style-name="T64">(</text:span> moram afferret,<text:line-break/>cpptundens.ipsos, a<text:span text:style-name="T62">c</text:span> pungens, vulnerans, modisque om-.<text:line-break/>nibus violans: quae fane causae fuerunt, cur primo fpon-^<text:line-break/>dylp posterior apophysis fuit ademptae . Porro attendas,<text:line-break/>animum maxime velim hujusmodi naturae operibus , in.<text:line-break/>quibus ipfa a simili constructione instrumentorum simi-<text:line-break/>lium digrediens, ;n°n ftemere a similitudine divertit, ne-<text:line-break/>que pro ea -quidvis, eligit, fed quod operibus sdis erat<text:line-break/>duntaxat conveniens., . Neque enim decimus dorsi spon-<text:line-break/>dylus solus omnium spondylorum temere ac fortuito<text:line-break/>rectam habet posteriorem apophysim, quamvis aliis singuli<text:line-break/>devexam, neque reliqui duo, qui post ipsum funt, frustra <text:span text:style-name="T50">-</text:span></text:p>
      <text:p text:style-name="P13">transversis caruerunt, quemadmodum neque qui in collo<text:line-break/>est primus posteriore; fed omnia haec natura videtur<text:line-break/>ob id este secuta, quod ita comparasse praestiterat. Quem-<text:line-break/>admodum certe et foli primo spondylo obliqua foramina,<text:line-break/>per quae nervi a spinali medulla excidunt, non quomodo<text:line-break/>aliis omnibus colli spondylis insculpsit. Aliis siquidem<text:line-break/>omnibus, qua sibi -inter sie conjunguntur, ad latera fora-<text:line-break/>men inest femicirculo simile, oblongum, intro usque ad<text:line-break/>fpinalem medullam penetrans, ut ex ambobus locus unus<text:line-break/>fiat tam latus, quam crassius est is nervus, qui per ipsum<text:line-break/>est praeteriturus; primus vero spondylus neque in suis<text:line-break/>partibus, quibus ctim secundo dearticulatur, ac multo<text:line-break/>minus in superioribus, quibus cum capite etiam dearti-<text:line-break/>culatur, foramen* ullum habuit ejusmOdi, fapienter hic<text:line-break/>quoque arte ea, quae animalia conformat, providente<text:line-break/>simul ac in nervis omnibus, qui a fpinali medulla pro-<text:line-break/>ficifcuntur, noxam declinante, quae tum nervos ipfos,<text:line-break/>tmn spondylos etiam, si aliunde emergerent, manebat</text:p>
      <text:p text:style-name="P5">Licet igitur hic quoque, ubi foramina fueris confpicatus,<text:line-break/>reputare, quo pacto fpondylis ex ufu magis fuit<text:span text:style-name="T62">4</text:span>hic £o-<text:line-break/>&lt;lum efle perforatis, nervis autem id ipfum fuit tittissi-<text:line-break/>mum. Nam foramina haec ac nervi , qui per ipsa emer-<text:line-break/>gunt, sub apophyfeon. acclivium ac declivium, radicibus<text:line-break/>•sita, undique, muniuntur, • ut collocari alibi melius <text:span text:style-name="T62">:</text:span>non<text:line-break/>•potuerint; ad posteriores namque apophysies ipfos «relegari<text:line-break/>non erat tutum, tum quod nullum illic haberent nutri-<text:line-break/>mfentum, tum etiam quod prius, quam ad partes- apterio-<text:line-break/>!res pervenirent, longum eis iter esset remetiendum quod<text:line-break/>diantrorfum magis, quam nunc simt, '-essent transpositi,<text:line-break/>tet spondylos ipfos laederent foraminibus tunc profundis<text:line-break/>excavatos, et ipforum ligamentum imbecillius efficerent,<text:line-break/>atque instrumentis, quae illic spinae incumbunt, ihcom-<text:line-break/>modarent. Quorum nullum erat aspernandum, - neque<text:line-break/>dignum, ’ quod a sapiente opifice negligeretur.- Nam si quis<text:line-break/>nervus partibus anterioribus ob viae periculum esset of-<text:line-break/>-fenfus, id animali fraudi esset, siquidem ipsum fenfus</text:p>
      <text:p text:style-name="P13">ad motus particeps erat futurum.- Quod si spondyli, qua<text:line-break/>-parte- ipsi funt crassissimi ac sibi ipsi mutuo incumbunt,<text:line-break/>ea esient pertusi, fecuritas compositionis ipforum necef-<text:line-break/>farioiiiaefa'nomiihil-fuisset, non aliter, quam si parietem<text:line-break/>: crebris lac latis 'foraminibus 'perforaris; ligamentum vero,<text:line-break/>Iquodeos cpnnectit, quod (ut ante diximus et poftea di-<text:line-break/>cemus)<text:span text:style-name="T62">r</text:span>fortius esse opoi'tebat, invalidius - omnino redde-<text:line-break/>retor^ neque amplius totum sibi ipsi continuaretur ,<text:span text:style-name="T50">ali </text:span>fied<text:line-break/>'multis locis plerumque velut divelleretur<text:span text:style-name="T50">:. </text:span>ac.; eroderetur,<text:line-break/>quemhdmtodum »si quid ejusmodi ipsi -punc quoque: acc^—<text:line-break/>datustcd?orro quae parte an teriore fpondylis incumbunt,<text:line-break/>in dorfo quidem venae quaedam sunt,.,'quae thoracem nu-<text:line-break/>triunf, ac maxima omnium arteria et stomachus;tusin<text:line-break/>lumborum vero spondylis tum memoratae arteriae. • pars<text:line-break/>inferior; tum venae cavae loci illius portiovj. ac. muscidi<text:line-break/>maximi’, quosipfqas nominant; in colli autem fpondylis<text:line-break/>funt musiculi-capuilinclinantes, ac stomachi pars superior,<text:line-break/><text:span text:style-name="T50">i</text:span></text:p>
      <text:p text:style-name="P13">Quae partes omnes (a quibus partem fpinae anteriorem<text:line-break/>diximus efle occupatam) haudquaquam constrtui alibi' mfe-<text:line-break/>lius poterant. ' Recte igitur natura provida, ubi <text:span text:style-name="T50">primum<text:line-break/></text:span>ipsorum spondylorum latera desinunt ,' — illinc a<text:span text:style-name="T64">x</text:span> spinali<text:line-break/>medulla nervos produxit;, tum<text:span text:style-name="T62">;</text:span> ne quid ipfa <text:span text:style-name="T50">afficeretur,<text:line-break/></text:span>tum ne fpinae eoihpositio redderetur <text:span text:style-name="T50">t </text:span>imbellior-,<text:line-break/>etiam ne ligamentorum continuatio’ <text:span text:style-name="T50">intercideretur; ioaut<text:line-break/></text:span>ne, si<text:span text:style-name="T62">1</text:span> per longum ac periculpfurn iter- <text:span text:style-name="T50">nervi ferrentur,<text:line-break/></text:span>pati aliquid periclitarentur; quo luco vero ipsc <text:span text:style-name="T50">nunoifunt<text:line-break/></text:span>diti, is undique plane est <text:span text:style-name="T50">tutus,* apophyfes acclives'ac<text:line-break/>declives </text:span>quasi vallunl quoddam opponens. <text:span text:style-name="T50">In o lumbis<text:line-break/></text:span>autem (ab <text:span text:style-name="T50">iik </text:span>enitn~ nobis est auspicandum<text:span text:style-name="T50">, </text:span>quod ipsi,<text:line-break/>maximos <text:span text:style-name="T50">• </text:span>quum' haberent spondylos, <text:span text:style-name="T50">commemorabiles<text:line-break/></text:span>etiam <text:span text:style-name="T50">habuerunt </text:span>apophyses) si alteram <text:span text:style-name="T50">apophyseon'‘ de-<text:line-break/></text:span>clivium <text:span text:style-name="T50">accuratius' </text:span>'consideraris' (quam* - <text:span text:style-name="T50">antea diximus,<text:line-break/></text:span>quod in ligamentum validum desineret, <text:span text:style-name="T50">usum non me-<text:line-break/></text:span>diocrem apophysibus acclivibus- articulatio<text:span text:style-name="T50">nes efficientibus<text:line-break/></text:span>afferre) non ad etita duntaxat <text:span text:style-name="T50">ufum repcrios utilem, fed</text:span></text:p>
      <text:p text:style-name="P49">e<text:tab/>J</text:p>
      <text:p text:style-name="P52">multo etiam magis primae nervi productionis gratia com-<text:line-break/>paratam; post nervum enim exporrecta murus re vera<text:line-break/>est ac propugnaculum adversus ea, quae illi quoquompdo<text:line-break/>incidunt*, prima<text:span text:style-name="T62">1</text:span> omnium excipiens ac propulsans, et si<text:line-break/>ivuluera, excipere, aut conteri, aut quovis alio modo<text:line-break/>affici sit necefle, ea omnia in sisfie,recipiens potius, quam<text:line-break/>.nervus afficiatur.- Hanc, igitur productionem in lumborum<text:line-break/>fpondylis videas magnam (quod ipsi sint maximi) et duo-<text:line-break/>bus postremis thoracis similem; in aliis vero decem <text:span text:style-name="T49">Γροη-<text:line-break/></text:span>dyLis [ eundem ulum nervis praestant apophyfes laterales,<text:line-break/>quibits costarum ossa invehuntur atque dearticulantur;<text:line-break/>.qui’quum sint, inferioribus minores, atque&gt; apophysim<text:line-break/>hanc memorabilem habere eos esset necesse., nhllusque<text:line-break/>amplius locus, declivi productioni relinqueretur,! coacta<text:line-break/>fuit natura eo., quod propter alium quendam-usium paraxi<text:line-break/>tum fuerat, ad alfud simul uti. Et quidem certe magnus<text:line-break/>hic locus erat ac munitus, situsque erat ad nervum</text:p>
      <text:p text:style-name="P13">tutandum opportunissime. Reliqui vero colii spondyli<text:line-break/>nervorum productiones habent a transversis apophysibus<text:line-break/>-(quas bifidas esse diximus) tectas ac,bene stipatas; nam<text:line-break/>omnibus his praeter primum spondylum in utroque la-<text:line-break/>terali ipsiorum fine nervorum productiones extiterunt.<text:line-break/>In collo quidem utrique spondyli, qui inter fe <text:span text:style-name="T50">funt;.</text:span>con-<text:line-break/>juncti atque aequales, ut docuimus antea; ad foraminis,<text:line-break/>quod nervum deducit, generationem, quoad maxime <text:span text:style-name="T50">li-<text:line-break/></text:span>cet, conferunt; in lumbi vero totius fpondylis <text:span text:style-name="T50">nervus<text:line-break/></text:span>tinvehitur ferme. orae ultimae superioris spondyli, quod<text:line-break/>illinc quidem <text:span text:style-name="T50">apophysis </text:span>ipsium muniens emergat Prae-<text:line-break/>terea <text:span text:style-name="T50">quum spondyli</text:span>-ipsius sint <text:span text:style-name="T50">imagni, </text:span>alter ipsorum<text:line-break/>folus <text:span text:style-name="T50">nervo loci fatis praebere potest; at </text:span>in <text:span text:style-name="T50">collo spon-<text:line-break/></text:span>dylorum <text:span text:style-name="T50">parvitas siola </text:span>nervo viam praebere non poterat<text:line-break/>Ob id certe ipfum <text:span text:style-name="T50">ad </text:span>finem cujusque natura velut se-<text:line-break/>-micirculum <text:span text:style-name="T50">quendam </text:span>exculpsit, <text:span text:style-name="T50">quum nollet fpondylos<text:line-break/></text:span>-ipsos perforare, <text:span text:style-name="T50">propterea quod,.si id fecisset,: ostendissem</text:span></text:p>
      <text:p text:style-name="P13">quam sint tenues,’ eosque maxime imbecillos effeci flet.<text:line-break/>Ob eam certe caiifam ipsorum corpora alia aliis mutuo<text:line-break/>insidentia, praelonga quidem infra, cava vero parti-<text:line-break/>bus supernis fecit-,'-quo fubjectorum spondylorum acclives<text:line-break/>-apophyfes, quae et cavitatem ipforum generant, et finem<text:line-break/>superioris praelongum complectuntur, nonnihil etiam ad<text:line-break/>communis foraminis generationem conferant; parte enim<text:line-break/><text:span text:style-name="T50">r </text:span>horum externa est ipfe velut semicirculus, et post ipsum<text:line-break/>-funt fpondylorum articuli,' medius autem luter utrumque<text:line-break/>^nervus emergit, simul quidem ab omnibus circumfusis<text:line-break/>eminentiis munitus, « simul autem ex utroque spondylo<text:line-break/>exiguum quidpiam exeulpens. Quae. feplptura haudqua-<text:line-break/>•quam tibi appareat, si spondylos a lele omnino diduxeris<text:line-break/>-ac fepararis <text:span text:style-name="T50">, </text:span>.fed dixeris ipsam fecutam neceflario utrius-<text:line-break/>que apophyfes; tantam natura dyfpathiae- habuit rationem<text:line-break/>-eum aliorum omnium spondylorum,<text:span text:style-name="T50">- </text:span>tiim vero- eorum,<text:line-break/>equi cosse infunt, quod ipsi essent minimi, et omnia effe-<text:line-break/>teit, ne ipforum corpora perforaret,, ne ve imbecillos lip-</text:p>
      <text:p text:style-name="P13">fifos; efficeret,<text:span text:style-name="T50">. </text:span>aut:omnino- fpinae^ compbsitionem,xisquod<text:line-break/>ipsa esset- velut animalis., totius <text:span text:style-name="T50">j</text:span> compaginis! carina .qiiae-<text:line-break/><text:span text:style-name="T50">i </text:span>dam ac veluti fundamentum;-. -Quod’ vero ad lumborum<text:line-break/>spondylos attinet, ut'admonuimus tahtep videre nos'aperte<text:line-break/>Jsposse, nervumdaterjbus partium infernarum? invelii. In<text:line-break/>-dorsi vero, fpondylis invehitur quidem .hic. quoque, fini<text:line-break/>ftiperni spondyli • evidenter,. non tamen similiter, fed ut<text:line-break/><text:span text:style-name="T50">- </text:span>etiam spondylum^ inscrnum attingeret videatur. &lt; In colli<text:line-break/><text:span text:style-name="T50">&lt;; </text:span>autem spondylis, quod ipsi omnium <text:span text:style-name="T50">i </text:span>essent minimi, uter-<text:line-break/>que ffpqndylus. aequalem • portionem <text:span text:style-name="T62">:</text:span> ad vhm nervi cop-<text:line-break/><text:span text:style-name="T50">tullt, - </text:span>quum natura cavitatem- quandam inter utriusqne<text:line-break/>apophysas effecerit.' <text:span text:style-name="T50">&gt; </text:span>obscure adeo <text:span text:style-name="T52">r</text:span><text:span text:style-name="T50">•&gt; t</text:span>ut nulla. ipforum! pars<text:line-break/><text:span text:style-name="T50">c </text:span>exculpta efle videafur; ’ <text:span text:style-name="T50">&gt; </text:span>sed <text:span text:style-name="T53">ί </text:span>peceflario i d secuta-<text:span text:style-name="T50">4'i . </text:span>Num<text:line-break/>igitur sistas . .praedictorum: foraminum-’ generationes -statura<text:line-break/><text:span text:style-name="T50">i </text:span>spetotans,., praelonga, rquidem inferne, '<text:span text:style-name="T54">7</text:span>cavaf 'vero superne<text:line-break/><text:span text:style-name="T50">/ludrptfra </text:span>eolli duntaxat fptondjdoirun essecit?-’iJ <text:span text:style-name="T50">an </text:span>et 'aliud<text:line-break/><text:span text:style-name="T50">3rquidpi</text:span>am utilius providit2<text:span text:style-name="T50">il </text:span>Acj» cur <text:span text:style-name="T52">t</text:span><text:span text:style-name="T50"> </text:span>tdndem <text:span text:style-name="T50">alios-</text:span>omnes<text:line-break/><text:span text:style-name="T50">uspondylos </text:span>in planum*,* 1 <text:span text:style-name="T50">aeveni iafcque • </text:span>iundquej aequalem</text:p>
      <text:p text:style-name="P5">omninoque folidum circulum terminavit,, eaque parte<text:line-break/>-ipsus inter- fe connexuit, solorum autem colli spondylo-<text:line-break/>rum non eandem fecit fyntaxin? Quia, quum fpondyli<text:line-break/>- singuli primum constructionis fcopum haberent duplicem,<text:line-break/>fedem. fcilicet tutam fpinae totius^ quod ea esset velut<text:line-break/>carina quaedam ac:fundamentum, ac motum, quum ani-<text:line-break/>- malis essent partes, aliorum, quidem omnium, qui funt<text:line-break/>fub collo,, spondylorum ufus in securitate est major, S11-<text:line-break/>-periorum vero in motioiie. i Nam si animo reputaris,<text:line-break/>-quod ad plures actiones necesse est collum varie, celeri-<text:line-break/>tter ac multum nunc inclinemus, nunc attollamus, atque<text:line-break/><text:span text:style-name="T53">ί </text:span>ad latera circumagamus, quam totam fpinam moveamus,<text:line-break/>- naturam (ut egb arbitror) laudabis, quae utrique spinae<text:line-break/>‘ parti, quod ex usu erat,’ elegerit, collos quidem motio-<text:line-break/>nem,* reliquae vero fpinae fedem. At neque inferni<text:line-break/>fpondyli alii incumbere aliis tuto poterant sine lata basi<text:line-break/><text:span text:style-name="T49">ε </text:span>ac robusto vinculo, neque superni moveri facile poterant<text:line-break/>i sine longa apophysi <text:span text:style-name="T64">t</text:span> aut laxo ligamento quandoquidem</text:p>
      <text:p text:style-name="P13">(ut ante ostendimus) articuli omnes, qui varie moventur,<text:line-break/>in capita rotunda desinunt. Et quidem si natura nullam<text:line-break/>prorsus sedis fecurae spondylorum colli habuisset Jratio- <text:span text:style-name="T50">*<text:line-break/></text:span>nem, fed ipsios duntaxat ad motus velocitatem, ut bra-<text:line-break/>chiurn et femur-, comparasset, in capita rotunda, ut hos<text:line-break/>artus, terminaflet; at vero fecundi ipsorum ufus non fuit<text:line-break/>oblita, fed ob id eos fecit longos eousque, quantum ipsi<text:line-break/>postulabant, non modo ad motum facilem, verum etiam<text:line-break/>tutum. Sumit autem ad fecuritatem et alia non con-<text:line-break/>temnenda , quorum alia quidem fpondylis omnibus sunt <text:span text:style-name="T50">'<text:line-break/></text:span>communia, alia autem eximia solisque colli spondylia<text:line-break/>peculiaria.</text:p>
      <text:h text:style-name="P67" text:outline-level="2">Cap. IV.</text:h>
      <text:p text:style-name="P1">Nam ligamenta omnia, quae ipsis undi-<text:line-break/>que sunt circumdata, quaeque apophysibus lateralibus in- <text:span text:style-name="T50">*<text:line-break/></text:span>funt, ac multo magis in posterioribus, communia sunt <text:span text:style-name="T50">*<text:line-break/></text:span>omnibus spondylis; musculorum vero, qui illic sunt, <text:span text:style-name="T50">’<text:line-break/></text:span>robur ac copia <text:span text:style-name="T50">et </text:span>magnitudo eximia ac propria colli <text:span text:style-name="T54">1</text:span></text:p>
      <text:p text:style-name="P47">fpondylorum sunt. Quibus, quum sint exigui, multi ac<text:line-break/>magni et validi musculi funt circumfusu .Atque etiam<text:line-break/>flues ipsorum laterales, qui cayitatem omnem fupernam .<text:line-break/>efficiunt, supeimonnn-.fpondyiorum eminentias, quae ,ca-<text:line-break/>vitates has ingredinnfur,,., constringunt Quorum omnium<text:line-break/>beneficio fit, ut, quapquam. omnium maxime laxam habe-<text:line-break/>ant. compositionem,, aliis tamen spondylis nihilo minus<text:line-break/>siptjtuti. Sic igitur natura cum alia omnia, quae ad ,<text:line-break/>fpondylos totius spinae pertinent, tuto &lt; exornavit, tum<text:line-break/>autem nervorum productiones,, quo modo maxime con- ,<text:line-break/>veniebat effecit In primo autem spondylo, qui (si ip-<text:line-break/>sips dearticulationum, quas, libro fnperiore exposuimus, ,<text:line-break/>meminimus) multum ab aliis discrepat, neque ex pariiec<text:line-break/>hus:.fuperpis, quibus cum capite est dearticulatus, neque<text:line-break/>ex infernis, quibus secundo spondylo invehitur, neque<text:line-break/>ex lateribus, quomodo in aliis, tutum erat nervum pro- .<text:line-break/>ducere;. motus enim ipsius est vehemens, positionemque<text:line-break/>mullum, variat, . ut qui. alias quidem ad unguem ample- ,</text:p>
      <text:p text:style-name="P13">ctatur aut capitis eminentias, aut fecundi spondyli de-<text:line-break/>vexitates<text:span text:style-name="T50">, </text:span>alias autem ab illis <text:span text:style-name="T50">discedat </text:span>plurimum. - Si<text:line-break/>igitur in ipsis dearticulationibus nervus esset locatus, Ape-;<text:line-break/>rjculum eflet, ne ipsie confunderetur quidem , dum, om-j<text:line-break/><text:span text:style-name="T63">ni.no </text:span>cum ipsis coiret, aut divelleretur, quum plurimum,<text:line-break/>diducerentur; adde quod neque spondylus ipsie exculpi,<text:line-break/>poterat, quum ibi eflet tenuis. Quare quum neque ex<text:span text:style-name="T64">;<text:line-break/></text:span>lateribus, quomodo in aliis, neque qua capitis corcme<text:line-break/>fecundum spondylum ambit, nervi tuto produci po ssent,-<text:line-break/>ubi primus spondylus est crassissimus, ibi natura ipfum,<text:line-break/>pr.ope supernas ~dearticulationes foraminibus tenuissimis-<text:line-break/>pertudit; quibus omnibus rebus potuit patiendi difficul-^<text:line-break/>tatem tum ipsi fpondylo, tum nervo comparare. Nam<text:line-break/>ad nervum quod attinet, nemo est qui dubitet, quin, na^<text:span text:style-name="T64">£<text:line-break/></text:span>tura tutius fuisset collocatura, si ab articulis ipfum. ab-*<text:line-break/>duxisset. Nec de spondylo etiam, dubitabit ,-quin et ipsie,<text:line-break/>extra omnem teli jactum, sit constitutus, quod, qua parte<text:line-break/>est crassissimus, ea foraminibus, quam tenuissimis</text:p>
      <text:p text:style-name="P13">foratus» Quare si quis alia, quae spondylis omnibus bona<text:line-break/>toto siermone inesse diximus, non providentia quadam<text:line-break/>et arte, fed fortuna quadam accidifle dixerit, id (opinor)<text:line-break/>adjicere non audebit, quod primi spondyli foramina<text:line-break/>fortuito exliterunt. Apparet enim perfpicue, tum quod<text:line-break/>non praestiterat ab utroque ipsius fine nervos quosvis<text:line-break/>producere, ob idque fuisse pertufum, tum quod pericu-<text:line-break/>lum esset tenuem fpondylum perforari, idclucoque an-<text:line-break/>gustissima ipsa habuisse, atque iis partibus, quibus ipfe<text:line-break/>potissimum erat crassissimus. -Atqui crassities ea maxima<text:line-break/>in eis partibus primi fpondyli a natura fuit comparata<text:line-break/>non oliosie, neque temere, fed primum, ut ibi tuto per-<text:line-break/>foraretur, deinde ut parte luserna fecundi spondyli de-<text:line-break/>vexitates, superna vero capitis eminentias exciperet;<text:line-break/>qua enim spondyli ipsius partes maxime erant laboratu--<text:line-break/>rae, has praeter caeteras satius fuit validas efficere-</text:p>
      <text:h text:style-name="P68" text:outline-level="2">Cap. V.</text:h>
      <text:p text:style-name="P1">Num igitur haec quidem omnia recte <text:span text:style-name="T50">a<text:line-break/></text:span>natura facta fuerunt, utrumque vero nervorum exciden-<text:line-break/>tium in quas non oportuit partes distribuit? An in ‘eo<text:line-break/>etiam admirari eam convenit, quae utrumque in mufcu-<text:line-break/>los primo fpondylo incumbentes atque adjacentes distri-<text:line-break/>buit? Quum enim moveri ipfos oporteret, confentaneum<text:line-break/>fuit ex propinquis fpinali medullae partibus nervum re-<text:line-break/>cipere. Quid reliquos omnes musculos, qui collo funt<text:line-break/>circumsusi caputque movent, nonne ipsius quoque satius<text:line-break/>fuit illinc alicunde ex fpinali medulla colli nervorum<text:line-break/>principia fumere? Quum enim prima conjugatio sit te-<text:line-break/>nuis, 'ob idque ex ipfa portio capiti distribui nequeat,<text:line-break/>ex fecunda conjugatione id effecit; ac per supernos mu-’<text:line-break/>fculos nervus uterque pcrlabitur, - obliquus quidem pri-<text:line-break/>muin in partem posteriorem ac superiorem, obliquus-<text:line-break/>autem liirfus post haec<text:span text:style-name="T62">x</text:span> antrOrfum ac sorsum progressas,<text:line-break/>in caput totum demum dispergitur, tum ad partes ad<text:line-break/>aures attinentes, tum ad posteriores usque ad verticem</text:p>
      <text:p text:style-name="P13"><text:span text:style-name="T50">ac ossis bregmatis initium; de quibus postea tractabimus,<text:line-break/>dum de nervis libro decimo fexto agemus. Quod vero<text:line-break/>nervorum secundae conjugationis infra supererat, in pro-<text:line-break/>pinquos omnes musiculos est distributum, a quibus pri-<text:line-break/>morum spondylorum motus tum inter fefe tum cum<text:line-break/>capite fiunt. Emergunt autem hi nervi non ex laterali-<text:line-break/>bus foraminibus, ut in tertia ac quarta conjugatione, ne-<text:line-break/>que ex-ipsio perforato fecundo spondylo, quomodo est<text:line-break/>primus; nain ex lateralibus non poterat propter causiim,<text:line-break/>quam in primo attulimus; a nulla vero ejus parte alia<text:line-break/>emergere poterat, quod ipsi primus spondylus esset cir-<text:line-break/>cumdatus. Ubi, igitur</text:span><text:span text:style-name="T52">;</text:span><text:span text:style-name="T50"> folum licuit, ibi natura lucum<text:line-break/>quendam comparavit, in utraque scilicet spinae parte in-<text:line-break/>ter primum ac fecundum spondylum, per quem fecunda<text:line-break/>nervorum conjugatio egreditur, quae nihil ab ipsorum<text:line-break/>motu laeditur. Tertia vero conjugatio nervorum, qui a<text:line-break/>spinali medulla oriuntur, ex communi foramine fecundi</text:span></text:p>
      <text:p text:style-name="P13">et tertii spondyli emergit, mufculisque buccas moventi-<text:line-break/>fais et illis, qui colium totum cumucapite toto retro<text:line-break/>erigunt, distribuitur. Pars vero ipsius, quae antrorsum<text:line-break/>fertur, utrique conjugationi, fecundae scilicet, cujus jam<text:line-break/>meminimus, et quartae, de qua verba mox faciemus, per-<text:line-break/>mifcetnr. Porro distributionem exactam, quam in ante-<text:line-break/>rioribus colli partibus ipfarum conjunctio habet, libro de-;<text:line-break/>cimo fexto explicabimus. In praefentia vero id modo<text:line-break/>intellexisse fuffecerit, quod tertia ac quarta conjugatio<text:line-break/>nervos communibus colli et capitis mufculis fuppeditat,<text:line-break/>ac praeterea mufculis buccas moventibus, quemadmodum,<text:line-break/>certe et partibus omnibus, quae sunt post aures. Quinta<text:line-break/>vero conjugatio, quae praedictas quatuor sequitur, pro-<text:line-break/>ductionem habet, qua quartus spondylus cum quinto con-<text:line-break/>jungitur; distribuitur autem, simulatque emersit, quomodo<text:line-break/>praedictae. Pars vero ipsius quaedam retro per profun-<text:line-break/>dum fertur in communes colli et capitis musculos; alia<text:line-break/>vero pars antrorfum in musculos buccas moventes et</text:p>
      <text:p text:style-name="P13">caput inclinantes; alia autem ac tertia in medio prae-<text:line-break/>dictarum ipsius partium furlum verfus scapulae summita-<text:line-break/>tem fertur; verum haec quidem musculis ejus loci ac<text:line-break/>cuti circumfusae distribuitur, quemadmodum a praedictis<text:line-break/>omnibus ad cutim aliquid pervenit. Ad radicem autem<text:line-break/>nervorum pars quaedam utri que vicinarum conjugatio-<text:line-break/>num, sextae sicilicet et quartae, miscetur, et qui nervus<text:line-break/>a* quarta ad ipsam desicendit tenuis, is manifesto cernitur<text:line-break/>parti ejus permisceri, qua maximam portionem ex ejus<text:line-break/>loci spondylis nervus diaphragmatis collectam habet,<text:line-break/>ntrinque unus, qui sub membranas thoracem siepientes fer-<text:line-break/>tur. Sextae vero post hanc conjugationis sub quinto<text:line-break/>spondylo excidentis mixtio fit magna cum propinquis<text:line-break/>utrisque, fed plurima ejus pars ad sima scapularum ex-<text:line-break/>tenditur. Auget autem quodammodo'partibus anteriori-<text:line-break/>bus et diaphragmatis nervum, quemadmodum et aliis<text:line-break/>omnibus ejus loci spondylis propagines quasdam exiguas</text:p>
      <text:p text:style-name="P13">immittit, quomodo et reliquis conjugationibus nervorum,<text:line-break/>qui funt in collo; quorum particularem omnem diftribu-<text:line-break/>tionem accuratius, dum feorsim de nervis agemus, expli-<text:line-break/>cabimus. ln praesenti- vero summam tantum ac caput<text:line-break/>cujusque conjugationis statui exponere,' cujusmodi est,<text:line-break/>-quod scilicet feptimae conjugationis,* -quae post sextum<text:line-break/>spondylum ex communi ipsius et septimi fpondyli foramine<text:line-break/>oritur, magna fit cum utraque propinqua commixtio, par-<text:line-break/>temque fui maximam extendit in brachium; quemadmo-<text:line-break/>dum certe et ab. octava conjugatione, quae a fpinali me-<text:line-break/>dulla post septimum fpondylum exoritur, maxima pars<text:line-break/>fu cubitum pervenit, permixta etiam stac ac contexta<text:line-break/>•cum vicinis conjugationibus, ita ab ea conjugatione, quae<text:line-break/>post octavum spondylum praecedenti mifcetur, pars non<text:line-break/>exigua ad manus extremas pervenit <text:span text:style-name="T50">- </text:span>Sunt autem nervi<text:line-break/>hi ad primum inter costas- intervallum minimum locum<text:line-break/>occupantes, quod primae etiam costae fiunt minimae. Ob<text:line-break/>idque post septimum <text:span text:style-name="T50">•-</text:span>fpondylum natura coepit thoracem</text:p>
      <text:p text:style-name="P52">101</text:p>
      <text:p text:style-name="P13">effingere, (tametsi manus nondum, quod fatis esset, habe-<text:line-break/>rent,) quod ea conjugatione, quae est post octavum spon-<text:line-break/>dylum, ad utraque uti poterat, primum scilicet inter<text:line-break/>costas fpatiuin et manum. <text:span text:style-name="T50">I </text:span>Atque etiam ad diaphragma<text:line-break/>mirabiliter admodum nervos ex spinali medulla colli, et<text:line-break/>ad musculos intercostales ex singulis propinquis spon-<text:line-break/>dylis deduxit. Differt enim diaphragma ab aliis omni-<text:line-break/>bus mufculis non figura modo, verum etiam situ et<text:line-break/>actione; rotunda enim esi; ipsius figura, situs vero obli-<text:line-break/>quus, partibusque anterioribus ac superioribus ad ster-<text:line-break/>num pertingit, inde autem retro, siemper ac deorfum<text:line-break/>fertur, donec fpinam contingat, cui etiam ad lumbos<text:line-break/>coalescit; caput autem, ad quod fibrae in mufculis omni-<text:line-break/>bus annectuntur, non (ut quis opinari possit) eft ad ster-<text:line-break/>num, quemadmodum neque ad lumbos, sed in media<text:line-break/>totius diaphragmatis parte, quae est nervosa. Proinde<text:line-break/>nervos, qui fibras illas moverent, a loco quodam edito</text:p>
      <text:p text:style-name="P13">manare erat necefle, ut in. omnem partem ex aequo<text:line-break/>actionem extenderent. Sic enim, habente diaphragmate, <text:span text:style-name="T50">•<text:line-break/></text:span>ut nunc habet, necesse fuit caput mufculi vel in medio<text:span text:style-name="T50">’</text:span><text:span text:style-name="T54">y<text:line-break/></text:span>ejus locari,- vel oppositis medio partibus, quae fcilicet<text:line-break/>integrum ipsi circulum circumfcribunt, qua quoquoverfus<text:line-break/>vicinis coalefcit; verum si, quo thoracem moveret, extitit;<text:line-break/>necesse fuit partes quidem ipsius extremas esse, per quas<text:line-break/>thoraci- coalefcit, caput autem iliis omnibus esse opposi-<text:line-break/>tum, quum nullus alius locus eflet aptior medio dia-<text:line-break/>phragmate, in quod jugum hoc nervorum .cernitur de-<text:line-break/>fcendere. Quod si nervi iis partibus diaphragmati in—<text:line-break/>fererentur, per quas thoraci conjungitur, , finem utique<text:line-break/>haberet in parte ipsius nervosissima ac media; at vero<text:line-break/>non in finem mufculorum, fed in ipsorum principia<text:line-break/>nervi motun inferantur est necesse. Ob eam certe cau—<text:line-break/>fam diaphragma solum partium earum, quae sunt sub cla-<text:line-break/>vibus, nervos a spinali medulla colli recipit, aliarum<text:line-break/>vero inferiorum nulla.; per longam enim viam eos du-</text:p>
      <text:p text:style-name="P13">cere, quum ex vicinis immittere .partibus liceat, con-<text:line-break/>d i toris esset ignorantis, quidnam sit. melius. Propter hunc<text:line-break/>igitur usum- nervi sublimes ad diaphragma perveniunt,<text:line-break/>totum thoracem pervadentes. Porro quod sublimes ipfos<text:line-break/>omnino ferri eflet necesse, parti diaphragmatis fublinii<text:line-break/>.inferendos, ob id natura membranis thoracem dispefcen-<text:line-break/>tibus,. quo iptos in itinere tutos redderet, est ufa.; ex-<text:line-break/>tensi enim propter has ac vecti continentur ab ipsis<text:line-break/>ac stabiliuntur.</text:p>
      <text:h text:style-name="P67" text:outline-level="2">Cap. VI.</text:h>
      <text:p text:style-name="P1">Quin et thorax ipsie coepit post septimum<text:line-break/>spondylum compingi, postquam scilicet ad nullam prae-<text:line-break/>terea partem, . neque luseriorem, neque etiam colli aut<text:line-break/>manus, nervos mitti oportebat. Melius enim fuit fpina-<text:line-break/>lem medullam thoracis, nervorum propagines ex pfopin-<text:line-break/>-quo omnibus, quae illic sunt, partibus suggerere; ob<text:line-break/>eamqhe causam a nervis, qui singulis insunt spatiis in-<text:line-break/>tercostalibus, porlio non exigua per mufculos ad externa<text:line-break/>excidit, quae ad radices costarum in instrumenta, quae</text:p>
      <text:p text:style-name="P5">funt ad spinam, dispergitur ; post' autem prope devexa<text:line-break/>maxime singularum costarum in. corpora thoraci circum-<text:line-break/>fu£a, veluti et prope sternum partibus, <text:span text:style-name="T50">b </text:span>quae illic sunt,<text:line-break/>disterni natur. Jure igitur, quum, quae quidem supra tho-<text:line-break/>racem sunt omnia., ex propinqua spinali medulla colli<text:line-break/>-nervos recipere, quae vero thoraci in funt omnia, ea<text:line-break/>quoque ex spinali medulla propinqua, quae est in dorfo,<text:line-break/>uni vero inferiorum, diaphragmati scilicet, ex colli ipsius<text:line-break/>fpinali medulia nervos immittere oporteret, omniaque<text:line-break/>ex praedictis spondylis propagines receperunt, hic qui-<text:line-break/>dem collum desiit. Post ipsiim autem natura coepit tho-<text:line-break/>racem fabricari. Proinde non immerito homjni et simiae<text:line-break/>atque aliis animalibus, quae non longe <text:span text:style-name="T50">a </text:span>natura horum<text:line-break/>absunt, collum ex feptem fpondylis est factum. Duos<text:line-break/>enim<text:span text:style-name="T50">, </text:span>ex ipfo- usus monstravimus, priorem quidem’ in<text:line-break/>nobis, propter laryngis constitutionem, alium vero in iis<text:line-break/>animalibus, quae crura habent longa, quibus, quum ci~<text:line-break/>bum e terra libi quaeritent, manupm vide colli Jongi-</text:p>
      <text:p text:style-name="P5"><text:span text:style-name="T50">tudo inest; at de illis quidem nunc dicere non est in-<text:line-break/></text:span><text:span text:style-name="T54">z</text:span><text:span text:style-name="T50"> stitutum. Homini vero - ac similibus colium ex feptem<text:line-break/>fpondylis jure est compactum, quum ejusmodi magnitudo<text:line-break/>.laryngi conveniat, partesque omnes (quas a spinali me-<text:line-break/>dulla colli nervos recipere praestiterat) quod satis est re-<text:line-break/>cipianL Nam fui commentariis, quos de voce conscripsi-<text:line-break/>mus, monstravimus, larynga (qui primum est vocis instrm*<text:line-break/>mentum, neceflariamqne in collo habet positionem) quo<text:line-break/>quidem tempore extenditur, longiorem quam ante vide-<text:line-break/>ri, quum vero summe flectitur, aequatur exacte sic, ut<text:line-break/>jiullus relinquatur locus, vacuus,.neque ullis utrinque osi-<text:line-break/>sibus impingat, superne quidem maxiliae, inferne vero<text:line-break/>clavi., Quum igitur.’ partes omnes corporis respondentem<text:line-break/>proportione habeant inter, fe magnitudinem, oportet utlu<text:line-break/>que et thoracem habere magnitudinem aliis etiam, non<text:line-break/>.libi soli, convenientem, si modo demonstratum recte fuit,<text:line-break/>jneque respirationem, neque vocem posse siue eo fieri#<text:line-break/>.Quin et cor . ipfum primum. ac cum ipso pulmones il-</text:span></text:p>
      <text:p text:style-name="P13">lins etiam praesidio indigere ostendimus. Quas ob causas<text:line-break/>necesse fuit naturam, dum thoracem fabricaretur, hos<text:line-break/>quatuor, scopos sibi propofuisse, vocem fcilicet, respira-<text:line-break/>tionem, cordis ac pulmonis magnitudinem. Licet au-<text:line-break/>tem tibi primum considerare pulmonis magnitudinem,<text:line-break/>qui neque major, neque minor asperae arteiiae fectione<text:line-break/>fieri poterat; quousque enim ipfa divifa progreditur, ea-<text:line-break/>tenus pulmonis carnem ei circumtexi oportet Atqui<text:line-break/>illa latitudinem habuit ac longitudinem, quanta ad re-<text:line-break/>spiralionem ac vocem fat erat, quemadmodum res ipfa<text:line-break/>indicat. Sequebatur autem arteriam pulmonis generatio,<text:line-break/>ac hujus magnitudinem thoracis, magnitudo, siquidem<text:line-break/>omnem ejus capacitatem a pulmone repleri erat melius,<text:line-break/>quemadmodum in commentariis de respiratione prpbavi-<text:line-break/>mus. Quin et cor positionem ac magnitudinem in thq-<text:line-break/>race sibi ipsi habuit convenientem, si tenes memoria ea&gt;<text:line-break/>quae antea de ipsu praecepimus.</text:p>
      <text:h text:style-name="P69" text:outline-level="2">Cap. VII.</text:h>
      <text:p text:style-name="P1">Quod igitur thorax convenientem habuit<text:line-break/>magnitudinem, ex dictis patere jam arbitror. Quod au-<text:line-break/>tem spondylorum qnoque magnitudines pauladm augeri<text:line-break/>oportuit, id etiam fuit antea demonstratum. Ac nimi-<text:line-break/>rum apparet id mirabiliter a natura fuisse fervatum;<text:line-break/>fpondyli enim inferiores tanto incumbentibus funt majo-<text:line-break/>res, ut hos sine molestia gestent, hi vero sine molestia a<text:line-break/>fubjectis vehantur. Verum hos tam magnos thorax totus<text:line-break/>duodecim requisivit; tantus fuit tum numeri spondylorum,<text:line-break/>tum magnitudinis ipforum paulatim crescentis, et totius<text:line-break/>thoracis generationis concentus. Qui vero deinceps hos<text:line-break/>fequuntnr quinque spinae fpondyli, eadem ratione sunt<text:line-break/>facti, qua ii, qui funt in collo. Nam quum nervi, qui<text:line-break/>a Tpiuali medulla proficiscuntur in musculos spinales ac<text:line-break/>hypogastrii, ac si qui alii ibi funt locati, dividantur,<text:line-break/>primas quidem oportuit productiones ad ea mitti, post<text:line-break/>autem et ad crura; ac tnnc os sacrum oriri, quod</text:p>
      <text:p text:style-name="P13">simul quidem velut fundamentum quoddam spinae eflet<text:line-break/>futurum, simul autem osta ischiorum ac ilium incum*<text:line-break/>bentia sibi exciperet; sine quibus neque pubis osta con-<text:line-break/>stare poterant, quae ustis necessarios animali erant prae-<text:line-break/>sititura, crurumque ad ischion dearticulatio omnino non<text:line-break/>fuiflet. Horum enim primorum gratia, tum autem uteri,<text:line-break/>vesicae ac intestini recti, os natura est molita, quod<text:line-break/>latum, alii sacrum nuncupant Porro quemadmodum<text:line-break/>ntorvus ortus ex primo fpatio intercostali totus propemo-<text:line-break/>dum ad manum accedit, ad eundem modum hic quoque<text:line-break/>nervus is, qui per primum foramen ex osse lato excidit,<text:line-break/>iis, qui ad crus feruntur, commifcetur. Proinde conjuga-<text:line-break/>tiones, quae funt sub diaphragmate, nervorum a spinali<text:line-break/>medulla proficifcentium, qui ad musculos praedictos et<text:line-break/>crura feruntur, quinque quidem spondylis indiguerunt,<text:line-break/>fexta vero quae eas excipit conjugatio primis ossis fa-<text:line-break/>cri foraminibus. Sunt autem et aliae tres in eo conju-</text:p>
      <text:p text:style-name="P13">gationes, quae in partes superjacentes distribuuntur; con-<text:line-break/>fentaneum enim fuit illis quoque ex partibus vicinis<text:line-break/>nervos distribui; Verum non est praefentis instituti de<text:line-break/>nervorum distributione verba facere (de ea enim feorfum<text:line-break/>agemus), fed spondylorum numerum omnem explicare,<text:line-break/>ac cum eo facri ossis magnitudinem. Perspicuum itaque<text:line-break/>jam. est, collum merito ex fpondylis feptem constare,- tho-<text:line-break/>racem autem, qui ipium subsaquitur, ex duodecim; ac<text:line-break/>post eum lumbi ex quinque; os vero facrum tantum,<text:line-break/>quantum nunc est, et reliqua omnia, quae ad spinam<text:line-break/>perlinent. Ipsmn porro os sacrum in fine cartilaginis<text:line-break/>faibet epiphysin ejusdem ufus gratia, cujus {ternum ha-<text:line-break/>buit,. et totius rachis spina, ac costarum notharum capita,<text:line-break/>et partes omnes corporis nudae ac prominentes; dixi-<text:line-break/>mus enim de iis jam saepenumero. Dearticulatur autem<text:line-break/>cum ultimo. lumborum fpondylo, quomodo ille fpon-<text:line-break/>dylis aliis.</text:p>
      <text:h text:style-name="P68" text:outline-level="2">Cap. VIII.</text:h>
      <text:p text:style-name="P1">Ligamentum autem validum exacte<text:line-break/>adeo anteriores omnium ipforum partes coliigat, ut me-<text:line-break/>dicorum plerisque ne coliigari quidem ea parte, sied eoa-*,<text:line-break/>lesicere spondyli interrfe videantur. Desinit autem liga-*<text:line-break/>mentam hoc parte quidem posteriore in tunicam menin-r<text:line-break/>gas spinalis medullae ambientem, anteriore vero paulum<text:line-break/>progreflum utraque parte inferitur in cartilaginem, quae<text:line-break/>spondylos inungit. Porro fpondyli omnes ab ea con-<text:line-break/>nexione, quam parte anteriore habent, retro progressi<text:line-break/>paulatim a sesie diducuntur, locum omnem medium re-'<text:line-break/>fertum habentes humiditate alba ac vifcofa, simili ei, <text:span text:style-name="T50">&gt;<text:line-break/></text:span>quae per alios propemodum omnes 'articulos est difperfa;'<text:line-break/>idcirco fucci ejusmodi ufus partibus omnibus expedite<text:line-break/>movendis est communis, ut prius etiam ostendimus^<text:line-break/>Haec igitur omnia, admirabilia funt operum naturae spe-<text:line-break/>ctacula, quemadmodum et meningis utriusque, quae sunt<text:line-break/>circum spinalem medullam, species omnis speciei earum,-<text:line-break/>quae totum cerebrum in orbem complectuntur, plane est<text:line-break/>similis; nisi quod nullum habet medfum intervallum, ut</text:p>
      <text:p text:style-name="P13">in capite, fed in hoc fane discrepat, quod crasse meninx<text:line-break/>tenuem tangit ac totam in orbem continet, praeterea<text:line-break/>quod tertia quaedam tunica valida admodum ac nervosa<text:line-break/>extrinsecus iis est imposita. Quae igitur est horum caufa?<text:line-break/>natura enim nihil facit frustra. Quum fpinalis medulla<text:line-break/>quaedam habeat cum cerebro communia, alia vero pro-<text:line-break/>pria, in communibus quidem communem quoque habet<text:line-break/>constructionem, in. propriis vero propriam ac difcrepan-<text:line-break/>tem; funt autem ei cum cerebro communia, quod cor-<text:line-break/>poris fub stanti a sit similis, et nervorum etiam sit prin-<text:line-break/>cipium, propria vero, ut, cum cerebrum pultet ac mo-<text:line-break/>veatur, quanquam osse immobili contineatur, ipsa tamen<text:line-break/>non moveatur, tametsi a spondylis mobilibus continetur.<text:line-break/>Non abs re igitur ipsis similiter quidem duae meninges<text:line-break/>fuerunt datae, altera quidem ad vafa, quae ipsis infunt,<text:line-break/>colliganda, totamque eorum fubstantiam, quae mollis est<text:line-break/>admodum, constringendam, altera vero, ut tegat et ad-<text:line-break/>Yerfus offa circumfusa muniat, ipfaque etiam ossa extrlu-</text:p>
      <text:p text:style-name="P13">fecus siint data, veluti propugnaculum ac murus, qui<text:line-break/>possit eorum, quae incidere ac contundere et quoquo*<text:line-break/>alio modo violare queant, sine molestia impetum exci-<text:line-break/>pere. Privatim vero utrique, <text:span text:style-name="T50">- </text:span>quod- cerebrum quidem<text:line-break/>puisiabat, crassa meninx tantum ab eo discessit, quoad<text:line-break/>ipsi, dum dilatatur,, suscipiendo satis eflet; quod vero<text:line-break/>spinalis medulla non pulsabat, crassa meninx cum tenui<text:line-break/>fefe conjunxit ab ea ne tantillum quidem fejuncta; quod<text:line-break/>vero rursus capitis ossibus nullus motus conspicuus inest,<text:line-break/>spinalis autem medullae ossibus vehemens, cerebro- qui-<text:line-break/>dem nullum extra craflam meningem aliud operimentum<text:line-break/>fuit circumdatum ; fpinali autem medullae, tertia ista <text:span text:style-name="T50">tu-<text:line-break/></text:span>nica nervofa, <text:span text:style-name="T50">- </text:span>crafla ac robusta (cujus paulo ante memi-<text:line-break/>ni) est circumdata; nam dum spinam aliquando flectimus<text:line-break/>ac curvamus, aliquando extendimus, eodem quo ipfa<text:line-break/>modo spinalis medulla flexa ac<text:span text:style-name="T62">;</text:span> tensa facile utique<text:span text:style-name="T62">5</text:span> fran-<text:line-break/>geretur, si nullum ejusmodi tegumentum ei. eflet circum-<text:line-break/>positum. Ac etiam humor viscosus huic tunicae est cir-<text:line-break/>cumfusus, „ quGmodo et tunicae 'spondylos colliganti, <text:span text:style-name="T50">et</text:span></text:p>
      <text:p text:style-name="P24">articulis omnibus, et linguae, et laryhgi, et meatui uri-<text:line-break/>nario, et oculis pinguedo, et (ut fummatim dicam) <text:span text:style-name="T50">om-<text:line-break/>nibus </text:span>iis, quae, moveri assidue oportebat; metuendum<text:line-break/><text:span text:style-name="T50">enim .erat, ne </text:span>exiccata quidem <text:span text:style-name="T50">ipsa </text:span>dolerent,<text:span text:style-name="T50">. </text:span>ac <text:span text:style-name="T50">tandem<text:line-break/>actiones </text:span>ipforum labefactarentur. Quod homines imitati<text:line-break/><text:span text:style-name="T50">curruum </text:span>axes atque plaustrorum ungunt prius <text:span text:style-name="T50">fucco<text:line-break/>humido </text:span>ac vifcofo, .quo. <text:span text:style-name="T50">nihil illi patiantur et movean-<text:line-break/></text:span>tur <text:span text:style-name="T50">celerius;<text:tab/>•</text:span></text:p>
      <text:h text:style-name="P67" text:outline-level="2">Cap. <text:span text:style-name="T50">IX.</text:span></text:h>
      <text:p text:style-name="P1"><text:span text:style-name="T50">Num </text:span>igitur haec <text:span text:style-name="T50">quidem omnia </text:span>ea foler-<text:line-break/><text:span text:style-name="T50">tia natura </text:span>in fpinali<text:span text:style-name="T50">. </text:span>medulla ac spina.,<text:span text:style-name="T50">teta </text:span>comparavit,<text:line-break/><text:span text:style-name="T50">venas vero </text:span>atque arterias ipsis aut non immisit, <text:span text:style-name="T50">aut non<text:line-break/>unde </text:span>oportebat, aut non quot praestiterat, aut <text:span text:style-name="T50">minores,<text:line-break/>aut </text:span>majores, quam conveniebat? An hie quoque eam <text:span text:style-name="T50">ad-<text:line-break/>miraii </text:span>convenit, quae singulis sipinae <text:span text:style-name="T50">partibus </text:span>ab <text:span text:style-name="T50">adja-<text:line-break/>centibus </text:span>vasis propagines suppeditavit, unam singulis<text:line-break/><text:span text:style-name="T50">fpondylis </text:span>conjugationem tantae magnitudinis, <text:span text:style-name="T50">ut </text:span>,in <text:span text:style-name="T50">cor-<text:line-break/>pora </text:span>omnia fpondylo circumjacentia dividi plane queat?<text:line-break/><text:span text:style-name="T50">*‘ed. quoniam </text:span>conjugatio nervorum una ex singulis <text:span text:style-name="T50">fpon-</text:span></text:p>
      <text:p text:style-name="P13">dylis enascebatur, planum est, quod ipsorum numerus<text:line-break/>-venarum atque arteriarum numero aequalis erat futu-<text:line-break/>rus. Quae-igitur de nervis a-nobis, dum, unde nervi<text:line-break/>exorirentur, explicaremus, fuerunt dicta, ea de arteriis<text:line-break/>quoque ac venis dicta fuiiTe putare oportet; rmfusque<text:line-break/>eam hic admirari, quod locum exortus tum vasis ipsis<text:line-break/>tum fpondylis tutissimum elegerit. Nam foramine uno<text:line-break/>ex iis, quae antea fuerunt-in nervorum expositione dicta,<text:line-break/>.ad trium instrumentorum transitum est usa; nervum qui-<text:line-break/>-dem lutus foras, • foris autem intro arteriam ac' venam<text:line-break/>deducens. Hic igitur.irurfus eorum, quae in aliis fuerunt<text:line-break/>demonstrata, recordatus (quod partes omnes animalis ali-<text:line-break/>mentum ex vasis propinquis ad ipfas attrahunt, quod-<text:line-break/>que ipfa a longinquiore' trahere nequeunt, ob eam que<text:line-break/>.causam vafa continuo<text:span text:style-name="T64">f</text:span>dividuntur) tenuia foramina, quae<text:line-break/>parte anteriore singulis infunt magnis fpondylis, ctonsi-<text:line-break/>dera, per qstae vasa nutrientia in ipsos inseruntur / paT-<text:line-break/>vis. enim nihil ejusmodi inefle-videas, quod natura ex-</text:p>
      <text:p text:style-name="P13"><text:span text:style-name="T50">ploratum habebat,</text:span><text:span text:style-name="T52">:</text:span><text:span text:style-name="T50"> vim trahendi ex vasis ossibus propin-<text:line-break/>quis in fpondylis quidem minoribus manere adhuc posse<text:line-break/>sinceram, in magnis vero ob intercapedinis longitudinem<text:line-break/>exolvi. Ob eam ,igitur, causiam parvis quidem fpondylis<text:line-break/>praedicta duo. foramina fatis, efle possiunt, per quae intro<text:line-break/>«quidem yenae et ^arteriae, foras-vero nervi ferebantur,<text:line-break/>magius autem non haec modo, verum etiam quae vasis<text:line-break/>nutrituris feryirent,; natura, convenienter, est machinata.<text:line-break/>jEadepi, opinor^ ratione in magna 0fla omnia, ut bra-<text:line-break/>chium, femur, cubitum ac,'tibiamxii vafa quaedam tenuia<text:line-break/>inferuntur, parvis yero nihil ejusmodi fuit: opus. Quem-<text:line-break/>admodum. igitur a venis t propinquis . atque arterlis non<text:line-break/>a. longinquo neq perlongam viam cum aliis omnibus<text:line-break/>animalis partibus&gt;. tum, maxime, iis, cquae . sunt ad spinam,<text:line-break/>rami, vasorum tenuium accedunt; ad eundem modum et<text:line-break/>nervi, partibus spondylo cuique: vicinis.ex fpinali piedulsa,<text:line-break/>4F»</text:span><text:span text:style-name="T54">a</text:span><text:span text:style-name="T50">k^st ^d^eum lponjdyluuffu idistribuitur, “natura scilicet</text:span></text:p>
      <text:p text:style-name="P13">ubique hoc agente, ne longo intervallo vasa tenuia didu-<text:line-break/>ceret, si nihil - tasuen' aliud majus, sit , quod impediata<text:line-break/>Sed de his quidem fusius, quumllide vasis omnibus eoin^<text:line-break/>muniter agemus,, dicemus; .quem*: ego tractatumvj.autea&gt;<text:line-break/>fcio me faepe rejecisse; in quo etiam de, colli;spondylis<text:line-break/>agemus, propterea<text:span text:style-name="T62">:</text:span>quod in folis ipsis.foraluina transversis<text:line-break/>apophysibus lusunta<text:span text:style-name="T50">, - </text:span>Quod enim; vafa. q0aedam per ipfas<text:line-break/>permeent, etiamsi-anatomicorum pluri que ignorent,? inveni<text:line-break/>tu tamen cuivis nonpeft difficile, praefer tim si, ea, q.uae.<text:line-break/>de dissecandi<text:span text:style-name="T50">«• </text:span>ratione conscripsimus , perlegerit; quaenam<text:line-break/>vero viae ejusmodi sit ufus, libro de vasis decimoscxto<text:line-break/>fcilicet commemorabitur. -Nuncri autem id uiiunr folum:<text:line-break/>quum adjecero, ad scrmonem de fcapulis me conyertanu<text:line-break/>Est autem id. unum, ut dicam usum, propter quem natura<text:line-break/>ex locis praedictis nervos diaphragmatis produxit/ . Quod<text:line-break/>autem in medias phrenas eos inseri praestiterit,.. tum<text:line-break/>quod ob eam causam proni ac declives ferantur, ./dei<text:line-break/>monstratum ante-fuit. At cur primum non, ex ipfo ce-</text:p>
      <text:p text:style-name="P13">rebro ipfos produxit, quum ipsi sic ferri fublimes etiam<text:line-break/>possent? Quod si ex collo praestiterat, cur, tribus primis<text:line-break/>conjugationibus praeteritis, ex quarta portionem quan-<text:line-break/>dam araneosam, ex quinta vero memorabilem, postremo<text:line-break/>ex fexta aliam hac quidem minorem, at majorem prima,<text:line-break/>eis tribuit? licebat enim ex primis tribus spondylis, aut<text:line-break/>contra ex tribus colli posterioribus nervum producere, si<text:line-break/>modo ex multis principiis omnino acervare ipfos melius<text:line-break/>esse existimabat; ut, si quando unum aliquod principium<text:line-break/>aut duo passa fuissent, reliquum diapluagmati fubferviret;<text:line-break/>toam quod ex fpinali medulla colli orti nervi sint robu-<text:line-break/>stiores, et propterea ad functiones activas aptiores, pa-<text:line-break/>tere id arbitror. Prope thoracem autem ipforum prin-<text:line-break/>cipium noluit statuere, ne, quum ad membranas thoracem<text:line-break/>interfepientes ac thoracem ipsiim (cui innixos ipfcs der<text:line-break/>fcendere oportebat) ferrentur, flexione ipfos uti angulari<text:line-break/>eflet necesse. Didicimus enim, iplbs non ex anterioribus</text:p>
      <text:p text:style-name="P13">spinae partibus; fed ex lateralibus exoriri. Quum igitur<text:line-break/>ad medium locum (ibi. enim sunt membranae thoracem<text:line-break/>dividentes) feruntur, fensim quidem <text:span text:style-name="T50">fefe </text:span>ex praedictis<text:line-break/>fpinalis medullae partibus exorti inclinant; quem motum<text:line-break/>cum flexione fecissent, si ex partibus inferioribus essent<text:line-break/>producti. Quocirca in animalibus colium longius quam<text:line-break/>simia habentibus nihil penitus ex quarta conjugatione<text:line-break/>nervorum a fpinali medulla fertur ad diaphragma; ut .<text:line-break/>neque in iis, quae valde longum habent colium, ex<text:line-break/>quinta; femper enim natura videtur longiores deductio-<text:line-break/>nes vitasse non in nervis modo, fed etiam in arteriis,<text:line-break/>venis ac ligamentis. Quam igitur quarta nervorum con-<text:line-break/>jugatio a colio proficiscentium habet in simiis alti t udi- <text:span text:style-name="T50">-<text:line-break/></text:span>nem, eam sexta habet in iis,. quae colium longum ad-<text:line-break/>modum habent, aut quinta in iliis, quae mediocre.</text:p>
      <text:h text:style-name="P67" text:outline-level="2">Cap. X.</text:h>
      <text:p text:style-name="P1">Tempestivum sane est jam scapularum par-<text:line-break/>tes explicare} ostendereque in illis quoque artem naturae.<text:line-break/>Quod si eas ex animali exemptas animo finxeris, neque</text:p>
      <text:p text:style-name="P13">amplius esse, nullam rationem invenies, qua humeri ar-<text:line-break/>-ticulum constituas. Nam necesse omnino erat., si.bra-<text:line-break/>-chium erat futurum, ipsius caput cavitatem ingredi; cn-<text:line-break/>jus cavitatis gratia et cervix scapularum est nata, et<text:line-break/>quaedam in ejus extremo insculpta est capacitas magui-<text:line-break/>ludine tanta, quanta capiti brachii dearti culando esset<text:line-break/>aptissima. Hic quidem ufus primus est ac maximus,<text:line-break/>propter quem natura fecit scapulas; Ex abundanti au-<text:line-break/>tem alia quaedam accedit, nec ipfa quidem exigua, par-<text:line-break/>•tium thoracis, quae illic sunt, custodim -Nam.partes ip-<text:line-break/>sins anteriores luemur-, multo ante quae nocitura sunt<text:line-break/>praevidentes, aut prius saltu cedendo, ut omnino ejus,<text:line-break/>quod contra nos siefe infert, impetum declinemus, aut<text:line-break/>propugnaculum aliquod ante sternum opponendo. aut<text:line-break/>manibus arma quaedam sumendo. Plerumque autem folas<text:line-break/>ipsas vel nudas periculo objicimus, satius esse rati ipfas<text:line-break/>parte quavis vulnerari, aut fuarigi, aut conteri, aiit<text:line-break/>abscindi, quam sinere noxam ipfam sterno accidereipfe</text:p>
      <text:p text:style-name="P7">enim thorax respirationis est instrumentum, quemadmo-<text:line-break/>dum et pulmo, 'qui in eo continetur; cor vero totius vi-<text:line-break/>tae est principium. Periculum igitur imminebat, sicubi<text:line-break/>{ossa haec laefa fui flent.<text:tab/>Ex partibus vero posterioribus</text:p>
      <text:p text:style-name="P52">-periculum quidem erat aequale, verum quum illic oculi<text:line-break/>-non essent, praevidere aeque, quae erant nocitura, non<text:line-break/>poteramus. Oportuit igitur hic naturam aequam- inge-<text:line-break/>niosiim quoddam artificium excogitare, neque loca haec<text:line-break/>prorsus negligere. Quocirca primum quidem quasi mul-<text:line-break/>tiplex vallum quoddam spinae fpondylis infixit, multas<text:line-break/>illas apophyses, quas (ut ahte docui) ipsa acclives ac<text:line-break/>declives effecit, obliquas ad latera deducens, rectas fe-<text:line-break/><text:span text:style-name="T50">t </text:span>cundum longitudinem totam sursiim utraque spinae parte<text:line-break/>usque ad costas extendens, quas primum scapulis, delude<text:line-break/>-'carnium magna copia texit. Ob id enim ipsum spinam<text:line-break/>utri que fcapulae propriam produxit, secundum id vallum<text:line-break/>ante partes thoracis, quae illic funt, objiciens. Hac ipfa</text:p>
      <text:p text:style-name="P5">rurfus spina recte ad aliud etiam <text:span text:style-name="T50">utitur. </text:span>Leniter <text:span text:style-name="T50">enim<text:line-break/></text:span>finem ejus superidrem adaugens, et rectum <text:span text:style-name="T50">attollens, at-<text:line-break/></text:span>que ibi clavi conjungens acromium, quod vocant, effecit;<text:line-break/>quod esset simul quidem operimentum ac <text:span text:style-name="T50">praesidium hu-<text:line-break/></text:span>rneri inarticulationi, simul autem et prohiberet, <text:span text:style-name="T50">ne ca-<text:line-break/></text:span>put brachii parte superna excideret, post autem <text:span text:style-name="T50">efficeret,<text:line-break/></text:span>ne scapula ipsa <text:span text:style-name="T50">a </text:span>thorace digrederetur. <text:span text:style-name="T50">Quod si nihil ibi<text:line-break/></text:span>ante dearticulationem esset locatum, <text:span text:style-name="T50">nullo negotio a quo-<text:line-break/></text:span>vis extrinsecus luci dente laederetur; facile <text:span text:style-name="T50">etiam caput<text:line-break/></text:span>brachii ad scapulae cervicem transcenderet, <text:span text:style-name="T50">ut quod nec<text:line-break/></text:span>prosundam in fe habet cotylen, nec <text:span text:style-name="T50">supercilia magna.<text:line-break/></text:span>Quod si non ea parte clavis fuisset <text:span text:style-name="T50">connexa, nihil utique<text:line-break/></text:span>prohiberet, quo minps os latum <text:span text:style-name="T50">scapularum nusquam<text:line-break/></text:span>stabilitum thoraci incideret, coarctaretque <text:span text:style-name="T50">ibi humeri ar-<text:line-break/></text:span>ticulum , multosque brachii motus <text:span text:style-name="T50">impediret; quod varie<text:line-break/></text:span>, ob id potissimum potest moveri, quod a thorace absit<text:line-break/>plurimum. Nam si ejus costas tangeret, kut <text:span text:style-name="T50">omnino</text:span></text:p>
      <text:p text:style-name="P13">prcpe esset locatum, quo modo fe habet in quadrnpedi-<text:line-break/>bus, manus ad sternum oppositumque sterno humerum,<text:line-break/>ad epomida praeterea ac ad colium circumagere non<text:line-break/>possemus, quemadmodum ne nunc quidem, quando luxa-<text:line-break/>tnm brachium costis acciderit; ad nullam enim partium<text:line-break/>oppositarum in. ejusmodi affectibus manus postumus tol-<text:line-break/>Iere, quod costarum devexitas in hujusmodi affectibus<text:line-break/>brachio accidat, quae ipfum extrorfum et <text:span text:style-name="T50">ad </text:span>latera de-<text:line-break/>pellat. Qui. affectus nobis acciderent, etiamsi fecundum<text:line-break/>naturam, haberemus, nisi acromium sterno plurimum esset<text:line-break/>dissitum ; in horum enim medio clavem velut fuste nta-<text:line-break/>culum ac stabilimentum quoddam natura constituit.</text:p>
      <text:h text:style-name="P67" text:outline-level="2">Cap. XI<text:span text:style-name="T58">.</text:span></text:h>
      <text:p text:style-name="P1">Rursus igitur hic quoque considera artem,<text:line-break/>quae animalia effinxit, ut in omnibus est aequa; tametsi<text:line-break/>certe propositum mihi fuerat solius hominis constructio^-<text:line-break/>nem explicare, fieri tamen faepe non potest, etiamsi<text:line-break/>maxime nolim, quin animalium etiam rationis expertium</text:p>
      <text:p text:style-name="P13">constructionem attingam. Non enim temere neque fuu-<text:line-break/>stra natura in' homine humeri <text:span text:style-name="T50">articulum longissime a tho-<text:line-break/></text:span>^raee abduxit, in quadrupedibus vero proxime <text:span text:style-name="T50">collocavit;<text:line-break/></text:span>fedli, quoniam ille quidem manibus varie esset <text:span text:style-name="T50">usurus,<text:line-break/></text:span>motum desiderabat, ob eamque causam <text:span text:style-name="T50">positum admodum<text:line-break/></text:span>pmplum ac fpatxofuni; in illis verto non <text:span text:style-name="T50">item</text:span>, <text:span text:style-name="T50">neque<text:line-break/></text:span>enim manus habent; fed artus <text:span text:style-name="T50">anteriores non aliter quam<text:line-break/></text:span>posteriores foli. ambulationi fubferviunt;. <text:span text:style-name="T50">quare crura<text:line-break/></text:span>thoraci affirmata esse praestitit. Propterea <text:span text:style-name="T50">sime pectora<text:line-break/></text:span>^quoque <text:span text:style-name="T50">hominibus, </text:span>quidem sata, brutis <text:span text:style-name="T50">vero acuta atque<text:line-break/></text:span>angusta extitemnt; quod si contra facta <text:span text:style-name="T50">fuissent, in ho-<text:line-break/>□uinibus </text:span>quidem praedictas manuum <text:span text:style-name="T50">actiones morarentur<text:line-break/></text:span>non aliter, quam si nunc medio pectori <text:span text:style-name="T50">lignum praelon-<text:line-break/></text:span>gum impOfueris, quod a collo <text:span text:style-name="T50">usque </text:span>ad <text:span text:style-name="T50">hypochondria<text:line-break/></text:span>perveniat; brutis vero si pectora <text:span text:style-name="T50">essent </text:span>lata, <text:span text:style-name="T50">impedirent,<text:line-break/></text:span>quo minus artus anteriores <text:span text:style-name="T50">belle thorace fumarentur.<text:line-break/></text:span>,Aequa igitur hic. quoque perfpicue, <text:span text:style-name="T50">ut in aliis omnibus,<text:line-break/></text:span>fuit natura, quae bipedi quidem, <text:span text:style-name="T50">ac repto </text:span>animali <text:span text:style-name="T50">thto-</text:span></text:p>
      <text:p text:style-name="P13">racem fecit latum, humeri vero articulum exporrectum<text:line-break/>yalde constituit; quadrupedibus vero rurfus acutum qui-<text:line-break/>dem thoracem, conjunxit autem ei ossa lata scapularum^<text:line-break/>gc crura firmaviL Ad eandem autem providentiam clavis<text:line-break/>generatio est revocanda; quum enim fcapulas extrorfum<text:line-break/>spectare oporteret, utramque clavem inter os sterni ac<text:line-break/>spinae finem, quae ad fcapulas est, natura constituit.<text:line-break/>Quum enim sternum sit longum, (nam a jugulis usque ad<text:line-break/>hypochondria pervenit,) locum dearticulationis ad claves<text:line-break/>haudquaquam reperias aptiorem eo, qui nunc ipsi adest;<text:line-break/>latissimum enim ibi est <text:span text:style-name="T50">ac </text:span>validissimum, neque ulla co-<text:line-break/>sta amplius cum eo de arti culatur. Ad eundem autem<text:line-break/>modum ipsarum cum fcapulis connexio opportunissime<text:line-break/>extitit, tum ut humeri articulus extra promineat, tum ad<text:line-break/>muniendum articulum iplum, tum ad prohibendum, ne<text:line-break/>parte&gt; fuperna excidat. Merito itaque homo ne<text:span text:style-name="T62">;</text:span> <text:span text:style-name="T50">si </text:span>volet<text:line-break/>quidem ambulare quatuor artubus queat &gt; quod in ipfo</text:p>
      <text:p text:style-name="P13">fcapularum articuli longe a thorace sint abducti. Merito<text:line-break/>etiam simia, <text:span text:style-name="T64">;</text:span>.ut..los caeteris plerisque (docuimus enim id<text:line-break/>antea) hominis ridicula imitatio est, ita et in artubus;<text:line-break/>nam ipsius crura .quantum ab humanis cruribus discre-<text:line-break/>pent, quum privatim <text:span text:style-name="T50">de </text:span>ipsis ageremus,, monstravimus,<text:line-break/>quemadmodum certe et fummae manus constructio;<text:line-break/>Quod vero ad scapulas ac claves attinet, homini maxi-<text:line-break/>me est similis, quanquam ea parte homini similis efle non<text:line-break/>debebat; <text:span text:style-name="T64">;</text:span>nam quod ad ambulationis celeritatem pertinet,<text:line-break/>simia inter genus utrumque ambigit, neque enim bipes<text:line-break/>penitus est, neque quadrupes; sied quatenus est bipes,<text:line-break/>clauda est, non enim recta plane stare potest; et quate-<text:line-break/>pus est quadrupes, mutila simul est ac tarda, quod hu-<text:line-break/>meri articulus a thorace plurimum sit abductus, quemad-<text:line-break/>modum si idem articulus in alio quopiam animante a<text:line-break/>thorace divulfns extra secessisset. Quemadmodum autem<text:line-break/>Jimia,. quod animam habeat ridiculam, corpus-ob id<text:line-break/>habuit rjdipulum,. ita homo, quod animam haberet ra-</text:p>
      <text:p text:style-name="P13">tionalem, ob id etiam corpus .folum inter ea, quae <text:span text:style-name="T50">funt<text:line-break/></text:span>fuper terram, habuit divinum atque optime ad <text:span text:style-name="T50">animae<text:line-break/></text:span>facultatem comparatum. Caeterum <text:span text:style-name="T50">quod omnium ani-<text:line-break/></text:span>manlium folus stet rectus, antea ostendimus; nec minus,<text:line-break/>quod <text:span text:style-name="T50">folus </text:span>manibus recte utatur. Verumtamen <text:span text:style-name="T50">nunc<text:line-break/></text:span>etiam id <text:span text:style-name="T50">tibi </text:span>apparebit, si humeri articulum, <text:span text:style-name="T50">aut totius<text:line-break/></text:span>thoracis formam, aut clavis .generationem infpexeris; <text:span text:style-name="T50">fatis<text:line-break/></text:span>enim eA esse possent ad <text:span text:style-name="T50">artem </text:span>naturae indicandam<text:span text:style-name="T50">, quam<text:line-break/></text:span>multo adhuc apertius, quae dicturus sum, <text:span text:style-name="T50">ostendent.<text:line-break/></text:span>Nam cur non rectam a sterno ad scapulas clavem exten-<text:line-break/>dit, <text:span text:style-name="T50">fed ad </text:span>jugulum ipsum devexam quidem foris, in-,<text:line-break/>tus vero cavam, post autem contra extrinsecus quidem<text:line-break/><text:span text:style-name="T50">fensim </text:span>cavam, intus vero gibbam magis? Nihil <text:span text:style-name="T50">enim<text:line-break/>Lorum </text:span>temere nec frustra <text:span text:style-name="T50">a </text:span>natura fuit factum; fed<text:line-break/>ad jugulum propter eundem cum sterno ufum, quo modo<text:line-break/>hoc, cava quidem parte interna extitit, <text:span text:style-name="T50">quo videlicet,<text:line-break/>locum </text:span>aptum <text:span text:style-name="T50">his </text:span>instrumentis praeberet, quae <text:span text:style-name="T50">fuperne</text:span></text:p>
      <text:p text:style-name="P13">deorsum atque inferne fuidum per collum feruntur;<text:line-break/>quum vero a jugulo coepit difcedere, tantum <text:span text:style-name="T50">paulatim-<text:line-break/></text:span>antrorfum redit usque ad acromium, quantum finis par-<text:line-break/>tis ipsius clavis intumescentis retro secesserat; <text:span text:style-name="T50">quod </text:span>si<text:line-break/>retrorsum solum tenderet ad colli latera progrediens, non-<text:line-break/>satis a thorace distaret.. Colligat autem ibi ipfam spinae"<text:line-break/>omoplatae, quae <text:span text:style-name="T50">est </text:span>os parvum <text:span text:style-name="T50">cartilaginosum, quod<text:line-break/>ipsum </text:span>nequel <text:span text:style-name="T50">in simiis quaeras. Veluti enim in aliis<text:line-break/></text:span>quibusdam, ita <text:span text:style-name="T50">in </text:span>hoc quoque humana <text:span text:style-name="T50">constructione fu-*<text:line-break/>peraiitur. ‘ </text:span>Homo vero haec etiam <text:span text:style-name="T50">praeter caetera ani-<text:line-break/></text:span>mantia <text:span text:style-name="T50">securitatis </text:span>gratia est adeptus, <text:span text:style-name="T50">quod non per liga-<text:line-break/></text:span>menta' <text:span text:style-name="T50">folum </text:span>membranosa <text:span text:style-name="T50">duo ossium fines connectuntur,’<text:line-break/></text:span>ifed exxi <text:span text:style-name="T50">abundanti </text:span>tertium aliud os <text:span text:style-name="T50">ipsis incumbit carti-<text:line-break/></text:span>faginosum, aliis <text:span text:style-name="T50">quibusdam </text:span>.ligamentis <text:span text:style-name="T50">validis (a quibus<text:line-break/>occultatur) subjectis </text:span>ossibus <text:span text:style-name="T50">feipfum connectens. Porro-<text:line-break/>quamobrem cartilaginosum extiterit, quum deberet emi-<text:line-break/>nere </text:span>ac <text:span text:style-name="T50">primum </text:span>eorum, quae extrinfecus <text:span text:style-name="T50">incidunt, im-<text:line-break/>petum -excipere,i dictum mihi* </text:span>ante <text:span text:style-name="T50">fuit, dum communiter</text:span><text:span text:style-name="T54">1<text:line-break/></text:span>de <text:span text:style-name="T50">omnibus hujusmodi </text:span>statueremus.</text:p>
      <text:h text:style-name="P68" text:outline-level="2">Cap. <text:span text:style-name="T49">ΧII.</text:span></text:h>
      <text:p text:style-name="P1"><text:span text:style-name="T50">Sed </text:span>nunc demum tempestivum est ad<text:line-break/>ipsum humeri articulum orationem convertere, atque<text:line-break/>in primis ostendere, naturam jure caput brachii rotundis-<text:line-break/>simum effecifle, et cavitatem, quae scapulae cervici inest,<text:line-break/>parvam simul ac supinam; tum autem quinam musculi<text:line-break/>ipsum moveant, et quot, et quanti; tum quem ufum<text:line-break/>singuli praebeant; postremo quod neque plures efle nu-<text:line-break/>mero, aut pauciores, neque majores, aut minores, neque<text:line-break/>alium situm habere ipsias praestiterat. Porro usus non<text:line-break/>erit obscurus, cur et caput brachii fuerit rotundum, et<text:line-break/>fcapulae cavitas superficiaria, ac siipina, si quis memoria<text:line-break/>tenet ea, quae libris prioribus dicta <text:span text:style-name="T50">a </text:span>nobis fuerunt.<text:line-break/>Quum enim manus tota <text:span text:style-name="T50">ad </text:span>multos ac varios motus esset<text:line-break/>comparata, caput quidem brachii rotundum habere ipfam<text:line-break/>oportuit; hac enim figura nullam <text:span text:style-name="T50">ad </text:span>motus celeritatem<text:line-break/>invenerimus aptiorem; ipfam autem cavitatem ei sirb-<text:line-break/>jectam neque magnopere profundam<text:span text:style-name="T50">, </text:span>neque, in magna</text:p>
      <text:p text:style-name="P47">fupercilia desinentem. Si enim non exigua cavitate bra-<text:line-break/>chii articulas eflet inclufus, fed magnis in orbem super-<text:line-break/>ciliis eflct constructus, haudquaquam circumagi quoquo<text:line-break/>verfus facile posset; hoc autem ipsi potius fuit, quam<text:line-break/>securitatis ufus, illius enim gratia tota manus extiliL<text:line-break/>Parum abest igitur, quin assidue brachii caput luxetur, ut<text:line-break/>quod cavitate exigua adeo vehatur, ut pars ipsius maxima<text:line-break/>extra sit, nulipque innixa sublimis pendeat. Qui igitur<text:line-break/>sit, ut non assidue in motibus vehem en lior ibus excidat?<text:line-break/>nam quod ad praedictam constructionem attinet, id om-<text:line-break/>nino accidere ipsi erat necesse. Admiraberis ruifus hic<text:line-break/>quoque artem naturae, si, quae ad ejus securitatem sit<text:line-break/>machinata, confpicabere. Tria enim ligamenta valida<text:line-break/>os brachii cum scapulae cervice jungentia praeter com-<text:line-break/>mune omnium articulorum rotundum est machinata;<text:line-break/>duas praeterca fcapulae apophyfes recurvas, quae arti-<text:line-break/>calhnn muniunt; atque ex ntraqne horum parte musculos<text:line-break/>maximos ipfum constringentes. . Caetexum ligamentum</text:p>
      <text:p text:style-name="P13">latum et membranosum, qucd omnibus articulis inest,<text:line-break/>ex labiis ejus cavitatis exoritur, quae inest omoplatae,<text:line-break/>et totam dearticulationem in orbem omnino complectens<text:line-break/>in capitis brachii initium inseritur. AliOrum vero trium<text:line-break/>duo quidem prorsius sunt teretia/ quo modo nervi, ter-<text:line-break/>tium vero remisse latum est. Enafcitur autem primum<text:line-break/>quidem ex fine apOphyfeos, quam ancyroidem sive an-<text:line-break/>chorariam, alterum vero, quOd hoc est majus, ex fca-<text:line-break/>pulae cervice, ea maxime parte, qua cavitatis, quae ipsi<text:line-break/>inest, supercilium est altissimum; huic quidem certe caput<text:line-break/>brachii fedem praebet securam, quOd tantam superiori-<text:line-break/>bus atque anterioribus fui partibus habet cavitatem de-<text:line-break/>clivem latae incisioni similem, quantum est ipsum liga-<text:line-break/>m en tum;' alterum vero prius dictum ligamentum ab<text:line-break/>internis capitis brachii partibus attenditur, reliquum<text:line-break/>vero ac tertium ex ecdem locO, quO fecundum, exori-<text:line-break/>tur; obliquum autem illi subnascens in feritur et ipfum<text:line-break/>in primum capitis brachii initium, quo modo latum li-</text:p>
      <text:p text:style-name="P13">gamentum, quod totum in orbem articulum complecti-<text:line-break/>tur, est enim ipsum quodam modo ipsius articuli <text:span text:style-name="T50">pars;<text:line-break/></text:span>praedicta vero duo ligamenta ad musculum bracluo <text:span text:style-name="T50">in-<text:line-break/></text:span>cumbentem perveniunt, quem, dum de manu <text:span text:style-name="T50">ageremus,<text:line-break/></text:span>in caput radii diximus inferi. Nam hic quoque <text:span text:style-name="T50">videas<text:line-break/></text:span>licet naturae folertiam, quam sexcentis locis jam <text:span text:style-name="T50">demon-<text:line-break/></text:span>stravimus, ipsam scilicet nonnunquam <text:span text:style-name="T50">instrumentum unum<text:line-break/></text:span>propter situm opportunum obeundis <text:span text:style-name="T50">multis usibus essi-<text:line-break/></text:span>cere appositum. Quum enim musculos <text:span text:style-name="T50">omnes (ut, dum<text:line-break/></text:span>de ipsis sieorsum ageremus, demonstravimus) <text:span text:style-name="T50">ligamento-<text:line-break/></text:span>rum substantiae participes esse oporteret, <text:span text:style-name="T50">constituit ipsa<text:line-break/></text:span>simul quidem musculis, simul autem <text:span text:style-name="T50">humeri articulo<text:line-break/></text:span>titilia; nam hunc constringentia ac <text:span text:style-name="T50">continentia prohibent<text:line-break/></text:span>excidere, in <text:span text:style-name="T50">musculum </text:span>vero disseminata <text:span text:style-name="T50">magnum quoque<text:line-break/></text:span>ipsi <text:span text:style-name="T50">ex </text:span>fe ipsis praebent ufum. Ad <text:span text:style-name="T50">eum igitur modum<text:line-break/></text:span>humeri <text:span text:style-name="T50">articulus </text:span>a ligamentis munitur. <text:span text:style-name="T50">Porro </text:span>a <text:span text:style-name="T50">scapulae<text:line-break/></text:span>processibus? <text:span text:style-name="T50">superno </text:span>quidem, qui est ad <text:span text:style-name="T50">acromium, quem<text:line-break/></text:span>quidam coracoidem <text:span text:style-name="T50">appellant, </text:span>externo <text:span text:style-name="T50">vero a </text:span>proceffu,</text:p>
      <text:p text:style-name="P13">qui ancyroides et sigmcides appellatur, in orbem a ma-<text:line-break/>ximis mufculis ac tendonibus, qui totam movent dear-<text:line-break/>ticulationem, undique constringitur; de quibus dicere<text:line-break/>nunc est tempestivum.</text:p>
      <text:h text:style-name="P67" text:outline-level="2">Cap. <text:span text:style-name="T49">ΧIII.</text:span></text:h>
      <text:p text:style-name="P1">Ipsorum quidem fines ossi brachii infe-<text:line-break/>runtur, quorum alii quidem brachium spfum attollunt^<text:line-break/>alii autem deprimunt, quidam pectori adducunt, alii<text:line-break/>extra abducunt, nonnulli orbiculariter ipfum circum a-»<text:line-break/>gunt. Ad pectus certe adducit is musculus, qui ad<text:line-break/>mammam oritur, magnitudine mediocris; praeterea au-<text:line-break/>tem et brachium trahit deorsum leniter, ut sit depressio-<text:line-break/>nis humilioris auctor. Alius vero contra, ex editis sterni<text:line-break/>partibus enatus, adductionis surfiim est auctor. Alius<text:line-break/>autem praeter hos tertius, geminus, aut duo coalescentes<text:line-break/>(utrovis enim modo de iis dixeris, non errabis) ex toto<text:line-break/>quidem pectoris osse oriuntur; adducunt autem pectori<text:line-break/>os brachii totum, idque aequabile,- atque in nullam par-<text:line-break/>tem propendens, cum tensi ambo fuerint; quod si ipfo-</text:p>
      <text:p text:style-name="P13"><text:span text:style-name="T50">rum alter solus egerit, qui ex inferioribus sterni partibus<text:line-break/>oritur, humilem effecit adductionem, alter vero editio-<text:line-break/>rem, non tamen editam adeo, ut praedictorum secundus,<text:line-break/>neque alter humilem adeo, ut primus. Nam musculus<text:line-break/>exiguus, qui a mammae locis attollitur, praedictorum<text:line-break/>quatuor mufculoram humillimum excipit; alsissimum au-<text:line-break/>tem portio alia musculi, qui eft ad epomida, quae clavi<text:line-break/>adhaeret. Nam' musculus hic duo habet capita; internis<text:line-break/>quidem partibus epomidos ipsi dico clavi est infertus;<text:line-break/>externis autem partibus spinae scapulae adhaerescit in<text:line-break/>demissioribus ipsius partibus. Verum solius hujus musculi,<text:line-break/>quum tensus est, actio brachium extrorsiim extendit, pa-<text:line-break/>rum a media ac recta omnino extensione ad latus </text:span><text:span text:style-name="T53">ίιΐτ<text:line-break/></text:span><text:span text:style-name="T50">clinans; alterius vero Tmijcitli,</text:span><text:span text:style-name="T52">9</text:span><text:span text:style-name="T50"> qui est ad clavcm, actio<text:line-break/>non immerito intro similiter inclinat; tensis autem aeque<text:line-break/>fortiter ambobus, brachium rectam plane ac mediam<text:line-break/>extensionem assiumit, nusquam declinans. Atqui alii</text:span></text:p>
      <text:p text:style-name="P13">etiam duo musculi utraque spinae, quae est ad fcapulam,<text:line-break/>parte similem praedicto habent actionem; siquidem tensi<text:line-break/>simul brachium sublime prorsus tollent; quod si sieor-<text:line-break/>fum uterque tendatur, modicum ad latus inclinabit<text:line-break/>Octavus vero alius ultra praedictos est mnfoulus, qui<text:line-break/>ortus ex maxima parte imae in fcapula costae brachium<text:line-break/>extroifum abducit, iis, qui funt ad pectus<text:span text:style-name="T64">f</text:span> oppositus, qdi<text:line-break/>brachium surfum attollunt Duae porro post hanc mu*<text:line-break/>fculorum sunt motiones, brachium extroifum ac deor-<text:line-break/>fum circumagentes: verum amplius quidem extra abducit<text:line-break/>musculus is, qui ex inferiori fine imae in sicapula co-<text:line-break/>stae proficiscitur, alius vero, qui simam ejus partem to-<text:line-break/>tam complectitur, minus quidem extra, fed deorsum<text:line-break/>magis brachium circumagit. Reliquus vero alius unus<text:line-break/>est musculus, qui deprimit, ipsumque retro agit; cui prae-<text:line-break/>dictus mufculus parvus succedit, qui essicit, ne brachium,<text:line-break/>dum deprimitur, ullam in partem inclinet. Contenta<text:line-break/>enim hoc fuit natura, tametsi omnium erat minimus,</text:p>
      <text:p text:style-name="P13">propter naturalem totius manus ad inferiora <text:span text:style-name="T50">impetum;<text:line-break/></text:span>nam robore magno est opus ad tantum ouus <text:span text:style-name="T50">attollendum,<text:line-break/></text:span>fed corpus omne ferri deorsum potest vel absque <text:span text:style-name="T50">ulla<text:line-break/></text:span>animali actione.. Proinde naturam admirari est <text:span text:style-name="T50">aequum,<text:line-break/></text:span>quae ad brachium attollendum epomidos mufculum <text:span text:style-name="T50">vali-<text:line-break/></text:span>duin ac geminum construxit, et duos alios, ex <text:span text:style-name="T50">utraque<text:line-break/></text:span>spinae scapulae parte unum; uni vero et <text:span text:style-name="T50">eidem exiguo<text:line-break/>mufculo </text:span>oppositum illis motum <text:span text:style-name="T50">tribuit. Adjuvant autem<text:line-break/>prorsius </text:span>hunc et imi eorum, qui a <text:span text:style-name="T50">pectore oriuntur, ut<text:line-break/>quotum </text:span>aponeurofes coalescant; adjuvat <text:span text:style-name="T50">autem aliquando<text:line-break/></text:span>is <text:span text:style-name="T50">quoque musculus, </text:span>qui ab <text:span text:style-name="T50">inferioribus dorsi partibus<text:line-break/>oritur. </text:span>Tensis enim <text:span text:style-name="T50">'simul </text:span>quatuor <text:span text:style-name="T50">ad quasdam vehe-<text:line-break/>mentiores </text:span>actiones, manus <text:span text:style-name="T50">violenter deorfum trahitur;<text:line-break/>quum autem nulla vehementi </text:span>actione <text:span text:style-name="T50">est opus, vel mu-<text:line-break/>-fculus ille parvus eft fatis. Quemadmodum autem in his<text:line-break/></text:span>mufculorum <text:span text:style-name="T50">magnitudines natura juste est mensa, ita et<text:line-break/>in aliis omnibuse Quandoquidem geminum eum, qui a<text:line-break/>sterno oritur, maximum </text:span>effecit, <text:span text:style-name="T50">ut qui Ossi brachii se-</text:span></text:p>
      <text:p text:style-name="P13">eundum longitudinem esset inferendus, quo brachium ad<text:line-break/>totum thoracem adduceret: si vero (quod, satius est) non<text:line-break/>unum geminum judicaveris hunc musculum, fed duos<text:line-break/>conjunctos, impensius adhuc naturae laudabis aequitatem,<text:line-break/>quae altiorem humiliore multo majorem effecit, quod ve- •<text:line-break/>hementior actio ei eflet concredita. Dictum enim nobis<text:line-break/>paulo ante fuit, quod, qui musculi brachium attollunt,<text:line-break/>actione indigent vehementiore, corporum scilicet nutum<text:line-break/>ad inferiora renitentem sibi habentes; qui vero ipfa de-<text:line-break/>primunt, non modo ab eo corporum nutu non laeduntur,<text:line-break/>fed etiam adjuvantur maxime, impellente scilicet eo, quo<text:line-break/>ipsi properant, adeo ut non magnas ad suam actionem<text:line-break/>vires desiderent Ob id certe ipfum et musculi, qui<text:line-break/>bracjiia circumagunt, in omnibus dearticulationibus ipsi<text:line-break/>tum robustr sunt, fum tendones habent nervosissimos, quod<text:line-break/>motuum omnium is est violentissimus, mullisque partibus<text:line-break/>simplicem viribus fuperata Quemadmodum enim, si multos<text:line-break/>motus scsie mutuo fubfequehtes''ihtefieXeYis*,' in^promptu</text:p>
      <text:p text:style-name="P25">fuerit colligere, quanto unum superent, sic <text:span text:style-name="T50">intelli-<text:line-break/>gas </text:span>mihi, motum eum, qui brachium circumagit, <text:span text:style-name="T50">multis<text:line-break/></text:span>deinceps constitutis proportione refpondere. At forte<text:line-break/><text:span text:style-name="T50">existimas, </text:span>naturam aequitatis fuae fuisse <text:span text:style-name="T50">oblitam, quum<text:line-break/></text:span>vides eum mufculum, qui ab inferioribus dorsi <text:span text:style-name="T50">partibus<text:line-break/>furfum </text:span>fertur: non enim magnum ipfum <text:span text:style-name="T50">esse oportebat,<text:line-break/>quum </text:span>brachium deorfum eflet <text:span text:style-name="T50">tracturus; quin potius ip-<text:line-break/>fam </text:span>jure accusaris, si id solum effeciflet. <text:span text:style-name="T50">Nunc autem,<text:line-break/></text:span>quum praeter hunc duos alios motus <text:span text:style-name="T50">praebeat animali,<text:line-break/></text:span>quorum altero brachium retro circumagit, <text:span text:style-name="T50">altero totam<text:line-break/></text:span>fcapulam deprimit<text:span text:style-name="T49">, </text:span>non amplius <text:span text:style-name="T50">ipfam jure accusaris.<text:line-break/></text:span>.Verum conveifus jam ad scapulam, <text:span text:style-name="T50">quum propter rerum<text:line-break/></text:span>communionem unius moventium eam <text:span text:style-name="T50">musculorum memi-<text:line-break/></text:span>nerimus, de ea considera, a proposito <text:span text:style-name="T50">nunc musculo au-<text:line-break/>fpicatus; </text:span>quem solum natura <text:span text:style-name="T50">quam. plurimis ipsam attol-<text:line-break/>Jenlibus </text:span>opposiiit, ex inferiori quidem <text:span text:style-name="T50">thoracis spondylo<text:line-break/>educens, </text:span>post autern partibus scapulae illic <text:span text:style-name="T50">inserens. £x<text:line-break/>hac enim </text:span>communione deorsum ipsam trahit; nam <text:span text:style-name="T50">pars<text:line-break/>a. 'si **'<text:tab/>‘<text:tab/>- — -</text:span></text:p>
      <text:p text:style-name="P13">ejus, quae sursum ad brachium fertur, quae huic est con-<text:line-break/>tinua, ob illius motum fuit facta, de quo motu nuper<text:line-break/>agebamus. Verum pars ejus, quae parte inferiori scapulae<text:line-break/>est inferta, trahit illam deorfum. Melius enim fuit non<text:line-break/>humeri modo dearticulationem, fed etiam totam fcapu-<text:line-break/>lam aliquando nos movere, non modo furfum aut deor-<text:line-break/>fum trahentes, fed retro etiam ad spinam, atque antror-<text:line-break/>sum ad colium totum ac pectus abducentes. Trahit<text:line-break/>vero sursum ipsam mufculus latus ac magnus, qui a spina<text:line-break/>enatus sursum ad os occipitis pervenit: trahit etiam fur-<text:line-break/>fum et mufculus tenuis, qui ab iisdem capitis ossibus or-<text:line-break/>tus ipsi ad spinae basim inseritur. Retro autem alii<text:line-break/>duo mufculi abducunt ad totam animalis spinam; quorum<text:line-break/>editior ipsam inflectit sursum ad colli spondylos, reliquus<text:line-break/>autem abducit ad spondylus dorsi; tensis vero ambobus<text:line-break/>simul fecundum proprii situs rectitudinem, fertur ad dor-<text:line-break/>fum. Et sane etiam is mufculus, qui ex laterali primi</text:p>
      <text:p text:style-name="P13">fpondyli apophysi exoritur, sicapulaeque finibus, qui funt<text:line-break/>ad acromium, inferitur, hoc quidem maxime trahit, cum<text:line-break/>eo autem et sicapulam totam ad partes colli laterales,<text:line-break/>ut ad anteriores mufculus tenuis, qui a lambdoide ori-<text:line-break/>tur, inseritur enim hic ossi scapulae prope acromium.<text:line-break/>Atque etiam ex musculis, qui a sterno ad eam sursum<text:line-break/>feruntur, qui est editior, non folum mihi videtur brachii<text:line-break/>caput trahere, fed etiam sicapulam ipfam, ut qui liga-<text:line-break/>mento dearticulationem totam continenti inseratur; simul<text:line-break/>enim trahunt tendones ejusmodi non modo osta ilia, qui-<text:line-break/>bus siunt infixi, sied nonnunquam etiam ea, quae cum<text:line-break/>ipsis quovis modo communicant. Videtur autem mufcur<text:line-break/>lus hic fua tenuitate nervosa lata brachii capiti inseri<text:line-break/>ac parti interiori totius dearticulationis ligamenti. Ilis<text:line-break/>omnibus musculis unus duntaxat est inferne oppositus,<text:line-break/>cujus primi omnium meminimus; quem faiie ob id ipsum<text:line-break/>oportebat non omnino esse parvum, ac praeterea ob reli-</text:p>
      <text:p text:style-name="P13">quos duos usus; nam et deorfum trahere brachium, et<text:line-break/>extroifum circumagere ipfum erat necesse. Tempesti-<text:line-break/>vum milii certe est jam librum hunc concludere; fe-<text:line-break/>quente aufem ad partes genitales conversius naturae quo-<text:line-break/>que in eis artificium explicabo.</text:p>
      <text:h text:style-name="P66" text:outline-level="1"><text:bookmark-start text:name="bookmark0"/>GALENI DE <text:span text:style-name="T50">USU </text:span>PARTIUM CORPO-<text:line-break/>RIS HUMANI<text:line-break/>LIBER XIV.<text:bookmark-end text:name="bookmark0"/></text:h>
      <text:h text:style-name="P67" text:outline-level="2">Cap. I.</text:h>
      <text:p text:style-name="P1">Quum tres primi naturae sint in partibus<text:line-break/>animalis construendis sicopi, (nam ex ipsis quasdam fecit<text:line-break/>ad vivendum necessarias, cujus generis funt cerebrum,<text:line-break/>cor et hepar; quasdam ad vivendum commodius, ut<text:line-break/>oculos , nares, aures et manus; quasdam ad generis in-<text:line-break/>staurationem, ut pudenda, testes ac matrices,) quod nulla<text:line-break/>quidem pars, non modo quae ad vivendum, verum<text:line-break/>etiam quae ad commodius vivendum est comparata,</text:p>
      <text:p text:style-name="P13">melius, quam nunc habet, construi potuit, abunde nobis<text:line-break/>antea fuit demonstratum. Hoc autem libro partes,, quae<text:line-break/>nobis ad generis instaurationem <text:span text:style-name="T50">a </text:span>natura funt tributae,<text:line-break/>fuperfunt adhuc explicandae.</text:p>
      <text:h text:style-name="P67" text:outline-level="2">Cap. II.</text:h>
      <text:p text:style-name="P1">Ac certe natura, si fieri potuisset, maxime<text:line-break/>optasset fuum opificium esse immortale; quod quum per<text:line-break/>materiam non liceret, (nam quod ex arteriis, venis, ner-<text:line-break/>vis et ossibus ac praeterea carne est compositum, in-<text:line-break/>corruptibile id esse non potest,) fubsidium quod potuit<text:line-break/>ipsi ad immortalitatem est fabricata instar fapientis cu-<text:line-break/>jusdam urbis conditoris, qui non modo urbem fuam in<text:line-break/>praefens tempus habitari curat, fed providet, quo pacto<text:line-break/>quidem iu omne tempus aut faltem diutissime civitas<text:line-break/>confervetur. Nulla tamen civitas floruisse adeo memora-<text:line-break/>tur, ’ ut dies ipfa conditoris memoriam . deleverit;<text:line-break/>naturae, vero opificium multis annorum millibus jam con-<text:line-break/>stitit, atque in posterum stabit, nam mirabilem quandam</text:p>
      <text:p text:style-name="P13">artem invenit, quo modo in demortui animalis locum<text:line-break/>novum aliud sufficiat. Quae igitur sit haec ars tum in<text:line-break/>aliis omnibus, tum autem in homine, ut nullum anima-<text:line-break/>lis genus pereat, fed incolume femper maneat atque<text:line-break/>immortale, sermo hic docere promittit, hinc initium su-<text:line-break/>mens. Omnibus animalibus natura concipiendi instru-<text:line-break/>menta tribuit, ipsisque instrumentis eximiam quandam<text:line-break/>vim voluptatis effectricem; animae vero ipsis usurae in-<text:line-break/>credibilem quandam atque ineffabilem utendi cupiditatem<text:line-break/>conjunxit, a qua animalia incitata ac stimulata, etiam-<text:line-break/>si mentis ac rationis expertia aetateque tenera mentis<text:line-break/>sint, provident tamen non secus, ac si eflent prudentissi-<text:line-break/>ma, ut genus siuum sit superstes. Quum enim (ut ego<text:line-break/>arbitror) non ignoraret, siibftantiam, ex qua animalia est<text:line-break/>molita, perfectam sapientiam non admittere, pro ea,<text:line-break/>quod solum recipere ipfa poterant, id eis est largita,<text:line-break/>efcam scilicet atque illecebram ad salutem generis ac<text:line-break/>conservationem, incredibilem voluptatem ufui partium<text:line-break/>conjungens.</text:p>
      <text:h text:style-name="P68" text:outline-level="2">Cap. III.</text:h>
      <text:p text:style-name="P1">In primis igitur <text:span text:style-name="T50">id </text:span>naturae commentam<text:line-break/>est admirabile; secundo autem loco instrumentorum con-<text:line-break/>structio, quam cuique animali dedit corporis ipsius for-<text:line-break/>mae convenientem. Porro quod ad caetera animantia<text:line-break/>pertinet,, licebit tibi aliquandp a nobis dsseere, cum ea,<text:line-break/>quae Aristoteles praetermisit, adjiciemus. Tn homine<text:line-break/>yero (hujus enim constructionem luitio suscepimus ex-<text:line-break/>ponendam) prima quidem pudendorum natura quam sit<text:line-break/>ad fuum usium apposita, nemo ignorat, nam et positionem<text:line-break/>habet accommodam, et magnitudinem, et figuram, ac<text:line-break/>totam denique conformationem; post autem et cum in-<text:line-break/>strumentorum 'cujusque in profundo conditorum (quae<text:line-break/>per anatomen, siunt animadversa) ufum didiceris, <text:span text:style-name="T50">, </text:span>certo<text:line-break/>fcio, quod artem, quae ipsa condidit, admiraberis. In.<text:line-break/>foemineo enim gepere matrices ventri subjecit, qui locus<text:line-break/>est tum ad ufum venereorumxi tum ad sperma recipien-<text:line-break/>dum, et praeterea ad foetus incrementum, et perfecti<text:line-break/>enixum opportunissimus. Neque enim locum ullum in</text:p>
      <text:p text:style-name="P13">toto' anitaalis corpore invenias ad quidvis praedictorum<text:line-break/>accommodatiorem; fed hic tum ad coitum est optimus,<text:line-break/>quod longe ab instrumentis, quae faciei infunt, sit dissi-<text:line-break/>tus, tum ad foetus augmentum opportunissimus, quod<text:line-break/>possit sine <text:span text:style-name="T50">molestia </text:span>distendi plurimum, tum ad partus<text:line-break/>Tifilissimus, quod ad inferiora et ad crura exitus foetui<text:line-break/>sit fututus facilior. Quandoquidem matricum collum<text:line-break/>(quod iter fpermati-quidem intro, foetui vero jam per-<text:line-break/>fecto extra natura ante munivit) in pudendum muliebre<text:line-break/>desinit, quod, quum animal concepit, clauditur ad un-<text:line-break/>guem adeo, ut ne minimum quidem aut lutus foras<text:line-break/>laxet, aut foris insco<text:span text:style-name="T62">2</text:span> recipiat. Quod in coitu eo usque<text:line-break/>patet ac tenditur, -ut femen per latam viam progrediens<text:line-break/>facile in matricum sinum perveniat; in partu vero plu-<text:line-break/>rimum distenditur, sic ut totus foetus ea via permeet.<text:line-break/>Non igitur immerito factum a natura est nervosum ac<text:line-break/>durum; nervosum quidem, ut pluriinum vicissim contra-</text:p>
      <text:p text:style-name="P13">hatur ac dilatetur; durum autem, ne quid in ejusmodi<text:line-break/>mutationibus afficiatur' et ad sperma excipiendum diri-<text:line-break/>gatur. Nam si prae mollitie in fe ipsiim concidens ple-<text:line-break/>xus quosdam ac flexus efficeret, ab iis semen prohibere-<text:line-break/>tur, quo minus ad sinus matricum celeriter perveniret,<text:line-break/>atque in eo humor ac spiritus a fefe separarentur, quum<text:line-break/>tamen coire ipsa sit necesse, hunc quidem, ut motus<text:line-break/>principium, ilium autem <text:span text:style-name="T50">, ut </text:span>materiam ad foetuum ge-<text:line-break/>nerationem appositam. Non enim sanguis quidem men,-<text:line-break/>struus prima ac propria est gignendi animalis materia,<text:line-break/>quemadmodum alibi demonstravimus: sed quum feminis<text:line-break/>humiditas a spiritu lusita incitata, in matricum tunicas<text:line-break/>ihciderit, quum ipsa sit vifcosa corporibusque asperis fe<text:line-break/>aliigaverit, non fecus ac pinguedo facile agglutinatur.<text:line-break/>Atque inde uno temporis momento multa fiunt eaque<text:line-break/>admirabilia naturae circa, animalis generationis principium<text:line-break/>opera. Nam matrix ipsa quam celerrime semini undique</text:p>
      <text:p text:style-name="P13">adhaeret; collum autem totum connivet, et ejus maxime<text:line-break/>internum orificium; qui vero humor matricis afperitates<text:line-break/>illinit, toti superficiei internae fubtenfus, membrana te-<text:line-break/>nuis efficitur. Interea autem fpiritus undique ad unguem.<text:line-break/>retentus non elabitur, motusque naturales primas or-<text:line-break/>ditur; nam et humiditatem quidem tenuem e venis et<text:line-break/>arteriis pertingentibus in matrices attrahit; et eam simi-<text:line-break/>lem humoribus, quibus ipfe occurrit, reddit, crassitiemque<text:line-break/>quandam ac copiam jam tum ipsis apparat. Quod si non<text:line-break/>repente in sinus matricis incideret, fed in itinere ali-<text:line-break/>quantum niOraretur, exinaniretur statim, atque ab hu-<text:line-break/>more excideret, et expirando evolaret, ut qui'exiguus<text:line-break/>est ac levis. Ut autem nihil tale accideret, natura<text:line-break/>collum matricis durum mediocriter effecit, ut, quum fe-<text:line-break/>men intro fertur, tensum simul ac dilatatum eo usque<text:line-break/>dirigatur ac dilatetur, quoad satis esset semini sine im-<text:line-break/>pedimento ferendo et post ipsius ingressam claudendo</text:p>
      <text:p text:style-name="P13">orificio. Quod si justo esset durius, facile quidem diri-<text:line-break/>geretur, non tamen facile ac celeriter concideret, quem-<text:line-break/>admodum, si esset, quam nunc eft, mollius, citius in fe<text:line-break/>ipsum concidere totum quidem posset, dirigi tamen ac<text:line-break/>tendi atque dilatari ipsi eflet difficile. Ad utrosque<text:line-break/>igitur ufus quanquam contrarios ex contrariis qualitati-<text:line-break/>bus natura ipfum justo modo temperavit, tantum ipsi<text:line-break/>duritiei tribuens, quantam latitudinem simul ac. rectitu-<text:line-break/>dinem tribuit, ut eflet ad femen recipiendum commode-<text:line-break/>ratum , mollitiem vero tantam ei mifcens, ut facile di-<text:line-break/>latari posset plurimum ac contrahi. Ne igitur amplius<text:line-break/>mireris, quum aut in animalibus diflecandis intueris,<text:line-break/>aut scriptum ab Herophilo aut alio quopiam anatomi-<text:line-break/>corum reperis, colium matricum omni alio tempore esse<text:line-break/>contortum atque obliquum, quo sicilicet neque femen<text:line-break/>intro fertur, neque embryon extra; id enim constructio-<text:line-break/>ni praedictae est confentaneum, quae fe habet in mollia</text:p>
      <text:p text:style-name="P13">tie ac duritie mediocriter. Quandoquidem, si, quam siat<text:line-break/>eft, matricum colium esset durius, haudquaquam, <text:span text:style-name="T62">:</text:span>dum<text:line-break/>fefe contrahit, contorqueretur; nunc autem, quum ipfum<text:line-break/>molle etiam fatis essici praestiterit, quando <text:span text:style-name="T50">is </text:span>laxatus jam<text:line-break/>in £e ipfum considet, rugas nonnullas ac flexus et con-<text:line-break/>torsiones habeat est necesse; quod, ne, quae in matrice<text:line-break/><text:span text:style-name="T50">habentur, refuigef</text:span>entur, multum habet momenti. Causia<text:line-break/><text:span text:style-name="T50">enim, cur </text:span>in <text:span text:style-name="T50">menstruis </text:span>purgationibus ac partubus mu-<text:line-break/><text:span text:style-name="T50">lieres </text:span>maxime refrigerentur, est, quod tunc matricum<text:line-break/><text:span text:style-name="T50">collum fit </text:span>rectum <text:span text:style-name="T50">atque </text:span>apertum; quod si similiter<text:line-break/><text:span text:style-name="T50">feinper haberet, similiter </text:span>etiam femper refrigerarentur.</text:p>
      <text:h text:style-name="P67" text:outline-level="2">Cap. IV.</text:h>
      <text:p text:style-name="P1">At collum lmc unicum, matricis vero<text:line-break/><text:span text:style-name="T50">capacitatem natura </text:span><text:span text:style-name="T53">ηοη </text:span>fecit unam; fed in suibus qui-<text:line-break/><text:span text:style-name="T50">dem atque aliis quibusdam, </text:span>quae mullus foetus utero<text:line-break/><text:span text:style-name="T50">gestare est necesse, conceptacula </text:span>fecit quam plurima; in<text:line-break/><text:span text:style-name="T50">homine vero atque ejusmodi, </text:span>quemadmodum corpus<text:line-break/><text:span text:style-name="T50">totum </text:span>dextris ac sinistris est geminum, ita et matricis<text:line-break/><text:span text:style-name="T50">sinus, </text:span>alter quidem in dextris, alter vero in sinistris est</text:p>
      <text:p text:style-name="P13">locatus. Natura enim providens, ne quod animalis ge-<text:line-break/>nus periret, quae quidem propter corporis imbecillitatem<text:line-break/>aut vivere vitam omnino breviflimam debebant, aut<text:line-break/>erant futura efca fortioribus, iis omnibus assidui interitus<text:line-break/>remedium excogitavit, foecundam fcilicet generationem»<text:line-break/>Est certe hoc opus naturae admirabile; omnem tam.en,<text:line-break/>certo fcio,, fuperabit admirationem sinuum numerps,<text:line-break/>quem natura mammillis fecit aequalem. Nec est quod<text:line-break/>fophistae hic dicant, causam hic nullam esse, fed fortu-<text:line-break/>nam quandam imperitam nullo artificio hominibus qui-<text:line-break/>dem duos matricum sinus, fuibus vero quam plurimos<text:line-break/>effecisse; quod enim tot sint mammae, quot <text:span text:style-name="T50">sinus, </text:span>id<text:line-break/>mentem nostram debet a temerario ortu revocare. Quod<text:line-break/>si in homine ac fue fortuna dominatur, faltem <text:span text:style-name="T50">quod<text:line-break/></text:span>in aliis omnibus animalibus foetuum numerus uberibus<text:line-break/>sit aequabilis, id haudquaquam ne impudentissimis <text:span text:style-name="T50">quidem<text:line-break/></text:span>sine providentia fieri videbitur, nisi impudentissimi <text:span text:style-name="T50">sint<text:line-break/></text:span>omnino; nisi etiam, <text:span text:style-name="T50">quOd.</text:span>mammis fac tunc <text:span text:style-name="T50">accedit, ,qu'o</text:span></text:p>
      <text:p text:style-name="P13">tempore foetus jam plane est absolutus, id dementi cui-<text:line-break/>piam fortunae, non arti eximiae, ferant acceptum; quod<text:line-break/>si aliud nihil, id tamen folum cuivis persuadere queat<text:line-break/>factum fuisse artificiose; quum enim tenera adhuc sint<text:line-break/>atque imbecilla recens nata animalia, edulia siolida non-<text:line-break/>dum possent conficere ; ob eam igitur causiam natura<text:line-break/>perinde; ac si utero adhuc gererentur, alimentum ex<text:line-break/>matre ipsis comparavit. Quibus vero animalibus propter<text:line-break/>corporis siccitatem humor fuperfluus fubnutriri non &lt;po-<text:line-break/>terat, ut volucribus omnibus, iis natura novam quandam<text:line-break/>pullos educandi rationem excogitavit; ipsis enim prae-<text:line-break/>cipuum quendam amorem in ea, quae procrearunt, in-<text:line-break/>generavit, quo impulsa bellum pro pullis cum ferocibus<text:line-break/>animalibus, quae ante declinabant, intrepide susicipiunt,<text:line-break/>victum que ipsis convenientem suppeditant. Quod autem<text:line-break/>ad aliorum animalium partes omnes attinet, quanta in<text:line-break/>eis naturae sit providentia, olim feorfum explicabimus:<text:line-break/>homo vero (de eo enim ferino ab initio nobis est insti-</text:p>
      <text:p text:style-name="P13">-tutus) quum partes alias omnes corporis mirabili quadam<text:line-break/>.arte haberet (ut probavimus) constructas, quae tamen ad<text:line-break/>generationem pertinent, nulla in re illis funt inferiores;<text:line-break/>ut enim matrices duae mulieribus sunt factae in unum<text:line-break/>collum desinentes, ita et ubera duo, utrumque fuae. ma-<text:line-break/>trici instar boni cujusdam servi subferviens. Unde<text:line-break/>Hippocrates ait: 'Mulieri utero gerenti, Jl nuunmarunst<text:line-break/>altera gracilis evadat gemellos ferenti,, ipfa alterum<text:line-break/>abortu edit et <text:span text:style-name="T49">β </text:span>dextra quidem, gracilefcat<text:span text:style-name="T50">, </text:span>majculum,<text:line-break/>fin vero finiftra, foeminam. Quod Hippocratis dictum<text:line-break/>illi est consonum: .Foetus mares quidem in dextris, foe~<text:line-break/>minae autem in finiftris <text:span text:style-name="T50">funt </text:span>magis. Non me praeterit,<text:line-break/>quantam disputationem attingam, neque fieri posce, ut<text:line-break/>quis partium genitalium ufus sine actionibus naturalibus<text:line-break/>falis exponat; nam jam inde ab initio totius disputatio-<text:line-break/>nis demonstravimus, neminem ufus singularum instrumenti<text:line-break/>partium posse invenire, nisi cognitam prius habeat actio-<text:line-break/>nem. Quemadmodum igitur <text:span text:style-name="T49">ίοΐο </text:span>. praecedenti fcrmone</text:p>
      <text:p text:style-name="P13">hypothefes proposito, quod tractabamus, ea, quae alibi<text:line-break/>fuerunt demonstrata, fecimus, tura autem partium ufus<text:line-break/>exposuimus <text:span text:style-name="T50">, </text:span>ita nunc quoque faciemus. Nam quod in<text:line-break/>dextra matrice foeminens foetus raro contineri invenia-<text:line-break/>tur, in libris de anatome Hippocratis copiofe dictum a<text:line-break/>nobis fuit. Apparet autem perfpicue quotidie mamma-<text:line-break/>rum cum matricibus communio, non modo cum foetus<text:line-break/>intereunt, de quibus Hippocrates nos. docuit, verum<text:line-break/>etiam. ante id<text:span text:style-name="T50">, </text:span>cum adhuc animal fe habet fecundum na-<text:line-break/>turam. Exiguae porro, dum animalia augentur, sunt mam-<text:line-break/>mae, quomodo et matrices; quum autem perfecta fuerint,<text:line-break/>et pariendi tempus institerit, simul cum matricibus, quod<text:line-break/>fatis est, intumescunt; quod cum utrique instrumento ac-<text:line-break/>ceflerit, matricis quidem partes siint fperma recipere et<text:line-break/>foetum perficere, mammarum vero, quod jam eft natum,<text:line-break/>educare^ Quod si animalia attentius dissecueris, reperias<text:line-break/>in iis quidem<text:span text:style-name="T50">, </text:span>quae adhuc augentur, vesicas multo ma-<text:line-break/>tricibus esse majores, in perfectis autem matrices vesicis;</text:p>
      <text:p text:style-name="P13">vesica enim proportione omnium aliarum partium auge-<text:line-break/>tur, ut quae omnibus aetatibus aequaliter serviat; matrix<text:line-break/>vero, neque, dum augentur adhuc'animalia, neque quum<text:line-break/>jam consenuerunt, rite actionem suam potest obire, si-<text:line-break/>quidem alimenti benigni abundantis soetibus est ustis, cu-<text:line-break/>jusmodi in solis florentibus animalibus potest abundare.<text:line-break/>In declinantibus enim, qiiod vires sint imbecillae, ali-<text:line-break/>mentum non rite concoquitur, quo fit, ut cum iliis bene<text:line-break/>agatur, si ad siuum proprium ufum alimentum, quod fatis<text:line-break/>sit, possint comparare; in eis autem, quae augcntur, va-<text:line-break/>lentes quidem siunt vires, ob eamque causiam alimentum<text:line-break/>benignum coquunt plurimum quod quum duabus actioni-<text:line-break/>bus, nutritioui sicilicet et .auctioni, sufficere oporteat,<text:line-break/>superfluum nihil relinquit In folis igitur aetate floren-<text:line-break/>tibus, ceu augeri jam desinentibus et. viribus adhuc<text:line-break/>valentibus, magna benigni alimenti est affluentia; qua-<text:line-break/>propter natura in his quidem animalibus matrices efficit<text:line-break/>maximas, in imperfectis vero ci eis, quae consenuerunt;-</text:p>
      <text:p text:style-name="P13">exiles; quod illa quidem ad concipiendum magnitudinem<text:line-break/>habere oporteat commemorabilem, his vero, quod otiosa<text:line-break/>esset futura, magnitudo erat plane superflua.</text:p>
      <text:h text:style-name="P67" text:outline-level="2">Cap. V.</text:h>
      <text:p text:style-name="P1">Num igitur omnia haec in mammis ac<text:line-break/>matricibus fiunt, instrumentis ipsis quid agendum sit mente<text:line-break/>•quadam providentibns ? <text:span text:style-name="T50">Hgc</text:span> certe modo ne instrumenta<text:line-break/>quidem maneant, fed animalia sint mente praedita, ut<text:line-break/>quibus movendi tempus ac modus eflet cognitus. Si<text:line-break/>vero naturalem quandam in ipforum constructione addi-<text:line-break/>deris necessitatem, quae ad motus praedictos ipfa agat,<text:line-break/>instrumenta, quidem jam et animalis partes servabuntur,<text:line-break/>artem vero mirabilem opificis prae £e ferent. Quemad-<text:line-break/>modnm enim, qui errantium astrorum periodos imitantur,<text:line-break/>•simulatque per instrumenta quaedam motus principium<text:line-break/>ipsis tribuerint, ipsi quidem discedunt, ilia vero non ali-<text:line-break/>-ter, quam si ipsorum opifex siemper adesset agunt, ad<text:line-break/>eundem, opinor, modum singulae corporis partes motus<text:line-break/>continuitate quadam ac fuccessione a primo principio* assi-</text:p>
      <text:p text:style-name="P13">due agunt, nullo,, qui praesit, indigentes. Nos autem si.,<text:line-break/>minus aperte omnia naturae opera explicare postumus,<text:line-break/>(funt enim explicatu difficillima,) conandum faltem est,<text:line-break/>ut ea omnia mente coniequa ur. Imprimis quissem cau-r<text:line-break/>sa, propter quam ubera cum matricibus- communionem<text:line-break/>liabeant, est invenienda; tum autem, cur masculi quidem<text:line-break/>in dextro matricis sinu inveniantur, foeminae vero in<text:line-break/>sinistro, exponendum; praeterea de lactis generatione, ac<text:line-break/>cur matrices una cum mammis augeantur ac minuantur;<text:line-break/>tum ante haec omnia quaenam maris sit natura, et quae-<text:line-break/>nam foeminae. Nam rei hujus difquisitio (ut mihi qui-<text:line-break/>dem videtur) velut principium quoddam <text:span text:style-name="T50">ac </text:span>fons aliorum<text:line-break/>inveniendorum est futurus. Recte quidem Aristoteles<text:line-break/>-mihi cenfuisse videtur, foeminam mare esse imperfectio-<text:line-break/>rem; non tamen totam hanc difputationem est executus,<text:line-break/>fed caput ipfum praetermisisie videtur, quod ego nunc<text:line-break/>adjicere conabor, quae ab illo recte fuerunt demonstra-<text:line-break/>«ta-et ante ipfum ab Hippocrate, hypothescs ad praefeir*</text:p>
      <text:p text:style-name="P13">tia sumendo, quod ad rem absolvendam desideratur, id<text:line-break/>exequendo.</text:p>
      <text:h text:style-name="P67" text:outline-level="2">Cap. VI.</text:h>
      <text:p text:style-name="P1">Est igitur <text:span text:style-name="T50">foemina </text:span>mare imperfectior, una<text:line-break/>quidem <text:span text:style-name="T50">ac </text:span>prima ratione, quia frigidior; siquidem in<text:line-break/>animalibus calidum est activum magis, frigidum autem<text:line-break/>calido minus; fecunda vero ratione ea, quae ex diflecti-<text:line-break/>oue apparet; haec enim potissimum est ratio, quam paulo<text:line-break/>ante innuebam dictu mihi esse difficilem, verum quum<text:line-break/>tempus me invitet, ad eam audacter est accedendum.<text:line-break/>Tu autem, qui hoc in loco verfaris, tractatumque hunc<text:line-break/>evolvis, ne prius, vera sint necne, expenderis, quam ea,<text:line-break/>quae dico, ipsis tuis oculis inspexeris; nam certo scio<text:line-break/>partium ipfarum afpectum, quod verbis deest, adjectu-<text:line-break/><text:span text:style-name="T50">tuhi.</text:span> Omnes igitur quae viris infunt partes, in mulieri-<text:line-break/>bus etiam reperias, nisi in eo duntaxat difcrepent, (quod<text:line-break/>in hoc toto sermone tenere memoria oportet,) quod in<text:line-break/>mulieribus quidem partes hae intus sunt conditae, in<text:line-break/>viris autem funt extra ad nuncupatum perinaeum</text:p>
      <text:p text:style-name="P13">utras enim harum priores mente voles concipere, mulie-<text:line-break/>rum quidem extra evertendo, virorum autem velut intro<text:line-break/>vertendo atque replicando, omnes sibi luter <text:span text:style-name="T50">fe </text:span>similes<text:line-break/>invenias. Inteilige <text:span text:style-name="T50">autem </text:span>mihi'prius virorum pudenda<text:line-break/>inversa simul et inter rectum intestinum ac vesicam intro<text:line-break/>fe recipere. Verum si hoc accidat, quem matrices lo-<text:line-break/>cum occupant, eum jam <text:span text:style-name="T50">a </text:span>sicroto occupari est necesse,<text:line-break/>extrinsecus autem utrinque testes ei adjacere, <text:span text:style-name="T50">ac </text:span>collum<text:line-break/>ejus sinus, qui fit, colem maris effici, quae vero cutis<text:line-break/>est in fine colis, (quod nunc praeputium appellamus,) ip^-<text:line-break/>sum pudendum muliebre repraesentare. Intellige autem<text:line-break/>mihi rursus matricem everfam simul ac extra proniinen-<text:line-break/>tem, nonne testes ipsius quoque parte interna esse est<text:line-break/>necefle, ipsam autem extrinfecus velut scrotum quoddam<text:line-break/>eis efle circumdatam, colium autem, quod ante in peri-<text:line-break/>naeo erat abditum, nunc pendere ac pudendum virile<text:line-break/>effici, pudendumque muliebre (quod est velut cutacea<text:line-break/>quaedam hujus colli epiphysis) in vocatum praeputium</text:p>
      <text:p text:style-name="P13">transferri? Consentaneum his sane est et arteriarum ac<text:line-break/>venarum et- praeterea vaforum fpermaticorum positio-<text:line-break/>nem una cum his transferri: nullam enim in viris par-<text:line-break/>tem invenias, quae mulieribus non insit; tantum situ dif-<text:line-break/>sident; quae enim in mulieribus funt intus, eae in viris<text:line-break/>funt extra. Cujusmodi .et in talparum oculis accidere<text:line-break/>Videas; hae enim vitreum ac crystallinum humorem<text:line-break/>etiam habent; et’praeterea tunicas his circumdatas (quas<text:line-break/>ortas a meuingibus esse diximus) non minus habent^<text:line-break/>quam animalia, quae oculis utuntur; sed neque eis aperti<text:line-break/>fuerunt oculi, neque foras prodierunt, fed ibi imperfecti<text:line-break/>-fuerunt relicti, similes eorum oculis, qui utero adhuc<text:line-break/>fgeruntur, manentes. Est sane naturarum in animalibus<text:line-break/>.(quemadmodum Aristoteles copiosissime ostendit) non par-<text:line-break/>va differentia. Alia enim nou longe a plantis recesse-<text:line-break/>runt, suntque ea omnium animalium imperfectissima,<text:line-break/>fenfu unico tactus scilicet praedita; quo in genere funt<text:line-break/>.ostreorum plurima, quibus non solum nullum inest sensus</text:p>
      <text:p text:style-name="P13">instrumentum, fed ne membrum quidem aut <text:span text:style-name="T50">vifcus </text:span>ullum <text:span text:style-name="T54">9<text:line-break/></text:span>habent conformatum, fed propemodum sunt plantae. Ab<text:line-break/>his autem amplius recesserunt, quae gustandi habent in-<text:line-break/>stramentum, et iis adhuc 'amplius/ quae odorandi etiam<text:line-break/>habent instrumentum; quibus adhuc inulto magis, quae<text:line-break/>audiendi etiam instrumento sunt praedita. Proxima vero<text:line-break/>sunt perfectis, quibus cum haec omnia tum etiam vifus <text:span text:style-name="T50">*<text:line-break/></text:span>lustramentum adest; cujus fane generis funt. et pifces; <text:span text:style-name="T54">1<text:line-break/></text:span>verum hi neque pedes habent, neque inanus. Leones<text:line-break/>verb- ac canes non pedes modo, <text:span text:style-name="T50">' </text:span>verum etiam velut ma-<text:line-break/>nus sunt adepti; et his adhuc magis ursi ac simiaei So-<text:span text:style-name="T50">-*<text:line-break/></text:span>lis autem hominibus manus jam est‘perfecta, quo modo <text:span text:style-name="T54">)<text:line-break/></text:span>et ratio, quae ipfa estufura, qua' divinius mortali nihil<text:line-break/>inest animali. Sicut igitur htomo animal est omiiium<text:line-break/>perfectissimum-, ita in eo ipsi) rurfus vir muliere est per-<text:line-break/>fectior; cujus perfectionis canfa eft caloris' e*xuperantia,<text:line-break/>hic enim primum est naturae instrumentum; ih quibus<text:line-break/>igitur est parcior, in his opificium<text:span text:style-name="T62">:7</text:span>sit- imperfectius est<text:line-break/>necefle. Nihil igitur est mirum, si foemina mare tatofu</text:p>
      <text:p text:style-name="P13">est imperfectior, quanto frigidior.. Nam quemadmodum<text:line-break/><text:span text:style-name="T50">tajpa </text:span>oculos habet imperfectos, <text:span text:style-name="T50">nont tamen </text:span>imperfectos^<text:line-break/>aeque, ut quibus animalibus ne <text:span text:style-name="T50">ipfojrpm quidem omnino<text:line-break/>ulla </text:span>e# delineatjo, sic et mulier <text:span text:style-name="T50">partibus, </text:span>genitalibus <text:span text:style-name="T50">viro<text:line-break/>est </text:span>imperfectior; .partes enim ipsius formatae intus fue-<text:line-break/><text:span text:style-name="T50">runt, dum </text:span>spsa utero adhuc <text:span text:style-name="T50">gestaretur; quum </text:span>autem <text:span text:style-name="T50">ex-*<text:line-break/>tare et </text:span>foras emicare prae caloris <text:span text:style-name="T50">imbecillitate non </text:span>ptosi-<text:line-break/><text:span text:style-name="T50">lent, ipsum </text:span>quidem.;animal, quod <text:span text:style-name="T50">conformabatur, </text:span>imper-:<text:line-break/>fectius eo, quod undique est ablolutum, reddiderunt;<text:line-break/>to.ti vero generi ufum non aspernandum praestiterunt,<text:line-break/>oportebat enim quapdam <text:span text:style-name="T50">esse </text:span>foeminan). <text:span text:style-name="T50">Nec creden-;<text:line-break/>dum est, opificem </text:span>partem<text:span text:style-name="T50">. </text:span>totius <text:span text:style-name="T50">.generis nostri </text:span>dimidiam<text:line-break/><text:span text:style-name="T50">sponte imperfectam </text:span>ac velut <text:span text:style-name="T50">mancam . fuisse facturum, -<text:line-break/>nisi imperfectionem </text:span>hanc m<text:span text:style-name="T50">agnata quidam ufus </text:span>suisset,<text:line-break/>secuturus, quem mox explicabimus. <text:span text:style-name="T50">Foefus </text:span>ipfe. mate-<text:line-break/>riam postulat <text:span text:style-name="T50">copiosam, </text:span>non <text:span text:style-name="T50">modo </text:span>ad <text:span text:style-name="T50">primam </text:span>.fui con-<text:line-break/><text:span text:style-name="T50">stitutionem, .fed ad </text:span>Omne <text:span text:style-name="T50">etiam deinceps </text:span>incrementum.<text:line-break/><text:span text:style-name="T50">Proinde dpOrum alterum </text:span>accidat <text:span text:style-name="T50">ipfa est /lecefle^ </text:span>.aut ip-<text:line-break/><text:span text:style-name="T50">sips </text:span>utero gerentis alimentum rapiat, aut superfluum ac-</text:p>
      <text:p text:style-name="P13">cipiat; verum:rapere quidem non erat melius, fuperiluum<text:line-break/>verc .assiumere non poterat, si foemina fuiflet exquisite<text:line-break/>calida; dsseutere t enim ipfum sic et facile exiccaret,<text:line-break/>Frigidiorem igitur eam eousque fieri Tatius fuit, quoad<text:line-break/>alimentum, quod coxisset ac confecisset, totum dsseutere<text:line-break/>non posset: quod enim est frigidius, ne concoquere qui-<text:line-break/>dem potest ; quod vero plane est calidum, ut concoquere,<text:line-break/>ita dsseutere valide potest; quod igitur non ita- multum<text:line-break/>ab exquisite calido relinquitur, et coquere satis, ut quod<text:line-break/>non amplius est frigidam, et relinquere aliquid, fuper-<text:line-break/>fluum .potest, ceu quod non vehementer adeo sit calidum.<text:line-break/>Hic igifur est frigiditatis foeminae ufus, :quem&gt; mox. sie-<text:line-break/>cutura .erat partium ^imperfectio, quum ipfa e prae, caloris<text:line-break/>imbecillitate foras prorumpere non possent; quod com-<text:line-break/>modum ad generis instaurationem est fecundum ac imaxi-<text:line-break/>mumal Nam.st extra prodiiflent, fcrotum utique extitisa<text:line-break/>fet; quod quum intus jam subsideat, matricum fubstantia<text:line-break/>est factum instrumentum femini recipiendo - ad retinendo,</text:p>
      <text:p text:style-name="P13">foetui praeterea alendo <text:span text:style-name="T50">ac </text:span>perficiendo aptum. Statim<text:line-break/>autem et testiculos foemina erat habitura minores atquer<text:line-break/>imperfectiores<text:span text:style-name="T50">, </text:span>ac sperma, qaod in ipsis erat futurum,- <text:span text:style-name="T50">.<text:line-break/></text:span>parcius ac frigidius humidiusque, sequuntur enim haec<text:line-break/>quoque necessario caloris peniftiam. Non igitur femen<text:line-break/>ejusmodi generando animali satis esse, poterat; fuit tamen<text:line-break/>et ipsum- -utile, neque enim frustra factum fuit; quod<text:line-break/>procedente sermone exponemus. Mas vero quanto est<text:line-break/>calidior, tanto ipsius.testiculi majores extiterunt; semen<text:line-break/>autem, -qtfod in ipsis generatur, quum-sit summe coctum,'<text:line-break/>principium est animalis effectivum. Ab uno igitur prin-<text:line-break/>cipib, quod ab.opifice sapienter fuit inventum, et quo<text:line-break/>foemina mare fuit imperfectior, nata funt omiiia, quae'<text:line-break/>ad animalis generationem pertinent; tum quod foeminae<text:line-break/>partes foras excidere nequeant, ipsaeque alimenti benigni<text:line-break/>fuperfluum colligant, femen que habeant impersectum, et<text:line-break/>cavum instrumentum ad femen: perfectum recipiendum;<text:line-break/>tum quod in mafculis contra omnia accidant, pudendum</text:p>
      <text:p text:style-name="P26">fcilicet <text:span text:style-name="T50">sit </text:span>praelongum, ad veneremque ac femen excer-<text:line-break/>n en dum aptissimum, femenque ipfum sit multum, ac<text:line-break/>torassium, et calidum.<text:tab/><text:span text:style-name="T50">-<text:tab/>. *</text:span></text:p>
      <text:h text:style-name="P67" text:outline-level="2">Cap. VII.</text:h>
      <text:p text:style-name="P1">Noli igitur putare, femen ipfnim alia<text:line-break/>quadam ratione ad maris, alia ad foeminae procreatio-*<text:line-break/>nem moveri, eo enim modo nequaquam principium ani-<text:line-break/>inalis eujusdam specie similis fieret, • si motus haberet<text:line-break/>omni ratione sibi' pugnantes; verum (ut nuper diximus)<text:line-break/>quod quidem femen est imperfectius in motu, foemina,<text:line-break/>quod vero perfectius, mas efficitur. Quem motum per*<text:line-break/>fectiorem vel imperfectiorem inaequalitati in calido et<text:line-break/>frigido jure tribueris; ad quod unum principium (si‘mo-<text:line-break/>do 'plane es physicus) particulares omnes actiones reyo-f<text:line-break/>cabis.' Qui <text:span text:style-name="T50">igitur </text:span>principium id potest foetibus inge-r<text:line-break/>nerari? nam qui <text:span text:style-name="T50">- </text:span>existimant, foeminamxifomen foecundfcnr<text:line-break/>emittere, iis mirturi 'non videtur foeminam tunc-concipi,<text:line-break/>quum-feminis <text:span text:style-name="T50">foeiliiSihi-motus</text:span><text:span text:style-name="T54">f</text:span><text:span text:style-name="T50"> </text:span>mafctdiin <text:span text:style-name="T50">'</text:span>motibus prae*</text:p>
      <text:p text:style-name="P13">valent. At hi non intelligunt primum quidem duorum<text:line-break/>motuum principia <text:span text:style-name="T50">facere </text:span>inter <text:span text:style-name="T50">fefe </text:span>pugnantia; quando-<text:line-break/>quidem, si femen foeminae motus potissimum habet prip-<text:line-break/>eipiupi,. omnino ejusdem cum tnare motus habet prin-<text:line-break/>cipinm, ipfumque oportet cum femine maris misceri, ac<text:line-break/><text:span text:style-name="T50">tum demum,- </text:span>velut unum-, postea agere; quod st id non<text:line-break/><text:span text:style-name="T50">eporteat, </text:span>quid impediet, quo minus foemina, S0I0 femine<text:line-break/>Hi fe <text:span text:style-name="T50">sipfam </text:span>emisse, ita demum foetum absplvat? atqui<text:line-break/><text:span text:style-name="T50">hoc.accidere </text:span>non. videmus;, -constat ergo,, quod omnino<text:line-break/><text:span text:style-name="T50">spineii maris </text:span>flagitat. Quod si ita est, mifceatur cum eo<text:line-break/><text:span text:style-name="T50">est necesse’, </text:span>atque - ita utrumque femen <text:span text:style-name="T50">in </text:span>unum motum<text:line-break/><text:span text:style-name="T50">conspiret </text:span>.fieri enim non posset, ut, <text:span text:style-name="T50">si utrumque motu<text:line-break/>ititer fe </text:span>discrepante moveretur,, in unius animalis pro-<text:line-break/><text:span text:style-name="T50">erealidnem </text:span>conspirarent Ut .autem paucis rem omnem<text:line-break/>complectar, si quis aliam quampiam feminis loeminini<text:line-break/><text:span text:style-name="T50">viam: atque motus • </text:span>ordinem, aliam autem inaris e.xisti-j<text:line-break/>met, is haudquaquam in rebus naturalibus cenfebitar<text:line-break/><text:span text:style-name="T50">exercitatas. </text:span>Sive <text:span text:style-name="T50">enim </text:span>foeminae sumen sive; fanguis, <text:span text:style-name="T50">qui<text:line-break/>in </text:span>matrices prpmanat, motus principium quoddam con-</text:p>
      <text:p text:style-name="P5">ferat, Omnino motus principium idem cum maris femine<text:line-break/>Iiabere est putandum. Quod in gallinis <text:span text:style-name="T50">est </text:span>perfpicuum ;<text:line-break/>'concipiunt eniin hae ova, quae subventanea nuncupantur,<text:line-break/>sine coitu cum mare;' quibus ovis "quod' desit quidpiam<text:line-break/>ad perfectionem, <text:span text:style-name="T54">3</text:span>id indicio eft, quod animal ex ipsis<text:line-break/>gigni non possit. Qiiod-tamen haec quoque formam om-<text:line-break/>nem habeant, i quam 'et'-alia ova, apparet evidentery ut<text:line-break/>enim perficiantur , solain a mafculo desiderant caliditatem.<text:line-break/><text:span text:style-name="T62">J</text:span>Veriun hoc gressilibus quidem animalibus adeste non<text:line-break/>“potest; quum enim omnia haec volucribus longe sint hu-<text:line-break/>inidiora, corpus foemininum omnino habent imbecillum,<text:line-break/>quod eo motus progredi non potest, ut formam artificio-'<text:line-break/>fam foetui imprimat; folum autem, si quod animalis est<text:line-break/>genus temperatura eousque siccum, ut humoris frigidi<text:line-break/>redundantiam in foeminae femine possit quadantemis ab-<text:line-break/>' sumere, id foetum ejusmodi, qualia funt in gallinis ea</text:p>
      <text:p text:style-name="P1">ova, sine mare potest efficere. Verum in gressilibus qui-</text:p>
      <text:p text:style-name="P13">dem animalibus quid reperias, quod ovo proportione re-<text:line-break/>fpondeat, nisi-quem medici appellant molae conceptum?<text:line-break/><text:span text:style-name="T50">quae </text:span>sane caro quaedam <text:span text:style-name="T50">est </text:span>otiosa atque informis. . Si<text:line-break/>igitur, eousque volunt femen foeminae progredi, primum<text:line-break/>quidem, quod parum artificiosam actionem ei tribuunt<text:line-break/>..(quae utique vel soli menstruo forte affuerit); nemo est,<text:line-break/><text:span text:style-name="T50">qui </text:span>ignoret; fecundo autem, quod mentiuntur etiam in<text:line-break/>eorum, quae fiunt,, historia; non ,enim, sicut gallinae<text:line-break/><text:span text:style-name="T50">sine, </text:span>maribus ova pariunt, ita mulierem aliquando yide-<text:line-break/><text:span text:style-name="T52">;</text:span><text:span text:style-name="T50">runt </text:span>sine viro vel <text:span text:style-name="T50">,</text:span>motam vel ejusmodi quippiam aliud<text:line-break/><text:span text:style-name="T50">concepisse. • Satius, igitur </text:span>est maris siemen motus princi-<text:line-break/>pium <text:span text:style-name="T50">supponere, foeminae </text:span>vero ad animalis generationem<text:line-break/>.existimare ipsi aliquid conferre. Quantum autem id sit,<text:line-break/>quod confert, paulo post explicabo, quum primum prae-<text:line-break/><text:span text:style-name="T50">&gt;sentem difputationem conclusero. Ut enim anatomici<text:line-break/>ipsi </text:span>nos docent, <text:span text:style-name="T50">ab uno hoc </text:span>motus principio statim, iit<text:line-break/>lemen in <text:span text:style-name="T50">uterum eft </text:span>copjectum, et certe diutissime post,<text:line-break/>neutrum pudendprum .adhuc formatur <text:span text:style-name="T65">Λ</text:span><text:span text:style-name="T49"> </text:span>ignoiabisque, iit-</text:p>
      <text:p text:style-name="P13"><text:span text:style-name="T50">•ne </text:span>mas,, an foemina, quod conceptum est; postea vere<text:line-break/>tapdem <text:span text:style-name="T50">,</text:span>deprehenditur, fitque perspicuum; caufam autem,<text:line-break/>jCur. tale fiat, partim quidem ex speimate habet, partim<text:line-break/>autem a matre. trahit. . <text:span text:style-name="T50">, </text:span>Quo pacto autem- ipsarum causa-<text:line-break/>i:um utramqueallianc^quidem jam lude, ab initio habeat,<text:line-break/>aliam, aptem post assiumat,^ statui id demonstrare non ra-<text:line-break/>tipnibus probabilibus., fed evidentibus demonstrationibus<text:line-break/><text:span text:style-name="T50">ex </text:span>dissectionibus inveplis, ex quisius, certo scio, admi-<text:line-break/>rabilis tibi naturae,ars illucescet,, si, quae; dicturus fum,<text:line-break/>.attente audieris. Nam vena c.ava, qua primum adhuc, ex<text:line-break/>Jiepate emergens fublimis ad spinam flectitur, dextrum<text:line-break/>diabet,renem ad <text:span text:style-name="T50">dextram </text:span>sibi, adjacentem, tum deinceps<text:line-break/>paulo infra ad laevam sinistrum. Producitur autem Jex<text:line-break/>jpsa vas venosum maximum in- utrumque renem, atque<text:line-break/>etjam; sub utroque horum vaformn videas alia duo vafa<text:line-break/>aeque magna a maxima arteria, <text:span text:style-name="T50">., </text:span>quae spinae incumbit,<text:line-break/>profecta npp ‘aliter quam venas; in. renes inferi, Taus4</text:p>
      <text:p text:style-name="P13">quam autem ren dexter prope jecur sit locatus, sinister<text:line-break/>autem inferius, solis iis vasis, quae in renes inseruntur<text:line-break/>(peculiare quiddam obtigit, cjijusmodi aliis nullis neque<text:line-break/>eorum, quae <text:span text:style-name="T50">a </text:span>vena cava, neque eorum etiam, quae a<text:line-break/>magna arteria promanant; illa enim omnia bina ex iis-<text:line-break/>dem locis vasis ntrlusque exoriuntur; venae' autem et<text:line-break/>arteriae, quae ad renes pertinent, a magnis quidem vasis,<text:line-break/>at non iisdem locis oriuntur, fed quanto ren dexter ai-<text:line-break/>tero est altior, tanto et vasorum, quae in ipsum inierun-<text:line-break/>dur, productio ea est altior, quae iii alterum inseritur.<text:line-break/>-Quoniam igitur post haee-ad partes genitales par arteria-<text:line-break/>rum et- venarum fertur , quod ab eisdem partibus prosi-<text:line-break/>cifci debebat, (non enim amplius aliae -quidem ipsarum<text:line-break/>-ad sublime, aliae autem ad imum pertinent instrumen-<text:line-break/>tum, fed matrix sinistra' eandem, cum dextra habet posi-<text:line-break/>iionem,' tum testiculi utrique aequali loco funt siti,')<text:span text:style-name="T62">r</text:span> id-<text:line-break/><text:span text:style-name="T50">si</text:span>circo<text:span text:style-name="T62">1</text:span> vasorum,<text:span text:style-name="T62">1</text:span> quae ad ipsa feruntur, quae ad • dextram<text:line-break/>matricem atque ipsius testicdium progrediuntur,- a mal-</text:p>
      <text:p text:style-name="P13">gnis ipsis vasis, quae stint ad spinam, proficiscuntur, vena<text:line-break/>quidem a cava vena., arteria autem ab arteria magna;<text:line-break/>quae vero ad sinistrum testiculum in mafculis, aut <text:span text:style-name="T50">ad<text:line-break/></text:span>matricem sinistram in foeminis perveniunt, (sunt autem<text:line-break/>haec etiam duo., una scilicet arteria et una vena,) non<text:line-break/>amplius a magnis ipsis vasis, sed ab eis, quae,ad <text:span text:style-name="T50">rene?<text:line-break/>feruntur, </text:span>.emergunt Ex quo intelligi potest, testiculum si-<text:line-break/>nistrum in maribus, et matricem sinistram in foeminis<text:line-break/>fanguinem impurum adhuc atque excrem en tofum, h.u-<text:line-break/>midum ac siero tum. recipere.. Qua <text:span text:style-name="T50">ex </text:span>re accidit,<text:span text:style-name="T50">: ut<text:line-break/></text:span>ipfa quoque instrumenta, quae recipiunt, haud <text:span text:style-name="T50">similia<text:line-break/>fiant </text:span>temperamento; quemadmodum <text:span text:style-name="T50">enim </text:span>sanguis <text:span text:style-name="T50">purus<text:line-break/></text:span>excrementoso.est calidior, ita et partes dextrae, <text:span text:style-name="T50">quae ex<text:line-break/>ipfo nutriuntur, , </text:span>sinistris fiunt calidiores.^ tametsi, <text:span text:style-name="T50">natura<text:line-break/>principio </text:span>superabant; demonstratum <text:span text:style-name="T50">enim.</text:span>nobis <text:span text:style-name="T50">saepe est;<text:line-break/>id quoque </text:span>iseab <text:span text:style-name="T50">. </text:span>Hippocrate <text:span text:style-name="T50">.recte </text:span>fuisse, dictum, ’ quod i <text:span text:style-name="T50">par-<text:line-break/>tes., </text:span>quae, fecundum rectitudinem sunt sitae, necessario<text:line-break/><text:span text:style-name="T50">plus ’ </text:span>inter fefe communicant ac <text:span text:style-name="T50">fruuntnr.' : Non ugitur<text:line-break/>amplius, miraberis, si </text:span>\ <text:span text:style-name="T50">matricumac,.testiculorum</text:span></text:p>
      <text:p text:style-name="P13">dexter, non folum quod secus ac sinistra nutriuntur, £ed<text:line-break/>quod etiam fecundum hepatis rectitudinem sunt locata,<text:line-break/>sinistris admodum sunt calidiora. Atqui, si hoc est de-<text:line-break/>monstratum, ac praeterea conceditur, mafculum foemina<text:line-break/>esse calidiorem, probabile etiam est partes dextras ma-<text:line-break/>fculorum, sinistras foeminarum . esse generatrices. Eodem<text:line-break/>certe pertinent et quae ab Hippocrate funt dictae Uter-<text:line-break/>vis testiculus turgere extrinsecus apparuerit, si dexter;<text:line-break/>masculus, sin vero sinister, foemina. Quum enim pri-<text:line-break/>mum partes genitales intumefcunt, voxque mutatur ac<text:line-break/>gravior atque afperior efficitur, <text:span text:style-name="T50">(id </text:span>enim enim est hircire,)<text:line-break/>tunc Hippocrates praecipit obfervare, utra partium sit<text:line-break/>fortior; quae enim prius tument incrementoque funt<text:line-break/>majorey eae utique funt fortiores. Verum, ne quis hic<text:line-break/>hallucinefui’, distinctione, quadam est opus. Quandoqui-<text:line-break/>dem pars fortior aut imbecillior altera bifariam dicitur;<text:line-break/>uno.‘ quidem modo simpliciter acfu natura in toto genere,<text:line-break/>alterou*antem- in folius hujus individui animalis compagei</text:p>
      <text:p text:style-name="P13">Siquidem <text:span text:style-name="T50">cor </text:span>hepate, arteriae venis, et nervi carnibus,<text:line-break/>postremo dextra omnia -sinistris in omni animalium ge—<text:line-break/>nere-funt fortiora; fieri tamen potest, ut verbi gratia<text:line-break/><text:span text:style-name="T50">Dioni </text:span>aut Theoni dimidia capitis pars dextra fcilicet <text:span text:style-name="T50">aut<text:line-break/></text:span>partis -dextrae oculus sinistro sit <text:span text:style-name="T50">imbecillior. </text:span>Ad <text:span text:style-name="T50">eundem-<text:line-break/></text:span>fane modum et testiculorum simpliciter quidem <text:span text:style-name="T50">dexter<text:line-break/></text:span>est fortior, priva<text:span text:style-name="T50">tiifi </text:span>autem huic cuipiam sinister <text:span text:style-name="T50">petessi<text:line-break/></text:span>efle fortior; etenim <text:span text:style-name="T50">et </text:span>natura varicosior est sipister'<text:span text:style-name="T50">dex-<text:line-break/></text:span>tro ut plurimum, ob eamque caufam fcrotum<text:span text:style-name="T50">, quo in-;<text:line-break/></text:span>volvitur, est <text:span text:style-name="T50">luxius. </text:span>Interdum etiam alio qui <text:span text:style-name="T50">in multis<text:line-break/></text:span>contrarium invenias,, ut, quum in prima compactione afec<text:line-break/>fectus aliquis dextro testiculo acciderit, in his <text:span text:style-name="T50">certe si-<text:line-break/></text:span>nilier est, fortior; quin etiam, cum dexter ren situ <text:span text:style-name="T50">sini-;<text:line-break/></text:span>stro fuerit propinquus,, (id enim aliquando etiam accidit,-<text:line-break/>fed raro,) inveniuntur tunc a vasis, quae in ipfum in-<text:line-break/>feruntur, propagines, ad dextrum quidem testiculum <text:span text:style-name="T50">ini:<text:line-break/></text:span>mafculis, <text:span text:style-name="T50">ad </text:span>dextram vero matricem in mulieribus <text:span text:style-name="T50">ten-&lt;<text:line-break/></text:span>dentes. Ut igitur generatim dicam, quaelibet in <text:span text:style-name="T50">animalia</text:span></text:p>
      <text:p text:style-name="P13"><text:span text:style-name="T50">pars </text:span>morbida magis atque imbecillior in omnem vitam<text:line-break/>redditur, si quod vitium vel exiguum in prima confor-<text:line-break/>matione ei obtigerit; cujus vitii culpa tum ad primum<text:line-break/>maris cum foemina coitum intempeftivum, tum ad gra-<text:line-break/>vidae victus rationem fequentem est referenda. Verum,<text:line-break/><text:span text:style-name="T50">de </text:span>his quidem non est nunc dicendi locus. Porro <text:span text:style-name="T64">7</text:span> <text:span text:style-name="T50">testi-<text:line-break/></text:span>culus dexter quum altero imbecillior factus fuerit,, in<text:line-break/>eo affectu, quem hircire nominant, sinister prior eieva-<text:line-break/><text:span text:style-name="T50">tur; </text:span>quo cafu colligere postumus, id animal <text:span text:style-name="T50">foeminas<text:line-break/></text:span>procreare; quemadmodum, si fecundum naturam <text:span text:style-name="T50">' ipsie<text:line-break/></text:span>permanferit, dexter autem prior, dum hirciunt, <text:span text:style-name="T50">attollatur,<text:line-break/></text:span>id animal (quantum in ipso est) malculos gignat. <text:span text:style-name="T50">Siquix<text:line-break/>dem </text:span>fieri <text:span text:style-name="T50">aliquando </text:span>potest, ut, etiamsi initium a <text:span text:style-name="T50">fuemiha<text:line-break/></text:span>sit profectum, femen, quod, alio qui foemluam <text:span text:style-name="T50">eTat gene-<text:line-break/></text:span>raturum, a dextra matrice calsactum <text:span text:style-name="T50">foetum essiclat<text:line-break/></text:span>mafculum; contra, quod mafcuium erat <text:span text:style-name="T50">geniturum, a<text:line-break/></text:span>sinistra refrigeratum in contrarium <text:span text:style-name="T50">transmutetur. . Q.uan-<text:line-break/></text:span>doquidem, fi. femen, sit paulo frigidius, <text:span text:style-name="T50">matrix- vero, plu-</text:span></text:p>
      <text:p text:style-name="P13">rimum sit calida, nil miri est ab ea, quod spermati de-<text:line-break/>est, adjici; sin vero plurimum sit refrigeratum, deinde<text:line-break/>fu aetate declinantis animalis in. dextram matricem in-,<text:line-break/>ciderit, handquaquam ab ipsa juvabitur. Quum igitur<text:line-break/>duplex sit mafculorum generationis principium, - in foe-<text:line-break/>nainis quidem dextra, matrix, in masculis vero dexter te-<text:line-break/>sticulus ;, matrix autem ut plurimum valentior sit ad<text:line-break/>foetum sibi assimilandum, ut iquae diutius cum eo ver-<text:line-break/>latur: consentaneum est foetum mafculum fu dextra,<text:line-break/>foemininum vero iri sinistra bonam partem inveniri; si-,<text:line-break/>quidem ut plurimum ipfa sibi ipsi iemen assimilat. ' Pot-<text:line-break/>est tamen accidere, ut interdum a caloris, qui semini<text:line-break/>inest, vi subacta mafculum pro foemina foetum fieri per-:<text:line-break/>mittat. Haec.certe, sunt rara, magnoque egent .exctesiu.<text:line-break/>Ut plurimum autem masculus in dextra, foemina in.'sta-<text:line-break/>nistra matrice invenitur; quorum est causa principium<text:line-break/>venarum matrices nutrientium.</text:p>
      <text:h text:style-name="P68" text:outline-level="2">Cap. VIII.</text:h>
      <text:p text:style-name="P1"><text:span text:style-name="T50">Porro quid causae sit, cur mammae tan-<text:line-break/>tum </text:span>habeant cum/matricibus consienfum<text:span text:style-name="T50">, </text:span>id jam expli-'<text:line-break/>cabo; <text:span text:style-name="T50">; </text:span>etenim mirabilem quandam id quoque naturae ar-<text:line-break/>tem indicabit. Quum eniiii. partes utrasque ad <text:span text:style-name="T50">unum<text:line-break/>opus </text:span>obeundum cdm par astet, ipfas <text:span text:style-name="T50">conjunxit </text:span>per <text:span text:style-name="T50">vafa,<text:line-break/></text:span>quae, duin. de thorace ageremus, <text:span text:style-name="T50">ad mammas venire<text:line-break/></text:span>memoravimus, venas et arterias <text:span text:style-name="T50">ad hypochondria </text:span>ac <text:span text:style-name="T50">to-<text:line-break/>tam hypogastrium, </text:span>deducendo<text:span text:style-name="T50">; </text:span>post <text:span text:style-name="T50">autem iis, </text:span>quae a<text:line-break/><text:span text:style-name="T50">partibus </text:span>infernis <text:span text:style-name="T50">surfum </text:span>feruntur, <text:span text:style-name="T50">conjungendo, a quibus<text:line-break/>venae ad </text:span>matricem, ac fcrotum <text:span text:style-name="T50">perveniunt. Sola enim<text:line-break/>haec in </text:span>animalibus vasa partim quidem <text:span text:style-name="T50">ex partibus, quae<text:line-break/>funt siupra </text:span>pluenas, profecta ad <text:span text:style-name="T50">inferna corporis ferun-?<text:line-break/>tur, partim </text:span>autem ex inferioribus <text:span text:style-name="T50">furfum: quod </text:span>praedi-<text:line-break/><text:span text:style-name="T50">ctas fol</text:span>as partes per vasa conjungi erat <text:span text:style-name="T50">necesse, </text:span>ut, quan-<text:line-break/><text:span text:style-name="T50">do </text:span>in matricibus foetus augeretur ac. conformaretur, illi <text:span text:style-name="T50">1<text:line-break/>foli. </text:span>.venae communes ex, utrisque <text:span text:style-name="T50">alimentum </text:span>affundant, <text:span text:style-name="T53">τ<text:line-break/></text:span><text:span text:style-name="T50">quando </text:span>vero natus fuerit, .mammis <text:span text:style-name="T50">rurfum alimentum<text:line-break/></text:span>totum affluat. Quae causia est, cnr eodem tempore men-</text:p>
      <text:p text:style-name="P13">strua belle procedere nequeant, et foemina lactare; al-<text:line-break/>tera enim pars, dum sanguis ad alteram transfertur, sic-<text:line-break/>ca siemper relinquitur. Caeterum ante conceptum in mu-<text:line-break/>liere aetate florente quidquid sanguinis supersidi colligir<text:line-break/>tur, natura singulis mensibus per venas ad uterum perec<text:line-break/>tinentes id excernit; quum autem jam conceperit, ex<text:line-break/>iisdem vasis foetus trahit alimentum. Porro venae , quae<text:line-break/>illic siunt, latitudine ac longitudine sunt tantae, ut foe-<text:line-break/>tum non modo affluenter nutriant, verum etiam siuper-<text:line-break/>fluum quidpiam semper congerant; quod cum toio con-<text:line-break/>ceptus tempore fu his communibus vasis, ceu promptuar<text:line-break/>riis quibusdam alimenti, -acervatum ea attollit, ac om-<text:line-break/>nino distendit, et veluti exundat, locum, in quem trans-<text:line-break/>ferat sesie, requirit, quem reperire non potest, nisi mam-<text:line-break/>mas : in quem locum simul venae distentae ac gravatae<text:line-break/>id immittunt; simul autem ventris totius moles, quae<text:line-break/>propter conceptum ipsis incidit ac premit, ad locum<text:line-break/>cedentem propellit. Ita igifur lac menstruo germanum</text:p>
      <text:p text:style-name="P13"><text:span text:style-name="T50">esse ait Hippocrates. Proinde quum vitium aliquod foe-<text:line-break/>tui ipsi acciderit ejusmodi, ut non amplius alimentum,<text:line-break/>quod fatis sit, attrahere queat, aut quum in mulieris<text:line-break/>•corpore error ejusmodi contigerit, ut non fatis sanguinis<text:line-break/>fuppeditare ei amplius possit; eo casti operam naturae<text:line-break/>‘ordo quidem confunditur ac perturbatur, contrariis au-<text:line-break/>tem affectibus mammae prehendantur est necesse, imple-<text:line-break/>antur quidem lacte ante tempus, quum foetus est im-&gt;^<text:line-break/>becillus, gracilefcant autem postea, quum matrices ali-<text:line-break/>menti penuria laborant. Unde Hippocrates dicebat: Mu-<text:line-break/>lieri in utero habenti, fi lae ex mammia fluxerit copio-<text:line-break/>Jum</text:span><text:span text:style-name="T52">9</text:span><text:span text:style-name="T50"> fretus redditur, imbecillus ; nempe quod superfluum<text:line-break/>omne furfum ad mammas afcendat, quod foetus in venis<text:line-break/>reliquit, quum ipfe prae imbecillitate, quantum sibi ad<text:line-break/>moderatam nutritionem satis eflet, attrahere nequiret.<text:line-break/>•Quando vero rurfus inquit:' -Mulieri in utero habenti fi<text:line-break/>mammae graciles repente fiant, abortiet; tunc foetum<text:line-break/>fortem quidem esse est putandum, fed copiosum ei ali-</text:span></text:p>
      <text:p text:style-name="P13">mentum deesse; quare primum quidem ex venis ipatrici<text:line-break/>communibus fanguinem trahit, atque interim mammae<text:line-break/>gracilescunt, ita autem non multo post fit abortus, quum<text:line-break/>fcilicet nutrimentum omnino ei deficit. Sed haec qui- '<text:line-break/>dem omnia physica sunt problemata, quae consecutione <text:span text:style-name="T50">*<text:line-break/></text:span>quadam ad ea, quae nunc sunt proposita, recensuimus;<text:line-break/>proprium autem praesentis enarrationis erat, ut collimu-<text:line-break/>nionis matricum cum mammis ufum explicaremus, et<text:line-break/>vaforum, quae ab eis vasis, quae in renem e directo si-<text:line-break/>tum inseruntur, profecta, in testiculum ac matricem<text:line-break/>sinistram perveniunt; omnia enim haec natura excogita- '<text:line-break/>vit, quo duplex generationis principium foetibus com-<text:line-break/>pararet, ut alter quidem eorum esset mas, alius vero foe- <text:span text:style-name="T50">'<text:line-break/></text:span>mina. Atque de his quidem res sic habet.</text:p>
      <text:h text:style-name="P67" text:outline-level="2">Cap. IX.</text:h>
      <text:p text:style-name="P1">Caeterum ctir cum usti partium genita-<text:line-break/>llum voluptas quidem maxima sit conjuncta, cupiditas<text:line-break/>autem stimulans in omnibus florentibus animalibus usum<text:line-break/>praecedat, deinceps nobis dicendum, non primam adhuc,</text:p>
      <text:p text:style-name="P13">neque principalissimam causam investigantibus, (diximus<text:line-break/>enim ante, naturam ejusmodi omnia fui fle machinatam,<text:line-break/>quo genus in perpetuum maneret incorruptum,) led ma-<text:line-break/>terialem atque instrumentariam. Non enim ob id tan-<text:line-break/>tum, quod dii, qui animalia effinxerunt, voluerunt aut,<text:line-break/>immensam venereorum cupiditatem esse ingenitam, aut<text:line-break/>ingentem voluptatem esse conjunctam, protinus cupiditas<text:line-break/>ac voluptas animalibus accesserunt, fed ex materia atque<text:line-break/>instrumentis ad ea ipta apposite comparatis. Arteriae -<text:line-break/>enim et venae, quae a locis, quae ad renes pertinent,<text:line-break/>ad partes genitales feruntur, matricum quidem fundum<text:line-break/>praetergrediuntur, lateralibus vero ipsarum partibus post-<text:line-break/>ea invectae in duo dividuntur; tum autem pars alia<text:line-break/>illinc a lateralibus ad testes soeminae secedit, qui et. ipsi<text:line-break/>matricibus adjacent; altera vero ad fundum progtessa<text:line-break/>multipliciter xn ipsum tota distribuitur. Committuntur<text:line-break/>autem hic fines valbrirm, quae in sinistrum sinum matricis<text:line-break/>sunt divisa, cum finibus eorum, quae in dextrum ejus-</text:p>
      <text:p text:style-name="P13">dein'sinum fiunt distributa; quo fit, ut dextra matrix exi-<text:line-break/>guam quidem, sed tamen ferosam humiditatem adsumat;<text:line-break/>quae humiditas praeter dictum antea ufum alium quem-<text:line-break/>piam erat praestitura maximum, ut quae acrimoniam<text:line-break/>quandam ac mordacitatem habeat, quod humoris genus<text:line-break/>omnium maxime potest partes ipsas ad agendum excitare,<text:line-break/>voluptatem que, dum ipsiie agunt, praebere. Quod si<text:line-break/>parva quaedam ac levia magnorum ac mirabilium na-<text:line-break/>turae operum exempla, quo*res sit clarior, in hanc dis-<text:line-break/>putationem oportet afferre, ejusmodi quiddam mihi ac-<text:line-break/>'cidere intellige, quum humores hi serosi incalescunt,<text:line-break/>quod maxime accidit, cum humores acres sub cute ani-<text:line-break/>malis faepe sunt acervati; titillant enim tunc ac pruri—<text:line-break/>tum excitant, et suo motu voluptatem afferunt. Quando<text:line-break/>igitur non modo ejusmodi humores vacuari postulant eo-<text:line-break/>que nos excitant ac pungunt ad fe excernendum, ve-<text:line-break/>rum etiam spiritus multus ac calidus expirare gliscit;</text:p>
      <text:p text:style-name="P13">incredibilem quendam existimare oportet voluptatis esse<text:line-break/>exceflum. Praeterea cum partibus his natura fenfum<text:line-break/>quam cuti longe exactiorem propter eundem ufum tribu-<text:line-break/>erit, mirum amplius videri non debet, neque cur ipsis<text:line-break/>illinc voluptas major accedat, neque cur cupiditas in-<text:line-break/>gens ipsam praecedat. Haec autem caufa etiam est, cur<text:line-break/>plerumque a vasis, quae in dextrum renem inferuntur, •<text:line-break/>propagines quaedam ad matricem e directo sitam feran-<text:line-break/>tur; quum enim usus horum serosorum excrementorum<text:line-break/>duplex sit futurus, prior quidem ad augendam in sini-<text:line-break/>stris partibus frigiditatem, secundus vero ad cupiditatem<text:line-break/>ac voluptatem ingentem in ufu instrumentorum excitan-<text:line-break/>dam, prior quidem femper sinistris, secundus vero ali-<text:line-break/>quando dextris per longa vafa in essi Accedit autem eo<text:line-break/>aliud praeterea quoddam adjumentum non aspernandum<text:line-break/>a corporibus glandulosis, quae utraque parte colli vesicae<text:line-break/>funt locata; in quibus et ipsis humor quidam spermati</text:p>
      <text:p text:style-name="P13"><text:span text:style-name="T50">quidem </text:span>similis, verum tenuior longe continetur. Caete-<text:line-break/>rum <text:span text:style-name="T50">de </text:span>eo quidem paulo <text:span text:style-name="T50">post </text:span>tractabimus. Ipfum autem<text:line-break/>femen spirituosum est <text:span text:style-name="T50">ac </text:span>spumosum, ut, <text:span text:style-name="T50">si </text:span>extra effusum,<text:line-break/>aliquando fuerit, paulo post minutius multo appareat^<text:line-break/>quam quum initio excideret, stesicceturque citissime prae<text:line-break/>vifcositate, non quemadmodum mucus et pituita diutif-<text:line-break/>sime perdurant, neque siccantur, molemque aequalem<text:line-break/>servant; tenuis enim et aquosa. ac cruda. horum, crassa<text:line-break/>autem et viscosa et spiritu vitali plena ipsius sieminis<text:line-break/>est humiditas.</text:p>
      <text:h text:style-name="P67" text:outline-level="2"><text:span text:style-name="T59">C</text:span>ap. X.</text:h>
      <text:p text:style-name="P1">Quando'igitur in proprium locum inci-<text:line-break/>derit, principium sit animalis generationis, quum autem<text:line-break/>in alienum, expirat quidem ex ipfa humiditate repente<text:line-break/>fpiritusrelinquitur autem yifcosa humiditas, quae in<text:line-break/>fe ipsam considet. Caufa vero etiam generationis hujus<text:line-break/>haec esc Ex iis vasis, quae ad matrices accedunt, <text:span text:style-name="T52">;</text:span>(quae<text:line-break/>ad latera ipsarum difcribui diximus,) quae pars fertur<text:line-break/>deorsum-, involvitur modo persimili iis vasis, quae in ter</text:p>
      <text:p text:style-name="P13"><text:span text:style-name="T50">sticulos </text:span>mafculorum perveniunt. Vena enim fuperjacet,<text:line-break/>fubjacet autem arteria, utraque flexus multos numero<text:line-break/>aequales efficiens ^instar capreolorum quorundam varie<text:line-break/>implexorum; quo implexu sanguis et spiritus, qui ad<text:line-break/>testes feruntur, diutissime coquuntur; clareque cernas<text:line-break/><text:span text:style-name="T50">humorem, </text:span>qui in primis flexibus habetur, adhuc fangui-<text:line-break/><text:span text:style-name="T50">neum, </text:span>ia fequentibus deinceps magis magisque albefcere,<text:line-break/><text:span text:style-name="T50">quoad </text:span>in <text:span text:style-name="T50">omnium </text:span>postremis totus albus omnino <text:span text:style-name="T50">fuerit<text:line-break/>redditus</text:span>; <text:span text:style-name="T50">qui </text:span>flexus postremi in testes terminantur. Testes<text:line-break/><text:span text:style-name="T50">vero, quum </text:span>sint laxi ac cavernosi, humorem, qui <text:span text:style-name="T50">in </text:span>vasis<text:line-break/><text:span text:style-name="T50">coeperat </text:span>concoqui, excipientes et ipsi rurfum percoquunt,<text:line-break/><text:span text:style-name="T50">perfectius </text:span>quidem ad foetus procreationem mafculorum testes,<text:line-break/>majores quum <text:span text:style-name="T50">sint </text:span>et calidiores; et id, quod in eos fertur,<text:line-break/><text:span text:style-name="T50">exactius jam elaboratum </text:span>sit, tum propter intervalli longitu-<text:line-break/><text:span text:style-name="T50">dinem,* tum </text:span>propter vaforum coquentium robur; imperfecti-<text:line-break/><text:span text:style-name="T50">us autem </text:span>testes foeminarum id efficiunt, ut qui minores <text:span text:style-name="T50">sint<text:line-break/>ac frigidiores, mlunsque </text:span>exacte coctum <text:span text:style-name="T50">humorem </text:span>excipiant</text:p>
      <text:p text:style-name="P13">Cur autem sanguis, quum in vasis diutius moratur, albe-<text:line-break/>sicat, si quis eorum meminerit, quae in libris de facul-<text:line-break/>tatibus naturalibus demonstravimus, eum spero facile in-<text:line-break/>venturum; demonstravimus enim in illis, partem omnem<text:line-break/>alimentum sibi ipsi assimilare. Quid igitur mirum est, si,<text:line-break/>quum tunicae vasoruin sint albae, sanguinem in formam<text:line-break/>sibi ipsis similem immutent? At forte quaeret aliquis,<text:line-break/>cur in nullo alio vafe id accidere cernatur; cui prom-<text:line-break/>ptnm est refpondere, quod in nullo alio vafe sanguis ita<text:line-break/>diu moratur, neque enim ulli alteri vasi, non dico fle-<text:line-break/>xus tam multi infunt, alii aliis cumulati, fed ne unicus<text:line-break/>quidem omnino inest. Quod si moraretur diu, nec prae-<text:line-break/>terflueret ac vacuaretur repente, liceret et in aliis qui-<text:line-break/>busdam animalis partibus fuccum ejusmodi reperire;<text:line-break/>quanquam et vasis cujusque humidum nativum, a quo<text:line-break/>ipforum tunicae nutriuntur, est ejusmodi: quare nihil<text:line-break/>mirandum est, si in praedictis flexibus fanguine velut<text:line-break/>stagnante fuccus spermaticus congregatur. Quem quunt</text:p>
      <text:p text:style-name="P13">testes exceptum perfecte quidem in mafculis, imperfectius<text:line-break/>vero in foeminis conficiant, perspicuum est, quod alio<text:line-break/>quodam vase, quod ipsum rursus accipiat atque ad. ex-<text:line-break/>cretionem deducat, opus erit. Hoc certe loco, si quis ac-<text:line-break/>curate in partium dissectionibus versatus fuerit, fieri non<text:line-break/>poterit, quin naturae artem admiretur. Quum enim<text:line-break/>marem femen foras ejaculari, foeminam autem in fe ip-<text:line-break/>fam oporteret, ob eam caufam et-vafa, quae femen a<text:line-break/>test:ibus acciperent, in maribus quidem ad pudendum ex-<text:line-break/>porrexit, et ad meatum, qui illic est, orificio adaperuit,<text:line-break/>per quem etiam lotium foras emittitur; in foeminis vero<text:line-break/>tum in ipfas matrices inferuit, tum constituit, ut in ca-<text:line-break/>pacitatem internam femen excernerent <text:span text:style-name="T50">- </text:span>Quae omnia<text:line-break/>quamquam sunt admirabilia, multo tamen ex iis,- quae<text:line-break/>jam subjiciam, magis mirabere. Quum enim ufus utrins-<text:line-break/>que seminis non eflet similis, quod neutrum neque mul-<text:line-break/>titudine, neque viribus alteri esset simile, neque, vas fper*<text:line-break/>maticum forma, aut latitudine,- aut longitudine simile<text:line-break/>extitit; fed marium quidem latum est ac longum, et</text:p>
      <text:p text:style-name="P13">quum jam prope pudendum accesserit, velut sinus quos-<text:line-break/>dam habet; foeminarum vero contra angustum ac breve.<text:line-break/>Hoc enim tametsi est exiguum ac tenue, satis tamen<text:line-break/>esse poterat recipiendo semini ac deducendo; marium<text:line-break/>verO nisi longum simul ac latum et varicosum exti-<text:line-break/>tilTet, quonam pacto femen tum multum tum crassem<text:line-break/>'excepisset? quo modo item facile deduxisset? quo modo<text:line-break/>confertim ac repente in matrices ejecisset? Verum haec<text:line-break/>quidem naturae opera funt mirabilia; tum etiam quod<text:line-break/>an. coitibus partes genitales undique extendantur, quo<text:line-break/>simul quidem matricum collum dirigatur ac patefiat, ut<text:line-break/>ante memoravimus, simul autem femen excernatur. Quan-<text:line-break/>tum enim ad ea, quae in vasis continentur, excernenda<text:line-break/>apfe partium velut fpasinus, qui in coitu venereo accidit,<text:line-break/>habeat momenti, ex magnis epilepsiis et eo affectu, qui<text:line-break/>gonorrhoea nuncupatur, dilcas. Siquidem in vehementi-<text:line-break/>bus epilepsiis, quod corpus totum vehementer copvella-<text:line-break/>tur, et cum eo partes genitales, femen idcirco excerni-</text:p>
      <text:p text:style-name="P13">tur; in gonorrhoeis autem sola vasa spermatica afficiun-<text:line-break/>tur. Quae igitur tensio in praedictis affectibus vasis iis<text:line-break/>accidit, ea et in coitibus cum iisdem accidat, femen<text:line-break/>excernunt Porro ven er eorum cupiditatem et in utendo<text:line-break/>partibus ipsis voluptatem quo pacto feminis substantia<text:line-break/>cogat fieri, dictum nobis ante fuit.</text:p>
      <text:h text:style-name="P67" text:outline-level="2">Cap. XI.</text:h>
      <text:p text:style-name="P1">Quin et foeminae femen, praeterquam<text:line-break/>quod confert animalis generationi, ad haec quoque est<text:line-break/>utile; ut enim foemina quoque ad venerem excitetur, et,<text:line-break/>quum coit cum mare, collum matricis patefaciat, femen<text:line-break/>non minimum habet momentum. Quantum vero sit, quod<text:line-break/>ipsa ad animalis generationem confert, dicendum dein-<text:line-break/>ceps est, repetitis prius iis, quae i’n libris de fpermate<text:line-break/>confcripfimus<text:span text:style-name="T50">; </text:span>in quibus demonstravimus, femen maris.<text:line-break/>intus fu matricibus manere, quemadmodum dixit Hippo-<text:line-break/>crates, quum foemina est conceptura; praeterea idem<text:line-break/>femen maris principium feu originem membranarum ac<text:line-break/>vaforum omnium esse; ipfum enim amplius coquitur,</text:p>
      <text:p text:style-name="P13">atque initio statim ex foeminae semine nutritur, tanquam<text:line-break/>id natura familiare magis sit, quam fanguis, et omne,<text:line-break/>quod nutritur, a similibus augeri facilius possit. Quod<text:line-break/>autem ex eo tunica allantoides gignatur, in iis commen-<text:line-break/>tariis, quos de femine confcripsimus, indicavimus. Porro<text:line-break/>qui humor in illis corporibus glandulosis gignitur, in<text:line-break/>meatum urinarium effunditur, in mafculis quidem una<text:line-break/>cum femine in matricem delatus, in foeminis autem<text:line-break/>et foras, et in muliebre pudendum effufus. Ufus autem<text:line-break/>ejus in utrisque quidem tam maribus quam foeminis<text:line-break/>funt, quod ad venerem excitet, quod in coitu delectet,<text:line-break/>quod denique meatum urinarium madore aspergat; in<text:line-break/>masculis autem propria et praecipua est, qualis feminis<text:line-break/>in foeminis; sunt enim inter fe fpecie simillima femen,<text:line-break/>quod in testibus foeminarum continetur, et humor, qui in<text:line-break/>glandulosis corporibus marium est, quum et robur et<text:line-break/>calor masculorum detentum in his partibus humorem ita<text:line-break/>concoquat-, ut nihil ei ad foeminarum femen desit</text:p>
      <text:p text:style-name="P13">Unde (opinor) et meatus, qui ex iis corporibus proficiscun-<text:line-break/>tur, non dubitant vasa spermatica nuncupare; ac primus<text:line-break/>quidem Heropliilus prostatas glandulosos appellavit, et<text:line-break/>quae a testiculis explantantur parastatas cirfoides, id <text:span text:style-name="T50">est<text:line-break/></text:span>varicosos, nominare coepit. At foemina quum masculo<text:line-break/>frigidior sit, inconcoctum adeo tenuemque in glandulosis<text:line-break/>par astatis hunc humorem habet, ut nihil ad prolis ge-<text:line-break/>nerationem conferat; jureque ideo is effunditur fuo jam<text:line-break/>functus officio, in uterum vero trahitur alius, marium<text:line-break/>nempe humor. Quod autem non folum in venerem hu-<text:line-break/>anor hic meatum excitet, fed, dum erumpit, etiam dele-<text:line-break/>ctet meatumque madefaciat, ex hisce praecipue nofces;<text:line-break/>plane siquidem tunc foeminis effluit, quum et ipfae ve-<text:line-break/>hementer in coitu oblectantur, et qui concumbunt, circa<text:line-break/>pudendum sibi eum effundi percipiunt; atqui et fpadoui-<text:line-break/>bus istud ipsum voluptatem quandam afferre videtur; ut<text:line-break/>nullam posthac amplius probationem inquirere debeas.<text:line-break/>Quod autem meatum madefaciat ac molliat, esc. quidem</text:p>
      <text:p text:style-name="P13">et ex fua ipsius natura notum<text:span text:style-name="T50">; </text:span>tanquam enim vifcosita-<text:line-break/>tem quandam ac crassitiem habens instar olei, meatum<text:line-break/>inungit, ne exiccatus considat, prohibeatque, quo minus<text:line-break/>per fefe lotium ac semen facile ferantur. Quin et alias-<text:line-break/>quasdam glandulas ejusdem ufus causa demonstravimus<text:line-break/>extitifle, cujusmodi sunt ad pharyngem, linguam, asperam<text:line-break/>arteriam atque intestina. At nunc nuper quidam, quod<text:line-break/>graciles, et penuria alimenti laborantes, <text:span text:style-name="T50">et </text:span>siccas has<text:line-break/>omnes partes haberet, ob eam causiim visiis est nobis<text:line-break/>non poste prius mejere, quam copiosum in vesica lotium<text:line-break/>acervaflet, quod meatus ipsi siccus eflet ac confedisset.<text:line-break/>Oportebat igitur meatum ipfum a lotii multi ac siibiti<text:line-break/>fuperne valide immissi impetu aperiri, alioqui haudqua-<text:line-break/>quam homo ille mejere potuisset. Eamque causae con-<text:line-break/>jecturam curationis eventus confirmavit; oleosis enim<text:line-break/>unguentis locum omnem perfundentes, corpusque uni-<text:line-break/>versum renutrientes (erat enim ipsum summe gracile,<text:line-break/>et praecipue partes illae) his remediis hominem fani-</text:p>
      <text:p text:style-name="P13">tati restituimus. Verum in coitu quidem repente ac<text:line-break/>simul una cum semine id elabitur fensumque idcirco sui<text:line-break/>facit, reliquo autem tempore omni paulatim, eo que senfu<text:line-break/>non deprehenditur. Quare ne eum quidem, qui ex multo<text:line-break/>Venereorum usti humore hoc ,exhaustus fuerit, et non<text:line-break/>aliter quam is, cujus nunc meminimus, vix mejat, male<text:line-break/>putavimus fanari posse, victum temperantiorem ei prae-<text:line-break/>fcribendo. Constat igitur, omnia haec a' natura provi-<text:line-break/>denter esse comparata, et praeter haec adhuc cornuum<text:line-break/>generatio. Si enim recte in iis, quae de facultatibus na-<text:line-break/>turalibus prodidimus fuit demonstratum, tum caeteris<text:line-break/>omnibus animalis partibus, tum matricibus praecipue<text:line-break/>facultatem inesse propriae qualitatis attractricem, oportuit<text:line-break/>omnino aliquem etiam meatum ipsis ad hujusmodi fuc-<text:line-break/>cum attrahendum fuisse comparatum. Porro matricibus<text:line-break/>fuccus familiarissimus est (cujus etiam recipiendi gratia<text:line-break/>extiterunt) femen; quod cum sit duplex, duplices quoque<text:line-break/>ipsis meatus extiterunt; ad virile quidem semen trahen*</text:p>
      <text:p text:style-name="P27">dum meatus is, quem collum anatomici privatim nomi-<text:line-break/>nant, quod ad muliebre pudendum diximus pertingere;<text:line-break/>ad femen vero a propriis tefticulis trahendum cornua<text:line-break/>fuerunt comparata, quae propterea furfum ad ilia spe-<text:line-break/>ctant, paulalimque arctata desinunt in fines angustissimos,<text:line-break/>utraque ipsorum didymo fui lateris (sic enim Herophilus<text:line-break/>testiculum nuncupat) conjuncta. Quod autem eo per-<text:line-break/>tingit vas, proportione nuncupatorum in maribus vari-<text:line-break/>cosorum parastatarum est, id quod* paulo ante numina tum<text:line-break/>a nobis est spermaticum. Insunt autem ei et - corpora<text:line-break/>musculosa, quae ad testiculos descendunt in masculis <text:span text:style-name="T50">a.<text:line-break/></text:span>musculis hypogastrii. Quocirca quod ad hoc etiam per-<text:line-break/>tinet, foemina ipfa partes omnes habet, quas et mafcu-<text:line-break/>lus. Quod si alias quidem ipsarum minores, alias au-<text:line-break/>tem majores habet, ars naturae hic quoque est admiranda,<text:line-break/>quae nihil ne in foeminis quidem fecit minus, quod ma-<text:line-break/>jus efle decebat, neque rurfus majus, quod minus esse<text:line-break/>oportebat.<text:tab/><text:span text:style-name="T50">»</text:span></text:p>
      <text:h text:style-name="P68" text:outline-level="2">Cap. XII.</text:h>
      <text:p text:style-name="P1">Quod namque testiculos ac meatus sper-<text:line-break/>maticos in maribus majores esse melius erat, supra id<text:line-break/>monuimus. Quum autem id esset satius, natura jure<text:line-break/>sursum cornua matricum porrigens prope testiculos fus<text:span text:style-name="T64">T<text:line-break/></text:span>tulit, ut, quod vas spermaticum, eo pervenit, parvum<text:line-break/>esset; contra autem in mafculis fecit, ut in hoc libro<text:line-break/>dictum nobis suit. Quum enim testes utrinque radicem<text:line-break/>colis (sic enim pudendum virile nominant) circumstent,<text:line-break/>si in vasis spermaticis conformandis aliud nihil <text:span text:style-name="T50">fuisset<text:line-break/></text:span>machinata, non solum .non majora ipsa foeminis effecif-<text:line-break/>fet, fed multo etiam minora. Xsongum igitur quendam<text:line-break/>viae circuitum ipsis excogitavit, ipfa quidem prius du-<text:line-break/>cens surfum ad ilia, rursiim autem per interna deducens<text:line-break/>ad eum usque locum, unde pudendum enascitur, ubi<text:line-break/>femen erant eructatura; quo loco ipfa effecit varicosa<text:line-break/>undique plurimum, quoad licebat, amplificando ac dila-<text:line-break/>tando, receptacula ea affluentiae seminis comparans fu-</text:p>
      <text:p text:style-name="P13">numera. Quod, si nolis ofcitanter, quae hic <text:span text:style-name="T50">a </text:span>me dicun-<text:line-break/>tur, accipere, sed ad dissecanda animalia pergens operum<text:line-break/>naturae fpectator esse velis, videbis vasa spermatica ma-<text:line-break/>ris non parum fuperare, fed longitudine, profunditate<text:line-break/>ac latitudine multis partibus reperies foeminis efle ma-<text:line-break/>jOra. Ob eas igitur caufas mulierum teftes parvi admo-<text:line-break/>dum extiterunt, et matricibus utrinque adhaerentes ad<text:line-break/>epigastrium; virorum autem testes tum magnitudine fue- ,<text:line-break/>runt longe majores, tum fub ventrem fuerunt abducti,<text:line-break/>ut ne ipfum quidem omnino tangant. Si enim eos in<text:line-break/>ventre quo que.collo casset, praeterquam quod arctarentur<text:line-break/>simul et arctarent partes, quae illic funt, vasorum etiam<text:line-break/>spermaticorum necelfario longitudinem minuissent; quae<text:line-break/>nunc quidem inferne sursum fubeuntia ac rursus superne<text:line-break/>deorsum descendentia longitudinem acquirunt comm^-<text:line-break/>mOrabilein; tunc enim superne deorfum duntaxat tenden-<text:line-break/>tia de ea lungitudine., quam nunc habent, partem to-<text:line-break/>tam dimidiam amisissent. Foeminarum vero- testiculi,</text:p>
      <text:p text:style-name="P13">quum parvi penitus essent, vasaque exigua essent pro*<text:line-break/>.ductura, loco, quem nunc possident, opportunissimo sunt<text:line-break/>siti, utraque quidem matricis parte positi, paulo autem<text:line-break/>fupra cornua abducti. Quod autem et magnitudini vasc-<text:line-break/>jum spermaticorum in mare natura magnopere providerit,<text:line-break/>discas licet tum ex pifcibus tum maxime et ex avibus.<text:line-break/>Quum epim et iptas foecunditatis causia femen copiosissi-<text:line-break/>mum acervare oporteret, ob eam que causam, quo vafa<text:line-break/>.citius succum affluentem coquerent et in feminis boni<text:line-break/>generationem conficerent, ipta in loco calente collocari<text:line-break/>eflet melius, non simpliciter prope meatus femen excer-<text:line-break/>nentes ea constituit, (brevia enim sic extitissent,) fed lon-<text:line-break/>gissime abducens diaphragmati conjunxit; qui ' locus<text:line-break/>certe omnium est calidissimus, ut qui a quatuor visceri-<text:line-break/>bus operiatur, superne quidem a corde <text:span text:style-name="T50">et pulmone, </text:span>in-<text:line-break/>ferne autem ab hepate et liene; quin et fpatium, quod<text:line-break/>est in medio, erat <text:span text:style-name="T50">maximum, </text:span>quod totum <text:span text:style-name="T50">vasa </text:span>sperma-<text:line-break/><text:span text:style-name="T50">&gt;</text:span></text:p>
      <text:p text:style-name="P13">tica erant occupatura; videnturque omnia a natura iu<text:line-break/>quoque animalium genere mirabiliter fuisse inventa. Ve-<text:line-break/>rum de aliis quidem animalibus sortassis aliquanda tra-<text:line-break/>ctabimus. Homini vero (de eo enim praesens sermo est<text:line-break/>institutus) spinae longitudo non piscibus modo, neque<text:line-break/>avibus, fed omnibus animalibus brevior- est, si aliarum<text:line-break/>partium analcgiam spectes, ipsius quoque teftes magnos<text:line-break/>habenti positio haec non erat opportuna. Nam ut alia<text:line-break/>omittam, . haudquaquam, quomodo illa animantia , multi<text:line-break/>seminis ipsiim esse oportebat; femen autem mediocre<text:line-break/>hominum testes, etiamsi calidis instrumentis non sint<text:line-break/>propinqui, propter magnitudinem ac caliditatem possiunt<text:line-break/>gignere. Sed de horum positione haec sufficiant</text:p>
      <text:h text:style-name="P67" text:outline-level="2">Cape <text:span text:style-name="T66">XIII</text:span><text:span text:style-name="T60">.</text:span></text:h>
      <text:p text:style-name="P1">De magnitudine autem vasorum sper-<text:line-break/>maticorum (hinc enim ferino noster est digreflusj mirari<text:line-break/>oportet naturam, quo pacto prius ipfa a teftibus dedu-<text:line-break/>cens ad ilia, eadem rursum ad maris pudendum reduxit ;<text:span text:style-name="T64">x<text:line-break/></text:span>quo loco postea ad meatum, qui a vesica proficiscitur,</text:p>
      <text:p text:style-name="P13">orificia aperuit, per quem etiam urina excernitur. Non<text:line-break/>modo enim quod propter folam magnitudinem tam lon-<text:line-break/>gum invenit circuitum, fed etiam quod fecuritati eorum<text:line-break/>providerit, aequum est ipsam admirari. Quo enim meatu,<text:line-break/>qui est a, peritonaeo,'velut fistula quadam, nutrientia te-<text:line-break/>sticulos vafa deduxit, eodem ad spermatici vasis afcen-<text:line-break/>fum est simul iifa, communem tribus vasorum generibus<text:line-break/>fecuritatem unum hunc meatum inveniens, illinc autem<text:line-break/>rurfus deducens coxendicum quidem ossibus a lateribus,<text:line-break/>pubis vero ex anterioribus, osse lato ex posterioribus<text:line-break/>ipsum munivit; cujusmodi enim sit hoc quoque miracu-<text:line-break/>lum in ossium memoratorum compositione, ne interpre-<text:line-break/>tari quidem fuerit facile. Ad spinae quidem finem os,<text:line-break/>quod facrttm et latum nuncupatur, est fubditum; utrin-<text:line-break/>que autem a lateribus ipsis ossa duo adhaerent, multis<text:line-break/>partibus praedicto majora et figura admodum varia,<text:line-break/>quae maxima sui parte ad ilia sursum spectant, ad latera<text:line-break/>vero et.infua paulum procedunt, partibus vero anterio-;</text:p>
      <text:p text:style-name="P13">libus rotundis apophysibus fatis magnis muton coeunt; •<text:line-break/>qua vero praedicta haec omnia conjunguntur per carti-<text:line-break/>laginem, internas fuperficies, alia quidem magis, alia mi-<text:line-break/>nus, omnia tamen simas et cavas et leves adepta, unum<text:line-break/>efficiunt magnum osseum fornicem, qui opeiit simul ac<text:line-break/>munit partes omnes animantis et vasa spermatica, quae<text:line-break/>internam ipsius capacitatem occuparunt. Siquidem vesica<text:line-break/>prima Ossibus pubis subjacet; sic enim anatomici paulo<text:line-break/>ante memoratas ossium apophyscs rotandas, quas inter<text:line-break/>fefe mutuo cohaerere diximus, appellare confueverunt;<text:line-break/>post hanc autem funt matrices foeminis; post matrices<text:line-break/>intestinum rectum. In masculis vero vasa fpermatica<text:line-break/>per eum potissimum locum descendunt; quae quod et<text:line-break/>longa sint et tendi contrahique vehementer in coitibus<text:line-break/>ipsa oporteat, robustam admodum patiu-a ipsis tunicam<text:line-break/>effecit. Et quoniam id eis in maribus magis quam in<text:line-break/>foeminis accidit, idcirco et tunica in maribus beneficio</text:p>
      <text:p text:style-name="P13">parastatarum varicosorum robustior exlitit; eadem autem<text:line-break/>ratione his multo imbecilliores adenosi facti funt, quod<text:line-break/>et minimi sint et humorem consistentia tenuem con-<text:line-break/>tineant. Sic natura in omnibus est aequissima, quum<text:line-break/>reliqua omnia, tum robur et imbecillitatem, tum craf-<text:line-break/>sitiem ac tenuitatem, prout cuique est aequum, distri-<text:line-break/>buens. Etenim si in dissectionibus consideraveris, quanta<text:line-break/>sit cujusque venarum, et arteriarum, et nervorum, qui<text:line-break/>ad genitales partes perveniunt, magnitudo, aequitatem<text:line-break/>conditoris, sicio, admirabere. Nervi enim sunt mediocres,<text:line-break/>venae vero et arteriae non maximae folum, fed etiam<text:line-break/>duplices ad eas perveniunt Alterum enim earum par<text:line-break/>ex locis renibus propinquis proficifcitnr, quod in testi-<text:line-break/>culos et matricum fundum diximus distribui; alterum<text:line-break/>autem ex vasis, quae sunt ad os facrum, sejunctum<text:line-break/>partibus inferioribus inferitur, ubi primum in foeminis<text:line-break/>Quidem matricis colium, in maribus autem colis exori-</text:p>
      <text:p text:style-name="P12">/</text:p>
      <text:p text:style-name="P52">tur; nam partes omnes matricum inferiores, et ipsarum<text:line-break/>meatus, ac praeterea tum quae ad muliebre, tum quae<text:line-break/>ad virile pudendum attinent, ex his vasis nutriuntur. .<text:line-break/>Ufus autem ipsarum alius quidem est ut magnarum,<text:line-break/>alius autem ut duplicium;. quum enim non sibi ipsis<text:line-break/>siDiis matrices, sied etiam foetibus alimentum comparent,<text:line-break/>iccirco magnis indigent vasis; magnis autem testas etiam<text:line-break/>indigent, quod neque ipfos solum nutriri, verum etiam<text:line-break/>femen gignere oporteat. Quod vero illud arteriarum<text:line-break/>et venarum par, quod nutriendi solum gratia ad partes<text:line-break/>genitales pervenit, impurum adhuc et excrementosiim<text:line-break/>sanguinem continere non debebat, illud autem, quod<text:line-break/>praeter nutritionem alios etiam quosdam, usus erat praebitu-<text:line-break/>rum, (quos paplo ante ostendebamus inesse eis’ vasis, quae<text:line-break/>funt a renibus,) ferctum et <text:span text:style-name="T50">acre </text:span>et non omnino benignum<text:line-break/>habere sanguinem debebat, omnibus est perspicuum. Ob<text:line-break/>has igitur causas, quae <text:span text:style-name="T50">ab </text:span>osse lato feruntur, ex vasis<text:line-break/>magnis adjacentibus <text:span text:style-name="T50">manant; </text:span>neque invenias locum alium</text:p>
      <text:p text:style-name="P52">201</text:p>
      <text:p text:style-name="P13">propinquum magis, ut venas et arterias et nervos mi-<text:line-break/>nore intercapedine ad partes genitales adducas; retluet-<text:line-break/>que natura hoc loco, quod jam faepe diximus, ut brevi<text:line-break/>intervallo alimentum partibus nutriendis adducat. In al-<text:line-break/>tero autem principio, quod a renibus oritur, videri po£-<text:line-break/>sit fui ipsius oblita, nisi quis exploratos habeat praedictos<text:line-break/>ufus a vasis, quae superne descendunt. In foeminis<text:line-break/>certe intervalli longitudo minus apparet, utpote in qui-<text:line-break/>bus in ventre matrices sint positae; in maribus vero ceu<text:line-break/>appenfios testes habentibus, quae ad ipfos a renibus ve-<text:line-break/>nae et arteriae procedunt, longiores apparent Omnia<text:line-break/>igitur inter fe testantur, recte quae dicta, simul etiam<text:line-break/>naturam in* omnibus justam ostendunt. Nam et nervo-<text:line-break/>rum par simul cum vasis, quae ab iis quae funt ad os<text:line-break/>facrum emergunt, extenditur ac dividitur, quemadmo-<text:line-break/>dum cum venis et arteriis in «alias partes pervenientibus;</text:p>
      <text:p text:style-name="P13">sive enim per minimum intervallum,' sive per loca tuta<text:line-break/>vasa nutritura duci oporteat, perspicuum est, quod utraque<text:line-break/>nervos habere <text:span text:style-name="T50">est </text:span>aequum<text:span text:style-name="T50">; </text:span>quare ab eisdem proficifcen-<text:line-break/>tur locis, et per eandem viam simul ducentur. Arterias<text:line-break/>vero et venas superne manantes quum genitalia instru-<text:line-break/>menta ex abundanti assiumant, jure nullus ex spinali<text:line-break/>medulla, quae est ad lumbos, nervus una cum illis fertur;<text:line-break/>per longam enim viam hoc quoque deduci non erat me-<text:line-break/>lius; quin et erassities eorum exacte pro ufu ipsiO est<text:line-break/>mensurata. Quum enim tres sint fcopi in nervis parti-<text:line-break/>bus singulis distribuendis, (ut antea demonstravimus,) fen-<text:line-break/>fus quidem in instrumentis sensificis, motionis in mo-<text:line-break/>toriis, dignotionis doloris in reliquis omnibus, matrici-<text:line-break/>bus quidem totis et partibus mafculorum omnibus, quae<text:line-break/>ad testiculos et scrotum pertinent, paucissimis opus fuit<text:line-break/>nervis, qui in ipsas omnes partes distribuerentur, ut quae<text:line-break/>neque ad fenfum exactiorem, neque ad motum aliquem<text:line-break/>voluntarium inferviant, fed ne meatus quidem stat ex-</text:p>
      <text:p text:style-name="P13">crementorum, velut intestina; at virga maris, et matri-<text:line-break/>cnm orificium, atque alia, quae ad pudendum ipsum<text:line-break/>pertinent, tanquam senfum quendam exactiorem ob coi-<text:line-break/>tum venereum postulent, merito nervos plures lunt ade-<text:line-break/>pta. Si igitur memineris, nos demonstrasse, hepar et<text:line-break/>lienem et renes nervis minimis indigere, et praeterea<text:line-break/>partes genitales, praeter eas, quae ad pudendum perti-<text:line-break/>nent, deinde videris in animalium dissectionibus, partes<text:line-break/>genitales, quo modo et praedicta vifcera, nervis exiguis<text:line-break/>esse praeditas, solas vero eas, quae funt circa pudendum,<text:line-break/>nervos magis insignes habere; certo scio te iu eo quoque<text:line-break/>justitiam naturae admiraturum. Proinde hoc nervorum<text:line-break/>par neque admodum est tenue, quemadmodum id, quod<text:line-break/>in hepate est, liene ac renibus, neque ita commemo-<text:line-break/>rabile, ut id, quod ventriculo inest, sed crassitie ambo-<text:line-break/>rum, (quoad fieri maxime potest, est medium, quod et<text:line-break/>mixtus quidam ab ipsis instrumentis accellurus erat usus;<text:line-break/>nam aliis quidem partibus usus accedit, qualis hepati</text:p>
      <text:p text:style-name="P13">et renibus; iis vero, quae <text:span text:style-name="T50">ad </text:span>pudendum attinent, qualis<text:line-break/>a nervis, qui sunt ad ventriculum, accedit.</text:p>
      <text:h text:style-name="P67" text:outline-level="2">Cap. XIV.</text:h>
      <text:p text:style-name="P1">Cur autem intestina omnia et ventri-<text:line-break/>culus ex duabus tunicis constiterint, matricibus vero una<text:line-break/>-fatis fuerit, quemadmodum et utrique vesicae, diximus<text:line-break/>quidem id jam fummatim fermone praecedenti, quum<text:line-break/>inftrumentorum nutritioni dicatorum constructionem ex-<text:line-break/>poneremus; necesse tamen est nunc quoque tantum di-<text:line-break/>camus, quantum ad matricum doctrinam interelh Vefi-<text:line-break/>carum quidem corpora natura dura et vix patibilia<text:line-break/>ccmparavit, ut quae tantum excrementa essent receptura;<text:line-break/>intestinis vero ac ventriculo, ut quae coctionis potius<text:line-break/>essent instrumenta quam superfluorum receptacula, car-<text:line-break/>nosior substantia erat accommodatior; non enim quo<text:line-break/>bilem reciperent, aut pituitam, aut alia denique serosa<text:line-break/>excrementa, quae plerumque a toto corpore confluunt,<text:line-break/>natura haec comparavit, fed eis, quum aliarum actio-<text:line-break/>num gratia extitissent, ufa etiam est ut excrementorum</text:p>
      <text:p text:style-name="P13">meatibus; proinde merito forma substantiae corporis ip-<text:line-break/>forum fuis actionibus fuit accommodata. Porro tunica-<text:line-break/>rum numerus propter ufum acquisititium eis accessit;<text:line-break/>periculum enim erat (ut, quum de eis agere mus, demon-<text:line-break/>stravimus), ne altera tunicarum, interior scilicet, nonnun-<text:line-break/>quam afficeretur ac corroderetur; ut igitur in ea fola<text:line-break/>malum sistatur, alteram extrinfecus ei circumjecit. In<text:line-break/>matricibus vero, ut quae sanguine puro ac benigno<text:line-break/>alantur, unica tunica satis esse potest; sad quoniam non<text:line-break/>folum intro eas femen attrahere in coitibus oportebat,<text:line-break/>fed etiam retinere, quo tempore utero geritur, et excer-<text:line-break/>nere, quum foetus fuerit perfectus, ob eam caufam genus<text:line-break/>omne fibrarum natura ipsis est molita; id enim persaepe<text:line-break/>jam repetiimus, quod singula instrumenta, dum agunt,<text:line-break/>fibris rectis quidem ad fele attrahunt, transversis vero<text:line-break/>excernunt, retinent autem omnibus simul. Quae vero<text:line-break/>membrana extrinlecus his est circumdata, utrasque ma-<text:line-break/>trices in idem., conjungit .tegitque, et cum'vicinis cor-<text:line-break/>poribus colligat. Quin et alia quaedam matricibus funt</text:p>
      <text:p text:style-name="P13">ligamenta cum eis corporibus, quae funt ad fpinam, 'et<text:line-break/>cum aliis circumfusis; <text:span text:style-name="T50">quae </text:span>ligamenta omnia laxa fiunt<text:line-break/>admodum, ut neque laxa <text:span text:style-name="T50">adeo </text:span>in ulla alia parte repe-<text:line-break/>rias, nulla enim alia siia natura plurimum diducitur, et<text:line-break/>postea in minimum considet. Oportet fane et ligamenta<text:line-break/>una cum viscere toto erranti extendi, et ipsum fequi,<text:line-break/>neque ipsa abrumpi, neque viscus sinere errare aut in<text:line-break/>fedes alienas praeter modum invadere. Quod vero ad<text:line-break/>ipsius positionem attinet, quod orificium quidem in mu-<text:line-break/>liebre pudendum desinat, decenter ibi locatum fuisse<text:line-break/>fupra fuit comprehensum; quod si illum deorsum spectare<text:line-break/>oporteat, liquet, quod reliquam totam capacitatem in<text:line-break/>ventre sitam este oportuit. Cur autem ante quidem est<text:line-break/>vesica, 'retro vero rectum intestrnum, in medio vero<text:line-break/>amborum matrices, nisi quod melius fuit,, quum ipsae,<text:line-break/>dum conceperunt, quamplurimum extendantur, ex po-<text:line-break/>sterioribus quidem partibus velut substerniculum quoddam<text:line-break/>ad fpinam, ex anterioribus autem velut propugnaculum</text:p>
      <text:p text:style-name="P13">habere? Tenuissimae enim omnino matrices sunt, quo<text:line-break/>tempore gerunt, nempe quod profunditas in longitudinem<text:line-break/>sit abfumpta, eoque imbecillimae; quin etiam propter<text:line-break/>tumorem ad loca omnia circumfufa progrediuntur. Haud-<text:line-break/>quaquam igitur sine molestia ac nocumento cum vicinis<text:line-break/>ossibus verfatae fuissent, si nulla pars media intercessiflet<text:line-break/>Cur autem natura non in ipfos testes spermaticum vas<text:line-break/>inferuit, fed nuncupatam epididymida mediam amborum<text:line-break/>locavit? quoniam laxi admodum testes et cavernosi ac<text:line-break/>molies cum spermaticis vasis densis, fortibus ac duris<text:line-break/>coalefcere tuto non poterant. Quare hic quoque, quae<text:line-break/>faepe jam monstravimus, natura effecisse videtur, cor-<text:line-break/>pora fcilicet, quae fubstantiam habent contrariam, non<text:line-break/>univisse, fed siemper in eo laborasse, ut vinculum quod-<text:line-break/>dam necessitudinis inter ipsa medium collocaret; quan-<text:line-break/>tum enim robore et densitate et duritie epididymis a<text:line-break/>spermaticis vasis superatur, tantum ipsia. testes superat.<text:line-break/>Quin’ et ex partibus ipsius eae, quae vasis spermaticis</text:p>
      <text:p text:style-name="P13">inseruntur, sunt durissimae; quae autem testibus, eae<text:line-break/>sunt mollissimae; quae -vero in medio funt, omnes pro-*<text:line-break/>portione inter fefe exuperant; siquidem, quae funt vasis<text:line-break/>spermaticis propinquiores, eae funt durissimae; quae te-<text:line-break/>strbus, eadem ratione sunt mollissimae. Cur vero epidi-<text:line-break/>dymides in foeminarum testiculis non funt fensibiles ac<text:line-break/>manifestae, sed vel omnino non videbuntur tibi in esse,<text:line-break/>vel parvae omnino esse, nisi quod primum quidem didy-<text:line-break/>mus, id est testis, ipsis foeminis est exiguus, et vas sper-<text:line-break/>maticum itidem parvum,? proinde nihil miri est, quod<text:line-break/>ea conjungit, parvum esse. Praeterea et substantiae ip-<text:line-break/>sorum inter discrimen est exiguum, non autem, ut in<text:line-break/>masculis, maximum. Nam maris testes humidiores siint<text:line-break/>ac molliores foeminarum testibus, <text:span text:style-name="T50">et </text:span>vasa spermatica<text:line-break/>duriora; contraria vero his funt in foemina; ipsa enim<text:line-break/>fpermatica minus sunt dura ob memoratas jam causas,<text:line-break/>testiculi autem minus rari et laxi <text:span text:style-name="T50">ac </text:span>humidi, quod<text:line-break/>substantia sint frigidiores; nequaquam enim a calore</text:p>
      <text:p text:style-name="P13">nativo statu distenti fuerunt, et, ut dicat quispiam ,* fur-<text:line-break/>mentati. Jure igitur optimo sibi invicem substantiis sunt<text:line-break/>affinia,- utpote quum testiculi duriores sint effecti, vasa<text:line-break/>vero spermatica, quae in eos inseruntur, sint moliiora;<text:line-break/>quare non indigebant magno aliquo vinculo, quod fefe<text:line-break/>eonnecteret, quodque paulatim <text:span text:style-name="T50">ab </text:span>alterius duritie difce-<text:line-break/>dens ad mollitiem alterius accederet. Quod autem te-<text:line-break/>stes in mare sint penduli, <text:span text:style-name="T50">ob id </text:span>et musculus <text:span text:style-name="T50">ad </text:span>ipsorum<text:line-break/>utrumque unus ab ilibus pervenit, ut hi etiam motus<text:line-break/>voluntarii sint participes. Quid autem femen foemininum<text:line-break/>masculo conserat, et quae utriusquc sit substanda, et<text:line-break/>omnia hujusmodi in commentariis<text:span text:style-name="T50">, </text:span>quos <text:span text:style-name="T50">de </text:span>semine<text:line-break/>fcripsimps, demonstravimus. Oportetque hic librum hunc<text:line-break/>terminare, proximo enim artem omnem naturae in foe-<text:line-break/>tibus explicabimus.'</text:p>
      <text:h text:style-name="P66" text:outline-level="1"><text:bookmark-start text:name="bookmark2"/>GALENI DE VSV PARTIVM CORPO-<text:line-break/>RIS HVMANI<text:line-break/>LIBER XV<text:bookmark-end text:name="bookmark2"/></text:h>
      <text:h text:style-name="P67" text:outline-level="2">Cap. <text:span text:style-name="T59">I.</text:span></text:h>
      <text:p text:style-name="P1">Quum vero multa adeo atque admiranda<text:line-break/>instrumenta ad generis conservationem a natura sint com-<text:line-break/>parata, quae libro superiore exposuimus., si per dissectio-<text:line-break/>nes pudendi constructionem inspexeris,- certo fcio te ip-<text:line-break/>sius fabricam nihilominus illis admirabilem judicaturum,<text:line-break/>fu primis quidem (ut ab eo, quod promptum est atque<text:line-break/>omnibus notum, incipiam) quod, postquam duo facere<text:line-break/>animalia, quae procrearent, esset melius, (ut antea pro-</text:p>
      <text:p text:style-name="P5">bavimus), ob eam causiun natura partium alias quidem<text:line-break/>ad recipiendum, alias vero ad excernendum femen fecit<text:line-break/>accommodatas; post autem, quod facultates indidit, quae<text:line-break/>commode instrumentis uterentur; postremo, quod partes<text:line-break/>'.omnes etiam minimae situm habent optimum, magnitu-<text:line-break/>dinem, connexionem, conformationem, et omnia deni-<text:line-break/>que, quae millies corporibus inesse diximus. Nullam<text:line-break/>enim in ipsis partem reperias fuperfluam, neque quae de-<text:line-break/>sideretur, aut quam transponi aut transformari oporteat;<text:line-break/>non in qua non sit densitas aut raritas, si illis eflet<text:line-break/>opus, vel meatus, quibus excernere humorem, <text:span text:style-name="T50">aut </text:span>capa-*<text:line-break/>citates, quibus, recipere esset necefle; sed omnes, ut cu-<text:line-break/>jusque ufus postulat, fumme ornatas invenias. Neque<text:line-break/>. enim alium quemvis totius corporis lucum excogitare<text:line-break/>queas, in quo utrumque pudendum locari commodius<text:line-break/>potuisset; neque hic quidem, verum exiguum quiddam<text:line-break/>ab hoc ipfo loco in alterutram partem <text:span text:style-name="T50">- </text:span>deductum, vel<text:line-break/><text:span text:style-name="T50">_in </text:span>anteriorem, vel posteriorem, vel superiorem, vel de-</text:p>
      <text:p text:style-name="P13">ni que inferiorem. Caeterum quod ipsum locari eo luco,<text:line-break/>quo nunc est, oportuerit, libro fuperiore abunde expo-<text:line-break/>fuimus; quod vero ne minimum quidem ab hoc spsir loco<text:line-break/>in commodiorem alium transferri potuerit, mihi, dum<text:line-break/>explico, animum attendas. Quonam tandem velles maris<text:line-break/>pudendum transponi? (ab eo enim incipiam) utrum pro—<text:line-break/>pius anum, quam nunc est? verum illi ipsi incumberet,<text:line-break/>negotiumque egerentibus exhiberet; nisi forte satius esse<text:line-break/>existimas id femper oblongum atque intenfum habere<text:line-break/>fed sic molestiam in tempus diuturnius transponas; ege-<text:line-break/>rentibus enim nihil negotii facesset, fed tota reliqua vita<text:line-break/>erit permolestum, tum autem injuriis expositum non<text:line-break/>aliter, ac si quis manum protenfam femper circumferat.<text:line-break/>Forte xfuperius alicubi supra pubem vel ad hypogastrium<text:line-break/>locatum esse praestiterat; fed adde hic rursum, utrum<text:line-break/>tenfum esse siemper, an laxum, an .horum alterutrum<text:line-break/>vicissim esse debeat At si tenfum femper suerit, prae-<text:line-break/>terquam quod injuriis esset expositum, in omni reliqua</text:p>
      <text:p text:style-name="P13">vita esset molestiae, foloque coitus tempore commodabit;<text:line-break/>sin vero laxum femper esset, omnino sic quidem esset in-<text:line-break/>utile, ut quod non posset id agere, cujus gratia exlitit;<text:line-break/>quod si vicissim quidem nunc laxum, nunc tenfum exit,<text:line-break/>in'primis quidem admirari est aequum, si, cujusmodi<text:line-break/>ipsum jure efle oportet, tale nunc esse appareat; post<text:line-break/>autem considerandum, quaenam potissimum constructio<text:line-break/>ipsum in contrarias adeo constitutiones citissime possit<text:line-break/>transmutare. Num, si venosum extitisset, facile quidem<text:line-break/>impleretur, et facile etiam evacuaretur, ac tensionem<text:line-break/>validam, dum repleretur, acquireret? Atqui sanguinis<text:line-break/>substantia non posset tam celeriter aut replere, aut va-<text:line-break/>cuare, sed aer, vel spiritus, vel quidvis ejusdem 'generis,<text:line-break/>quod suppeditari prompte queat. Praeterea, dum esset<text:line-break/>repletum, venae tunica tensionem validam non sustineret;<text:line-break/>forti enim ac nervofa substantia ad hujusmodi actiones<text:line-break/>est opus. At forte arteriosum id fuisse praeftiterat. Ve-</text:p>
      <text:p text:style-name="P13">rum praeter ea, quae de venis diximus, pulsant etiam<text:line-break/>arteriae proprio quodam rhythmo; neque, quum refertae<text:line-break/>fuerint, imperare ipsis queas, eodem *loco maneant,<text:line-break/>quemadmodum neque, cum contractae fuerint, impedire,<text:line-break/>quo minus dilatentur. Num igitur nervofum fatius erat<text:line-break/>pudendum effecifle? At hic quoque haesitaremus, ex quo<text:line-break/>nervo faciendum id fuisset. Quandoquidem qui proprie<text:line-break/>appellantur nervi, qui a cerebro ac fpluali medulla<text:line-break/>oriuntur, praeterquam quod ' nullam habent perfpicuam<text:line-break/>cavitatem, neque fua natura dilatantur, neque contrahun-<text:line-break/>tur, etiam mollities ipfa ei actioni, quae per tensionem<text:line-break/>obitur, obsistit. Porro quae ab Hippocrate nominantur<text:line-break/>ligamenta, -a xecentioribus autem medicis nervi colligan-<text:line-break/>tes, duritie quidem ad tensionis actionem non funt in-<text:line-break/>habilesnulla tamen cavitas eis inest; quae vero ex<text:line-break/>musculis manant nervosa corpora, quae Hippocrates ten-<text:line-break/>dones appellat, non modo quod, ut praedicta, cavitatis<text:line-break/>funt expertes, fed quod etiam duri minus sint, quam<text:line-break/>ligamenta, idcirco omnino ad pudendorum constructio-</text:p>
      <text:p text:style-name="P13">nem funt inutilia. Atqui si tria quidem omnino sunt<text:line-break/>corporum nervosorum genera, jam autem et quod genus<text:line-break/>a . cerebro ac spinali m edulia, pariter et quod a mu-<text:line-break/>fculis exoritur, utra que ratione inventum est inhabile,<text:line-break/>tum quod mollius sit, quam pudendo conveniat, tum<text:line-break/>quod cavitatis est expers, quod vero ex ossibus produci-<text:line-break/>tur, quatenus est durum, est utile, quatenus vero est<text:line-break/>folidum et cavitatis expers, inutile; nullum certe nervi<text:line-break/>genus ad pudendi constructionem utile relinquitur; de-<text:line-break/>monstratum autem est, quod neque arteriae, neque ve-<text:line-break/>nae; quod autem neque carnes, neque glandulae, neque<text:line-break/>os, neque cartilago, neque aliud quicquam id genus,<text:line-break/>plane est perspicuum. .Annon igitur mirari quidem<text:line-break/>oportet primum fapientiamt opificis fimul ac providen-<text:line-break/>tiam ? quum enim inulto fit facilius rerum omnium or~<text:line-break/>tum verbis explicare <text:span text:style-name="T64">9</text:span> quam rem ipjccm opere</text:p>
      <text:p text:style-name="P52">tantum tamen verba nofira funt fapienLia ejus, qui nos<text:line-break/>condidit <text:span text:style-name="T64">9</text:span> inferiora, , ut ne exponere quidem pojjijnus ea<text:span text:style-name="T64">f<text:line-break/></text:span>yiafe ille nullo- negotio coTididit, Post autem, quum ad-</text:p>
      <text:p text:style-name="P13">mirati suerimus, <text:span text:style-name="T50">et </text:span>verbis-y <text:span text:style-name="T50">quaenam </text:span>haec sit in puden-<text:line-break/>do condendo folerlia, <text:span text:style-name="T50">exequi non </text:span>potuerimus, <text:span text:style-name="T50">ad </text:span>partis<text:line-break/>dissectionem est <text:span text:style-name="T50">transeundum, </text:span>inspiciendumque, num<text:line-break/>aliam quandam corporis substantiam opifex noster puden-<text:line-break/>do convenientem invenerit. Tum autem, si nihil in-<text:line-break/>venerimus, quod non in <text:span text:style-name="T50">alia </text:span>etiam parte reperire liceat,<text:line-break/>mirandum,' cur non iisdem instrumentis actiones easdem<text:line-break/>tribuerit; sin vero fubstanliam quandam cojporis inve-<text:line-break/>sinerimus, qualem fu mulla alia parte videas, rurfus hic<text:line-break/>quoque opificis providentia laudanda, neque prius ab eo,<text:line-break/>quod fcrntaris, est difcedendum, quam per dissectionem<text:line-break/>exploratissimum habueris. Si igitur aliquando fpectastr,<text:line-break/>medico quodam lis, quibus naturae opera curae sint,<text:line-break/>ostendente; sin minus, at nunc faltem infpice corpus<text:line-break/>nervofum, quod a pubis nuncupatis ossibus enafcitur, ca-<text:line-break/>vum simul et omni humore vacuum. Id certe est, quod<text:line-break/>nunc verbis indagantes non offendebamus, neque un-<text:line-break/>quam offendemus prius, quam anatome ipfa nos edocu-<text:line-break/>erit; quod enim in ulla alia corporis parte pon viderg-</text:p>
      <text:p text:style-name="P52">/</text:p>
      <text:p text:style-name="P13">mus, id excogitare non audebamus. Quod si revera fu-<text:line-break/>mus physici, omnino intelligimus, quod, pnstquam durum<text:line-break/>simul et cavum proprium corpus pudendorum efle opor-<text:line-break/>tebat, ex oste quidem emergit non aliter quam reliqua<text:line-break/>omnia ligamenta, solum autem ex omnibus erit cavum,<text:line-break/>quod ufus ita flagitet. Haec sane opifex nostri fieri vo-<text:line-break/>luit, Quum autem, <text:span text:style-name="T50">faci </text:span>a <text:span text:style-name="T50">fint</text:span><text:span text:style-name="T52">3</text:span><text:span text:style-name="T50"> </text:span>Iwudquaquram aggrediaris,<text:line-break/>neque audeas <text:span text:style-name="T64">s</text:span> quo pacto facta fint<text:span text:style-name="T64">9</text:span> inquirere ; quae<text:line-break/>-enim ne quod facta quidem sint invenias, nisi diflecan-<text:line-break/>iio edoctus fueris, quonam jure quaerere audeas, quo-<text:line-break/>inodo facta sint? Satis habes tantum quidem invenisse,<text:line-break/>quod pars omnis, qualem ufus exigebat, fuit constructa;<text:line-break/>fcrutari autem, quo pacto talis facta luit, si aggrediaris,<text:line-break/>-convincaris non intelligere neque tuam imbecillitatem<text:line-break/>neque opificis tui potentiam. Caeterum quum, quae ad<text:line-break/>pudenda, attinent, sive nervos, sive aliter velis nomi-<text:line-break/>nare, inventa tibi jam sint omnino quidem recte ex ossi-<text:line-break/>-bus emergere debere, tum propter propriam fubstantiam,<text:line-break/>quae est ejusmodi, qualis ante memorata fuit, tum quod</text:p>
      <text:p text:style-name="P13">ad ipsorum actiones sic erat melius, ut rectum ac sta-<text:line-break/>bile totum pudendum servaretur, a corpore stabili exor-<text:line-break/>tum, ad propositum, unde sermo digressas est, re ver*<text:line-break/>tamur.</text:p>
      <text:h text:style-name="P67" text:outline-level="2">Cap. II.</text:h>
      <text:p text:style-name="P1">De situ enim pudendorum verba facere<text:line-break/>aufpicati ostendimus, colem nuncupatum ex ossibus oriri<text:line-break/>oportere. Verum si ex ossibus, propius quidem anum,<text:line-break/>quam nunc est, oriri potuit, fed non fuit utilius, ut an-<text:line-break/>tea ostendimus; a partibus vero, quae funt ad pubem, om-<text:line-break/>nino non potuit, nullum enim ibi est os; prolude ex<text:line-break/>ossibus pubis omnino exorietur, idque ex superioribus<text:line-break/>ipforum partibus ; sic enim plurimum ab ano erit dissifus,<text:line-break/>tum ad coitus locum opportuniorem erit nactus. Quod<text:line-break/>autem neque ex sinistris partibus, ubi nunc est, neque<text:line-break/>ex dextris est situs, hinc disces. Diximus jam ante siae-<text:line-break/>penumero, quod, quando una pars aliqua est sine conju-<text:line-break/>ge, positionem mediam requirit; quod si conjugium dua-<text:line-break/>mm partium fuerit, utraque pars a media abesse vult</text:p>
      <text:p text:style-name="P28">aequabiliter, et sicubi id forte <text:span text:style-name="T50">non </text:span>fervetur <text:span text:style-name="T50">(quod- </text:span>rare<text:line-break/>accidit), quaerenda tunc in <text:span text:style-name="T50">eo </text:span>discriminis est caufa, ut,<text:line-break/>dum de hepate ageremus, demonstravimus; ubi autem<text:line-break/>fervatur, ibi id explicare est superfluum. At quum de<text:line-break/>pudendorum positione, et <text:span text:style-name="T50">de </text:span>nervorum cavorum ac ca-<text:line-break/>vernosorum, qui in eis funt, substantia ac generatione<text:line-break/>dictum abunde sit, quod de ipforum constructione deest<text:line-break/>exponemus, praetermissis hic quoque iis, quae omnibus<text:line-break/>adeo sunt perspicua; ut si quis ostendat, unicum opor-<text:line-break/>tere esse pudepdum, aut arterias ipfum habere vel venas,<text:line-break/>vel cutim; haec non amplius pertineant ad investigatio—<text:line-break/>nem usus partium j fed physica siunt problemata; cujus<text:line-break/>generis est et illud, qui fiat, ut nobis volentibus pu-<text:line-break/>dendum intendatur, tum quo pacto aliquando absque<text:line-break/>voluntate nostra id ipsi accidat. Quod enim id accidat,<text:line-break/>dum nervus cavus spiritu est resertus, praesentis instr-<text:line-break/>tuti est proprium; quo modo autem id fiat, ad fpecula-<text:line-break/>tionem naturalem pertinet. His igitur finibus nos ipfos<text:line-break/>continentes, quae disputationi restant, ea adjiciamus<text:line-break/>oportet<text:tab/><text:span text:style-name="T50">*</text:span></text:p>
      <text:h text:style-name="P68" text:outline-level="2">Cap. III.</text:h>
      <text:p text:style-name="P52">Restat autem primum quidem id expli-<text:line-break/>care, cujus paulo ante meminimus, quod fcilicet in coiti-<text:line-break/>bus pudendum exacte tenfum esse oporteat. Non enim<text:line-break/>(quod forte quifpiam existimarit) solius coitus causa pu-<text:line-break/>dendum tensum exacte esse est utile, fed quo meatu di-<text:line-break/>ducto ac directo femen quam longissime ejaculetur; qui<text:line-break/>meatus nisi recta ferretur, sed aut obliquus esset, aut<text:line-break/>alicubi in fefe concideret, ibi tum femen haereret. Si<text:line-break/>quidem hypospadiae!, quos vocant, quod ob id vinculum,<text:line-break/>quod ad finem virgae habent, meatus eis est contortus,<text:line-break/>generare non possent; non quod femen foecundum noii<text:line-break/>habeant, fed quod in virgae flexibus haerens ferri an-<text:line-break/>trorfum nequeat; quam rem. curatio ipfa comprobat;<text:line-break/>vinculo enim abscisse generant. Hoc certe vilium <text:span text:style-name="T49">οηιηίγ<text:line-break/></text:span>bus femper contigisset, nisi natura providisset, ut in coi-<text:line-break/>tibus meatus latus simul et rectus omnino esset. Secun-<text:line-break/>da autem alia naturae machina ad ipsum est utilis,<text:line-break/>corporis ipsius nervosi situs, tum musculorum utrinque</text:p>
      <text:p text:style-name="P13">appositio. In partibus enim pudendi inferioribus feminis<text:line-break/>meatus fecundum longitudinem exporrectus medius est<text:line-break/>constitutus; incubat autem huic nervus cavus; utraque<text:line-break/>vero horum parte mufculi duo, quo meatus ceu a ma-<text:line-break/>nibus quibusdam in utram que partem distractus dilata-<text:line-break/>retur, toto pudendo stabili manente; futurum vero fane<text:line-break/>erat, ut meatus latitudo per hujusmodi constructionem<text:line-break/>confervaretur. Utile autem est meatum, dum femen ex-<text:line-break/>cernitur, latissimum simul et quam rectissimum servari,<text:line-break/>quo femen totum sibi ipsi continuum confertim quam<text:line-break/>celerrime ad matricum sinus perveniat. At quum vesica<text:line-break/>etiam prope esset constituta, non erat melius ad excer-<text:line-break/>nendum lotium alium efficere meatum, fed meatu ie-<text:line-break/>minis simul uti; jure igitur et ipsius collum totum<text:line-break/>peritonaeum occupavit, ut quod surfum ab ano, cui primo<text:line-break/>incumbebat, usque ad pudendi exortum feratur. In.mu-<text:line-break/>lieribus vero, ut quibus <text:span text:style-name="T50">pudendum </text:span>non est praelongum,</text:p>
      <text:p text:style-name="P13">«Ollum vesicae ejusmodi apophysin non habet; fed pu-<text:line-break/>dendum quidem ipfum muliebre ano imminet, in finem<text:line-break/>autem ejus superiorem colium vesicae desinit, unde lo-<text:line-break/>tium profunditur, quod non magnopere oportuit esse<text:line-break/>flexuosum, ut in viris, neque adeo longum. Quod vero<text:line-break/>ad cutis productiones, quae sunt in finibus utriusque<text:line-break/>pudendi, pertinet, in mulieribus quidem tum ornamenti<text:line-break/>gratia extiterunt, tum, ne matrices refrigerarentur, ope-<text:line-break/>rimenta sunt apposita; viris autem praeterquam quod<text:line-break/>ornamentum quoddam afferunt, carere ipsi omnino iis<text:line-break/>non poterant, si quid eorum, quae prius diximus, recor-<text:line-break/>damur, quum docuimus, quonam pacto mas ac foemina -<text:line-break/>conformetur. Cujusmodi autem pharyngi gargareon pro-<text:line-break/>pugnaculum, tale est matricibus quae nympha vocatur,<text:line-break/>quae tegit simul ac prohibet colli orificium, quod ad<text:line-break/>muliebre pudendum pertingit, refrigerari. Haec itaque<text:line-break/>instrumentorum genitalium est compositio, magnitudo;</text:p>
      <text:p text:style-name="P13">conformatio, ac reliqua omnia, quorum constructionem<text:line-break/>admirabilem quivis sine me invenire poterit.</text:p>
      <text:h text:style-name="P67" text:outline-level="2">Cap. IV.</text:h>
      <text:p text:style-name="P1">Quae vero in animante, dum utero ad-<text:line-break/>liuc geritur, natura machinatur, ipfum conformans, et<text:line-break/>alimentum ac spiritum a matre inducens, et loca excre-<text:line-break/>mentis-comparans, explicare quidem aperte fuerit diffi-<text:line-break/>cile; si tamen in dissectionibus accurate perfpexeris, ad-<text:line-break/>mirari te statim cogent. Toti enim ipsi membrana tenuis<text:line-break/>undique est circumjecta, quam amnium amiculum appel-<text:line-break/>lant, foetus velut fudorem excipiens. Huic autem ex-<text:line-break/>trinfecus tenuior alia incumbit, quam allantoidem nun-<text:line-break/>cupant, in ipsius vesicam perforata; quae et haec in fe<text:line-break/>ipfa colligit usque ad partum ipsum velut foetus lotium.<text:line-break/>His autem extrinfecus in orbem chorion est circumjectum<text:line-break/>matricem totam extrinsiecus fubungens, ut, quod ipsis fub-<text:line-break/>est, nullo pacto matricem contingat; per eamque mediam<text:line-break/>foetus matrici connectitur. In singulis, enim orificiis va-<text:line-break/>forum, quae lutrinfecus in matricem pertinent, per quae</text:p>
      <text:p text:style-name="P13">etiam sanguis menstruus in ipsum ferebatur, gignitor,<text:line-break/>quo tempore utero geritur, aliud vas, arteria quidem<text:line-break/>in arteriae, vena vero in venae orificio; ut sint ea, quae<text:line-break/>generantur, numero aequalia iis orificiis, quae intro in<text:line-break/>matricem desiliunt. • Cclligat autem ea inter fe tenuis<text:line-break/>quidem, fed fortis membrana, quae extrinsecus vasis<text:line-break/>omnibus circumhaeret, partibns vero matricum internis<text:line-break/>inleritur. Haec membrana omnibus matricis partibus,<text:line-break/>quae sunt intra orificia, duplex subjicitur, producitur,<text:line-break/>ac cum memorads vasis omnibus progreditur, utraque<text:line-break/>fui parte cujusque partem dimidiam convestiens; ut du-<text:line-break/>plex haec membrana operimentum eis sit ac munimen-<text:line-break/>tum, et ligamentum tum inter fefe tum cum matricibus<text:line-break/>usuris que. Exiguum fane est vasorum quodque, quum<text:line-break/>primum a matrice exoritur, cujusmodi funt arboris ra-<text:line-break/>dices extremae <text:span text:style-name="T50">in </text:span>terram defixae; ea vero paululum<text:line-break/>progressa per conjugationem coalescunt, ex duobusque<text:line-break/>unum procreatur; rursusque illorum singula cum singulis</text:p>
      <text:p text:style-name="P13">ejusdem generis coalescunt; fitque id perpetuo, quoad<text:line-break/>parva omnia in duo magna coeant, quae velut stipites<text:line-break/><text:span text:style-name="T50">quidam </text:span>foetui per locum umbilici inseruntur. <text:span text:style-name="T50">Quatuor<text:line-break/>itaque omnino </text:span>hic sunt vasa, duae scilicet arteriae, <text:span text:style-name="T50">et<text:line-break/></text:span>venae totidem, nullis diversi generis <text:span text:style-name="T50">inter </text:span>fe commixtis,<text:line-break/>sed venis quidem siemper cum venis, arteriis cum <text:span text:style-name="T50">arte-<text:line-break/></text:span>iiis in idem coeuntibus. Proinde hoc naturae <text:span text:style-name="T50">opus<text:line-break/></text:span>esse primarium tibi perfuade, etiamsi non moneam. Qucd<text:line-break/>enim, quum tanto intervallo vasa <text:span text:style-name="T50">quamplurima inter<text:line-break/></text:span>fe mixta ferantur, . nunquam tamen venam arteriae, <text:span text:style-name="T50">ne-<text:line-break/>que </text:span>arteriam venae reperias <text:span text:style-name="T50">insertam, </text:span>sed semper <text:span text:style-name="T50">utra-<text:line-break/></text:span>que vasa proprium vas agnofcant, <text:span text:style-name="T50">ei </text:span>que sioli <text:span text:style-name="T50">uniantur,<text:line-break/></text:span>artis mirabilis, non iortunac temerariae, est <text:span text:style-name="T50">indicium.<text:line-break/></text:span>Porro quod in omnibus etiam animalibus, quae <text:span text:style-name="T50">suapte<text:line-break/></text:span>natura funt ad saliendum proclivia, ut cervis et capris,<text:line-break/>vaiorum productiones matricibus sint connexae non per<text:line-break/>tenues modo membranas, sed cum eis etiam per carnes<text:line-break/>vilcolas, velut pinguedinem quandam, quo pacto non est.</text:p>
      <text:p text:style-name="P13">mirabilis providentiae specimen? Quod vero per nullam<text:line-break/>aliam partem neque vena neque arteria foetui inferatur,<text:line-break/>quam per solum umbilicum, qui locum medium totius<text:line-break/>animalis obtinet, ne id quidem artem aspernandam indi-<text:line-break/>cat. Quod autem neque venae hepar praetergressae in<text:line-break/>aliud quoddam viscus inserantur, neque arteriae alio<text:line-break/>quopiam, quam ad magnam arteriam, quae ab ipsio corde<text:line-break/>exoritur, ferantur, quo modo id mirandum non est?<text:line-break/>Quod autem non quodvis sit intervallum medium, neque<text:line-break/>in quemvis locum memoratorum instrumentorum vafa<text:line-break/>haec inferantur, fed venae quidem iu partes hepatis si-<text:line-break/>mas, arteriae vero in partem magnae arteriae, quae est<text:line-break/>ad lumbos, ne haec quidem artis contemnendae sunt<text:line-break/>indicia. Si. quidem venas videre est statim, ut umbili-<text:line-break/>cum superarint, inter fefe mutuo coire unamque essici;<text:line-break/>quae postea membranis fortibus convestita corporibusque<text:line-break/>vicinis colligata ad viscus u<text:span text:style-name="T62">s</text:span>que una ipsa, ut erat, pro-<text:line-break/>greditur; oportebat enim ipsarum prius ad venarum</text:p>
      <text:p text:style-name="P13">principium in foetu accedere, postea illinc in omnes<text:line-break/>partes distribui. Arterias autem oportebat et ipsas fane<text:line-break/>in arteriarum principium, sinistrum videlicet cordis ven-<text:line-break/>lriCulum, inseri; verum quum hic ventriculus a locis<text:line-break/>umbilici longissime sit dissitus, non erat tutum eas velut<text:line-break/>pendentes tanto itinere furfum ducere. Quid igitur re-<text:line-break/>liquum erat, quod esset melius, nisi per breve interval-<text:line-break/>lum ipsas ducere ad eas, quae a corde exoriuntur? nam<text:line-break/>a corde quidem maxima arteria exoritur, mediae autem<text:line-break/>fpinae incumbit, omnem ipsius longitudinem occupans.<text:line-break/>Ad hanc igitur oportebat arterias applicare et conne-<text:line-break/>cterej quae a matrice ad foetum'perveniunt; atqui et<text:line-break/>acceddnt, et cum ea junguntur; videturque ne hic qui-<text:line-break/>dem ’ a natura frustra quicquam fieri. Cur igitur non<text:line-break/>per brevissimam viam eas deduxit ad magnam arteriam?<text:line-break/>etenim via brevior erat tutidr, et'naturae ipsi confuetior,<text:line-break/>nt libris prioribus demonstravimus. An hic' quoque mi*</text:p>
      <text:p text:style-name="P13">rari' oportet ipsius providentiam? ubi enim nihil aliud ex<text:line-break/>-via est commodi, brevissimam eligit; quum autem ex<text:line-break/>viae longitudine majox’ fecuritas quam ex viae brevitate<text:line-break/>•accedit, tunc , natura non dubitat, longiore via circuma-<text:line-break/>^ere. Ob eam certe causam .nunc quoque viae compen-<text:line-break/>diofae quidem,, fed periculosae, ‘ longiorem quidem, ve-<text:line-break/>rum tutissimam, videtur anteposuisse; noluit enim arte-<text:line-break/>-rias rectas ab umbilico ad spinam ducere, sive duae, sive<text:line-break/>una factae essent, .tnulla itineris parte in nullo instru-<text:line-break/>mento conquieturas; ut interim Omittam, quod locus hic<text:line-break/>ab intestinis et renibus jam occupafus fuerat. Quum<text:line-break/>-autem propinqua eflet vesica, idque potissimum in iis<text:line-break/>foetibus,, qui nuper concepti fuerint, (in iis enim fundus<text:line-break/>vesicae locis umbilici adhaerescit,) facile factu erat ipsis<text:line-break/>arteriis ea vesicam conscendere, ac per totam ipfam,<text:line-break/>-velut per descensum quendam, ad magnam usque arte-<text:line-break/>riam pervenire. Sed non ascenderunt eam simpliciter,<text:line-break/>neque enim stabiles permanerent fede devexa invectae,</text:p>
      <text:p text:style-name="P13">nisi vinculo quodam fuissent colligatae; 'quanibbiem ipsas<text:line-break/>utique membranis validis colligavit, utramque parti vesi-<text:line-break/>‘cae fui lateris connectens; Atque ita jam7 velut partes<text:line-break/>quaedam, opinoripsius- vesicae, usque ad "magnam arte-<text:line-break/>riam tuto perducuntur.* 'Quae-igitur ad arterias perti-<text:line-break/>Trent^ ea fuerunt providentia comparata.- At cur vena<text:line-break/>non in gibba- hepatis,' fed in sima inseritur, nisi quod<text:line-break/>bilis'receptaculum-ibi erat locatum <text:span text:style-name="T50">, </text:span>fatiusque erat pur-<text:line-break/>gari sanguinem prius, - quam-in totum 'animantis corpus<text:line-break/>'distribueretur? Cur 'autem ipsa ad umbilicum statim in<text:line-break/>unam est redacta, arteriae vero longo itinere manent<text:line-break/>duae<text:span text:style-name="T62">1</text:span>, iiisi -quod tutius erat venas coalescentes unum ma-<text:line-break/>gnum-vas efficete? minus enim injuriis est <text:span text:style-name="T50">si </text:span>obnoxium,<text:line-break/>quod majus est vas-, praeterea etiam uni hepatis parti<text:line-break/>eam.inscrr erat nece fle <text:span text:style-name="T50">;t </text:span>arterias vero, ut quae stiper ve-<text:line-break/>sicam'tuto vehendae erant, neque statim ad cordis sini-<text:line-break/>struta 'ventriculum erant'&gt;pervafurae, non erat necesse<text:line-break/>unam effici) omnino enim, si et has fublluies ad cor</text:p>
      <text:p text:style-name="P13">furfum natura duxisset, ut venas ad hepar, protinus uti-<text:line-break/>que et has unam feciflet.</text:p>
      <text:h text:style-name="P67" text:outline-level="2">Cap. V.</text:h>
      <text:p text:style-name="P1">Quatuor- igitur funt praedicta in umbilico<text:line-break/>vasa, duae scilicet arteriae et venae totidem, in medio<text:line-break/>habentes urachum; sic enim anatomici nominare con-<text:line-break/>fueverunt meatum, qui ex fundo vesicae exortus lotium<text:span text:style-name="T54">r<text:line-break/></text:span>in memoratam paulo ante tunicam allantoeidem, id est<text:line-break/>intestinalem, derivat, quae ita a similitudine figurae, quain<text:line-break/>cum intestinis habet, appeliatur. Sed ex quatuor vasis,<text:line-break/>quae sunt circum urachum, superioribus quidem partibus.<text:line-break/>fuut venae; sursum enim eas mox progredi ad hepar<text:line-break/>praestiterat; inferioribus autem arteriae; etenim deorfum<text:line-break/>et has ferri vesicae lateribus invehendas erat melius; •<text:line-break/>Protinus igitur utrumque vaforum par natura in. loco<text:line-break/>opportuno collocavit, per. quae, velut per truncos quosdam,<text:line-break/>foetus trahit ex matrice fanguinem et fpiritum. luter<text:line-break/>haec vero omnia et vafa exigua, quae in matricem ip-</text:p>
      <text:p text:style-name="P13">fam inseruntur, <text:span text:style-name="T50">media </text:span>est quaedam velut truncorum ra-<text:line-break/>dicatio; nominatur autem haec radicati o chorion, quod<text:line-break/>est vasorum multitudo membrana tenui connexorum,,<text:line-break/>quae haud facile numerare queas. Quod vero duplex<text:line-break/>sit haec membrana, et cur, dictum nobis ante fuit;' per<text:line-break/>mediam enim ipfam vasa omnia feruntur, quae fecundis<text:line-break/>insunt, colligata simul ab ipsa ac tecta. Reliquarum<text:line-break/>vero duarum quae allantbides quidem nominatur, (quam<text:line-break/>ad vesicam diximus esse pertusam juxta urachum,) ad<text:line-break/>urinam recipiendam fuit comparata; longe enim prae-<text:line-break/>stjterat foetum non per pudendum lotium reddere, fed,<text:line-break/>ut nunc habet, per umbilicum. Postquam enim totum<text:line-break/>ipsum membrana, quam amnion nominant, complectitur,-<text:line-break/>aliam humoris <text:span text:style-name="T50">&gt; </text:span>speciem recipiens, non erat consentaneum<text:line-break/>hujusmodi humorem cum lotio permisceri; evidenter<text:line-break/>enim apparet humor is,, qui est intra allantoidem, tum<text:line-break/>tenuior esse, tum flavior, tum acrior eo, qui est intra<text:line-break/>amnion, ut etiam hanc membranam dissecantium olfa-<text:line-break/>ctum angat ac feriat. Quod igitur fudoris instar intra</text:p>
      <text:p text:style-name="P13">amnion acervatur, in orbem foetui est circumfusum,<text:line-break/>quod cutim ipsius laedere haudquaquam potest; feorfum<text:line-break/>autem lotium a foetu est abductum ac sejunctum, ne-<text:line-break/>que cutim, neque venas, quae-secundis infunt, attingens,<text:line-break/>ne ab ejus acI*imonia partes vicinae laederentur. Isses<text:line-break/>autem est non contemnendus ejus humoris, qui intra<text:line-break/>amnion continetur. Foetus enim in eo quasi innatans<text:line-break/>furfum tollitur ac vehitur, ut minus sit gravis iis vin-<text:line-break/>culis, per quae matrici cohaerescit. Quae res Hippocra-<text:line-break/>tem impulit, ut diceret: Quae ventrem ferentes bi~<text:line-break/>mejlres aut trime [tres Jlne cctufa, manifejla, abortiunt <text:span text:style-name="T64">f</text:span> iis<text:line-break/>acetabula mueofe Junt plena<text:span text:style-name="T64">9</text:span> neque pdjjunet foetum prae<text:line-break/>gravitate retinere, Jed abrumpuntur. Acetabula vocat-<text:line-break/>vaforum, quae ad matrices perveniunt, orificia, (id enim<text:line-break/>alibi demonstravimus,) dicens ipsa non posse foetum ve-*<text:line-break/>here, neque gestare, quum mucore referta fuerint, fed<text:line-break/>permittere ipsis, ut prae pondere abrumpantur. Id certe</text:p>
      <text:p text:style-name="P13">omnibus femper accideret uterum gerentibus, <text:span text:style-name="T52">m</text:span><text:span text:style-name="T50"> </text:span>nisi foetus<text:line-break/><text:span text:style-name="T50">humori,- </text:span>qui intra<text:span text:style-name="T64">j</text:span> amnion habetur, innatando <text:span text:style-name="T50">levior<text:line-break/></text:span>fieret, ipsaque vasorum cum matrice connexio minus<text:line-break/>detraheretur. Qui vero ipsi matri leviorem ajunt esse<text:line-break/>foetum, quod ipfe humori, qui est intra amnion, inna-<text:line-break/>tet, ridiculi plane sunt, non <text:span text:style-name="T50">in</text:span>teiligentes, ipfum quoque<text:line-break/>humorem a matre gestari. ACcidit autem <text:span text:style-name="T50">et </text:span>alius qui-<text:line-break/><text:span text:style-name="T50">dam iis humoribus </text:span>communis ufus, quo tempore <text:span text:style-name="T50">animal<text:line-break/>paritur; </text:span>foetus <text:span text:style-name="T50">enim facilius </text:span>collo matricis elabitur, <text:span text:style-name="T50">quum<text:line-break/></text:span>ipsis <text:span text:style-name="T50">humore multo </text:span>perfunditur, quod <text:span text:style-name="T50">ei </text:span>tunc <text:span text:style-name="T50">accidit<text:line-break/>propterea, </text:span>quod necesse. est tum membranas rumpi;, <text:span text:style-name="T50">non<text:line-break/>modo* enim humor </text:span>iste <text:span text:style-name="T50">foetibus lubricandis </text:span>confert, <text:span text:style-name="T50">fed.<text:line-break/>c.Oilum etiam matricum </text:span>ad <text:span text:style-name="T50">maximam dilatationem reddit,<text:line-break/></text:span>facile;, a praedictis enim humoribus <text:span text:style-name="T50">humectatum mollius<text:line-break/>redditur, </text:span>dilataturque facilius. Comprobant autem, qucd<text:line-break/><text:span text:style-name="T50">dicimus*, </text:span>non minimum ipsae obstetrices, quum repente<text:line-break/><text:span text:style-name="T50">ac simul humor effiuere occuparit, se ipsae </text:span>naturam imi-<text:line-break/>tari <text:span text:style-name="T50">- </text:span>ceactae, humores quosdam .habent, quibus collum</text:p>
      <text:p text:style-name="P13">matri eum perfundant . Omnino enim naturae opera funt<text:line-break/>opulenta; simul utitur enim ipfa, quemadmodum saepe,<text:line-break/>demonstravimus,/ in melius omnibus iis,' quae alioqui<text:line-break/>necessario erant comparanda. Pari modo et iis humo-<text:line-break/>ribus, quos propter foetum procreare omnino oportebat,<text:line-break/>tum ad foetus, dum utero geritur, vecturam indoleh-<text:line-break/>tem est abufa, tum etiam, ut in partubus celeriter ex-<text:line-break/>cideret. Caeterum membranae, hae ternies sunt adeo<text:line-break/>atque ^araneofae,/<text:span text:style-name="T62">4</text:span> ut, nisi quis eas moderate inter difle-<text:line-break/>candupi. contrectet, facile abrumpantur.. Qui igitur non<text:line-break/>disrumpuntur, quum gravida ipfa currat aliquando ac<text:line-break/>fallat? Una haec quoque eft naturae ingeniosissima siDlertia;<text:line-break/>iptelligenfis, unum esse omnibus corporibus, tenuibus ma-<text:line-break/>-ximum ad patiendi .difficultatem praesidium, si alia- aliis<text:line-break/>cumulentur; quandoquidem, quae ex lanis, vel aliis qui-'<text:line-break/>busdam pilis, aut fibris concinnantur ac contexuntur,<text:line-break/>.robur, longe maximum ex mutua compositione adipiscun- -<text:line-break/>tur,, quum seorsum connexorum quodque natura sit im-<text:line-break/>becillinium. Si igitur non modo propinqua sibi luter fe</text:p>
      <text:p text:style-name="P13">fuerint, quemadmodum ea sunt, quae consuuntur a. nobis<text:line-break/>et connectuntur, fed etiam perfecte sint unita, <text:span text:style-name="T50">ex </text:span>hac<text:line-break/>unitione robur longe majus ipsis accedit Non igitur<text:line-break/>est mirum, si, quando membranae quatuor sibi mutuo<text:line-break/>incumbunt, robur ex ea conjunctione acquirant; fed<text:line-break/>id maxime admirabile est, quod non solum sibi ip-<text:line-break/>fae mutuo incumbant, sed mullis quidem locis, coa-<text:line-break/>lefcant, multis etiam a fefe invicem per tenuia fi-<text:line-break/>brarum fila ab una ad alteram pervadentia pende-<text:line-break/>ant; quas natura, quoad ejus facere potuit, unire<text:line-break/>voluit, ut, quod roboris cuique privatim a 'fe ipsa de-<text:line-break/><text:span text:style-name="T50">,erat,. </text:span>id omnes a siefe mutuo adipifcerentur. Cur igitur<text:line-break/>{dicet forte,<text:span text:style-name="T50">. </text:span>aliquis) non ftatim initio natura singulas ip-<text:line-break/>fas validas effecit, quum omnium securitati vellet pro-<text:line-break/>spicere? Quia, si crassas eas fecisset ac duras, (non enim<text:line-break/>alia quapiam ratione robur eis comparare potuisset,) pon-<text:line-break/>dus utique cum tumore maximo a gravida pependisset;<text:line-break/>quod nen illi modo futurum erat molestum, fed etiam<text:line-break/>angustiam non neceffariam foetui praebiturum; huc ac-</text:p>
      <text:p text:style-name="P13">cedit, quod, dum pariendnm esset, rumpi ipfae omnes,<text:line-break/>non facile. potuissent. Ut igitur matricis capacitas tota<text:line-break/>foetui cederet, ipfaqne gravida pondere minus preme-<text:line-break/>retur, atque in partu ipfo facile rumperentur, jure na-<text:line-break/>tura membranas omnes tenues efficiendo ipsis fecurita-<text:line-break/>tem ex mutua inter fe connexione est machinata. At<text:line-break/>quaenam <text:span text:style-name="T50">ea </text:span>naturae est folertia, (id enim fuperest expli-<text:line-break/>candum,) ut, quanquam collum vesicae meatum jam ha-<text:line-break/>beat, per eum tamen animal nullum in praegnatione<text:line-break/>urinam reddat, fed totum lotium fiufum ad umbilicum<text:line-break/>atque urachum afcendat? Oportebat enim, quum vesica<text:line-break/>utrinque essiuxus haberet, non magis lotium per urachum<text:line-break/>quam per colium evacuari. Quae sane huc a medicis<text:line-break/>afferuntur, ea admodum funt absurda, quamvis prima<text:line-break/>imaginatione videantur valde esse probabilia. Duo enim<text:line-break/>haec pro - confessis assiumentes, quod lotii excretio motu<text:line-break/>stat voluntario, et quod foetus nondum actionibus ejus-<text:line-break/>modi utatur, ex eis inferunt, excretioneni jure optimo</text:p>
      <text:p text:style-name="P13">per umbilicum fieri: non enim musculus ei praefectus<text:line-break/>est, qui ferviat actioni, animantis voluntariae, quem ad-<text:line-break/>modum collo vesicae^ Sed eos maxima latuerunt, to-<text:line-break/>toque <text:span text:style-name="T50">coelo </text:span>aberrarunt, non intelligentes, quod neque<text:line-break/>mufculus iste collum vesicae constringendi habeat facul-<text:line-break/>tatem , neque quod foetus voluntariis actionibus jam uta-<text:line-break/>tur, neque quod perfectum animal, quum mejere voluerit,<text:line-break/>musculum hunc,- qui effluxionis meatui praesidet, folvit,<text:line-break/>et a tensione laxat non aliter, quam eos, qui funt ad<text:line-break/>anum,- quum egerere voluerit; excretio autem fit, quum<text:line-break/>vesica motu naturali circum humores, quos in fe ipfa<text:line-break/>continet, undique contrahitur, in quod, musculi epigaftrii<text:line-break/>ppus nonnihil conferunt, quando repente ac copiosius<text:line-break/>simul excernere voluerimus. Caeterum de iis tum in<text:line-break/>commentariis, quos de facultatibus naturalibus, tum in<text:line-break/>iis, quos de, motu musculorum conscripsimus, tum in<text:line-break/>libris de anatomicis administrationibus abunde .disputa-'’<text:line-break/>vimus. Quod vero animans jam sit, quum ventre adhuc</text:p>
      <text:p text:style-name="P13">continetur, quum saltem partibus omnibus fuerit <text:span text:style-name="T50">con-<text:line-break/></text:span>formatum, tum in commentariis, quos de demonstratione<text:line-break/>.prodidimus, tum in libris de placitis Hippocratis et<text:line-break/>Platonis probavimus. Verum etiamsi, animans non sit,<text:line-break/>quod in ventre habetur, haec ratio aeque dubia erit;<text:line-break/>mufculus enim, qui os vesicae claudit, erit otiosius* Quum<text:line-break/>autem ipsa circum contentum intus humorem contrahitur,<text:line-break/>consentaneum est per duos meatus aliquid excerni, . non<text:line-break/>autem per unum duntaxat, qui sursum ad umbilicum<text:line-break/>pervenit. Ea quidem est in ea ratione difficultas, at res<text:line-break/>ipsa ostendit naturae in omnibus solertiam, quam ipfe<text:line-break/>prius in foetuum dissectionibus conspicatus, ita demum<text:line-break/>causam ratione - poteris invenire. Divisa ea peritonaei<text:line-break/>parte<text:span text:style-name="T64">r</text:span> quae vesicae est praeposita, utrumque simul facito,<text:span text:style-name="T62">1<text:line-break/></text:span>umbilicum quidem attollito, et quod in vesica contine-<text:line-break/>tur, comprimito, manu ipsam comprehendens; cernes<text:line-break/>autem, lotium per meatum, qui est ad umbilicum, in al-<text:line-break/>lantoeidem effluere. Quin etiam si ipsiam rursum allanto-<text:line-break/>eidem compresseris, vesicam impleveris; sin contra ve-</text:p>
      <text:p text:style-name="P13"><text:span text:style-name="T50">.sicam, </text:span>membranam ipsam impleveris. Atque, quod <text:span text:style-name="T50">tunc<text:line-break/></text:span>accidet, te docebit, lolium prius efiluere per meatum,<text:line-break/><text:span text:style-name="T50">qui </text:span>est ad umbilicum, propter ipsius meatus <text:span text:style-name="T50">rectitudi-<text:line-break/>nem </text:span>ac magnitudinem, nam latitudo ipsius urachi <text:span text:style-name="T50">inul-<text:line-break/>lis </text:span>partibus est major ea, quae collo inest. Quid <text:span text:style-name="T50">jam<text:line-break/></text:span>loquar de rectitudine? non enim ipsa est comparanda.<text:line-break/>Siquidem collum vesicae admodum est obliquum, <text:span text:style-name="T50">rectus<text:line-break/>vero </text:span>ad perpendiculum urachus, <text:span text:style-name="T50">umbilico </text:span>fane toto <text:span text:style-name="T50">fur-<text:line-break/>fum </text:span>sublato, et velut a matrice <text:span text:style-name="T50">per </text:span>vafa, quae <text:span text:style-name="T50">fecundis<text:line-break/>infunt, pendente. </text:span>Praeterea <text:span text:style-name="T50">nullus mufculus extrinsecus<text:line-break/>uracho eft </text:span>circumjectus, <text:span text:style-name="T50">prohibens, ne excrementa in-<text:line-break/>tempestive </text:span>effluant, cujusmodi in. <text:span text:style-name="T50">natis est musculus ad<text:line-break/></text:span>pullum vesicae; nullum enim <text:span text:style-name="T50">tempus foetui </text:span>est <text:span text:style-name="T50">intem-<text:line-break/></text:span>pestivum ad ejus generis <text:span text:style-name="T50">excrementum excernendum,<text:line-break/>quemadmOdum </text:span>jam perfectis; in <text:span text:style-name="T50">iis enim mufculus jure<text:line-break/>est </text:span>praefectus, qui nihil foras dimittat prius, quam ratio<text:line-break/><text:span text:style-name="T50">j</text:span>usserit, in foetibus vero frustra <text:span text:style-name="T50">esset, </text:span>ac fuperfluus; <text:span text:style-name="T50">na-<text:line-break/></text:span>tura autem nihil facit frustra.</text:p>
      <text:h text:style-name="P68" text:outline-level="2">Cap. V<text:span text:style-name="T59">I.</text:span></text:h>
      <text:p text:style-name="P1">Sed quoniam de his quoque abunde jam<text:line-break/>dictum est, ad reliquam foetuum constructionem trans-<text:line-break/>gressi, qua re jam natis dissideant, exponamus, artem<text:line-break/>quoque, quae in illis est, explicantes. Erit autem in<text:line-break/>his hepatis magnitudo nulla re minus digna admiratione<text:line-break/>jam inde ab initio, quum primum cernere perspicue li-<text:line-break/>cet partes omnes foetus conformatas, et maxime usque<text:line-break/>ad partum. Majori enim mensura quam pro aliarum<text:line-break/>partium proportione hepar in primis illis temporibus<text:line-break/>excedit, excedit autem non mediocriter et usque ad<text:line-break/>partum. Secundum ipfum cerebrum et cor excellunt<text:line-break/>magis quam pro aliarum partium proportione. Caufa<text:line-break/>autem hujus rei est, quod hepar quidem venarum est<text:line-break/>principium, ' cor arteriarum, cerebrum nervorum. Con-<text:line-break/>fentaneum igitur est, quemadmodum, quum architecti<text:line-break/>primum domus et aedis fundamentum et navis caiinam com-<text:line-break/>pegerunt, postea tuto fua aedificia fuper haec extruunt,<text:line-break/>ad eundem modum naturam in animalibus a proprie</text:p>
      <text:p text:style-name="P13">principio tuto ac valide jam compacto singula vasorum<text:line-break/>genera producta in totum corpus protendere. Verum<text:line-break/>quum foetus magis eo ufu indigerety quem praestant ve-<text:line-break/>nae, ut qui diutissime plantarum more regatur, . princi-<text:line-break/>pium harum mox a prima generatione fecit robustissi-<text:line-break/>mum. Cerebro enim, et cOrdi, et instrumentis, quae<text:line-break/>ab eis emergunt, ufus, qui a venis proficiscitur, erat<text:line-break/>necessarius, quod ea sine fanguine neque generari, neque<text:line-break/>augeri possint; hepati vero ac venis arteriarum quidem<text:line-break/>ufus erat exiguus, nervorum autem nullus, antequam ef-<text:line-break/>fent confnmmata. Ob eam igitur caufam natura veno-<text:line-break/>fum genus statim ab initio robustum effecit ac magnum,<text:line-break/>post autem alia duo coepit augere. At cur pulmo<text:line-break/>in iis, qui adhuc utero geruntur, est ruber, non au-<text:line-break/>tem, ut in perfectis animalibus, fnbalbus? Quia tunc nu-<text:line-break/>tritur, quemadmodum reliqua vifcera, per vafa, unicam<text:line-break/>tunicam et eam tenuem habentia; ad ea enim ex vena<text:line-break/>cava fanguis pervenit, quo tempore foetus utero gestatur;</text:p>
      <text:p text:style-name="P13">in natis vero occaecatur quidem vaforum perforatio, aer<text:line-break/>autem copiosissimus tunc incidit, fanguis vero paucissimus<text:line-break/>idemque tenuissimus; quin etiam pulmo tunc motu per-<text:line-break/>petuo agitatur, animali nimirum respirante; quo fit, ut<text:line-break/>fanguis a spiritu incisus motu duplici, altero, quem ex<text:line-break/>arteriis habet, altero, quem ex toto pulmone acquirit,<text:line-break/>tenuior adhuc fe ipsia et mollior ac velut spumofus<text:line-break/>efficiatur; ob eamque causam fubstantia carnis pulmonis<text:line-break/>ex rubra, gravi ac denfa in albam, levem ac raram-<text:line-break/>transfertur. Quam rem opinor me dixisse pulmoni efle<text:line-break/>utilissimam, dum in motibus respirationis <text:span text:style-name="T50">, </text:span>thoracem sie- .<text:line-break/>quitur: aegre enim prae pondere moveretur, si similem<text:line-break/>aliis visceribus carnem habuisset. Aequum igitur est hic ,<text:line-break/>quoque naturam admirari, quae, quum viscus augeri dun-<text:line-break/>taxat oporteret, sanguinem purum ei suppeditabat; quum<text:line-break/>vero ad motum fuit translatum, carnem levem instar<text:line-break/>alae cujusdam fecit, <text:span text:style-name="T50">ut </text:span>facile a thorace dilataretur ac '<text:line-break/>comprimereliu-. Ob eam igitur causam in foetibus vena</text:p>
      <text:p text:style-name="P13">cava in arteriam venosam est pertufa. Quum autem id<text:line-break/>vas venae officium huic vifceri praestaret, necesse fuit<text:line-break/>alterum vas in arteriae usum transmutari; quocirca na-<text:line-break/>tura id quoque in magnam arteriam pertudit. Verum<text:line-break/>quum hic vafa inter fe aliquantum distarent, aliud ter-<text:line-break/>tium vas exiguum, quod utrumque conjungeret, effecit.<text:line-break/>In reliquis vero duobus, quum haec quoque mutuo fese<text:line-break/>contingerent, velut foramen quoddam utrique commune<text:line-break/>fecit; tum membranam quandam in eo instar operculi<text:line-break/>est machinata, quae ad pulmonis vas facile refup in aretur,<text:line-break/>quo fanguini a vena cava impetu affluenti cederet qui-<text:line-break/>dem, prohiberet autem, ne fanguis rurfum in venam<text:line-break/>cavam reverteretur. Haec quidem omnia naturae opera<text:line-break/>funt admiranda; superat vero omnem admirationem prae-<text:line-break/>dicli foraminis, haud ita multo post conglutinatio. Et-<text:line-break/>eiiim quamprimum animans in lucem est editum, aut<text:line-break/>ante unum vel duos dies, fu quibusdam vero ante qua-</text:p>
      <text:p text:style-name="P13">tuor aut quinque vel nonnunquam plures, membranam,<text:line-break/>quae est ad foramen, coalefcentem reperias, nondum<text:line-break/>tamen coaluifle; quum autem animal perfectum fuerit<text:line-break/>aetateque jam floruerit, si locum hunc ad unguem den-<text:line-break/>fatum inspexeris, negabis fuisse aliquando tempus, in<text:line-break/>quo fuerit pertusius; multo autem magis in iis, quae ad-<text:line-break/>huc utero geruntur, aut in nuper genitis, membranam<text:line-break/>conspicatus ad folam quidem radicem firmatam, reliquum<text:line-break/>vero totum corpus in vaforum cavitate pendulum, exi-<text:line-break/>stimabis fieri non posse, ut ipfa unquam perfecte coale-<text:line-break/>fcat. Corpora fane nervosa ac tenuia, etiamsi quis<text:line-break/>repente, atque ubi primum fuerint divifa, glutinare<text:line-break/>aggrediatur, voti compos non fit, neque magnopere co-<text:line-break/>haerent, nedum si jam pridem fuerint perfecta: atqui<text:line-break/>membrana illa tempore procedente omnino coalefcit,-<text:line-break/>non quod nervofa sit ac tenuis, neque quod motu per-<text:line-break/>petuo agitetur, impedita. Pari modo id vas, quod ma-<text:line-break/>guam arteriam venae, quae fertur ad pulmonem, conna-</text:p>
      <text:p text:style-name="P13">ctit, quum aliae omnes animalis partes augeantur, non modo<text:line-break/>non augetur., verum etiam tenuius femper essici conspicitur,<text:line-break/>adeo ut tempore procedente penitus tabescat atque exic-<text:line-break/>cetur. Quod igitur haec omnia natura affabre faciat;<text:line-break/>declarat singulorum ufus; invenire autem ipsius faculta-<text:line-break/>tem, qua haec efficit, humani ingenii captum fuperat,<text:line-break/>quum homines ipfam posse aliquid omnino certe non<text:line-break/>credant, nisi plane saepe fuerint confpicati. Sed de his<text:line-break/>quidem jam finem fcribendi faciam; diximus enim de<text:line-break/>Lis antea saepenumero, quum de puluionis instrumentis<text:line-break/>ageremus.</text:p>
      <text:h text:style-name="P67" text:outline-level="2">Cap. V<text:span text:style-name="T59">II</text:span>.</text:h>
      <text:p text:style-name="P1">Aliud autem naturae opus referam, non<text:line-break/>minus quam alia admirabile, et quod omnes vel ante<text:line-break/>anatomen norunt; neminem enim fugit, neque quod os<text:line-break/>matricis toto praegnationis tempore omnino est con-<text:line-break/>strictum ac claufum, neqne qnod plurimum patefit,<text:line-break/>quum tempus appetit pariendi<text:span text:style-name="T50">: </text:span>partus autem fit, quum<text:line-break/>foetus ita jam est perfectus, ut per os nutriri possit</text:p>
      <text:p text:style-name="P13">‘Alio namque tempore omni ne specilli quidem cuspidem <text:span text:style-name="T50">'<text:line-break/></text:span>in matricis collum queas immittere, in partubus ve-<text:line-break/>ro integrum animal illinc egreditur. Quemadmodum<text:line-break/>certe, quod paulo ante memorata membrana cuni vasis'<text:line-break/>quidem coalescit, clare videmus, qui autem id fiat, fu-<text:line-break/>perat humanum ingenium, ita et in matricibus, quod os<text:line-break/>quidem eousque aperitur, ut possit foetibus facilem prae-<text:line-break/>bere exitum, nemo ignorat, fed quo pacto id accidat,<text:line-break/>mirari postumus, intelligere non postumus. At natura<text:line-break/>tum haec, tum alia omnia in partu animalis admiranda<text:line-break/>machinatur commenta. Etenim diligenter providit, quo<text:line-break/>pacto foetus, qua conveniebat figura, ad collum matricis<text:line-break/>perveniret, nec minus, quo pacto, dum ipfum pervaderet,<text:line-break/>nullam partem fauciaret, neve artus luxaret; caput enim<text:line-break/>foetus primum collo matricis indidit, tum per id aliis<text:line-break/>ipsius partibus viam munivit. Atqui si foetus obliquus<text:line-break/>aut transverfus pararet egredi , aut si fecundum longitu-<text:line-break/><text:span text:style-name="T50">♦</text:span></text:p>
      <text:p text:style-name="P13">dinem quidem., fed non, ut nunc, id est caput non in-<text:line-break/>fereret, quod nonnunquam etiam, fed raro, accidit, vel<text:line-break/>crus ante caput vel manum exerens, difficilem aliis<text:line-break/>membris exitum efficeret. Sed si ter aut quater haud<text:line-break/>commnde excidens semel impediretur, eo certe modo<text:line-break/>accideret ex quadringentis, verbi gratia, foetibus cen<text:span text:style-name="T64">T<text:line-break/></text:span>tum impediri; fed quum in plurimis millibus femel forte<text:line-break/>accidere id cernatur, in mentem nobis inde venire de-<text:line-break/>bet, quae bona is artifex, qui nos conformavit, no*bis sit<text:line-break/>largitus; tum autem agnofcere clare debemus non ejus<text:line-break/>modo fapientiam, verum etiam potentiam. <text:span text:style-name="T50">, </text:span>Quis enim<text:line-break/>Phidias aut Polycletus bonus adeo est artifex, ut in<text:line-break/>multis operum factu difficilium millibus ne femel qui-<text:line-break/>dem hallucinetur? .Num igitur his duntaxat nominibus<text:line-break/>naturam jure lapdabimus, an, quod omnium est maxime<text:line-break/>admirabile, nondum a nobis est comprehenfum, quod<text:line-break/>fcilicet <text:span text:style-name="T50">quod </text:span>nafcitur animal omnium partium actiones<text:line-break/>docuerit? Non enim os modo et stomachum et ventri-<text:line-break/>culum alimenti instrumenta comparavit, fed animal ge-</text:p>
      <text:p text:style-name="P13">neravit, quod his statim fciret uti, facultatem quandam<text:line-break/>fapientiae ipfam a sese doctam ipsis ingenerans, qua fre-<text:line-break/>ta animalia ad alimentum sibi ipsis familiare accedunt.<text:line-break/>Verum caetera animantia universa alius explicabit locus;<text:line-break/>homini vero alimentum quidem fac comparavit, in unum<text:line-break/>autem praefinitum tempus utrumque duxit, in mammis<text:line-break/>quidem ejus, quae peperit, alimentum, in animalibus<text:line-break/>vero, quae fiunt nutrienda, conatum ad hujusmodi SUC-<text:line-break/>cum capessendum. Nam si quis papillam mammae ori<text:line-break/>infantis indiderit, confestrm quidem eam ruis labiis con-<text:line-break/>stringet,, protinus autem buccis dilatatis fuccum attrahet,<text:line-break/>post autem curvata lingua in fauces propellet, perinde<text:line-break/>ac si id multo ante tempore didiciflet. lude autem sto-<text:line-break/>machus in ventriculum deducit, et iple velut edoctus;<text:line-break/>delude ventriculus, ubi eo eft ufus, mittit intestinis, quod<text:line-break/>sibi est superfluum; haec autem deinceps sibi mutuo<text:line-break/>dispertiunt usque ad postremum. Producuntur autem<text:line-break/>postea in infante dentes, ne is femper matri esset mo-</text:p>
      <text:p text:style-name="P13">lestns; et cnm dentibus mandendi actio accedit, quae<text:line-break/>et ipsa, ut caeterae actiones, <text:span text:style-name="T50">a </text:span>nemine est edocta; reli-<text:line-break/>quaque deinceps omnia accedunt, quae non est praesim-<text:line-break/>tis instituti explicare. Nunc autem, quum id, quod nobis<text:line-break/>propositum fuerat, pancis quibusdam exceptis, abfolveri-<text:line-break/>mus, ad ea transire tempestivum essi</text:p>
      <text:h text:style-name="P67" text:outline-level="2">Cap. V<text:span text:style-name="T59">III</text:span>.</text:h>
      <text:p text:style-name="P1">Supereft autem in hoc toto opere de<text:line-break/>mufcnlis disserere, qui ifchii articulationem movent, de<text:line-break/>quibus nullum prorfus verbum feci; tum librum unum<text:line-break/>tribuere communibus corporis instrumentis, arteriae, ner-<text:line-break/>vo et venae. Verum haec quidem proximus liber, qui<text:line-break/>erit decimus fextus, explicabit; de mufculis vero arti-<text:line-break/>culum ischii moventibus nunc agamns. Cur igitur eum<text:line-break/>oportebat ad motus minus quidem varios, verum secu-<text:line-break/>riores, quam humeri articulum, comparari, libro deci-<text:line-break/>mo tertio indicavimus; quin et de ossibus ipsis, qualia<text:line-break/>piatura sint, tum quod optime sint ad eam actionem,<text:line-break/>propter quam extiterunt, comparata, libro tertio verba</text:p>
      <text:p text:style-name="P13">fecimus; rerum enim similitudo nos impulit, ut commu-<text:line-break/>niter de ipsis tractaremus; quod vero foli articulo ifchji<text:line-break/>est peculiare, quodque cum nullo alio doctrinam habet<text:line-break/>communem, hoc libro commemorabimus. Natura ani-<text:line-break/>mantibus crura attribuit ambulationis instrumenta, equo<text:line-break/>quidem, et cani, asino, et bovi, atque omnibus ejus ge-<text:line-break/>neris animalibus quatuor, folis vero hominibus inter<text:line-break/>pedestria omnia duo fuerunt tributa. Simiae vero crura<text:line-break/>funt ejusmodi, qualia homini sunt infanti nunc primum<text:line-break/>eis uti conanti; etenim quatuor artubus, quo modo qua-<text:line-break/>drupeda, graditur, praeterea anterioribus tanquam ma-<text:line-break/>nibus utitur.^ At ubi homo jam increvit, non amplius<text:line-break/>anterioribus artubus utitur ut pedibus; simia vero per-<text:line-break/>petuo luter utraque ambigit, quod ad utrumque sit con-<text:line-break/>strncta, tum ut manibus obvia prehendendo non aliter<text:line-break/>quam reptilia sicandat, tum ut insecuro vestigio currat<text:line-break/>instar pueri; non enim poterat ad utraque recte construi.<text:line-break/>Ob eam causam et pedum digitos plurimum a fefe di-</text:p>
      <text:p text:style-name="P13">ductos habuit, et mufculus quosdam eorum, qui genu<text:line-break/>dearticulaLionem movent, lusra ad multam tibiam de-<text:line-break/>scendentes; pari modo et ifchii articulum homini habuit<text:line-break/>propemodum consimilem, non tamen penitus est similis,<text:line-break/>quemadmodum nec tota manus. Caetemm et misseulos<text:line-break/>camofos, qui nates constituunt, simia habet ridiculos,<text:line-break/>ut et alia omnia, imitationem enim hominis ridiculam<text:line-break/>hoc animal efle docuimus; homo vero eosdem habet sitos<text:line-break/>bellissime, tum ad decus partium necessarium, tum ne<text:line-break/>anus siedendo contunderetur, aut alioqui angeretur. Hos<text:line-break/>igitur sistos simia habet decurtatos, reliqua vero omnia<text:line-break/>itidem atque in homine fe habent. In hoc igitur dis-<text:line-break/>putationem omnem, quam de musculis ifchii articulum<text:line-break/>moventibus sumus habituri, expende; eam enim priores<text:line-break/>anatomici sibi proponebant, quum de his mufculis vel-<text:line-break/>Jent tradere; fed tamen, quemadmodum et alia permulta<text:line-break/>in toto corpore non animadverterunt, ita et hic muscu-<text:line-break/>los integros non viderunt Nos autem ipfam quoque</text:p>
      <text:p text:style-name="P13">mufculorum anatomen feorfum conscripsimus; <text:span text:style-name="T52">t</text:span><text:span text:style-name="T50"> </text:span>praeterea<text:line-break/>in libris de anatomicis administrationibus exposuimus,<text:line-break/>et quot numero essent, <text:span text:style-name="T50">et </text:span>quaenam eflet horum mufcu-<text:line-break/>lurum forma; statim etiam caufas fubjecimus, cur in eis<text:line-break/>priores sint lapsi. Quum igitur articulum hunc flecti<text:line-break/>quidem oporteret crure fublato, extendi vero eodem de-<text:line-break/>presse, fu liisque actio ejus praecipua consisteret, (ufus<text:line-break/>enim ipsius est; minor, quum, intro ad alterum crus ad-<text:line-break/>ducitur, aut quum extra abducitur, et eo adhuc minor,<text:line-break/>dum in utramvis partem circumagitur,) nemo infitiabitur,<text:line-break/>quin naturae industria insit in horum mufculorum discri-<text:line-break/>mine, quod in magnitudine ac numero spectatur; mu-<text:line-break/>fculos enim crus extendentes ac flectentes fecit tum ma-<text:line-break/>ximos., tum plurimos; fecundum ilios magnitudine ac<text:line-break/>numero eos fecit, qui idem cius movent ad latera, defu-<text:line-break/>de his quoque minores eos effecit, qui crus circumagunt.<text:line-break/>Hoc modo jure optimo prima musculorum differentia est<text:line-break/>Uiplex, eamque natura motuum ufu est mensa, singulae</text:p>
      <text:p text:style-name="P13">vero dictas ante tres differentias rurfus in duas partes<text:line-break/>dividentes, &lt; quantum mufculi partis utilioris exuperent,<text:line-break/>exponamus. Nam flectentes extendentibus tum magni-<text:line-break/>tudlue, tum numero funt minores, adducentes intro<text:line-break/>foras abducentibus; porro, qui femur imorbem circuma-<text:line-break/>gunt; quodam modo sunt aequales. Haec quidem totius<text:line-break/>disputationis sunt capita; ipsorum vero demonstrationes<text:line-break/>deinceps perfequamur. Crurum actio, cujus caufa ex-<text:line-break/>titerunt, est ambulatio, curtus, et statio. Verum ambu- <text:span text:style-name="T54">z<text:line-break/></text:span>latio quidem et cursus cruribus ipsis contrario inter<text:line-break/>modo affectis, statio vero itidem habentibus fit; in sta-<text:line-break/>tione enim crus utrumque ad terram est firmatum, ac<text:line-break/>similiter protensum, in ambulatione vero aut cursu al-<text:line-break/>terum quidem firmatum est, alterum vero transfertur;<text:line-break/>quo casu magis laborat crus, quod firmum manet, eo,<text:line-break/>quod circumfertur; quandoquidem, quod transfertur, fe<text:line-break/>spsum solum movet, quod vero est firmatum, non modo<text:line-break/>sie ipfumin nullam partem propensum extendit, fed etiam<text:line-break/>corpus tofum vellit, omis gestans,duplo majus eo* quod</text:p>
      <text:p text:style-name="P13">prius, ambobus stantibus, gestabat; fed in crure trans-<text:line-break/>ferendo mufculi, qui ipsum flectunt, plus agunt; stanti-<text:line-break/>bus autem, qui extendunt, vehementer femper tenduntur,<text:line-break/>quia, si vel tantillum remiserint, periculum erit, ne cor-<text:line-break/>pus totum animalis collabatur. Flectitur igitur 'crus ad<text:line-break/>inguen, quum ipfum attollimus, et si crus in ea figura<text:line-break/>voles continere, oportet flectentes musculos esse tensos;<text:line-break/>extenditur autem, quum id ad terram deprimimus, fum-<text:line-break/>mam autem extensionem habet et tensionem ultimam,<text:line-break/>quum stamus. Proinde natura jure optimo validis multis<text:line-break/>ac magnis musculis actionem hanc commisit: primum<text:line-break/>quidem ei, qui totum articulum ex poiterioribus partibus<text:line-break/>tegit, qui proportione respondet mufculo, qui est in epo-<text:line-break/>mide; post autem ei, qui ipsum excipit, qui a partibus<text:line-break/>omnibus externis ab oste ilium oritur, inferitur autem in <text:span text:style-name="T50">'<text:line-break/></text:span>partem magni trochanteris altissimam, paulum etiam a<text:line-break/>parte anteriore complectens; tertio ei, qui post hunc;<text:line-break/>ab externis» et inferioribus ossis ilium partibus emergit, -</text:p>
      <text:p text:style-name="P13">infeiitur autem primis internis magni trochanteris par-<text:line-break/>tibus, deinceps autem et partibus anterioribus circum-<text:line-break/>haeret; quarto praeter hos ei, qui ab osse sato emergit^<text:line-break/>inferitur autem posterioribus omnibus partibus usque ad<text:line-break/>fummitatem magno trochanteri. Sed primus omnium<text:line-break/>memoratus inclinabilem extensionem validam efficit, fe-<text:line-break/>mur duobus finibus furfurn trahens, quorum si alterum<text:line-break/>dnntaxat extenderis, non amplius inclinabilem, fed de-<text:line-break/>clinantem ad latera tensionem sursum efficies; secundus<text:line-break/>autem mufculus attollit simul ac femoris caput intro<text:line-break/>trahit; reliquorum autem duorum uterque sursum qui-<text:line-break/>dem tendit paululum, si?.d alter quidem femur extra<text:line-break/>circumagit, alter autem intro paulo magis tendit, quam<text:line-break/>furfum tendat, multo vero minus, quam musculi, qui<text:line-break/>hanc ipsam actionem habent, quos ultimos exponam.<text:line-break/>Nunc enim, ut coepi, extendentes omnium primos ex-<text:line-break/>plicabo, post autem flectentes, postremos eos, qni movent<text:line-break/>gd latera. Quum autem a natura motus plurimi mixti</text:p>
      <text:p text:style-name="P13">facti stat (ut faepe jam diximus) id agente, ut per pau-<text:line-break/>ca inftrumenta multas animalibus actiones efficeret, id*<text:line-break/>circo inter mufCulos crus extendentes eos etiam, qui<text:line-break/>motum alium praeterea obeunt, cogar attingere. Prae-<text:line-break/>dictorum enim quatuor mufculorum primus quidem om-<text:line-break/>nium (quem admonui proportione respondere ei, qui est<text:line-break/>iii epomide) quique duabus insiertionibus crus extendit,<text:line-break/>ipsiim rectum omnino efficit, quum utraque insertione<text:line-break/>agit<text:span text:style-name="T50">, </text:span>minimum autem ad latera deducit cum earum<text:line-break/>tantum altera. Pari modo et quem fecundum numeravi-<text:line-break/>mus, extendit simul et exiguum quiddam caput, femoris<text:line-break/>intro trahit. Ad eundem modum et tertius et quartus<text:line-break/>minimum. quidem (ut dixi) extendunt, fed aliquanto plus<text:line-break/>circumagunt. Alius autem praeter hos est quintus mu-'<text:line-break/>sculus omnium maximus qui in '.corpore funt mufculo-<text:line-break/>rum, internis ac posterioribus partibus toti ossi femoris<text:line-break/>usque ad genu circumhaerens; hujus mufculi fibrae po-<text:line-break/>steriores, quae ex'ischio manant, crus firmum stabiliunt;</text:p>
      <text:p text:style-name="P13">dearticulationem extendentes; praestaiit autem id maxime<text:line-break/>et fibrae, quae per partes inferiores ab osse pubis exo-<text:line-break/>riuntur cum minimo quodam intro motu, quandoquidem<text:line-break/>quae his funt altiores, femur intro adducunt, quemad-<text:line-break/>modum quae omnium funt altilsimae, adducunt antrorfum<text:line-break/>simul ac <text:span text:style-name="T49">ΰιτΠιιη </text:span>trahunt Porro qui praedictis quinque<text:line-break/>mufculis sunt oppositi, ipfamque dearticulationem flectunt;,<text:line-break/>illis siunt tum numero tum magnitudine inferiores.<text:line-break/>Quorum fupemus est rectus, unicoque tendone ex du-i<text:line-break/>plici exortu conflato in fnmmitatem parvi trochanteris<text:line-break/>inferitur. Tum qui cum eo in ipfum quoque trochan-<text:line-break/>terem defcendit, inferius inferitur. Musculus item alius<text:line-break/>ex partibus anterioribus ossis pubis enatus, velut pars<text:line-break/>quaedam maximi, obliquus attenditur, similem actionem<text:line-break/>cum eo habens. Tum quartus, qui dearticulationem,.<text:line-break/>quae genu inest, extendit per aponeurosin, quae patel-<text:line-break/>lam genu supergreditur. Verum hic quidem per accidens<text:line-break/>femur flectit; alii vero tres prima actione; qui.fupeme<text:line-break/>quidem defertur, paululum inclinans intro; qui vero a</text:p>
      <text:p text:style-name="P13">partibus Ossis pubis anterioribus manant, multum quidem<text:line-break/>intro inclinantes, parum vero furfum trahentes; quartus<text:line-break/>vero (quem femtir flectere per accidens monui), quod<text:line-break/>non primo articuli ischii causa extitit, magnam quidem<text:line-break/>facit tensionem furfum ac flexionem, multo tamen prae-<text:line-break/>dicto primo minorem. Hic enim et a lumbis et a par-<text:line-break/>tibus ossis ilium internis ortus pervenit ad parvum<text:line-break/>trochantera. Ille vero, qui genu dearticulationem ex-<text:line-break/>tendit, cujus etiam gratia extitit, quum ex recta spina<text:line-break/>ossis ilium oriatur, idcirco fe ipsum intendens non ti-<text:line-break/>biam modo sursum trahit liia natura, fed etiam femur<text:line-break/>flectit; nam si ex partibus inferioribus dearticulationis,<text:line-break/>quae eft ad inguen, productus fuisset, folam utique<text:line-break/>sic tibiam movisset. Verum id ipfum a natura factum<text:line-break/>fuit provide, quae a dearticulationis, quae est ad inguen,<text:line-break/>parte fuperiori mufcnlum hunc produxit, ut ipfe obiter<text:line-break/>alium quendam motum obiret animali necessarium. Qui</text:p>
      <text:p text:style-name="P13">vero intro femur adducunt; duo funt ii, quos prius diximus<text:line-break/>a partibus ossis.pubis anterioribus enafci, qui non modo<text:line-break/>intro crus trahere, fed flectere etiam mediocriter post-<text:line-break/>sunt. Tertius autem alius haudquaquam longitudine<text:line-break/>praedictis est similis, fed longus est admodum; ex parti-<text:line-break/>bus enim ossis pubis anterioribus productus toti cruri<text:line-break/>circumtenditur usque ad genu, in caput ipsius internum '<text:line-break/>desinens; quin et maximi musculi pars interna eandem<text:line-break/>actionem habet Extrorsum autem femur abducit tum<text:line-break/>ellam pars altera ejus, qui primus omnium fuit nume-<text:line-break/>ratus, et qui ab osse lato emergit, quem etiam ipfum<text:line-break/>parum circumagere diximus. Reliqui autem alii sunt<text:line-break/>duo musculi, qui femur movent, unus quidem ex inter-<text:line-break/>nis, alter vero ab externis ossis pubis partibus emergens;<text:line-break/>qui ambo circa ischium nuncupatum obvoluti coalescunt,<text:line-break/>inserentes fefe uni cavitati per tendones robustos, in<text:line-break/>pOsterioribus femoris partibus locati, ad ipfum potissimum<text:line-break/>primum magni trochanteris exortum. Hi Omnium prae-</text:p>
      <text:p text:style-name="P13">dictorum mufculorum foli uterque versus fe ipfum tra-<text:line-break/>hens femur invertit ac • circumagit Nam, quemadmo-<text:line-break/>dum in prima dinumeratione explicui, mufculi, qui<text:line-break/>obiter paulum crus circumagunt, una cum iis, qui crus<text:line-break/>extendunt, hoc etiam modice peragunt, quum ipsi prima<text:line-break/>ratione a natura ad ifchii articulum extendendum essent<text:line-break/>instituti. Omnes quidem mufculos femur moventes re-<text:line-break/>censuimus, qui numerum ac magnitudinem habent pro-<text:line-break/>pordone usus motuum, quorum ipsi sunt duces, respon-<text:line-break/>dentem. Statim autem cum praedictis intelligere possiu-<text:line-break/>mus ufum exortuum et insertionum ac positionis inte-<text:line-break/>rim et motus omnium musculorum. Qua enim sursum<text:line-break/>ad primum exortum trahuntur, finis quoque cum eis<text:line-break/>trahatur atque adeo crus ipfum est necesse. Quare ex<text:line-break/>superioribus quidem partibus mufculus is descendat opor-<text:line-break/>tet, qui crus sursum trahit; eorum vero, qui ad latera<text:line-break/>movent, intrinsecus quidem cxoriri est necessie eos, rqui<text:line-break/>intro crus adducunt, extrinsecus vero, qui foras. Sed<text:line-break/>quoniam femur circumferri ac circumagi in quibusdam</text:p>
      <text:p text:style-name="P13">molibus oportebat, natura aut totum coipus ejusmodi<text:line-break/>musculorum, aut siolos tendones, qui actionem hanc<text:line-break/>erant obituri, in orbem circumvolvit. Recti sane mu-<text:line-break/>fculi motum habent simplicem, crura ad eas partes fe-<text:line-break/>cundum rectam lineam trahentes, ad quas ipforum capita<text:line-break/>spectant; qui vero aut totis sdis corporibus, aut etiam<text:line-break/>tendonibus circa quippiam Obvolvuntur, circularem po-<text:line-break/>tius quam rectum efficiunt motum. Ad eum certe mo-<text:line-break/>dum necesse est ultimos quoque dictos duos musicatos,<text:line-break/>qui magno trochanteri inseruntur, quique oblique, non<text:line-break/>recta, ad partem a fe movendam feruntur, motus duces<text:line-break/>esse suae positionis similis.</text:p>
      <text:h text:style-name="P66" text:outline-level="1"><text:bookmark-start text:name="bookmark4"/>GALENI DE USU PARTIUM CORPO-<text:bookmark-end text:name="bookmark4"/><text:line-break/>RIS HVMANI<text:line-break/>LIBER XVI.</text:h>
      <text:h text:style-name="P67" text:outline-level="2">Cap. <text:span text:style-name="T59">I.</text:span></text:h>
      <text:p text:style-name="P1">De communibus totius corporis instrumen-<text:line-break/>tis, arteria, vena et nervo, prius quidem, dum partes<text:line-break/>exponeremus, verba faepe fecimus. Satius vero mihi<text:line-break/>vifum fuit non fparsim modo de ipsis disputare, fed re<text:line-break/>omni in unam fummam collecta, quod super est, adjun-'<text:line-break/>gere. Perfpicuum porro est, quod hic quoque oratio<text:line-break/>nostra pro hypothesi ea sumet, quae prius a nobis fue-<text:line-break/>runt demonstrata, cerebrum fcilicet nervorum efle prin-<text:span text:style-name="T62">1</text:span></text:p>
      <text:p text:style-name="P13">ciplum, ccr arteriarum, <text:span text:style-name="T50">jecur venarum; quae quum in<text:line-break/></text:span>totum corpus distribui <text:span text:style-name="T50">oporteret, attente me audias, dum<text:line-break/></text:span>ego distributionis <text:span text:style-name="T50">aequitatem expouo. </text:span>Si <text:span text:style-name="T50">enim </text:span>aliis <text:span text:style-name="T50">qui-<text:line-break/></text:span>dem partibus majora, aliis vero <text:span text:style-name="T50">minora </text:span>haec, <text:span text:style-name="T50">prout<text:line-break/></text:span>partis eujusque dignitas fert, <text:span text:style-name="T50">reperiantur fuisse distributa,-<text:line-break/></text:span>idque in toto corpore fervetur, <text:span text:style-name="T50">laudabimus Hippocratem,<text:line-break/></text:span>qui naturam justam appellavit; <text:span text:style-name="T50">quod </text:span>si ea quoque cum<text:line-break/><text:span text:style-name="T50">omni securitate ferri </text:span>-ad partes singulas cernantur, eam<text:line-break/><text:span text:style-name="T49">ηοη </text:span>justam modo, verum etiam artificiofam ac sapien-<text:line-break/>tem pronunciabimus. <text:span text:style-name="T50">Nihil </text:span>sane interfuerit, <text:span text:style-name="T50">a </text:span>cerebro<text:line-break/>exponere incipias, an a corde, an ab hepate; facere<text:line-break/>enim non potes, quin ea, quae dicturus <text:span text:style-name="T50">es, </text:span>communiter<text:line-break/>ad tria simul principia pertineant; quum alioqui <text:span text:style-name="T50">ipfa </text:span>re-<text:line-break/>rum natura, ne si aliter quidem facere velis, tibi per-<text:line-break/>mittat, propterea quod rationes cujusque principii <text:span text:style-name="T50">• </text:span>pe-<text:line-break/>culiares, quas prius praeter communes memoravimus,<text:line-break/>terminari, ut vis, nequeunt. At quaenam <text:span text:style-name="T50">sunt commu-<text:line-break/></text:span>nes trium principiorum rationes? Posteaquam propositum</text:p>
      <text:p text:style-name="P63"><text:span text:style-name="T53">/ </text:span><text:span text:style-name="T50">nobis est arteriam' et venam et nervum in partes sin-<text:line-break/>gulas ducere, nonnullae que ipsarum longe a principiis<text:line-break/>funt disiunctae, multo certe magis ad rem pertinuit, ne-<text:line-break/>que tot numero producere, quot sunt partes, neque om-<text:line-break/>nino multa, fed ubi maximum unicum a quoque prin-<text:line-break/>cipio instrumentum velut stipitem produxeris, tum de-<text:line-break/>mum ab eo prugrediente velut ramos quosdam in partes<text:line-break/>propinquas dispertire. Sic certe aquas potabiles, qui<text:line-break/>earum ferum sunt periti, in urbes deducunt ac distri-<text:line-break/>buunt; fonti enim maximum unum aquaeductum ubi ap-<text:line-break/>plicuerint, ab eO interdum quidem et aliis quibusdam<text:line-break/>lucis, priusquam ad urbem sit perventum, dispertiunt;<text:line-break/>sin minus, at ialtem in urbe tota sic partibus ejus dis-<text:line-break/>tribuunt,- ut nulia- aquam desideret. Quemadmodum igi-<text:line-break/>tur eos maxime laudamus, qui non mOdo in omnes ur-<text:line-break/>bis partes aquam distribuerint, fed qui praeter id ipfam<text:line-break/>aequissime distribuerint, sic et naturam laudabimus, si<text:line-break/>eam ubique justam invenerimus. Quod si, cum justitia<text:line-break/>sit duplex, altera quidem vel idiotis cognita, altera, quae</text:span></text:p>
      <text:p text:style-name="P13">proprie ad artifices pertinet, naturam comperiamus arti-<text:line-break/>siciosiorem elegisse, multo magis ipfam laudabimus. Quod<text:line-break/>si forte cupis cognoscere, qualisnam sit haec justitia, Pla-<text:line-break/>tonem divinissimum audias, dicentem, eum, qui vere<text:line-break/>ac juste sit imperaturus, aut qui artifex fit futurus,<text:line-break/>oportere in aequO distribuendo intueri cujusque meritum<text:line-break/>ac dignitatem. Neque enim aqua ne in civitatibus qui-<text:line-break/>dem mole ac- pondere aequalis locis omnibus est disper-<text:line-break/>tita; balueo enim cuidam publico ac deorum luco cui-<text:line-break/>piam pars aquae major est tributa, fontibus vero bivio-<text:line-break/>runi et balneis privatis minor.</text:p>
      <text:h text:style-name="P67" text:outline-level="2">Cap. II.</text:h>
      <text:p text:style-name="P1">Tempestivum utique est idem artificium<text:line-break/>in distribuendo in animalibus consideres a natura prius<text:line-break/>usurpatum. Siquidem arteria una maxima a corde est<text:line-break/>prOducta, velut truncus in multos palmites ac ramos<text:line-break/>divifus; vena autem (quam propter magnitudinem cavam<text:line-break/>appellant) ex gibbis hepatis furfum ac deorsum pro-<text:line-break/>cedens trunco cuipiam bifido est assimilis, propterea</text:p>
      <text:p text:style-name="P13">quod et corporis nostri alia quidem pars hepate est al-<text:line-break/>tior, alia vero humilior. Ad eundem modum arteriam,<text:line-break/>quae ex corde enascitur, cernes protinus imparibus fe-<text:line-break/>ctionibus bifariam esse divisam, altera quidem parte<text:line-break/>majore, quae fertur deorfum, quod ibi corpus,sit majus,<text:line-break/>altera vero minore altioribus corde partibus diflemina-<text:line-break/>tam. Simile quiddam praedictis etiam a cerebro produ-<text:line-break/>citur, spinalis medulla, quae partibus omnibus, quae<text:line-break/>funt sub capite, nervos immittit. Admirabile sane et<text:line-break/>hoc eflet, si neque vena, neque arteria, neque nervus<text:line-break/>ad propria principia recurrere cernerentur; verum adhuc<text:line-break/>est admirabilius, si, quum plurima in suo quaeque genere<text:line-break/>(uti diximus) a principio fu. partes vitra dividantur, pau-<text:line-break/>cissima tamen vasa paucissimique nervi reflexi velut re-<text:line-break/>ciprocum stadium quoddam emetiantur, idque non fru-<text:line-break/>stra, neque temere, fed mirabilis cujusdam ufus gratia.<text:line-break/>Quum enim unum aliquid propter ufum ab aliis dilcre*-<text:line-break/>panlem propriam etiam praeter caetera constructionem</text:p>
      <text:p text:style-name="P13">est adeptum, in eo naturae fapientia, et partium omnium<text:line-break/>memoria, aequitas fumma, ac providentia aperte con-<text:line-break/>fpicitur. Caeterum quod a trunco propagines quaedam<text:line-break/>in uno S0I0 nervorum principio propter ufum necessa-<text:line-break/>rium extiterint, mihi quidem id quoque maximum esse<text:line-break/>videtur artificii naturae judicium; nec minus quod,<text:line-break/>quum in omnes corporis partes nervi ferantur, nullus<text:line-break/>tamen neque in ossa, neque in cartilagines, neque in<text:line-break/>ligamenta, nec denique in quasvis glandulas inferatur,<text:line-break/>nam harum quoque natura est duplex. Ossium porro<text:line-break/>fubstantia multis quidem locis velut stabilimentum ac<text:line-break/>fedes aliis partibus est subjecta, alibi etiam passim velut<text:line-break/>propugnaculum 'quoddam ac murus; hi enim duo sunt<text:line-break/>ossium, ufus; cartilagines vero ipforum partes quasdam,<text:line-break/>quo laeves sint ac. politae, fubungunt, uti in articulis;<text:line-break/>utitur autem et ipsis natura nonnunquam ceu corporibus<text:line-break/>mediocriter cedentibus. Ob eas certe caufas isuperva-<text:line-break/>caneum erat ossibus ac cartilaginibus senfum ullum aut<text:line-break/>motum voluntarium tribuere;, addam et ligamentis ipsis,</text:p>
      <text:p text:style-name="P13">quibus neutrum horum erat opus, ut quae velut funiculi<text:line-break/>aliarum pardum quasdam cum ossibus et ossa cum aliis<text:line-break/>colligant. Nec vero pinguedo quoque ulla in re 'ner-<text:line-break/>vos desiderat, quae instar olei pinguis partibus animan-<text:line-break/>tis membranosis ac nervosis est affusa. Porro ipsius ori-<text:line-break/>go atque ufus hic esc ' Generatur ex sanguinis parte<text:line-break/>pinguiore per tenues venas effusa, siccis autem corpori-<text:line-break/>bus ac tenuibus substernitur, ut ea ipfa corpora pingui<text:line-break/>nativo humectet, quae celeriter in diuturnis inediis ac<text:line-break/>vehementibus exercitationibus • et caloribus immodicis<text:line-break/>exiccantur atque indurescunt. Glandulae vero, quae<text:line-break/>funt velut stabilimentum divisionis vafprum, nullis siane<text:line-break/>ad id neivis indigent, quod neque fenfum, neque motum<text:line-break/>voluntarium ad id postulent Quae vero glandulae, ad<text:line-break/>siuccos animanti utiles generandos fuerunt comparatae, •<text:line-break/>quemadmodum venas et arterias perspicuas uonnunquam<text:line-break/>ac magnas, ita et nervos habuerunt communi ratione/<text:line-break/>partium oninfum hujusmodi, quas ego tibi jam perfequar;</text:p>
      <text:p text:style-name="P13">Ad motum namque voluntarium natura _ in animalibus<text:line-break/>linum genus instrumentorum construxit, quos musculos<text:line-break/>appellunt Proinde, quanquam nervi omnes utrasque<text:line-break/>habent facultates (fenfum dico ac motum), nulla tamen<text:line-break/>pars alia, quae nervos recipit, motu voluntario est prae-<text:line-break/>dita, sed sentit duntaxat, quemadmodum cutis, membra-<text:line-break/>nae, tunicae, arteria, vena, intestina, matrix, vesica,<text:line-break/>ventriculus, ac vifcera omnia, et glandularum species<text:line-break/>altera. Quod vero et fensuum instrumenta nervos ad<text:line-break/>feIifum flagitabant, quid opus est commemorare? de his<text:line-break/>enim omnibus antea verba fecimus, quum de ipsis feor-<text:line-break/>fum ageremus. Nunc autem admonere etiam oportet,<text:line-break/>quod natura nulli parti nervum frustra inferuit, fed iis,<text:line-break/>quae sensu <text:span text:style-name="T49">Γοΐο </text:span>aut motu voluntario indigebant; neque<text:line-break/>iis rurfum temere, sed iis, quibus sensu exactiore erat<text:line-break/>opus, nervos molles; iis vero, quae motum voluntarium<text:line-break/>flagitabant, duros omnes; quibus autem .utrisque opus<text:span text:style-name="T64">z<text:line-break/></text:span>erat, nervorum genus utrum que inleruit, natura hic quo-</text:p>
      <text:p text:style-name="P13">que (ut arbitror) providente ac praeparante ad fenfum<text:line-break/>quidem nervum, qui facilius pateretur, ad motum autem,<text:line-break/>qui valentius ageret. Quae igitur instrumenta non mod<text:span text:style-name="T62">&lt;v<text:line-break/></text:span>motum habent simpliciter voluntarium, sied fensium etiam<text:line-break/>obtinent communi partium omnium siensiu tactus excel-<text:line-break/>lcnliorem, ut oculi, aures et lingua, ea tum molle tum<text:line-break/>durum nervorum genus habent; quorum molle quidem<text:line-break/>inseritur in eis in proprium fenTus instrumentum, du-<text:line-break/>rum vero fu musculos. Porro genus alterum nervorum,<text:line-break/>molle scilicet, ventriculo inest, hepati, intestinis omni-<text:line-break/>bus <text:span text:style-name="T50">ac </text:span>visceribus, quemadmodum et ex ossibus omnibus<text:line-break/>S0I1S dentibus, tum quod hi iis, quae sibi occurrunt, nu-<text:line-break/>di sint expositi, tum quod ipst&gt;s una cum lingua sentire<text:line-break/>oportebat ac sapores discernere non aliter quam cae-<text:line-break/>teras oris partes. Demonstratum enim a nobis ante fuit,<text:line-break/>naturam exactiorem sensum partibus illis tribuisse, quae<text:line-break/>assidue erant iis occursurae, quae incidunt, aut frangunt,<text:line-break/>aut rodunt, aut calfaciunt vehementer; aut refrigerant;</text:p>
      <text:p text:style-name="P13">aut alio quovis modo alterant, ut animal <text:span text:style-name="T50">a </text:span>dolore fe-<text:line-break/>rendae sibi ipsi opis admonitum, quod fefe angit, prius<text:line-break/>amoliatur, quam pars sit labefactata. Sic itaque et den-<text:line-break/>tibus nervos molles inseruit, tum ad cutem totam fibrae<text:line-break/>quaedam a singularum partium nervis productae prorum-<text:line-break/>punt. Non enim, quemadmodum in singulos musculos<text:line-break/>aliquis nervus pervenit, ita et ipsius cutis est proprius<text:line-break/>aut definitus, sed ex partibus subjectis fibrae quaedam<text:line-break/>ad ipsam perveniunt, quae simul ipsam cum subjectis<text:line-break/>partibus connectunt, simul etiam sensum ei suppeditant.<text:line-break/>Atque haec quidem de nervorum omnium distributione<text:line-break/>funt communia.</text:p>
      <text:h text:style-name="P67" text:outline-level="2">Cap. II<text:span text:style-name="T59">I.</text:span></text:h>
      <text:p text:style-name="P1">Nunc autem tempestivum est particularia<text:line-break/>perfequi. Atque ut inde exordiar, quum partes inter S6<text:line-break/>multum discrepent natura, situ et actionibus, satius fuit<text:line-break/>eis, quas aliis senfu exactiore praeditas esse oportebat;<text:line-break/>nervum a cerebro immitti tum majorem, tum mollio-<text:line-break/>rem; quae vero ad multos simul ac vehementes motus</text:p>
      <text:p text:style-name="P13">fuerunt comparatae, majorem quidem et.iis nervum,.fed<text:line-break/>tamen duriorem tribui. Quod certe natura in partibus<text:line-break/>omnibus studiose adeo observavit, ut haudquaquam par-<text:line-break/>vus aut durus nervus ad partem fenfu exactiore indi-<text:line-break/>gentem accedat, neque magnus ad eam, qupe non fenfu<text:line-break/>magis indiget, quam motu vehementi, quemadmodum<text:line-break/>neque mollis ad eas, quibus ufus in motus, robore con-<text:line-break/>sistit. Tantus certe nervus in utrumque oculum est, in-,<text:line-break/>fixus, quantus, in nullam aliam partium maximarum; neci<text:line-break/>mollem aeque alibi etiam invenias, sed S0I1 oculi (quam-<text:line-break/>vis partes sipt minimae) propter ufus dignitatem' maxi-<text:line-break/>mos simul ac mollissimos nervos habuerunt; , nam fen-<text:line-break/>fuum aliorum omnium hic est certissimus, ut qui maxi-<text:line-break/>ma ac plurima eorum, quae corporibus insunt, eminus<text:line-break/>difcernat, colorem, magnitudinem, figuram, motum, si-<text:line-break/>lum, atque intervallum inter fefe et. ea, quae videt. Si,<text:line-break/>enim animo conceperis, multa grana milii .humi esse pro-</text:p>
      <text:p text:style-name="P13">jecta, aut iis <text:span text:style-name="T50">quidpiam </text:span>exilius, <text:span text:style-name="T50">ac </text:span>plane horum cujusque<text:line-break/>discreveris primo situm, <text:span text:style-name="T50">post et </text:span>alia memorata, ipsius<text:line-break/>fensus perfectionem<text:span text:style-name="T50">, </text:span>opinor, <text:span text:style-name="T50">ac </text:span>eorum commodorum<text:line-break/>multitudinem, quae ipsis animalibus praestat, admirabere;<text:line-break/>quod si sensum hunc femoveris, neque grana milii nu-<text:line-break/>merare poteris, neque colorem aut substantiam ipforum<text:line-break/>dijudicare. Hic vero et ea, quae procul funt dissita, re-<text:line-break/>nunciat, judicatque, alia quidem moveri, alia vero loco<text:line-break/>manere, alia vero, quo pacto inter fefe connectantur,<text:line-break/>alia, quomodo sejungantur. Quum igitur sensus quidem<text:line-break/>in patiendo sit, motus autem, quo nervi movent cum<text:line-break/>musculis, in agendo, optimo jure ipsi quidem primo vi-<text:line-break/>dendi instrumento in oculo nervus mollis, moventibus<text:line-break/>vero ipsam musculis durus eft insertus. Ad eundem<text:line-break/>autem modum et linguae (quae pars est et spsa exigua)<text:line-break/>natura duo nervorum genera tribuit, alterum quidem<text:line-break/>molle, quo spsa sapores esset dijudicatura, alterum vero<text:line-break/>durum, quo motus multos <text:span text:style-name="T50">ac </text:span>varios esset habitura. Por-<text:line-break/>ro t£d aurem utramque upum nervum mollem induxit,</text:p>
      <text:p text:style-name="P13">aliosque duros <text:span text:style-name="T50">lis </text:span>auribus immisit, quae motum aliquem<text:line-break/>erant habiturae. Mollium etiam nervorum nafus quoque,<text:line-break/>fuit particeps, - et dentes ac totum palatum; nam haec<text:line-break/>quoque fenfu exactiore indigebant; verum si nervis opti-<text:line-break/>cis eos contuleris, duri admodum et parvi tibi esse vi-<text:line-break/>debuntur. Rursum praeter ea, quae dicta sunt, nervi opti-<text:line-break/>ci meatus etiam habent sensibiles, quae etiam causia fuit,<text:line-break/>cur crassi extiterint. Admirari autem fatis pro merito<text:line-break/>naturam in horum nervorum constructione non potes, si,<text:line-break/>quomodo videamus, ignoras. Proinde si volueris * per<text:line-break/>magnum otium demonstrationes expendere, quas tum in<text:line-break/>aliis quibusdam locis, tum libro decimotertio de demon-<text:line-break/>stratione fecimus, probantes, vifus instrumentum fpiritum<text:line-break/>habere splendidum assidue sibi a cerebro affluentem, ner-<text:line-break/>vorum opticorum constructionem miraberis. Cavi enim<text:line-break/>intus fuerunt, quo fpiritum reciperent, sursumque usque<text:line-break/>ad cerebri ventriculum ob eandem causiam pertigerunt;<text:line-break/>ubi enim uterque ventriculus anterior desinit ad latera,</text:p>
      <text:p text:style-name="P13">illinc nervi optici exoriuntur, ipfeqhe ventriculorum<text:line-break/>velut thalamus propter illos nervos extitit. , Quod opus<text:line-break/>naturae admirabile, anatomicis fuit incognitum, quod ipsi,<text:line-break/>fines ventriculorum npn sint assecuti,, <text:span text:style-name="T50">neque </text:span>considerarint,<text:line-break/>cujus rei caufa ita sint formati, neque viderint, produ-<text:line-break/>ctiones nervorupi opticorum fuperiores ventriculorum,<text:line-break/>finibus esse conjunctas. Propter has <text:span text:style-name="T50">igitur </text:span>causas ocu-<text:line-break/>lorum nervi cavi. simul et maximi et mollissimi extitevj.<text:line-break/>runt, quum alii quoque fenfns <text:span text:style-name="T50">magnos et </text:span>molies <text:span text:style-name="T50">nervos<text:line-break/></text:span>habeant. <text:span text:style-name="T50">Caeternm </text:span>pedes ac <text:span text:style-name="T50">fummae manus omnino </text:span>a<text:line-break/>praedictis difcrepant tum actione, <text:span text:style-name="T50">tum substantia, tum<text:line-break/></text:span>situ; nam actlunes habent robustas ac <text:span text:style-name="T50">vehementes, prae-<text:line-break/></text:span>terea fubstantiam habent ac positionem a capite remo-<text:line-break/>tissimam. Ob eam igitur cautam nullus a cerebro <text:span text:style-name="T50">nervus<text:line-break/></text:span>praedictis partibus immittitur, quomodo neque brachiis,<text:line-break/>neque cruribus, fed a spinali <text:span text:style-name="T50">medulla </text:span>duntaxat <text:span text:style-name="T50">nervos,<text:line-break/></text:span>duros brachia et crura accipiunt; <text:span text:style-name="T50">aliisque </text:span>praeterea om-</text:p>
      <text:p text:style-name="P47">nibus, quae sunt fub facie, nervi a .fpinali medulla siug-<text:line-break/>geruntur, praeterquam intestinis et visceribus, atque<text:line-break/>eiiam praeter haec vocis instrumentis; quod horum qui-<text:line-break/>dem nonnulla omnino cum cerebro -conjuncta esse opor-r<text:line-break/>teret; alia vero, quod, prope ipfum essent sita, soloque<text:line-break/>sensii indigerent, nervos eosdem habuerunt Ad cor<text:line-break/>enim et hepar nervos accedere erat necesse, quod omnia<text:line-break/>facultatum animal regentium principia omnino oportebat<text:line-break/>esse conjuncta, quemadmodum in libris ie placitis Hip-<text:line-break/>pocratis et Platonis a nobis est demonstratum, lii ventri-<text:line-break/>culum etiam et. potissimum in ejus os nervos accedere<text:line-break/>oportuit, quOd id fenfu demonstravi pius exactiore indi-<text:line-break/>gere. Porro quod vox principalissima sit omnium animae<text:line-break/>actionum, (nam cogitationum mentis esi: nunpia,) oportuit<text:line-break/>eam quoque fieri per instrumenta, quae nervos a cerebro<text:line-break/>assem er en t. Ob haec igitur pctissimum nervi cerebro<text:line-break/>longe a luo principio protenduntur; cum eis autem (ut<text:line-break/>dictum eft) exiguae quaedam propagines intestinis, repi-</text:p>
      <text:p text:style-name="P13">bus, spleni, <text:span text:style-name="T50">pulmoni </text:span>ac <text:span text:style-name="T50">stomacho </text:span>distribuuntur. <text:span text:style-name="T50">Sed<text:line-break/>de </text:span>his quidem paulo <text:span text:style-name="T50">post </text:span>tractabimus.</text:p>
      <text:h text:style-name="P67" text:outline-level="2">Cap. IV.</text:h>
      <text:p text:style-name="P1">De <text:span text:style-name="T50">iis vero partibus, </text:span>quarum potissimum<text:line-break/>causa nervi a cerebro defcenderunt, jam dicamus, a par-<text:line-break/>tibus voci fervientibus auspicati. Verum hoc quoque<text:line-break/>loco pro hypothesi <text:span text:style-name="T50">ea </text:span>fumemus,, quae in libro de voce<text:line-break/>fuerunt demonstrata. Principio enim demonstratum fuit,<text:line-break/>nullum partis ufum <text:span text:style-name="T50">prius </text:span>posse cognosci, quam totius<text:line-break/>instrumenti actio sit explorata. Quum igitur larynx sit<text:line-break/>primum ac principalissimum vocis instrumentum, ex tri-<text:line-break/>bus quidem cartilaginibus conflatum,- habens autem in se<text:line-break/><text:span text:style-name="T49">ίρΓο </text:span>medio epigiottidem <text:span text:style-name="T50">ac </text:span>musculos circiter viginti ei<text:line-break/>fere rei servientes, consideres jam licet, quonam pacto<text:line-break/>natura eis omnibus nervos a cerebro dispertierit. Ho-<text:line-break/>rum enim mufculorum nonnulli transversam magis quo-<text:line-break/>dammodo, alii obliquam habent positionem, alii rectam<text:line-break/>nec ipsam omnino inter se similem; nam quidam ecrum<text:line-break/>superne orti finibus suis infernis partes quasdam laryn-<text:line-break/>gis movent, alii vero contra oriuntur quidem luseme,</text:p>
      <text:p text:style-name="P13">fuperioribus autem finibus agunt. Aequum certe (opiner)<text:line-break/>fuit iis, qui superne deorsum ferrentur, nervum fupeme<text:line-break/>immitti, iis vero, qui ex inferioribus partibus furfum<text:line-break/>ferrentur, indidem esse nervorum principium; quemad-<text:line-break/>mOdum certe et transversis aut obliquis fecundum <text:span text:style-name="T49">ρο-<text:line-break/></text:span>sitionis figuram nervorum quoque principium sibi con-<text:line-break/>veniens dari aequum fuit. Caeterum in iis, quae de voce<text:line-break/>fcripsimus, ostendimus, eos fupeme deorsum ferri, qui ab<text:line-break/>osse hyoide ad cartilaginem fcutiformem perveniunt, et<text:line-break/>eos, qui ad sternum, ab ambobus; ab infernis vero par-<text:line-break/>tibus, furlum ferri indicavimus eos, qui arytaenoidem car-_-<text:line-break/>tilaginem movent; rectos itaque penitus esse quatuor, in-<text:line-break/>clinantes autem ad obliquum duos; eos vero, qui fines<text:line-break/>inferiores cartilaginis fculiformis cum cartilagine, quae<text:line-break/>nomine caret, ccnnectunt, leniter esse obliquos; quin et<text:line-break/>eos mufculus, qui trium cartilaginum maximam stomacho<text:line-break/>ccnnectunt, transversas habere fibras ad Obliquum spe-<text:line-break/>ctantes, alias quidem magis, alias vero minus. His certe<text:line-break/>natura (nihil enim vetat hinc aiifpicari) a sexta conju-</text:p>
      <text:p text:style-name="P13"><text:span text:style-name="T50">gatione nervos immittit duabus apophysibus; quorum al-<text:line-break/>ter quidem ad verticem carlilaginis fcutiformis intro<text:line-break/>in ipfum laryngem pertinet, alter vero ad obliqucs mu-<text:line-break/>sculos accedit, a quo etiam ad mufculos ad sternum por-<text:line-break/>rectos fines perrumpunt. Duae quidem hae siint con-<text:line-break/>jngati6nes nervOrum ad positionem obliquam spectantium.<text:line-break/>Tertia vero est alia eorum, qui ad musculos cartilaginem<text:line-break/>sculisormem surfum tollentes perveniunt; quae quum<text:line-break/>altius principium postularet,* </text:span><text:span text:style-name="T53">ηοη </text:span><text:span text:style-name="T50">potuit a sexta ccnju-<text:line-break/>gatione produci, ut quae ad ventriculum feratur; fed<text:line-break/>natura rationem invenit, qua his quoque a cerebro ner-<text:line-break/>vum rectum superne deorsum tendentem insereret At-<text:line-break/>que per totum laryngem hi extenduntur, utracjue parte<text:line-break/>duo, unus ad laevam, alter ad dextram; atque etiam<text:line-break/>horum sinis mufculis, qui ad sternum ab osse hyoide<text:line-break/>deseruntur, inferitur; nonnunquam tamen et ad mufculos<text:line-break/>humiles extenditur, ques diximus a scutiformi oriri,<text:line-break/>quemadmOdum et altioribus aliquando a sexta conjuga-</text:span></text:p>
      <text:p text:style-name="P47">ticne nervi inferuntur. Quod vero ab his folis- conju-<text:line-break/>gationibus nervos ipsi accipiunt, id omnibus animalibus<text:line-break/>est commune, quod ipsi nervis a cerebro manantibus<text:line-break/>indigerent, ceu declivem positionem habentes ac voci<text:line-break/>servientes. Haec igitur a natura juste simul atque arti-<text:line-break/>ficiose sunt constituta. Quum vero tres supersint in la-<text:line-break/>rynge musculosum conjugationes maxime quidem nece£»<text:line-break/>fariorum (ut demonstravimus) ad vocis generationem,<text:line-break/>rectam autem positionem habentium, ut capita quidem<text:line-break/>stat luserne, fines autem ipsorum superne: fuit fane ne-<text:line-break/>cesse a partibus infeimis nervos ipsis immitti. Verum<text:line-break/>cerebrum non erat inferne; a spinali igitur medulla at-<text:line-break/>que hujus partibus infernis nervos derivari erat necesse,<text:line-break/>in eoque naturam illam justissimam solis vocis instrumen-<text:line-break/>tis vel principalissimis iniqua tribuere, si neque a cere-<text:line-break/>bro, . neque a primis spinalis medullae partibus nervos<text:line-break/>fuppeditaret. Videamus igitur, qua ratione summe utri-<text:line-break/>que prospexerit, tum ei, quod ad actionem erat neces*</text:p>
      <text:p text:style-name="P13">-farium, tum ne in hos mufculos esset iniqua, nervos il-<text:line-break/>lis tribuende ignobiliores. Constituit igitur eos a cere-<text:line-break/>bro deducere (quomodo et alios, quorum ante memini-<text:line-break/>mus) secundum <text:span text:style-name="T50">sextam </text:span>conjugationem, <text:span text:style-name="T50">a </text:span>qua fexta opor-<text:line-break/>tuit cordi, et ventriculo, <text:span text:style-name="T50">et </text:span>hepati nervos diftribui; sed<text:line-break/>-diaulum quendam cursum deductionis efficere, prius qui-<text:line-break/>.dem ad inferna laryngis deducendo, illinc autem rur-<text:line-break/>fum ad principalissimos ipsius mufculos reducendo. Sed<text:line-break/>nervi recurrere sine flexione non poterant; itaque natura<text:line-break/>fuit coacta nervis invenire velut metam quandam, circa<text:line-break/>quam obvolutos ipfos ferri amplius deorfum prohiberet,<text:line-break/>-inciperet autem ipfos ad laryngem reducere. Hanc autem<text:line-break/>metam oportebat utique tum corpus solidum esse, tum<text:line-break/>positionem habere transversam, aut saltem obliquam; non<text:line-break/>enim poterant nervi ex illo declivi impetu retrocedere,<text:line-break/>nisi circum ejusmodi corpus quoddam flexi fuissent Por-<text:line-break/>ro quod ejusmodi nullum erat in toto collo, natura par<text:line-break/>ipfum nervorum ad thoracem deducere . fuit coacta, at-</text:p>
      <text:p text:style-name="P13">que <text:span text:style-name="T50">illic </text:span>flexionem vestigare; quam ut primum repent,<text:line-break/>ibi par nervorum flexit, <text:span text:style-name="T50">ac </text:span>per colium ruifus ad laryn-<text:line-break/>gem reduxit, fed non similem ipsis fecit flexionem; eo-<text:line-break/>que modo videri possit fuae justitiae oblita, quae aequa-<text:line-break/>libus nervis inaequalia tribuerit;- alterum enim nervorum<text:line-break/>longissime per thnracem deorfum deduxit, alterum vero<text:line-break/>haud ita multo post ad collum reduxit Quaenam igitur<text:line-break/>horum etiam est causa? non enim nervorum est differen-<text:line-break/>tia, cmnino enim funt similes, fed ipsa locorum, quae<text:line-break/>pervadunt, constructio. Per sinistram enim thoracis ca-<text:line-break/>pacitatem maxima arteriarum (quam velut truncum quen-<text:line-break/>dam diximus a corde enasci) primo quidem obliqua<text:line-break/>emergit; post autem protinus divisa, altera quidem parte<text:line-break/>fui, majore scilicet, spinae innititur, altera vero minore<text:line-break/>farsum ad clavem fertur; atque inde alteram quidem fui<text:line-break/>partem in sicapulam, manum et partem colli sinistram,<text:line-break/>et partes alias, quae illic situm habent, ^distribuit; reli-<text:line-break/>quam vero ad sternum furfum extendens rurfus dividit,</text:p>
      <text:p text:style-name="P13"><text:span text:style-name="T50">idque bifariam inaequalibus partibus. Quarum partem<text:line-break/>unam, sinistram fcilicet, eandem que minorem arteriam<text:line-break/>essicit carotida, alteram vera, majorem sicilicet, et dex-<text:line-break/>tram attollit obliquam: a qua paulum progressa multi<text:line-break/>fiunt processius. Etenim ad altas thoracis partes fertur<text:line-break/>quaedam arteria, alia ad dextram mammillam per ster-<text:line-break/>num defertur, et ante lias quidem dextra carotis acclivis<text:line-break/>producitur, deinde reliqua arteriae pars obliqua verfus<text:line-break/>primae costae productionem accedens, ad fcapulam ac<text:line-break/>manum et colli partes dextras difpergitur. Quum ea igi-<text:line-break/>tur inter dextrum thoracem ac sinistrum sit differentia,<text:line-break/>redeamus in memoriam, quod nervus uterque a fexta </text:span><text:span text:style-name="T53">οοη-<text:line-break/></text:span><text:span text:style-name="T50">jugatione una cum artersis carotidibus fertur deorfuin,<text:line-break/>ipfa propluquitate stabilitus ac communibus operimentis<text:line-break/>munitus. Ubi igitur primum utraeque arteriae oriuntur<text:line-break/>(quem egO lucum nuper indicavi), eo utrumque nervum<text:line-break/>deduci fuit necesse, deinde illinc partem ipforum ali-</text:span></text:p>
      <text:p text:style-name="P13">quam extendi, quae ad laryngem ferretur; ’fed quoniam<text:line-break/>nervos ibi a motu declivi ad acclivem transferri oporte-<text:line-break/>bat‘, flecti ipfos omnino fuit necesse. Quaenam igitur<text:line-break/>utrique nervo fuit Optima flexio? Sinister quidem ad<text:line-break/>primum carotidis exortum flecti non poterat, siquidem<text:line-break/>pars arteriae magnae, quae furfum ad sternum fertur, (a<text:line-break/>qua carotis est abfcissa,) paulo minus est recta, nisi quod<text:line-break/>exiguam habet ad partes dextras totius thoracis propen-<text:line-break/>sionem. Alterum vero germen arteriae, quae furfum fer-<text:line-break/>tur, (quod ad sinistram fcapulam et manum secedit,) si-<text:line-break/>milem fere habet et ipfum positionem; propepiodum<text:line-break/>enim et ipsum totum est rectum, in laevam partem leni-<text:line-break/>ter propendens. Reliquum igitur esi:, ut ad truncum<text:line-break/>ipfum maximae arteriae flectatur; quae flexio mirabiliter<text:line-break/>ad ipsius nervi :ufum est comparata non modo magnitu-<text:line-break/>dine, ted etiam robore ac positione. Hanc igitur ipfam<text:line-break/>natura elegit, circumque ejus basim textae conjugationis<text:line-break/>propaginem involufam ac furfum recurrentem asperae</text:p>
      <text:p text:style-name="P13">arteriae imposuit, ut ipsi invecta tuto ad laryngem afcen-<text:line-break/>deret. Verum in dextris thoracis partibus ejusmodi nulla<text:line-break/>erat flexio. Ne igitur eam quaeras, quae nusquam est,<text:line-break/>neque naturam accufes, quod flexiones difcrepantes utri-<text:line-break/>que nervorum in venerit, fed id considera, quaenam alia<text:line-break/>flexio in sinistro thorace praedicta reperiri poterat com-<text:line-break/>modior; non enim aliam reperias meliorem, quemadmo-<text:line-break/>dum ne in dextro quidem ea, quae a natura fuit in-<text:line-break/>venta. Quaenam igitur est ea? Verbis quidem difficile<text:line-break/>est tantam artem interpretari; incredibilis enim est na-<text:line-break/>turae folertia in hujus flexionis inventione, ut, nisi quis<text:line-break/>eam viderit, fabulari'potius, quam vera dicere eum pu-<text:line-break/>tet, qui haec exponere aggrediatur; attamen, quoniam<text:line-break/>caetera verbis fnm perfecntus, non verebor haec quoque<text:line-break/>exponere. Recordare autem mihi arteriae, quam paulo<text:line-break/>ante, dixi fu dextro thorace obliquam habere positionem,<text:line-break/>et a fefe primam carotida acclivem producere, deinde<text:line-break/>reliqua parte obliquam pervenire ad primam costam;</text:p>
      <text:p text:style-name="P13">tum considera, quum dexter nervus carotidi adhaerens<text:line-break/>per totum colium desicendat usque ad primum ipsius<text:line-break/>exortum, num locum aliquem reperire queas commodio-<text:line-break/>rem eo, quem natura ad nervum hunc flectendum repe-<text:line-break/>rit. Ubi enim primum post carolida arteria obliqua di-<text:line-break/>viditur, ibi solum, licet periculofe, necesse tamen fuit<text:line-break/>nervum flectere. Si enim alius quispiam locus hoc fuif-<text:line-break/>fet commodior, ad eum satius fuisset naturam, hoc reli-<text:line-break/>cto, accedere; nunc autem, quum nullus sit alius in dex-<text:line-break/>tro-thorace, fed folus is, quem nunc diximus, naturam<text:line-break/>quidem non fugiebat, quam esset is periculofus, verum,<text:line-break/>cum eo esset redacta, ut omnino uti eo cogeretur, ea<text:line-break/>omnia est molita, ex quibus potissimum fecuritatem ipsi<text:line-break/>liceret comparare. Primum enim a magno nervo ipfum<text:line-break/>recursurum deduxit, ubi primum obliquam arteriam at-<text:line-break/>tigit, delude dorsis arteriae impositum flexit ad eum an-<text:line-break/>gulum, qui fit in carotidis productione; parte enim ca-<text:line-break/>rotidis externa eum deduxit; ubi autem circum majo-</text:p>
      <text:p text:style-name="P13">rem involvit, per angulum, qui ex ambobus fit, reducere<text:line-break/>illinc coepit per partes carotidis internas, quoad ipsum<text:line-break/>-dextrae parti asperae arteriae imponeret. Quum autem<text:line-break/>post flexionem furfum tendit, natura processam quendam<text:line-break/>a siexta conjugatione instar manus ei porrigit, * quae, et<text:line-break/>ipfa cum magno nervo colligans flexionem simul ac red-<text:line-break/>itum ei tutum efficit. Quae vero funt ab utraque flexi-<text:line-break/>onis ipsius nervi parte, dextra scilicet ac sinistra, ea pro-<text:line-break/>cessibus a sexta conjugaliOne fulciuntur, quam'natura ad<text:line-break/>ea loca facit Quin etiam et in ipfo larynge ipsis nervis<text:line-break/>recurrentibus (de quibus fermo omnis hic est institutus)<text:line-break/>commixtio quaedam. fit cum iis nervis, quorum. prius<text:line-break/>meminimns, quos a fexta conjugatione productos diximus<text:line-break/>ad profundum laryngis progredi. Nam partes illorum<text:line-break/>.recurrentium cum illis coeunt in omnibus quidem ani-<text:line-break/>malibus, quae mihi videre contigit; evidentissime tamen<text:line-break/>in ursis, et canibus, et bobus, et reliquis: hujusmodi<text:line-break/>animalibus videas, natura utrisque nervis robur ac vires</text:p>
      <text:p text:style-name="P13">ex mutua inter fe societate machinaute. Diximus enim<text:line-break/>antea, corporum vel imbecillium connexiones ad robur<text:line-break/>aliqui! sibi mutuo, conferre.</text:p>
      <text:h text:style-name="P67" text:outline-level="2">Cap. V.</text:h>
      <text:p text:style-name="P1">De nervis vero, qui ad vifcera et in-<text:line-break/>testina accedunt, dictum quidem prius non nihil fuit;<text:line-break/>quod autem deest, id est adjiciendum.. Porro nervprum<text:line-break/>quaedam portio a cerebro ad haec mittitur, exigua qui-<text:line-break/>dem -ad partes caeteras, magna autem ad os ventriculi,<text:line-break/>quod natura partem hanc fecit instrumentum appetitus<text:line-break/>eduliorum, quae est ad portam (ut sic dicamus) omnium<text:line-break/>inftrumentorum, quae ad alimenti difpenfationem a na-<text:line-break/>tura fuerunt comparata. Sincerum certe ipfum. et. cum<text:line-break/>nullo alio nervo duro mixtum fupeme deduxit, in ipsis<text:line-break/>transitu partem ex eo exiguam distribuens stomacho, pul-<text:line-break/>moni et asperae arteriae. Ex eadem autem conjugatio-<text:line-break/>ne sincerum nervum dedit hepati et cordi ob dictam<text:line-break/>niihi antea rationem. Ad alia vero omnia, quae simt<text:line-break/>siub diaphragmate intra peritonaeum, ab his quoque ner-</text:p>
      <text:p text:style-name="P13">vis pars quaedam accedit <text:span text:style-name="T49">ηοη </text:span>amplius sincera, fed iis<text:line-break/>nervis, qui <text:span text:style-name="T50">a </text:span>spinali medulla oriuntur, permixta (nervis<text:line-break/>enim, qui ad radices costarum feruntur, ab ipfa thoracis<text:line-break/>spinali medulla, et post thoracem a duobus aut tribus<text:line-break/>fpondylis aliquid- accedit): qui dum progrediuntur, com-<text:line-break/>mifcentur cum reliquiis eorum, qui ad ventrem defcen-<text:line-break/>dunt, quibus et ipsis proprie nervi quidam a fpinali<text:line-break/>medulia commifcentur. Ex hac mixtione omnia prope-<text:line-break/>modum, quae funt intra peritonaeum, nervos accipiunt,<text:line-break/>robur quidem ac vires ex fpinali medulla, sensum vero<text:line-break/>caeleris exactiorem ex cerebri mixtione a flumentia. Est<text:line-break/>autem et aliud mirabile naturae opus ab anatomicis igno-<text:line-break/>ratum* Ubi enim aut longo itinere nervum est ductura<text:line-break/>exiguum, aut motui musculi vehementi ministraturum,<text:line-break/>ibi substantiam ejus corpore crassiori quidem, caetera<text:line-break/>autem simili intereipit. Videbitur enim tibi nervus esse<text:line-break/>conglobatus, primo quidem aspectu ipsis adnatus ac cir-<text:line-break/>cumhaerens; si tamen dissecueris, apparet evidenter,</text:p>
      <text:p text:style-name="P29">quod neque <text:span text:style-name="T50">adnatus est, neque circumhaeret, </text:span>fed appa-<text:line-break/>ret similis quaedam <text:span text:style-name="T50">nervis fubstantia </text:span>continua, ac unde-<text:line-break/>quaque unita, ac omnino nervo similis., qui tum ad ip-<text:line-break/>fam pervenit, tum ruifus ex ipsa porrigitur, spsa igitur<text:line-break/>sola substantia (quae similis est nuncupato ganglio) ner-<text:line-break/>vos craflescere contingit, ut manifeste nervus, qui post<text:line-break/>ipfam est, in orbem major appareat eo, qui est ante ip-<text:line-break/>fam. Porro ipsiam videbis cum aliis quibusdam partibus,<text:line-break/>tum praecipue iis nervis, qui a cerebro desicendunt, non<text:line-break/>femel aut bis, sied sexies inesse; primum quidem, in<text:line-break/>collo parum supra laryngem, post autem, » cum in thora-<text:line-break/>cem incidunt, ad radices costarum progredientes, . <text:span text:style-name="T50">tertio,<text:line-break/></text:span>quando primum e thorace exeunt., .Quum igitur <text:span text:style-name="T50">in </text:span>iltra-<text:line-break/>que animalis parte, dextra scilicet ac sinistra, <text:span text:style-name="T50">hujusmodi<text:line-break/></text:span>corpus ter inveniatur, non abs re diximus, fexies in ipec<text:line-break/>sis inveniri. At de his quidem nervis abunde jam tra-<text:line-break/>ctavimus.<text:tab/><text:span text:style-name="T52">t</text:span></text:p>
      <text:h text:style-name="P68" text:outline-level="2">Cap. VI.</text:h>
      <text:p text:style-name="P52">Aliorum vero, qui ex cerebro quidem<text:line-break/>producuntur, ad collum vero et ad fcapulas descendunt,<text:line-break/>distributionem deinceps persequamur. Neque enim ne<text:line-break/>hic qnidem natura spsa, quum posset ex spinali medulla<text:line-break/>colli hos nervos producere, hujus rei oblita, frustra a<text:line-break/>donginqno eos deducit, fed in illos mufculos insierit, qui<text:line-break/>-pcsitlunem simul habent lublimem, simul fcapulam fur-<text:line-break/><text:span text:style-name="T50">„ </text:span>fu&amp;i ad caput trahunt In primos igitur memoratos fca-<text:line-break/>pularum mufculos, et eosdem latos, qni ab occipitio<text:line-break/>-Oriuntur, desinunt antem in scapularum spinam, magnus<text:line-break/>nervus a cerebro inferitur, emergens una cnm aliis, quos<text:line-break/>diximus ad scxtam conjugationem exoriri. Sed illi qui-<text:line-break/>dem pariter deorsum furuntur propter usiis, quos paulo<text:line-break/>ante memoravi; declinant autem ad latera colli ibi subli-<text:line-break/>mes procedentes usque ad musculum, ad quem ab initio<text:line-break/><text:span text:style-name="T50">contendebant. </text:span>Maximum enim nervum musculi hi ha-<text:line-break/>buerunt non modo propter magnitudinem, verum etiam</text:p>
      <text:p text:style-name="P13">propter actionis vehementiam, totam enim fcapulam<text:line-break/>sursum trahunt. Post hos autem nervi commemorabiles<text:line-break/>musculis a primo quidem spondylo ortis, in fublimem<text:line-break/>autem fcapulae partem infertis, a natura funt dati; nam<text:line-break/>et horum mufculorum motus est vehemens. Multa vero<text:line-break/>•nervorum piuncipia ii musculi habuerunt, qui caput cir-<text:line-break/>cumagunt (quorum fines ad sternum et clavem perve-<text:line-break/>niunt), quod et motus ipsorum est compositus, fitque ex<text:line-break/>stbris deinceps sibi mu luo incumbentibus. Ob eam igitur<text:line-break/>causam ad primam quidem productionem a nervis ad<text:line-break/>magnos musculos utriusque fcapulae accedentibus pro-<text:line-break/>pago quaedam mufculis inseritur; deinceps autem a colli<text:line-break/>spondylis; ut quodque principium ad fe ipfum trahens<text:line-break/>musculum motum per vices varium efficiat. Qua ratione<text:line-break/>accidit.necessario, nt, qui obliquam quidem habent po-<text:line-break/>'-sitibnem, principia motus - in diversis locis habeant<text:line-break/>-constituta. Pari modo primis quidem partibus horupi<text:line-break/>'mufculorum <text:span text:style-name="T50">_ </text:span>nervorum aliquid superne est datum.</text:p>
      <text:p text:style-name="P47">Qnin et mufculis duobus, qui sunt ad tonsillas, et iis, qui<text:line-break/>animalibus magna voce praeditis insunt, qui funt ad mu-<text:line-break/>fculos ad imam partem oflis hyoidis, qui et superioribus<text:line-break/>partibus laterum primae cartilaginis fu quibusdam ani-<text:line-break/>malibus sunt connexi, nervus a cerebro datur, propterea<text:line-break/>‘quod voci edendae serviunt. Praeterea alia quaedam,<text:line-break/>nervorum tenuium conjugatio ad linguae radicedi per-<text:line-break/>’ venit in illis' evidentissime animalibus, in quibus prae-<text:line-break/>-dicti mufculi prorsus funt minimi. Nascitur autem haec<text:line-break/>nervorum conjugatio ad eam conjugationem, quam Ma-<text:line-break/>rinus sextam nuncupat, quae omnibus quidem animalibus<text:line-break/>“inest, quae homini funt quodammodo similia; difcrepat<text:line-break/>autem (ut diximus^ in eis, quae aut magna voce funt<text:line-break/>praedita, aut ad mordendum funt comparata propter ma-<text:line-break/>gnitudinem musculorum hyoidi connexorum; in lis enim<text:line-break/>praedicti nervi magis consumuntur, in aliis autem ad<text:line-break/>pharyngem et llugiiae radicem -magis perveniunt - .Nul-<text:line-break/>lus'autem talius nervus eorum, qui a cerebro producun-<text:line-break/>fur, infra faciem, descendit,- sed- omnes partim in mu-</text:p>
      <text:p text:style-name="P13">fculos faciei, partim in sensifica instrumenta distribuun-<text:line-break/>tur. Caeterum, qui distribuantur, antea diximus; proin-<text:line-break/>de nunc rursus ea commemorare-fuerit, fuperfluum, quum<text:line-break/>ad fpinalem medullam colli transire melius sit, ostenden-<text:line-break/>tes, quo pacto ex ea quoque natura nervos justissime dis-<text:line-break/>tribuerit. lu primis certe, quemadmodum a cerebro<text:line-break/>multis partibus, quae funt fub facie, quandam nervi<text:line-break/>partem distribuit, non temere neque quovis modo, fed<text:line-break/>propter memoratos ufus, sic ad caput ex spinali medulla<text:line-break/>colli nervos furfum ducere ipsam <text:span text:style-name="T49">ηοη </text:span>piguit, magnos<text:line-break/>quidem in caeteris animantibus, quibus et temporalis mu-<text:line-break/>fculus est maximus.,. atque aurium substantia magna est,<text:line-break/>facileque ac multuni movetur, omnino autem exiguos iis<text:line-break/>animalibus, quibus nihil horum luest, ut homini et si-<text:line-break/>miae. Nam et mufculus temporalis his est exiguus, et<text:line-break/>aurium substantia fere immobilis, quod ipsorum quibus-<text:line-break/>dam ea sit minima. Ob hanc igitur caufam nervi his<text:line-break/>animalibus exigui ad caput ascendunt, duo quidem ex</text:p>
      <text:p text:style-name="P13">partibus posterioribus, duo autem a lateribus in cutem<text:line-break/>distributi <text:span text:style-name="T50">et </text:span>aurem utram que. Porro, quemadmodum<text:line-break/>delineamenta quaedam<text:span text:style-name="T54">x</text:span><text:span text:style-name="T50"> </text:span>mufculorum ipsis <text:span text:style-name="T50">funt </text:span>circum au-<text:line-break/>rem, sic et nervi minimi ad hunc locum <text:span text:style-name="T50">veniunt; </text:span>in iis<text:line-break/>vero, quae mobiles valde ac magnas habent' aures, quem-<text:line-break/>admodum in orbem auris multis mufculis est redimita;<text:line-break/>ita et nervi magni in eos distribuuntur; <text:span text:style-name="T50">distribuuntur<text:line-break/></text:span>autem hi <text:span text:style-name="T50">a </text:span>secunda colli conjugatione. <text:span text:style-name="T50">Quum enim </text:span>ad<text:line-break/>capita musculorum nervos omnes ire oporteret, necesse<text:line-break/>fuit ipsis inferae furfum ascendere, ut in mufculo fem-<text:line-break/>porali videre est; nam hujus quoque caput natura <text:span text:style-name="T50">prope<text:line-break/></text:span>6s occipitis locavit, <text:span text:style-name="T50">in </text:span>quibus animalibus <text:span text:style-name="T50">est </text:span>maximus;<text:line-break/>jure igitur et ex cosse pars quaedam nervi furfum per<text:line-break/>occipitium praeteriens ei inseritur. Praedictam vero po-<text:line-break/>silionem caput temporalis musculi'<text:span text:style-name="T50">potissimum quidem </text:span>in<text:line-break/>animalibus, quae dentibus ferratis <text:span text:style-name="T50">funt praedita</text:span>, <text:span text:style-name="T50">habet;<text:line-break/></text:span>post illa autem et in iis, quae maxillam <text:span text:style-name="T50">habent </text:span>magnam;<text:line-break/>fu his enim animalibus temporalis musculus magnus <text:span text:style-name="T50">.a</text:span></text:p>
      <text:p text:style-name="P13">nalura est comparatus, quum ilia quidem ad fortiter<text:line-break/>mordendum, haec vero ad maxillam gestandam mufcu-<text:line-break/>lunr<text:span text:style-name="T62">;</text:span> validum flagitent. Porro musculus tenuis aac<text:line-break/>latus, qui buccam una cmhupartibus oris lateralibus mo-<text:line-break/>vet, (quem anatomici,’<text:span text:style-name="T62">xf</text:span> qui ante me fuerunt, cum cute<text:line-break/>excoriando corrumpebant,) artem quandam naturae prae<text:line-break/>fe fert admirabilem. Quum enim musculi hujus princi-<text:line-break/>pia sint multa, desinat autem in buccas ac labia, os<text:line-break/>aperiens ad latera, idcirco fibras omnes habet ad eas<text:line-break/>partes tendentes, <text:span text:style-name="T50">et </text:span>cum eis.nervos. Una igitur cum<text:line-break/>fibris, quae <text:span text:style-name="T50">a </text:span>spina spondylorum'colli producuntur, nervi<text:line-break/>feruntur per colium usque ad anteriora transversi, iidem-<text:line-break/>qtie maximi ac plurihii, quoniam et' ligamentum mem-<text:line-break/>branofum, quod fibras continet, a spina fuit productum<text:line-break/>musculi que principium principalissimum in eo loco' est;<text:line-break/>fibris 'vero, quae' a 'fcapulis ac clavi 'furfum feruntur\<text:line-break/>fiervr funt minores, qui etiam fecundum fibrarum pro-</text:p>
      <text:p text:style-name="P13">cessem procedunt. Quum autem unica sit utrinque in<text:line-break/>quoque colli fpondylo productio, eademque radicem ner-<text:line-break/>yi habeat transvertam, incredibile est, quonam pacto in.<text:line-break/>omnes fibras, quae funt in partibus productionis mufculi<text:line-break/>anterioribus, nervi interantur, ad motum sursum con-<text:line-break/>versi per flexus quosdam ingeniofe a natura inventos,<text:line-break/>alios quidem circum musculus quosdam, vel arterias, aut<text:line-break/>venas, alios autem per membranas, quas ipsa foramini-<text:line-break/>bus tenuibus pertudit, ipsis nervis aequalibus. Quae<text:line-break/>yero fibrae funt obliquae, iis nervus obliquus facilius sie-<text:line-break/>fe inferit: in eis vero, quae partibus posterioribus, ni-<text:line-break/>mirum ex spina feruntur, impensius naturae opus inira-<text:line-break/>liere. Oportebat enim una etiam cum iis nervos a spina<text:line-break/>procedere, quemadmodum etiam apparet; si quis tamen<text:line-break/>eos viderit, existimabit, ex ipsis ossibus fpinae emersifle;<text:line-break/>res autem non ita habet Nam his quoque nervis fpi-<text:line-break/>nalis medulla colli est principium, e communibusque<text:line-break/>spondylorum omnium foraminibus, quae funt ad latera</text:p>
      <text:p text:style-name="P5">ipsorum, primum exortum habent. Hoc enim unum est<text:line-break/>principium ad utramque partem cujusque spondyli nervis<text:line-break/>a spinali medulia prognatis, quos natura mirabili quodam<text:line-break/>artificio distribuit statim, ut prodierunt, ad ipsas verte-<text:line-break/>brarum apophyfes, alios quidem transversos ad posteriora<text:line-break/>colli et anteriora adducens, nonnullos autem circum<text:line-break/>flexus quosdam inclinans, rectos, ac declives, et obli-<text:line-break/>quos. Quum, haec igitur varietas in quibusdam nervo-<text:line-break/>rum productionibus appareat, si quis diligenter diflecuerit,<text:line-break/>quod ad nervos pertinet, qui <text:span text:style-name="T50">a </text:span>.spina feruntur, admira-<text:line-break/>bilius adhuc ac difficilius inveniet. Proinde id quoque<text:line-break/>maximum naturae operum etiam iis, qui videntur in<text:line-break/>dissecando' esse acutissimi, fuit, ignoratum; quum enim<text:line-break/>omnino. mufculum hunc non norint, multo magis ner-<text:line-break/>vos., qui in ipfum inseruntur, ignoraruntr Sed natura<text:line-break/>pmpaginem a singulis omnium nervorum colli producti o-<text:line-break/>nibus post secundum ducens transverfam ad posteriora<text:line-break/>per profundum usque ad spinae, radicem, hinc ducit fur-</text:p>
      <text:p text:style-name="P5">fum cum spina usque ad praedictum "ligamentum tenue<text:line-break/>ac latum instar membranae; deinde ipsum pertundens<text:line-break/>foraminibus tenuissimis/ nervis aequalibus, rurfus nervos<text:line-break/>per colium antrorfum reducit. Quod si musculos, qui<text:line-break/>intercedunt,* exemeris, videbis post primam productio-<text:line-break/>nem, quani ex'spinali medulla singuli nervi faciunt, ip-<text:line-break/>sios (nervos inquam) prius quidem retro transversos per<text:line-break/>musculos in profundo colli sitos penetrare, rurfus autem<text:line-break/>in superficie fub cute antrorfum similiter transvertes pro-<text:line-break/>gredi, et siuper latum ligamentum vehi (hoc enim liga-<text:line-break/>inento in omnibus utuntur), et cum recurrere coeperint,<text:line-break/>in ipsius foraminibus flecti. Post haec vero adiiaeresicnnt,<text:line-break/>gestantur, et per ipsium adducuntur. Reliquae'fane par-<text:line-break/>tes omnes lati ac tenuis musiculi, qui utrinque unus est,<text:line-break/>sic nervis contexuntur; quae vero ipsius partes a radice<text:line-break/>aurium’ per buccas super musculum masseter em vectae<text:line-break/>nervis utuntur per foramen caecum excidentibus, posi-<text:line-break/>- tionem tstahent fibris,- quae ei parti infunt, similem et</text:p>
      <text:p text:style-name="P13">principium propinquius. Hoc opus ac miraculum natu-<text:line-break/>rae anatomicis fuit incognitum, quomodo et aliae multae<text:line-break/>eximiae machinae in animantis constructione. Quandov<text:line-break/>quidem et quod tres mufculOrum sint conjugationes, quae,<text:line-break/>caput et collum retro attollunt; tum quod aliae quatuor<text:line-break/>in capitis ipsius articulu ad primum et secundum spon-<text:line-break/>dylum sine collo, caput solum retrO moveant; item quod<text:line-break/>aliae quaedam sint ad latus utrum que, medici ignorarunt.<text:line-break/>Natura autem (ut prlus ostendi) nilfil horum frustra nec<text:line-break/>sine causa egit, nervisque praedictos Omnes fmufculOs<text:line-break/>moventibus' fpinalem medullam fecit principium, fecun-<text:line-break/>diunque mufculorum motus nervo cuique iter .comparavit;<text:line-break/>idque maxime in toto animali ufurpavit. Quemadmodum<text:line-break/>enim ad musculos colli nervi ab inferioribus partibus<text:line-break/>furfum feruntur, quod ii caput antr.orfu-m moveant, ita<text:line-break/>et duobus musculis (qui retro ad dorfunr totam scapulam<text:line-break/>abducunt) ad fpinam nervorum principium est constrtu-<text:line-break/>tum, progrediunturque simul ac<text:span text:style-name="T50">.. </text:span>dividuntur .-.usque .ad</text:p>
      <text:p text:style-name="P13">fcapulam. Ducit autem natura ad hos <text:span text:style-name="T50">quoque </text:span>musculos<text:line-break/><text:span text:style-name="T50">nervos per </text:span>locum admodum profundum, eorum vero<text:line-break/><text:span text:style-name="T50">capitibus </text:span>ipfos inserens eadem quidem via<text:span text:style-name="T50">, </text:span>fed altiore<text:line-break/><text:span text:style-name="T50">ducit </text:span>sursum per transversam positionem. Pari modo<text:line-break/><text:span text:style-name="T50">autem </text:span>et in musculo magno, qui hos consequitur, qui-<text:line-break/>que inferioribus fcapulae finibus adhaerens eam ipfam<text:line-break/>per eas apprehensiones, quae illic sunt, trahit deorsum,<text:line-break/>et post ipsam brachium, sursum per axillam progrediens,<text:line-break/><text:span text:style-name="T50">invenias </text:span>nervos omnes ita sitos, quomodo et ipsas fibras,<text:line-break/>et <text:span text:style-name="T50">maxime </text:span>quando superne tendunt ad costas verius<text:line-break/><text:span text:style-name="T50">axillam. Quod si, </text:span>cute tota thoracis sublata, videre volue-<text:line-break/><text:span text:style-name="T50">ris modum, quo </text:span>nervi feruntur, non <text:span text:style-name="T50">simplicem </text:span>aut <text:span text:style-name="T50">uni-<text:line-break/>cum, fed varium </text:span>admodum <text:span text:style-name="T50">conspicabere. ln </text:span>cutim <text:span text:style-name="T50">si-<text:line-break/>quidem </text:span>ac <text:span text:style-name="T50">membranas </text:span>nervi superne <text:span text:style-name="T50">delcendcntes </text:span>disse-<text:line-break/>Xninantur, <text:span text:style-name="T50">musculis vero, </text:span>qui ipsis <text:span text:style-name="T50">subsunt, et </text:span>illi, de quo<text:line-break/><text:span text:style-name="T50">nunc </text:span>agimus, eadem ratione, qui unus est <text:span text:style-name="T50">e </text:span>maximis,<text:line-break/>ac tenui, qui est post ipsos, quique nec ipfe anatomicis<text:line-break/>est cognitus, nihil ex his nervis propagatum luferitur.</text:p>
      <text:p text:style-name="P13">fed videre est, nervos prope quidem transire, fed propriis<text:line-break/>utrinque partibus disseminari.</text:p>
      <text:h text:style-name="P67" text:outline-level="2">Cap. VII.</text:h>
      <text:p text:style-name="P1">Videbis autem in thorace alios quoque<text:line-break/>mufculos, et eos multos, ut ini collo, alios quidem ner-<text:line-break/>vos superne descendentes recipere, alios autem contra<text:line-break/>ab infernis sursum ascendentes; ad fines enim usque mu-<text:line-break/>fculorum, ubi partes movent, nervi quoque progredientes<text:line-break/>disperguntur. Musculum certe, qui a nothis costis et<text:line-break/>mamma sursiim fertur ad humeri dearticulationem, vi- <text:span text:style-name="T50">„<text:line-break/></text:span>dere licet efle proximum ei, qui a collo defertur qui-<text:line-break/>dem, anteriora vero thoracis dilatat, et ilium ipfum, qui<text:line-break/>est ad simas partes scapularum; quomodo et proximum<text:line-break/>ei, quem primum dixi, videre est eos, qui a sterno fe-<text:line-break/>runtur ad brachium. His itaque, qui sursum feruntur,<text:line-break/>ex partibus thoracis, intercostalibus nervi extra exciden-<text:line-break/>tes distribuuntur, et alii nonnulli flexibus obliquis ab<text:line-break/>ultimis colli sinibus prope aponeurosies; qui vero a collo<text:line-break/>deorfum ad thoracem feruntur, iis spinalis medulla colli</text:p>
      <text:p text:style-name="P52">/</text:p>
      <text:p text:style-name="P13">nervos immittit. Quonam autem pacto nervi ad mnfcu-<text:line-break/>los intercostales ferantur, cum in libris et de causis re-<text:line-break/>fpirationis et de anatomicis administrationibus copiofe<text:line-break/>disseruerim, supervacaneum essiet hic rurfus artem natu-<text:line-break/>rae exponere; quemadmodum et quinam ad diaphragma<text:line-break/>ferantur, cum libro decimo tertio indicaverimus.. QuOd<text:line-break/>autem neque fcriptum a nobis prius fuit, neque iis, quae<text:line-break/>nunc exposuimus, similem habet constructiOnem, id forte<text:line-break/><text:span text:style-name="T49">ηοη </text:span>est praetermittendum. Musculi itaque, qui sunt ad<text:line-break/>epomida, totum quidem brachium attollunt, nervum au-<text:line-break/>tem validum flagitant, quum partem maximam surfum<text:line-break/>tOliant, et eam nonnunquam plurimum;, quem sane ner-<text:line-break/>vum loco musculi editiori inferi necessium esc Unde<text:line-break/>igitur ei nervum adducemus adeo altum? neque .enim<text:line-break/>ex ambiente nos ae<text:span text:style-name="T62">re</text:span>j. neque ex capite per musculos<text:line-break/>colli superficiarios eum deducemus; iter enim haberet<text:line-break/>pericisiOsissimum; fed.neque ex collo obliquum simul et<text:line-break/>per superficiem nervus ad musculum editum sub cuteque<text:line-break/>jacentem deduci poterat. Nos itaque quum (ut videtur)</text:p>
      <text:p text:style-name="P13">ne verbis <text:span text:style-name="T50">quidem </text:span>nervum ei musculo, qui <text:span text:style-name="T50">est </text:span>ad epo-<text:line-break/>mida, invenire possimus opportunum, natura id praestitit<text:line-break/>facillime. Ad quartum enim et quintum colli spondylum<text:line-break/>ex spinali medulla nervum produxit, quem ad partem<text:line-break/>epomidos externam simul et superiorem duxit, ita pro-<text:line-break/>fundum <text:span text:style-name="T50">uirumque, </text:span>ut ne apparerent quidem; ad cervi-<text:line-break/>cem enim scapulae et humeri dearticulationem per pro-<text:line-break/>fundissimum ejus loci iter <text:span text:style-name="T50">eis </text:span>munivit, alterum quidem<text:line-break/>ad partem superiorem cervicis fcapulae fursiim ducens,<text:line-break/>reliquum autem sub spsam traducens, deinde per flexum<text:line-break/>utrumque in musculos brachium surfum tollentes distri-<text:line-break/>buens. Eadem certe providentia et arte natura aliis<text:line-break/>omnibus fcapulae mufculis anervos distribuit</text:p>
      <text:h text:style-name="P67" text:outline-level="2">Cap. VIII.</text:h>
      <text:p text:style-name="P1">Quod vero ad eos attinet, qui ad ma-<text:line-break/>nus perveniunt, dictum quidem antea nobis fuit, quo<text:line-break/>pacto oriantur ac connectantur. Diximus etiam, quod<text:line-break/>natura hujusmodi nervorum mixtiones securitatis gratia<text:line-break/>eit molita;; ’ proinde mixtiones has in nervis potissimum</text:p>
      <text:p text:style-name="P13">efficit, qui aut nulla re fulciuntur aut iter longum funt<text:line-break/>emensuri. Diximus praeterea, quod , tutius erat ' arteriis,<text:span text:style-name="T64">r<text:line-break/></text:span>nervis, ac venis, quae in artus distribuerentur, per in-<text:line-break/>terna iter facere. Ubi igitur,. quo pacto nervi in totas<text:line-break/>manus feranturpaucis dixero, ad feriem orationis con-<text:line-break/>tinua m revertar. Nam nervi omnes, _ qui ad fummam<text:line-break/>manum feruntur, ingeniofe adeo funt abditi, ut vel me-<text:line-break/>dicorum plerosque fugiant. Per internam enim brachii<text:line-break/>partem ad cubitum imi accedunt, prope gibbi cubiti de-<text:line-break/>articulationem praetereuntes;. quae dearticulatio quum<text:line-break/>tota sit excarnis atque ossea, periculum erat, ne nervi<text:line-break/>in superficie fub cute excarni ossibus invecti itinere ute—<text:line-break/>rentur periculosissimo, si nihil natura ad eorum fecurita-<text:line-break/>tem, cujusmodi nunc est, eflet commenta. Eum enim<text:line-break/>nervum, qui ad parvos digitus accedit, capite brachii<text:line-break/>interno aucto, inter caput brachii et gibbum cubiti ab-<text:line-break/>didit, e.um autem, qui ad magnos fertur per mediam</text:p>
      <text:p text:style-name="P53">s r &lt; -<text:tab/>.&lt; —</text:p>
      <text:p text:style-name="P13">dearticulationem in <text:span text:style-name="T50">parte </text:span>ejus <text:span text:style-name="T50">loci </text:span>profundissima, om-<text:line-break/>nino luter cubitum <text:span text:style-name="T50">et </text:span>radium trajecit. Deinde utrum-<text:line-break/>que mufculis cubili <text:span text:style-name="T50">internis, qui </text:span>funt maximi, occultans,<text:line-break/>ad carpum traduxit, ludeque jam eos dividere incipit,<text:line-break/>ossium eminentiis ceu propugnaculis utens in nervis oc-<text:line-break/>cultandis simul <text:span text:style-name="T50">et </text:span>circum eorum bales involvendis. Ter-<text:line-break/>tium autem alium nervum ad externam cubiti partem duxit,<text:line-break/>musculo carnosissimo, qui illic est, ufa vice propugnaculi,<text:line-break/>hiajores vero nervos merito partibus manus internis distri-<text:line-break/>buit, quod manus actiones, omnes per eas obeat Eadem au- '<text:line-break/>tem arte ufa est et in cruribus, nunc quidem ossium eminen-<text:line-break/>tiis, alibi autem musculis magnis nervos occultans, plus que<text:line-break/>ex eis distribuens illis partibus, quae aut magnae sunt, aut<text:line-break/>ad vehementes actiones sunt comparatae, minus vero iis,<text:line-break/>quae minores funt, vel. nullam actionem vehementem<text:line-break/>obeunt. Hi quidem communes sunt scopi constructionis,<text:line-break/>musculorum, quos natura non in manibus modo, vel<text:line-break/>cruribus, fed etiam in toto animali servavit, si Disserunt</text:p>
      <text:p text:style-name="P13">tamen nervi manusxa nervis crurum itineris, quo fe-<text:line-break/>runtur, ratione (de quo nunc ago) in eo, quod nervi<text:line-break/>omnes ad manus per internum brachium accedunt; non<text:line-break/>tamen in crure omnino sic habet, quandoquidem praeter<text:line-break/>paucissimos quosdam (de quibus paulo post dicam) om-<text:line-break/>nes per partes femoris posteriores deorfum feruntur. Id<text:line-break/>quod neceflario differentiam articuli humeri cum arti-<text:line-break/>culo ifchii est secutum: siquidem humeri articulus a colli<text:line-break/>vertebris (unde nervi producuntur) est dissitus, ifchii vero<text:line-break/>articulus cum lumbi vertebris simul est conjunctus et<text:line-break/>cum osse, quOd sacrum nuncupant, ex quibus collecti<text:line-break/>nervi (quomodo in libris de anatomicis administrationibus<text:line-break/>diximus) ad crura defcendunt. Quum igitur nullus esset<text:line-break/>locus medius ejusmOdi, qualis ad alas <text:span text:style-name="T50">est </text:span>in manibus,<text:line-break/>natura fuit coacta ex lateribus cujusque spondyli nervos<text:line-break/>productos per posteriores femoris partes deorfum ad<text:line-break/>crura ducere. Quo loco quum maximos mufculos ha-<text:line-break/>beret, sub quibus eos occultare posset prius, quam- ad crus</text:p>
      <text:p text:style-name="P13">deduceret, incredibile est, qua arte hic quoque inter ca-<text:line-break/>put femoris et os <text:span text:style-name="T50">latum </text:span>nervos traducit, ipfos quidem<text:line-break/>occultans his ossibus, occultans autem et musculo, qui<text:line-break/>parte posteriori dearticulationem operit, quique, ufum<text:line-break/>et situm ei habet similem, qui est ad epomida; inde au-<text:line-break/>tem tuto jam per profundissimum femur usque ad po-<text:line-break/>plitem duxit, distribuens cnique mufculorum femoris<text:line-break/>nervum/ prout eorum ratio fert. A poplite vero per fu-<text:line-break/>ram, quae tota est carnosa, alios quidem in externam<text:line-break/>tibiam, alios autem in internam duxit, alios per mediam<text:line-break/>ipsam deduxit, mufculis, qui illic funt, distribuens. Eos<text:line-break/>igitur, qui per internam suram feruntur, ad talum ac<text:line-break/>tibiam occultans, ad inferiorem pedis partem duxit; il-<text:line-break/>los vero, qui per externam furam, ad talum et fibulam<text:line-break/>abdens, ad anteriora simul et fuperiora pedis deduxit.<text:line-break/>Quod si voles diligenter quod dico in ipfa dissectione<text:line-break/>considerare, ipfe rerum afpectus<text:span text:style-name="T62">r</text:span> magis tibi persuadebit<text:line-break/>naturaeque opera coget admirari/ Videbis enim, cur</text:p>
      <text:p text:style-name="P5">nusquami ne femel quidem, nervus aberrans aut tibiae<text:line-break/>aut fibulae supercilia afcendat, aut per tali, devexitatem<text:line-break/>et fibulae iter faciat,.i <text:span text:style-name="T50">sed </text:span>perpetuo .sub ossium labris ce-<text:line-break/>letur, et circum cervicum .bases involutus tuto itinere<text:line-break/>-ferathr. Nullum igitur nervum neque ad curvaturam<text:line-break/>cubiti, propterea quod ea est excarnis, invenias, expo-<text:line-break/>situm, neque ad genu et tibiam anteriorem, fed ubique<text:line-break/>in profundo inter ossium propugnacula, aut.cartilaginum,<text:line-break/>aut ligamentorum, aut carnium. Quae si in singulis ner-<text:line-break/>vis ad particularia converfus exponere aggrediar, peri-<text:line-break/>cnlum erit, ne liber hic in immensam prolixitatem ex-<text:line-break/>cedat Sufficiat igitur haec fummatim dixisse, praefertim<text:line-break/>quum -in libris de anatomicis administrationibus cujusque<text:line-break/>memoratorum constructionem exponam^ Quos libros non<text:line-break/>modo non impedio quo minus quis veritatis amator<text:line-break/>evolvat , et quae de quoque musculo ac nervo diximus,<text:line-break/>excutiat, sed’ etiam ut id faciat moneo; eo enim modo<text:line-break/>magis ab lis, quae jam diximus, persuadeatur»</text:p>
      <text:h text:style-name="P68" text:outline-level="2">Cap. IX.</text:h>
      <text:p text:style-name="P1">Nunc autem ad id, quod fuperest, transire<text:line-break/>est tempestivum. Quum enim musculi, qui ex ossibus<text:line-break/>pubis emergunt, * nervis indigeant, necesse fuit quosdam<text:line-break/>adduci per partes internas; omnes enim illac duci non<text:line-break/>pOterant (ut paulo ante diximus) propter situm loci, un^<text:line-break/>de nervi oriuntur, qui extra spectat, multo magis pro-<text:line-break/>pter angustias; oportebat enim nervos, qui fupeme' de-<text:line-break/>orsum feruntur, iter facere inter caput femoris et osta<text:line-break/>pubis. Verum locum hunc partes aliae Occupant, quae-<text:line-break/>transferri alio non poterant; Nam neque venae/, neque<text:line-break/>arteriae a magnis vasis quae funt ad lumbum derivatis<text:line-break/>licebat alia via ad crura divertere; praeterea musculumr<text:line-break/>qui <text:span text:style-name="T50">in </text:span>parvum trochantera inferitur, quique dearticula-<text:line-break/>tionem flectit, <text:span text:style-name="T50">ad </text:span>hoc meatum peritonaei in masculis,<text:line-break/>qui simul cum contentis fu ipfo vasis descendit, <text:span text:style-name="T49">οιηηίηο<text:line-break/></text:span>necefle est iter hac facere. Quum igitur nervi omnes<text:line-break/>hac ad crura defcendere non possent, ufus autem ipfo-</text:p>
      <text:p text:style-name="P13">rum praedictis musculis esset necessarius, quantam illis<text:line-break/>folis est satis, ad ipsiorum capita accedit, magnum fo-<text:line-break/>ramen ossis pubis praeterlapfum. Fertur autem una<text:line-break/>cum vasis nervus non parvus, tum horum ipsorum gra-<text:line-break/>tia, tum locorum, quae pervadunt usque ad genu, quae-<text:line-break/>que a nervis per posteriora progredientibus multum sunt<text:line-break/>dissita. Ab hoc <text:span text:style-name="T49">ηβΐ'νο </text:span>cutis tota, quae illic est, produ-<text:line-break/>ctiones recipit; quemadmodum certe et a foraminibus,<text:line-break/>quae funt ad os latum, quod vocant, parvi mufculi, qui<text:line-break/>funt ad id os, tum qui ad anum, vesicam, et puden-<text:line-break/>d.um; ad haec membranae, quae illic funt, et vesica, et<text:line-break/>matrix, et perinaeum nervos accipiunt.\ Semper enim<text:line-break/>natura folet a propinquis,- ubi nullus alius ufus prohibet,<text:line-break/>nervos, venas et arterias partibus immittere; quo etiam<text:line-break/>nomine ipsam admirari maxime convenit; neque enim,<text:line-break/>quum ufus postulat a longinquo adduci, exemplo pigri<text:line-break/>opificis ipsam piget adducere; tum etiam a propinquis-<text:line-break/>simis partibus omnibus distribuit, quum aliud niliil im-<text:line-break/>pedit; aeque enim providet, ut nihil inchoate, atque ut</text:p>
      <text:p text:style-name="P5">nihil superfluum faciat. Quatuor enim arterias et totf-<text:line-break/>. dem venas solas ab aliis locis in aliam viam longam du-<text:line-break/>xit propter ufus summe necessarios; quos quidem fupe-<text:line-break/>rioribus quoque commentariis jam exposui, referam au-<text:line-break/>tem nunc quoque rem <text:span text:style-name="T50">a </text:span>principio repetens.</text:p>
      <text:h text:style-name="P67" text:outline-level="2">Cap. X.</text:h>
      <text:p text:style-name="P1">Quum enim de nervis abunde jam dixe-<text:line-break/>rimus, tempestivum jam est ad vaforum distributionem<text:line-break/>transire, <text:span text:style-name="T50">ac </text:span>primum quidem de arteriis disserere; Est<text:line-break/>certe vas quoddam maximum (ut ante dixi), quod a si-<text:line-break/>nistro cordis ventriculo velut strpes enatum <text:span text:style-name="T50">in </text:span>totum<text:line-break/>corpus distribuitur. Hoc igitur vas maximum statim, ut<text:line-break/>a corde emersit, in duas partes dividitur, quarum altera<text:line-break/>ad fpinam deflectitur, partibus omnibus inferioribus ar-<text:line-break/>terias immistura; altera vero furfum ad caput fertur,<text:line-break/>quae et ipfa omnibus, quae siint supra cor, vasorum pro-<text:line-break/>pagines est praebitura* Divisio autem ipsarum (ut fupra<text:line-break/>monui) fuit inaequalis, quod iu animali plures fub corde</text:p>
      <text:p text:style-name="P13">quam supra <text:span text:style-name="T50">cor </text:span>stat <text:span text:style-name="T50">partes; atque quae </text:span>pars arteriae de-<text:line-break/>-orfum fertur, tanto est <text:span text:style-name="T50">major </text:span>ea, quae ad jugulum<text:line-break/>afccndit, quanto partes inferiores numero fuperiores<text:line-break/>excedunt. Haec <text:span text:style-name="T50">certe </text:span>non funt parva aequitatis et ar-<text:line-break/><text:span text:style-name="T50">tificii </text:span>opera. Quibus <text:span text:style-name="T50">tamen </text:span>id est majus, quod, <text:span text:style-name="T50">quum<text:line-break/></text:span>arteria sublimis emergat, <text:span text:style-name="T50">ob </text:span>eamque causam sine <text:span text:style-name="T50">stabili-<text:line-break/>mento </text:span>sursum ac deorsiim per <text:span text:style-name="T50">totum </text:span>thoracem <text:span text:style-name="T50">iter<text:line-break/>esset </text:span>factura, nafura securitati ipsius <text:span text:style-name="T50">prospexit, ipfum<text:line-break/></text:span>quidem pulmonem velut fulcimentum quoddam ei <text:span text:style-name="T50">siuppo-<text:line-break/>nendo, </text:span>delude ipsam membranis ceu vinculis <text:span text:style-name="T50">quibusdam<text:line-break/></text:span>intercipiendo, ac per iter compendiosissimum ad <text:span text:style-name="T50">muni-<text:line-break/>ti{simas </text:span>simul ac firmissimas partes ducendo; <text:span text:style-name="T50">nam pars<text:line-break/>ejus, quae </text:span>fertur deorfum, ad locum productioni <text:span text:style-name="T50">ipsius<text:line-break/>e directo oppositum </text:span>consistit, nusquam declinans, <text:span text:style-name="T50">fed re-<text:line-break/>ctissima </text:span>ac compendiosissima via progrediens <text:span text:style-name="T50">quintum<text:line-break/>thoracis spondylum </text:span>conscendit Altera <text:span text:style-name="T50">vero pars post<text:line-break/></text:span>primam productionem statim partem quandam <text:span text:style-name="T50">a fefe<text:line-break/></text:span>mittit furfum ad sinistram scapulam <text:span text:style-name="T50">et axillam, quae</text:span></text:p>
      <text:p text:style-name="P13">pulmoni invecta et membranis fulta fertur, surfum us-<text:line-break/>que ad primam costam, nusquam divisa (non enim tu-<text:line-break/>tum erat sublimem ipsam dividere); , illinc autem 'jam<text:line-break/>quandam a fefe partem mittit ad spatia prima intercosta-<text:line-break/>lia; post autem ad hypochondrion ac mammam mittit<text:line-break/>alteram, quae toti sterno est subdita; tum tertiam ad<text:line-break/>spinalem medullam colli, quae per fex spondylorum fo-<text:line-break/>ramina penetrat, mittitque etiam obiter musculis propin-<text:line-break/>quis propagines; reliquum autem hujus arteriae in totam<text:line-break/>manum sinistram et scapulam distribuitur. Altera vero<text:line-break/>major pars totius arteidae, quae furfum fertur, unde et<text:line-break/>haec,oriebatur<text:span text:style-name="T50">, </text:span>furfum ad jugulum recta tendit, quae et<text:line-break/>spsa celerrime ossi medio pectoris conjungitur. Ne igitur<text:line-break/>hoc folum. in eis inspexeris, sied locum etiam ipfum stu-<text:line-break/>diofe, considera, ubi primum utraqne arteriae pars ossibus<text:line-break/>invehitur. Videbis enim, os non propugnaculum modo,<text:line-break/>neque fedem utrique arteriae parti esse comparatum, fed</text:p>
      <text:p text:style-name="P13">adhuc praeter haec alteri quidem vascrnm membranam<text:line-break/>ac cartilaginem substratam, quae partes vertebrarum in-<text:line-break/>ternas sublinens instar strati cujusdam mollis ei est com-<text:line-break/>parata, alteri vero, quae sursum ad jugulum afcendit,<text:line-break/>maximam et mollissimam glandulam instar strati illic<text:line-break/>fnbstravit. Quod si nullum aliud esset vas in thorace,<text:line-break/>nec pars, quae superne deorsum, aut inferne furfum fer-<text:line-break/>retur, quaeque eodem praesidio indigeret ac providentia,<text:line-break/>folis utique iis duabus arteriae magnae partibus retro<text:line-break/>quidem spina, ante vero sternum ministeria atque ufus,<text:line-break/>quos diximus, suggererent; nunc autem quum vena cava<text:line-break/>inferne quidem fiirfum feratur, fupeme vero deorsiim<text:line-break/>stomachus, et vena quae thoracem nutrit, non conve-<text:line-break/>niebat eorum securitatem pro nihilo ducere, fed tegere,<text:line-break/>et colligare, et substernere, et praesidium ac propugna-<text:line-break/>culum utrumque os ante ipsa objicere. Quae certe ap-<text:line-break/>paret sic habere, nihilque ne minimum quidem ali ani-<text:line-break/>malium opifice per negligentiam fuiffe praetermissam.</text:p>
      <text:p text:style-name="P13">Primum enim, quum posset stomachum sterno, venam ca-<text:line-break/>vam spinae conjungere, contra fecit; stomacho enim<text:line-break/>spina est propinquior sterno, venae autem cavae sternum<text:line-break/>quam ipina est propinquius. Si quidem stomachus ab<text:line-break/>initio per totum colium spcndylis invectus fertur; vas<text:line-break/>vero, quod a dextra cordis auricula fertur furfum, ve-<text:line-break/>na eque cavae est continuum (ob eamque causam medico-<text:line-break/>rum pleri que ipsum venam cavam appellant), prope ster-<text:line-break/>num est; et melius fuit utrique propinquum os quam<text:line-break/>remotum facere propugnaculum, et quam in partem con—<text:line-break/>trariam per totam thoracis capacitatem vas fublime du-<text:line-break/>cere. Praeterea autem aliud quoque commodum quod-<text:line-break/>dam ex hujusmodi positione utrique parabatur; stomacha<text:line-break/>quidem, ut recta ad ventriculum fele excepturum acce-<text:line-break/>dat fpinae incumbens, <text:span text:style-name="T50">neve </text:span>cogatur per medium dia-<text:line-break/>phragma penetrare, <text:span text:style-name="T50">quod </text:span>necessarium foramen jam prius<text:line-break/>habebat fu venae cavae transitu; venae vero cavae,</text:p>
      <text:p text:style-name="P13">quum ad jugulum pervenerit et arteriae <text:span text:style-name="T50">a </text:span>corde occnr-<text:line-break/>rerit, ut parata sit positio opportuna. Statim autem cum<text:line-break/>hoc arteriae quoque fervatur positio, ut, quum per col-<text:line-break/>lum divitae ferantur, arteriae quidem in profundo sint,<text:line-break/>venae, autem ipsis incumbant. Non folum igitur ex eo<text:span text:style-name="T64">z<text:line-break/></text:span>quod stomachus spinae sit impositus, et arteria, et vena,<text:line-break/>quae inferiora thoracis nutrit, sterno autem cava fubja-<text:line-break/>ceat, fed etiam ex eo, quod non aequali inter se ordine<text:line-break/>stomachus et arteria et vena sint imposita, neque certe<text:line-break/>fu medio stomachus sit situs, arteria autem in lateribus,<text:line-break/>fed qued haec quidem in mediis spondylis sit exporcecla^<text:line-break/>simul autem cum ea ad latera stomachus, optime a .na-<text:line-break/>tura fuit constitutus. Quanto enim arteria stomacho ad<text:line-break/>vitam est principalior, tanto fedem tutiorem habuit^ cu--<text:line-break/>jus rei non parva est demonstratio, quod per colli spon-<text:line-break/>dylos omnes, et quatuor primos, et thOracis medies<text:line-break/>stomachus iter faciat. Neque enjm, quum folus fuper</text:p>
      <text:p text:style-name="P13"><text:span text:style-name="T50">fpOndylos vehebatur, e re fuisset, </text:span>tutiore <text:span text:style-name="T50">via </text:span>relicte,'<text:line-break/>aliam periculosiorem <text:span text:style-name="T50">perfequi, </text:span>.neque, cum. instrumento<text:line-break/>prlucipaliOri occurrit, <text:span text:style-name="T53">ηοη </text:span><text:span text:style-name="T50">ei loco </text:span>primario cedere.<text:line-break/>Porro vena ea, <text:span text:style-name="T50">quae </text:span>costas thoracis octo inferiores utrin-<text:line-break/>que alit, ceu minor arteria, juxta ea est extenfa; ve-<text:line-break/>rum de hac quidem paulo post, quum de venis agemus,<text:line-break/>tractabimus, ad arteriam vero rurfus revertemur. Quum<text:line-break/>esiiim maxima arteriarum (de qua agebam) per partes<text:line-break/>thoracis inferiores transit, utroque mittit propagines in<text:line-break/>ea loca, <text:span text:style-name="T50">in </text:span>quibus musculi funt intercostales; etenim ab<text:line-break/>ipsis pars maxima in hos musculus dividitur, perlabitur<text:line-break/>autem <text:span text:style-name="T49">ηοη </text:span>exigua et in musculos thoracis externos.<text:line-break/>Neque enim tutius neque compendiosius erat aliunde ar—<text:line-break/>terias ad eos duci, quemadmodum neque ad phrenas,<text:line-break/>nec ab ulla alia arteria, nec ab alia ipsius parte, fed<text:line-break/>ab hac arteria, quae illic est sita, et parte ejus ea, qua<text:line-break/>phrenas praeterlabitur. Quin etiam neque ventriculum,<text:line-break/>nec lienem, nec hepar denique praestiterat arterias aliunde-</text:p>
      <text:p text:style-name="P13">recipere, quam <text:span text:style-name="T50">ab </text:span>hac sola maxima, quum primum ad<text:line-break/>loca, quae sunt fub phrenibus, pervenerit. Ab iisdem<text:line-break/>autem locis arteria etiam intestinis omnibus distribuitur,<text:line-break/>quod et mesenterii vertex prope erat situs, eratque ne-<text:line-break/>cesse illinc primum non arteriam modo, sed venam<text:line-break/>etiam et nervum in omnes intestinorum flexus atque<text:line-break/>involucra dispertiri. Deinceps autem cum renes sint sili,<text:line-break/>in ipsos rurfus maximum arteriarum par perrupit: fed<text:line-break/>de magnitudine quidem earum diximus, cum de renibus<text:line-break/>ageremus; cur autem non ex alia arteriae parte sint<text:line-break/>productae, nunc dicemus. Natura fane videtur vasis<text:line-break/>maximis ut aquaeductibus uti; ex omnibus enim lucis,<text:line-break/>per quae ea praetereunt, vicinis omnibus velut rivos<text:line-break/>quosdam ac canales mittit magnitudine discrepantes pro<text:line-break/>dignitate et usu partium recepturarum; omnes certe<text:line-break/>brevissimo intervallo mittit; quocirca et arteriae pars, quae<text:line-break/>in dextrum renem prorumpit, aliiorem exortum habet,</text:p>
      <text:p text:style-name="P13">quam ea, <text:span text:style-name="T50">quae ad</text:span>-sinistrum it, quod et renum ipsorum<text:line-break/>positio sit inaequalis, ut antea demonstravimus. Nemi-<text:line-break/>nem igitur mirari oportet, - si arteriae sinistrae , quae <text:span text:style-name="T62">j</text:span>ad<text:line-break/>thoracem feruntur, ex eodem loco, quo dextrae, produ-<text:line-break/>cantur, productio vero in dextrum renem ea-altior ex-<text:line-break/>titerit, quae fertur: fu sinistrum, pro-utriusque instrumen-<text:line-break/>torum eas recepturorum positione; fed id potius admirari<text:line-break/>convenit, quod arteriae, quae ad testiculos, feruntur, eas<text:line-break/>ordine confequuntur, quae . accedunt ad renes. Si qui deni<text:line-break/>quae a partibus sinistris proficiscitur,' omnino- aliquid<text:line-break/>perpetuo ex ea, quae fertur ad renes, aflumir; noninm-<text:line-break/>quam autem etiam siola utitur; quae veto a dextris pro-<text:line-break/>ficiscitur, femper quidem ab ipfa magna arteria oritiir'<text:line-break/>interdum autem afluunt etiam aliquid ab ea., quae ad<text:line-break/>renem fertur. Quod autem eas oportebat quodammodo<text:line-break/>affumere nonnihil materiae impurae ac” refotae, libro<text:line-break/>decimoquarto demonstravimus. Quod vero, quum prope<text:line-break/>testiculos accesserint, flexu multiplici involvantur,- id quo—<text:line-break/>quevj. quanquam eo libro diximus^ nihil tamen etiam nunc</text:p>
      <text:p text:style-name="P13">eberit memoria repetere, ne, quod nuper a me dictum<text:line-break/>fuit /,naturam . geperatim in omnibus animalis partibus,<text:line-break/>saryare, id<text:span text:style-name="T64">:</text:span>, nisi ut -decet exponatur, vitiari alicubi pu-<text:line-break/>tetur. Quum enim ad omnes, ut diximus, partes natura<text:line-break/>brevissimo, intervallo arterias et venas adducat, ad S0I0S<text:line-break/>pmnjum testiculos et; mammas npn a propinquis vasis,<text:line-break/>fed ,a. longinquis duxit, haudquaquam primi sicopi oblita,<text:line-break/>fed meliorem alium fecuta. <text:span text:style-name="T50">- </text:span>Lac enim ac femen ex<text:line-break/>sanguine exacte cocto generantur; coctionis autem per-<text:line-break/>fectionem tempus morae ac consuetudinis cum vasie fe-<text:line-break/>rente .ipsis tribuit; mora enim ex necessitate accidit in<text:line-break/>longioribus; longiora vero femper funt, quae a longinquo<text:line-break/>veniunt. Convenienter igitur testiculis ac mammis na-<text:line-break/>tura non a propinquis vasis, fed longissimo intervallo<text:line-break/>sanguinem ac. fpiritum adducit. Atqui, si femen ipsum<text:line-break/>confici exactius oportebat, <text:span text:style-name="T50">fola </text:span>intervalli longitudo ipsi<text:line-break/>non sufficiebat, quomodo lacti; salioqui natura fuisset in-</text:p>
      <text:p text:style-name="P13">justa, <text:span text:style-name="T50">si </text:span>inaequalibus <text:span text:style-name="T50">ac </text:span>dissimilibus rebus aequalia ac si-<text:line-break/>milia omnino tribuisset. Ob eam igitur caufam non a<text:line-break/>longinquo modo venas et arterias ad testrculos, ut ad<text:line-break/>mammas, deduxit, <text:span text:style-name="T50">fed </text:span>praeterea multipliciter eas prius,<text:line-break/>quam insierat, involvit, diuturnam, opinor, ex eo cum<text:line-break/>vafe ferente confuetudluem ipsi materiae comparans. Sed<text:line-break/>venae quidem in hoc folo loco involvuntur, arteriae<text:line-break/>vero hic quoque, quomodo et venae, plurimum autem<text:line-break/>in plexu, <text:span text:style-name="T50">quem </text:span>retiformem appellant, propter eundem<text:line-break/>ufum; nutriunt enim hae fpiritum animalem, qui cere-<text:line-break/>bro continetur, qui certe multum ab aliis spiritibus na-<text:line-break/>tura difcrepat; proinde nihil mirum est, si longissime<text:line-break/>deducto <text:span text:style-name="T50">ac </text:span>prius esaborato et omni ratione alterato in-<text:line-break/>digeat alimento. Alias autem handquaquam invenias ar-<text:line-break/>terias aut venas a longinquo ad uliam partem acceden-’<text:line-break/>tes, fed brevissimo intervallo omnes a magnis vasis pro-<text:line-break/>pagatas. . Verum de venis quidem paulo post disseremus y<text:line-break/>a magna autem arteria aliae funt post praedictas pro-</text:p>
      <text:p text:style-name="P13">ductiones ad mufculos epigastrii, non enim ne'ad .hos<text:line-break/>quidem musculos <text:span text:style-name="T50">vasia. </text:span>aliunde brevissimo interstitio ad-<text:line-break/>duci poterant. Quin etiam et <text:span text:style-name="T50">per </text:span>totum iter magnae ar-.<text:line-break/>teriae, quod a quinto thoracis spondylo aufpicata per<text:line-break/>totam spinam facit, aliae quaedam sunt vasorum parvo-<text:line-break/>rum propagines in spinalem medullam prorumpentes, binae<text:line-break/>magna ex parte divisae, partemque sui non contemnen-<text:line-break/>dam' retro mittunt ad mufculos dorsales., Penetrant au-<text:line-break/>tem intra ossa, qua spsa luter sisse committuntur, qua-<text:line-break/>que nervi intus foras feruntur; duplexque ad singulas<text:line-break/>commissiones est productio, quod et foramen est duplex,<text:line-break/>alterum quidem a dextris fpinae partibus, alterum vero<text:line-break/>a sinistris. Hae omnino quamplurimae funt per totam<text:line-break/>fpinam exiguarum arteriarum conjugationes, numero<text:line-break/>nervos, qui ex fpinali medulla producuntur, aequantes;<text:line-break/>introque cum venis penetrat ad tenuem meningem, quae<text:line-break/>spinalem medullam ambit Atque etiam in unaquaque<text:line-break/>arteriae productione ea, quae est velut truncus aliarum,</text:p>
      <text:p text:style-name="P13">quaeque in media spina est porrecta, minor quam ante<text:line-break/>efficitur;. quemadmodum et trunci arborum post produ-<text:line-break/>ctos ramos, et fluviorum fluxus post rivulorum deriva-<text:line-break/>tiones. Quare, <text:span text:style-name="T50">si </text:span>comparaveris ejus magnitudinem, quae<text:line-break/>est ad quintum thoracis spondylum, cum magnitudine<text:line-break/>ejusdem, quae est ad ultimum spinae fpondylum, multo<text:line-break/>minor tibi facta efle videbitur. Quin etiam, quanquam<text:line-break/><text:span text:style-name="T50">vena </text:span>cava ad fpinam altior arteria superne deorsum fera-<text:line-break/>tur, hoc tamen loco arteriae subjacet;, utramque enim<text:line-break/>oportebat eam, quam initio adepta erat, positionem reti-<text:line-break/>nere, quum aliud nihil cogit ipsam immutari, ipsiumque<text:line-break/>vas tenuius crassiore invehi. Postea vero quam dorsum<text:line-break/>praetergressae in crura eflent dividendae, fatius fuit in<text:line-break/>illis, ut <text:span text:style-name="T50">in </text:span>toto etiam animali, venas arteriis efle supe-<text:line-break/>riores, ipsarumque situm non commutari, quo tutior eflet</text:p>
      <text:p text:style-name="P3"><text:tab/>r <text:span text:style-name="T50">— </text:span>vxara delatio. Non tamen ne corporum<text:line-break/>quidem, quae sunt ad os latum, natura fuit immemor,<text:line-break/>fed iis quoque venas et arterias^, prout, ipforum magnituni</text:p>
      <text:p text:style-name="P13">do et ufus postulabat, distribuit; si quidem vesicae exi-<text:line-break/>gua, magna vero ac duplicia matricibus vasa inferuit, ut<text:line-break/>quae non folas ipsias matrices, fed foetum etiam in ipsis<text:line-break/>matricibus concipiendum essent nutritura. Quae igitur a<text:line-break/>locis renibus propinquis ad testiculos perveniunt, usque<text:line-break/>ad ipsarum fundum disseminantur; quae vero • tum ad<text:line-break/>partes, quae ad colium matricum pertinent, tum ad eas,<text:line-break/>quae funt infra post testiculos, perveniunt, a vasis, quae<text:line-break/>ad crura feruntur, producuntur eodem loco, unde in<text:line-break/>mafculis ad virgam accedunt, id est, ex lumbis. Ex his<text:line-break/>autem locis rurfus vasa venosa sursum feruntur, quae<text:line-break/>propter communionem cum lis vasis conjunguntur, quae<text:line-break/>deorfum a mammis feruntur, quorum libro decimo quarto<text:line-break/>fecimus mentionem. Hae itaque venae in profundo sibi<text:line-break/>occurrunt, aliae vero in fuperficie parte externa finis<text:line-break/>mufculorum epigastrii,' prope inguen. At&gt;</text:p>
      <text:p text:style-name="P52">una conjugatio exiguorum vascrum ad ea,- quae^adrpu-<text:line-break/>dendum -perlirfent, accedit* Reliqua conjugatio -venarum,</text:p>
      <text:p text:style-name="P13">quae mammis et thoraci cum partibus genitalibus funt<text:line-break/>communes, venis, quae.deorfum a mammis in superficie<text:line-break/>feruntur, occurrit Diximus autem antea de vasis, quae<text:line-break/>ad crura feruntur, <text:span text:style-name="T50">quod </text:span>itinere tutissimo <text:span text:style-name="T50">per </text:span>partes in-<text:line-break/>ternas exporrecta ferantur. Hoc enim itinere progredi-<text:line-break/>entia, parte anteriore et externa totum crus ante fe in-<text:line-break/>star propugnaculi objectum erant - habitura; parte vero<text:line-break/>interna, qua feruntur, mufculos, qui illic sunt maximi,<text:line-break/>tub illos enim et per hos tranfeunt; ad inguen autem<text:line-break/>iiatura magnas glandulas in ipsorum divisiones velut fal-<text:line-break/>ci mentum. quoddam indidit, et adverfus externas injurias<text:line-break/>operimentum objecit. Magna igitur vasa in nulla artuum<text:line-break/>parte, neque in pedibus, neque in manibus pet fum-<text:line-break/>mam superficiem apparent, fed intus in prosim do (ut di-'<text:line-break/>ximus) abdita feruntur, eOque magis arteriae, quam <text:span text:style-name="T50">ve-<text:line-break/></text:span>nae, quo majoris <text:span text:style-name="T50">sunt </text:span>momenti, periculaque <text:span text:style-name="T50">majora </text:span>ex<text:line-break/><text:span text:style-name="T50">fanguinis profluvio, si </text:span>fectae <text:span text:style-name="T50">fuerint,' afferant Nonnulla<text:line-break/>vero ' exigua ' etiam</text:span><text:span text:style-name="T54">1</text:span><text:span text:style-name="T50"> ad cutim iiecessarlos pervadunt, ali-</text:span></text:p>
      <text:p text:style-name="P13">mentum partibus, quae illic suxit, praebitura. De distri-<text:line-break/>butione autem ipforum in singulos mufculos cuperem<text:line-break/>nonnihil nunc quoque attingere, sed yideo tractationem<text:line-break/>de iis prolixam admodum futuram. Proinde satius mihi<text:line-break/>videtur, ubi fcopos constructionis fuero persecutus, ip-<text:line-break/>forum particularem disquisitionem ad opus de anatomicis<text:line-break/>administrationibus remittere, in quo alia etiam pleraque<text:line-break/>hic a me omissa perfecte abfolventur. . Nam opus illud<text:line-break/>olim duobus commentariis fueram complexus, nunc au-<text:line-break/>tem vifum mihi fuit aliam longiorem fcribere exposilio-<text:line-break/>nem, quae particularem omnium contineat enarrationem.</text:p>
      <text:h text:style-name="P67" text:outline-level="2">Cap. X<text:span text:style-name="T59">I.</text:span></text:h>
      <text:p text:style-name="P1">Redeo igitur jam ad alteram arteriarum,<text:line-break/>quam a.corde ad collum, et fcapulas, et manus, et fa-<text:line-break/>ciem, et totum denique caput cernas distribui. Haec<text:line-break/>enim in ipfo per <text:span text:style-name="T50">thoracem </text:span>transitu, quomedo ea quae<text:line-break/>fertur deorfum, musculis intercostalibus, et spinali me-<text:line-break/>dullae , et iis quae sunt extra thoracem, mittit propagi-<text:line-break/>nes; et praeter has etiam mittit eas, quae ad mammas</text:p>
      <text:p text:style-name="P13">eunt, de quarum ufu antea diximus, tum autem eas, quae<text:line-break/>et ad fcapulas et ad manus accedunt. Quod autem ex<text:line-break/>iis est reliquum,. una fcilicet utrinque arteria fertur fur-<text:line-break/>fum ad caput. Ab his certe vasis distributiones omnes<text:line-break/>faciei et colli partes contexunt Ex eis autem, quae in.<text:line-break/>fcapulas dividuntur, musculi spinales propagines reci-<text:line-break/>piunta Ab his autem, ipsis, quum primum ad collum ex-<text:line-break/>tra thoracem emicuerint, feruntur propagines per fora-<text:line-break/>mina cujusque fex primarum vertebrarum, quae funt ad<text:line-break/>latera, usque ad caput. Non enim amplius itidem ar-<text:line-break/>teria in vertebris ipsis est exporrecta, quomodo in tota<text:line-break/>spina. Musculi enim, qui antrorsum caput detrahunt,<text:line-break/>omnino erant hoc in loco constituendi, quum alio trans-<text:line-break/>poni non poflent; atque etiam stomachum in iis, et<text:line-break/>ante ipsum asperam arteriam collocari erat necesse, ut,<text:line-break/>quum de ipsis seorsum ageremus, demonstravimus. Non<text:line-break/>igitur licebat ipsam sic similiter fu spinalem medullam</text:p>
      <text:p text:style-name="P13">inferi. Id etiam naturae opus mihi videtur admirabile,<text:line-break/>cujusmodi ab ipsis' artificibus fieri saepe solet, si quid af-<text:line-break/>fabre sint facturi; fculpunt enim id fubinde,- ac perfo-<text:line-break/>rant, et circumradunt, quo venustum efficiant. Quum<text:line-break/>enim hic quoque natura posset apophysibus vertebrarum<text:line-break/>lateralibus pro ipfarum propugnaculo ufa fursum ad ca-<text:line-break/>put usque arterias, quae in spinalem medullam iturae<text:line-break/>erant, ducere, non ita fecit, neque folo dicto praesidio<text:line-break/>fuit contenta, fed singulas apophyfes perforans concinne<text:line-break/>simul et in orbem iter vasis ipsam foraminum feriem<text:line-break/>munivit. Tanquata autem ferie continuata apophyfes<text:line-break/>inter se sint -structae, non magnum inter foramina est<text:line-break/>intervallum, qua nervis, qui <text:span text:style-name="T50">a </text:span>spinali medulla profici-<text:line-break/>fcuntur, est exortus; ea certe ab arteria exigua quaedam<text:line-break/>propago in spinalem medullam accedit. Usa est enim<text:line-break/>simul hic quoque natura foramine nervi ad vasa intro-<text:line-break/>mittenda, non arteriam folum, fed'etiam venam cum ea</text:p>
      <text:p text:style-name="P13">trajiciens. Finis auscm <text:span text:style-name="T50">vaforum, quae </text:span>sursum <text:span text:style-name="T50">usque ad<text:line-break/></text:span>caput feruntur, postquam primum spondylum est egressas,<text:line-break/>bifariam dividitur; altera quidem parte ad cerebrum<text:line-break/>posterius intro fertur, reliqua vero <text:span text:style-name="T50">ad </text:span>mufculos articulo<text:line-break/>capitis circumfufos disseminatur, finibus vafcrum, quae<text:line-break/>in tenui meninge sunt locata, ipfum conjungens; .mu-<text:line-break/>fculos autem, qui sunt in superficie et cute, vaforum<text:line-break/>propagines, quae funt in scapulis, contexunt. Nusquam<text:line-break/>enim in corpore musculum ullum invenias, qui vena et<text:line-break/>arteria careat, fed in omnes ipfos tutissime ac minimo<text:line-break/>intervallo ex propinquis locis prorumpunt Nam et ar-<text:line-break/>teriarum -conjugationem, quae ad manus eunt, natura<text:line-break/>non nudam neque in superficie, sed, quoad maxime li-<text:line-break/>cuit, intus in profundissimo abdens antrorfum duxit, in<text:line-break/>axillis quidem, ubi primum in propinquos mufculos divl-</text:p>
      <text:p text:style-name="P54"><text:tab/><text:span text:style-name="T50"><text:tab/></text:span><text:span text:style-name="T49">ί-Λ </text:span>—^visioni-<text:line-break/>bus velut fulcimentum quoddam interens, vahs<text:line-break/>ipsis extrinsecus quasi operculum quoddam et propugna-</text:p>
      <text:p text:style-name="P13">culum injiciens, ut fu inguinibus, ita per internum bra-<text:line-break/>chium in mufculos omnes distribuens deduxit lude<text:line-break/>rursus tuto per internam ac mediam gibbi cubiti dear-<text:line-break/>ticulationem <text:span text:style-name="T50">ad </text:span>cubitum deducens quoquoverfus disper-<text:line-break/>tivit, nullius oblita musculi, sied pro cujusque dignitate<text:line-break/>omnibus vas magnitudine conveniens distribuens. De<text:line-break/>quibus etiam ipsis, quemadmodum et de iis, quae cruri-<text:line-break/>bus infunt, in libris de anatomicis administralionibus<text:line-break/>tractavimus.</text:p>
      <text:h text:style-name="P67" text:outline-level="2">Cap. XII.</text:h>
      <text:p text:style-name="P4">In praesienti vero pauca dicam de reli-<text:line-break/>quo arteriarum pari, quod antiquo quidem nomine ca-<text:line-break/>rotidas appellant Fertur autem id rectum sursum ad<text:line-break/>caput,, in profundissimis colli partibus abditum. In ipfo<text:line-break/>v?ro transitu et musculis, qui illic sint, et glandulis,<text:line-break/>et veAi$ obfcurae quaedam ab ipsis propagines inferuntur,<text:line-break/>^<text:span text:style-name="T62">U</text:span>io<text:span text:style-name="T62">a</text:span>^qm,<text:tab/><text:span text:style-name="T65">1&amp;ί</text:span><text:span text:style-name="T49">ηο </text:span>lucfrnijag</text:p>
      <text:p text:style-name="P52">arteriis funt propinquae, ubi sexta ac septima vertebra</text:p>
      <text:p text:style-name="P13">inter fe committuntur, dividuntur. Nam arteriarum pars<text:line-break/>altera recta per foramina cujusque fex primarum verte-<text:line-break/>brarum, quae sunt in apophysibus lateralibus, fertur,<text:line-break/>quemadmodum in libris de anatomicis administratioiiibus<text:line-break/>docuimus; altera vero obliqua foli fexto invehitur; id-»,<text:line-break/>circo haec major aliis vertebris extitit. Cum igitur utrae-*<text:line-break/>que arteriae carotides bifariam dividantur, et altera qui-<text:line-break/>dem pars retrorfum magis eat, altera vero antrQrfum,<text:line-break/>rurfum harum utraque bifariam dividitur. Deinde altera<text:line-break/>pars ejus, quam antrorfum tendere diximus, ad linguam<text:line-break/>accedit et internos maxillae inferioris mufculos; altera<text:line-break/>vero magis quidem in superficie quam ilia est locata,<text:line-break/>magis tamen et ipsa glandulis tecta sursum ad interiora<text:line-break/>aurium usque ad temporalem mufculum fertur, ibique<text:line-break/>dividitur, atque a posterioribus furfum usque ad verti-<text:line-break/>cem ascendit; quo loco vaforum fines, quae sunt in sini-<text:line-break/>stro capite, cum eis, quae funt in dextro, et internOrum<text:line-break/>cum externis passim committuntur. Reliqua vero arte-</text:p>
      <text:p text:style-name="P13">riae carotidis pars, quam retro magis ferri dicebam,<text:line-break/>dividitur et ipfa in duas partes maximas primum parti-<text:line-break/>bus inaequalibus; quarum minor retro magis ad basim<text:line-break/>cerebelli accendit, magno ac praelongo foramine ipsam<text:line-break/>excipiente, quod est .in fine futurae inferioris lambdoidis;<text:line-break/>reliqua vero anterioribus partibus per foramen, quod est<text:line-break/>fu oste petrofo, rurfum fertur et ipsa ad plexum retifor-<text:line-break/>mem. Quem ego prius dixi toti fere basi cerebri fub-<text:line-break/>jacere, quique ex memoratis arteriis generatur, et ufum<text:line-break/>praestat insignem, fed, si ulla alia pars, praestantissimum;<text:line-break/>ob eamque causiam natura loco omnium tutissimo ipfum<text:line-break/>constituit; de quo non est cur plura verba faciam/<text:line-break/>dictum enim mihi prius de eo abunde fuit, quum par-<text:line-break/>tes cerebri exponerem; ubi autem id tantum adjecero^<text:line-break/>finem praefenti plexus retiformis expositioni imponam^<text:line-break/>In cerebrum quidem ipfum par arteriarum haudquaquam<text:line-break/>exiguum ascendit, ex quo plexus choro’ides, qui est in</text:p>
      <text:p text:style-name="P13">ventriculis cerebri, generatur, ac venis, quae ibi sunt,<text:line-break/>permixtis tendi meningi contexitur. Aliae vero exiguae<text:line-break/>in posteriora et anteriora feruntur; quarum illae qui-<text:line-break/>dem ad cerebellum et fpinalis medullae productionem<text:line-break/>pertinent, hae vero ad oculorum ledes una cum nervis<text:line-break/>opticis feruntur; committunturque fines vaforum poste-<text:line-break/>riorum iis vasis, quae furfum per' foramina vertebrarum<text:line-break/>colii feruntur, ut non ita pridem docuimus, eorum<text:line-break/>vero, quae antrorsum ad oculos eunt<text:span text:style-name="T64">9</text:span>jines cum eis com-<text:line-break/>mittuntur, quae funt in facie et nafo. Ut vero fumma-<text:line-break/>tim dicam, natura in facie et toto capite arterias qui-<text:line-break/>dem quam pluri mas cum arteriis, venas autem cum venis;<text:line-break/>tum a dextris ad sinistra, tum ex sinistris ad dextra, tum<text:line-break/>a parte anteriore ad posteriorem, et rursus a posteriore<text:line-break/>in anteriOrem., et ab externis intro, et ab in ternis foras<text:line-break/>ducens committit; quandoquidem et per osta capitis inve-<text:line-break/>nias arterias quamplurimas exiguas velut fibras quasdam<text:line-break/>a crasia meninge- extra tendentes, et ab externis intro</text:p>
      <text:p text:style-name="P13">fubeuntes, sibique mutuo utrasque ad ossium commisturas<text:line-break/>conjunctas. Commiscentur autem arteriae venis, et ve-<text:line-break/>nae arteriis, <text:span text:style-name="T50">et </text:span>utraque haec nervis, et his ambobus<text:line-break/>nervi in toto corpore animalis; quod multis locis clare<text:line-break/>deprehendunt ii, qui accuratius in dissectionibus versan-<text:line-break/>tur, vaforum eniin exiguitas non facile deprehenditur,<text:line-break/>nisi mentem admodum intendas, in dissectionibusque sis<text:line-break/>verfatus. Quin et totius hujus connexionis uCum effe<text:line-break/>necessarium est perfpicuum, si demum nutriri, et fentire,<text:line-break/>et caloris nativi fymmetriam partibus omnibus animalis<text:line-break/>confervare ex ufu est futurum; arteriae enim et venae<text:line-break/>par lis cujusque fensiis omnino funt expertes, sive illas<text:line-break/>frangere velis, sive urere, sive incidere, sive laqueis ex-<text:line-break/>cipere. Hoc autem loco fcire oportet, id omnibus pro-<text:line-break/>pemodum arteriis et venis inefle, quod, quum lu<text:line-break/>mufculum, vel vifcus, vel omnino in partem aliquam<text:line-break/>inferuntur, tenues quasdam propagines corporibus cir-</text:p>
      <text:p text:style-name="P13">cumfusis semper mittant; venae quidem numero inter-<text:line-break/>dum quamplurimas et mole corporis' insignes, arteriae<text:line-break/>autem numero quidem illis pauciores, ut plurimum au-<text:line-break/>tem magnitudine quoque inferiores, mittunt tamen et<text:line-break/>ipsae. Causa vero hujus est, quod partes omnes alimento<text:line-break/>indigent, calidae, frigidae, durae, molies; ut autem<text:line-break/>caloris nativi modus ad unguem confervetur, non am-<text:line-break/>plius similiter omnes postulant-, nam partes, quae natu-<text:line-break/>rali temperamento funt frigidae, etiamsi ad ultimum ali-<text:line-break/>quando venerint frigiditatis, sustinent tamen et vivunt,<text:line-break/>et rursus sine molestia recalescunt. Demonstravimus au-<text:line-break/>tem haec omnia tum alibi, tum in commentariis de ufa<text:line-break/>respirationis et, pulsuum: neque oportet in hoc opere<text:line-break/>(quod initio statim diximus) <text:span text:style-name="T64">z</text:span> alicujus actionis naturalis<text:line-break/>demonstrationem requirere, 'nam actionum cognitio ufus<text:line-break/>inventionem praecedit; proinde post illas plane cognitas<text:line-break/>haec a nobis scribuntur, in quibus explicandis pro hy-</text:p>
      <text:p text:style-name="P13">pothesi illis utimur; quae tamen et ipsa vicissim con-<text:line-break/>firmant, nos ea, quae ad tactionem pertinent, recte de-<text:line-break/>monstrasse,</text:p>
      <text:h text:style-name="P67" text:outline-level="2">Cap. XIII.</text:h>
      <text:p text:style-name="P1">Invenias igitur venas quasdam sine ar-<text:line-break/>teriis, sied arteriam nullam sine siia conjuge vena. In-<text:line-break/>telligere autem hic oportet arteriam conjugem, non eam,<text:line-break/>quae tangit aut quae per membranas eis est conjuncta,<text:line-break/>(inest enim id quoque plurimis,) sed eam, quae propter<text:line-break/>-eundem usum extiterit. Intelliges autem planius quod<text:line-break/>dico in ipfa sermonis enarratione. Quemadmodum enim<text:line-break/>arteria,, quae ex sinistro cordis ventriculo producitur,<text:line-break/>truncus est arteriarum, quae in toto sunt animante; om- -<text:line-break/>nes enim arteriae (ut demonstravimus) ab ea ducunt ori-<text:line-break/>ginem; eodem modo venae,’ quae in totum animantis<text:line-break/>corpus sunt diffusae, a vena cava funt exortae, velut<text:line-break/>rami quidam a trunco. Arteriis vero, quae a corde in<text:line-break/>pulmones simt diffissae, quae funt velut radices, propor-<text:line-break/>tione respondent eae venae, quae sunt ad ventriculum,<text:line-break/>lienem, et mesenterium; iis autem arteriis, quae sunt in</text:p>
      <text:p text:style-name="P13">corde, venae, quae sunt in hepate, respondent. Atque<text:line-break/>etiam ex venae cavae partibus, quae deorsum ad spinam<text:line-break/>fertur, eam mihi intellige proportione refpondere parti<text:line-break/>magnae arteriae majori, quae fertur * deorsum, eam vero,<text:line-break/>quae furfurn fertur ad jugulum, minori. Aliam vero om-<text:line-break/>nem ab his diftributionem, eam quidem, quae fertur pe-<text:line-break/>nes arterias, pariter divisionem habere arteriarum divi-<text:line-break/>sioni refpondentem, quam ego in arteriis expofui eam<text:line-break/>vero, quae feorfum aliquando est fejuncta, in genere qui-<text:line-break/>dem artis et fcopi contineri, qui arteriis inest, dissidere<text:line-break/>vero propter ufus quosdam peculiares atque eximios, quos<text:line-break/>ego nunc perfequar.</text:p>
      <text:h text:style-name="P67" text:outline-level="2">Cap. XIV.</text:h>
      <text:p text:style-name="P1">Natura partibus omnibus venas cum<text:line-break/>siimma aequitate distribuit, iis quidem, quae ejusdem<text:line-break/>funt generis, pro folo generis discrimine, iis vero, quae<text:line-break/>diversi sunt generis, pro copia substantiae, quae ab ipsis<text:line-break/>defluit, propter quam animantium corpora alimento in-<text:line-break/>digent; quandoquidem, si nihil deflueret neque vacuaretur,<text:line-break/>sed ipsorum habitus idem perpetuo maneret, quid esset,</text:p>
      <text:p text:style-name="P13">quod alimentum appeterent; aut senectam aut mortem<text:line-break/>formidarent? Quum igitur nutriri corpora sit necesse,<text:line-break/>quod ea vacuentur? alimentum aequale sit oportet co-<text:line-break/>piae ejus substantiae, quae defluit. Defluit autem plu-<text:line-break/>rimum quidem a calidis ac mollibus corporibus, et iis,<text:line-break/>quae moventur assidue aut vehementer; minimum autem<text:line-break/>a frigidis, et duris, et quae moderatas obeunt actiones.<text:line-break/>Frigus enim corpora densat, cogit, ac constringit, pro-<text:line-break/>hibetque substantiae defluvium; calor vero contra cor-<text:line-break/>pora rarefacit, liquat, tenuat, ac digerit. Quin etiam<text:line-break/>et quod ad fubstantiam ipsam attinet, quae durior qui-<text:line-break/>dem est et lapidea, permanens est, nec facile dissipatur;<text:line-break/>quae vero humida est ac mollis, celeriter quidem a ca-<text:line-break/>lore in halitus refolvitur, eoque cito perit atque exhalat.<text:line-break/>Pulmoni igitur omnia infunt, quae ad celerem vacuatio-<text:line-break/>nem pertinent, nam et mollissimus est et calidissimus,<text:line-break/>motuque agitatur perpetuo. Ossibus vero infunt velut ex<text:line-break/>diametro cum eo pugnantia, etenim frigida funt, et du-<text:line-break/>ra, bonamque totius vitae partem quiescunt; ob eas certe</text:p>
      <text:p text:style-name="P13">causas perdurat ipsiorum fubstantia,• nec facile diflblvitur.-<text:line-break/>Ne igitur mireris, si iis quidem natura exiguas adeo tri-<text:line-break/>buit venas, ut ne clare quidem appareant, etiamsi ani-<text:line-break/>mal magnum fuerit, pulmoni vero vena maxima a corde<text:line-break/>est inferta; ut enim alia juste, ita hoc quoque fecit,/<text:line-break/>tantum utrisque mittens alimentum, <text:span text:style-name="T50">- </text:span>quanto indigebant.<text:line-break/>Nunc itaque duas partes inter fe comparavi, quarum ai-'<text:line-break/>tera quidem plurimo, altera vero paucissimo eget ali-<text:line-break/>mento: in medio vero harum funt omnes aliae, quarum<text:line-break/>aliae quidem magis, aliae vero minus vacuantur, alimen-<text:line-break/>toque indigent. Nonnullae autem tametsi substantia sint<text:line-break/>duriores, ut cor, tamen propter caloris nativi copiam<text:line-break/>alimentum copiosius consumunt; • aliae vero., quanquam<text:line-break/>funt molliores, ut cerebrum, minus tamen ob caloris<text:line-break/>inopiam disselvuntur. Vena igitur omnium maxima,<text:line-break/>quae animali insunt, <text:span text:style-name="T50">, </text:span>ex hepate in utvamque corporis<text:line-break/>nostri partem enafcitur, superiorem fcilicet et inferio-</text:p>
      <text:p text:style-name="P13">r.em/ ' Prope ipsum, autem venae latae ac breves ad re-<text:line-break/>nes deciduntur, non hercule quod multo alimento ege-<text:line-break/>anti,- fed quod (ut ostendimus) hae venae sint tanquam<text:line-break/>stomachi attrahentes, renibus que luttrahendis serosis ex-<text:line-break/>crementis inservientes; Reliqua vero omnis earum dis-<text:line-break/>tribulio 'in tota spina et cruribus eo modo habet, quo<text:line-break/>modo si in arteriis; , nusquam enim vena ab arteria relin-<text:line-break/>quitur, fed, ubi vas arteriosum videris, ibi necesse est<text:line-break/>venam etiam esse, paucis tamen venis in coipora, quae<text:line-break/>ad cutim pertinent, sine arteriis divisis; id quod acci-<text:line-break/>dit in manibus, et cruribus, et iisdem externis atque<text:line-break/>anterioribus potissimum, quod partes hae positionem ha-<text:line-break/>beant minus praecipuam, quam internae, quomodo et<text:line-break/>fu aliis omnibus partibus. Atque etiam distributio om-<text:line-break/>nis venarum in intestina, quam a portis hepatis habent,<text:line-break/>simul cum arteriis fit; praeterea ea, quae fit in omentum,<text:line-break/>ventriculum, et lienem, fu quae omnia vena unica di-</text:p>
      <text:p text:style-name="P13">viditur, quae ab hepate quidem oritur, incipit autem ibi<text:line-break/>dividi cum arteriis, quae <text:span text:style-name="T50">a </text:span>magna oriuntur, sibi pri-<text:line-break/>inum diaphragma superavit. Haec itaque omnia videntur<text:line-break/>a natura provide fuisse comparata, venaeque thoraci a<text:line-break/>cava opportunissime distributae; qua enim primum fertur,<text:line-break/>furfum a gibbis hepatis, jam inde ad diaphragma ma-<text:line-break/>gnas propagines mittit; ubi vero cor jam attingit, ibi<text:line-break/>eam, quae octo costas utrinque alit; emittit. Quam si<text:line-break/>videris, quo pacto^ ex alto velut fufpenfam ad spinam<text:line-break/>usque trajecerit, propinquis ipfam corporibus fulciens,<text:line-break/>certo felio, quod hic quoque naturae artificium ac pro-<text:line-break/>videntiam videbis non contemnendam. Diximus autem<text:line-break/>prius in hoc opere de iis, quae cordi insunt ac pulmo-<text:line-break/>nibus, et id genus aliis. Diximus etiam et de vasis,<text:line-break/>quae ad mammas et testes feruntur, dum communiter<text:line-break/>de venis et arteriis ageremus, quod utraeque commu-<text:line-break/>nem ufum haberent. Pari modo et eum de arteriis</text:p>
      <text:p text:style-name="P13">agererpus, de venis diximus, <text:span text:style-name="T50">quae ad </text:span>manus perveniunt,<text:line-break/>quod communis utrarumque sit ratio<text:span text:style-name="T50">; </text:span>ut- enim in cruri-<text:line-break/>bus, ita et hic in externis <text:span text:style-name="T50">atque </text:span>anterioidbus brachii<text:line-break/>partibus natura proprias mittit venas, per .(superficiem<text:line-break/>sine arteriis. De quarum distributione in quamque par-<text:line-break/>tem praeterea et de transitu per totum brachium et<text:line-break/>crus <text:span text:style-name="T64">c</text:span>in libris de anatomicis administrationibus dicturum<text:line-break/>me recepi. Quemadmodum autem hic brachium, et crus<text:line-break/>una vena fuperat, ita et in collo in fup.erficie est altera<text:line-break/>vena jugularis sine conjuge; arteria vero una utraque<text:line-break/>parte sinistra et dextrae Per profundum vero una cum<text:line-break/>arteriis., quas carotidas vocant, quae illic, funt jugulares,<text:line-break/>eodem modo dividuntur, nisi quod ad plexum retifor-<text:line-break/>mem (ut, quum de his ageremus, . indicavimus) arteria<text:line-break/>magna fertur furfum per foramen, quod est in osse pe-<text:line-break/>irolb; ad cerebrum vero fertur, quod venarum jugula-<text:line-break/>rium, quae per profundum feruntur, est reliquum, per<text:line-break/>foramen aliud nervorum fextae conjugationis. Diximus</text:p>
      <text:p text:style-name="P30">etiam de vasis, quae funt in ipso cerebro, quando partium<text:line-break/>ipsius ufus exponeremus. Tempus certe est, ut jam li-<text:line-break/>brum hunc finiamus.<text:tab/><text:span text:style-name="T54">z</text:span><text:span text:style-name="T50">v\</text:span></text:p>
      <text:h text:style-name="P66" text:outline-level="1">GALENI DE VSV PARTIVM. CORPO-<text:line-break/>RIS HVMANI<text:line-break/>LIBER XVII.</text:h>
      <text:h text:style-name="P67" text:outline-level="2">Cap. I.</text:h>
      <text:p text:style-name="P1">Ultimus mihi hic liber adhuc de ufu par-<text:line-break/>tium corporis humani fuperest; nihil enim relinquitur,<text:line-break/>cujus speciatim non meminerimus. Sed quoniam usiis<text:line-break/>in omnibus non est aequalis, neque idem, fatius utique<text:line-break/>fuerit de his definivisse, et quod cuique ipforuin est pro-<text:line-break/>prium, indicassie. Partie igitur actio ab ejusdem ufu (ut<text:line-break/>antea diximus) differt, quod actio quidem motus quidam</text:p>
      <text:p text:style-name="P13">est activus, ufus vero nihil aliud est quam quod vulgo<text:line-break/>appellatur utilitas seu ad utendum aptitudo quaedam.<text:line-break/>Porro actionem motum esse dixi activum, quod plerique<text:line-break/>motus fiant patiendo, quos fane passivos etiam nuncu-e<text:line-break/>pant, qui. tum partibus quibusdam accidunt, quum ab<text:line-break/>aliis moventur. Is enim motus inest ossibus, quae in<text:line-break/>brachiis et cruribus sunt, fitque a mufculis, qui ipsis in-<text:line-break/>funt, nunc quidem extra, nuiic autem intra ad dearli-<text:line-break/>culationes ossa moventibus. Quod si ipfum primum mo-<text:line-break/>vens (quod est princeps animae facultas) respexeris, mu-<text:line-break/>fculi rationem instrumenti habebunt, sta id os, quod<text:line-break/>ab ipsis movetur, et Jianc et efficientis habebunt <text:span text:style-name="T50">rationem.<text:line-break/></text:span>Primus itaque ufus animalibus ab actionibus accedit, fe-<text:line-break/>cundus a partibus; nullam enim partem propter fe ip-<text:line-break/>fam habere cupimus; supervacanea enim ita esset, si<text:line-break/>actione esset orbata, et abscindenda potius, quam optan-<text:line-break/>da. Praeterea, si qua esset in corpore animalis pars ejus-<text:line-break/>modi, haudqnaquam diceremus, ejus aliquem esse usum;<text:line-break/>quum autem neque in homine ulla sit ejusmodi, neque</text:p>
      <text:p text:style-name="P13">G.</text:p>
      <text:p text:style-name="P52">in alio, animali, idcirco, naturam praedicamus esse arti-<text:line-break/>fieiosam. Equidem, quod <text:span text:style-name="T50">mihi </text:span>accidit, quum primum ele- <text:span text:style-name="T52">x<text:line-break/></text:span>pljanta sum conspicatus, referam; quod facile intelligent,<text:line-break/>qui id animal funt conspicati; qui antem non viderunt,,<text:line-break/>non magno negotio, intelligent, si modo mentem iis, quae<text:line-break/>dicturus sum,, attenderint. Habet enim hoc animal, quo<text:line-break/>luco aliis est nasus, partem quandam pendentem angu-<text:line-break/>stam ac longam adeo, ut ad terram pertingat; quam<text:line-break/>quum primum fum conspicatus, supervacaneam atque<text:line-break/>inutilem efle putavi ; quum autem animal ipfum uti ea<text:line-break/>pro manu animadverti, tunc non amplius ipfam judicavi<text:line-break/>esse inutilem, quod usus hujus partis cum actione utili<text:line-break/>eflet conjunctus; quandoquidem partis ufus ita demum<text:line-break/>apparet, si actionem habeat utilem. Elephas igitur<text:line-break/>extremo hujus partis sic omnia tractat, atque ita rebus<text:line-break/>apprehendendis applicat, ut ne minima quidem numis-<text:line-break/>mata ipsum effugiant, quae etiam, sublata pronomaea<text:line-break/>fuu probofcide (sic enim paptem eam vocant^ de qua.</text:p>
      <text:p text:style-name="P13">nunc agimus) rectori, <text:span text:style-name="T50">qui </text:span>sibi insidet, tradit Quemad-<text:line-break/>modum igitur, si animal parte hac non uteretur, spsa<text:line-break/>eflet superflua, et natura, quae ipsam conformasset, non<text:line-break/>ubique eflet arlificiofa, ita, quum actiones per eam obeat<text:line-break/>utilissimas, ipsa quidem est utilis, naturam autem osten-<text:line-break/>dit esse artificiosam. Postea vero, quum ipsam animad-<text:line-break/>vertissem in fine esse perforatam, intellexissemque prae-<text:line-break/>terea, animal ipsum per foramina illa velut per nares<text:line-break/>refpirare, cognovi fane, eum quoque ufum animali par-<text:line-break/>tem hanc praestare. pOstquam autem mortuo elephante<text:line-break/>usque ad radicem partis ipsius dissecans meatus, qui a<text:line-break/>foraminibus surfum feruntur, reperi non aliter quam in<text:line-break/>nobis exitum habere duplicem, unum quidem, qui ad<text:line-break/>ipsum cerebrum perveniebat, alterum autem in os per-<text:line-break/>foratum, impensius adhuc naturae artem sium admiratus;<text:line-break/>Ubi autem etiam didici, ipfum animal, quuni fluvium<text:line-break/>aut lacum profundum trajicit, ut - totum ipsius corpus<text:line-break/>demergatur, per fublatam in altum hanc probofcidem re-<text:line-break/>fpirare, naturae providentiam iutellexi non in eo dun-</text:p>
      <text:p text:style-name="P13">taxat, <text:span text:style-name="T50">qnod </text:span>partes omnes ipsius animalis pulchre constru-<text:line-break/>xerit, fed qnod ipsum etiam eis uli docuerit, quemad-<text:line-break/>modum initio totius operis demonstravimus. Porro ad<text:line-break/>artem naturae cognofcendam abunde fuerit totum corpus<text:line-break/>animalis extrinfecus infpexisse, ac cujusque partis actio-<text:line-break/>nes considerasse, iis faltem, qni ita fefe compararunt, ut<text:line-break/>eas juste considerent ac dijudicent, non autem nt ini-<text:line-break/>mici naturam calumnientur; quandoquidem qui corpo-,<text:line-break/>rum elementa talia substantia initio posuerunt, nt ars<text:line-break/>naturae conjungi nequeat, bellnm adverfus eam coacti<text:line-break/>funt fufcipere. Quod autem conjungi nequeat, hinc di-<text:line-break/>fcas licet. Quod aliquid artificiofe est formaturum, aut<text:line-break/>extrinfecus tangat id, quod formatur, aut totum ipsam<text:line-break/>pervadat est necesse. At cum insiccabilia vel individua<text:line-break/>corpora, quae nonnulli statuunt .elementa, quicquam ant<text:line-break/>extrinfecus tangendo, aut per totam se lutus inserendo;<text:line-break/>ne ipsi quidem dicant conformandi vim habere; relin-<text:line-break/>quitur ipsa fortuito concuxfu inter fe cohaerenda cor-</text:p>
      <text:p text:style-name="P13">ptora sensibilia constituere. At quae ita temere cohae-<text:line-break/>rent, raro quidem opificium utile efficiunt, contra autem<text:line-break/>faepenumero inutile ac vanum. Ea certe est caufa,<text:line-break/>quae eos viros, qui prima corpora ejusmodi esse adstru-<text:line-break/>unt, cujus generis fiunt, qui atomos introducunt, per-<text:line-break/>pulit, ut naturam negarint esse artificiofam. Quum enim<text:line-break/>statim extrinsecus videamus aperte, nullum animal ullam<text:line-break/>partem habere inutilem, attamen conantur hi aliquam<text:line-break/>ad contradicendum arripere, quae prima facie aut in<text:line-break/>dissectione talis appareat. Ea fane ratione partes omnes<text:line-break/>explicandi necessitatem nobis impofuerunt, ut ad ea<text:line-break/>etiam defcendere simus coacti, quae nihil habent mo-<text:line-break/>menti aut ad curationem, aut ad praenotionem, aut ad<text:line-break/>dignotionem morboram; ut quum consideramus, qui mu-<text:line-break/>sculi et quot linguam moveant. At eo certe nomine<text:line-break/>mihi subit viros illos admirari, qui naturam ajunt arte<text:line-break/>carere, si statuarios quidem laudant, quum partes dex-<text:line-break/>tras sinistris aequales omnino fecerint,, naturam autem</text:p>
      <text:p text:style-name="P13">non laudant, quae praeter partium aequalitatem actio-<text:line-break/>nes etiam exhibuit, ac praeterea statim, ut animal fuit<text:line-break/>genitum, ufum earum ipfum edocuit. An Polycletum<text:line-break/>quidem jure admirabimur propter partium statuae (quae<text:line-break/>regula fuit appellata) convenientiam ac proportionem,<text:line-break/>naturam autem non modo non laudabimus, fed omni<text:line-break/>etiam arte privabimus, quae partium proportionem non<text:line-break/>folum. extrinsecus more statuariorum, fed in profundo<text:line-break/>etiam servavit? Nonne et Polycletus ipse naturae est<text:line-break/>imitator, in quibus saltem eam potuit imitari? potuit<text:line-break/>autem,in folis externis partibus, in quibus artem con-<text:line-break/>sideravit, ab iis, quae maxime funt in promptu, auspica-<text:line-break/>tus, quarum manus una est, inftrumentum homini ma-<text:line-break/>xime proprium, quinque habens digitos in latos ungues<text:line-break/>desinentes, in quoque ipsorum tres articulos, ac motus,<text:line-break/>quot et quales libro primo exposui; quae omnia plena<text:line-break/>sunt summi artificii. Atqui, ut haec omittam, spsa ae-<text:line-break/>quabilitas artem prae fe fert admirabilem, quam, statuarii</text:p>
      <text:p text:style-name="P13">mullis freti instrumentis aegre tamen aflequuntur. Omit-<text:line-break/>to magnitudinis in partibus omnibus proportionem, ut<text:line-break/>in manu ipfa, quam libro primo ostendimus a matura<text:line-break/>factam fuisse ad apprehensionem, quo modo crus ad am-<text:line-break/>bulationem. Considera autem, quo pacto natura fu marc<text:line-break/>gnitudine ipsius fumma symmetria eft ufa. Quum enim<text:line-break/>membrum hoc a scapulis pendeat,,, grave omnino ac ge-<text:line-break/>statu difficile atque ad actiones ineptum fuisset, si ad<text:line-break/>pedes usque extensum esset; ac multo id magis, si ad<text:line-break/>terram demissam traheretur, tametsi ad aliquid accipien-<text:line-break/>dum, quod esset remotius, tanto magis eflet idoneum,<text:line-break/>quanto longius. Quia vero parva quidem manus, quanto<text:line-break/>levior est ac portatu facilior,-; tanto deterior est ad ea,<text:line-break/>quae longe sunt dissita, apprehendenda, quae vero ad ea<text:line-break/>apprehendenda est utilis, ea gravis ac gestatu difficilis erat,<text:line-break/>futura, magnitudinem ejus eousque auxit, quatenus ge-<text:line-break/>statu difficilis non sit. Ei igitur, qui naturae opera vere<text:line-break/>examinat, vel manus fola ante . anatomen visii siofficiat;</text:p>
      <text:p text:style-name="P13">qui vero naturae esi (ut dixi) inimicus*, etiamsi • artem,<text:line-break/>quae intus in ipfa manu est abdita, fuerit confpicatus<text:line-break/>(quam nos primis duobus libris expofuimus), ea tamen,<text:line-break/>quae ipfe viderit, magno studio ac folicitudine revolvit,<text:line-break/>quaerens aliquid, 'quod queat calumniari. Ad eundem<text:line-break/>autem modum et in Cruribus" si quis magnitudinis lym-<text:line-break/>metriam ac motus cujusque ufum vere examinarit, non-<text:line-break/>ne<text:span text:style-name="T62">!</text:span> artem naturae non laudabit modo, fed etiam admira-<text:line-break/>bitur? Si enim animo’ finxeris hominem aliquem crura<text:line-break/>habere parte dimidia duntaxat proportione decenti con-<text:line-break/>structa, ^intelliges (opinor) primum quidem, corpus, quod<text:line-break/>fupeij acet, quam grave ipsi erit ac gestatu difficile; se-<text:line-break/>cundo, quam periculosa eidem erit ambulatio; postremo^<text:line-break/>quam<text:span text:style-name="T62">;</text:span> erit ‘ad curfum impeditus. Ad eundem modum et<text:line-break/>femoris ad tibiam et tibiae ad pedem proportionem<text:line-break/>consideraris fummam quandam naturae arterii invenies;<text:line-break/>quemadmodum rursum et partium, quae tum pedi ipsi,<text:line-break/>tum summae manui' fusiint, nain hujus quoque partes<text:line-break/>mif£biliter inter se' consentiunt, quo modo certe et bra-<text:line-break/>chii partibus ad cubitum, et cubiti ad fummam manum,</text:p>
      <text:p text:style-name="P13">et hujus etiam partibus inter fe incredibilis quaedam est<text:line-break/>proportio. Atque haec omnia artem -opificis ostentanti<text:line-break/>Quin et digitorum duntaxat proportio ei certe, qui na-<text:line-break/>turae inimicus non fuerit, eandem.artem^ostenderit. .Cur<text:line-break/>enim nemo adhuc digitos triplo majores, quam nunc funt,<text:line-break/>aut cur rurfus eosdem non aeque parvos habuit, ut cu-$<text:line-break/>jusque est ipsorum primum internodium? .Ad quod.equi-<text:line-break/>dem respondeo, quod magnitudines ejusmodi ufum ip-r<text:line-break/>forum vitiarent. Tu autem, operum naturae generosissime»<text:line-break/>calumniator, nihil horum consideras,, fed, si ex centenis<text:line-break/>millibus millium hominum uni , aliquando, digitos fex<text:line-break/>procrearit, id solum consideras. At, ,si Polycletus exi-<text:line-break/>gunm quiddam ipsis in milie. statuis peccasset, •, haudqua-<text:line-break/>quam ipsie eum accusares, et, si quis ei id objiceret, ma-?.<text:line-break/>lignum <text:span text:style-name="T50">eum esse </text:span>diceres. Id igitur, ipfum converte, ac<text:line-break/>considera, quid tandem dicas, si in mille quidem hOmini-<text:line-break/>bus natura peccasset, in uno vero S0I0 recte egisset, * non-<text:line-break/>ne, quod rite cessisset^ fortunae diceres, non artis, opus</text:p>
      <text:p text:style-name="P13">efle? quod si in decies mille, id multo magis dicas:<text:line-break/>nunc autem, quum non in mille neque in decies mille<text:line-break/>hominibus, fed ne in centenis quidem millibus millium<text:line-break/>quidquam. videamus ab ea fuisse peccatum, quae ipfa re-<text:line-break/>cte egit, ad fortunam audes referre, mirabili certe aequi-<text:line-break/>tate in nataram utereris. Quod si tragoedorum aut<text:line-break/>comoedorum certamini interesses, eumne, qui . aliis,<text:line-break/>decem millibus praeclare gestis in uno lapfns eflet, ut<text:line-break/>imperitum damnabis, . laudabis autem eum ut peritum,<text:line-break/>qui femel recte fe geflerit? Deliramenta haec plane funt,<text:line-break/>hominum que officia <text:span text:style-name="T64">r</text:span> qui elementa, quae initio male po-<text:line-break/>fuerunt, tueri turpiter conantur; quae cum videant labe-<text:line-break/>factari, si natura .concedatur esse artificiofa,. ejusmodi<text:line-break/>impudenter effutire coguntur. Quanquam, ut dixi, ni-<text:line-break/>hil opus erat omnes corporis partes per. anatomen erue-<text:line-break/>re, nam una quaevis extrinfecus conspecta salis efle<text:line-break/>poterat*ad artem ejus, qui ipsum condidit,' ostentandam^<text:line-break/>Nec certe attinet aurium aut superciliorum aequalitatem<text:line-break/>ac ufum commemorare, aut palpebrarum, vel ciliorum<text:span text:style-name="T64">r</text:span></text:p>
      <text:p text:style-name="P58">. /</text:p>
      <text:p text:style-name="P13">vel pupillae, aut cujusvis ejusdem generis, quae vim<text:line-break/>naturae incredibilem ac sapientiam'declarant, cum satis<text:line-break/>id, quod in promptu est, quodque cutim appellamus,<text:line-break/>artem ipsius possit ostendere. Si quis enim ipfam per fe<text:line-break/>considerarit, videritque in mullis quidem partibus eam<text:line-break/>sibi ipsi esse continuam, in paucis autem quibusdam fo-<text:line-break/>ramina habere, considerabit omnino, utrum partibus il-<text:line-break/>iis temere sit perforata, nulla re per ea foramlua in<text:line-break/>corpus ingredienfe utiliter, aut ex eodem exeunte, an<text:line-break/>omnium utilitas sit maxima. Nam aliud quidem horum<text:line-break/>foraminum, quo cibis ac potibus et praeterea aeri nobis<text:line-break/>circumfuso esset ingressas, extitit, aliud vero, quo hu-<text:line-break/>midis <text:span text:style-name="T50">ac </text:span>siccis excrementis esset exitus. Atque in pri-<text:line-break/>mum quidem perforata est spiritus via, quae est per nares,<text:line-break/>in secundum vero seminis exitus. Excernendorum au-<text:line-break/>tem excrementorum cauta alii meatus sursum ad cere-<text:line-break/>brum per nares perveniunt; alibi corpus foraminibus<text:line-break/>pertufum reperias, ut per ea animal possit audire: alio</text:p>
      <text:p text:style-name="P13">loco videndi gratia , est spissem: nusquam foramen est<text:line-break/>fupervacaneum. <text:span text:style-name="T50">s </text:span>Quemadmodum -etiam et pilorum gene-<text:line-break/>ratio est necessaria, et ubi, opus: est, eorundem privatio<text:line-break/>est . commoda :<text:span text:style-name="T64">r</text:span> generatio; quidem (ut maxime demonstra^<text:line-break/>yim,u§)<text:span text:style-name="T64">H</text:span>in.capite,/ superciliis sue palpebris, privatio vero<text:line-break/>in;; partibus manuum internis <text:span text:style-name="T50">ac </text:span>pedum infernis. Nec<text:line-break/>vero mufculus usquam cum cute frustra coalefcit, fed<text:line-break/>quibus in- partibus id accidit, ob usum necessarium (ut<text:line-break/>demonstravimus) .contingit. Quis igitur adeo est demens<text:line-break/>aut operum; naturae inimicus, qui non ex cute statim<text:line-break/>et iis, quae primum occurrunt, artem opificis intelligat?<text:line-break/>Quis non statim animo concepit, mentem quandam efle,<text:line-break/>quae .vim habeat admirabilem, quaeque terras . omnes<text:line-break/>pervadens in omnes ejus partes extendatur? Ubique<text:line-break/>certe animalia procreari videas, quae constructionem<text:line-break/>habent admirabilem. Quanquam quaenam universi pars<text:line-break/>terra igncbilior? attamen mens quaedam cernitur etiam<text:line-break/>ad ipsam a fupeiioribus .pervenisse corporibus: quae si</text:p>
      <text:p text:style-name="P31"><text:span text:style-name="T53">- ....<text:tab/>•<text:tab/></text:span><text:span text:style-name="T52">t</text:span><text:span text:style-name="T50"> ixi-s.s- ,<text:tab/>;:u<text:tab/>...su r<text:tab/>-</text:span></text:p>
      <text:p text:style-name="P52">quis contemplatus fuerit, statim substantiae pulchritudi-<text:line-break/>nem admirabitur, primum <text:span text:style-name="T50">ac </text:span>maxime folia, post ipfum<text:line-break/>lunae, deinde siderum; in quibus par est, quanto cor-<text:line-break/>poris substantia eis est purior, tapto etiam mentem inha-<text:line-break/>bitare meliorem ac perfectiorem ea quae in corporibus<text:line-break/>terrestribus habitet. Quum enim in i limo, in colluvie,<text:line-break/>in paludibus, in plantis, fructibnsque putrentibus ani-<text:line-break/>malia tamen gignantur mirificam habentia indicationem<text:line-break/>ejus mentis, quae ipsa condidit, quid de corporibus fu,-,<text:line-break/>perioribus eft putandum? Licet autem nunc, ipfam p,er-<text:line-break/>spicias naturam ratienalem vel ex ipsis hominibus^ si<text:line-break/>Platonem, .Aristotelem, Hipparchum, Archimedem, ap<text:line-break/>complures hujuscemodi alios contempleris.. Qupm igitur<text:line-break/>in tanta colluvie (quo enim alio nomine quis appellet<text:line-break/>id, quod ex carne, sanguine, pituita, ac.bile utraque<text:line-break/>est conflatum?) mens adveniat adeo eximia, quantam<text:line-break/>jyutandum eft efle ejus excellentiam ,in fole, luna..aliis-<text:line-break/>que sideribus? Mihi quidem, dum haec mente revolvo,</text:p>
      <text:p text:style-name="P13">non exigua quaedam mens ejusmodi per ipsum etiam<text:line-break/>aerem nos ambientem videtur esse extensa; fieri enim<text:line-break/>non potest, cum lucis ipsius solis sit particeps, ut non<text:line-break/>etiam vim ab ipfo assiumat. Nec dubito, quin mihi sis<text:line-break/>in his omnibus fubCcripturus, si modo artificium, quod<text:line-break/>animalibus inest, diligenter ac juste examinaris, nisi<text:line-break/>(quemadmodum dixi) aliqua de ipfius universi elementis<text:line-break/>opinio, quam temere quidam posuerunt, inhaeserit Nam<text:line-break/>si quis nulli sectae addictus, fed libera sententia rerum<text:line-break/>considerationem inierit, confpicatus, in tanta carnium ac<text:line-break/>succorum' colluvie mentem tamen habitare, conspicatus<text:line-break/>item et cujusvis animalis constructionem, (omnia enim<text:line-break/>declarant opificis sapientiam,) mentis, quae caelo inest,<text:line-break/>excellentiam inteliiget: tum opus de partium utilitate,<text:line-break/>quod' prius exiguum sibi esse videbatur, perfectissimae<text:line-break/>theologiae verum principium constituet; quae theologia<text:line-break/>multo est major atque praestantior tota medicina. Non<text:line-break/>igitur foli medico opus de ufu partium eft utile, fed<text:line-break/>multo certe magis medico philosopho^ qui totius naturae</text:p>
      <text:p text:style-name="P13">fcientiam studeat <text:span text:style-name="T50">sibi </text:span>comparare; eumque oportet his sa-<text:line-break/>cris initiari. Arbitror enim, nullam gentem, neque ho-<text:line-break/>minum societatem, apud quos ulla deorum est religio,<text:line-break/>quidquam habere sacris Eleusiniis aut Samothraciis simile:<text:line-break/>ea tamen obfcure docent, quae profitentur; naturae vero<text:line-break/>opera omnibus animantibus fiunt perspicua. Neque enim<text:line-break/>existrmes, in salo homine tantam inesse artem, quantam<text:line-break/>siermo superior explicuit, sed quodcunque aliud animal<text:line-break/>dissecare velis, parem in eo artem opificis ac sapientiam<text:line-break/>reperies; et quanto ipfum minus fuerit, tanto majorem<text:line-break/>tibi admirationem excitabit. Quod declarant opifices,<text:line-break/>quum in corporibus parvis aliquid infculpunt : cujus ge-<text:line-break/>neris est, quod nuper quidam in annulo Phaethonta qua-<text:line-break/>luor equis invectum fculpsit Omnes enim equi frenum,<text:line-break/>os, et dentes anteriores habebant: quae equidem princi-<text:line-break/>pio prae exiguitate non videbam prius, quam fpectacu-<text:line-break/>lum hoc incredibile ad claram lucem convertissem : non<text:line-break/>tamen ne sic quidem partes omnes mihi apparebant, quo.</text:p>
      <text:p text:style-name="P51">..<text:tab/>•' *<text:tab/>* ' •&gt; . '</text:p>
      <text:p text:style-name="P1">modo nec aliis plerisque. Quod si quis aliquando ipsas<text:line-break/>videre plane potuit, eas incredibili artificio esse concin-<text:line-break/>natas afsirmahat: nam et pedes sedecim quatuor equorum<text:line-break/>numerabamus, quorum qui partes omnes oculis discerne-<text:line-break/>bant, mirabiliter articulatas esse asserebant. Quanquam<text:line-break/>horum quicquam opus crure pulicis praestantius non<text:line-break/>habebant: nam praeterquam quod ars toti cruri pulicis<text:line-break/>inest, dum’ ipfa vivit, <text:span text:style-name="T50">. </text:span>alitur atque augetur, major adhuc<text:line-break/>alia quaedam efle videtiir artis ejus, qui pulicem con-<text:line-break/>didit, vis atque fapieptia, quod ipsam nulio labore for-<text:line-break/>niet, nutriat et'augeat. Quum igitur ars tanta in tam<text:line-break/>abjectis animalibus appareat, quae dixerit aliquis acces-<text:line-break/>sionis vice ab opifice fuisie facta, quantam (ejus vim ac<text:line-break/>fapientiam in praestantioribus inesse putabimus?</text:p>
      <text:h text:style-name="P67" text:outline-level="2">Cap. II.</text:h>
      <text:p text:style-name="P52">Unum igitur ac maximum hoc nobis acce-<text:line-break/>dit ex hoc opere commcdum, non tanquam medicis, fed<text:line-break/>(quod eo est praestantius) tanquam scire aliquid cupi en-</text:p>
      <text:p text:style-name="P13">tibus de vi ipsius utilitatis i quam philosophorum nonnulli<text:line-break/>omnino esse negant, tantum abest:, ut animalibus prospi-<text:line-break/>cere fateantur. Secunda autem utilitas est ad affectus<text:line-break/>partium,- quae lutus in profundo corpore delitefcunt,<text:line-break/>cognofcendosquam ad rem actionis cognitio magnum<text:line-break/>habet momentum» Quemadmodum' enim, qui jam explo-<text:line-break/>ratum habet, quod crurum quidem actio est ambulatio,<text:line-break/>-ventriculi autem ciborum concoctio, si quem viderit, qui<text:line-break/>ambulare non possit, statim judicat partem cruris aliquam<text:line-break/>esse affectam, in eo autem,, yxi aut non concoquit, aut<text:line-break/>male concoquit, ventriculi; ita, qui novit.facultatem<text:line-break/>animae ratiocinatricem esse in cerebro, deliria, phreniti-<text:line-break/>das, lethargos, manias., melancholias intelliget accidere,<text:line-break/>quum cerebrum aut prima ratione aut per confenfum<text:line-break/>afficitur. ’ Quemadmodum igitur in actionibus, sic et in<text:line-break/>utilitatibus res fe habet. Ut enim ambulatio tollitur, si<text:line-break/>nervi ac mufculi, qui cruribus infunt, fuerint affecti, ita.<text:line-break/>tolletur, si os aliquod .fuerit fractum, aut fuo articulos<text:line-break/>dimotum. Si vero nefcimus, quod per ossa cruribus in-</text:p>
      <text:p text:style-name="P13">-nitamur, haudquaquam sicire possimus, quod ossibus laesis<text:line-break/>animal laedatur. Eoque modo fit, ut ad- cognofcendum,<text:line-break/>quaenam pars sit affecta, non minus conferat utilitatem,<text:line-break/>quam actionum cognitio. Eadem est ratlu et de futuro-<text:line-break/>rum praenotione. Quemadmodum enim ad ambulatio-<text:line-break/>nem ossium, quae cruribus infunt, sanitas est utilis, sic<text:line-break/>qui affectus lis incidunt incurabiles, (ut in iis luxationi-<text:line-break/>bus, quae cum ulcere accidunt,) significabunt ambulationis<text:line-break/>noxam in futurum tempus infanabilem. Quin et si sine<text:line-break/>ulcere luxatio maneat insanabilis, (quod accidit in coxen-<text:line-break/>dicum luxationibus,) praeterquam quod futuram necessario<text:line-break/>cruris claudicationem ante significabit, modum etiam ip-<text:line-break/>sius talem fore indicabit, cujusmodi Hippocrates in libro<text:line-break/>de articulis- fcriptum reliquit. Tertia praeter praedictas<text:line-break/>utilitas hujus operis est adverfus fophistas, qui nobis non<text:line-break/>concedunt, crifes morborum <text:span text:style-name="T50">a </text:span>natura fieri, quique ipfam<text:line-break/>ullam animantium habere providentiam pernegant. Quum<text:line-break/>enim partium utilitates sibi ignotas nobis proponunt,</text:p>
      <text:p text:style-name="P13">in eo sperant fe artem naturae labefacturos, Hippocra-<text:line-break/>temque irrident, quod <text:span text:style-name="T50">nobis </text:span>naturam imitari in iis,<text:line-break/>quae ipfa per crisim facere consueverit, praecipiat. Ob<text:line-break/>eam fane cauiam cogimur et ipsi partium omnium ufus<text:line-break/>examinare, quae etiamsi nihil ad affectuum dignotionem<text:line-break/>aut futurorum praenotionem conferant, fructum tamen<text:line-break/>ex hoc opere medicus etiam ad curationes maximum<text:line-break/>percipiet,, quemadmodum et ex eo opere, fu quo de<text:line-break/>actionibus disputatur. Nam in partibus quibusdam <text:span text:style-name="T50">cae-<text:line-break/></text:span>dendis, aut circumcidendis, aut abfcindendis, nempe<text:line-break/>quando corruptae quodam modo fuerint, aut in eximen-<text:line-break/>dis fagittis vel jaculis infixis, si singularum partium uti—<text:line-break/>litatem probe calluerit, praefcribet, quasnam audacter et<text:line-break/>fecure, aut quas timide ac caute incidere oporteat.</text:p>
      <text:h text:style-name="P67" text:outline-level="2">Cap. <text:span text:style-name="T61">III</text:span><text:span text:style-name="T49">.</text:span></text:h>
      <text:p text:style-name="P1">Haec tota ac tanta hujus, quod ad finem<text:line-break/>perduximus, operis commoda liber iste velut bonus qui-<text:line-break/>dam <text:span text:style-name="T49">επωδος </text:span>explicat. Dico autem nunc <text:span text:style-name="T49">επωδόν </text:span>non<text:line-break/>eum, qui <text:span text:style-name="T49">επωδαΐς</text:span>, id est incantationibus, utitur, fed,<text:line-break/>quemadmodum apud poetas <text:span text:style-name="T49">μελιηους </text:span>(quos nonnulli ly-</text:p>
      <text:p text:style-name="P32"><text:span text:style-name="T53">9, Λ *<text:tab/>-<text:tab/>*<text:tab/></text:span><text:span text:style-name="T50">k.<text:tab/></text:span>•</text:p>
      <text:p text:style-name="P52">ricos appellant) in choris est <text:span text:style-name="T49">στροφ^ </text:span>quaedam atque «V-<text:line-break/><text:span text:style-name="T49">τίστροφος, </text:span>"sic et tertius est <text:span text:style-name="T49">έἴτωίόρ, </text:span>quo stantes ante de-<text:line-break/>orum aras canebant, ut ajunt, hymnis deos celebrantes.-<text:line-break/>Ilii igitur librum hunc comparans, nomen ipsi illinc tra-<text:line-break/>ductum imposui» <text:span text:style-name="T50">t</text:span></text:p>
      <text:h text:style-name="P66" text:outline-level="1"><text:bookmark-start text:name="bookmark7"/>GALENI DE MOTU MUSCULORUM<text:bookmark-end text:name="bookmark7"/><text:line-break/>LIBER <text:span text:style-name="T59">I.</text:span></text:h>
      <text:h text:style-name="P67" text:outline-level="2">Cap. <text:span text:style-name="T59">I.</text:span></text:h>
      <text:p text:style-name="P1">Instrumenta motus voluntarii&lt;musculi sunt,<text:line-break/>quorum sane adeo ingens multitudo est, <text:span text:style-name="T50">nt </text:span>ne numerare*<text:line-break/>quidem eos facile sit. Nam et natura ita quidam coale-<text:line-break/>scunt luter fefe, - ut videantur unus esse/ et quum imus<text:line-break/>aliquis in multos .desinit tendones, ’ non unus amplius-<text:line-break/>solus, Ted tot, quot <text:span text:style-name="T50">sunt </text:span>tendones, esse videntur. Idcirco;<text:line-break/>et quia multiplici funt figura, et in-dissimiles inseruntur<text:line-break/>partes, modum motus 'difficulter comprehensibilem habent/<text:line-break/>Erit autem ne id quidem parvum, videlicet ipsios mu-<text:span text:style-name="T64">A<text:line-break/></text:span>scnlos innafci partibusquae moventur, in diversia loca-</text:p>
      <text:p text:style-name="P13">et saepenumero contraria: alii enim deorsum, alii sur-<text:line-break/>fum, nonnulli ex anteriori parte, vel posteriori, aut<text:line-break/>hinc, aut. illinc insieruntur. Quin etiam omnis musculus<text:line-break/>fectus per transverfum non valde tenui neque fuperficiali<text:line-break/>factione nocet quidem omnino quibusdam motibus par-<text:line-break/>tis, in quam inferebatur. Sed quia multiplicia sunt no-<text:line-break/>cumenta, et hoc etiam pacto modus ipsorum motus dif-<text:line-break/>ficulter comprehendi poteli. Siquidem musculi, qui in<text:line-break/>cruribus sunt, quum alius alias scissius fuerit, vel flectere,<text:line-break/><text:span text:style-name="T50">vel </text:span>extendere, vel extollere, vel demittere, yel cpnver-<text:line-break/>tere membrum statim nequeunt Eadem et phlegmone,<text:line-break/>et fcirrhi, et putredines, et contusiones eorum, et duri-<text:line-break/>lies cicatricum efficiunt, et in cruribus, et in manibus<text:line-break/>maxime: etenim ex mufculis manuum patientibus quidam<text:line-break/>tollere, vel extendere, vel flectere, vel demittere eas<text:line-break/>non amplius pofliint; quidam vero in utramque parterh<text:line-break/>circumducere, vel convertere retro. Eadem tendonibus<text:line-break/>patientibus fiunt. Vocant autem eos recentiores aponeu-<text:line-break/>rofes misseulorum, quoniam, ut puto, musculos in eos</text:p>
      <text:p text:style-name="P52">- z •</text:p>
      <text:p text:style-name="P13">vident finire. Mixta autem quaedam ecrum natura est,<text:line-break/>et media inter, ligamentum et nervum su ligamentum. enim,<text:line-break/>proprie, <text:span text:style-name="T49">ηοη'</text:span>communiter, appellatum, est corpus nervo-<text:line-break/>sum, ex osse quidem omnino ortum habens, insertum<text:line-break/>autem in cs, aut in musculum; constat etiam, nomen,<text:line-break/>ei ab usu esse inditum; nervus autem et tenus ex ce-r<text:line-break/>rebro aut fpinae medulla oriuntur; nuncupatur autem<text:line-break/>ab ipsis actionibus unum instrumentum ducbus nomini-<text:line-break/>bus, eo quod nutare feu flectere et tendere natum<text:line-break/>essi Substantia vero ccrporis eorum ea est, ac si intel-<text:line-break/>ligas stipatum et denfatum ideoque duriufculum factum<text:line-break/>cerebrum. Est etiam et fpinalis medullae corpus simile<text:line-break/>cerebro compacto, et cb id duro facto; nam et ipsius<text:line-break/>cerebri pcsterior pars, quae medullae spinali continuatur,<text:line-break/>durior est anteriori; et quicunque nervOrum molliores<text:line-break/>funt, hi nihil a medulla spinae differre tibi videbun-<text:line-break/>tnr. Medulla.tamen, quae fu aliis. Ossibus est, <text:span text:style-name="T64">t</text:span> non talis,<text:line-break/>visitur, sed humid* et propemudum fluxilis; maxime</text:p>
      <text:p text:style-name="P13">vero' ipsius mollem substantiam assimilare pinguedini<text:line-break/>posses; qhapropter nec exoriri ex hac medulla nervum<text:line-break/>aliquem invenies, <text:span text:style-name="T50">t </text:span>neque mollem, neque starum; qiiin<text:line-break/>nec cerebri et medullae -spinalis tegumentis operta est,<text:line-break/>nec praeterea arteriae atque venae intexunt eam’; itaque<text:line-break/>nullo pacto cerebro et medullae spinali similis est, nec<text:line-break/>ipsi iilla communicatio cum mufculis. Sed cum cerebro<text:line-break/>et medulla spinae omnibus mufculis non parva commu-<text:line-break/>nicatio fest; nam aut-a cerebro, aut a medulla Jpinae<text:line-break/>netvtim accipiant necesse est, qui visu quidem parvus,<text:line-break/>fed facultate minime parvus. Cognosces autem ex ufle-<text:line-break/>ctibus; nam iricifus, Oppressas, contusus, laqueo interce-<text:line-break/>ptus, feirrhis affectus et corruptus aufert musculo om-<text:line-break/>nem motum et fenfum. Quin et nervo inflammato nbn<text:line-break/>pauci convulsione correpti fiint et mente alienati; quo-<text:line-break/>rum quidam sic affecti, quum sapientiorem medicum na-<text:line-break/>eti essent, nervo incito ltaKill convulsione et mentis<text:line-break/>alienatione liberati funt, fed pcstea niuTculum, in quem</text:p>
      <text:p text:style-name="P13">nervus infertus erat," infensilem atque, inutilem ad mo-<text:line-break/>tum habuerunt.<text:span text:style-name="T50">-- </text:span>Adeo certe magna-quaedam vis est in<text:line-break/>nervis, fuperne a magno principio affluens;- non enim<text:line-break/>ex se ipsis eam neque connatam habent. Cognofcere<text:line-break/>etiam potes hinc maxime, si incidens quemcunque isto-<text:line-break/>rum nervorum, aut spinalem ipsam medullam; quantum<text:line-break/>enim superius est incisione, continuum cerebro, id qui-<text:line-break/>dem adhuc conservabit principii facultates; omne autem,<text:line-break/>quod inferius est, neque fenfum, neque motum ulli<text:line-break/>praebere poteritvj. Nervi itaque rivorum in morem<text:span text:style-name="T62">7</text:span> a<text:line-break/>cerebro ceu ex quodam fonte deducuiit mufculis facul-<text:line-break/>taies, quos quum primiinr attigerint, scinduntur 'multi-<text:line-break/>pliciter in aliam subinde atque' aliam lectionem, tan-<text:line-break/>demqne in tenues et membraneas fibras toti soluti tofum<text:line-break/>sicmusculi corpus e intertexunt Ligamenta vero, per<text:line-break/>quae musculi ossibus colligantur et coalescunt, etmem-<text:line-break/>tonas circa ipsus gis«*mt, et quasdam intro propagines<text:line-break/>iitipfam carn^ifi musculorum mittdnt; quam veluti quen-</text:p>
      <text:p text:style-name="P13">dam locum intellige multis rivis irriguum, uno quidem<text:line-break/>praedicto nervo, duobus vero aliis, altero fanguinis ca-<text:line-break/>lidi et- tenuis et vaporosi, . altero fulgidioris et crassio-<text:line-break/>ris; vOcatur autem ipsorum alter arteria, alter vena.<text:line-break/>Isti igitur rivi principium a corde et hepate habentes<text:line-break/>corpus mufculorum irrigant, quorum gratia non amplius<text:line-break/>locus quidam nomineni absoluto, fed jam quasi planta<text:line-break/>musculus fitise jam vero propter tertium rivum, qui a<text:line-break/>principio magno deducitur, non planta, fed quoddam<text:line-break/>praestantius planta redditur,• assiumpto . fienfu et motu<text:line-break/>voluntario, quibus animal a non animali differt.. Propter<text:line-break/>has igitur facultates 'instrumentum animale musculus fa-<text:line-break/>ctus est, quemadmodum propter arteriam et venam na-<text:line-break/>turale: <text:span text:style-name="T50">; </text:span>etenim motus, qui ex arteria, et vena procedunt,<text:line-break/>naturales sunt. et voluntatis expertes, qui autem a mu-<text:line-break/>sculis<text:span text:style-name="T50">, </text:span>animales et voluntarii. Sive autem consulto di-<text:line-break/>cas musculorum fieri motus, si-re spontaneos, aut,.cum<text:line-break/>voluntate, nihil refert:, unum enim <text:span text:style-name="T50">fu </text:span>vxianibus his con-s</text:p>
      <text:p text:style-name="P13">jectari oportet, quomodo videlicet difcernas motum ip-r<text:line-break/>forum a motu arteriarum et venarum. Itaque, . etiamsi<text:line-break/>nequeas in nominibus ostendere doctrinam, abunde fatis,<text:line-break/>quod vis, significabis. Cur igitur non sensius instrumen-<text:line-break/>tum esse musculum diximus, sied motus duntaxat, quanr<text:line-break/>quam plane utriusque similiter ipfe sit particeps’? an quia<text:line-break/>motus quidem nullus utique fieri posset animalibus volun-<text:line-break/>tarius absque mufculis? Quare proprium ipsius instru-<text:line-break/>mentum musculus essi Senfus autem inest omnibus sen-<text:line-break/>silibus partibus etiam sine musculis;, quaecunque enim<text:line-break/>ipfarum particeps sit nervi, ea omnino scntit. Quid igi-<text:line-break/>tur sit mufculus,, clare dictum est, nempe m°tus volun-<text:line-break/>tarii instrumentum. Dictum est etiam, unde principium<text:line-break/>motus sit ipsi et per quae; puta a cerebro et per ner-<text:line-break/>vOs. Dictum praeterea et quemadmodum in ipsum hi<text:line-break/>distribuantur, et quemadmodum ligamenta.</text:p>
      <text:h text:style-name="P67" text:outline-level="2">Cap. <text:span text:style-name="T59">II</text:span>.</text:h>
      <text:p text:style-name="P1">Reliquum autem adhup est de natura ten-<text:line-break/>donum dicere, q»o nihil obfcurum relinquatur fermoni-</text:p>
      <text:p text:style-name="P13"><text:span text:style-name="T50">bus," </text:span>qui 'deinceps sequuntur. QuOd igitur mixta quae-<text:line-break/>dam natura tendonum <text:span text:style-name="T50">sit </text:span>ex <text:span text:style-name="T50">ligamentis et </text:span>nervis, di-<text:line-break/><text:span text:style-name="T50">ctum </text:span>quidem et hoc ante; fed ratiocinatio ejus omifla<text:line-break/><text:span text:style-name="T50">est, nunc </text:span>vero adjungetur. 'Tendo tanto durior est ner-<text:line-break/><text:span text:style-name="T50">vto, </text:span>quanto ligamento mollior; quin et mole corporis<text:line-break/><text:span text:style-name="T50">talis, </text:span>-ut qui <text:span text:style-name="T50">ex </text:span>ambobus <text:span text:style-name="T50">maxime </text:span>factus sit. Et liga-<text:line-break/><text:span text:style-name="T50">mentum quidem </text:span>omne insensile; nervus autem omnis<text:line-break/><text:span text:style-name="T50">fenili praeditus</text:span>; tendo vero neque insensilis, quia etiam<text:line-break/>nervi <text:span text:style-name="T50">est </text:span>particeps, nec ita sensilis,-ut nervus, non enim<text:line-break/><text:span text:style-name="T50">nervus est </text:span>tantum. Quatenus igitur particeps est liga-<text:line-break/><text:span text:style-name="T50">men ti naturae, eatenus </text:span>hebetatur acrimonia senfus*<text:line-break/><text:span text:style-name="T50">-Quin etiam</text:span>, <text:span text:style-name="T50">quia </text:span>nafcitur quidem tendo ex <text:span text:style-name="T50">fine musculi,<text:line-break/>inseruntur autem </text:span>in caput ipsius et nervus et <text:span text:style-name="T50">.ligamenta,<text:line-break/>deinde in ‘totum musculum. disperguntur</text:span>, <text:span text:style-name="T50">rationabile est<text:line-break/>ex ambobus tendonem esse factum. Clarius </text:span>autem <text:span text:style-name="T50">id<text:line-break/></text:span>fcire <text:span text:style-name="T50">possis </text:span>per <text:span text:style-name="T50">dissectionem. Evidenter’ enim </text:span>videbis<text:line-break/><text:span text:style-name="T50">principium </text:span>quidem, <text:span text:style-name="T50">quod vocant caput-mufculi</text:span>, magis<text:line-break/><text:span text:style-name="T50">nervofum, media vero carnosiora, ubi v«ntres (ut </text:span>vocant)</text:p>
      <text:p text:style-name="P13">mufculorum sunt; inde rurfus eadem, qua prius, pro-<text:line-break/>portione multo semper . nervosior efficitur; tandem eo<text:line-break/>magis nervosus apparet finis inferior, quo etiam apparet<text:line-break/>in capite. Nervus autem perveniens ad ipfum in pri-<text:line-break/>ma quidem infertione in pauciores distribuitur portiones;<text:line-break/>illis rursus in alias fcissis, hisque iterum sectis in alias,<text:line-break/>eo usque tandem scissiura procedit, ut in membraneas<text:line-break/>et valde.tenues fibras desinat; rursus hae particulae in-<text:line-break/>vicem coeunt, ac nervos mole quidem prioribus majores,<text:line-break/>caeterum numero pauciores generant; qui ,ip fine mu-<text:line-break/>fculi et numero et magnitudine pares iis, qui initio<text:line-break/>primo locantur, evadunt Quoniam vero rursus tendo<text:line-break/>nafcifur multo major nervo, qui in musculum descendit,<text:line-break/>manifestum est, quod non solum ex nervo factus est,<text:line-break/>verum etiam aliquid ex natura ligamentorum assiumpsit,<text:line-break/>nec sane hoc modicum; multis enim locis fexcupla, mul-<text:line-break/>lis etiam decupla crassitudine nervum superat. Et meer</text:p>
      <text:p text:style-name="P13">rito sane tantus <text:span text:style-name="T50">et </text:span>talis factus est, ut qui et ligamenti<text:line-break/>et nervi ufum exhibiturus erat; alligat enim musculum<text:line-break/>subjectis ossibus, in <text:span text:style-name="T64">z</text:span>qnae inferitur, et hac quidem ratione<text:line-break/>nihil, differt a ligamento; <text:span text:style-name="T50">sentit autem </text:span>et movetur, qua<text:line-break/>ratione nervi est particeps. Major autem factus est nervo,<text:line-break/>quippe qui os moturus sit; inferitur enim ut plurimum<text:line-break/>omnis, tendo in ossis terminum, cartilagine illitum. Sed<text:line-break/>non est hic terminus quilibet, nec ipfe tendo quivis;<text:line-break/>verum ipfe quidem dilatatus involvitur circa superiorem<text:line-break/>partem ossis, qnae vocatur caput: sic enim, quum ipse<text:line-break/>trahitur a musculo, erat, contracturus os fubjectum, con-<text:line-break/>natum sibi; vinculo enim tuto quodam erat opus muscu-<text:line-break/>lo cum osse a se movendo, nec erat aliud ad hoc aptius<text:line-break/>ligamento; nervus autem, qui a cerebro procedit, via<text:line-break/>quaedam existens facultatis motrieis, ut eam communem<text:line-break/>faciat, simul extensus est et commixtus ligamento; et<text:line-break/>ita. tendo factus est ex ntrisque.</text:p>
      <text:h text:style-name="P68" text:outline-level="2">Cap. II<text:span text:style-name="T59">I.</text:span></text:h>
      <text:p text:style-name="P1">Omnis igitur tendo in <text:span text:style-name="T50">os </text:span>omnino inferi-<text:line-break/>tur; non tamen omnis mufculus' in tendonem desinit<text:line-break/>In nullo enim musculorum moventium linguam nascitur<text:line-break/>tendo; nullum enim os lingua erat motura, sed vocem<text:line-break/>editura articulatam, et sapores dijudicatura, et mastxca-<text:line-break/>tioni atque deglutitioni adjumento futura. Quod si cui<text:line-break/>videtur cor similiter habere, hic non diligenter conside-<text:line-break/>ravit mufculi corpus: alio quin cognofceret, ipfum a mu-<text:line-break/>fculo multum differre et crassitudine, et conformatione,<text:line-break/>et contextu, duritieque; quin etiam et operibus nequa-<text:line-break/>quam conveniunt, hoc enim ad duplicem et composi-<text:line-break/>tum motum, qui perpetuo ex diastole et systole con-<text:line-break/>sistit, faciendum minime indiget voluntate animalis,<text:line-break/>mufculis vero neque motus similes sunt, citraque vo-<text:line-break/>luntatem nunquam fieri possent. Sunt enim quaedam<text:line-break/>ligamenta in ventriculis cordis, ad unguem similia ten-<text:line-break/>donibus, de quorum ufu alibi dicemus; intelligatur au-<text:line-break/>tem nunc nomen ligamenti secundum communem signi-</text:p>
      <text:p text:style-name="P13">ficatum. At labra oris exacta plane compactione culis<text:line-break/>et mufculi facta absque osse moventur. . Similiter et ipsi<text:line-break/>oculi motum habent voluntarium a mufculis; nullum au-<text:line-break/>tem os cum eis movetur. Praeterea et cutis, quae in<text:line-break/>fronte et fup er ciliis est, tum plurimae partes faciei,<text:line-break/>ossibus quiefcentibus<text:span text:style-name="T50">, </text:span>motu moventur voluntario. Ea ta-<text:line-break/>men differentia est inter hanc cutem et oculos et fabra,<text:line-break/>quod illi quidem pro mufculo subjecta est natura muscu-<text:line-break/>lusa tenuis, oculos autem magis mufculi movent, labro-<text:line-break/>rum vero natura cute admixta musculo fit. Quod <text:span text:style-name="T50">si<text:line-break/></text:span>etiam stomachus ventriculi, quem oesophagum vocabant<text:line-break/>veteres, musculus est et ipfe, et musculi, officia animali-<text:line-break/>hus ministrat, erit utique et hic musculus neque in<text:line-break/>tendonem desinens, neque <text:span text:style-name="T50">qs</text:span> simul movens. At qui in<text:line-break/>-cervice vesicae sufcipientis urinam est, et substantia cor-<text:line-break/>•poris omnino musculo similis est et actione; quemad-<text:line-break/>illodum fane et qui in fede, sive illum unum folum</text:p>
      <text:p text:style-name="P55">i<text:tab/>•</text:p>
      <text:p text:style-name="P13">mufculum, sive, plures unitos existimare oportet; movetur<text:line-break/>autem ab his os nullum, quemadmodum ne ab illis qui-<text:line-break/>dem, qui in testes et penem defcendunt. In fumma de<text:line-break/>omnibus musculis dicendum, quod mctus voluntarii funt<text:line-break/>instrumenta, tum quandoque fe ipsos duntaxat movent<text:line-break/>contracti, ut mufculi sedis et vesicae, quandoque vero<text:line-break/>et cutem, ad principium sinum dum trahuntur, simul at-<text:line-break/>trahunt, velut ii, qui in labris et fronte, et omnino in<text:line-break/>facie funt; ab his itaque nullus nascitur tendo. Cae-<text:line-break/>teri omnes musculi, quicunque ossa inOvent, in tendo-<text:line-break/>nes omnino vel majores vel minores terminantur; qui vero<text:line-break/>aliud quidpiam quam os movent, horum quibusdam sunt ten-<text:line-break/>dones, quibusdam vero non. Movent autem aliud quiddam,<text:line-break/>non os, mufculi oculorum, linguae, testium et penis, item<text:line-break/>et pharyngis, tum qui maxime sunt laryngis; vocatur ita<text:line-break/>fuperior terminus asperae arteriae, quod et caput appel-<text:line-break/>lant bronchi et larynga. Mufculi igitur oculorum mem-</text:p>
      <text:p text:style-name="P13">braneis quidem, sed validis aponeurosibus in duram et<text:line-break/>nervosam tunicam adjacentem rhagoidi perveniunt. Penis<text:line-break/>autem et testium, nulla aponeurosi facta, carneis ipfo-<text:line-break/>rum partibus innafeuntur. Porro mufculorum, qui fu<text:line-break/>pharynge et larynge sunt, quibusdam obscurae quaedam<text:line-break/>aponeurofes, quibusdam omnino non funt Motus autem<text:line-break/>modus alius alibi existit. In lingua quidem motum omnem<text:line-break/>videre possis: sursum enim et deorfum, ante et retro,<text:line-break/>sinistrorsum et dextrorfum apparet circumferri, et par-<text:line-break/>tini quidem quasi replicata <text:span text:style-name="T50">et </text:span>explicata, partim vero<text:line-break/>etiam circulari ter undique circumducta. Sed in oculis<text:line-break/>quatuor quidem funt recti motus, surfum et deorsum,<text:line-break/>dextrorfum et sinistrorsum, duo autem alii circulares.<text:line-break/>Duo etiam musculorum circa tempora; firmantibus enim<text:line-break/>dentes invicem tenduntur atque curvantur, hiantibus<text:line-break/>vero laxantur et porriguntur. Quin etiam motus magni<text:line-break/>musculi in brachio fatis perspicuus, dum flectendo cu-</text:p>
      <text:p text:style-name="P13">bitum curvatur et in fe ipjum coit; in extensionibus au-<text:line-break/>tem laxatur et exporrigitur. Eosdem motus et mufcu-<text:line-break/>lus magnus interna parte cubiti evidenter habet apparen-<text:line-break/>tes; in flectendis quidem digitis curvatur contrahiturque,<text:line-break/>extendentibus vero ipsie quoque extenditur et laxatur<text:line-break/>et porrigitur. Sic etiam et alii mufculi pene omnes, qui<text:line-break/>in artubus sunt, duplices motus videbuntur habere, si<text:line-break/>eos denudaveris cute; namque praedicti etiam non de-<text:line-break/>nudati apparent propter magnitudinem. In macilentis<text:line-break/>autem et mufculosis corporibus complurium musculo-<text:line-break/>rum motus evidenter apparent prius, quam cutis adima-<text:line-break/>tur. Sed mufculus, qui in fede est, proprium quendam<text:line-break/>motum, quoniam et figuram diversam, possedit, contractis<text:line-break/>crumenis similem. Caeterum feptum transversum simile<text:line-break/>.est tali cuipiam rei, nisi quod non perforatum essi Hujus<text:line-break/>igitur motum evidenter videbis, diviso, quidem peritonaeo,<text:line-break/>distractis autem subjectis vifceribus; aliOrum autem mufcu-</text:p>
      <text:p text:style-name="P13">lorum, qui in thorace et toto abdomine sunt, fussicit<text:line-break/>cutem- tantum auferre. Accidit autem illis, qui funt in<text:line-break/>abdomine, contrarium <text:span text:style-name="T50">ac </text:span>iis-, <text:span text:style-name="T50">qui </text:span>in artubus et facie lo-<text:line-break/>cum obtinent; hi enim, cum tenduntur et ad princi-<text:line-break/>pium retrahuntur, curvantur; illi autem, dum tendun-<text:line-break/>tur, exporriguntur, curvantur vero, dum laxantur.</text:p>
      <text:h text:style-name="P67" text:outline-level="2">Cap. IV.</text:h>
      <text:p text:style-name="P1">Utrum igitur (id enim a’ principio pro-<text:line-break/>positum erat considerare) tot modi motus infunt mufculis,<text:line-break/>quot etiam apparent et in dissectionibus, et prius quam<text:line-break/>denudes partes, an multo quidem pauciores sunt, appa-<text:line-break/>rent autem multi? Nam, ut alia omittam, absurdum vi-<text:line-break/>detur non unum motum musculis omnibus in esse, tan-<text:line-break/>quam si et arteriarum alium alius motum quispiam<text:line-break/>existere ’ dicat; semper enim natura videtur per similia<text:line-break/>instrumenta similiter operari. Quocirca sex inesse motus<text:line-break/>omnibus musculis (quod jam quidam dixerunt) evidenter<text:line-break/>redarguitur; nullus- enim' mufculorum- 'qui' in cruribus<text:line-break/>et manibus si.uit, habet tertium quendam Wotum diver-</text:p>
      <text:p text:style-name="P13">fum ab extensi One et contractione, quemadmodum nec<text:line-break/>temporales mufculi, evidenter enim et. horum utri que<text:line-break/>duo funt motus. Si autem totum membrum in fex loca<text:line-break/>musculi transferunt, nullum hinc fane dubium, quin pet<text:line-break/>singulos eorum duplex fit motus» Si enim unus inuscu-<text:line-break/>lus'totum membrum moveret, necesse esset, quot sint<text:line-break/>membri, tot, efle et mufculi motus; quoniam vero non<text:line-break/>folum fex,<text:span text:style-name="T62">;</text:span> fed et multo plures fu unoquoque membro<text:line-break/>mufculi funt, nihil profecto mirum aliunr ab alio mu-<text:line-break/>sculo ipsi membro fieri motum. Sed puto, linguam eos<text:line-break/>decepisse, qui ejusmodi dixerunt, ratos nilum musculum<text:line-break/>ipsam existere. Quod si vere unus musculus eflet, evi-<text:line-break/>denter utique demonstraretur, unius musculi multos esse<text:line-break/>motus; -nunc'autem <text:span text:style-name="T49">(ηόη </text:span>enim uiius est, fed multi mu-<text:line-break/>feuli ipfam movent,) contrarium puto conclusum iri, vi-<text:line-break/>delicet non multos uniuscujusque musculi esse motus;<text:line-break/>alioqui frustra esset eorum multitudo, si per unum omnes<text:line-break/>essi er-possibile esset Atnterqueoculorum, ajunt, qua-</text:p>
      <text:p text:style-name="P13">tuor rectos obtinet motus. <text:span text:style-name="T50">Recte, </text:span>o viri: etenim et<text:line-break/>musculi recti quatuor; esset <text:span text:style-name="T50">autem </text:span>unus fu utroque, si<text:line-break/>omnes movere idoneus <text:span text:style-name="T50">esset. </text:span>Ut igitur., si unus esset,’<text:line-break/>concluderetur, quatuor esse motus, sic, quoniam tot nu-<text:line-break/>mero funt, quot motus, ab unoquoque ipsorum unum<text:line-break/>fieri concludetur, quemadmodum et eorum, qui circum-<text:line-break/>vertunt ipfum, [utriusque unum. - Atqui apud vos ipsos,<text:line-break/>inquiunt, in confessio est, etsi npn plures, duos saltem<text:line-break/>per singulos musculos motus fieri: quomodo igitur ratio<text:line-break/>unum esse vult? Est autem hoc nihil absurdum; motus<text:line-break/>enim, ut actio, unus in singulis, contrarius vero per ac-<text:line-break/>cidens; siquidem operatur trahens ad fe ipsum partem,<text:line-break/>quae movetur, non operatur autem, quum in contrarium<text:line-break/>locum ab alio musculo abducitur. Ideoque nulla pars,<text:line-break/>quae movetur, uno utitur musculo; sed, si quidem desii-<text:line-break/>per aliquis innascatur, omnino alius parte inferna contra<text:line-break/>innascitur, et si ex dextris, omnino alius ex sinistris.<text:line-break/>Unaquaeque enim partium, quae moventur a mufculis,</text:p>
      <text:p text:style-name="P13">veluti a quibusdam habenis in contrarium distracta, vi-<text:line-break/>cissim habet alterum ipsum intenfum, alterum laxatum.<text:line-break/>Intensus igitur trahit' ad se, laxatus autem trahitur cum<text:line-break/>parte, et propter hoc moventur ambo fu utroque motu.<text:line-break/>Agere autem est eum, qui movet, intendi, non sequi;<text:line-break/>fequitur, quum ipsis otiosus transfertur, sicut quaevis alia<text:line-break/>membri pars* Nunquid igitur audemus dicere, unum<text:line-break/>omnium mufculorum connatum esse motum, an non<text:line-break/>prius, quam nobis omnia, quae in ipsis apparent, con-<text:line-break/><text:span text:style-name="T50">fessa </text:span>fuerint? mihi id longe melius esse videtur. Quae<text:line-break/>igitur sunt, quae in ipsis apparent, deinceps dicamus<text:line-break/>nihil omittentes. Unum itaque et primum (cujus pars<text:line-break/>jam in principio quodammodo <text:span text:style-name="T50">dicta </text:span>est), quod abfcissi.s<text:line-break/>quidem ipsis totis per <text:span text:style-name="T50">trans</text:span>verfum motus penitus perit<text:line-break/>in iubjectis partibus, incisis autem laeditur; laesionis au-<text:line-break/>tem quantitas quantitatem sectionis sequitur, magis qui-<text:line-break/>dem pereunte motu in majoribus divisionibus, minus au-<text:line-break/>tem in minoribus. Haec eadem de tendonibus quoque</text:p>
      <text:p text:style-name="P13">mihi dicta <text:span text:style-name="T50">esse </text:span>puta;., etenim et hos si qpidem totos ab-<text:line-break/>scideris, dissiolves motus partium, si vero,.lucideris, tan-<text:line-break/>tum.laedes, quantum .incidisti. Si itaque, motus omnis<text:line-break/>periret .partis uno incisi? mufculo,‘ concluderetur utique,<text:line-break/>omnium jnotuum huncsa unum musculum ducem esse ;^ si<text:line-break/>yero rursus unus duptaxat motus periret upo incifo mu-<text:line-break/>frulo, concluderetur, opinor, : hujus solius ducem esse,<text:line-break/>qui essiet in cisiis; fed quia neque unum sistum, neque onrs<text:line-break/>nes perire accidit; fed. ompluo duos, concludi videbitur<text:line-break/>utique, ab uno mufculo duos fieri mulus* *. Sed quia et<text:line-break/>musiculus ex contrariis partibus locatus. aut&gt; tendo fectus<text:line-break/>eosdem duos motus amittit, rurfus utique et ilium 'fore<text:line-break/>fecundum eandem rationem <text:span text:style-name="T64">t</text:span> domjnunr, eorumdem dupi-um<text:line-break/>niotuum dicemus, quos; tuetur . aut laedit pari<text:span text:style-name="T64">;</text:span>mpdo-<text:line-break/>Quare, etiamsi unus quiyis mufculorum pereat, contra-<text:line-break/>riorum motio simplex peribit; facere autem non similiter<text:line-break/>ambo pati funt, fed uterque alteram; folum; namque ne-<text:line-break/>cesse est horum, alterum verum efle; ..utram autem ,sit&gt;</text:p>
      <text:p text:style-name="P59">.<text:tab/>r &gt;<text:tab/>»</text:p>
      <text:p text:style-name="P13">pQnabimur. ostendere,. quum prius ,qlarlus dixerimus, qnod<text:line-break/>jtpptuum, <text:span text:style-name="T64">z</text:span>qui- sibi invicem succedunt,, necesseest,Qalterp<text:line-break/>peruuntp, \ <text:span text:style-name="T50">\ </text:span>et, reliquum simul perirevj.’!” Fjnge enim-,, eum<text:line-break/>.lllotllm periissej qui, natus eft partem gxtendere; <text:span text:style-name="T50">1 </text:span>igitur<text:line-break/>jsiectetur qujdem primum, manebit, autem <text:span text:style-name="T50">; </text:span>fu hoc statu<text:line-break/>femper , quod,, non amplius extendi possit, quae motu ex-<text:line-break/>tenforio privata est;- quia auscm extendi, non amplius<text:line-break/>potest;, <text:span text:style-name="T64">o</text:span> idcirco nec flecti quidem;; .flectitur enimj. quae<text:line-break/>antea extensa fuit. Similiter mOlum, qui natus est; fle-<text:line-break/>ctere partem;, si accidat perire,<text:span text:style-name="T50">.</text:span>,extendetur quidem .ea<text:line-break/>primum, fed immobilis in posterum;.fiet,, quurn non am-<text:line-break/>pjius, ad .flexionem venire potuerit; ' qUa praecedente ex-<text:line-break/>te.nsio: fequitur; Id igitur omnium esc verissimum, vide-<text:line-break/>licet, mptus contrarios sibi invicem succedentesp simulalcon-<text:line-break/>rumpi.;i.-.Quamobrem recte, se, habet quaestio.,., utrum. duo<text:line-break/>mtotps si aba<text:span text:style-name="T64">;</text:span> utris que mufculis, fiant,. <text:span text:style-name="T52">E</text:span><text:span text:style-name="T50"> </text:span>an unus, quidem ab<text:line-break/>-utroque, .tum. ne .simul reliquus eumtalterto’ pereat,^<text:span text:style-name="T50">,,,</text:span></text:p>
      <text:h text:style-name="P68" text:outline-level="2">Cap. V.</text:h>
      <text:p text:style-name="P1">Quo igitur pacto id distinguetur? diversis<text:line-break/>symptomatibus. Ut enim communia sunt demonstrativa<text:line-break/>alicujus communis, quantum est fu ipsis, ideo que incer-<text:line-break/>tum erat, quod proprlum erat in utroque, sic quae di-<text:line-break/>versa siunt, et demonstrationem propriam utriusque mu-<text:line-break/>sculoruin actionis, et veritatem manifestam facient. At<text:line-break/>propria in utroque mufculorum haec insunt. Eo quidem,<text:line-break/>qui intus est, abscisse, extensa pars in hac figura perpe-<text:line-break/>tuo manet, eo autem, qui foris, flexa non amplius exten-<text:line-break/>ditur. Quod si tuis manibus capiens flectas extensam,<text:line-break/>vel extendas inflexam, utrumque quidem ipforum facile<text:line-break/>efficies,<text:span text:style-name="T62">1</text:span> dimissa autem pars statim in pristinum statum<text:line-break/>restituetur. Quid igitur ex his demonstratur? Nempe<text:line-break/>flexionem venire a mufculis, qui intus sunt, extensionem<text:line-break/>autem ab iis, qui foris 'funt. Quapropter, si externus vul-<text:line-break/>neratus amiserit actionem, internus vero maneat adhuc<text:line-break/>agens, flectitur pars,- tanquam is, qui natus est ipsam<text:line-break/>flectere, illaesus existat; si vero, qui intus est, abfcinda-</text:p>
      <text:p text:style-name="P13">tur, contrarium fit; extenditur quidem membrum, fed<text:line-break/>non amplius flectitur. Cur autem in utraque figura per-<text:line-break/>manet pars immobilis? an quia motus invicem siicceden^<text:line-break/>tes corrumpi accidit? Nam musculus flectere natus, si<text:line-break/>sanus sit, primum quidem flectit,, fecundo, autem, et ter-r<text:line-break/>tio non amplius flectere potest, nisi parte rurfus extenfa;<text:line-break/>extensae enim flexio est. Qui natus est extendere, ea-<text:line-break/>dem ratione. sternel. quidem extendit, secundo autem vel<text:line-break/>tertio non amplius poterit, nisi pars denuo flectatur ; fleor<text:line-break/>xae -enim extensio est. Quod si tu tunc amiflam, vulnerati<text:line-break/>mufculi actionem imitatus extendas tuis manibus flexam,<text:line-break/>videbis, salvum esse motum ei flectendae idoneum; nihil<text:line-break/>enim tua opera indigeris siia sponte flectetur, a <text:span text:style-name="T49">ηιυίοαΐο<text:line-break/></text:span>intus constituto, operante tracta; non tamen unquam ab<text:line-break/>ullo mufculo extendetur, sied femper tua opera ad hoc<text:line-break/>indigebit; veluti, si eum, qui intus est; vulueraveris, ex-?<text:line-break/>tendetur, quidem femper pars absque tua opera, non ta-*</text:p>
      <text:p text:style-name="P13"><text:span text:style-name="T50">men flectetur </text:span>ab'<text:span text:style-name="T49">υΐίσ </text:span>mufculo, fed praeterea motum abs<text:line-break/><text:span text:style-name="T50">requiret. • Manifestum-</text:span>igitur ex dictis/ quod, flectere<text:line-break/><text:span text:style-name="T50">qdisiem </text:span>officium ' est mufculojuln internorum, ' extendere<text:line-break/><text:span text:style-name="T50">3u</text:span>terni<text:span text:style-name="T62">T</text:span>extern0rum.<text:span text:style-name="T62">?</text:span>nI:Perfpicuum autem-» est,- quod tensio<text:line-break/><text:span text:style-name="T50">et </text:span><text:span text:style-name="T54">A</text:span><text:span text:style-name="T50">ini fe I </text:span>-ipfos contractio - insita * mufculis: est - actio, <text:span text:style-name="T50">' extenl<text:line-break/>sto * </text:span>autem • etdr laxaliol oppositorum intensurum et ad &lt; fe<text:line-break/>ipfos <text:span text:style-name="T50">q trahentium;!^ </text:span>Discas 1 autem -id ex aliis<text:span text:style-name="T62">:</text:span> apparentibus<text:line-break/><text:span text:style-name="T50">faton -plurcis, 'ut'exi </text:span><text:span text:style-name="T53">ΙιοΟ-ρτίήισ </text:span>didicisti.^Avicularum-crura<text:line-break/><text:span text:style-name="T50">afoT- </text:span>ani ni alf <text:span text:style-name="T50">Exempti </text:span>tractans” extendere fuis digitis tten-i<text:line-break/><text:span text:style-name="T50">tlunesvj.: qui: ih-ipsis funt, </text:span>conare;’ prius quidem internos;<text:line-break/><text:span text:style-name="T50">delude! extern os</text:span>; <text:span text:style-name="T50">cexaius’ </text:span>enim •, illis ' tractis <text:span text:style-name="T50">' </text:span>flecti ’ mem-<text:line-break/>bruiti, tractis vero; his extendi. Quin -etiam; si crure ad-<text:line-break/>huc’ - <text:span text:style-name="T50">toti</text:span><text:span text:style-name="T53">ϋ</text:span>corpori-' adhaerente<text:span text:style-name="T50">; </text:span>capto • ejusdem^ mortui <text:span text:style-name="T50">s </text:span>ani*<text:line-break/>malis Atitaunique lendonepi- ^ut mufculumlo velis' vicissim<text:line-break/>extendere <text:span text:style-name="T49">ἀ </text:span><text:span text:style-name="T50">&gt;</text:span>{cetiam hoc <text:span text:style-name="T49">ι</text:span>pacto’<text:span text:style-name="T50">L </text:span>cernas<text:span text:style-name="T50">. </text:span>per <text:span text:style-name="T50">’ </text:span>internos quidem<text:line-break/>membrum flecti si per externos vero-- extendit Praetereai,<text:line-break/>su totum musculum-per transverfum, abfcludere velis sive</text:p>
      <text:p text:style-name="P33">in animali mortuo; sive adhuc vivente, partem ’ ejus<text:line-break/>aliam sursum, aliam.deorsum,ferri evidenter videbis, ad<text:line-break/>fuum terminum utramque tractam;' idque, si quavis in<text:line-break/>parte totum musculum per transverfum abscideris, fieri<text:line-break/>evidenter videbis; quo manifestum est,<text:span text:style-name="T54">!</text:span><text:span text:style-name="T50"> </text:span>qnod omnis ejus<text:line-break/>pars connatum habet motum, in sc ipsam scilicet coitio-<text:line-break/>nein. Etenim et si principium supernum solum absci-<text:line-break/>deris mufculi, fotus ad caudam feretur; si finem inferio-<text:line-break/>i*em,' ad caput retrahetur;- si utrinque abfcideris,- eum<text:line-break/>quasi conglobatum videbis et concurrentem <text:span text:style-name="T50">ad </text:span>medium<text:line-break/><text:span text:style-name="T50">e£ </text:span>utris que’ -finibus i Bcio ergo; quod per unumquodque<text:line-break/>dictorum fatisj demonstratur, quod erat propositum. ' =<text:tab/><text:span text:style-name="T50">•-&gt;</text:span></text:p>
      <text:h text:style-name="P67" text:outline-level="2">Cap. VI.</text:h>
      <text:p text:style-name="P52">Verum et propter medicos et philofophos,<text:line-break/>qui de omni actionis inventione * dubitare contendunt/<text:line-break/>htoh' folum haec / <text:span text:style-name="T50">‘ </text:span>verum etiam quae’ postea dicenda sunt<text:line-break/>omnia adjungente— Scirrho enim* genito in musculo,<text:line-break/>aut quocunque tendone, eOrum quidem; qui parte mem^</text:p>
      <text:p text:style-name="P13">bri. interna constituti funt, pars <text:span text:style-name="T50">flexa </text:span>non amplius exten*<text:line-break/>dilur, eorum vero, qui foris funt, extenfa non amplius<text:line-break/>flectitur, contrario <text:span text:style-name="T50">modo, </text:span>quam in vulueribus fe habebat;<text:line-break/>in illis enim in contrariam partem vulneratae pars re-<text:line-break/>trahebatur, hio autem ad iplam passam trahitur. Videtur<text:line-break/>autem et hoc non modo non repugnare lis, quae antea<text:line-break/>dicta sunt, verum etiam mirifice attestari. Omne enim,<text:line-break/>quod fcirrsium cpn traxerit, a tumore praeter naturam<text:line-break/>tenditur. Hoc certe: ipsi a morbo accidere videtur, quod<text:line-break/>bene valenti ab impetu voluntario, nisi quod ab hoc<text:line-break/>motus est spontaneus, ab ilio vero non spontaneus, Qua-*<text:line-break/>re ne tuis quidem manibus ullum eorum, quae ita affe-<text:line-break/>cta sunt, ad contraria retrahere queas, quemadmodum<text:line-break/>in vulueribus fieri solebat; contra enim tendit sipirrhus,<text:line-break/>vice ligamenti musculo factus. Quare, si possibile eflet<text:line-break/>manibus nostris in oppositum lucum.duci partem, nihil<text:line-break/>utique prohiberet eam et a mufculis oppositis abduci,<text:line-break/>utpote qui et ipsi naturalem motum obire possint.</text:p>
      <text:p text:style-name="P13">Quae autem in scirrhis, eadem in phlegmone fieri cemun-<text:line-break/>tup. Nam et mufculi et tendones phlegmonen patientes,<text:line-break/>membro ad fe ipsos tracto, saepe motu ipsum privarunt»<text:line-break/>Item durities cicatricum nihilominus, quam praepositi<text:line-break/>affectus, frequenter ipfum impedivit. Videntur certe et<text:line-break/>haec omnia ipsis accidere, et his non minus ea, quae<text:line-break/>dicentur, simulque mustae aliae ambiguitates folvuntur.<text:line-break/>Mirum enim videbatur et fere impossibile, quum unum mo-<text:line-break/>dum motus omnes musculi habeant, unum membrum, nem-<text:line-break/>pe manum, aliquando extendi, aliquando vero flecti, inter-<text:line-break/>dum in utramque partem circumduci, et modo furfum tendi,<text:line-break/>modo deorsum dimitti, et interim, retro ad spinam verti,<text:line-break/>Verum non amplius mirum aliquid hujuscemodi videbi-<text:line-break/>fur, quum nobis exploratum jam sit, tendi quidem fur-<text:line-break/>fum et demitti manum, articuli, qui fu humero est, et<text:line-break/>musculorum ipfum moventium actionem efle, extendi<text:line-break/>autem et. flecti, brachii ad ulitam, . volvi ad pronum</text:p>
      <text:p text:style-name="P50">*</text:p>
      <text:p text:style-name="P52"><text:span text:style-name="T50">aut </text:span>supluum,' brachii .ad radium.:<text:span text:style-name="T50">‘Quod </text:span>autem spinani<text:line-break/><text:span text:style-name="T50">tangat,- </text:span>et motus 'manus'in tali’ aclitone a quatuor ar-<text:span text:style-name="T62">5</text:span>-<text:line-break/><text:span text:style-name="T50">ticulis </text:span>simul miilis‘ sit, hoc-piodb-, demisse quidem bra-<text:line-break/><text:span text:style-name="T50">cluo,-</text:span>flexa ’<text:span text:style-name="T50">autem</text:span>-.ulna, circumducto vero radio’in pro-<text:line-break/><text:span text:style-name="T50">iium, ?</text:span>conversis* autem caTpto. V^runi-omiies fane-per<text:line-break/><text:span text:style-name="T50">mufculos </text:span>agentes <text:span text:style-name="T50">fiunt * • </text:span>atque <text:span text:style-name="T50">t </text:span>inpraescntiaxum' non- est<text:line-break/><text:span text:style-name="T50">dicendi </text:span>tempus,-<text:span text:style-name="T50">, </text:span>a"quo quis'*fiat <text:span text:style-name="T50">nain et </text:span>in <text:span text:style-name="T50">dissectio-<text:line-break/>ne </text:span><text:span text:style-name="T54">1</text:span><text:span text:style-name="T50"> mufculorum,- </text:span>et in tractatlune-de ufu <text:span text:style-name="T50">partimi^<text:line-break/>item</text:span><text:span text:style-name="T54">7</text:span><text:span text:style-name="T50"> lu </text:span>anatomicis administrationibus <text:span text:style-name="T50">'' </text:span>dicetur tum <text:span text:style-name="T50">'nu-<text:line-break/>merus </text:span>omnium, <text:span text:style-name="T49">Γ </text:span><text:span text:style-name="T50">tum </text:span>motus partluin,- qui a 'singulis <text:span text:style-name="T50">-ipsis<text:line-break/>siti’* Quod </text:span>autem ad propositum cdissert, ifl’ hic <text:span text:style-name="T50">tractatus<text:line-break/>repetit; </text:span>nihil <text:span text:style-name="T50">mirum</text:span><text:span text:style-name="T54">1</text:span><text:span text:style-name="T50"> </text:span>esse, quomodo- <text:span text:style-name="T50">quum </text:span>unus <text:span text:style-name="T50">modus<text:line-break/>sit motus </text:span>ipsis <text:span text:style-name="T50">mufculis, </text:span>adeo- Varie- membra <text:span text:style-name="T50">figureh<text:line-break/>Nain • quod uhusquis&lt;pie</text:span><text:span text:style-name="T54">:</text:span><text:span text:style-name="T50"> </text:span>trahit ad - fe<text:span text:style-name="T62">z</text:span> ipfum <text:span text:style-name="T62">:</text:span> partem, <text:span text:style-name="T50">• dn<text:line-break/>quam </text:span>inseritur; <text:span text:style-name="T50">-‘alter </text:span>ex dextris'ad’sinistra circumagere,<text:line-break/><text:span text:style-name="T50">alter ex </text:span>sinistris<text:span text:style-name="T62">;</text:span> ad-contraria-potarit; <text:span text:style-name="T50">-siccet </text:span>alius flectit,<text:line-break/><text:span text:style-name="T50">alisis-extendit. </text:span>Quid -igitur minini <text:span text:style-name="T50">est, </text:span>quum multi <text:span text:style-name="T50">luu-</text:span></text:p>
      <text:p text:style-name="P9"><text:span text:style-name="T53">—<text:tab/></text:span><text:span text:style-name="T49">.<text:tab/></text:span><text:span text:style-name="T53">..<text:tab/>.<text:tab/><text:tab/>——-- ...<text:tab/></text:span><text:span text:style-name="T50">r .....<text:tab/>.<text:tab/></text:span><text:span text:style-name="T53">, ,</text:span></text:p>
      <text:p text:style-name="P52">fculi per multos' articulos simul agant, admodum <text:span text:style-name="T50">variam<text:line-break/></text:span>membrorum esse figuram? Nam qui in caput brachii iu-<text:line-break/>feruntur, furfum tendunt ipfum-;--cubiti- os vero exien-<text:line-break/>dunt,- qui in cubito- funt foris in ipfum artcona finientes;<text:line-break/>radium vero- ad pronum, • qui intus in<text:span text:style-name="T62">r</text:span>cubito fiunt, quasi<text:line-break/>Obliquum circumducunt; carptim extenduntqui-ip cu-<text:line-break/>bito alfuht * <text:span text:style-name="T50">?• </text:span>iri <text:span text:style-name="T49">ί </text:span>ipsum • extrinsecus desinentes; porro unus-<text:line-break/>quisque digitorum ab ^internis tendonibus flectitur. <text:span text:style-name="T50">A. </text:span>Qnod<text:line-break/>si digiti • omnes' sint flexi-, <text:span text:style-name="T50">n </text:span>tota<text:span text:style-name="T50">' </text:span>figura manus -dis£ quiin<text:line-break/>pancratio ipfam protulerint, similis potissimum <text:span text:style-name="T62">:</text:span>flati Si<text:line-break/>autem brachium*i quidem • sursum- -tenfum?fuerit 'mediocriter,<text:line-break/>cubitus vero exacte 'ad fupihum sit extenfus, radium vero<text:line-break/>mtsseuli in ciibito foris eonstrtuti Teflectant, et carpus<text:line-break/>una*ckm <text:span text:style-name="T50">’</text:span>digitii extenfus sit,' 'figura totius manus similis<text:line-break/>extendentibus eam caufa &gt;recipiendi - aliquid fiet, <text:span text:style-name="T50">rxi </text:span>Quod<text:line-break/>quum ita:.habeat<text:span text:style-name="T50">y </text:span>si. caeteris fervatis folum supinum;fub-<text:line-break/>miites, constituasque medium inter exacte fupinpni et</text:p>
      <text:p text:style-name="P13">pronum, totam formam manus talem efficies, qualis ma-<text:line-break/>xime sit jaculantibus<text:span text:style-name="T50">, </text:span>quum telum jecerint, ut inquit<text:line-break/>Hippocrates, . Sic quoque et in,singulis figuris totius ma-<text:line-break/>nus. non difficile est invenire singulorum articulorum con-<text:line-break/>stitutionem, modo illius memineris, quod unusquisque<text:line-break/>mufculorum, dum tenditur, ad fe ipfum.trahit partem,<text:line-break/>in-quam inferitur. Hoc enim pacto omnia manus opera<text:line-break/>luctantibus, sagittas e vibrantibus, fabricantibus , et qnod-<text:line-break/>cunque.aliud agentibus invenies a musculis, qui in ipsa<text:line-break/>funt, perfici. Hoc igitur jam mihi videtur clarum este,<text:line-break/>nec pluribus verbis indigere. ,</text:p>
      <text:h text:style-name="P67" text:outline-level="2">Cap. VII.</text:h>
      <text:p text:style-name="P1">Quod autem nondum dictum est, et id-<text:line-break/>circo obscurum adhuc est, dicendum deinceps, videlicet<text:line-break/>neque omnem manus motum actione fieri musculorum,<text:line-break/>neque omnem immobilitatem quiete. Nam et motum<text:line-break/>aliquem possibile est invenire omnibus mufculis, qui in<text:line-break/>ea sunt, ^cessantibus ab actione, et quandam quietem<text:line-break/>quam plurimis agentibus. Dicatur autem prius de motu.</text:p>
      <text:p text:style-name="P13">Sed ut clarior fermo sit, recordemur primum fu omni<text:line-break/>corpore horum duorum motuum, qui quidem luter fe<text:line-break/>funt affines, sied non similiter fiunt; vocatur autem alter<text:line-break/>ipsorum reclinatio, alter decidentia; et reclinare quidem<text:line-break/>fit voluntarie, decidere -autem non sponte; reclinare igi-<text:line-break/>tur musculorum actione perficitur , et ideo opus est spon-<text:line-break/>taneum animalis; decidere autem non est opus, sed affe-<text:line-break/>ctus praeter voluntatem, et mufculo nullo agente indiget:<text:line-break/>fnfficit enim solum omnes mufculos a tensione quiescere<text:line-break/>permittentes gravitati corporis, quo vergat, ferri. 'Hac<text:line-break/>quidem ratione decidere et reclinare differunt; eadem*-<text:line-break/>que et deorfum ferri manum et demitti. Deorfum<text:line-break/>enim fertur, cessantibus mufculis omnibus, qui in ea sunt,<text:line-break/>et corporibus ab innata gravitate deorfum tractis; demit-<text:line-break/>titur autem, musculis, qui in ala sunt, ad fe ipsius tra-<text:line-break/>hentibas brachium. Tertius igitur hic motus inventus<text:line-break/>est mufculorum praeter duos antea dictos; illorum enim</text:p>
      <text:p text:style-name="P13">alter, secundum quem agunt, in sie ipfos erat contractio,<text:line-break/>alter vero, secundum quem celfant, dum ab oppositis<text:line-break/>mufculis extenduntur , non erat qdid.em Jpsisinsitus, -fed<text:line-break/>fecundum aliquod aecideps factus erat;,<text:span text:style-name="T50">r </text:span>at quii nuncsinr<text:line-break/>ventus est, nulla in <text:span text:style-name="T64">:</text:span>re iliis similis esc, neque.,, enim fu<text:line-break/>ipfo contrahitur neque extenditur, ullus musculus, <text:span text:style-name="T50">s &lt; </text:span>Ntin-<text:line-break/>quid igitur nec-penitus movetur,? atquissieri. non potest,<text:line-break/>nt, quum totum membrum deorsum. feratur, mufcidus, qui<text:line-break/>est pars membri, immplfilis maneat;. quare movetur quidem<text:line-break/>tunc, non tamen extenditur, „ neque Contrahitur.. Quis<text:line-break/>igitur modus ipsi motus? qualis videlicet et ossibus, neque<text:line-break/>enim haec extensae-et contracta; simul circumferuntur<text:line-break/>cum membris, fed ita .moventur , ac .st aliquodl inanime<text:line-break/>corpus ipsis, alligares. , Quoniam .igitur;ex. motibus cop-<text:line-break/>tractio quidem mufculi est tanquam instrumenti animae<text:line-break/>actio,, extensio autem tanquam instrumenti quidem, non<text:line-break/>tamen actio,, fed. simpliciter’ motus, qui modo propositus<text:line-break/>est tertius, motus neque ut viventibus quidem mufculis<text:line-break/>inest omnino, i fed, ut inanimatis, ac penitus «-ex Jsc . ipsis</text:p>
      <text:p text:style-name="P52">. /</text:p>
      <text:p text:style-name="P13">immobilibus, <text:span text:style-name="T50">tr </text:span>Ad • reliquum et quarfum .mptum Jransr.<text:line-break/>gressi consideremus etiam modum ipsius, qui oppositui<text:line-break/>quodam modo tertio esse videtupi <text:span text:style-name="T50">vj. </text:span>Tertio enim , modo <text:span text:style-name="T50">~ -<text:line-break/></text:span>mpius musculi dempnstrati funtquiescere, quamyis llio-<text:line-break/>veantur; quarto, autem demonstrabuntur:agere, quamvis’<text:line-break/>moveri nequaquam videantur. JFingamus- enim, .manum<text:line-break/>furfum, tensam esse, et deinde in hac figura servari; post<text:line-break/>interrogemus iterum . nos ipsos, cur jam non deorsum<text:line-break/>feratur gravitate, vergens; ac .delude refpondeamus, qutod<text:line-break/>mufculorum.. elevantium ipsam tensio permanet; . prius<text:line-break/>igitur quam haec; exolyatur . perfecte, non est possibile<text:line-break/>manum transmoveri; cessantibus, tamen a tensione, .si<text:line-break/>nullus alius musculus, tendatur, sied omnes, quiescant, quo<text:line-break/>gravitas eam ducit, eo deferetur,...si autem, aliquis* alius<text:line-break/>mufculus tentus sit,- quo ille trahet, illuc mOvebitur. Mani-<text:line-break/>festum igitur, quod,, dum manus <text:span text:style-name="T64">:</text:span> tensa fervatur, • ,tensio<text:line-break/>mufculoriim., /qui ipsam constituerunt, in eu statu <text:span text:style-name="T49">οοώ-<text:line-break/></text:span>seryatur^<text:span text:style-name="T64">h</text:span> Npn.quid.igitur dieendum.sestfu eoa agereiqui-»-</text:p>
      <text:p text:style-name="P13">dem et tendi, fed non <text:span text:style-name="T50">moveri? </text:span>Atqiii, si hoc verebimur<text:line-break/>dicere, non agere quidem <text:span text:style-name="T50">eos </text:span>dicendum; ab fur dum enim<text:line-break/>est fateri, eos agere secundum innatam et maxime pto-<text:line-break/>priam actionem, moveri autem <text:span text:style-name="T50">eos negare. </text:span>Atqui non<text:line-break/>apparent moveris Cur igitur <text:span text:style-name="T50">non </text:span>oportet etiam contraria<text:line-break/>ponere, etiamsi quam maxime ardua et distinctu dissi-<text:line-break/>cilis eorum sit pugna? Si enim argumentandi cupidi in<text:line-break/>contraria argueremus, male faceremus; quum autem non<text:line-break/>simus de numero eorum, qui ideo movent dubitationes,<text:line-break/>ut nihil inveniatur, fed de iis potius, qui undique dili-<text:line-break/>genter idcirco considerant, ut exacte inveniatur, oportet<text:line-break/>alacriter omne, quod in controversiam venit, in medium<text:line-break/>proferre nihil formidantes/ Quia namque mufculi agunt,<text:line-break/>ideo eos moveri dicimus; quia vero nec totum membrum,<text:line-break/>cujus pars funt, neque ipsi singillatim apparent moveri,<text:line-break/>propter hoc rurfus non audemus fateri, eos moveri.<text:line-break/>Quam igitur quispiam solutionem dubitationis inveniat?<text:line-break/>utrum eam, quam afferunt, qui supponunt motus* tonicos</text:p>
      <text:p text:style-name="P5">appellatos, an aliquam aliam meliorem? An ne <text:span text:style-name="T50">de </text:span>hoc<text:line-break/>quidem temere pronunciemus prius, quam accurate con-<text:line-break/>sideraveiumus, quidnam tandem dicant? .mihi multo qui-<text:line-break/>dem melius hoc videtur esse.</text:p>
      <text:h text:style-name="P67" text:outline-level="2">Cap. V<text:span text:style-name="T59">III.</text:span></text:h>
      <text:p text:style-name="P1">Atque jam ita agamus, et primum (ut<text:line-break/>certe illi docent) sic sermo procedat. Inteliigamus, trahi<text:line-break/>aliquod' corpus inanimatum, ut puta lapidem aut li-<text:line-break/>gnum, ab aliquo; rurfus consideremus, ab altero quodam<text:line-break/>ad contraria hoc idem iterum retrahi, vincere tamen<text:line-break/>robore priorem tractum, et propter hoc feqdi illum cor-<text:line-break/>pus<text:span text:style-name="T50">, </text:span>multo autem minus, quam si a nullo in contrarium<text:line-break/>traheretur; tertiam autem constitutionem hujuscemodi<text:line-break/>coipori afferamus, quando videlicet aequis viribus in<text:line-break/>Contraria tenditur. Non igitur prima quidem constitutio<text:line-break/>movit ipfum uno motu, quanto vires moventis poterant,<text:line-break/>et in tantam cO^git distantiam progredi, in quantam id,<text:line-break/>quod movet, potuit ducere; fecunda autem tanto mino-;<text:line-break/>rem; distantiam priore effecit, quanto alterum movehtiuin</text:p>
      <text:p text:style-name="P5">in contrarium attraxit id, quod <text:span text:style-name="T49">ηίο</text:span>vetor; tertia constitutio,<text:line-break/>quantum alter motuum trahebat prorsum, tantum alter<text:line-break/>retrahens retrorsum in eodem <text:span text:style-name="T49">Ιοοο </text:span>corpus manere coegit,<text:line-break/>non ut penitus immobile. Manet enim et hoc in eodem<text:line-break/>perpetuo, sed non similiter illi; hoc, quia nequaquam<text:line-break/>movetur; illud, quia dupliciter, velut qui adversus cursum<text:line-break/>fluvii natat. Hic enim, si viribus aequalis sit vehemen-<text:line-break/>tiae cursus, in eodem femper permanet loco, non tan-<text:line-break/>quam is, qui nullo pacto movetur, fed prorsum proprio<text:line-break/>motu fertur tantum, quantum externo retrorsum rapitur.<text:line-break/>Nihil autem obfuerit rem ita obscuram pluribus exemplis<text:line-break/><text:span text:style-name="T52">t</text:span><text:span text:style-name="T50"> </text:span>explicari. Sit aliqua avis in sublimi, quae in eodem<text:line-break/>loco manere videatur; utrum dicendum est, hanc immo-;<text:line-break/>bilem efle, ceu si fufpensa. superne fuerit, an moveri ad<text:line-break/>fuperiora tantum, quantum gravitas corporis eam deor-<text:line-break/>fum duxerit? Mihi fane hoc verius esse videtur; nam si<text:line-break/>ipfam privaveris anima, vel vigore musculorum, celeri-</text:p>
      <text:p text:style-name="P15">ter ad terram deferri cernes: quo manifestum, connatam<text:line-break/>lationem gravitati corporis deorfum aequalem ad fupe-<text:line-break/>riora lationi vigOre animi- esse;<text:tab/>Utrum igitur in omni-</text:p>
      <text:p text:style-name="P52">bus hujusmOdi constitutionibus alias deorfum, alias fur-’.<text:line-break/>fum coipus feratur contraria vicissim patiens, quod au-<text:line-break/>tem celeres et momentaneae fiunt mutationes et motus<text:line-break/>in brevissimis spatiis ferantur, in eodem loco manerd<text:line-break/>videatur, an vere unum locum perpetuo obtineat, non<text:line-break/>est praefentis temporis disterere, nam in naturalibus de<text:line-break/>motu disputationibus’ ejusmodi fcrutari est aequius, fed<text:line-break/>fussicit in praefenti hoc inventum, esse, quod ea actionis<text:line-break/>fpecies fiat, quam sive tonicam sive aliter appellare<text:line-break/>velis, nihil intererit; quam cognofcere, cujusmodi sit, est<text:line-break/>fatius, ne<text:span text:style-name="T62">:</text:span>mufculi videantur esse otiosi, quum manus<text:line-break/>furlum est tenla. Quatuor igitur omnino doctrinae mo-<text:line-break/>tuum funt in. musculis; nam aut contrahuntur, aut ex-<text:line-break/>tenduntur, aut transferuntur, aut tensi manent: est au-</text:p>
      <text:p text:style-name="P13">tem ejusdem generis quarta dectrina cum prima, ambae<text:line-break/>enim actiones mufculi funt. Quum autem mufculum<text:line-break/>morlnum, qui non est amplius particeps animalis vigoris,<text:line-break/>totum* incidentes per transversum, ad suos fines cOntrahi<text:line-break/>confpiciamus., videbitur utique non immerito hoc esse<text:line-break/>officium ccnstrtutionis corporis ipsius. Atqui si corpus<text:line-break/>musculi in fe. ipfum contrahi natum est^ quis ustis adhuc<text:line-break/>erit animalis facultatis ipsum moventis, . nisi ad hoc, ut<text:line-break/>mufculi mutuo motibus cedant? Nam si, quod;uterque<text:line-break/>facere natus erat, id-ageret perpetuo, nihil certe prohi-<text:line-break/>beret corpus obnoxium.femper esse affectui, qui tetanus<text:line-break/>puncupatur; qpidienim aliud tetanus est, quam'quum<text:line-break/>partes invitae in. contraria retrahuntur a musculis oppo-<text:line-break/>sitis?;JQt autem id non fiat, aliquis forte facultatem ani-<text:line-break/>mae . caufelur, dicatque, jubere ipfam mufculis otium age-<text:line-break/>re.,<text:span text:style-name="T64">r</text:span> cum oppositos ipsis moveri oporteat. Verum si id<text:line-break/>fatebimur, primum quidem cOntraria iis, quae antea di-<text:line-break/>cta. funt, dicemus; non enim amplius musculos mOveri</text:p>
      <text:p text:style-name="P13">ab animali vigore, fed potius non moveri concedemus;<text:line-break/>tum multa,’ quae in ipsis apparent;<text:span text:style-name="T50">' </text:span>habebimus sibi ipsis<text:line-break/>adverfantia; Primum fane et maximum, quod nervo<text:line-break/>perveniente ad musculum, qui intius est, abfcisse statim<text:line-break/>mufculus ille extensus videtur, ac femper in extensione<text:line-break/>manere. Oportet enim, si modo contractio quidem con-<text:line-break/>hata est ejus corpori, extensio autem anima jubente sic-<text:line-break/>bat, extensionem perire potius, quam contractionem,<text:line-break/>quando is, cui nervus abfcissius est, mufculus a commu-<text:line-break/>nione cum principio est sejunctus: nunc vero contrariq<text:line-break/>modo fe habet, contrahitur siquidem ille, cui non est<text:line-break/>abscisius nervus,- qui autem illi est contrarius, extendi-<text:line-break/>tur. Oportebat autem non folum ejus, cui nervus ab-'<text:line-break/>scissius est, extensionem perire<text:span text:style-name="T50">, </text:span>fed ct ejus<text:span text:style-name="T50">, </text:span>cui non est<text:line-break/>abscisius, ambo confervari, et extensionem et'contradi-<text:line-break/>ctionem, si modo extendi quidem a nervo, contrahi ve-<text:line-break/>ro a fe ipsis musculi habent. Quomodo igitur et hujus<text:line-break/>dubitationis solutionem habebimus? Ex spsa rerum di-<text:line-break/>versitate oportet et hic difcrimen invenire et motus</text:p>
      <text:p text:style-name="P13">corporis musculorum i et facultatis, quae ipsis utitur.<text:line-break/>Quod igitur est discrimen? Abfciflo mufculo externo au$<text:line-break/>tendone statim partem flecti, tametsi flectere ipsam <text:span text:style-name="T49">ηογ<text:line-break/></text:span>limus. At a quo flectitur? . (neque enim id praeterire<text:line-break/>oportet) ab ipfo scilicet mufculorum internorum corpore<text:line-break/>fu fe ipfum natura considente. Quod si flexio. partis non<text:line-break/>est voluntatis nostrae, quonam pacto fieri dipatur ab ani-<text:line-break/>mali facultate? Ut igitur ecdiEcas, quis sit facultatis pro-<text:line-break/>prius motus, jubeto hominem conari partem laesam ini-<text:line-break/>pensius flectere: videbis sane evidenter ipsam flecti. Rur?<text:line-break/>sus jubeto exolvere voluntarium motum, flectendi: videbis<text:line-break/>certe iterum, eam extendi, quousque .primam flexionem<text:line-break/>refumat, ad quam deducta est absque yolunfario conatu»<text:line-break/>Ex his enim, quae apparent, evidenter intelligi potest,<text:line-break/>quod in exactam et perfectam flexionem nunquam, cor?<text:line-break/>pus musculi ex fe ipfo pervenire posset, nisi ab animali<text:line-break/>facultate adjuvaretur, frustra igitur, forte quispiam dicet,<text:line-break/>corpus musculorum ea natupa, ut contrahi possit, factum</text:p>
      <text:p text:style-name="P13">efle, quum ab anima id ipsum perfectius ac melius<text:line-break/>efficiat. Sed qui hoc dicet, unus ex iis est, qui de<text:line-break/>nullo pronunciare, fed de omnibus dubitare, ut ipsi lu-<text:line-break/>quuntur, solent; quem libenter percunctarer, an partem,<text:line-break/>quae nata est extendi, putet aptissimum instrumentum<text:line-break/>potentiae, cujus officium est cogere, an contra. Equi*-<text:line-break/>dem ne excogitare quidem p ossium, quonam pacto quis<text:line-break/>instrumentum ineptius ad motum construxisset, quam si<text:line-break/>ipsum ad contraria voluntati moventis vergens fecisset;<text:line-break/>quod si hoc est ineptum, contrarium profecto est aptissi-<text:line-break/>mum omne quod ex .fe ipsis inclinat, quo moturum velit.<text:line-break/>Quum igitur facultas animalis festinet musculum ad pro-<text:line-break/>prium principium trahere, structura ad hoc apta ipsi fuit.<text:line-break/>Hoc quidem, tale essi</text:p>
      <text:h text:style-name="P67" text:outline-level="2">Cap. IX.</text:h>
      <text:p text:style-name="P1">Illud vero quis justius quaerat dubitet-<text:line-break/>que, curnam otnnino. proprium motum dixerimus esse<text:line-break/>corpori mufculi extremam contracti<text:span text:style-name="T49">οη</text:span>em, quum et post<text:line-break/>perfectam extensionem contrahatur, et post extremam</text:p>
      <text:p text:style-name="P13">contractionem extendatur. Aut enim neutrum ipsi motum<text:line-break/>proprium esse dicendum, fed cafu* aliquo fieri, aut utros-<text:line-break/>que similiter proprios esse existimandum essi An, quOd<text:line-break/>plurimum quidem recedit a perfecta extensione, parum<text:line-break/>vero a perfecta contractione, idcirco magis propria ei<text:line-break/>contractio putanda est? Quum enim duo .sint (ut sic<text:line-break/>dixerit aliquis) in figuris excelTus, videlicet fumma ex-<text:line-break/>tensio et perfecta contractio; <text:span text:style-name="T50">' </text:span>si non magis proprium<text:line-break/>esset corpori musculi contrahi, quam extendi, mediam<text:line-break/>amborum figuram exacte sumeret, semperque ad eam di-<text:line-break/>miffus tenderet; nunc vero non apparet,, accedit enim<text:line-break/>propius ad perfectam membri flexionem quam exten-<text:line-break/>sionejn. . Verum si hoc concedatur ac dicatur, ut fane<text:line-break/>aequum est concedi et dici, (apparet enim ita habere,)<text:line-break/>adhuc videtur mihi considerandum esse, cur, extrema<text:line-break/>flexione membri voluntaria facta, quum ipfam folveri-<text:line-break/>mus, parum difcedere musculus appareat, paulatimque<text:line-break/>quodammodo extendi; id enim haudquaqnam erat necefle,</text:p>
      <text:p text:style-name="P13">siquidem natura ipsius corporis ad contractionem vergit<text:line-break/>Quas vero ad hoc rationes adducere possimus, in medio<text:line-break/>ponatur considerandiim‘veritatis amatoribus; ut, si quidem<text:line-break/>recte demonstraverimus, neque ipsi falli appareant, to-<text:line-break/>tum jam propositum inventum esse dicamus; sta id mi-<text:line-break/>nus, saltem*, quum plurima qnidenr partim jam invene-<text:line-break/>rimus, partim’ vero, alia diligenter simus perfcrutati,<text:line-break/>alius quis <text:span text:style-name="T50">et </text:span>alius-, quod deest, inveniat. Ut autem<text:line-break/>futurus sermo sit dilucidus,<text:span text:style-name="T50">. </text:span>aliqua similitudine est opus,<text:line-break/>quam non modo intelligere potes,, verum etiam, si vis,<text:line-break/>comparare. Duo enim ossa capiens cujusvis animalis, ad<text:line-break/>articulum inter..fe conjuncta, duas catenas ex pluribus<text:line-break/>nervis connectens, aut conglutinato accurate, in quibus<text:line-break/>ego partibus ossium jussero, aut alligato. Jubeo autem<text:line-break/>conglutinare vel alligare<text:span text:style-name="T50">, </text:span>quo loco musculi ossibus in-<text:line-break/>lerebanturj Quum <text:span text:style-name="T50">autem </text:span>sit duplex modus infcrtionis<text:line-break/>omnibus mufculis, nihil obest, quominus utrumque ip-<text:line-break/>fonxm per similitudinem imitemur. Conandum eft igitur<text:line-break/>clare interprctari duplicem hunc modum; non enim re-</text:p>
      <text:p text:style-name="P13">ole quis ipsimr imitetur, <text:span text:style-name="T50">nisi </text:span>exacte noverit. Principium<text:line-break/>autem hoc orationi justissimum fuerit. Quum ossa invi-<text:line-break/>cem coeant, ut articulus stat,- alterum quidem ipsorum<text:line-break/>est, quod movetur, alterum vero veluti sedes quaedam<text:line-break/>ei, quod movetur, eft fubfirmatum; quomodo cernis<text:line-break/>ostiorum cardines Te habere. Quare necessario manenti<text:line-break/>quidem cavitas, ei vero, quod movetur, devexitas adestr<text:line-break/>Vocatur autem cavitas et cotyle et praeterea glene, de-<text:line-break/>vexitas vero caput * et condylus. Tanto autem cotyle,<text:line-break/>quam glene, cft profundior, quanto caput condylo est .<text:line-break/>longius; utrum que. enim utri que, velut cardini, locum<text:line-break/>aptum natura comparavit. Quum ye¥o hoc modo bene<text:line-break/>haberent, quae movenda erant $ multo adhuc aptius<text:line-break/>atque artificiosius eis conjunxit, quae motura erant. Nam .<text:line-break/>mUsculos, instrumenta motuum, produxit quidem ex fu-<text:line-break/>periacenlibus ossibus, in quibus funt cotylae, inleruit<text:line-break/>autem fu capita fubjacentium, quae erant movenda; et<text:line-break/>perluis intensos capitibus sursum tractis, simul cum eis</text:p>
      <text:p text:style-name="P13">totum membrum sursum trahitur. Quum autem alter<text:line-break/>ipsorum majus, alter vero minus os erat moturus, ma-r<text:line-break/>gniludinem mufculorum, qui moturi sunt, creavit pro-<text:line-break/>portione parem moli movendorum ossium. Quare alii<text:line-break/>quidem jure ex ipsis capitibus aut' condylis fuperjacen-<text:line-break/>tlum ossium funt exorti, alii vero, paulo his<text:span text:style-name="T64">:</text:span> inferius<text:line-break/>juxta cotylem aut glenen, fed non multum; parvi si qui-<text:line-break/>dem hoc pacto penitus fuissent, <text:span text:style-name="T50">* </text:span>nec potuissent movere<text:line-break/>subjectum os. Haec quidem patura essi ossium conjuncto- .<text:line-break/>rnm luter fese articulis et: mufculorum ipsa moventium^<text:line-break/>Ipiitari autem , eam recte possis* si catenam- ex altero of-<text:line-break/>sium appendens ea,-parte,; qua mu£culus enascebatur, ap-<text:line-break/>plices ejus alium- finem in caput alterius ossium, quo mu-<text:line-break/>fpulus insierebatur, duo haec observans, nempe craf-<text:line-break/>sities catenae satis sit movendo <text:span text:style-name="T50">ac </text:span>vehendo ossi subjecto,'<text:line-break/>tum ne in excessibus figurarum catena* sit, tensa, fed ita<text:line-break/>fe habeat, quasi humi jaceret a nullo appenfaZ Sint igi-</text:p>
      <text:p text:style-name="P13">tur duae catenae, quae loca occuparunt oppositorum mu-<text:line-break/>fculorum, qui extendere et flectere membrum nati sunt,<text:line-break/>utra que tunc penitus liberata a tensione, quando mem-<text:line-break/>brum extremam habet figuram<text:span text:style-name="T50">, </text:span>altera quidem externa,<text:line-break/>cum exacte est extenfum, altera autem interna, cum<text:line-break/>flexum. His ita structis, ‘manifestum, quod catenarum<text:line-break/>utraque a manibus<text:span text:style-name="T62">7</text:span> nostris tracta in extremam extensio-<text:line-break/>nem aut flexionem ducit ossium constructionem; ipfae<text:line-break/>vero per fe ipsas dimissae, mediam figuram compositionis<text:line-break/>ossium ubi effecerint, postea quiescunt. Adhibere aiitem<text:line-break/>mentem oportet praecipue huic ipsi figurae; media.enim<text:line-break/>exacte haec est inter extensionem et. contractionem. Si<text:line-break/>tamen alteram catenarum incideris quidem in aliqua,<text:line-break/>non autem abscideris totam, parum omnino ad alteram<text:line-break/>partenS/mediae figurae transferes ossium constructionem:<text:line-break/>quod si penitus abfcideris, impensius, non tamen ita, ut<text:line-break/>ad ultimam veniat figuram; extremae namque figurae<text:line-break/>non aliter fieri videntur, nisi quum catenas manibus tra-</text:p>
      <text:p text:style-name="P13">has ad proprium principium. Eadem haec accidere et<text:line-break/>in musculis evidenter cernuntur, quippe quum mufculus<text:line-break/>catenae proportione respondeat, anima vero manui mo-<text:line-break/>venti ipsam; neutra enim catenarum absque manu ad<text:line-break/>extremam figuram constructionem ossium deducere potest;<text:line-break/>neque ullus musculorum absque animali impetu extre-<text:line-break/>mam flexionem aut summam extensionem partis efficere;<text:line-break/>privatis autem musculis quidem animali impetu, catenis<text:line-break/>vero manu, mediam videbis figuram ossium -luter fe mu-<text:line-break/>tuo fieri. Quod si incideris musculum externum, flecti<text:line-break/>membrum ultra mediam figuram videbis, quemadmodum<text:line-break/>si catenam externam incidisses: pari modo, si musculum<text:line-break/>internum incideris, extendi partem plus medio videbis.<text:line-break/>Quaenam igitur caufae funt tum horum tum aliorum<text:line-break/>omnium affectuum, qui musculis accidunt? Principium<text:line-break/>quidem omnium unum est, videlicet musculos perfectam<text:line-break/>habere contractionem in excedentibus figuris, quemad-<text:line-break/>modum in catenis habebat; reliquae autem omnes hanc</text:p>
      <text:p text:style-name="P1">i</text:p>
      <text:p text:style-name="P13">□onfequtmtur.’ Principium autem hinc pariter ostende-<text:line-break/>mus, non enim ex hypothesi quadam nobis incerta SU-<text:line-break/>mendum est ipfum, fed ex quodam symptomate, quod<text:line-break/>evidenter apparet in omnibus mufculis. Quidnam au-<text:line-break/>iem est id ?. cujus certe ante meminimus, quod mufculus<text:line-break/>tantum contrahitur, quum tendo absicissius a membri ca-<text:line-break/>pite fuerit, quantum motu voluntario incitatus in ex-<text:line-break/>treniam flexionem duxerit membrum; ostenditur enim<text:line-break/>manifeste hujusmodi apparere, mufculum fuapte natura<text:line-break/>in extremam contractionem progredi, quantum in stru-<text:line-break/>ctura corporis est pOsitum. Quum enim folutus fuerit<text:line-break/>continuitate, quam habet cum osse obnitente, tunc, quasi<text:line-break/>vinculis folutus et perfecte liber factus, fuam ipsius na-<text:line-break/>turam ostendit, quamdiu vero a mufculo ex opposito<text:line-break/>constrtuto pars retrahitur, qui et ipfe eandem naturam<text:line-break/>Jiabet, ut statim ad extremam contractionem festinet, al-<text:line-break/>ter mufculus ab altero aequaliter privatur coitu in' fe</text:p>
      <text:p text:style-name="P13">ipfum; atque ita accidit oppositorum in membris mufcual <text:span text:style-name="T50">*<text:line-break/></text:span>lorum utrumque in dipiidio contractionis laedi** . Porro, r<text:line-break/>quod uterque quidem sua natura in extremam contractio-<text:line-break/>nem semper festinet, alligati autem sint e partibus oppo-<text:line-break/>sitis capiti unius ossis, omnino necesse eft membrum ae-<text:line-break/>quipollentibus motibus interceptum neutrum fequi. Neu-<text:line-break/>trum autem fequi idem est, ac si mediam haberet figu-<text:line-break/>ram extremorum; iliorum enim utrumque fiebat, altero<text:line-break/>ipforum praevalente; extensio quidem,: externo, flexio<text:line-break/>vero, interno. Aequipollens igitur motus ipsius corporis<text:line-break/>mufculorum fit, quando neuter tonum animalem habet<text:line-break/>auxiliarem, non aequipollens vero, quum alter polus<text:line-break/>dominatur. Quare necelTe est vincat contractio illius <text:span text:style-name="T50">•<text:line-break/></text:span>musculi, qui ab animali facultate adjuvetur. Trium igi-r<text:line-break/>tur apparentium causas invenimus, ab uno principio pro-<text:line-break/>fecti, quod ne ipsiim quidem ex hypothesi nostra, fed<text:line-break/>ex evidenter, apparentibus sumpsimus. Quod enim mu-<text:line-break/>fculi videntur accipere extremam contractionem, quum</text:p>
      <text:p text:style-name="P13">foluti fuerint vinculo, quo ad capita membrorum sunt<text:line-break/>alligati, palam nobis factum est, eos fua natura quidem,<text:line-break/>quantum ad structuram eorum pertinet, perfecte contrahi,<text:line-break/>fed propter aliud quiddam impediri: quid autem esset,<text:line-break/>qucd impediret, quaerentes, proximam caufam vinculum<text:line-break/>invenimus; quo enim abfciflo in extremum contraheban-<text:line-break/>tur, hanc caufam priorem, cur non contraherentur, po-<text:line-break/>tuimus. Vinculum autem non simpliciter, quia vinculum<text:line-break/>est, idcirco prohibere invenimus, quo minus mufculi<text:line-break/>contraherentur, fed quia inferitur in caput ossis, quod in<text:line-break/>contrarias partes tenditur, eoque assecuti sumus caufam<text:line-break/>ejus, quod fecundo loco apparet, videlicet quod mem-<text:line-break/>bra mediam figuram accipiunt, quum neuter musculorum<text:line-break/>ab animali facultate movetur. Tertium erat ad haec ap-<text:line-break/>parens, videlicet flecti et contrahi aut extendi tunc<text:line-break/>membrum, quum alterum duntaxat musculum voluntas<text:line-break/>movet; vinci enim interim alterum atque violenter cogi,<text:line-break/>ut simul cum toto membro extendatur. Age igitur prae-</text:p>
      <text:p text:style-name="P13">ter haec et aliorum omnium, quae apparent, caufas<text:line-break/>recenfeamus, ut, si-sibi ipsi consentaneae fuerint, cre-<text:line-break/>damus ob id rationibus, quae de ipsis afferuntur, sicubi<text:line-break/>vero dissideant vel in luno quovis, omnes similiter<text:span text:style-name="T62">4<text:line-break/></text:span>fufpectas habeamus.' Sit itaque praeter dicta primunr<text:line-break/>quidem hoc .evidens. ’ Abfcisse namque externo mufculo,<text:line-break/>ultra quidem mediam figuram deflectitur membrum, non<text:line-break/>tamen ad extremam; quanquam forte videbitur aequum<text:line-break/>esse, quum nullus amplius retrahat in contraria muscu-<text:line-break/>lum /internum, oportere eum in extremam venire ..con-<text:line-break/>tractionem. Sed. qui.ita fentit, oblitus est gravitatis, quae<text:line-break/>membro inest; quae perfectae contractioni mufculi resistit?<text:line-break/>Nam et iri similitudine, quam fecimus per catenas, simi-'<text:line-break/>liter apparet accidere;, neque enim,--illarum abfcissa ex-’<text:line-break/>terna, reliqua contractio in extremum poterat venire'<text:line-break/>prius, quam abfcinderetur os, quod ab ipfa movetur;<text:line-break/>quamdin autem continuum erat, retrahebat ad fe'ipfum*<text:line-break/>catenam. Igitur quum etiam musculum internum quis<text:span text:style-name="T62">5<text:line-break/></text:span>totum fecuerit, membrum consistit in eo situ, qui est in-<text:span text:style-name="T62">f</text:span></text:p>
      <text:p text:style-name="P13">ter mediam figuram et extremam extensionem; musculus<text:line-break/>enim externus non potest penitus extendere ipsum abs-<text:line-break/>que animali impetu. Quare et haec apparentia iis, quae<text:line-break/>antea dicta sunt, et sibi invicem sunt confentanea.</text:p>
      <text:h text:style-name="P67" text:outline-level="2">Cap. X.</text:h>
      <text:p text:style-name="P1">Praeterea, quae ab Hippocrate scripta<text:line-break/><text:span text:style-name="T50">funt </text:span>olim de omnibus figuris, quae in partibus sunt,<text:line-break/>nunc quoque ita se habere videntur. Nonne mirifice<text:line-break/>haec concordant? primum quidem, quod flectentes peni-<text:line-break/>tus quam cunque partem aut extendentes summe dole-<text:line-break/>mus; secundum vero, quod media istarum figura minime<text:line-break/>dolorem affert; tertium, quod mutationem celerem in ex-<text:line-break/>tremis figuris appetimus; quartum, quod diutissime me-<text:line-break/>diam figuram fervamus, <text:span text:style-name="T49">ηηΠρηι </text:span>cupientes mutationem;<text:line-break/>quintum, quod hanc quoque mutare aliquando desidera-<text:line-break/>mus; fextum, quod omnis figura molesta est fumme im-<text:line-break/>becillis. Nam figurarum excessas merito dolorem affe-<text:line-break/>runt, nempe cum <text:span text:style-name="T50">alter </text:span>musculorum agat, alter praeter<text:line-break/>naturam extendatur; media vero istorum figura, et ab<text:line-break/><text:span text:style-name="T50">1</text:span></text:p>
      <text:p text:style-name="P13">actione et a nimia tensione utrosque inhibens, merito<text:line-break/>est jucundissima. Quare et mutationem figurarum qui-<text:line-break/>dem, quae dolorem afferunt, celerem optamus, ejus vero,<text:line-break/>quae dolore caret, tardam. At cur omnino ipsam mu-<text:line-break/>tare desideramus, quamvis sine dolore sit? quia in hac<text:line-break/>etiam figura tensionem quandam musculi sustinent, mi-<text:line-break/>norem tamen, quam in omnibus aliis; eam autem dolore<text:line-break/>carere dicimus, non quia nullius penitus doloris sit par-<text:line-break/>ticeps, fed quia minimi, et ejus ferme infensibilis pro-<text:line-break/>pter paucitatem; atque.ipsam mutari tum cupimus, dum<text:line-break/>paulatim congestus fit sensilis. Qucd autem et in hac<text:line-break/>figura tensionem quandam musculi habeant, si eorum me-<text:line-break/>minimus, quae antea diximus , non amplius demonstra-<text:line-break/>tione egemus. Tendi enim eos diximus a membris, in<text:line-break/>quae inferuntur, ob eamque causam liberatos ab illa ten-<text:line-break/>sione , quum tendo est siectus, contractionem fecundum<text:line-break/>naturam prompte resumere. Nunquam igitur ullus mu-<text:line-break/>ficulus sine tenfione est, ne quum, in mediis quidem fi-<text:line-break/>guris consistit; fed quod hanc quidem ut exiguam con-</text:p>
      <text:p text:style-name="P13">temnimus, alias vero ut vehementes ac violentas non<text:line-break/>ferimus, hanc quidem eligimus, illas vero fugimus. Quum<text:line-break/>autem imbecilli fumme fuerimus, ut <text:span text:style-name="T64">r</text:span>in stomachicis et<text:span text:style-name="T64">;<text:line-break/></text:span>cardiacis fyncopis, tunc nec brevem tensionem ferimus,<text:line-break/>neque mediam figuram toleramus; quo fit, ut, quamvis<text:line-break/>impotentes simus ad motus, tamen alias alio projicia-<text:line-break/>mus partes, aliquam quidem confequi figuram dolore<text:line-break/>carentem optantes, fed nihil tale prorsus invenire po-<text:line-break/>tentes. Ut igitur, siquis nostrum cogatur lapidem aliquem<text:line-break/>non magnum ex collo suspensum circumferre, robustus<text:line-break/>quidem absque molestia ferat,e imbecillus autem redditus<text:line-break/>statim tanquam onus deponere desideret, eodem modu<text:line-break/>et mufculorum quisque, quasi quendam lapidem gestans<text:line-break/>appensum os, donec quidem validus est, contemnit; ple-,<text:line-break/>rumque ne tantillum quidem gravitatem ejus fentiens<text:span text:style-name="T64">y<text:line-break/></text:span>quum autem imbecillus fuerit, tunc fentit et aegre fert,<text:line-break/>et quasi quoddam onus excutere cupiens alias aliam si-’<text:line-break/>guram appetit. Omnia igitur, quae piufculis accidunt^</text:p>
      <text:p text:style-name="P13"><text:span text:style-name="T50">omnibus convenire videntur, et</text:span><text:span text:style-name="T52">t</text:span><text:span text:style-name="T50">. communi principio om-<text:line-break/>nia haerere, quo demonstrati sunt ex fe quidem ipsis<text:line-break/>festinare femper in extremam contractionem, ’ fed non<text:line-break/>posse hanc confequi, quod tum oppositos in {contraria<text:line-break/>trahentes habeant, fum gravitatem ossium annexam.</text:span></text:p>
      <text:h text:style-name="P66" text:outline-level="1"><text:bookmark-start text:name="bookmark9"/>GALENI DE MOTU MUSCULORUM<text:bookmark-end text:name="bookmark9"/><text:line-break/>LIBER II.</text:h>
      <text:h text:style-name="P67" text:outline-level="2">Cap. I.</text:h>
      <text:p text:style-name="P1">Quum autem prima nobis ac veluti ele-<text:line-break/>menta mufculorum motus demonstrata sint, addamus ip-<text:line-break/>sis jam quae defunt, ut nihil amplius desideretur, sed<text:line-break/>possit, qui haec omnia accurate legerit, facile omne, quod<text:line-break/>de musculo propositum fuerit, invenire. Rurfus igitur<text:line-break/>incipiamus a figuris, quae in partibus funt, in quibus<text:line-break/>fuperior liber desiit Ac primum quidem mediam figu-<text:line-break/>ram proponentes dicamus, quod in hac necesse est du-<text:line-break/>plicem constitutionem inesse musculis, alteram quidem</text:p>
      <text:p text:style-name="P13">antea dictant, qua neuter oppositorum •mufculorum agit;<text:line-break/>alteram vero, quae nunc dicetur, in qua similiter utri-<text:line-break/>que agunt. Existi t autem prior quidem quiefcentibus,<text:line-break/>ut Hippocrates nominabat, reliqua vero, quum neque<text:line-break/>extendere neque flectere membrum alicui permittimus,<text:line-break/>ne si maximam quidem vim afferat :, fit autem haec, op-<text:line-break/>positis mufculis actionem tonicam nuncupatam habentibus.<text:line-break/>Sic autem, etsi prope mediam siguram utrinque mem&gt;<text:line-break/>brura constitueris, aeque utrisque musculis agere poteris;<text:line-break/>quum autem ad aliquam earum, quae excedunt, <text:span text:style-name="T62">:</text:span> figtira-<text:line-break/>rum duxeris ipfum, caeteri musculi fatis esse, possent<text:line-break/>actioni ejusmodi. Non obscurum autem est ne id qiii-<text:line-break/>dem, quod in singulis.dictis figuris alias magis, alias mi-<text:line-break/>nus tonicam actionem, mufculi' obeunt; tum quod me-<text:line-break/>dia figura cum tali actione neutra earum, quae excedunt;<text:line-break/>est inferior. Ne igitur mediam figuram simpliciter carere<text:line-break/>dclore dicamus, fed quae in quiete sit;, media namque<text:line-break/>figura oum intensione utrorum que mufculorum:, aeque^o</text:p>
      <text:p text:style-name="P13">extremae, dolorem affert. Quum vero in spsa quiete<text:line-break/>media, .figura partim simpliciter fit , ni partim -non simplici-<text:line-break/>ter,<text:span text:style-name="T50">A </text:span>simpliciter quidem media omnium membri earum<text:line-break/>excedunt figurarum; non /simpliciter autem-, quae alterius<text:line-break/>oppositionis solius esu Quae quidem simpliciter media<text:line-break/>estxivj.sine. desatigatione, ut Hippocrates appellavit, diin-<text:line-break/>taxat, fuerit; nulla tamen aliarum exacte est. sine desiati-<text:line-break/>gatione. Demonstratio autem ejus,:* , quod dicitur, fieri<text:line-break/>possit manifesta, quum prius nos statuerimus, et quae<text:line-break/>simpliciter, sit media figura, et quae non sit ejusmodi*<text:line-break/>Fiet autem siermo, quo clarior sit, Hn manu- tanquam<text:line-break/>exemplo. Quum igitur in ea extremae figurae quatuor<text:line-break/>siiitj prona, supina, liimma extensio, ac flexio summa,<text:line-break/>quae qilidem simpliciter media- est, 'omnium istarum est<text:line-break/>medi a; e: quae autem <text:span text:style-name="T49">ηοή- </text:span>simpliciter media, e st,, unius est<text:line-break/>media utriusvis oppositionum; alia enim est extensionis<text:line-break/>extremae.. et flexionis, - alia vero supinae . et pronae<text:line-break/>media esc Figura igitur* supina* manus est, quum con-<text:line-break/>cava- quidem ejus pars fujfum est, i devexa autem deor- .</text:p>
      <text:p text:style-name="P13">fum; -pronas vero huic contraria; • media autem ambarum,<text:line-break/>quum intrinfecus’ quidem sit concavum, extrinsecus au-<text:line-break/>tem devexum, quumque fubjeclus quidem est parvus di-<text:line-break/>gifus aliis, Os vero cubiti <text:span text:style-name="T50">ossi </text:span>radii. Haec certe mediae<text:line-break/>figura-potest quidem exteissa perfecte manu, potest etiain<text:line-break/>flexa constare ; quemadmodum fane et alterius oppositio-<text:line-break/>nis'media figura potest quidem constare, quum fupina est<text:line-break/>manus, potest etiam; quum est prona; terminus autem<text:line-break/>illius figurae esi ulna rectum angulum faciens ad bra-'<text:line-break/><text:span text:style-name="T50">chium / </text:span>et propter hoc ipsam appellant angularem. <text:span text:style-name="T50">Me-<text:line-break/></text:span>dia itaque simpliciter ex cancurfu ambarum dictarum?<text:line-break/>mediarum figurarum fit; aliae vero mediae quatuor qui-»<text:line-break/>dem erunt universae, fed nulla ipsarum simpliciter me-<text:line-break/>dia totius membri erit, fed unius duntaxat oppositionis;<text:line-break/>aut enim extensionis et contractionis folum, erit'media/<text:line-break/>aut lupinae et pronae; At quoniam utraque ipsimii»<text:line-break/>duplex fit juncta vipissim excessibus reliquae oppositionis,<text:line-break/>sic xiecefle est quatuor omnino fiant. * In unaquaque <text:span text:style-name="T50">iub*</text:span></text:p>
      <text:p text:style-name="P34">tem ipsarum aliud quidem commune est omnium, aliud<text:line-break/>vero proprium cujusque. Commune quidem, quod om-<text:line-break/>nino unum aliquod genus mufculorum agit, reliqua vero.,<text:line-break/>tria tenduntur quidem per <text:span text:style-name="T50">accidens, </text:span>non autem agunt,.<text:line-break/>Proprium vero cujusque, angularis quidem et pronae<text:line-break/>eft, ut agant quidem ii <text:span text:style-name="T50">musculi, </text:span>qui jntro convertunt ps<text:line-break/>radii<text:span text:style-name="T64">r</text:span> alii autem omnes quiescentes tendantur; caeterum<text:line-break/>angularis quidem, fed fupluae est proprium, ut, qui ex-<text:line-break/>tra circumducunt, agant, reliqui vero quiefcentes tendan-<text:line-break/>tur; eodem autem modO et in media inter pronam et<text:line-break/>supinam, cum summa quidem extensione foli extenden-r.<text:line-break/>tes <text:span text:style-name="T50">ut, </text:span>agant, est proprium, cum flexione vero foli fle-<text:line-break/><text:span text:style-name="T50">cteiites, </text:span>cum caeteri omnes otiosi quidem sint, fed/tenr<text:line-break/>dantur.<text:tab/><text:span text:style-name="T50">..</text:span></text:p>
      <text:h text:style-name="P67" text:outline-level="2">Cap. <text:span text:style-name="T59">II.</text:span></text:h>
      <text:p text:style-name="P52">Ut autem perspecta elaraque sit oratio,,<text:line-break/>fcire. prius oportet, a quibus musculis, et quomodo fe<text:line-break/>habentibus,, et qualem articulum moventibus, quatuor<text:line-break/>isti manus motus perficiantur. Est igitur brachium pars,<text:line-break/><text:span text:style-name="T50">fusius,</text:span>manus, maxima; termini autem ipsius inferne qui-</text:p>
      <text:p text:style-name="P13">dem articulus, qui in flexu cubiti est, (cubitum autem<text:line-break/>vocamus, cui innitimur, ut inquit Hippocrates,) superne<text:line-break/>autem rursus humeri articulus.. Altera autem pars totius<text:line-break/>manus oblonga nec minima .post brachium est, quam ul-<text:line-break/>nam appellant; terminatur autem et finitur, qua brachio<text:line-break/>quidem continua est,, per articulum, qui in flexu cubiti<text:line-break/>est, qua autem carpo, convertitur rursus per ipsum, ln<text:line-break/>brachio sane unum <text:span text:style-name="T50">os </text:span>apparet magnum, nec non rotun-<text:line-break/>dum, nominatum eodem* nomine-, quo pars. In ulna<text:line-break/>vero quum duo fuit osta, alterum quidem, ejusdem nomi-<text:line-break/>nis eft cum tota parte, alterum radius appeliatur; dear-<text:line-break/>ticulantur autem ambo ad brachii oram inscriorem, ulna<text:line-break/>quidem, ubi/ medius, locus condylorum brachii», est, radius<text:line-break/>vero externum braehii ipsius, condylum amplectitur in<text:line-break/>gleuen desinens,, atque circum, ipfum veluti axem quen-<text:line-break/>dam dum vertitur ,: manus conversiones- regit; intro qui-<text:line-break/>dem dum circumagit, pronas figura mstnlls,, extra vera,<text:line-break/>supina fequitm:^ extendere aufam et flecte^ manum</text:p>
      <text:p text:style-name="P13">dearticulationis uluae ad brachium est actio. Exacta<text:line-break/>autem adeo ossium compositio nefcio si cui aliorum<text:line-break/>articulorum. tanta insit n brachli enim ora inferior dilatata<text:line-break/>nodis circumscribitur, ulua vero contra processius duos<text:line-break/>flexus faciens sibi invicem oppositos mediamque ipsorum<text:line-break/>cavitatem 0 litterae similem efficiens hac cavitate am-<text:line-break/>plectitur medium-locum .condylorum brachii, similem ad<text:line-break/>unguem nuncupatis trochlearum rotulis. Quum igitur<text:line-break/>cavitas uluae circumfertur circa devexitatem brachii, ex-<text:line-break/>tendi atque flecti accidit toti membro. Ut autem in<text:line-break/>neutram partem inclinet, fed femper exacta dearticulatio<text:line-break/>maneat, fupercilia mediae cavitatis causae sunt, coarctan-<text:line-break/>tia ulnae apophyfes. Quum igitur anterior apophysis<text:line-break/>motus dux est, flectitur membrum, extenditur autem,:<text:line-break/>quum posterior; terminus vero flexionis quidem, ut an-<text:line-break/>furiorem apophysim affirmet ad os-brachii, extensionis<text:line-break/>vero, ut posteriorem. • Quum vero et brachii os curvum</text:p>
      <text:p text:style-name="P35">sit, et ulnae apopliyfeon ntraque pb.lopga, et ob hoc<text:line-break/>periculum esset, citius,' quam oporteat, ossibus invicem<text:line-break/>congredientibus, ne membri motus prohiberetur,' ex-<text:line-break/>fculpsit natura utrinque brachii os, in cujus cavitates<text:line-break/>tantam ulnae coronae sefe demittunt, quatenus <text:span text:style-name="T50">extremam<text:line-break/></text:span>extensionem et flexionem , manus, esset<text:span text:style-name="T64">;</text:span>.habitura.<text:tab/>Quum</text:p>
      <text:p text:style-name="P52">autem major esset posterior uluae corone, multo .profun-*<text:line-break/>diorem eo loco cavitatem brachii fecit, ut propter pro-<text:line-break/>funditatem hoc loco tenue admodum <text:span text:style-name="T50">os </text:span>brachii sit, quod<text:line-break/>est inter cavitates; <text:span text:style-name="T49">,,μοη,</text:span>tamen perforavit ipsum, quam-<text:line-break/>vis tenue esset, ne laxus undique t minusque. firmus esset<text:line-break/>articulus, neque muscnJorum mutus.nimii.. <text:span text:style-name="T52">4</text:span><text:span text:style-name="T50"> </text:span>Si. vero per*'<text:line-break/>foratum fuisset, flectere quidem retro , manum licete^<text:line-break/>quae autem extensa ipsa firmiter . agimushaec <text:span text:style-name="T50">• </text:span>onmit<text:line-break/>longe pejus fierent, <text:span text:style-name="T50">et </text:span>utrorumque musculorum tensionek<text:line-break/>eflent utique cum magno dolore;, quum posteriores qui-<text:line-break/>dem ab animali facultate plus tendantur,- .quam sint nati</text:p>
      <text:p text:style-name="P36">contrahi, anteriores vero eousque extendanlur, ut peri-<text:line-break/>culum sit eos divelli; Talis profecto ars naturae ad de-<text:line-break/>articulationem exactam est»<text:tab/><text:span text:style-name="T50">~ °</text:span></text:p>
      <text:h text:style-name="P67" text:outline-level="2">Cap. <text:span text:style-name="T61">III</text:span><text:span text:style-name="T49">.</text:span></text:h>
      <text:p text:style-name="P1">Qualis autem situs mufculorum ipfam mo-<text:line-break/>ventium sit, (quorum caufa <text:span text:style-name="T50">et </text:span>dearticulationis mentio-<text:line-break/>nem fecimus,) deinceps dicatur; Duo quidem in parti-<text:line-break/><text:span text:style-name="T50">hus </text:span>anterioribus brachii, duo vero in posterioribus orti<text:line-break/>funt, validis aponeurosibus ulnae inferti. Incipiunt au-<text:line-break/>tem majores quidem eorum <text:span text:style-name="T50">a </text:span>capite brachii, minores<text:line-break/>vero multo inferius, ferunturque omnes quatuor recta<text:line-break/>ad ulnam, et inferuntur in hunc ipfum maxime locum,<text:line-break/>unde oriri incipiunt coronae* Posterior sane pars- ipse<text:line-break/>ancon est, quem Athenienses quidem olecranum, Dores<text:line-break/>yero cubitum nuncupant. Anterior vero, ut dictum est,<text:line-break/>qua anterioris corones exortus est. Ab his igitur mu-<text:line-break/>Cculis parte anteriore brachii et posteriore sitis ulnam<text:line-break/>Attrahentibus extensio et flexio fit. Quatuor autem alii<text:line-break/>principia quidem habent ex plna ex utraque parte cur-</text:p>
      <text:p text:style-name="P63"><text:span text:style-name="T50">x </text:span>vitatis ad gibberum, duo quidem extrinfecus, duo vero<text:line-break/>intrinfecus. Omnes autem quum sint obliqui, ossi radii<text:line-break/>inferuntur, ad finem quidem ipsius inferiorem (ubi de-<text:line-break/>articulatio est ad carpum) magni, in medio vero parvi;<text:line-break/>qui etiam ipsi, dum tenduntur, ad principia simul attra-<text:line-break/>hunt radium, et per hunc totam manum pronam <text:span text:style-name="T50">qui-<text:line-break/></text:span>dem interni, supinam externi efficiunt., Quum igitur <text:span text:style-name="T50">sic<text:line-break/></text:span>habeat natura mufculorum moventium dearliculaliones,<text:line-break/>quae in gibbero sunt, demonstremus jam propositum,<text:line-break/>quod in quatuor differentiis figurarum non simpliciter<text:line-break/>mediarum unum quidem genus mufculorum femper agit,<text:line-break/>omne autem aliud quiefcit quidem ab actione, verum ex-<text:line-break/>tenditur. Primum igitur proponamus eam, quae etiam<text:line-break/>tunc primum dicta est, quam angularem et pronam<text:line-break/>vocabamus; in qua de musculis quidem moventibus ra-<text:line-break/>dium non est opus longiori sermone, quod videlicet, qui<text:line-break/>quidem intus sunt, operantur, qui autem foris, otiosi ex-<text:line-break/>tenduntur; fed de mufculis ulnam moventibus verbis</text:p>
      <text:p text:style-name="P13">pluribus- est opus,: liam prima imaginatione videbuntur<text:line-break/>habere exacte mediam constitutionem,- quod et angularis<text:line-break/>media est figura, non .tamen res ita Rabet . Si enim, ut<text:line-break/>angularem , <text:span text:style-name="T50">&lt; </text:span>ita etiam figuram mediam» inter fupinam et<text:line-break/>pronam tota manus haberet, ' tunc vere media <text:span text:style-name="T50">constitutio<text:line-break/></text:span>adesset ipsis; sed quoniam ejusmodi non habet, necefle<text:line-break/>est, et/-hos mufculos, et alios omnes inverti, quantum<text:line-break/>tota manus' discedit a.figura fecundum naturam; quantuni<text:line-break/>autem musculi distorquentur, tantum, puto, circa devexi-<text:line-break/>tates ossium quasi fracti et flexi tenduntur et laboranti<text:line-break/>Nam media simpliciter figura, praeterquam quod nullum .<text:line-break/>musculum habeat neque agentem, neque qui violenter<text:line-break/>moveatur’, • ne aliud quidem eorum, quae in membris<text:line-break/>funt, distorquet; unde ipsi et hoc tanquam praeter cae-<text:line-break/>tera maximum attestatus est Hippocrates; caeterae vero'<text:line-break/>omnes, aliae magis, aliae minus, <text:span text:style-name="T50">. </text:span>inverfos. habent et<text:line-break/>musculos* omnes,' et tendones,' et nervos,e et ad haec<text:line-break/>etiam' venas et arterias { • omnia enim haec partim extra</text:p>
      <text:p text:style-name="P13">membra, partim intrlusecns existunt. Ut igitur 'nata<text:line-break/>funt, ita fe habentia haec servant figuram mediam inter<text:line-break/>supinam et <text:span text:style-name="T64">:</text:span> pronam. Harum autem utraque admodum<text:line-break/>omnia contorquet;* prona namque (de qua primum pro-<text:line-break/>positum est dicere), quae fit supina, dum musculi ulnae<text:line-break/>externi agunt, tantam facit tensionem, ut ipforum qui-<text:line-break/>dem capita extra membrum sint, ventres autem nomi-<text:line-break/>nati superne, insertiones vero -intus. Quod si violentius-<text:line-break/>adhuc manum circumvertas, • alterum eorum musculum<text:line-break/>majorem, qui in finem radii inferitur, adeo videbis flu-<text:line-break/>xum esse circum membrum, ut ejus partium aliae foris,'<text:line-break/>aliae intus, aliae fuperne, aliae deorfum appareant, ca-<text:line-break/>put qnidem extra, venter <text:span text:style-name="T50">autem </text:span>nominatus superne,<text:line-break/>quod autem ultra hunc <text:span text:style-name="T50">est, </text:span>intus, inferius vero insartio;<text:line-break/>adeo violenter fractus <text:span text:style-name="T50">est </text:span>et <text:span text:style-name="T50">flexus. </text:span>Alii vero musculi,<text:line-break/>qui in brachio sunt, ’ per quos extendere aut flectere<text:line-break/>manum pdssiumus, multo quidem minus his caeterisque,<text:line-break/>qui in ulna siint, habent tamen aliquid et ipsi contor—</text:p>
      <text:p text:style-name="P13"><text:span text:style-name="T50">siopis. Eadem et in fupinis figuris fiunt :1 etenim et in<text:line-break/>his mufculi quidem, qui, in'ulna funt, summe laborant,<text:line-break/>qui autem in brachio .funt, simul laborant; -.fed quum<text:line-break/>mediam inter supinam et pronam eificientes figuram<text:line-break/>persecte extendimus aut i flectimus manpm, tunc laborant<text:line-break/>quidem valde musculi,,, qui in «brachio, ifilnt, simul autem<text:line-break/>cum/ ipsis laborant, qui </text:span><text:span text:style-name="T52">r</text:span><text:span text:style-name="T50"> in lulna sunt. Sola igitur figura-,<text:line-break/>rum simpliciter media, cui. nullius excelsius participatio<text:line-break/>est in neutra oppositione, i exacte caret dolore,, caeterae.<text:line-break/>vero ,omnes quatuor partim minus, partim vero magis,<text:line-break/>omnes tamen funt dolorificae. Unamquamque autem<text:line-break/>ipfarum, quantum discedens ab extrema constitutione dii-<text:line-break/>cis membrum ad mediam., tanto minus dolorisicam effi-<text:line-break/>cies figuram* Omnino autem nulla dOluris erit expers<text:line-break/>prius, quam ad mediam plane accesserit. Quare ex di-?,<text:line-break/>ctis et hoc jam manifastum est, quod huic mediae figu-<text:line-break/>rae foli omnium figurarum inest musculus omnes perfecte,<text:line-break/>quiescentes praebere, aliae autem omnes partim minus.</text:span></text:p>
      <text:p text:style-name="P13">partim vero magis, unum certe aliquod genus mufcu-<text:line-break/>lorum agens habent.</text:p>
      <text:h text:style-name="P67" text:outline-level="2">Cap. IV.</text:h>
      <text:p text:style-name="P1">Non igitur ne dormientes quidem omnes<text:line-break/>penitus otiofos mufculos habent; Ted qui cunque propter<text:line-break/>ebrietatem, aut defatigationem, aut infirmitatem virium,<text:line-break/>omnes corporis partes omnino exolventes, in inediam<text:line-break/>eas figuram mufculis reducere permiferunt, hi tantum<text:line-break/>perfecte mufculos quiescentes habent. Non tamen in ex~<text:line-break/>tremis figuris ullam partem quivis potest habere, dum<text:line-break/>dormit; valida enim <text:span text:style-name="T50">et </text:span>vehementer intensa actiope. mur-<text:line-break/>iculorum ad hujusmodi indigemus; . Quaecunque autem<text:line-break/>fu medio sunt inter extremas et mediam figuram, in his<text:line-break/>ut plurimum somnum capimus; in quacunque enim ta-<text:line-break/>lium constituens membrum musculis circa ipsium tonice<text:line-break/>agentibus, custodiam figurae commiseris, sic servant, adeo<text:line-break/>ut. fedentes saepe quidem dormiverint, et nonnulli deam-<text:line-break/>bulantes. Et Jwc equidem audiens antea non credebam<text:span text:style-name="T50">;<text:line-break/></text:span>quum autem fuit opus aliquando per totam noctem iter</text:p>
      <text:p text:style-name="P13">facere; experientia rem-ipfam edoctus, coactus sum cre-<text:line-break/>dere; ferme enim stadium integrum dormiendo , et fom-<text:line-break/>ista 'videndo peregi, <text:span text:style-name="T50">nec </text:span>prius excitatus sum, quam in<text:line-break/>lapidem impegerim<text:span text:style-name="T50">; —</text:span>et &lt;id est profecto, quod non per-<text:line-break/><text:span text:style-name="T50">mittit </text:span>dormientibus -iter- facere longum, quia non possimt<text:line-break/><text:span text:style-name="T50">exaote </text:span>laevem viam nancifci. Id igitur folis experti^<text:line-break/><text:span text:style-name="T50">'credibile </text:span>esc- • Caetefa autem omnibus evidenter quotidie<text:line-break/><text:span text:style-name="T50">uppaTent, </text:span>quae in iis,- qui dormiunt dedendo, accidunti<text:line-break/><text:span text:style-name="T50">Et-</text:span>ipsiorum quoque discumbentium pauci omnino exactam<text:line-break/>-figuram in unaquaque parte habent. Qui autem ih ma-<text:line-break/><text:span text:style-name="T50">nibus </text:span>aliquid servant, hi quidem et valde tonicam<text:line-break/><text:span text:style-name="T50">actionem ostendunt- </text:span>manent enim eorum digiti exacte<text:line-break/><text:span text:style-name="T50">-flexi </text:span>circa <text:span text:style-name="T50">parvum </text:span>tfaepe corpus, aurum, aut lapidem;<text:line-break/>aut 'aliquem riummum. <text:span text:style-name="T50">‘ </text:span>Quod autem inferiori maxillae<text:line-break/>accidit, nonne et id manifestum est? <text:span text:style-name="T49">’ήοη </text:span>enim^difcedit<text:line-break/>a fuperiore, nisi si-ebnns aliquis, aut Valde ignavus, -aut<text:line-break/>ftunhie defessius dormiat Et ipfe quoque stertor proptet<text:line-break/>hujusmodi fieri <text:span text:style-name="T50">folet,t </text:span>relaxata quidem inferiore maxilla,</text:p>
      <text:p text:style-name="P13">supino autem jacente homipe: etenim et id ipfum, vide-<text:line-break/>licet supinum jacere, signum est resolutionis; ob eamque<text:line-break/>caufam utique et Hippocrates utrumque damnat, et fu-<text:line-break/>pfuum jacere, et hiare, dormientem, decubitus autem in<text:line-break/>alterum laterum laudat.. Cognoscere autem, maxime pof-<text:line-break/>fes, quanta actio hujuscemodi decubitibus insit, si corpus<text:line-break/>hominis mortuum sic inclinaveris non enim ne mini-<text:line-break/>mo quidem tempore manebit, fed supinum aut pronum<text:line-break/>statim fiet, quocuuque gravitate verget Itaque eilafupi-<text:line-break/>num jacere et hiare non absque • actione stertendi aut<text:line-break/>exolutionis, aut ebrietatis, aut ignaviae sunt signa. Ideo<text:line-break/>rurfus Hippocrates, quum omnes partes, jubeat luxatas<text:line-break/>et cbntritas in figuris dolore carentibus chirurgia per-<text:line-break/>tractare, Cujusmodij inquit, in inferiori maxilla hominis<text:line-break/>mediocriter hiantis; qualis enim, in manu angularis, est<text:line-break/>figura, talis est in inferiori, maxilla’ mediocris hiatus,<text:line-break/>haec enim: est extremarum media. .Extremae igitur in-<text:line-break/>ferioris maxillae figurae funt, tum quae maxime hianti-»<text:line-break/>b.us, tum quae dentes invicem firmantibus fit; quarum</text:p>
      <text:p text:style-name="P13">ilia quidem a musculis, qui in mento <text:span text:style-name="T50">et </text:span>collo sunt, de-*<text:line-break/>orfum trahentibus, altera autem ab iis, qui intra ma-<text:line-break/>xdlam ex palato oriuntur<text:span text:style-name="T64">y</text:span>-et iis, qui temporales vocant<text:line-break/>tur, perficitur;<text:span text:style-name="T62">-</text:span> nisi forte et mufculi masticatorii nun-<text:line-break/>cupati, .qui simt ad latera inferioris maxillae, actionem<text:line-break/>adjuvant; hoc enim alibi discutiemus. Verum mediocri-<text:line-break/>ter hiando media , figura sit, omnibus ’ dictis musculis<text:line-break/>quiescentibus. Caeterum et morientibus sponte sua ad<text:line-break/>hanc maxilla inferior merito accedit; omnes enim mu-<text:line-break/>fculi actione privantur. Manifestum igitur, quod, dum<text:line-break/>dormiunt non aperto ore, actio musculorum retrahentium<text:line-break/>maxillam confervatur; • mulli vero extenfas aut flexas<text:line-break/>ad unguem nranns habentes vel etiam crura ’ do rmiuntj<text:line-break/>siervantes etiam in his actionem sunicam.<text:span text:style-name="T50">" </text:span>Sed forte lon-<text:line-break/>gior fum, quum liceat in memoriam reducere, quae ma-<text:line-break/>xime in<text:span text:style-name="T64">x</text:span> promptu sunt. Quis enim noftrum officium -efle<text:line-break/>negabit fcilicet effluxiones fuperfluitatum per musculos</text:p>
      <text:p text:style-name="P13">custodiri? -Meatuum, enim excretoriorum finibus ceu por-<text:line-break/>tis quibusdam custodes praefunt musculi praevalidi, nihil:<text:line-break/>permittentes, extra ferri prius, quam ratio jusserit; quin,<text:line-break/>et hos in dormientibus videmus fuum officium- ; absque,<text:line-break/>vitio perficere. Et emittere aliquid fuperfluitatum invite,<text:line-break/>aut resistatis mufculis fit, aut ratione depravata^ ; ut in<text:line-break/>phreniticis,, aut.etiam ratione et musculis gravatis,, uti<text:line-break/>in<text:span text:style-name="T50">, </text:span>ebrietatibus fu.oportet enim aut rationem non praeesse, ’<text:line-break/>aut mufculos agere . non posse <text:span text:style-name="T50">, </text:span>aut utraque.- simul esta<text:line-break/>laefa. Temeraria igitur sententia est, quae asserit, ani-r<text:line-break/>mam dormientium, quiescere, nisi cessationem hanc non,<text:line-break/>perfectam quietem., fed quasi intermissionem quandam-<text:line-break/>vigoris dicant; nam si hoc dicant,’ bene dicunt, ipsis que<text:line-break/>assentimur; non. enim fenfus expertes penitus sunt , dor-,<text:line-break/>mientes,. fed difficulter fentientes; cnr .enim vocantes<text:line-break/>subaudiunt <text:span text:style-name="T50">,£ </text:span>et lumine importato exurgunty et tangentes<text:line-break/><text:span text:style-name="T63">sen.ti.unf2 </text:span>Quod, si mihf ebrium dicas, nec,:.ubi terrarum</text:p>
      <text:p text:style-name="P13">sit, fcientem, et eum, qui prae ignavia Epimenide pro-<text:line-break/>fundius dormiat, isti et prius, quam dormirent, prope,<text:line-break/>senfus expertes erant; et magis utique custodiam cujus-<text:line-break/>cunque rei permitteres viro frugi et strenuo dormienti,<text:line-break/>quam hujuscemodi vigilantibus; verumtamen et isti cbn-<text:line-break/>fervant multas actiones animales.</text:p>
      <text:h text:style-name="P67" text:outline-level="2">Cap. V.</text:h>
      <text:p text:style-name="P1">Non igitur probabilis est oratio, quae af-<text:line-break/>ferit, actiones, quae fiunt dormientibus et prosundiori<text:line-break/>somno oppressis<text:span text:style-name="T50">, </text:span>omnes naturales efle: non enim in uni-<text:line-break/>verfum verum est hoc. Nonne transferunt et moveut<text:line-break/>varie membra? nonne etiam dormientes loquuntur?- an<text:line-break/>et haec naturae opera dicent? At (dicet fortasse qnif-<text:line-break/>piam) non assequimur mente ea fieri. Neque fane pal-<text:line-break/>pebrarum motui femper, neque, quum concionem habes,<text:line-break/>aut oras, aut disputas, adhibes mentem omnium partium<text:line-break/>molibus, neque, 'quum Athenas adis ex Piraeeo, omnibus<text:line-break/>particularibus crurum actionibus; nam cogitabundi sae-<text:line-break/>piua imprudenter peregerunt iter, aut etiam praeterierunt</text:p>
      <text:p text:style-name="P13">locum, ad quem principio proficifcebantur. Utrum igitur<text:line-break/>ambulatio neque animae actio esc, neque motu volun-<text:line-break/>tario fit? aeque enim nos et ambulatio praeiens videtur<text:line-break/>latere, et quae in fomhis accidit, motus quidem partium,<text:line-break/>quae moventur, actio autem tonica earum<text:span text:style-name="T50">, </text:span>quae 'non<text:line-break/>moventur. Quare, quam causam in vigilantibus dixeris,<text:line-break/>quod saepe 'non animadvertunt sigillatim actiones, hanc<text:line-break/>etiam et ad dormientes et gravius oppressas transferre<text:line-break/>licet, nec amplius admirari, cur multa opera voluntario<text:line-break/>et his fiant;, fed causa ignorantiae prompte pronnnciare,<text:line-break/>nullum talium operum voluntario fieri, vide ne temera-<text:line-break/>rium si- Quod si nullo certiore judicio hujuscemodi<text:line-break/>judicari queant, utrum ..voluntatis, an naturae sint acfio-<text:line-break/>nes, quid aliud concluditur, quam nihil oportere de<text:line-break/>his pronnnciare? atque aequum potius est <text:span text:style-name="T50">de </text:span>hujusmodi<text:line-break/>dubitare, quam temere decernere. Sed si habemus evi-<text:line-break/>dentissimum judicium de voluntariis actionibus, sicut certe<text:line-break/>habemus, pronunciemus confidenter-, non folum quodque</text:p>
      <text:p text:style-name="P13">dictorum, verum etialu respirationem ipsiam motu volun-<text:line-break/><text:span text:style-name="T50">tario </text:span>fieri, nimirum quum et ipsa subjici judicio videa-<text:line-break/><text:span text:style-name="T50">tur. </text:span>Quid igitur Cst, quo judicamus opera voluntaria2<text:line-break/><text:span text:style-name="T50">Multa </text:span>tibi consido <text:span text:style-name="T64">r</text:span> non unum judicium me <text:span text:style-name="T50">daturumy<text:line-break/></text:span>omniaque sibi invicem consantanea/<text:span text:style-name="T50">... </text:span>Etenim .fu,<text:span text:style-name="T50">&lt; quae»<text:line-break/>fiunt, </text:span>fedare potes, quum vis, et quae non fiunt, <text:span text:style-name="T50">facere^<text:line-break/>id est </text:span>motus voluntarius. <text:span text:style-name="T50">; </text:span>.Si praeterea citius aut <text:span text:style-name="T50">tardius^<text:line-break/>crebrius aut </text:span>rarius - ea .faciendi» potestatem habes, <text:span text:style-name="T50">nonnet<text:line-break/>omnibus </text:span>modis manifestum est, actiones eas parere <text:span text:style-name="T50">volunvj.<text:line-break/>tatL?, </text:span>Arteriae certe motum et <text:span text:style-name="T50">cordis </text:span>neque <text:span text:style-name="T50">colubere&gt;<text:line-break/>neque </text:span>excitare, neque-crebriorem, <text:span text:style-name="T50">neque </text:span>rariorem, <text:span text:style-name="T50">ne—<text:line-break/>que tardiorem </text:span>, neque velociorem <text:span text:style-name="T50">voluntas </text:span>facere <text:span text:style-name="T50">pO.test ;<text:line-break/>idcirco </text:span>ne <text:span text:style-name="T50">animae, </text:span>quietam opera <text:span text:style-name="T50">hujuscemodi </text:span>esse <text:span text:style-name="T50">dicunt,-<text:line-break/>fed </text:span>naturae.. <text:span text:style-name="T50">Motum </text:span>autem crurum in <text:span text:style-name="T50">his</text:span><text:span text:style-name="T54">:</text:span><text:span text:style-name="T50"> omnibus ratio<text:line-break/>regit; </text:span>nam <text:span text:style-name="T50">et </text:span>sedare, dum fit, et rursus <text:span text:style-name="T50">excitare quie-<text:line-break/>scentem, et </text:span><text:span text:style-name="T54">T</text:span><text:span text:style-name="T50"> velo citor </text:span>em et tardiorem, - et rariprem <text:span text:style-name="T50">act<text:line-break/>frequeiitiorcm efficere </text:span>potest. <text:span text:style-name="T50">Haec eadem et; refpiratio-,<text:line-break/>uis </text:span>mofu .fiunt, quae actio quidem <text:span text:style-name="T50">est,,</text:span>diaphragmatis <text:span text:style-name="T50">et</text:span></text:p>
      <text:p text:style-name="P13">musculorum thoracis, ut'in <text:span text:style-name="T50">iis, </text:span>quae de causis refpiratio-<text:line-break/>nis fcripsimus, demonstratur; animae autem, non naturae/<text:line-break/>est opus, siquidem movere mufculus animae officium est-<text:line-break/>Non est autem aequum^ in quibus caufam non.reperi-<text:line-break/>mus,. in ipsis discedere ab iis, quae -evidenter- apparent;-<text:line-break/>evidentia certe sunt judicia actionum voluntariarum; cau-t<text:line-break/>sam <text:span text:style-name="T50">autem </text:span>non reperimus in iis, - quorum particulares<text:line-break/>actiones non assequimur. Qui igitur, evidentibus fidem,<text:line-break/>abrogat, fenfus est expers; qui vero de dubiis prompte»<text:line-break/>pronuntiat, temerarius est; qui autem propter obscuri—<text:line-break/>tatem, quae his inest, ea, quae etiam clara funthabet-<text:line-break/>sufpecta, de numero eorum est <text:span text:style-name="T49">μ, </text:span>qui dubitationibus-oble—<text:line-break/>ctantur; porro qui non modo fufpecta habet,, verum.•<text:line-break/>etiam, quae clara siint, propter obscuritatem dubiorum<text:line-break/>studet evertere, extreme fatuus est. Ne igitur sponte»<text:line-break/>fenfum nobis ipsi adimamus, neque dubitationis aemuli,’<text:line-break/>aut fatui-, aut aliud ejusmodi quidvis simus; fed., quod»<text:line-break/>lum rectum est, .tum modestis hominibus convenit,, .quodi<text:line-break/>quidemaevidens est, prtompte accipiamus, quod -autem essi</text:p>
      <text:p text:style-name="P13">dubium, per otium quaeramus. Evidens igitur est volun-<text:line-break/>tatem respirationi dominari; dubium vero, quam ob cau-<text:line-break/>fam plerasque actionum voluntariarum mente non asse-<text:line-break/>quamur. Eo'itaque supposito, qfiod est. evidens, ad ve-i<text:line-break/>strgandam. causiam transieamus, non contendentes omnino.<text:line-break/>quicquam in ea, nec afferentes adiiuc nos invenifle ve^<text:line-break/>ram caufam, tametsi <text:span text:style-name="T50">ea </text:span>dictis antea longe est probabilior.<text:line-break/>Caeterum (ut ego arbitror) nemo adhuc causam dixit,,<text:line-break/>fed dubitatione fola (cujus jam mentionem feci) adfcripta.<text:line-break/>caufam fe putaverunt invenisse* Quorum sime, institutum,<text:line-break/>est laudandum, sive invenerint, sive invenire studuerint,<text:line-break/>fed nos ipfos quoque <text:span text:style-name="T49">ηοη </text:span>decet pigros esse ad invenien-<text:line-break/>dum ea, quae. restant..</text:p>
      <text:h text:style-name="P67" text:outline-level="2">Cap. VI.</text:h>
      <text:p text:style-name="P1">Principium autem inveniendi ea hoc fa—<text:line-break/>ciemus, multos videlicet homines interdum actiones quas-r<text:line-break/>dam egisse, quarum paulo post penitus sunt obliti, ut^<text:line-break/>qui per metum, aut ebrietatem, - aut aliquid’ .aliud;<text:line-break/>generis, ejusdem egerunt, nihil amplius, eorum, quae<text:line-break/>egerint, dum in.illis constitutionibus erant, recordantur..</text:p>
      <text:p text:style-name="P13">Caufa autem, ut mihi videtur, est, quod non intenti actio-<text:line-break/>nibus tota mente fuerint. Pars enim animae imaginatrix,<text:line-break/>quaecunque ea .sit, haec eadem et recordari videtur; si<text:line-break/>itaque insignes impressiones rerum in imaginationibus ac-<text:line-break/>ceperit, confervat perpetuo, atque id quidem est memo-<text:line-break/>ria tenere; sin vero» obfcuras et penitus superficiarias,<text:line-break/>non conservat, et-hoc est oblivisci; et ob hanc causam<text:line-break/>in ira, curis, ebrietatibus, timoribus, phrenitidibus, et<text:line-break/>omnino in vehementibus animi affectibus nullius eorum,<text:line-break/>quae egerint, ius posterum amplius meminerunt» Quid<text:line-break/>igitur mirum est in somnis etiarif, obscure agente anima,<text:line-break/>dbfcuras edam imaginationes fieri, ideoque nec stabiles?-<text:line-break/>quid etiam mirum<text:span text:style-name="T62">:</text:span>, si in vigiliis<text:span text:style-name="T62">1</text:span>, ratione quidem aliquid<text:line-break/>meditante, et tota fere circa curam intenta, parva quae-<text:line-break/>dam ejus admoduin pars circa ambulationem occupata,<text:line-break/>impressionem actionis facit obfcnram, et idcirco statim-<text:line-break/>oblita, ne quidem num fpontaneo motu opus factum sit^</text:p>
      <text:p text:style-name="P13">amplius meminit? Ut enim, si nullo pacto recordaremur,<text:line-break/><text:span text:style-name="T49">ηοη </text:span>utique pOssemus de ulia. re <text:span text:style-name="T62">:</text:span> praeterita . considerare^<text:line-break/>sic,, fu quibus non meminimus, nescimus, qualianam ef-<text:line-break/>fent;-. confer vari enim ea prius memOria oportet, ut, qua-<text:line-break/>lianam sint natura, <text:span text:style-name="T50">f</text:span>deinde consideremus. ; Nihil igitur'<text:line-break/>mirum milii certe, videtur, si, motu voluntario respiratio-<text:line-break/>nem in fomnis agente,; <text:span text:style-name="T50">, </text:span>postquam expergefacti fuerimus,<text:line-break/><text:span text:style-name="T49">ηοη </text:span>possimus dicere,; \an ;fecundum .voluntatem resipire-<text:line-break/>w; fad;simile profecto accidit, quod illi, qui et. pedes<text:line-break/>et manus in somnis. movei*it,. et aliquid, .sit loquutus, post-.<text:line-break/>ea.'iliorum, oblitus, <text:span text:style-name="T64">d</text:span> dicat fieri absqpe ypluntate,. et<text:line-break/>xnembrornrn mota et .yocem. Nam et qui mente er~<text:line-break/>rant, * loquuntur, et vadunt, et omnes motus voluntarios,<text:line-break/>obeunt., fed ne hi quidem, quum ad ingenium redierint,<text:line-break/>ampllus meminerunt, quae egerint. Novi enim, quendam<text:line-break/>per tredecim dies delirasse hoc pactoputabat quidem, fe<text:line-break/>Athenis<text:span text:style-name="T64">f</text:span> non Romae, jacere; crebro autem familiarem<text:line-break/>puerum, vocans, jubebat sibi, quae ad gymnasium,perline^</text:p>
      <text:p text:style-name="P13"><text:span text:style-name="T50">bant, afferri, et pauca -intermissione fafcta, Heus '(inquit)<text:line-break/>ad .Ptolemaeum di.cp,. decrevi in gymnasio diu lavari; ac,<text:line-break/>nonnunquam etiam .exiliebat interea, atque,indutus, ibat<text:line-break/>recta ad ostrum aulae, ac quum retiherentfaeum, qui in-<text:line-break/>tus erant,, exireque, prohiberent, cur prohiberetur, ab- eis-<text:line-break/>percOfutabatur.hi </text:span>jvqtq<text:span text:style-name="T50"> (nihil enim licebat aliud dicere<text:line-break/>quam ea,, quae.erant vera) febricitasse eum dicebant, et<text:line-break/>adhuc ..febricitare';; ipfe autem et ad haec; valde modeste<text:line-break/>respondebat; fcire enim et ipfe dicebat, quod adhuc<text:line-break/>reliquiae sibi febris restabant, fed eas penitus effe</text:span><text:span text:style-name="T52">:</text:span><text:span text:style-name="T50"> exi-<text:line-break/>guas, nec metuendunr, ne a balue.a - laederetur, Ortam<text:line-break/>enim sibi totam praesentem febrem ex itinere. An non<text:line-break/>reccrdaris, conversus ad puerum dicebat, quod laboriofe,<text:line-break/>heri iter fecimus a Megaris Athenas? Talia quum diceret<text:line-break/>ac faceret, fluxu, fanguinis per nares repente copiofo sibi<text:line-break/>facto , et post ipfum fudore, statim quidem convaluit, sedi<text:line-break/>eorum, quae ante sibi acciderant, nullius amplius recor-&gt;<text:line-break/>dabatur Utrym. igitur £hoc enimj est,' quod .a principia</text:span></text:p>
      <text:p text:style-name="P60">—<text:tab/>«<text:tab/>z</text:p>
      <text:p text:style-name="P13">propofuimus ostendere-,') furrexisse, et loculum fuisse ,’ ef<text:line-break/>alvum exonerafle, et mfuxisse, (haec enim omnia in om-<text:line-break/>nibus illis diebus-homo faciebat,) non sint actiones vo-<text:line-break/>luiitariae, an id quidem abfurdum, (nam si hae non sunt<text:line-break/>voluntariae, ne ulla alia quidem erit,) non autem eo-<text:line-break/>runi recordabatur , quemadmodum ne sobrii quidem eo-<text:line-break/>rum, quae ebrii fecerunt, amplius meminerunt? Quid<text:line-break/>igitur inirum ita sa habere et in refpiratione, ut fiat<text:line-break/>quidem ipsa' ex voluntate, fed quum alias quidem dili-<text:line-break/>gentius adhibeamus mentem, alias vero negligentlus sc-<text:line-break/>gniusque, idcirco recordemur quidem actionum, quibus<text:line-break/>mentem adhibuimus, obliviscamur autem eorum, quae fe-<text:line-break/>cus se habent? Quoniam vero, cujus rei penitus obliti<text:line-break/>fuerimus, hanc ne actam quidem aliquando fuisse puta-<text:line-break/>mus, consequens est, ut, an cum voluntate acta sit, ne<text:line-break/>quidem recordemur. Quod autem totum opus refpiratio-<text:line-break/>nis voluntate <text:span text:style-name="T50">et </text:span>sponte ab anima fiat, declaravit fdrvus-<text:line-break/>barbarus^ qui, quum vehementi ira concitatus mortem sibi</text:p>
      <text:p text:style-name="P13">conscifcere decrevisset, prostratus humi, respiratio neque<text:line-break/>cohibita, longo quidem tempore immObilis erat, poftea<text:line-break/>vero paulum volutatus, hoc pacto mortuus essi Quod si<text:line-break/>non liceret nsquequaque respirationem cohibere, ne id-<text:line-break/>circo quidem aliquis negaret, quin ipsa fecundum volun-<text:line-break/>tatem fieret. Apparent enim eorum operum, quae motu<text:line-break/>voluntario fiunt, alia quidem libera esse, alia vero affe-<text:line-break/>ctibus corporis servire. Priora itaque perpetuo absque<text:line-break/>impedimento a nobis fiunt, posteriora vero, non perpetuo,<text:line-break/>fed in tempore quodam et cum mensiira; nam ire ad<text:line-break/>aliquem et alloqui et capere aliquid et recipere ab-<text:line-break/>folute libera funt; dejicere vero et mingere corporis<text:line-break/>affectuum sunt remedia. Atqui nonnulli tacuerunt qui-<text:line-break/>dem annum integrum, et eo amplius, idque fpOnte sua,<text:line-break/>dejectionem vero vel urinam retinere non modo annis,<text:line-break/>fed ne mensibus quidem, quinimo nec diebus • paucis<text:line-break/>nemo potuit, adeo enim urgent ac faepe anguiit, vel<text:line-break/>multitudine gravantia, vel acrimonia mordentia, ut qui-</text:p>
      <text:p text:style-name="P13">dam ne in locum quidem confuetum abire valuerint Si-<text:line-break/>mile igitur et his est et refpiratiOnis opus, imO multo<text:line-break/>magis urget ac celeriorem necessitatem habet; etenim<text:line-break/>periculum~est, ne quis moriatur, nisi respiraverit, atque<text:line-break/>extreme molestum est suffocari. . Nihil igitur mirum, si<text:line-break/>penitus retinere iplam arduum sit; neque enim omnes<text:line-break/>ad moriendum lunt proclives, etiamsi infinitis malis con-<text:line-break/>flictentur, neque, qui eo progrediuntur, abire e vita sum-<text:line-break/>mo cum dolore volunt. Neque igitur quispiam eo, quod<text:line-break/>tacere quidem, si velimus, usquequaque possemus, respi-<text:line-break/>rationem vero relinere <text:span text:style-name="T49">ηοη </text:span>postumus, idcirco volunta-<text:line-break/>rium quidem opus esse vOcem; minime autem, sed natu-<text:line-break/>rale quiddam, respiraliOnem existimet. . Hoc certe ar-<text:line-break/>bitror clare demonstratum <text:span text:style-name="T50">fuisse. .</text:span></text:p>
      <text:h text:style-name="P67" text:outline-level="2">Cap. VII.</text:h>
      <text:p text:style-name="P1">Quod autem reliquum est, toti sermoni<text:line-break/>de mediis figuris deinceps <text:span text:style-name="T50">addere </text:span>aequum esc Ut enim<text:line-break/>in manibus, quod appellatur angulare, quod exacte me-<text:line-break/>dium summae extensionis et flexionis est, Omnis prorfus<text:line-break/>dOluris est expers, sic videri posset et in cruribus fe</text:p>
      <text:p text:style-name="P13">habere; non tamen ita est, fed quod in his dolore caret,<text:line-break/>consistit inter mediam figuram et extensionem extre-<text:line-break/>lliam. Causa autem consuetudo est; plurimum enim ex-<text:line-break/>tensis cruribus utimur, hujus enim gratia facta funt, ut<text:line-break/>totum corpus ab his fustrneretur, stantibus et ambnlan-<text:line-break/>tibus nobis; et prius etiam, quam ipsis utamur, in fafciis<text:line-break/>extensa formata funt, ideoque et in somnis, et alioqui<text:line-break/>discumbentibus, extensa magis, quam flexa sunt. Quin-<text:line-break/>etiam’ multo magis laboramus in extremis * flexionibus,<text:line-break/>quam extensionibus: mulli autem deducere omnino ad<text:line-break/>extremam flexionem crus non postumus sine manuum<text:line-break/>Opera, fed veluti mutilum ad eam actionem prae info-<text:line-break/>lentia habemus; solisque saltatoribus et luctatoribus fa-<text:line-break/>cile flectitur, quibus etiam folis perfecte flecti solitum<text:line-break/>esc Tantum igitur a media figura ad extensionem pro-<text:line-break/>greffum est, quod perfecte caret dolore, quantum <text:span text:style-name="T50">a </text:span>diu-<text:line-break/>turna confnetudine membrorum est coactum. Haec igitur<text:line-break/>duo considerans in omnibus articulis, naturata videlicet</text:p>
      <text:p text:style-name="P5">et consuetudinem, iiivenies medium et dclure carens.<text:line-break/>Videtur autem in idem convenire ubique cOnfuetudO qui-<text:line-break/>dem cum natura, unde pulchre dictum est, ipsam efle<text:line-break/>naturam acquisititiam; - figura vero'stalore carens - cum.<text:line-break/>medio; etenim in cruribus idem est, quod est sine dolore<text:line-break/>et medium, siquidem medium motuum, qui infunt mem-<text:line-break/>bris,’ neque perfectae extensionis et flexionis medium<text:line-break/>feceris; invenies enim, quantum abfnmus a flexione ex-<text:line-break/>trema/ tantum discedere figuram dolore carentem ad ex-<text:line-break/>tensionem. In universum igitur in Omnibus articulis ex-<text:line-break/>tremos' motus considerans invenies mediam figuram et<text:line-break/>dolofis expertem; Ut" enim in articulo* ad cubitum ea,<text:line-break/>'qusd vocatur angularis, in articulo vero ad genu, quae<text:line-break/><text:span text:style-name="T49">ρνόρίοτ </text:span>est extensioni, sic in fpina ea, quae propior est<text:line-break/>flexioni, in articulo vero ad carpum,' quae exquisite re-<text:line-break/>cfa est; spinam enim plus curvam aut flexam facere<text:line-break/>proflumus, brachiale autem reflectimus et flectimus aeque<text:line-break/>ad utram que partem recti. Jure igitur, quae quidem</text:p>
      <text:p text:style-name="P5"><text:span text:style-name="T50">exacte arecsa </text:span><text:span text:style-name="T52">;:</text:span><text:span text:style-name="T50">(qu.ae media omnino est, extremorum mo-<text:line-break/>' tu.mp), absque, ullo dolore, penitus est’ Sed fpinae recta<text:line-break/>haud media est, fed aliquantum curva, plus enim habet<text:line-break/>motus ad hanc.; quapropter recti magis laboramus parti-<text:line-break/>culis spinae, quam, scdentes, aut jacentes, opus est enim-<text:line-break/>stantibus quidem, tensam esse, jacentibus vero atque feden-r:<text:line-break/>tifins nihil prohibet curvatam esse. Haec in omnibus,<text:line-break/>articulis diligenter considerans invenies omnem rationem<text:line-break/>sibi ipsi consentaneam. Etenim qui cunque, musculi; sine<text:line-break/>articulis funt</text:span><text:span text:style-name="T52">x</text:span><text:span text:style-name="T50"> etiam in his media constitutio absque dovj.t<text:line-break/>lore est, sicuti in ano se habet, vesica et lingua, nani et,<text:line-break/>fumme constringere anum et maxime dilatare dolorem<text:line-break/>inducunt, item extendere quam lungissime linguam, vel<text:line-break/>flectere, vel quomodocunque aliter praeter modum cir-l<text:line-break/>cumducere, haud absque dolore fiunt Facillimum igitur<text:line-break/>in his invenire medium excessiuum, quode tiam sine dolore,<text:line-break/>est. Atque omnes homines, quo tempore cessant ab<text:line-break/>actionibus vitae necessariis, mediam figuram et. dolose</text:span></text:p>
      <text:p text:style-name="P13">carentem in omnibus partibus habent, ita <text:span text:style-name="T50">a </text:span>justa natura<text:line-break/>coacti, ut Hippocrates ait.; In lingua quidem per con-<text:line-break/>jugationem omnes musculi orti fuperne <text:span text:style-name="T50">et </text:span>inferne, et a<text:line-break/>dextris atque sinistris: <text:span text:style-name="T50">quare </text:span>nihil mirum, si in contra-<text:line-break/>idos motus pars deducatur <text:span text:style-name="T50">a </text:span>mufculis oppositis. In mu-<text:line-break/>fculo vero, qui est ad anum, et <text:span text:style-name="T50">eo, </text:span>qui est ad vesicam,<text:line-break/>et qui in phrenibus est, res aliter habet; unus enim est<text:line-break/>in singulis his rotundus sine ullo opposito mufculo; unde<text:line-break/>perfpicuum est, in contrarios deduci motus has partes<text:line-break/>non aeque facile, neque in prOiuptu esse, fed sic tibi<text:line-break/>persuade.</text:p>
      <text:h text:style-name="P67" text:outline-level="2">Cap. V<text:span text:style-name="T59">III</text:span>.</text:h>
      <text:p text:style-name="P1">Musculi quidem, qui est ad vesicam et<text:line-break/>anum, officium est non excernere excrementa alimenti,<text:line-break/>fed retinere. Qua in re multi statim erraverunt, putan-<text:line-break/>tes causia, excernendi excrementa mufculos hos factos efle,<text:line-break/>neque potuerunt animadvertere, quod refolutis ipsis ex-<text:line-break/>cernuntur quidem, verum nobis invitis; quinetiam pro-<text:line-break/>pter malam chirurgiam, excifo faepe ultra modum ani</text:p>
      <text:p text:style-name="P13">mufculo, nobis invitis effluit hac stercus, nempe (opinor)<text:line-break/>instrumentis, quae eflluere prohibent, non manentibus.<text:line-break/>Non igitur simpliciter neque primum musculus hic ex*<text:line-break/>cretionis instrumentum est; sied ne animali perpetuo id<text:line-break/>accidat, quod, quum excistis fuerit ac refolutus, accidit,<text:line-break/>hunc mufculum custodem intempestivi exitus excremento-<text:line-break/>rum natura praefecit; quamobrem non modo non agit<text:line-break/>quicquam ipfe ad excretionem, fed ne permittit quidem<text:line-break/>agentibus. Quae igitur funt hujus actionis instrumenta?<text:line-break/>Plura quidem particularia, sied duplicia genere; eorum<text:line-break/>enim alia animae, alia naturae funt; atque animae qui-<text:line-break/>dem instrumenta motu voluntario semper agunt, instru-<text:line-break/>menta vero naturae sine motu voluntario. Diaphragma<text:line-break/>quidem et omnes musculi epigastrii instrumenta animae<text:line-break/>sunt, intestrnorum autem omnium structura una cum<text:line-break/>ventriculo naturae. Verum de actione horum alibi di-<text:line-break/>ctum esc De musculis autem nunc dicemus, quoniam<text:line-break/>praeiens fermo ipsorum motus enarratio esc Musculi</text:p>
      <text:p text:style-name="P13">itaque . omnes epigastrii, quum agentes, tenduntur, prer<text:line-break/>munt intro naturae instrumenta; haec autem., si diaphra-<text:line-break/>gma ipsis cedat, in illarum <text:span text:style-name="T50">locum </text:span>abeuntia, mufculorum<text:line-break/>violentiam exolvnnt; si autem resistant, tunc ceu a dua-<text:line-break/>bus manibus pressa,, extrinfecus a musculis, intrinsecus<text:line-break/>a diaphragmate, <text:span text:style-name="T50">ea, </text:span>quae continentur in cavitatibus ipsio-<text:line-break/>rum/ propelluntur. Ad hoc autem adjuvat multum dia*<text:line-break/>phragmatis obliquitas, alterum, quidem finem ad cartila-<text:line-break/>ginem pectoris parte anteriore habens<text:span text:style-name="T50">, </text:span>alterum vero ad<text:line-break/>Jpinam lumborum.. Quod igitur excrementa intestinorum<text:line-break/>exprimantur, a musculis utrinque agentibus id accidit,<text:line-break/>extrinsecus quidem ab iis, qui in epigastrio sunt, intrin-<text:line-break/>fecus vero a diaphragmate; quod autem infra subeat,<text:line-break/>quod premitur, obliquitas fepti transversi causa est; quo<text:line-break/>tempore musculus ani eft otiosus. Quum que plures sint<text:line-break/>mufculi in ventre, dmnesque tendantur in egerendo, ma-<text:line-break/>gis quidem, qui in hypochondriis sunt, minus vero,, qui<text:line-break/>insca, tenduntur, contra"quam in mejendo habet, magis</text:p>
      <text:p text:style-name="P13">enim tunc, qui inferius, minus vero,- qui in hypochon-<text:line-break/>driis, agunt. Simul autem cum ambobus extenduntur<text:line-break/>musculi servientes respirationi; non quod mictionis aut<text:line-break/>excretionis sint instrumenta, id enim a ratione alienissi-*<text:line-break/>mum est, sed quia diaphragmatis tensionem oportebat<text:line-break/>aequalem esse tensioni musculorum ventris; erat autem<text:line-break/>impossibile, quum ipsium unus musculus sit, cum multis<text:line-break/>et magnis certare, periculumque in hoc, ne vicium in<text:line-break/>amplum spatium thoracis everteretur. Idcirco musculi,<text:line-break/>qui sunt inter costas, simul tendunt, undique eum con-<text:line-break/>stringentes ; laxus enim thorax prompte cedit diaphra-<text:line-break/>gmati} quum pellitur, ut licet colligere, tendentes<text:span text:style-name="T62">:</text:span> qui-<text:line-break/>dem musculos ventris, et maxime ipsorum inferiores,<text:line-break/>exolventes autem a vigore omnes, qui in ipfo funt <text:span text:style-name="T49">Το-<text:line-break/></text:span>tus enim ferme venter in hujusmodi constitutionibus iu<text:line-break/>amplum thoracis spatium pellitur una cum ip£b diaphra-<text:line-break/>gmate. Ne igitur hoc fieret, neve egestio spsa labefacta-<text:line-break/>retur; totus thorax undique valide constringitor. Atque<text:line-break/>ex omnibus jam dictis clarum fit, quod, qui mufculi ef-</text:p>
      <text:p text:style-name="P13">fluxibus excrementorum praesident, coercere quidem ipsa<text:line-break/>fuapte natura pofiunt, <text:span text:style-name="T50">idque </text:span>officium ipsiorum est pro-<text:line-break/>prium, excernere autem nequeunt, nisi secundum acci-<text:line-break/>dens, quum agere desierint. Ut igitur in aliis, omnibus<text:line-break/>partibus contrariorum motuum contrarii quidem mufculi<text:line-break/>sunt duces, hic quoque sic habet; retentio enim excre-<text:line-break/>mentornm istorum musculorum esi; actio, excretio autem<text:line-break/>eorum, qui in epigastrio funt et diaphragmate.</text:p>
      <text:h text:style-name="P67" text:outline-level="2">Cap. IX.</text:h>
      <text:p text:style-name="P1">Hi quidem proportione respondent mu-<text:line-break/>fculis., qui in aliis partibus funt oppositi; sed diaphra-<text:line-break/>gmati non licet simpliciter dicere musculos esse oppositos;<text:line-break/>quatenus enim est instrumentum excernendi fuperflua,<text:line-break/>tum cohibentes ipfa primos<text:span text:style-name="T50">, </text:span>• tum maxime alio quodam<text:line-break/>modo oppositionis eos, qui in epigastrio sunt, habet; qua-<text:line-break/>tenus autem respirationi servit, partim quidem habet,<text:line-break/>partim autem nequaquam; expirationis enim nullus mu-<text:line-break/>fculus omnino est opifex, fed hoc opus thoracis, aut<text:line-break/>potius affectus hic decidenfiae a nobis antea nominatae</text:p>
      <text:p text:style-name="P13">est similis. Efflatio autem est spiritus latio simul ac con*<text:line-break/>fertim ducta foras, quae per mufculorum intercostalium<text:line-break/>actionem fit; efflationis enim mufculi omnes, qui intuc<text:line-break/>ad costas sunt, opifices sunt; et hoc rurfus opus thoracis<text:line-break/>simile est prius nominatae quidem in toto corpore recli-<text:line-break/>nationi, depositioni vero in singulis partibus. Quum au-<text:line-break/>tem expirationi contraria sit inspiratio, efflationi vero<text:line-break/>vehemens inspiratio, (nomine enim proprio caret,) prio-<text:line-break/>rem quidem oppositionem solum diaphragma efficit, * alte-<text:line-break/>ram vero intercostales cum musculis, qui ad thoracem<text:line-break/>perveniunt e fcapulis et collo. Indigent autem ipsa<text:line-break/>maxime quidem, tibicines, et tubicines, <text:span text:style-name="T50">ac </text:span>praecones,<text:line-break/>quum nuncupatum pedem funt decantaturi; praecipue<text:line-break/>vero et qui utres inflant, vel aliud ejus generis fnstru-<text:line-break/>mentum; et ut simpliciter dicam, qui plurimum thoracem<text:line-break/>transmutare dilatando ac contrahendo ipsum volunt.<text:line-break/>Quare justius utique quispiam mufculos thoracis externos<text:line-break/>iis, qui costarum parte interna sunt, oppositos esse dixe-</text:p>
      <text:p text:style-name="P13">rit, non diaphragmati, siquidem maxima quidem inspira-<text:line-break/>tio per externcs, maxima vero expiralio per internos<text:line-break/>intercostales efficitur. Demonstrantur autem tum horum,<text:line-break/>tum deinceps de mufculis theracis dicendorum alia in<text:line-break/>iis libris, quos de respirationis causis conscripsimus, alia<text:line-break/>iniis, quos <text:span text:style-name="T50">de </text:span>voce prodidimus, alia in iis, quos-de<text:line-break/>respiratiOnis ufu scripsimus. Verum in praefentia qui-<text:line-break/>dem, quod super est, est abfOlvendum. Peculiare fane<text:line-break/>quiddam diaphragmati praeter alios musculos accidit tum<text:line-break/>ex situ, tum etiam ex figura. Quum agere desierit laxi-<text:line-break/>usque fuerit, nunc quidem-ipsius devexitas verfus spinam<text:line-break/>vergit, nunc vero ad ventrem; multo tamen prOmptius<text:line-break/>verfus fpinam fertur; estque in omnibus figuris hominis,<text:line-break/>(una excepta prona) fuperius quidem diaphragma, in-<text:line-break/>ferius vero fpina constituitur; quare merito ad eam ver-<text:line-break/>git, tum quod gravatur quidem ab iis, quae anteriori<text:line-break/>parte fuperjacent, ex posteriori vero mollissimum et<text:line-break/>levissimum omnium, vifcermm habet, pulmOnem. Verum-</text:p>
      <text:p text:style-name="P13">tamen ipsius devexitas 'aliquando excidit in anteriora,<text:line-break/>tum in figura prona, tum quum agunt quidem mufculi,<text:line-break/>qui cosiis intersunt, quiescunt autem <text:span text:style-name="T50">, </text:span>qui sunt in ventre;<text:line-break/>quo manifestum est, quod tunc attolli ventrem contingit,<text:line-break/>quod crebro gymnastici post exercitationes facere solent.<text:line-break/>Quod si, nt musculi intercostales, ita et ventris musculi<text:line-break/>egerint, nominant ejusmodi spiritus cohibitionem. Ne-<text:line-break/>cesse autem est interim clausam esse siiperiorem oram<text:line-break/>laryngis; si enim, dum praedicti musculi agunt, -pateat,<text:line-break/>essiatio est; sin vero una cum apsis et mufculi, qui 'ih<text:line-break/>'pharynge et larynge funt, tensi fuerint, non amplius<text:line-break/>esilatlu id est, fed jam vox efficitur. Duplex igitur 'quum<text:line-break/>fit tensio omnibus mufculis, una quidem, quum agentes<text:line-break/>in fe ipsos coeunt, altera vero-, quum a mufculis'oppo-<text:line-break/>silis extenduntur, ptidrem quidem diaphragma in inspi-<text:line-break/>rationibus non vi Olentis habet, alteram vero, quae bi-<text:line-break/>fariam fit, (quemadmodum et antea- dictum est,) alias<text:line-break/>qiridem musculis ventris agentibus, 'alias vero interco-</text:p>
      <text:p text:style-name="P13">stalibusj et his etiam folis. ln expirationibus autem non<text:line-break/>vlulentis, quas certe vel maxime expiraticnes vocamus,<text:line-break/>feparantes eas ab efflationibus, neutram ipfarum habet;<text:line-break/>fed qualem caeteris omnibus diximus adesse constitutio-<text:line-break/>nem, quae in medio extremorum motuum consistit, ta-<text:line-break/>lem duplicem diaphragma tantum accipit versius spinam<text:line-break/>in aliis quidem figuris spectantes, in pronis autem solis<text:line-break/>verfus ventrem. Verum mufculi costarum et ventris<text:line-break/>devexi quidem perpetuo funt assimilati subjectorum in-<text:line-break/>strumentorum figuris: fed quum quiescunt, hujusmodi<text:line-break/>admbdum funt; quum autem agunt, intro cedunt, minus-<text:line-break/>que curvi fiunt, quum caeteri fere omnes mufculi, qui<text:line-break/>alias partes mOvent, contrario modo habeant, nam quie-<text:line-break/>fcentes quidem recti, quum <text:span text:style-name="T49">νβτο </text:span>agunt, curvi fiunt.<text:line-break/>Causa <text:span text:style-name="T49">ροττο </text:span>differentiae ipsorum non est Obscura. Quum*<text:line-break/>enim quibusdam ipsorum dura et renitens substantia os-<text:line-break/>sium sit subjecta, quibusdam vero amplum quoddam fpa-<text:line-break/>tium cedat, jure fit, nt musculi quidem omnes, qui ossibus</text:p>
      <text:p text:style-name="P13">incumbunt, dum contrahuntur, tantum, in profundita-<text:line-break/>tem et latitudinem augescentes, quantum de longitu*-<text:line-break/>dine deperditur, eminentiorem opinem corporis molem<text:line-break/>habeant; quibus vero, dum tenduntur versus principium;<text:line-break/>mollities fed is cedit, his major pars corporis occultatur.<text:line-break/>Non igitur mirum est, si, quum omnes fere musculi, qui<text:line-break/>in membris sunt, dum agunt, devexi stant, foli, qui in<text:line-break/>thorace atque epigastrio insunt, intro compellantur; S0I1<text:line-break/>enim subjecta spatia laxa cedentiaque habent. Ventre<text:line-break/>certe eo usque repleto, ut cum dolore distendatur,-.non<text:line-break/>amplius intro cedunt; quod enim aliis perpetuo inest, re-<text:line-break/>nitentia videlicet subjectae ledis, id, dum repletus est<text:line-break/>venter, musculis epigastrii accidit, repletur videlicet<text:line-break/>et iis, qui supra modum sunt repleti, et aqua intercute<text:line-break/>laborantibus, et iis, quae utero gerunt Quibus vero ven-<text:line-break/>ter est vacuus, his musculi prius, quam agant, sunt curvi,<text:line-break/>quomodo fubjecta instrumenta, ad iliorum enim curvita-<text:line-break/>tes extenduntur; quum vero agunt intro cedunt, pre-</text:p>
      <text:p text:style-name="P13">•munt enim facile subjectas cavitates. Quin et mufculi;<text:line-break/>qui in. thorace sunt in locis luter ossa mediis, prius qui-<text:line-break/>-dem, quam agant, figuram similem tolis costis habent,<text:line-break/>curvi quidem extrinfecus, cavi vero intrinsecus; quum<text:line-break/>autem agunt, prementes primum quidem et maxime<text:line-break/>membranam ipsis fubjectam, succingentem nuncupatam,<text:line-break/>per ipsam vero et pulmonem, qui mollis est et laxus,<text:line-break/>tantum intro cedunt, quantum substantiam fubjectorum<text:line-break/>instrumentorum cedentem habent. Haec quum in uni-<text:line-break/>verfum quis de mufculorum motu tenuerit, particularia<text:line-break/>tomnia invenire poterit.</text:p>
      <text:h text:style-name="P66" text:outline-level="1"><text:bookmark-start text:name="bookmark11"/>GALENI DE CAUSIS RESPIRATIO-<text:line-break/>NIS LIBER.<text:bookmark-end text:name="bookmark11"/></text:h>
      <text:p text:style-name="P1">Respirationis causas praeiens hic sermo demonstrare<text:line-break/>constituit; neque enim respirationis hypothesim confir-<text:line-break/>mare, neque eam impeditam aut omnino praeclusam<text:line-break/>emepdare potest, qui <text:span text:style-name="T50">caufas </text:span>ejus ignorat Qui enim<text:line-break/>causam efficientem re vera deprehenderit, is de-<text:line-break/>mum folus tum laesionis differentiam , tum curapdi mo-<text:line-break/>dum cognoscet. Caeterum, ut rem rudi modo adumbre-<text:line-break/>mus, quum tres sint in genere respirationis, causae, fa-<text:line-break/>cultas voluntaria, ipstrumenta v°luntali subservientia, et</text:p>
      <text:p text:style-name="P13">ad haec ufus ipfe, ob quem etiam prioribus causis opus<text:line-break/>habemus, ufu$._fan.e principem inter .respirationis causas<text:line-break/>locum obtinet, utpote qui innati caloris cOinmoderatio-<text:line-break/>nem<text:span text:style-name="T64">r</text:span>conservat, et animalis spiritus substantiam nutrit.<text:line-break/>Vbluntas vero disponit et velut ad 'rhythmum coaptat<text:line-break/>spirabiles actiones. .flVerbmt instruinentorum species mul-<text:line-break/>tifida ac multiformis existit. Quaedam enim ad vectio-<text:line-break/>nem spiritus destinata funt; quaedam aerem suscipiunt;<text:line-break/>quaedam ve‘ro ex eis <text:span text:style-name="T50">ea, </text:span>quae moventur, movent. Pxin-<text:line-break/>tipium itaque est aer, &lt;jui per os etP nates trahitur, ma-<text:line-break/>teria existens utilitatis respirandi, bifariam partitus ;<text:span text:style-name="T62">r</text:span> et<text:line-break/>altefa<text:span text:style-name="T62">r</text:span> quidem miriore* fui parte per nates ad cerebrum<text:line-break/>defertur,' altera vero majore per afperafu' arteriam 'ist<text:line-break/>pulmonem devehitur. <text:span text:style-name="T50">1’ </text:span>'Atqui ipsa arteria organum Vbcis,<text:line-break/>via<text:span text:style-name="T62">1</text:span> est rfefpirationis.’ <text:span text:style-name="T50">’* ’ </text:span>Pulmo veto, velut <text:span text:style-name="T62">f</text:span>ventfictilus <text:span text:style-name="T50">• </text:span>pro-<text:line-break/>fundfts; spiritui destinatus essi’ Ejus autem dilatationem<text:line-break/>et<text:span text:style-name="T62">f</text:span>coiitractibnem' thorax ^gubemat,^qurmufculis ‘movetur,<text:line-break/>et.ossibns - dearticulafur. ’ Quiniiijet ipsum tfeptuni trantsver-</text:p>
      <text:p text:style-name="P13">fum refpirationis organum essi Rotundius autem esc, et<text:line-break/>in centro suo. nervosum, circumcirca vero carnosum; sic-<text:line-break/>ut etiam circa costas musculi, qui quidem in mediis<text:line-break/>ipsorum regionibus existunt, duo et viginti numerantur,<text:line-break/>duo quidem primarum costarum, totidem etiam extrema-<text:line-break/>rum, et praeter hos tres ex- collo utrinque provenientes,<text:line-break/>delude hi feptem, qui juxta fpinam porrecti, et cum<text:line-break/>ipsis, qui circa abdomen consistunt, octo. Atque tot sane<text:line-break/>sunt mufculi respirationi subservientes. Actiones autem<text:line-break/>sigillatim, septi quidem transversi, ut respirationem li-<text:line-break/>beram faciat, eorum vero, qui circa costas sunt, ut tho-<text:line-break/>racem exacte dilatent et contrahant. Qui quum dupli-<text:line-break/>ces sint, externi expirationem, interni inspirationem per-<text:line-break/>ficiunt. Et primorum quidem duorum actio est, ut siu-<text:line-break/>pernain tantum thoracis partem dilatent, extremorum<text:line-break/>vero, ut infernam ejus partem contrahant. Qui vero ex<text:line-break/>collo deveniunt, retrahunt simul et dilatant astas thoec<text:line-break/>racis. paitejs.. Ex rectis vero circa collum mufculis hi,</text:p>
      <text:p text:style-name="P13">qui ad claviculas extenduntur, fines cartilaginum, quae<text:line-break/>istic funt; contrahunty <text:span text:style-name="T62">1</text:span> quemadmodum etiam hi, qui ad<text:line-break/>costarum in spina radieest porriguntur^ Qui demum circa<text:line-break/>abdomen sunt musculi, • sepd transversi fed<text:span text:style-name="T50">es </text:span>existentes,<text:line-break/>thoracis contractionem juvant. Quum itaque duo genera<text:line-break/>respirationum sint, libera et violenta, habeatque utraque<text:line-break/>ipsarum proprias partes duas, inspirationem videlicet et<text:line-break/>expirationem; fit, ut iii totum quatuor sint respirationis<text:line-break/>partes. Caeterum in singulis his quatuor partibus pro-<text:line-break/>pria quaedam instrumentorum natura est: liberae quidem<text:line-break/>-inspirationis septum transversum/ violentae vero tum<text:line-break/>musculus in simis scapularum situs, tum interna inter-<text:line-break/>costalium pars;' similiter autem et expirationis. liberae<text:line-break/>quidem-musculi cirfea abdomen, -violenter vero externa<text:line-break/>intercostalium pars. <text:span text:style-name="T50">&gt; </text:span>Atque hoc quidem modo mufeulo-<text:line-break/>rum res fe habet. Porro nervi duo., qui ad septum per-<text:line-break/>tingunt, ex dearliculatione inter quartam et quintam<text:line-break/>colli vertebram progressi, in ipfam nervosam fepti par-</text:p>
      <text:p text:style-name="P37">tem se inferunt; qui vero in mufculos intercostales ex<text:line-break/>spina dilpergttnfur, ,ad &gt;sternum deseruntur, non .utique<text:line-break/>recti secundum longitudinem animantis extenti,- neque,<text:line-break/>velut mufculi<text:span text:style-name="T64">y</text:span>'&gt; obliqui, sed, transversim sciuntur, -• caput<text:line-break/>habentes vertebram, finem vero sternum. Quin et qui<text:line-break/>in alios musculos jrespirationis opifices, feruntur nervi,<text:line-break/>fere omnes ex spinali medulla nascuntur. Quare, quum<text:line-break/>tales et tqt existant respirationis causae, manifestum vel<text:line-break/>penitus iudi existimo, qua in re 'singulae inter fe distent.<text:line-break/>Voluntas equidem similis est equiti, qui habenaium motu<text:line-break/>equos impeliit. Habenis autem similes siunt nervi, quem-<text:line-break/>admodum equis mufculi. Sic vero'^t usus extremum re-<text:line-break/>fpirationis votum est, quemadmodum victoria artis au-<text:line-break/>rigandi. <text:span text:style-name="T50">••<text:tab/>-i-,<text:tab/></text:span>.<text:tab/>' ' <text:span text:style-name="T50">sumsi </text:span>'</text:p>
      <text:h text:style-name="P66" text:outline-level="1"><text:bookmark-start text:name="bookmark13"/>GALENI DE VSV RESPIRATIONIS<text:line-break/>LIBER.<text:bookmark-end text:name="bookmark13"/></text:h>
      <text:h text:style-name="P67" text:outline-level="2">Cap. I.</text:h>
      <text:p text:style-name="P1">Quisnam est ufus refpirationis? quod<text:line-break/>enim non vulgaris <text:span text:style-name="T50">ea </text:span>sit, hinc apparet, quod ne mo-<text:line-break/>menlum quidem temporis ea deperdita fussicere possimus;<text:line-break/>ex quo manifestum esi, ad nullam particularem actionem,<text:line-break/>fed ad ipfam vitam eam pertinere. Quemadmodum<text:line-break/>enim, si iis, quae ad ambulandi munus comparata simt,<text:line-break/>privati fuerimus, ambulandi damnum percipimus, et si<text:line-break/>iis, quae ad videndum utilia funt, privati fuerimus, non<text:line-break/>videmus, ita etiam, si iis, quae ad vitam necessaria sunt,</text:p>
      <text:p text:style-name="P13">privemur,' ni orimur. Quod est igitur illud tam ingens- a<text:line-break/>respiratione npbis commodum? Num animae ipsius geni<text:line-break/>neratfo est, <text:span text:style-name="T50">&gt; </text:span>ut Asclepiades ait? An generatip quidem<text:line-break/>nop eft, verum corroboratio quaedam, ut Nicarchi Prar<text:line-break/>xagoras? An innati caloris refrigeratio quaedam, nt Phi-<text:line-break/>listion et Diocles dicebant? An et nutritio et rescige-<text:line-break/>ratio, ut Hippocrates? Aut horum, quidem pihil est, ver<text:line-break/>rum arteriarum expletionis gratia respiramus, velut Era-<text:line-break/>sistratus putgt? Tot enim ferme extiterunt sectae de ufu<text:line-break/>respirationis, etiamsi aliquae ex relatis pon videantur<text:line-break/>difscrre, velut eorum, qui dicunt, innatum calorem ‘cor-<text:line-break/>roborari a respiratione, et qui dicunt, eundem ventilari:<text:line-break/>nihil enim diversum dicunt hi ab iis, qui refrigerari tra-<text:line-break/>dunt. Atqui dictionem <text:span text:style-name="T49">ηοη </text:span>adeo, sed sententiam spe-<text:line-break/>ctare oportet, quae £ane in omnibus una <text:span text:style-name="T63">exisi.it; </text:span>refri-<text:line-break/>gcrationem enim ipsimr non propter fe ipsam, veluti ne-<text:line-break/>que ventilationem aut corroborationem, commodas per-<text:line-break/>hibent, sied quod insitum calorem conservant. Atque si</text:p>
      <text:p text:style-name="P13">hoc tres hae opiniones habeant commune, nempe insiti<text:line-break/>caloris conservationem, difficilis plane de omnibus ipsis<text:line-break/>tractatio oboritur, et quae aegre discerni possit, propterea<text:line-break/>quod animae substantiam ignoramus. Si quidem igitur<text:line-break/>'actio animae est vita, atque ipsa a relpiratione magno-<text:line-break/>pere juvari videtur, quamdiu utilitatis modum ignorare<text:line-break/>nos verisimile est? Quousque fane animae substantiam<text:line-break/>ignoraverimus, ut ego plane opinor* Attamen audendum<text:line-break/>est et veritas investiganda; quam etiamsi non assequa-<text:line-break/>mur, omnino tamen propius, quam nunc sumus, ad eam<text:line-break/>perveniemus* . Et primum utique omnibus supra relatis<text:line-break/>fententiis in duo capita coactis, utrum tandem ipsorum<text:line-break/>verius sit, invenire conabimur; videntur enim aliae qui-<text:line-break/>dem ex eis ad aeris, qui inspiratur, substantiam respi-<text:line-break/>cere, aliae vero ad qualitatem. Qui igitur animam ge-<text:line-break/>nerari dicunt, et nutriri, et arterias expleri, substantiam<text:line-break/>solum causantur: qui vero ventilari, et roborari, ac.re-<text:line-break/>frigerari, qualitatem. Juxta quam rationem etiam, qui</text:p>
      <text:p text:style-name="P13">cibum ut dulcem, aut austerum, aut calidum, aut fuigi-<text:line-break/>dum exhibet, qualitatem folam respicit, qui yero ut nu-<text:line-break/>trientem, is substantiae respectu eum offert Hoc igitur<text:line-break/>primum determinabimus, utrum substantia aeris, qui per<text:line-break/>inspirationem advenit, indigeamus, an qualitate, an<text:line-break/>utrisque.</text:p>
      <text:h text:style-name="P67" text:outline-level="2">Cap. <text:span text:style-name="T59">II</text:span>.</text:h>
      <text:p text:style-name="P1">Quandoquidem igitur, postquam inspirato<text:line-break/>aere fubstantia ejus abundamus, nihilo minus suffocamur,<text:line-break/>quam si nihil omnino inspirassemus, apparere videtur,<text:line-break/>fubstantia ejus nobis non opus esse. Verum ad hoc Era-<text:line-break/>sistratus inquit, quod neque cor ipfum aerem ex pulmone<text:line-break/>trahere potest, si respiratio cohibeatur; in hujusmodi<text:line-break/>enim constitutionibus aequalem organorum respirationis<text:line-break/>molem secundum dimensionem servari. Si igitur aliquam<text:line-break/>aeris partem attraheret cor, vacuus relinqueretur attra-<text:line-break/>cli locus, id quod impossibile existit; ne itaque impossi-<text:line-break/>bile stat, neque ab initio inquit eum tranfumi; oportet<text:line-break/>enim, si aliquid tranfumendum est, non folum esse quod</text:p>
      <text:p text:style-name="P5">trahat, sied et qnod tribuat; non tribuit autem thorax<text:line-break/>aequalem dimensionis molem servans ; neque igitur co^<text:line-break/>ipfum transumere potest, sed conatur quidem, ut antea,<text:line-break/>perficit autem nihil, atque lude confequitur fuffocatio,<text:line-break/>Quandoquidem igitur, ut ex aere quid attrahat cor, tho-<text:line-break/>racepi id permittere necesse est, permittit autem, quum<text:line-break/>dimensionem transmutat, transmutat autem infpirantibus,<text:line-break/><text:span text:style-name="T50">« </text:span>nobis aut expirantibus,, tunc sane cpr transumet. At-<text:line-break/><text:span text:style-name="T50">,,, </text:span>que haec quidem Erasistratus. Caeterum, qui ei contra-</text:p>
      <text:p text:style-name="P1">dicunt, primum, quidem, <text:span text:style-name="T50">quod </text:span>neque demonstraverit ali-<text:line-break/>cubi, quod vacuum omnino non sit fu corporibus difper-<text:line-break/>sum, fed quod non sit acervatim dispersum, commemo-<text:line-break/>rantec Postea vero, etiamsi sioc concedatur, quod neque<text:line-break/>in pmndo usquam vacuum sit admixtum, attamen non<text:line-break/>impossibile esse ajunt, eandem substantiam fufam et pe*<text:line-break/>nitus tenfam majorem, quam antea, locum occuparer<text:line-break/>Et tertium, quod cum evidentibus sermo ipsius pugnet:<text:line-break/>videmus etenim, cor in refpiralionis cohibitione aerem<text:line-break/>cx pulmone attrahere, id quod ad - cordis dissensionem</text:p>
      <text:p text:style-name="P10"><text:span text:style-name="T49">•<text:tab/></text:span><text:span text:style-name="T52">t</text:span><text:span text:style-name="T50"> </text:span><text:span text:style-name="T53">β</text:span></text:p>
      <text:p text:style-name="P52">confequitur; • neque enim possibile est ex Erasistrati fen-<text:line-break/>tentia distendi et nihil attrahere /' vacuus namque sta<text:line-break/>fieret locus; si vero non distenditur, manifestam est, quod<text:line-break/>neque movetur: atqui apparet ipsum moveri, contrarium<text:line-break/>itaque primi confequitur, nimirum cor in respirationis<text:line-break/>cohibitione aerem attrahere. Ad haec vero Erasistrati<text:line-break/>sectatores rursus tum <text:span text:style-name="T50">de </text:span>fusione simulqne contractione<text:line-break/>contendunt, omnino contraria statuere conantes, tum de<text:line-break/>vacui complexu, tum quod cor a pulmone quidem tum<text:line-break/>nihil trahat, verum a magna arteria, cui prius ipfum<text:line-break/>fuppeditabat: quidam vero neque distendi neque <text:span text:style-name="T49">οοη-<text:line-break/></text:span>trahi cor dicunt, fed veluti concuii. Porro, quae ab<text:line-break/>Mclepiadis sectatoribus dicta funt, visa'.funt mihi merito<text:line-break/>relinquenda esse, utpote manifeste abfurda et justas, re?*<text:line-break/>prehensiones ab ipfo Afclepiade adepta. Duplex igitur<text:line-break/>necessario adverfum illos sit contradictio, ut contra eos<text:line-break/>quidem, qui ab'arteria aerem attrahi asserunt, membra-<text:line-break/>nas agnatos id impedire (quemadmodum ipfe Erasistratus</text:p>
      <text:p text:style-name="P13">inquit) dicamus<text:span text:style-name="T50">; </text:span>contra <text:span text:style-name="T50">eos </text:span>vero, qui concuti folum cor<text:line-break/>perhibent, praeter id, quod evidentius est, loqui indi-<text:line-break/>cemus; apparet enim,,<text:span text:style-name="T50">, </text:span>quod partim distendatur, ac par-<text:line-break/><text:span text:style-name="T50">tim </text:span>contrahatur i., pariter autem utn’sque<text:span text:style-name="T64">;</text:span> dicamus, om-<text:line-break/>nium arteriarum motum, aequaliter fieri, tum circa re-<text:line-break/>spirationem, tum juxta ejusdem cohibitionem. Quaestio<text:line-break/>igitur de fusione Jsubstantiae in infinitam sermonis lon-<text:line-break/>gitudinem apud utrosque evagatur. <text:span text:style-name="T50">f. </text:span>Ad hoc vero, quod<text:line-break/><text:span text:style-name="T50">a e </text:span>magna arteria cor aerem trahere non <text:span text:style-name="T50">,</text:span>potest propter<text:line-break/>agnatas membranas, refpondentes inquiunt, Erasistratum<text:line-break/>de naturali administratione haec dixisse, non de violenta<text:line-break/>atque ea, quae fit praeter naturam. Quum enim necessa-<text:line-break/>riunr sit cor distenfum attrahere, tunc ex pulmone qui-<text:line-break/>dem id facere, qupm habeat, quod ipde trahat; minime<text:line-break/>vero <text:span text:style-name="T50">a </text:span>magna arteria, accipere, quum membranae id fieri<text:line-break/>prohibeant <text:span text:style-name="T50">: </text:span>quum vero destituitur pulmone nihil fuppe-<text:line-break/>ditante, tunc sane ex magna arteria spfunl revellere,<text:line-break/>membranis violenter praebere coactis. Caeterum de mo-<text:line-break/><text:span text:style-name="T50">tu </text:span>arteriarum, quod tum circa refpirationem, tum juxta<text:line-break/>ejusdem cohibitionem similiter fiat, nihil miri <text:span text:style-name="T50">esse </text:span>ajulu</text:p>
      <text:p text:style-name="P13">Erasistrati fectatores; in tantum enim eum solummodo<text:line-break/>discrepare: a naturali dispensatione, quod non a pulmone;<text:line-break/>fed a magna arteria cor fpiritum trahens eundem rur-<text:line-break/>fus ad illam'remittit; atque ob hoc ipsum animal fluffo-<text:line-break/>Cari inquiunt; quod pulmonis influxu sit privatum. At-<text:line-break/>que haec sunt, quae ab utrisque contradicuntur. His<text:line-break/>accedit amplius, quod nondum est relatum, jam vero<text:line-break/>privatim et feorfum ab aliis dscetur, quod mihi valde<text:line-break/>efficax, utpote evidentissimum existens, videtur, quid sit<text:line-break/>tandem, qucd circa respirationis cohibitionem prohibeat<text:line-break/>cor. aerem ex pulmone trahere, contrahi vero fhoracemj<text:line-break/>hoc ipfum pati a natura aptum. Si enim instrumentum<text:line-break/>eflet, quod neque distendi, neque considere poflet, for-<text:line-break/>tassis <text:span text:style-name="T50">sensum </text:span>aliquem haberet, quod ab Erasistrato dici-<text:line-break/>tur;« quando vero juxta iliius ipsius traditionem contrahi<text:line-break/>potest, quid prohibet etiam nunc in tantum considera<text:line-break/>ipfum, in quantum a corde evacuatur? Praeter alia'enim</text:p>
      <text:p text:style-name="P13">et per musculos pro animantis voluntate moveri <text:span text:style-name="T50">thoracem<text:line-break/></text:span>Erasistratus ait Et in hoc nihil difficultatis est, si ipse<text:line-break/>thorax undequaque a mufculis comprimatur, simulque<text:line-break/>etiam evacuatio, quae superne fit, cohibeatur: id quod<text:line-break/>in spiritus detentionibus et egestionibus contingit, unde-<text:line-break/>quaque enim ejusmodi actionibus thoracem premimus et<text:line-break/>contrahimus-, superiorem afperae arteriae meatum vi<text:line-break/>claudentes, ut ne quid per ipfam evacuetur. Quod si<text:line-break/>non solum non premamus, <text:span text:style-name="T50">sied </text:span>et ipfum meatum aperia-<text:line-break/>mns, plurimus aer cum quodam strepitu foras fertur, at- .<text:line-break/>que appellatur hujusmOdi res efflatus quidam ab expira-<text:line-break/>tione, quae citra strepitum fit, copia et velocitate motus<text:line-break/>tantummodo differens; etenim <text:span text:style-name="T50">ut </text:span>infpiratus aer acerva-<text:line-break/>tim rurfus respiraretur, multa undequaque tensione tho-<text:line-break/>raci opus fuit. At vero tensio ipsa tribus actibus .com-<text:line-break/>jnunis existit; apertio vero superni meatus, propria' est<text:line-break/>ipsi “efflatui. Itaque. nihil difficultatis esc, etiam , quum re-<text:line-break/>fpirationem cohibemus, undequaque premere thoracem,<text:line-break/>ac fupe<text:span text:style-name="T62">r</text:span>.u<text:span text:style-name="T62">ui</text:span>n claudere meatum<text:span text:style-name="T50">;</text:span><text:span text:style-name="T52">}</text:span><text:span text:style-name="T50"> tsc </text:span>ita Onim nedum . non'</text:p>
      <text:p text:style-name="P13">obsistere, <text:span text:style-name="T50">imo operationem trahentis cordis </text:span>coadiuvare<text:line-break/>poterit. Et <text:span text:style-name="T50">aperte coarguitur </text:span>falsum esse, quod Erasistra-<text:line-break/>tus dixit, quod impossibile sit cor ex pulmone aerem<text:line-break/>transumere circa <text:span text:style-name="T50">refpirationis </text:span>cohibitionem. Licet enim<text:line-break/>unicuique experimentum <text:span text:style-name="T50">a </text:span>sie ipfo accipere ita, ut fex- <text:span text:style-name="T50">-<text:line-break/></text:span>centies inspirationem faciat, plurimumque undequaque<text:line-break/>thoracem premat, et nihil rurfus expiret; apparebit enim<text:line-break/>nihilominus in ipso cor quidem pulsare, suffocari autem<text:line-break/>hominem, atque ideo <text:span text:style-name="T50">magis ac </text:span>citius, quo plus inspira-^<text:line-break/>vit; quod ipfum etiam mediocriter indicat, non substantia,<text:line-break/>sed qualitate spiritus cor opus haberes <text:span text:style-name="T50">.. </text:span>Si namque cor<text:line-break/>fubstantia opus haberet, magis utique ex penuria, ipsius^<text:line-break/>quain ex abundantia nocumenta acciderent; atqui hoc<text:line-break/>fieri non conspicitur / fed, quum maxime spiritu redundat;<text:line-break/>tunc praecipue affligitur. Tertium infuper .non /vulgare <text:span text:style-name="T50">•<text:line-break/></text:span>signum est, quod, qui hoc modo suffocantur, per expira-<text:line-break/>tionem fanantur; oportebat autem magis inspirationem<text:line-break/>efle, quod sanaret; st-ob penuriam substantiae aeris .fuf-</text:p>
      <text:p text:style-name="P5">fucaremur. Tria sane haec manifeste confutant Erasistrati<text:line-break/>fermonem; unum quidem ac primum, quod cor aerem<text:line-break/>trahere potest circa respirationis cohibitiones, nihil enim<text:line-break/>in hoc obstare vifus est thorax; alterum autem secundum,<text:line-break/>quod tunc magis suffocamur, quum plus inspiravimus; et<text:line-break/>tertium, quod neque tametsi valde vehementer thoracem<text:line-break/>undequaque comprimimus circa respirationis cohibitiones,<text:line-break/>aer a corde confumitur, sed expetit animal expirare, id<text:line-break/>enim est fusiocationis medela. Ex his quidem perfpicue<text:line-break/>confequitur, non ob inopiam substantiae aeris, sed pro-?<text:line-break/>pter aliud qusppiam animalia fuffocari. Porro. ad reli-<text:line-break/>quas ex praedictis ambiguitatibus rursus transgredientes<text:line-break/>considerabimus prius, qui dicant veriora: ac primum<text:line-break/>fane eam tractabimus, quae est de motu arteriarum.<text:line-break/>Equidem ii, qui contra Erasistrateos ambigunt, motum<text:line-break/>arteriarum mutari oportere ajunt circa cohibitionis tem-<text:line-break/>pus, sive QOncuti solum, sive etiam contrahi cor fuppo-</text:p>
      <text:p text:style-name="P5">namus: si enim concutitur, omnino immobiles fieri opor-.<text:line-break/>tet, quum nihil ab ipfo accipiant; si vero distendatur<text:line-break/><text:span text:style-name="T52">z</text:span><text:span text:style-name="T50"> </text:span>ac contrahatur, duplum apparere oportet pulfum. Cum<text:line-break/>enim naturali modo habebat animal, ubi contrahebatur^<text:line-break/>cor, spiritum in arterias mittebat, hae vero ubi imple-<text:line-break/>bantur, distendebantur; ubi vero distendebatur cor, ex<text:line-break/>pulmone attrahebat, hae'vero .tunc, dum vacuantur, con-<text:line-break/>trahuntur. At vero circa cohibitionis tempus, ubi disten-<text:line-break/>ditur, ab arteriis trahit, atque omnibus sane manifestum<text:line-break/>est, quod recurret spiritus, qui prius per iptas ex corde’<text:line-break/>fuit delatus; atque ita, si par fuerit priori, parem etiam<text:line-break/>faciet distentionem arteriarum, si vero paucior, minorem<text:line-break/>omnino faciet, quam antea, distentionem,, atque ipsam<text:line-break/>nimirum circa id tempus faciet, quo prius contraheban-<text:line-break/>tur; id vero nihil aliud est, quam duplicari motus arte-<text:line-break/>riarum. : Atque hoc ita fieri non apparet: quare mani-<text:line-break/>festum est fassas esse fuppositiones.. Amplius autem et<text:line-break/>hoc interrogant, an nihil ex arteriis, evacuetur circa co-</text:p>
      <text:p text:style-name="P13">hibitionis tempus. Ahtea equidem, cum fecundum-natu-<text:span text:style-name="T62">;<text:line-break/></text:span>ram animal fpirabat, ipfe Erasistratus omne id evacuari<text:line-break/>opinatur, quOd ad ipsiis a corde est demissam; manifestum<text:line-break/>est autem, quod extra corpus excernebatur, vel quomodo<text:span text:style-name="T49">-ὲ<text:line-break/></text:span>cunque aliter evacuabatur. Nunc autem quid tandem<text:line-break/>dicent? num per transire quidem ita velociter ipfum per<text:line-break/>arterias, velut etiam antea, non tamen vel minimum<text:line-break/>ejus evacuari? Et quo modo possibile est simul quidem<text:line-break/>evacuari, non tamen rursus attrahi ex ambiente, quando<text:line-break/>cor ab arteriis attrahit, ubi distenditur? Neque vero hoc<text:line-break/>ipfum dicere licet. Atqui, si omnino possibile est, quum<text:line-break/>cor distenditur, attrahi quicquam ab arteriis extrorfum,<text:line-break/>ex fuperfluo thorax et pulmo funt facti:- neque enim<text:line-break/>hoc dici potest, quod minus traheret ex arteriis, quam<text:line-break/>ex pulmone, quando incumbentibus etiam membranis ni-<text:line-break/>hil minus trahere potest:. Manifesta autem fiunt ex pul-'<text:line-break/>fuum magnitudine; atque unicuique patet, quod multo<text:line-break/>magis traheret, si non in magnae arteriae osculo mem-</text:p>
      <text:p text:style-name="P5">branae innatae : essent. lii universum autem, si neque<text:line-break/>cor,. neque ulla aliqua arteria spiritu- in respirationis<text:line-break/>cohibitione caret, id quod ex ipforum distentionibus,<text:line-break/>quae eandem,- ut prius, molem confervant, fit mani-<text:line-break/>feftum, suffocatio tamen excipit evidenter, palam fit,<text:line-break/>quod non inopia substantiae ipsius aeris animalia fuffo-<text:line-break/>cet. . Patetque jam etiam Afclepiadis* opinionem una <text:span text:style-name="T50">cuni<text:line-break/></text:span>Erasistrati esse confutatam; similiter item Praxagorae * et<text:line-break/>Phisciimi, et. <text:span text:style-name="T50">i </text:span>si- quis : alius iiutricatidnis folius ipsius<text:line-break/>animalis<text:span text:style-name="T62">:</text:span> spiritus , gratia; nos- respirare ’ dixit. Caeterum<text:line-break/>-rationabiliter et -ex praemeditata‘ in sermone adjectum<text:line-break/>est, solius. .Neque enim, quod impossibile sit« nutriri ani-<text:line-break/>malem spiritum'a respiratiOne; indicat hic<text:span text:style-name="T50">• </text:span>Termo,- sed<text:line-break/>quod siiffocatio refpiratione cohibita, non propter nutri-<text:line-break/><text:span text:style-name="T50">menti </text:span>animalis spirifus defectum<text:span text:style-name="T64">r</text:span> ipsis; animalibus cbn-<text:line-break/><text:span text:style-name="T50">itingat; </text:span>adest enim, ipsis plurimus in pulmone spiritus,<text:line-break/>Atque alias longius tempus requiritur ad hoc/ ut animal<text:line-break/><text:span text:style-name="T50">propter </text:span>nutrientis fpiritus inopiam pereat. At "vero cum</text:p>
      <text:p text:style-name="P13">Asclepiadae de anima sermonibus non tantum haec, sed<text:line-break/>alia <text:span text:style-name="T64">r</text:span>etiam alibi a nobis dicta pugnant: . demonstratum<text:line-break/>enim illis est, quod animae iubstantia, etiam si una sit;<text:line-break/>per omnem tamen vitam ad multum tempus dureL At<text:line-break/>juxta<text:span text:style-name="T64">:</text:span> Asclepiadem neque numerare possibile est, quot<text:line-break/>substantias habeat, siquidem sane, quae paulo ante erat,<text:line-break/>nunc penitus periit, alia autem nunc est, paulo post et<text:line-break/>ipfa interitura, generabitur vero rursus altera; quod im-<text:line-break/>ppssibile et absurdum esse, illic clare a me est demonstratum*</text:p>
      <text:h text:style-name="P67" text:outline-level="2">Cap. <text:span text:style-name="T59">II</text:span>I.</text:h>
      <text:p text:style-name="P1">Ad quaestionem igitur, an ipsius aeris<text:line-break/>substantiae, an ali cujus qualitatis inopia animalia, quae<text:line-break/>fu-fibcantur, moriantur..jam responsum,'ac evidenter in-<text:line-break/>dicatum,est, alterum impossibile esse.; relinquitor itaque<text:line-break/>plterum , nimirum ob penuriam qualitatis, alicujus anima-<text:line-break/>lia in. respirationis cohibitione. suffocari. Quae sit igitur<text:line-break/>ista; qpalitas, inquirendum venit. Quandoquidem igitur,<text:line-break/>ut amplior, quam fecundum naturam,, caliditas in locis<text:line-break/>circa cor et thoracem luerit congesta,<text:span text:style-name="T62">:</text:span> (quemadmodum<text:line-break/>in aestuosis omnibus contingit morbis^.) 'statim et amplius</text:p>
      <text:p text:style-name="P13">folito respirare <text:span text:style-name="T50">appetimus, videri possit </text:span>utique refrigera-<text:line-break/>tionis gratia <text:span text:style-name="T50">respiratio fieri. </text:span>Verum rursus, si perfri-<text:line-break/>geratis iisdem organis <text:span text:style-name="T50">(quemadmodum </text:span>in dicto-bulimo,<text:line-break/>et ubi quis in magno frigore <text:span text:style-name="T50">sit </text:span>versatus, contingit).non<text:line-break/>solum non refrigerare <text:span text:style-name="T50">eam, </text:span>quae in nobis est,' calidita-?<text:line-break/>tem oportet, fed <text:span text:style-name="T50">etiam </text:span>calefacere, ut <text:span text:style-name="T50">quae </text:span>parum abest,<text:line-break/>quin penitus sit perfrigerata,. et tamen respirare appetiec<text:line-break/>mus, videtur sane contrarium esse ei videlicet, quod.re-<text:line-break/>-spiratio refrigerationis gratia stat At vero aliqui contra<text:line-break/>instantes refrigeratione semper opus habere ajunt insitam<text:line-break/>animantibus caliditatem, verum? quum aucta ea sit, am-<text:line-break/>pliore, pauciore vero, cum debilior sit facta; atque ejus-<text:line-break/>modi affectiones non iblum non contrarias huic dogmati<text:line-break/>efle ajunt, verum et testimonium praebere opinantur.<text:line-break/>Arduum igitur hoc primum est et difficile judicatu?<text:line-break/>quum ab iisdem apparentibus subcontrarias indicationes<text:line-break/>habeant Neutros enim possibile est a fententia siia, avo-<text:line-break/>care; illos quidem, quod refrigeratio est utilitas respira- <text:span text:style-name="T64">w<text:line-break/></text:span>tionis, siquidem, calefactis refpirandi organis, magis ,con-<text:line-break/>fueto reipirare appetimus, refrigeratis vero, vice -versit</text:p>
      <text:p text:style-name="P13">-minus, in spiramus ; hos autem, quod nequaquam hornus<text:line-break/>gratia .refrigeratione opus habemus. Quum dicit igitur<text:line-break/>Hippocrates (inquiunt) in libro praenotionum, Spiritus<text:line-break/>frigidus <text:span text:style-name="T50">ex </text:span>naribus atque <text:span text:style-name="T50">ore </text:span>exhalans perniciojus jansu<text:line-break/>valde <text:span text:style-name="T50">exiftit</text:span>, ejusmodi affectionem animo concipere q.ufa<text:line-break/>potest, qualis aliquando contingit; reperiet autem (ut<text:line-break/>opinor) talem, ubi multum perfrigerata funt refpirationis<text:line-break/>organa, factam. Oportebat igitur (inquiunt) neque in<text:line-break/>tofum respirare hoc modo affectos, utpoie qui, quod.re-<text:line-break/>fuigeratione indiget, non habeant. Quemadmodum enim,<text:line-break/>si neque omniho a principio statim . quicquam factum fuif-<text:line-break/>fet, quod refrigeratione indigeret, nulla fuisset refpirandi<text:line-break/>utilitas, ita etiam, si prius erat, nunc vero periit, non<text:line-break/>-indigebimus. Ad haec porro inquiunt, quod motus per<text:line-break/>refpirationem ventilando accendat ld. ipfum vero non<text:line-break/>idem esse cum priori, non longa diflertatione mihi egere<text:line-break/>videtur: prius enim dicebant refrigerari, nunc vero ac-<text:line-break/>cendi ; contraria autem utique funt refrigerari et accendi;<text:line-break/>alterum enim extinguif, alterum accendit caliditatein;. et</text:p>
      <text:p text:style-name="P13">•alteri, iit ne, uratur, quod ipsum fufcipit <text:span text:style-name="T50">corpus. </text:span>'contin-<text:line-break/>git, alterum, -pe perfrigefcat idem; facit; nisi fane <text:span text:style-name="T50">per<text:line-break/></text:span>accidens frigidum accendere dicant;<text:span text:style-name="T50">, </text:span>ita vero non respi-<text:line-break/>rationis utilitatem, fed efficientem caufam dicerent Prae-<text:line-break/>stat igitur ad id, quod commune habent hae sectae,, <text:span text:style-name="T50">trans-<text:line-break/></text:span>ire, atque illud prius perfcrntari. Periculum enim est<text:line-break/>.omnes, quicunque de insito calore aliquid dixerunt, de<text:line-break/>ipfo conservando somniare, non posse autenr' exacte et<text:line-break/>articulate sententiam Tuam exprimere; atque ob id, <text:span text:style-name="T50">opi-<text:line-break/></text:span>nor, alii refrigerationem, alii ventilationem, alii corro-<text:line-break/>borationem. scribunt. Maxime vero puto ipfos ad haec<text:line-break/>impelli per ea, quae circa .flammas apparent; has enim<text:line-break/>manifeste videmus ita cito perire, quum aere privatae<text:line-break/>fuerint, veluti animantia; quemadmodum indicant medi-<text:line-break/>cinales cucurbitae, et omnia, quae angusta et cava clos'<text:line-break/>cumposita ac perfpirationem prohibentia facile ipsas ex-<text:line-break/>tinguunt. Si itaque repertum sit, quid tandem flammae<text:line-break/>in hujusmodi dispositionibus patientes extinguanlur, forte</text:p>
      <text:p text:style-name="P13">etiam inveniri possit, qnidnam sit, <text:span text:style-name="T50">quo </text:span>ut utili a re-<text:line-break/>fpiratione calor animantibus insitus fruatur. Ad ipsius<text:line-break/>autem inventionem omnes modos percurremus, per quos<text:line-break/>flammae videntur extingui <text:span text:style-name="T50">et </text:span>augeri. Non solum enim<text:line-break/>si calcem quis ipsis circumponat, fed et balneis, et solis<text:line-break/>ardoribus, et excellentibus frigoribus, et vehementer ven-<text:line-break/>tilatae, et multitudine materiae fuper ipsas coacervatae;<text:line-break/>et contra inopia alimenti videntur extingui. Augentur<text:line-break/>autem ac roborantur e moderato frigore, et si moderate<text:line-break/>ventiles, et commoderato abundent alimento. Praeter haec<text:line-break/>vero etiam illud insuper addatur, quod omnes flammae<text:line-break/>duplici motu moveri videntur, altero a materia, ex qua<text:line-break/>accenduntur, per quem, maxime siirfum feruntur, et unde-<text:line-break/>quaque difperguntur, altero vero huic contrario ad fui<text:line-break/>ipsarum principium ac velut radicem vergente, per quem<text:line-break/>considunt et contrahuntur. Etenim, si facis maximae<text:line-break/>fupernam extremitatem accenderis, confestim ad infernam<text:line-break/>perveniet ignis; et si,- postquam lucernae flammam ex-</text:p>
      <text:p text:style-name="P13">tinxeris, ad extremum savillofae fuliginis* sursum vergen-<text:line-break/>tis alium ignem admoveris, jam rursus ardentem lucernato<text:line-break/>funiculum videbis,' quum nihil tale fieri possit, si ignis<text:line-break/>motum furfum tantum haberet. Ultra haec vero omnia<text:line-break/>evidenter apparentia etiam - ratione perscrutabimur pri-<text:line-break/>llium quidem, quod postremum omnium relatum est, a<text:line-break/>qua necessitate duplex motus fiat, postea vero alia singula<text:line-break/>deinceps. Quandoquidem igitur omnis flamma velocissi-<text:line-break/>mam habet corruptionem,' femper enim in ambientem<text:line-break/>difpergitur, bb id necessarium est etiam generationem<text:line-break/>eius volocissimam efle, alias enim neque minimo momen-<text:line-break/>to duraret: atqiii generatio uniuscuiusque flammae est, ex<text:line-break/>subiecta materia accendi. Merito igitur non folum extra<text:line-break/>a proprio principio', fed et contrarium ipsi ’ in proprium<text:line-break/>piincipium vellentem motum sibi a natura insitum habet<text:line-break/>Itaque et corrumpi omnem flammam neceflarium est, si<text:line-break/>aut materia, aut altero motu sit privata* Ut enim in<text:line-break/>universum dicam (velut faepe etiam fu aliis locis demon-</text:p>
      <text:p text:style-name="P13">stratum est), ex molibus contrariis, quorum alter alterum<text:line-break/>mutuo excipit et confequitur, alterum sine altero con-t-<text:line-break/>fervari impossibile esc Ob id igitur, moderate frigido<text:line-break/>ambiente aere omnis flamma opus habet; qui enim ex-<text:line-break/>cellenter calidus est, motum alterum ipsius immodice<text:line-break/>extra. extendendo, frigidus vero alterum immoderate intra<text:line-break/>protundendo extinguit <text:span text:style-name="T50">uterque. </text:span>Nam immodice ventilari<text:line-break/>flammam ad materiam reprimit, velut etiam, frigidus<text:line-break/>ambiens facit; fupra modum vero, moveri flammam<text:line-break/>disipergit, velut etiam calidus facit. Caeterum ex lis,<text:line-break/>quae motum immodice intra cohibent, est et cucurbita,<text:line-break/>et quicquid aerem eorum, quae ab interna flamma com-<text:line-break/>busta funt, prohibet ab. externi frigoris contactu: at vero,<text:line-break/>commoderatio omnium confervatrix est flammarum.<text:line-break/>Eodem igitur modo non dissimile est contingere et circa<text:line-break/>insitum animantibus calorem , utpote qui materiam, unde<text:line-break/>accenditur, sanguinem habet, a natura item insitum prin-<text:line-break/>cipium mptus in utramque partem, ita ut altero priva-<text:line-break/>tus etiam reliquo ex necessitate privetur: et ob id ipfum,</text:p>
      <text:p text:style-name="P13">sive a respiratione prohibeas, sive sanguine, statim cor-<text:line-break/>rumpitur, nam et lucernae flammam tolles suffocando,<text:line-break/>aut omnino oleo privando. Simile itaque ponito cor<text:line-break/>funiculo, oleo fanguinem, organo pulmonem; circumsitus<text:line-break/>namque est forinfecus cordi ad cucurbitae similitudinem^<text:line-break/>Verum,.quo tempore refpirat animal, assimilaveris ipfum<text:line-break/>potius cucurbitae perforatae, ubi vero refpiralio cohibe-<text:line-break/>lur, imperforatae et undequaque conclufae. Quemadmo-<text:line-break/>dum itaque cucurbita perforata flammam inter fe extin-<text:line-break/>guere non potest per foramen refpirantem, quae vero<text:line-break/>contra conclufa est, e vestigio fuflbcando eam extipguit,<text:line-break/>ad eundem modum pulmo constrictus, velut in refpira-<text:line-break/>tione cohibita est, extinguit, perforatus et rarus, qualis<text:line-break/>circa respirationem est, insitum calorem conservat Ego<text:line-break/>vero etiam quum fornacem viderem ob id, quod refpi-<text:line-break/>rationem non haberet, extingui, et postea ipsam aperiri^<text:line-break/>atque tum multam fuliginem expirare, . tum multum<text:line-break/>purum aerem externum fufpirare, atque utroque facto</text:p>
      <text:p text:style-name="P13">flammam <text:span text:style-name="T50">fplendorem recipere, </text:span>non <text:span text:style-name="T50">parvam .esse </text:span>ratioci-v<text:line-break/>natus fum <text:span text:style-name="T50">expirationis utilitatem ad hoc, </text:span>ut <text:span text:style-name="T50">id, </text:span>quod<text:line-break/>veluti fuligo <text:span text:style-name="T50">fanguinis est, evacuetur. </text:span>Favilla enim et<text:line-break/>fumus et <text:span text:style-name="T50">fuligo et omnis </text:span>• <text:span text:style-name="T50">huius modi </text:span>ustae materiae<text:line-break/>fuperfluitas nihilo <text:span text:style-name="T50">mluus, </text:span>quam aqua, ignem extinguere<text:line-break/>confuevit. Quare ex omnibus potissimum recipiendi funt»<text:line-break/>qui dicunt, insiti <text:span text:style-name="T50">caloris gratia </text:span>animalia respirare. Nam<text:line-break/>et moderate ventilari utile <text:span text:style-name="T50">est, et </text:span>mediocriter refrigerari.<text:line-break/>Ambo enim haec internam caliditatem videntur corrobo-<text:line-break/>rare ; neceflariumque est motum habere ad fuliginofum,<text:line-break/>ut ita loquar, extra evacuandum, quod a fanguinis<text:line-break/>adustione redundat Haec quidem sicientisicam persuasio-<text:line-break/>nem non habent, neque necessariam demonstrationem,<text:line-break/>qualem in aliis scmper adducere in ufu haberemus; non<text:line-break/>tamen- fide omnino carent; velocitas enim interitus ani-<text:line-break/>malis talem caufam desiderat; quum alimentum quidem,<text:line-break/>quod ii, qui nutrilionis’ ipsius animae gratia respirare<text:line-break/>nos dicunt, causantur, longiore tempore opus habeat;<text:line-break/>generatio vero animae, quam Afclepiade* caufam tradidit,</text:p>
      <text:p text:style-name="P13">confentiat quidem velocitati,; pugnet tvero cum aliis in-<text:line-break/>finitis, et cum iis,, quae in principio dicta i sunt huius<text:line-break/>tractationis, et generatim 'cum omnibus feclis, quae ob<text:line-break/>inopiam aeris perire animalia putant respiratione privata.<text:line-break/>Si igitur velocitas interitus animalis propter alimenti<text:line-break/>‘substantiae ipsius animae defectum fieri non potest,<text:line-break/>propter generationem autem ipsius. fieri possibile, est; fed<text:line-break/>per fassas hypothefes, innati vero caloris perditio nihil<text:line-break/>habeat, quod ei opponere ’fe videatur, rationi utique<text:line-break/>magis confentaneum est, nt aliis dimissis hanc reci—<text:line-break/>piamus.</text:p>
      <text:h text:style-name="P67" text:outline-level="2">Cap. IV.</text:h>
      <text:p text:style-name="P1">Rurfus igitur eam repetentes omnem ex-<text:line-break/>plorabimus, quandoquidem aliis verior apparet, -staque _<text:line-break/>ex ventilatione principii ipsius insiti caloris, et ex mode**<text:line-break/>rata refrigeratione, et ex ejus, quod in ipsi) velut fumo- <text:span text:style-name="T50">*<text:line-break/></text:span>funi est,- in totum defluxione, summa colligitur una, con- <text:span text:style-name="T50">*<text:line-break/></text:span>•fervatio videlicet caloris naturalis. In haec igitur prin-<text:line-break/>cipia videamus an possibile sit omnia reducere particu-<text:line-break/>laria; ac primum in manus fumamus id, quod circa bal-</text:p>
      <text:p text:style-name="P13">nea contingere videmus, in quibus diutius versantes ex~<text:line-break/>olvimur, ac tandem etiam morimur. <text:span text:style-name="T64">t</text:span> Si enim propterea/<text:line-break/>quod calidum respirando attrahimus, id contingit, opor-<text:line-break/>-tebat, inquiunt, etiam eos, qui fuper lebetem aquae ca-<text:line-break/>lidae consistunt, deinde progredientem inde vaporem retr<text:line-break/>fpirando hauriunt, eandem iniuriam.perpeti; et tamen hi<text:line-break/>minime videntur laedi. Ex quo conspicuum est, quod<text:line-break/>non propter caliclitatem refpirando attractam,; fed propter<text:line-break/>spiritus ex toto corpore evacuationem in balueis exolvamur.<text:line-break/>Quomodo igitur et hanc ambiguitatem disselvemus? Si<text:line-break/>utique hoc coniunctum verum esse dicemus, quod fuffoca-<text:line-break/>ri eos, qui ex lebetes vaporem inspirant, oporteat, siqui-<text:line-break/>dem omnino, refrigerationis gratia refpirarint;, non tamen<text:line-break/>hoc eorum assiumptum concedamus scrlicet. Atqui<text:span text:style-name="T50">, </text:span>non<text:line-break/>fusiocantur; suffocantur enim non minus,, qui ex lebete<text:line-break/>vaporem refpirando hauriunt, quam qui in balueis. Si vero,<text:line-break/>etiam non fufibcarentur, nihil fortassis miri esset<text:span text:style-name="T50">; </text:span>per-<text:line-break/>fpiratio -namque' per universum corpus similiter, i ut ea,<text:line-break/>quae perussit, in balueis offenditur...No.n sunt autem eadem</text:p>
      <text:p text:style-name="P13">per os tantum male refpirare.et tum per os tum per totum<text:line-break/>corpus idem facere. -Eius rei potissima demonstratio -in multis<text:line-break/>aegris contingit, qui per totum diem iudicatorie exudant,<text:line-break/>atque id multo mi agis, quam qui in balneis, non tamen<text:line-break/>exolvuntui’ similiter, ut illi, neque omnino suffocantur, quo-<text:line-break/>usque externum frigidum aerem fpirando attraxerint-<text:line-break/>Quod si ipscs palliis contectos calidum aliquid respirando<text:line-break/>haurire coegeris, confestim fuffocaris; atqui, si perscige-<text:line-break/>ratos et rigentes. ita-contegas-, non solum non suffoces,<text:line-break/>fed neque omnino laedas, donec fuerint'excalfacti, <text:span text:style-name="T49">ηάιη<text:line-break/></text:span>tunc non amplius sustinent, veluti non consuetum. Ex<text:line-break/>quibus omnibus conspicuum est, quod non ob evacuatum<text:line-break/>ex luto corpore in balneis spiritum exolvamur ac -vitam<text:line-break/>finiamus, fed propter caliditatem. Admirari porro subit.<text:line-break/>non tam alios, quam Erasistratum, qui tam evidenter ap-<text:line-break/>parentia vanitatis coarguere audet; quem non verisimile<text:line-break/>est inexpertum esse doliaris vaporarii hydropicorum,<text:line-break/>quod non minus ali aliis veteribus* quam a Chiysippo</text:p>
      <text:p text:style-name="P13">Cnidio est laudatum. <text:span text:style-name="T50">Evacuantur </text:span>enim <text:span text:style-name="T50">hi </text:span>toto corpore<text:line-break/>multo citius et amplius, quam in balueis; non tamen <text:span text:style-name="T50">fuf-<text:line-break/></text:span>fucantur, propterea quod frigidum aerem infpirant, • <text:span text:style-name="T50">quo<text:line-break/></text:span>si quis ipfos privet, brevi moriuntur. Quomodo <text:span text:style-name="T50">igitur,<text:line-break/></text:span>inquiunt, in graueolentibus specubus, et recens calce <text:span text:style-name="T50">ob-<text:line-break/></text:span>litis domibus,' et ab extinctarum prunarum <text:span text:style-name="T50">foetore fuiTo-<text:line-break/></text:span>camur? <text:span text:style-name="T50">luxta </text:span>Erasistratum quidem, quia <text:span text:style-name="T50">tenuis iu eius-<text:line-break/></text:span>xnodi constitutionibus existens aer ab arteriis <text:span text:style-name="T50">non reci-<text:line-break/></text:span>pitur, nec. continetur, sied facile evacuatur, et <text:span text:style-name="T50">ob ino-<text:line-break/>piam </text:span>spiritus animal perit. Nos autem dicimus, <text:span text:style-name="T50">quod<text:line-break/>nihil </text:span>fuerit, utpote quum Erasistratus nihil tale <text:span text:style-name="T50">demon-<text:line-break/>straverit, </text:span>quod aut tenuem in talibus redderet <text:span text:style-name="T50">aerem, aut<text:line-break/>ut </text:span>ne ab animantium corporibus recipi ac contineri <text:span text:style-name="T50">pof*<text:line-break/></text:span>fet: nisi forte vera causa alia sit, aut difficilis extet<text:line-break/><text:span text:style-name="T50">ventu. </text:span>Ad praedicta igitur lohgius fermonem <text:span text:style-name="T50">extendere<text:line-break/></text:span>cogimur; conabor tamen pro viribus in compendium<text:line-break/>omnia contrahere; si yero nihil habeam, quod dicam,<text:line-break/>Recisis multis contradictionibus id apparere assero, motus<text:line-break/>videlicet arteriarum in eiusmodi. dispositionibus <text:span text:style-name="T50">. </text:span>neque</text:p>
      <text:p text:style-name="P13">magnitudine neque tempore prioribus inferiores esse, ut-<text:line-break/>pote qnae plenae spiritu, qui per ipfas fertur, existant;<text:line-break/>oportebat antem in eis non folum velociorem aut mino-<text:line-break/>rem pulfum appalere, fed eas- etiam omnino pulfu pri-<text:line-break/>vari, ntpcte aere ipsarum ventriculos opplente penitus<text:line-break/>privatas. At vero, si Erasistrati (inquiunt) causam reji-<text:line-break/>cis, alteram nobis profer. Proferam autem, si prius<text:line-break/>vos dixeritis mihi, ob quam causam marini piscatores ex<text:line-break/>torpedinis contactu torporem incurrant. Si vero nihil<text:line-break/>habetis, quod dicatis, hoc tamen nobis referre permitta-<text:line-break/>tis, nempe vim este hujus animantis stupefactoriam eo-<text:line-break/>rnm, quae contingunt, adeo fortem, ut etiam per infi-<text:line-break/>xum ipsi tridentem ad manus piscatorum perfacile vitium<text:line-break/>accurrat. Itaque concedetis, piscium quasdam efle quali-<text:line-break/>tates ac vires, quarum aliae torporem, aliae altiorem<text:line-break/>foporem, aliae frigiditatem, aliae putrefactionem, aliae<text:line-break/>aliud quoddam malum inferant, aeris autem nullam ta-<text:line-break/>lem vim esse permittetis? Verum non habemus (aiunt)</text:p>
      <text:p text:style-name="P13">evidentem demonstrationem; quaenam qualitas <text:span text:style-name="T63">1ia.ec<text:line-break/></text:span>et quae tandem vis. Quid igitur hoc ad praefentia? per<text:line-break/>obfcura enim nihil rite neque evertitur, neque confir-<text:line-break/>matur. Transeamus itaque a talibus ad constrmationem<text:line-break/>evidentem, utram tandem fectam evertere queamus. Quae<text:line-break/>quidem igitur necessario Erasistrati opinionem evertunt,<text:line-break/>statim a principio nobis relata, funt; quae vero nostram<text:line-break/>confirmant, talia quidem non invenimus, ut necessiario<text:line-break/>concludant, attamen, omnium aliorum maxime credibilia<text:line-break/>funt; fupra hoc, quod a nullo penitus eorum, quae pa-<text:line-break/>lam apparent, haec opinio nostra evertatur. Quare Era-.<text:line-break/>sistrati de respirationis utilitate opinionem hic iam relinvj.<text:line-break/>quere justum est, quandoquidem et in libris de pulsibus<text:line-break/>multipliciter erroris est convicta; ipsi vero etiam reliquo-j<text:line-break/>rum apparentium causas ad praefentem suppositionem<text:line-break/>conducentes brevibus percurremus. Velut est, quod in.<text:line-break/>exercitationibus amplius et frequentius respiramus; ne-i<text:line-break/>que, enim dissimile, vero est, etiam ob calorem ex vehe-.</text:p>
      <text:p text:style-name="P13">menti, motu auctum fieri; quod enim neque hic prOpter<text:line-break/>arteriarum expletionem respiramus, manifestum est ex eo,<text:line-break/>quod a principio. statim. saepe vehementer contingat, non<text:line-break/>tamen respiratio mutetur prius, quam multum calefia-<text:line-break/>mus; ubi vero excalfacti fumus, etiamsi ad multum tem-<text:line-break/>pus a mbtu quiescimus; tamen eandem respirationis fpe-<text:line-break/>ciem conservari videmus. Quin et in aestuosis febribus<text:line-break/>simililiter respirare appetimus ob eandem caufam. Ubi<text:line-break/>enim maximum fuerit, quod utilitate indigebit, hic etiam<text:line-break/>non absonum est ipsam utilitatem multum augeri, major<text:line-break/>namque flamma ampliori aere, minor pauciore opus ha-<text:line-break/>bet.. Omnis vero flamma ipsc indiget ob eam, quam<text:line-break/>prius dixinecessitatem. Nequaquam igitur mirum est,<text:line-break/>si loci circa cor et pulmonem perfrigerati externum<text:line-break/>aerem desiderant, indigentque. ejus.. per inspirationem at-<text:line-break/>tractione; attrahunt enim; sed paruni et per multum<text:line-break/>tempus, valde,, namque et crebro non expedit parvam<text:line-break/>caliditatem ventilare. Propter quid igitur pueri quidem</text:p>
      <text:p text:style-name="P13">plus et frequentius, puberes vero minus et rarius re-<text:line-break/>fpirant? Num quod/qui crescunt., plurimum habent in-<text:line-break/>fui caloris, necessario autem fequitur ad multitudinem<text:line-break/>caloris- magnitudo et frequentia respirationis ? Si vero<text:line-break/>animalis fpiritus a refpiratione etiam nutritur, etiam<text:line-break/>ob -id plurimum et frequentissime pueri refpirant, quod<text:line-break/>nutrimento ampliore, ut qui crefcant, opus habent. Si<text:line-break/>vero etiam fuliginofum plurimum in refpiratione diffun-<text:line-break/>ditur, -etiam ob id plurimum et frequentissime refpirant;<text:line-break/>ubi enim amplius alimentum conficitur , : ibi etiam am-<text:line-break/>plius excrementum. Quibus itaque pueri calidiores ado-<text:line-break/>lefcentspbus esse videntur, hi talem referent causiam cre-<text:line-break/>brioris ipsorum respirationis. Quibus autem adolescentes<text:line-break/>calidiores- pueris videntur, hi praedictam caufam non ad-<text:line-break/>mittent. <text:span text:style-name="T50">i </text:span>Atqui de senibus nemo dubjtat, quin sint mul-<text:line-break/>to tum pueris tum adolescentibus frigidiores; testimo-<text:line-break/>nium autem frigiditati praebet ipfa refpirationis fpecies,<text:line-break/>quae- in eis minor fit et rarior. Consimilia porro iis,<text:line-break/>quae in aetatibus apparent, in temporibus et regionibus</text:p>
      <text:p text:style-name="P13">ac naturis contingunt. <text:span text:style-name="T50">* </text:span>Testimoniumque praebet cali-<text:line-break/>dis femper respiratio major et densior, frigidis mi--<text:line-break/>nor et rarior; Parum etiam et frequenters <text:span text:style-name="T50">rrespi-<text:line-break/></text:span>rant, qui cibum acceperunt ac biberunt, ob fepti <text:span text:style-name="T50">trans-<text:line-break/></text:span>versi coarctationem» Sic et praegnantes j<text:span text:style-name="T50"> </text:span>in aqua <text:span text:style-name="T50">etiam<text:line-break/></text:span>inter cutem, et, in hepatis inflammationibus<text:span text:style-name="T50">,.?:'ven-<text:line-break/></text:span>ixiculique ac fplenis consimiliter refpirant <text:span text:style-name="T50">propter eandem<text:line-break/></text:span>caufam. Caeterum de propria horum <text:span text:style-name="T50">respiratione in 11-<text:line-break/></text:span>bris de spirandi difficultate dicetur. <text:span text:style-name="T50">Nunc fatis est, ut<text:line-break/></text:span>hoc <text:span text:style-name="T50">rursus </text:span>demonstretur, nempe omnia <text:span text:style-name="T50">manifeste appa-<text:line-break/>renlia </text:span>praedicto dogmati nostro, de usu <text:span text:style-name="T50">videlicet refpira-<text:line-break/>tionis, </text:span>teftimonium praebere, <text:span text:style-name="T50">-</text:span></text:p>
      <text:h text:style-name="P67" text:outline-level="2">Cap. V.</text:h>
      <text:p text:style-name="P1">Videamus autem <text:span text:style-name="T50">deinceps, an animalis spi-<text:line-break/></text:span>ritus a respiratione nutriri possit <text:span text:style-name="T50">Dicamus autem prius,<text:line-break/></text:span>quomodo quid animalem fpiritum <text:span text:style-name="T50">vocemus, quum </text:span>fub-<text:line-break/>stanliam animae <text:span text:style-name="T50">- </text:span>nos ignorare simus . confessi. Quoniam<text:line-break/>igitur ventriculi spiritus in derebro, quuin <text:span text:style-name="T50">vulnerantur,<text:line-break/>-statim </text:span>immobiles ac fensus expertes jios reddant, <text:span text:style-name="T50">opor-<text:line-break/>tei; utique </text:span>omnino .hunc fpiritum aut ipsam <text:span text:style-name="T50">animae</text:span></text:p>
      <text:p text:style-name="P52">5 01,</text:p>
      <text:p text:style-name="P13">fubstantiam esse, aut primum utique ipsius organum.'<text:line-break/>Dictum vero <text:span text:style-name="T50">alibi </text:span>de ipsis <text:span text:style-name="T50">fusius </text:span>et diligentius, ubi etiam<text:line-break/>hoc statim dictum est, quod necessarium est hunc spiritum<text:line-break/>nutriri. Unde igitur (inquiunt) aliunde alimentum habe-<text:line-break/>bit, quam ab aere per infpirationem attracto? Atqui ex<text:line-break/>sanguinis exhalatione haud in congruum est ipfum nutriri,<text:line-break/>quemadmodum multis celebribus tum medicis tum phi-<text:line-break/>lofophis est vifurn. Verum qui Erasisiratum flectantur,<text:line-break/>non eodem modo, quO qui Hippocratem, ex inspiratione<text:line-break/>animalem spiritum nutriri tradunt. Illis enim ex corde<text:line-break/>per arterias ad cerebri membranas, his vero statim per<text:line-break/>nares iu cerebri ventriculos pervenire spiritus videtur.<text:line-break/>Erasistrati quidem de his opinionem etiam hic relinque-<text:line-break/>mus, multiformiter a nobis in libris de pulfuum causis<text:line-break/>convictam. Ad veram autem transgredientes considera-<text:line-break/>bimus hoc, quod palam apparet, cujus jam faepe experi-<text:line-break/>mentum fecimus. Quum enim arteriae colli laqueis con-</text:p>
      <text:p text:style-name="P13">stringuntur, nihil patitur animal neque statim <text:span text:style-name="T50">neque<text:line-break/></text:span>postea, quemadmodum nos aliquando experiundi gratia<text:line-break/>illas laqueis constrinximus, atque totum diem <text:span text:style-name="T50">animal<text:line-break/></text:span>inspirare et expirare ac moveri citra <text:span text:style-name="T50">impedimentum<text:line-break/>vifum </text:span>ad profundam jam noctem mactavimus, <text:span text:style-name="T50">ut qui<text:line-break/></text:span>putaremus, tam diutinam experientiam non <text:span text:style-name="T50">amplius fide-<text:line-break/></text:span>lem ac tutam esse; posse enim in <text:span text:style-name="T50">tanto temporis spatio,<text:line-break/>quo </text:span>laquei circumnexi fuerant, aliquod ex <text:span text:style-name="T50">principalibus<text:line-break/></text:span>membris per consiensum laesum essie. Admirabamur <text:span text:style-name="T50">igitur,<text:line-break/>quum </text:span>reperiremus arterias ex principalissimis <text:span text:style-name="T50">vitalibus<text:line-break/></text:span>organis, ipsis videlicet corde, ad principalissima <text:span text:style-name="T50">animalia<text:line-break/></text:span>organa, ipfpm videlicet cerebrum, protensas <text:span text:style-name="T50">ita citra<text:line-break/></text:span>omnem vitae <text:span text:style-name="T50">offensam </text:span>injuriam eam tolerantes. <text:span text:style-name="T50">Sed </text:span>de<text:line-break/>his etiam in libro de ufu pulsiium amplius <text:span text:style-name="T50">quaeremus.<text:line-break/></text:span>Quod vero <text:span text:style-name="T50">ex </text:span>eis ad praefens utile exillit, cujusque<text:line-break/>gratia <text:span text:style-name="T50">carotidum </text:span>arteriarum circa colium mentionem feci,<text:line-break/>id <text:span text:style-name="T50">ipfum rurfus </text:span>dicetur, <text:span text:style-name="T50">nempe, </text:span>quod cerebrum fpirilu a<text:line-break/><text:span text:style-name="T50">corde allato non </text:span>valde habet <text:span text:style-name="T50">opus. Reliquum cst </text:span>igitur,</text:p>
      <text:p text:style-name="P13">aut exhalationem ex sanguine ipsi sufficientem esse aut<text:line-break/>per nares infpirationem. Atqui nec exhalationem largam<text:line-break/>contingere verisimile est, si arteriae laqueo sunt constri-<text:line-break/>ctae; quod ipfum etiam in libro <text:span text:style-name="T50">de </text:span>ufu puliuum demon-<text:line-break/>stratur. Necefiarium igitur est ex inspiratione per nares<text:line-break/>potissimam alimenti partem animali spiritui accedere. At-<text:line-break/>que hoc est, quod ab Hippocrate dicitur: Principium<text:line-break/>elimentifspiritus <text:span text:style-name="T50">os, </text:span>nares, arteria afpera, pulmo, et<text:line-break/>alia refpiratio. Ex omnibus enim his nutritur nullate-<text:line-break/>nus impeditus. Si vero etiam impediatur unum quod-<text:line-break/>cumque tandem ex ipsis, attamen per reliqua alimentum<text:line-break/>ei suggeritur. Difcere autem ex apparenti, de quo di-<text:line-break/>cturi sumus, evidenter licet de fpiritus ex pulmone in<text:line-break/>arterias totius corporis transumptione, quod aut modice<text:line-break/>omnino., aut neque omnino contingit Quum enim ali-<text:line-break/>quando ad os ac nares pueri magnam vesicam bubulam,<text:line-break/>aut aliud quoddam vasculum, ut nulla parte quicquam<text:line-break/>ex respiratione per totum diem praeterspiraret, appofuisi-</text:p>
      <text:p text:style-name="P13">femus, vidimus citra obstaculum puerum spirantem: ex<text:line-break/>quo manifestum est, quod parum aut penitus nihil ar-<text:line-break/>teriae animalis extrinlecarum qualitatum necessitate ur-<text:line-break/>gentur, et maxime caloris. Etenim frigidior spiritus non<text:line-break/>similiter penitus pertransire potest. Oportet autem prom-<text:line-break/>pte pet omnia organa animae fpiritum transire. At ve-<text:line-break/>ro calidior penitus quidem penetrat, verum primum et<text:line-break/>exurit, et coliiquat corpus, postremum vero-etiam ipfe<text:line-break/>extinguitur et periti Et in apoplexiis quidem frigidior<text:line-break/>est, in febribus vero calidior moderato redditur. In<text:line-break/>apoplexiis itaque retinetur, ut non facile penitus per-<text:line-break/>transire possit, et ob id fane in motus privationem desis<text:line-break/>nit affectus. In febribus vero penetrare quidem penitus<text:line-break/>potest, verum exurere ad similitudinem ignis, non vero<text:line-break/>nutrire aut augere corpora valet. Ne igitur parvam esse<text:line-break/>putemus animalibus moderati caloris utilitatem, verum<text:line-break/>maxime necessariam’, praefertim fpiritui animali et<text:line-break/>principalissimis organis, iam vero-et univerfc torpori</text:p>
      <text:p text:style-name="P13">Jure igitur principium naturalis caloris, ipfum videlicet<text:line-break/>cor, respiratione tantum egens habemus, quantum etiam ipsi<text:line-break/>moderato calore indigemus. Demonstratum enim est, im-<text:line-break/>possibile esse salvum <text:span text:style-name="T50">esse </text:span>calorem citra respirationem. In-<text:line-break/>spirahile namque et expirabile est totum corpus iuxta Hip-<text:line-break/>pocratis sententiam; verum et nos alibi demonstravimus.<text:line-break/>Moderata autem. respiratio omnibus aliis partibus per ar-<text:line-break/>terias contingilit Cerebro vero et cordi duo praecipua<text:line-break/>adjacent respirationis organa, illi nares, huic pulmo. Cae-<text:line-break/>terum.ut pulmo moveretur, thorace, opus habuit; et pro-<text:line-break/>p ter ea ut. cordi- quidem copulatus pulmo primum refpi-<text:line-break/>rani organum existit, ut vero <text:span text:style-name="T50">a </text:span>thorace movetur, fecun-<text:line-break/>dum. . Si vero et sanguinis halitu ad nutritionem ani-<text:line-break/>malis fpiritns,indiget, (credibile enim et hoc ipsum.est,)<text:line-break/>maximam habuerint sane, animalia et hanc a moderato<text:line-break/>calore utilitatem. .Etenim frigidus' fanguis quomodo in<text:line-break/>halitum<text:span text:style-name="T50">' </text:span>folveretur? Immodice vero calidus. facile quidem</text:p>
      <text:p text:style-name="P13">in vapores difpergi potest,' verum turbidos et fumosos;<text:line-break/>talem vero mluime esse convenit spiritum animalem, fed,<text:line-break/>ut si quem alium, purissimum et optimum. Ob id igitur,<text:line-break/>ubi fanguis melancholicus et biliosus in vitiosos vapores<text:line-break/>solvuntur, alter ad melancholiam, alter ad phrenitin<text:line-break/>perducit; proptereaque in aestuosis etiam febribus facile<text:line-break/>delirant. Nam tametsi bonus tum sit sanguis, ob muld-<text:line-break/>tudinem tamen caloris fumofos vapores emittit. Fnerit-<text:line-break/>que et hoc non exiguum a naturali calore emolumentum,<text:line-break/>ut videlicet exhalatio moderata, pura et bona stat. At<text:line-break/>vero, si quis unamquamque partem ex propriis constitu-<text:line-break/>tionibus agere fnpponat, neque sic parum profuerit mo-<text:line-break/>deratus calor ad constitutionis confervationem. .Siccum<text:line-break/>equidem aut humidum-immodice nnllum membrum in<text:line-break/>pauco tempore . fieri poterit, ' frigidum autem extreme<text:line-break/>aut calidum manifeste fieri possit:- atqui uniufcujusque<text:line-break/>-membri. fubstantia frigidi et calidi., . et licci et humidi<text:line-break/>.quaedam temperies-existit,-ut eam lui nulla alia re; ita cita</text:p>
      <text:p text:style-name="P13">corrumpi posse verisimile sit, velut a calore immoderato.<text:line-break/>Quod si ita habet, etiam actionem membrorum <text:span text:style-name="T50">a </text:span>.nullo<text:line-break/>promptlus laedi evidens existrt. In aliis quidem igitur<text:line-break/>organis actionum laesio * parvi momenti est; in his vero,<text:line-break/>quae ad vitam pertinent, magni refert; in his postre-<text:line-break/>mum, quae non lolum ad vitam conducunt, fed etiam ad<text:line-break/>alia rationem principii habent, maximi; talia autem siint<text:line-break/>cerebrum et cor; quare eorum constitutionis laesio <text:span text:style-name="T50">e </text:span>vesti-<text:line-break/>gio vitae damnum inferU Atqui ipfam constitutionem nihil<text:line-break/>promptius immutare valet, quam calor immoderatus, lta-<text:line-break/>que ambo hoc sermone demonstrata funt, tum utilitas com-<text:line-break/>moderati caloris, tum utilitas, quae ipsi per respirationem<text:line-break/>accedit. Necessarium igitur jam, non credibile folum, sed<text:line-break/>et verum nos invenisse, perspicue omnibus apparet, Et<text:line-break/>fummatim sane dicimus utilitatem respirationis esse innati<text:line-break/>caloris conservationem. Licet autem, quamvis animae fub-<text:line-break/>lfantiam ignoremus, .attamen ex divisione nihilominus ra-<text:line-break/>ifuciiiariy iis, quae. evidenter apparent, fu demonstrationis</text:p>
      <text:p text:style-name="P13">ufam assiumptis, ex quorum numero et hoc est, fpiritum,<text:line-break/>qui fu ventriculis cerebri continetur, alterum ex duobus<text:line-break/>efle neceflarium est, aut animae ipsus substantiam, autpri-<text:line-break/>mum ejus organum. Sed si primum, cerebrum in fe ipsio<text:line-break/>animae fubstantiam habere neceflarium est, et hanc insi-<text:line-break/>tum- esse calorem, • aiit fpiritum, aut totam ipsius consti-<text:line-break/>tutionis speciem, aut si qua asta praeter ipfam incorporea<text:line-break/>facultas exisset. Caeternm necessarium est hoc primum,<text:line-break/>unum quoddam organum ex praedictis habere ad motum<text:line-break/>fubserviens, quum ipsa omnino pati non possit, et mortis<text:line-break/>tempore instante per primorum ipsius organorum laesio-<text:line-break/>nem folvatur. Quare sive constituti© cerebri offendatur,<text:line-break/>sive simul qui in eo <text:span text:style-name="T50">est </text:span>spiritus,- sive calor solus, mors<text:line-break/>ex necessitate animalibus contingit Atqui nec constitu-<text:line-break/>tio brevi aliter offendi potest<text:span text:style-name="T50">, </text:span>quam per calorem im-<text:line-break/>moderatum, quemadmodum est demonstratam; nec ipsia<text:line-break/>etiam hic amplius ^adhuc calor; sed neque quod restat<text:line-break/>adhuc tertium, spiritus videlicet ipse, occasionem aliquam</text:p>
      <text:p text:style-name="P13">habere potest alterius repentinae corruptionis praeter eas,<text:line-break/>quae antea sunt relatae, nimirum substantiae ipsius totius<text:line-break/>evacuationem et immoderatum calorem. At vero in re-r<text:line-break/>fpirationis cohibitionibus caufam afsignare non possemus<text:line-break/>ipfam vacuatiohem totius substantiae, quemadmodum, in<text:line-break/>vulueribus. ventriculis cerebri inflictis habemus. Relius<text:line-break/>quitur igitur, <text:span text:style-name="T50">* </text:span>quod ob immoderatum calorem vita exce-<text:line-break/>dimus. Atque haec quidem maxima est respirationis uti--<text:line-break/>litas- - Secunda vero est animalis spiritus nutritio. Prior<text:line-break/>equidem per utrasque respirationis partes confingit., fur<text:line-break/>-spirationem videlicet, et expirationem, altera nimirum,<text:line-break/>refrigerante et ventilante, altera fuliginofum diffundente^<text:line-break/>fecunda vero per infpirationem folum accidit. Quod igi-<text:line-break/>tur aliqua aeris pars circa distentionem cordis in ipfum<text:line-break/>cor attrahitur, ut expleat factam evacuationem, id ipfum<text:line-break/>magnitudo distentionis ipsius sufficienter indicat. Quod<text:line-break/>vero etiam ad cerebrum inspiratur, in alio opere<text:span text:style-name="T64">:</text:span> est de-<text:line-break/>monstratum,. in. quo de Hippocratis et Platonis dogma-ss</text:p>
      <text:p text:style-name="P38">tibus disputamus. Porro, quum cor a pulmone aerem ad<text:line-break/>se partim attrahat, partimque vicinis arteriis transmittat,<text:line-break/>quam ob causam tamen <text:span text:style-name="T50">aer, </text:span>qui expiratur, nihilo pau-<text:line-break/>cior appareat, quam is, qui per inspirationem attractus<text:line-break/>est, dicetur quidem alio loco diffusius; nunc autem hoc<text:line-break/>solum dicere sufficiet, quod vapor-quidam omnino expi-<text:line-break/>ratur par copia portioni spiritus in cor et arterias<text:line-break/>transumptae. Qui vero sint corporis affectus, in quibus<text:line-break/>paulo amplior, quam transumptus est, aut paucior, aut<text:line-break/>par expiratur, in libris <text:span text:style-name="T50">de </text:span>difficultate spirationis dicetur*<text:line-break/>Atque haec sane mihi de respirationis utilitate sufficere<text:line-break/>videntur. Quae vero de ipsa ab aliquibus vitiosie dicta<text:line-break/>sunt, facile deprehendere poterunt, qui singula, quae hic<text:line-break/>tradita sunt, noh obiter nec tanquam aliud agentes per-<text:line-break/>legerint. <text:span text:style-name="T50">- *<text:tab/>xJ l t fi.</text:span></text:p>
      <text:h text:style-name="P66" text:outline-level="1"><text:span text:style-name="T50">GALENI DE SEMINE<text:line-break/></text:span>LIBER <text:span text:style-name="T59">I</text:span></text:h>
      <text:h text:style-name="P67" text:outline-level="2">Cap. <text:span text:style-name="T59">I.</text:span></text:h>
      <text:p text:style-name="P1">Quis usus - et quae facultas est feminis?<text:line-break/>Num duorum principiorum materialis et efficientis rador<text:line-break/>nem habet, quemadmodum Hippocrates arbitratus est?<text:line-break/>an alterius .tantum, efficientis, ut autumat AristOteles, qui<text:line-break/>principium quidem motus ab ipfo manare in menstruum<text:line-break/>existimat, non tamen ex eo animal formari concedit?<text:line-break/>Aequum igitur est tantorum virorum dissensionem con-<text:line-break/>siderare ac dijudicare,, eamque non probabilibus rationi-<text:line-break/>bus, quibus plurimi tum medici, tum philosophi dele-</text:p>
      <text:p text:style-name="P52"/>
      <text:p text:style-name="P13">ctantur, committere, <text:span text:style-name="T50">sed </text:span>et ex evidentibus et'per evi-<text:line-break/>dentia demonstrare. Quum autem ab experientia singulo-<text:line-break/>rum, quae in quaestionem cadunt, etiam Aristoteli videan-<text:line-break/>tur sumendae esse <text:span text:style-name="T50">ad </text:span>demonstrationem sumpsiones, id pri-<text:line-break/>mum accurate perpendamus, utrum concepturis intus<text:line-break/>maneat femen, an etiam simul excernatur.</text:p>
      <text:h text:style-name="P67" text:outline-level="2">Cap. II.</text:h>
      <text:p text:style-name="P1">Triplicem autem observationem facere licet;<text:line-break/>priorem quidem evidentifsimam, quain ego ac multoties<text:line-break/>feci, quum equos, canes, asinos, vaccas, capras et oves<text:line-break/>obfervavi, an aliquando post coitum semen re lineant, vel<text:line-break/>femper excernant Quamprimum itaque mihi ac per initia<text:line-break/>ab ejusmodi rerum peritis divulgatum est, qui asserebant<text:line-break/>fe diligenter obfervasse, tum femen a foeminis animan-<text:line-break/>tibus contineri, quum concepturae sint. At meam affectio-<text:line-break/>nem, qua toto vitae meae curfu affectus fum, si ea mihi<text:line-break/>arguatur, fateor, eorum talia narrantium nemini me fidem<text:line-break/>adhibuisse, priusquam, quae mihi in experientiam venire<text:line-break/>poterant, ea fuissem expertus. Quocirca neque oculatis</text:p>
      <text:p text:style-name="P5">hujus rei testibus facta mnltotscs essie’, qtiae.ipsi narrant,<text:line-break/>asseverantibus solis crediturus eram, etsi maxime consen-<text:line-break/>tientes eos conspiciebam, fed consueta usus incredulitate<text:line-break/>duplex feci experimentum, alterum quidem in animalibus<text:line-break/>femen excernentibus, alterum vero in retinentibus. Ita-<text:line-break/>que neque eorum, quae excernunt, aliquod unquam conce-<text:line-break/>pit, et Omnia conceperunt, quae retinuerunt; . Alteram<text:line-break/>vero viam mulieres adeundo nOvimus, ab eis feisicitantes,<text:line-break/>quae maxime seipsias obfervare. videbantur, an peraeque<text:line-break/>in ipsis ac in brutis animantibus fieri appareat, me ipsum<text:line-break/>in ea re increpans (cur enim vera dicere non oportet?<text:line-break/>si arbitrarer, quandam esse conceptionis et in bruto et<text:line-break/><text:span text:style-name="T54">x</text:span><text:span text:style-name="T50"> </text:span>rationali animali differentiam, nosse tamen volens, an</text:p>
      <text:p text:style-name="P1">qu©d fit assequerentur. Spe fane amplius eomperi, adeo<text:line-break/>ut minime poenituerit me curiositatis. MOtum enim<text:line-break/>quemdam' fe in utero sentire dixerunt, veluti qui con-<text:line-break/>vellat et in fe paulatim contrahat, simul atque femen<text:line-break/>concipiant; atque id ipfum verbum concipere femen,, ac</text:p>
      <text:p text:style-name="P13">etiamnum ab eo deductum hoc nomen, conceptio', lude<text:line-break/>a - mulieribus imposita esse’ videbantur.- Tertiam igitur<text:line-break/>obfervationis viam etiamnum percurrere aequum duxi,<text:line-break/>omnes omnium, qui res ejusmodi confcripserunt, medico-<text:line-break/>rum libros perlegens. Atque illos inveni asserentes, viri<text:line-break/>femen intus manere, si conceptura sit mulier <text:span text:style-name="T49">ἀ </text:span>Quidam<text:line-break/>vero ex ipsis etiam accuratiores uterorum motum scri-<text:line-break/>pferunt, statim apponentes, quod et obvolvantur semini,<text:line-break/>et undequaque ipfum amplectantur. Hoe itaque statui<text:line-break/>rurfum experiri oportere dissectionibus, ac multa dein-<text:line-break/>ceps cepi.praegnantia animalia, quae dissecui. Omnium<text:line-break/>igitur uteri conceptos foetus femper complexi apparebant,<text:line-break/>sive major, sive minor, sive omnino* pusillus existeret.<text:line-break/>Sic enim videntur (quemadmodum ait Plato) matrices,<text:line-break/>qui et uteri appellantur, veluti quoddam animal prolis<text:line-break/>fufcipiendae cupidum esse, proindeque ad fe semen attra-<text:line-break/>here, amplecti et continere/ quemadmodum et id ipfum<text:line-break/>aperte ipfos viros multoties fensisse contigit, quum ipsi</text:p>
      <text:p text:style-name="P13">uteri cucurbitulae 'jnedicae <text:span text:style-name="T50">instar </text:span>intro pudendum at*<text:line-break/>trahunt. Id vero potissimum fit, quum menstrua novissi-<text:line-break/>me cessarunt, quo maxime tempore uteri femen con-<text:line-break/>cipiunt.</text:p>
      <text:h text:style-name="P67" text:outline-level="2">Cap. III.</text:h>
      <text:p text:style-name="P1">Atque haec quidem a me dicta sunt pro-<text:line-break/>pter quosdam hnjusce temporis philofophos, quod hi<text:line-break/>feipsios vocent et' Aristotelicos et Peripateticos; neque<text:line-break/>enim ego ita compellarim hos viros adeo sententiae Ari-<text:line-break/>stotelis ignorantes, ut putent, ipsi placere, masculi semen<text:line-break/>in uterum foeminae coniectum principium quidem mo*<text:line-break/>tus menstruo imponere, et postea excerni, neque ali-<text:line-break/>quam partem corporeae fubstantiae foetus fieri. Decepti<text:line-break/>autem funt ex primo de animalium generatione libro,<text:line-break/>quem solum ex quinque legi fle videntur; scripta enim sunt<text:line-break/>in eo haec: Quemadmodum enim diximus, generationis<text:line-break/>principia pariter quis <text:span text:style-name="T50">ft </text:span>aluerit foeminaJn et marem $<text:line-break/>marem quidem, ut qui motus <text:span text:style-name="T50">et </text:span>generationis principium</text:p>
      <text:p text:style-name="P13">habet, foeminam veroj <text:span text:style-name="T50">ut quae </text:span>materiae. Atque'haec<text:line-break/>quidem non longe post principium sunt, inferius. autem<text:line-break/>paulo in eodem libro amplius et haec fcribit: Sed con~~<text:line-break/>tingit <text:span text:style-name="T64">9</text:span> quemadmodum rationi cQnjentaneum eji &gt;<text:line-break/>quam mas quidem formam, exhibet et principium, motus<text:span text:style-name="T64">t<text:line-break/></text:span>foemina vero corpus et materiam, velut in lactis coagu-<text:line-break/>latione corpus quidem lac <text:span text:style-name="T50">eft </text:span><text:span text:style-name="T64">3</text:span> fuccues vero aut coagu-<text:line-break/>lum principium habet coagmentans. Ex his verbis com-<text:line-break/>moli aliqui principium motus femen menstruo exhibere<text:line-break/>putant, et rurfus excerni. Quidam vero non hoc dicere<text:line-break/>ipsimr ajunt, quqd nos omnes, qui physici appellamur,<text:line-break/>putabamus, fed quod foemina materiam folam foetui con-<text:line-break/>cipiendo confert, mas vero tum hanc, tum etiam for-<text:line-break/>mam» Quare quifpiam ex eis vehementer nos deriserit,<text:line-break/>si putaremus, rurfus excerni femen a foemina extrorsum,<text:line-break/>aut intus manens in nihil refolvi. Hoc enim fequi ajunt,<text:line-break/>si putaremus, corpoream substantiam non confundi ac per-</text:p>
      <text:p text:style-name="P13">mifceri materiae foetus. Communem igitur utrisqne de-<text:line-break/>monstrabimus fermonem ex fecundo de animalium gene-<text:line-break/>ratiope, hunc videlicet: Hies confequens eft dubitare ac<text:line-break/>dicere<text:span text:style-name="T64">}</text:span> fi nulla pars inimiffae <text:span text:style-name="T50">in </text:span>fo eminam geniturae<text:line-break/>nafcendum, foetum ingreditur <text:span text:style-name="T64">3</text:span> quo vertitur corporeum<text:line-break/>ipfius &gt; fiquidem per facultatem., quae in ipjb eft, opera-<text:line-break/>tur. Deinde confequenter de anima* et'mente distinctior<text:line-break/>nem faciens, juxta finem ejus dictionis haec fcribit:.<text:line-break/>Caeterum geniturae corpus, in quo fimul dbfcedit femen<text:line-break/>principii animalis, partim quidem feparabile exiftens a<text:line-break/>corpore, quibuscunqiie divinum eft implexum<text:span text:style-name="T52">}</text:span><text:span text:style-name="T50"> </text:span>t&amp;le autem<text:line-break/>eft quae subens appellatur, partim vero infeparabile: ip-<text:line-break/>fam femen geniturae diffolvilur et inflatur, naturam<text:line-break/>habens huiriidam et aquofams Quare jwn opx&gt;rtet quae-<text:line-break/>rere, an. ipjum femper foras exeat, neque uUa pars for-<text:line-break/><text:span text:style-name="T50">mae </text:span><text:span text:style-name="T64">3</text:span> quae confiituitur, exiftat; quemadmodiLm neque de<text:line-break/>fitcco quaerimusqui lac coagulat} nam et <text:span text:style-name="T50">hic </text:span>transtnue-<text:line-break/><text:span text:style-name="T50">tat</text:span><text:span text:style-name="T64">}</text:span> et nuUapars eft molis &gt; quae caagmenlatuer. Hic fer-<text:line-break/>ino utrosque redarguit, ut qui non assequantur' Aristotelis<text:line-break/><text:span text:style-name="T50">i</text:span></text:p>
      <text:p text:style-name="P5">fententiam, tum eos qui putant femper foras excerni ge-<text:line-break/>nituram, tum qui partem fieri foetus. Secundos veru<text:line-break/>privatim redarguit is fermo, qui in . primo deinceps ad<text:line-break/>praefcriptum habetur, cujus principium hoc est:' Sed<text:line-break/>contingit, quemadmodum rationi confenlaneum eft, poft-<text:line-break/>quam quidem mas formam exhibet et principium motus,<text:line-break/>foemina vero corpus <text:span text:style-name="T50">et </text:span>materiam,. In fequeniibus enim<text:line-break/>omnibus demonstrat, quod, velut ex ligno et fabro fit men-<text:line-break/>sa, ex cera autem et forma pila, eodem mpdo ex men-<text:line-break/>struo et motivo ex viro principio constituitur foetus.<text:line-break/>Quapropter neque exccmere aliqua animalia genituram<text:line-break/><text:span text:style-name="T50">» </text:span>inquit, fed distribuere tantum in foeminam animalem ca-<text:line-break/>liditatem, efleque talia quaedam ex intectis, ita ut foe-<text:line-break/>mina quidem articulum in marem demittat, atque, ubi<text:line-break/>per multum tempus commoretur in complexu, corpus<text:line-break/>quidem accipiat niillum, folam vero facultatem forman-<text:line-break/>lem lpeciemque formae ipsi exhibentem.</text:p>
      <text:h text:style-name="P68" text:outline-level="2">Cap. IV.</text:h>
      <text:p text:style-name="P1">Relictis igitur jam nomine tantum Ari-<text:line-break/>stotelicis, et usque adeo ab opere alienis, ut neque quae<text:line-break/>circa primum aut secupdum de generatione animalium<text:line-break/>ab eo scripta sint' fciant, rursius ad ipfum Aristotelem<text:line-break/>progrediamur, qui disselvi et inflari genituram in utero<text:line-break/>dicit Si enim ita eam inflari suspicabimur, quemadmo-<text:line-break/>dum scimus musti liquorem in flatum permutari, ex mi-<text:line-break/>nima liquidae fubstantiae mole plurima aeris moles con-<text:line-break/>stituetur. Apparet autem hoc etiam in ventis, qui ex flu-<text:line-break/>viis expirant, aut stagnis, aut mari, quales sunt, qui si-<text:line-break/>nuales appellantur et pelagii; maximi enim aliquando<text:line-break/>spirant, utpote substantia ipsorum plurima reddita ex mi-<text:line-break/>nima liquoris mole. Quin et subterranei appellati hoc<text:line-break/>idem indicant; disseluta enim acervatim in aerem humi-<text:line-break/>ditate, quae in terra est, hujusmodi venti spirant. Quo-<text:line-break/>modo igitur, si in prima conceptione genitura instatur,<text:line-break/>minores et minus inflati juxta illud tempus uteri ftppa-</text:p>
      <text:p text:style-name="P13">rent, nimirum undequaque exacte foetui obvoluti? Opor-<text:line-break/>tebat enim utique, velut ventrem inflatum videmus in<text:line-break/>molem elevari ac distendi, ita et hos in magnitudinem<text:line-break/>attolli et dolore affici ob distentionem. Atqui non appa-<text:line-break/>ret, hoc ita contingere; funt enim contracti <text:span text:style-name="T50">et </text:span>doloris ex-<text:line-break/>pertes. Et si quis refecare velit animal, quod recens con-<text:line-break/>cepit, videbit uteros exacte geniturae obvolutos. Neque<text:line-break/>vero excerni videtur juxta pudendum muliebre ipfe fla-<text:line-break/>tus, quemadmodum, ubi venter inflatus est, tum ructus,<text:line-break/>tum flatus infra penetrantes ipfum evacuant et tumo-<text:line-break/>rem ejus, contrahunt. Itaque neque minimum habemus<text:line-break/>quod dicamus credibile facere<text:span text:style-name="T50">, </text:span>genituram inflari, non fla-<text:line-break/>tus extra per uteri colium egredientes, non manifestum<text:line-break/>tumorem intus manentem, non distentionem aut dolorem<text:line-break/>fensilem ejus, quae foetus gestare incipit Concedentes<text:line-break/>autem (si <text:span text:style-name="T50">ita </text:span>vis), hunc ipfum geniturae humorem inflari<text:line-break/>et disselvi, atque excidere paulatim et latenter; perscru-</text:p>
      <text:p text:style-name="P13">tabimur juxta rationem ab ipsa rei natura progrediendo,<text:line-break/>utpum in ipsa uteri amplitudine menstruum contineatur,<text:line-break/>et femen acervatim allabens ipfum percutiat, atque exhi- <text:span text:style-name="T50">-<text:line-break/></text:span>bito motuum principio rurfus excernatur juxta uteri col-<text:line-break/>lum, aut eo tempore, quc foemina masiculo coit, per va-<text:line-break/>sa accommodata ad eam rem femini obviam ^veniat, appe- '<text:line-break/>tens suscipere eam quam ex eo assequitur facultatem. Ve-<text:line-break/>rum utrumque abfurdum est. Si enim in ventre uteri<text:line-break/>acervatum ac multo tempore contentum est, non amplius<text:line-break/>utjque sanguis hoc fuerit, fed grumusi Quando enim <text:span text:style-name="T50">ex-<text:line-break/></text:span>ciderit ex vasis sanguis in quodcunque Organum cavum<text:line-break/>in animali, statim fit grumus: quare non ex sanguine,<text:line-break/>fied ex grumo juxta hanc rationem animal producemus,’<text:line-break/>nujlam etiam credibilem occasionem invenire potentes,<text:line-break/>quomodo <text:span text:style-name="T50">- </text:span>folum femen excernatur. Convenientibus enim<text:line-break/>ipsis femel in idem juxta uteri amplitudinem, non potest<text:line-break/>alterum , excerni, alterum manere. <text:span text:style-name="T50">Si . </text:span>vero obviam ve-<text:line-break/>nit femini fanguis, oportet fane hunc occursum et con-</text:p>
      <text:p text:style-name="P13">grefluip ipforum in osculis vasorum fieri. . Verum si hoa<text:line-break/>ita habet, utrum. fu tot partes dividi semen dicemus;<text:line-break/>quot sunt vasoruin tofcula, ita ut ad singula sua pars de-<text:line-break/>veniat, aut cohaerens sibi ipsi permanere? Prius equi-<text:line-break/>dem cum sieminis lentere non cOnsentit, et altera qua-<text:line-break/>piam substantia moderante opus habet, utpote quae et<text:line-break/>dividat ipsum, et ad singula oscula deducaL- Alterum<text:line-break/>vere longe convenientius est feminis substantiae, et tertia<text:line-break/>alia substantia npn habet opus praeter -uteri attractionem<text:line-break/>et seminis ejectionem. Quemadmodum enim venter, ubi<text:line-break/>cibos concupifcit, cum funde fuo ad stomachum recurrit,<text:line-break/>ipfoque stomachc velut manu quadam' utitur, eodem<text:line-break/>modo uterus propter concupiscentiam qualitatis seminis<text:line-break/>obviam venit, totus quidem accurrens ad pudendum,&lt;col-<text:line-break/>lo vero velut stomacho ad similitudinem manus utitur*<text:line-break/>intrudente simul ipfum femen. Itaque, si quando hic sto-<text:line-break/>Inachus debilitetur,' plane ad similitudinem stomachi ven<text:span text:style-name="T49">-τ<text:line-break/></text:span>tris semen attrahere non potest, atque id est, quod ab</text:p>
      <text:p text:style-name="P13">Hippocrate dictum est: Non patejl ftosinachuA ipfius at-,<text:line-break/>trahere .genituram. Verum de his rursus. Si vero<text:line-break/>etiam allabatur vasorum ©siculis femen, et rurfus discedat<text:line-break/>inque aerem resolvatur, quod erit principium foetus?<text:line-break/>Primum equidem caufam invenire oportet elapfus sangui-<text:line-break/>nis semini appropinquantis ex singulis osculis vasorum,<text:line-break/>delude alteram, quae totum in idem coacervet, postea au-<text:line-break/>tem et causam membranae totum hunc fanguinem forin-<text:line-break/>fecus cooperientis. Hoc enim non amplius ex ratione<text:line-break/>tantum, fed exeo, quod apparet, necessitatem habet. Ap-<text:line-break/>paret enim nobis orbiculatim continens conceptum sta-<text:line-break/>tim post piimam conceptionem, sive plurium, sive pau*<text:line-break/>cissimorum sit dierum. Nam et trium et quatuor a prin-<text:line-break/>pjpiO - dierum faepe excidit mulieribus genitura in mem-<text:line-break/>lirana pontenta, quin et ex dissectione animalium id de-<text:line-break/>prehendere licet. Videbis enim manifeste uterum qui-<text:line-break/>dem totum circum femen contractum, membranam vero<text:line-break/>huic obvolutam. Praestat autem Hippocratem audire de</text:p>
      <text:p text:style-name="P13">his dicentem in libro de foetus natura; erudiet enim nos<text:line-break/>fpeculationis certitudine, delectabitque temperando quali-<text:line-break/>cunque dictione narrationem, quo nimirum vehementia<text:line-break/>hujus fermonis paulifper remittetur, et quiefcet cum utili-<text:line-break/>tate delectans, ut deinceps vegetiores redditi alacrius ad<text:line-break/>residuum fermonem contendamus, ltaque jam Hippo cra-<text:line-break/>tem ipfum audiemus. Ut vero ego viderim, genituram,<text:line-break/>Jex dierum exijtentem, enarrabo. 'Mulieris nobis famsum<text:line-break/>liaris famula cantrix magnae aefiimationis ex virorum<text:line-break/>confuetudine erat, quam non conveniebat in, ventre con-<text:line-break/>cipere <text:span text:style-name="T64">3</text:span> ut ne minoris aeftimationis redderetur. Audierat<text:line-break/>auLem cantrix ipfa , qualia mulieres inter fe dicunt su quod,<text:line-break/>quando mulier conceptura eft in ventre, genitura non<text:line-break/>egreditur, Jed intus manet i • auditis autem his atque in-<text:line-break/>tellectis , hoc femper obfervavit, et quum quandoque Jcn-<text:line-break/>tiret genituram non exeuntem, dominae expojuit, et for-<text:line-break/>mo fiatim, ad me pervenit. Ego vero quum audLffem,<text:line-break/>juffi ipfam ad terram, /altare<text:span text:style-name="T50">, </text:span>et pofiquam Jepties jam<text:line-break/>txiltijjet, genitura defluxit in terram, et JlrepUus factus</text:p>
      <text:p text:style-name="P13">eft <text:span text:style-name="T49">&gt; </text:span>atque illa confpecta, <text:span text:style-name="T50">ipfa </text:span>admiratd eft. Qualis au^<text:line-break/>terne erat, ego referam: <text:span text:style-name="T50">pelui fi quis ovo </text:span>crudo externam<text:line-break/>teftam circumcirca <text:span text:style-name="T50">adimat </text:span>± <text:span text:style-name="T50">in interna </text:span>autem membrana<text:line-break/>incluJiLt liqilor <text:span text:style-name="T50">p&amp;Uuceat. </text:span>Haec quidem Hippocrates testa-<text:line-break/>tur de <text:span text:style-name="T50">eo, </text:span>quod intus maneat genitura et quod membra-<text:line-break/>nam habeat,- Apparet autem et in fectionibus animaliuni'<text:line-break/>haec membrana ex utero pendens juxta illas partes, jux-<text:line-break/>ta quas sunt ofcula vasorum, de caetero vero in totum,<text:line-break/>illi quidem fubtenta, non autem coalescens; cohaerens<text:line-break/>enim sibi ipsi femen manens eo tempore, quo ab utero<text:line-break/>attrahitur,- extenditur quidem et dilatatur, omnibus uteri<text:line-break/>partibus aequaliter ipfum appetentibus; propterea vero,<text:line-break/>quod vifcofum est . et'erassium, et calidis corporibus eon-<text:line-break/>versiitur, facile in membranam coalefcit. Quemadmodum<text:line-break/>hoc et in extensis rebus videre est,- nempe his quas pi-<text:line-break/>stores praeparant,- in vafe quodam calido et lato farinam<text:line-break/>moderate liquidam oblinentes, vocantur autem hae liba,<text:line-break/>dulciaria/ crustulaque et placentae. Qualem enim forin-</text:p>
      <text:p text:style-name="P13">fecus pister ex frumento in libis, talem intrinsecus natura<text:line-break/>feminis operatur membranam, femine quidem amplius<text:line-break/>extendi coaeto ob id, quod omnes uteri partes ipsum ap-<text:line-break/>petant, et periclitante etiam in diftentione, ne divellatur,<text:line-break/>imo divulsio saepe, quum liquidius et infirmius exissetis<text:line-break/>a multis partibus fortiter attrahitur. Verum si hoc perpfe-<text:line-break/>tialur, defluit et excidit, atque corrumpiter, continuitate<text:line-break/>cohaerentiae ipsius soluta. <text:span text:style-name="T50">Si </text:span>vero in distentione renita-<text:line-break/>tur, ut ne divellatur, (viscofum autem et multum ac craf-<text:line-break/>fum hujusmodi esse oportet,) e vestigio membranam induit<text:line-break/>fata ejus externa pars, quae uterum contingit; difcedit an-,<text:line-break/>tem ab utero, quemadmodum libum a vafe aereo, neque<text:line-break/>enim potest saeve cum laevi copulari. Et <text:span text:style-name="T50">quod </text:span>maxx-<text:line-break/>mam fermoni fidem facit, ubi aspera est uteri tunica, .ta-<text:line-break/>lis autem est in osculis vasorum, illis folis connectitur.</text:p>
      <text:h text:style-name="P67" text:outline-level="2">Cap. V.</text:h>
      <text:p text:style-name="P1">Vellem autem, relictis jam. apparentibus,<text:line-break/>Aristotelem, interrogare, num prima et communissima ani-r <text:span text:style-name="T50">.</text:span></text:p>
      <text:p text:style-name="P13">malium organa, a quibus omnes partes gubernantur, con-<text:line-break/>cedat etiam ipfe efle venam et arteriam ac nervum.<text:line-break/>Si enim hoc concedet, facile arbitror me ipsi perfua-?<text:line-break/>furum, quod ex femine eorum generatio existit. Exan-<text:line-break/>guia enim funt haec vasorum corpora, ut licet evacuato<text:line-break/>ex eis sanguine videre, et tensionem multam sustinent.<text:line-break/>Equidem nervus evacuatione <text:span text:style-name="T50">ne </text:span>indiget quidem, velut<text:line-break/>arteria et vena; nulla enim fensibus cavitas est in ipsi).<text:line-break/>Haec igitur, o admirande vir, num ex fauguine aut ex<text:line-break/>femine natura formare tibi videtur? Verum, quod non ex<text:line-break/>ipsis sanguine, quemadmodum carnes, est manifestum; ne-<text:line-break/>que enim albus est, neque viscosius, neque adeo crasius<text:line-break/>sanguis humor, ut, dum tenderetur et in fistulae modum<text:line-break/>cavaretur, cohaerens sibi ipsi permanere posset. Si vero<text:line-break/>transmutans ipsum prius natura ex rubro facit album,<text:line-break/>ex liquido craflum, ex non V1SC0S0 viscosum, oblita est<text:line-break/>fane insitorum sibi motuum, de quibus tu ipsi femper te-,<text:line-break/>strmonium praebes, et frustra laborat studens hujusmodi</text:p>
      <text:p text:style-name="P13">parare sanguinem, quale a principio: lrabet ipfum femen.<text:line-break/>Atqui naturam nihil fuustra operari a te ipsia didicimus-:<text:line-break/>igitur neque nunc oblita est circa maximum ipsius ope-<text:line-break/>rnm, neque enim majus operae pretium aut lucrum na-<text:line-break/>lurae aut etiam cuicunque opifici est, quam conveniens<text:line-break/>principium. Hoc itaque non folum dimidium totius (ut<text:line-break/>adagium habet), fed potentia totunie efle etiam ipfe con-<text:line-break/>fiteris sequens in hoc praeceptorem tuum Platonem. Mul-<text:line-break/>to autem magis in naturae operibus principium potentia<text:line-break/>totum' est, quanto fane. maiora omnibus artibus natura<text:line-break/>operatur. Sed non oportet sermonem longius extendere,<text:line-break/>neque externa inducere testimonia adversus Aristotelem<text:line-break/>disputantem, qui adeo multum tribuit principiis a mullis<text:line-break/>neglectis ac damnatis, ut non neget quidem hoc, quod<text:line-break/>femen habeat opificis rationem <text:span text:style-name="T50">ad </text:span>producendum foetum.<text:line-break/>Verum ex ipfo foetum fieri non dicit, fed ex sanguine<text:line-break/>menstruo principium motus a semine "accipiente. Caete-<text:line-break/>rum,^ siquidem sufficiens est una plaga- unusque contactus</text:p>
      <text:p text:style-name="P13">.ex femine iri menstruum factus ad tantam ac talem mo-<text:line-break/>tuum fuccessionem faciendam, ut ex ipsis animal produ-<text:line-break/>catur, opere testaris, quod principium totum essi Nequa-<text:line-break/>quam igitur, o amicissime Aristoteles, tantum crimen lau-<text:line-break/>datae. a te naturae nos praeterire oportet, ut statim in<text:line-break/>principio frustra operetur. Facere namque ipsam et ve-<text:line-break/>nam et arteriam et nervum maxime necessarium est,<text:line-break/>habens autem ad hoc et album et crassem et vifcofum<text:line-break/>humorem, eiicit quidem hunc, ut tu putas, <text:span text:style-name="T50">ex </text:span>sanguine<text:line-break/>vero alium similem gignit.. At vero si fanguis ex se ipfo<text:line-break/>ejusmodi humorem generandi simulque formandi facul-<text:line-break/>tatem habet, femine, non indiget.. Si vero ex illo fa-<text:line-break/>cultatem accipit, quid indiget primum secundo, et quo,<text:line-break/>antequam ilia facultatem- aflumit, ad hoc ministerium uti—<text:line-break/>fur? Oportet enim, aut facultate feminis, aut corporea<text:line-break/>fubstantia contempta, naturam alio pro ipsis uti; verum<text:line-break/>jneufuum reprehendere potest.; Ipfum enim semen faculta-<text:line-break/>tem sanguinis exhibet, et-ex tua adeo sententia fubstan-</text:p>
      <text:p text:style-name="P58">* • - - A</text:p>
      <text:p text:style-name="P13">tiam aptissimam habere apparet ad fumme praecipuorum<text:line-break/>organorum conformationem. Si namque exanguem esse<text:line-break/>horum trium organorum fubstantiam vult natura, habet<text:line-break/>talem materiam ipfam genituram, sive crassam, et talis<text:line-break/>magis quam fanguis existit, sive extendi et in fistulae mo-<text:line-break/>dum cavari, <text:span text:style-name="T50">ac </text:span>quam longissime progredi citra divulsio-<text:line-break/>nem, quidnam ad haec omnia aptius V1SC0S0 reperire<text:line-break/>queat? Omnia igitur, quibus ad horum trium vaforum<text:line-break/>generaliOnem opus habet, feminis substantia complexa<text:line-break/>possidet. Ne igitur ipsum infamia per fermonem notemus,<text:line-break/>quandoquidem neque natura hoc ipfum opere fecit Ne-<text:line-break/>que enim, quod spiritu vitali plenum est, <text:span text:style-name="T50">te </text:span>latet: tu<text:line-break/>enim unus es, qui semen spumae probe assimilastr, multas<text:line-break/>bullas prae parvitate non visibiles singulatim in unum con-<text:line-break/>venientes ipsium operari tradens; tu etiam fabulam non<text:line-break/>reprehendisti, quae Venerem ex ipsio natam esse tradit<text:line-break/>Quid igitur eiicis ex utero ejusmodi principium animalis?<text:line-break/>aut quod organum eo melius naturae dabis, aut ventres,</text:p>
      <text:p text:style-name="P13">aut meatus, aut membranas, aut vafa producturae? In-<text:line-break/>quie.s. .enim utique etiam ipfe, quod alia quidem perforau-<text:line-break/>fur., alia autem inflantur^ • alia dilatantur, alia disteudun-<text:line-break/>tur ex piateria iu. animalis formatione, nisi forte etiam<text:line-break/>hicyaporem fanguinis organum habebis , ut et nunc natu-<text:line-break/>ra quod promptum est eliciens in alio hujusmodi efficien-<text:line-break/>do sit occupata. Quomodo igitur non maxime contrarius<text:line-break/>fiic sermo operibus naturae est, si excerni quidem iu<text:line-break/>aerem disselutum semen dicamus, relinere autem sangui-<text:line-break/>nem menftruum? Quod enim ut alienum excernit singu-<text:line-break/>lis mensibus, hoc ipsum uuuc ei ut familiarissimum tri-<text:line-break/>buimus. Si vero prius quidem alienum, familiare autem<text:line-break/>sit suminis qualitate aiTumpta, ex illo sane hanc fami-<text:line-break/>liaritateni ac sinceritatem acquirit, utpote quod prius ip-<text:line-break/>fam habeat: neque enim distribuere aliquid vicinis possit,<text:line-break/>quod .non prius ipfum ejus particeps esset. Rursus igitur<text:line-break/>hic natura reperitur quod primitus familiare et sincerum<text:line-break/>est ejiciens, quod vero illius particeps est eligens; quau-<text:line-break/>quam neque qualitatem ex femine fu ipfum menstruum</text:p>
      <text:p text:style-name="P13">sanguinem distribuat Aristoteles, sed femper 'principiuhi<text:line-break/>motus concedit sOlum, <text:span text:style-name="T50">tanquam </text:span>qui ad miraculi similitu-<text:span text:style-name="T62">1<text:line-break/></text:span>dinem suae constitutionis supellectilem - intra se confer-<text:line-break/>vet, et ex hoc S0I0, quod tale principium accipit, pluri-<text:span text:style-name="T54">J<text:line-break/></text:span>nio motui sufficiat. Atqui non propter motum, fed ob<text:line-break/>qualitatis familiaritatem et alienationem videre est, fpsalu<text:line-break/>naturam aliud quidenr eligere et continere, aliud vero<text:line-break/>averfaid et proptereaj eiicere. Neque enim etiam iii ven-<text:line-break/>tre quicquam manens videre est eorum, quae non ipsi fa-<text:line-break/>miliaria existuut Quid' autem opus est dicere de ventre<text:line-break/>adeo manifeste aut per vomitum, quod molestum est ipsi,<text:line-break/>ejiciente, aut juxta intestinum idein excernente, quum<text:line-break/>uterum ; videamus similia perficientem ? Demonstratum<text:span text:style-name="T62">1<text:line-break/></text:span>enim est in naturalium facultatum tractatu, quod hic si-<text:line-break/>militer/ ut aliae omnes partes, trahat ac contineat -fami-<text:span text:style-name="T62">!<text:line-break/></text:span>liare, ejiciat vero alienum. Atqui excernit sanguinem<text:line-break/>menstruam ut superfluum: nequaquam igitur continere'<text:line-break/>ipfum potest unquam ut familiarem; non enim est luc utero</text:p>
      <text:p text:style-name="P13">familiaris, <text:span text:style-name="T50">fed </text:span>ipsiim <text:span text:style-name="T50">femen, </text:span>et propter <text:span text:style-name="T50">ea </text:span>cOnceptaculum<text:line-break/>hujus organum natura uterum fecit</text:p>
      <text:h text:style-name="P67" text:outline-level="2">Cap. VI.</text:h>
      <text:p text:style-name="P1">Quantum’ igitur ex femine ipfo uterum<text:line-break/>contingit, hoc statim membrana fit, quemadmodum paulo<text:line-break/>ante est commonstratum. Reliquum vero totum habuit<text:line-break/>quidem et ipsum insitas facultates, attrahentem quidem<text:line-break/>familiaria, per quam attracturum et alteraturum ali-<text:line-break/>mentumque sibi facturum erat, expultricem autem alie-<text:line-break/>norum et fuperfluorum. Habuit praeterea et materias<text:line-break/>familiares , quas attracturum erat ab utero, fangui-<text:line-break/>nem videlicet et fpiritum, per oscula, quibus est con-<text:line-break/>nexum; et sane staec statim a principio per ambien-<text:line-break/>tem membranam nondum duram factam attraxit. Si-<text:line-break/>mul igitur ferebantur, quae ab utero ex vasis attrahun-<text:line-break/>fur, et membrana femper magis fiebat dura, atque ad fi-<text:line-break/>nem quidem penitus jam dura erat et cohaerens, totum-<text:line-break/>que foetum orbi cula tini amplectens: solae vero iliae par-<text:line-break/>tes perforatae erant, per quas materiae ferebantur. Nam,<text:line-break/>attractione nullo tempore quiefcente, manebat femper</text:p>
      <text:p text:style-name="P13">membranae foramen coalefcere non potens ob eam fane<text:line-break/>causam, quod neque aliud quicquam alteri coalescere po-<text:line-break/>test, ubi femper mobilia corpora in medium eorum in-<text:line-break/>terveniunt. Foramen itaque membranae non solum non<text:line-break/>coalescit, fed etiam semper ampliatur pro ratione copiae<text:line-break/>ejus, quod perfluit. Persidit autem semper alimentum non<text:line-break/>femper pari copia, propterea quod neque ipsum, quod<text:line-break/>alitur, femper aequalem magnitudinem fervat, sed crefcit<text:line-break/>assidue augescens, ut necessarium sit juxta proportionem<text:line-break/>augmenti illius materiarum copiam influere, sanguinem qui-<text:line-break/>dem ex venis, spiritum vero cum sanguine tenuium par-<text:line-break/>tium, modico et calido per arterias. . Quin et temporis<text:line-break/>progresse, necessarium est hanc viam in fistulae modum<text:line-break/>cavari et perfectam absolvi ac vas fieri.</text:p>
      <text:h text:style-name="P67" text:outline-level="2">Cap. VII.</text:h>
      <text:p text:style-name="P1">Sed enim non convenit juxta unum<text:line-break/>naturae opus motuum consequentiam enarrando fui pbli-<text:line-break/>visci ac longius a principio abire: regrediamur igitur<text:line-break/>rursus ad illud. Postquam itaque femen ad fundum uteri</text:p>
      <text:p text:style-name="P13">allapsum est, nec potest ipsum <text:span text:style-name="T50">totum </text:span>oblinere, utpote qui<text:line-break/>exortus utrimque velut cornua quaedam habeat; 'natura<text:line-break/>sane etiam ;h<text:span text:style-name="T62">aec a</text:span>lio femine, ipsius foeminae videlicet,<text:line-break/>illevit-, quemadmodum alibi a nobis est demonstratum,<text:line-break/>referetur autem et nunc paulo pcst, ne termonis conti-<text:line-break/>nuitatem diflecemus. In haec etenim cornua, singula ab<text:line-break/>utraque parte existentia, - <text:span text:style-name="T50">vas </text:span>seminale fe ingerit ex- foe-<text:line-break/>minae testibus profectum. Quando igitur fub idem tempus<text:line-break/>foemina simul cum mare femen emiferit, femen per<text:line-break/>utrumque cornu ejectum et in medium uteri fpatium<text:line-break/>delatum simul quidem oblinit vias, simul vero pervenit<text:line-break/>ad masculi femen, ipfumque etiam huic miscetur, et per<text:line-break/>membranas mutuo innectuntur, quas tunc in propria pro-<text:line-break/>fectione ipsum mulieris semen produxit, ut totam genitu- -<text:line-break/>ram amplectens hunc foetui ufum exhiberet, et ut veluti<text:line-break/>alimentum quoddam masiculO semini fieret; tenuius enim<text:line-break/>est ipsiO et frigidius, familiarius vero est omni alio in nu-<text:line-break/>tritiorum. Caeterum ufus, quem dixi praebere ipsi circa</text:p>
      <text:p text:style-name="P13">membranae generationem, diligentiore expositione indi-<text:line-break/>get. (Membranae namque totam genituram amplectenti im-<text:line-break/>plexum dependet primum per ipsam ex cornibus, con-<text:line-break/>necdtur autem rurfus omni reliquo uteri spatio: concupi-<text:line-break/>fcunt enim omnes ipsius partes femen complecti, id vero<text:line-break/>facere non possent, nimirum longius distantes, quam ut<text:line-break/>ipfum contingere queant Quin et post multos dies, au-<text:line-break/>gesicente simul femine, simulque utero semper feipium<text:line-break/>magis obvolvente, alias alia ipsius pars femen apprehen-<text:line-break/>dit. Itaque quum- adhuc mollis sit membrana ipfum con-<text:line-break/>tluens, et vasiorum oscula aperta, apprehendit per ipfa<text:line-break/>uterus membranam, quemadmodum polypi, quaecunque<text:line-break/>per acetabula sua contigerint. Adeo enim sunt oscula<text:line-break/>vascrum polyporum acetabulis similia, ut neque spsa etiam<text:line-break/>aliter appellentur* Verum de hoc] a me absolutius in<text:line-break/>quinto Dissectionis Hippocratis est dictum, ubi redarguo<text:line-break/>ignorantiam eorum, qui hunc virum accusant et putant,</text:p>
      <text:p text:style-name="P13">carnes orbiculatim ofculis vaforum in quibusdam anima-<text:line-break/>lihus- adnafcentes ipfum acetabula sive cotyledones appel-<text:line-break/>lare;- neque enim has ita appellavit. Nam vera acetabu-<text:line-break/>la fines funt vasorum, per <text:span text:style-name="T50">quos </text:span>in singulis mensibus fu-<text:line-break/>perfluum fanguinis ex. toto corpore in uterum derivatur.<text:line-break/>Quodcunque antem horum ofcul.orum femen contigerit,<text:line-break/>id ipfum sibi in alimentum attrahit, nimirum membrana<text:line-break/>ad .fefe perforata, utpote quae mollis adhuc et recens<text:line-break/>coacta exiftit: deinde temporis progresse, velut {antea<text:line-break/>dixi? vas sit absolute concrefcens, simulque uteri vasi si-<text:line-break/>mile redditur. In<text:span text:style-name="T64">;</text:span> promptu porro est tibi circa prae-<text:line-break/>gnantium animalium dissectiones videre externam foetuum<text:line-break/>membranam una cum arteriis et venis. Appellatur autem<text:line-break/>chorium haec, externa membrana, quam pertransieunt ar-<text:line-break/>teriae et venae materias ex utero ad foetum ducentes.<text:line-break/>Alteri autem membranae, quae siirsum ad cornua pertin-<text:line-break/>git, appellatiunem a figura indiderunt. Nam farcimini<text:line-break/>similis existens etiam nomen ab illo deductum possidet,</text:p>
      <text:p text:style-name="P13">ac allondoides appellatur. Usiis autem ipsius foetibus in<text:line-break/>primis quidem diebus is est, quem jam dixi; augescenti-<text:line-break/>bus autem humidis excrementis, ut eorum alteram par-<text:line-break/>tem excipiat. Sed de his paulo post accuratius dicetur.</text:p>
      <text:h text:style-name="P67" text:outline-level="2">Cap. <text:span text:style-name="T59">VIII</text:span>.</text:h>
      <text:p text:style-name="P1">Rursiis autem regredior ad id, quod in<text:line-break/>principio est dilatum. Semen equidem trahit ad se<text:line-break/>per vasa ad uterum pertingentia sanguinem et fpiritum,<text:line-break/>utrumque ad siiam propriam cavitatem. Attrahitur autem<text:line-break/>sanguis simul, velut etiam antea dictum est, cum.spiritu<text:line-break/>per arterias tenuior et calidior, quam qui est in venis<text:line-break/>sanguis, atque ex his sane calidissimum ex visceribus<text:line-break/>producit; alter vero sanguis crassius hepatis speciem ipsi<text:line-break/>constituit,, atque hanc etiam pleraeque venae per chorium<text:line-break/>delatae perficiunt. Arteriae vero ad aliud calidius vificus<text:line-break/>feruntur, quod ob excellentem calorem, velut flamma<text:line-break/>quaedam, moveri non cessat, fed semper vicissim disten-<text:line-break/>ditur et contrahitur. Et venae quidem ac arteriae ma-</text:p>
      <text:p text:style-name="P13">terias in haec viscera deducentes velut radices quaedam<text:line-break/>ipforum existunt. Quae vero in totum foetum protendun-<text:line-break/>tur, truncis similes funt in multos ramos distractis. Ge-<text:line-break/>neratio <text:span text:style-name="T50">autem </text:span>his est ex feminis substantia in fiftulae mo-<text:line-break/>dum cavata. Tertium vero principium, <text:span text:style-name="T50">a </text:span>quo omnes pro-<text:line-break/>ducti limt nervi, generationem ex S0I0 femine habet: In<text:line-break/>permixtione namque ad semen muliebre multae bullae<text:line-break/>ruptae sunt, ex quibus intro et ad profundum fp iri <text:span text:style-name="T50">tus<text:line-break/></text:span>feipfum fervare cupiens cessit; neque enim velut vapor<text:line-break/>erat, sed per se mobile principium animalis; quemad-<text:line-break/>modum <text:span text:style-name="T50">et </text:span>ventriculum sive cavitatem humorem conti-<text:line-break/>nentem plenum spiritus ipsi semini produxit. Qtto ve-<text:line-break/>ro neque etiam inde prompte evacuaretur, firmam <text:span text:style-name="T50">sibi-<text:line-break/></text:span>domum facit, ex liquida feminis fubstantia,- .quae ipfum<text:line-break/>ambit, id, quod ipsi crassius et durius erat, ad externum<text:line-break/>lineamentum detrudendo, quod ipfum <text:span text:style-name="T50">utique </text:span>temporis"<text:line-break/>progresse calefactum et resiccatuln os futurum erat. <text:span text:style-name="T50">Hoc<text:line-break/></text:span>iii principio quidem facultas opifex ac animal formans</text:p>
      <text:p text:style-name="P13">operatur: verum juxta principium nondum apparet prae<text:line-break/>parvitate. Quando vero primum apparere incipiunt, ma-<text:line-break/>xima sunt tria haec, ex vicino inter fe sita et fe mutuo<text:line-break/>contingentia. Principium quidem nervorum futurum,<text:line-break/>quod~cerebrum appellamus, in altiore fede locatum; fub-<text:line-break/>jacent autem ipsi <text:span text:style-name="T64">u</text:span>cor et hepar mutuo fe contingentia.<text:line-break/>ITempore vero progredi ente haec jam dicta tria principia<text:line-break/>longius difparantur, et in te tum, quod eis afformatur,<text:line-break/>animalis coipus germina transmittunt. Spinalem namque<text:line-break/>medullam cerebrum velut truncum quendam producit, cor<text:line-break/>vero maximam arteriam, quam aortam Aristoteles appel-<text:line-break/>lat, hepar vero venam cavam. Et sane apparet statim <text:span text:style-name="T50">a<text:line-break/></text:span>principio simul cum horum generatione circa medullam<text:line-break/>sipina ipfa eo modo, quem paulo ante dixi, firmata, cir-<text:line-break/>cum cerebrum vero calva obducta, et thorax circum cor<text:line-break/>velut ampla quaedam ac firma domus situs. Qui utique<text:line-break/>circa partum non folum domus, fed primum et praecir</text:p>
      <text:p text:style-name="P13">puum respirationis organum futurus erat Haec quidem<text:line-break/>igitur aliquanto posterius fiunt</text:p>
      <text:h text:style-name="P67" text:outline-level="2">Cap. IX.</text:h>
      <text:p text:style-name="P1">Rurfus autem ad primam animalis con-<text:line-break/>stitutionem orationem reducamus, quae ut constans simul-<text:line-break/>que manifesta procedat, universam foetuum fabricam qua-<text:line-break/>tuor tempcribus distinguamus. Primum, in quo in abor-<text:line-break/>tu et dissectionibus seminis idea manet, quO tempore<text:line-break/>neque HippOcrates, qui in omnibus admirabilis est, foe-<text:line-break/>tum vocat eam animalis constrtutiOnem, fed ut nuper<text:line-break/>adeo audivimus in genitura, quae fex jam dierum fuit;<text:line-break/>elapfa. Postquam vero expletus quidem fanguine fuerit<text:line-break/>foetus, cor vero et cerebrum ac hepar adhuc indistin-<text:line-break/>cta funt et infOrmia, sOliditatem tamen jam aliquam et<text:line-break/>magnitudinem memorabilem habent, hoc secundum tem-<text:line-break/>pus erit, carnis autem formam nec amplius feminis re-<text:line-break/>tinet ipsa foetus substantia. Igitur neque genituram am-<text:line-break/>plius hujusmodi speciem Hippocratem appellare reperias,<text:line-break/>fed, ut dictum est, foetum. Tertium deinde tempus est,</text:p>
      <text:p text:style-name="P13">quando tria, ut dictum <text:span text:style-name="T50">est, </text:span>principia manifeste videre li-<text:line-break/>cet, reliquarum vero partium omnium 'designationem per<text:line-break/>lineamenta et quasi adumbrationem; evi dentior em namque<text:line-break/>videbis circa tria principia formationem, obscuriorem ve-<text:line-break/>ro partium circa ventrem, et multo adhuc his obfcurio-<text:line-break/>rem circa artus. Hi enim pofterlus ramos edunt, ut Hip-<text:line-break/>pocrates dixit, proportionem, quam ad ramos habent, per<text:line-break/>hanc appellationem ostendere volens. Quartum denique<text:line-break/>et postremum tempus hoc est, quum jam omnia in artu-<text:line-break/>bus funt plene articulata; et non foetum solum, fed jam<text:line-break/>etiam puerum nominat id, quod in utero conceptum eft;<text:line-break/>admirandus Hippocrates, quando et. pedibus calcitrare<text:line-break/>et velut perfectum animal moveri dicit. Caeterum nihil<text:line-break/>nunc opus habeo foetus velut animalis ' mentionem facere<text:span text:style-name="T49">ϊ<text:line-break/></text:span>velut planta enim omnem tum generationem tum forma-<text:line-break/>tionem a femine habuit, duplexque principium motus<text:line-break/>et formationis statim a principio<text:span text:style-name="T50">, </text:span>quemadmodum ille in-<text:line-break/>dicavitf Qualis enim est radicatio plantis deorfum et in*</text:p>
      <text:p text:style-name="P13">fua terram, talis est foetibus insitio arteriarum et vena-<text:line-break/>rum chorii in uterum. Qualis vero furfum vergens trun-<text:line-break/>cus in plantis, tales sunt in foetibus a tribus principiis<text:line-break/>exortus. Rurfus, quemadmodum plantae duplicem ex<text:line-break/>seminibus habent exortum, furfum quidem truncum et<text:line-break/>ramos usque ad extrema germina producentes, deorsum<text:line-break/>vero radicationem distribuentes, sic et in foetibus mul-<text:line-break/>tisidae funt arteriae et venae, velut trunci quidem in to-<text:line-break/>tum foetum, velut radices vero in uterum desinentes.<text:line-break/>Quapropter justa accufatione Aristotelem accufaverim, non<text:line-break/>solum quod neglexerit, quae negligere ipsum non conve-<text:line-break/>niebat, fed et quod fui ipsius dogmatum oblitus est, et<text:line-break/>Maturae opera diversie exponit, circa plantas et circa<text:line-break/>animalia. Videns itaque, in omnibus plantis femen non<text:line-break/>minus materiale quam opifex feu efficiens principium in<text:line-break/>fe:habere, in animalibus alterum aufert: quanquam hoc<text:line-break/>folum sufficiebat viro circa naturam admirando geniturae</text:p>
      <text:p text:style-name="P13">utilitatem ostendere^ <text:span text:style-name="T50">Si </text:span>enim natura feminis non aliis<text:line-break/>viribus producit plantam, aliis animal, ea, quae fu plan-<text:line-break/>tis vides, ad animalia transfer’, eandem enim proportio-<text:line-break/>nem in utrisque reperiest Indiget namque plantae femen<text:line-break/>terra, ut ex ipfa nutriatur et augefcat; indiget et no-<text:line-break/>sirum femen utero ob easdem caufass Radices sibi ipsi<text:line-break/>generat planta, quibus trahat alimentum ex terra: cho-<text:line-break/>rium itidem vasia, foeluum radices. Producit truncum a<text:line-break/>fe ipsa siemen, et ab ilio ramos, deinde alios rurfus in<text:line-break/>alios ramulos disciflbs, et postea illos rursus fu alios, at-<text:line-break/>que id usque ad extrema germina fieri non cessat* id ip-<text:line-break/>fum etiam hic vides, truncos quidem tres juxta unum-<text:line-break/>quodque principium singulos, utpote arteriam aortam,<text:line-break/>venam cavam, et medullam spinalem; rursiis autem ex<text:line-break/>fiis multos exortus vel <text:span text:style-name="T50">ramos, </text:span>in alios rursiim minores<text:line-break/>ramulos diflectos, deinde illos rursiis in alios, atque hoc<text:line-break/>itidem fieri non <text:span text:style-name="T50">cessat </text:span>usque ad extrema germina. Si<text:line-break/>verO triplicem hanc plantam vides, aut sanguineam, aut</text:p>
      <text:p text:style-name="P13">carnosam, ea gratia non convenit aliud quiddam et non<text:line-break/>plantam ipsam putare; opificem enim eundem ambo ha-<text:line-break/>bent et animam plantae. Verum iliud considera, quod<text:line-break/>haec planta animal futura est, non rejecta, quam a prin-<text:line-break/>cipio habuit, facultate, fed altera infuper acquisita. Ex<text:line-break/>loco autem in locum ipfum transire oportet, ubi persie-<text:line-break/>ctum fuerit et ex utero folutum: at vero hoc facere non<text:line-break/>possit, si frigidum similiter ut arbores fieret, et si organis<text:line-break/>ad ambulandum aptis careret Quo igitur simul moderate<text:line-break/>calidum esset,, in quantum animali calidum esse convenit,<text:line-break/>simulque locos mutare possit, duo principia acquisivit,<text:line-break/>alterum organorum, quae custoditura funt ipsi naturalem<text:line-break/>calorem; alterum eorum, quae sub servitura sunt omnibus,<text:line-break/>ad quas concitatur, actionibus; scd his quidem posterius<text:line-break/>utetur.</text:p>
      <text:h text:style-name="P67" text:outline-level="2">Cap. X.</text:h>
      <text:p text:style-name="P1">Principium autem plantae omnium pri-<text:line-break/>mum .habet, quod non ex fanguine, sed ex ipfo siemine<text:line-break/>arteriam et venam, et nervuni, os item, et membra-</text:p>
      <text:p text:style-name="P13">nam procreet. Haec enim supra habitus sermo exposuit^<text:line-break/>et chorium quidem primum forinfecus ipsi circumdedit,<text:line-break/>ac simul cum ipsij allantoidem membranam fecit, adiu-<text:line-break/>turam quidem, ut dictum est, chorium in materi erum<text:line-break/>attractione, fufcepturam autem conformati animalis uri-<text:line-break/>nam. Necessarium enim erat edam ei quod adhuc in<text:line-break/>utero gestatur animali excrementa generari .tot et talia,<text:line-break/>quot et qualia sunt jam uterp solutis, fed ex his urinam<text:line-break/>et stercus conformalis jam et distinctis partibus, a prin-<text:line-break/>cipio autem statim vaporem a foetu defluentem, qui simi-<text:line-break/>lis est perfectorum animalium sudori; et huic sane ne-<text:line-break/>cefie erat aliquam membranam generari, quemadmodum<text:line-break/>urinae aliantoidem. Et sane jam generata est amnios ap-<text:line-break/>pellata totum foetum orbiculatim amplectens. Allantoide<text:line-break/>namque, quamvis priusquam amnios fuerit generata, ad<text:line-break/>tale ministerium uti natura injustum putavit, simul qui-<text:line-break/>dem propterea, quod tenuis et infirma erat, utpote ex fe-<text:line-break/>rofiore femine generata: oportebat autem membranam</text:p>
      <text:p text:style-name="P13">foetum contenturam crassitiem habere robustam, nt quae<text:line-break/>non folum fudoris vas futura esset, fed et ad fequuturos<text:line-break/>artuum motus renisura: ad hoc vero etiam, quod angu-<text:line-break/>stior erat allaiitoidea, quam ut totum foetum integere pof-<text:line-break/>fet Ut quid igitur ipsum non ampliorem fecit? inferre<text:line-break/>forte -quis possit. Quod sane muliebre femen multo par-<text:line-break/>cius est masculo, dictum mihi etiam antea essi Nequa-<text:line-break/>quam igitur construi poterat ampla simul et longa allan-<text:line-break/>toidea membrana, fed est necessario longa, utpote in<text:line-break/>ambo uteri cornua suspensa; quare ratione simulque ale-<text:line-break/>cessario angusta facta essi Hujusmodi itaque quum sit ipfa,<text:line-break/>et ad hoc tenuis, membranam fane, quae vaporosa defluvia<text:line-break/>susceptura eflet, amplam et crassam mox cum prima geni-<text:line-break/>turae conceptione forinfecus ei natura circumtendit vapo-<text:line-break/>rem emisturae ob calorem. Caeterum reliquarum mem-<text:line-break/>branarum nulla primis diebus necessariam habet* generatio-<text:line-break/>nem ; neque enim fuffecisset ad ipsarum omnium opificium<text:line-break/>leminis substantia. At vero progrediente tempore foetus</text:p>
      <text:p text:style-name="P13">jam factus, quod paulo ante femen erat, nutrimento acce-r<text:line-break/>pto augescebat, et jam magnus! existebat, quando sane dis-<text:line-break/>parari quidem oportebat cor ab hepate, integi vero ipfum<text:line-break/>per se proprio operculo ac velut munimento, circumtendi<text:line-break/>autem et ventri peritonaeum , sublini vero et thoraci mem-<text:line-break/>branam succingentem nominatam. Tunc quoque cere-<text:line-break/>brum operiri oportebat duplici involucro, et medullam<text:line-break/>splualem tum iisdem, tum alio tertio, et omnem foe-<text:line-break/>tum omnia externa lineamenta membranosa accipere, quo<text:line-break/>sint haec ipsi operculum, ut ne a recrementis, quae amvj.<text:line-break/>nios membrana susceptura erat, laederetur; postremum<text:line-break/>vero et cutem generari oportebat, carnosa substantia ipsi<text:line-break/>innutrita. Usa est itaque natura ad omnia haec geniturae<text:line-break/>lentore. Quantum autem in ipfa crassius <text:span text:style-name="T50">et </text:span>magis terreum<text:line-break/>erat, ac minus tractile, ad. ossium regionem delegavit./<text:line-break/>Teium enim foetum jam formaverat, ut quae nunquam<text:line-break/>circa ullam aliquam partem fegnis esset.<text:span text:style-name="T50">r </text:span>Et sane tertium<text:line-break/>uunc foetus tempus appropinquat, in quo natura om?</text:p>
      <text:p text:style-name="P13">nium fubstantiae feminis partium, quasi per lineamenta<text:line-break/>designatione facta, fu articulos exacte digerere atque ab-<text:line-break/>fulvere has partes, tempus habuit. <text:span text:style-name="T50">Simul </text:span>itaque fuperfevit<text:line-break/>et circumfevit omnibus ossibus carnes, simulqne pinguissi-<text:line-break/>mum ex ipsis exugens, terrea illa <text:span text:style-name="T50">et </text:span>arida ac pinguedi-<text:line-break/>nis expertia penitus perfecit. Quantum autem ex ipsis<text:line-break/>viscofum exugens Angulatim traxit, id ipsum in finibus of-<text:line-break/>sium in ligamenta, quibus inter se cohaererent, produxit;<text:line-break/>fecundum longitudinem vero orbicusatim omnem tenues<text:line-break/>membranas praetexit, atque has circumossales appellant,<text:line-break/>quibus carnes fuperfevit. Usa est autem ad ossium opifi-<text:line-break/>cium maxime caloris facultate, penitus adaflans ipfa et<text:line-break/>resiccans. Nam illis hoc commodius erat, ut quae dura<text:line-break/>futura erant, atque ita etiam pinguedo maxime eflluxura<text:line-break/>erat, quemadmodum spuma quaedam ab his, quae fervo-<text:line-break/>rem tolerant. Caeterum ubi ipsis ossibus carnem fuperfe-<text:line-break/>vit prius, quam membranis integeret, ibi minus aridum<text:line-break/>ejusmodi totum os factum essi Extendit autem a circum-<text:line-break/>oflalibus membranis etiam carnibus gracilia opercula;</text:p>
      <text:p text:style-name="P13">quin et nervum in unamquamque ipsarum inductum<text:line-break/>difpersit, ubi prius disselvit in fibras araneorum telis te-<text:line-break/>nuiores. Alteras autem fibras similiter tenues ex ligamen-<text:line-break/>tis inductas et carnibus implicatas invexit, atque ita<text:line-break/>rursus in unum et idem ambo fibrarum genera coegit,<text:line-break/>totum quidem organum, in quo haec fabricavit, musculum<text:line-break/>efficiendo, id vero, ubi fibrae congrediuntur, tendinem.<text:line-break/>Et ligamentorum quidem non mOdicam, ut dixi, partem<text:line-break/>in mufculos indidit, nervorum vero non in hos solum,<text:line-break/>fied et in vifcera omnia similem facit distributionem. Est<text:line-break/>autem et aliud quoddam fibrarum genus tum in ventre,<text:line-break/>tum in intestinis, et utraque vesica, et utero ac corde,<text:line-break/>generationem ex semine habens, quibus velut nexui cui-<text:line-break/>piam totum visceris corpus circa accrevit, generationem<text:line-break/>ex fanguine habens.</text:p>
      <text:h text:style-name="P67" text:outline-level="2">Cap. XI.</text:h>
      <text:p text:style-name="P1">Omnia enim, quae sunt carnosi generis,<text:line-break/>ex sanguine generata sunt; membranosa vero omnia ex<text:line-break/>femine ortum habent Et ob id, quae ex sanguine genera-</text:p>
      <text:p text:style-name="P13">tae funt, si corrumpantur quandoque, facile rnrfum gene-<text:line-break/>rantur, ut quae materiam generationis copiofam habeant,<text:line-break/>quae vero ex femine, aut neque prorsus, aut valde raro<text:line-break/>regenerantur, quanquam efficiens ipsius causa perfectis<text:line-break/>animalibus insit: neque enim reliquit natura animal, ne-<text:line-break/>que oblita est virium sibi insitarum. Quas enim a nullo<text:line-break/>acquisivit, fed ex 'femine habet, eas impossibile est ipsam<text:line-break/>abiicere. Cur igitur, si quis ex corpore nostro pinguedir<text:line-break/>nem . aut carnem amputet, generatur rurfus in loco deper-<text:line-break/>ditae altera pinguedo et caro, arteria vero aut vena, aut<text:line-break/>nervus, aut membrana, aut ligamentum, aut tendo, aut<text:line-break/>cartilago, aut os semel deperdita non amplius regene-<text:line-break/>rantur? et quod mirabilius est, quum aliquod ex his<text:line-break/>fuerit denudatum, ac tectorio opus habuerit et per-<text:line-break/>ductione ad cicatricem, caro quidem circumnascitur<text:line-break/>unicuique praedictorum, simile autem ipsi denudato<text:line-break/>nullo modo amplius innafcitur, neque si ipfa paeO-<text:line-break/>nia pharmaca adhibeantur. Sed propter quid contingit<text:line-break/>hujusmodi? num qucd carnis materia etiamnunc extat,</text:p>
      <text:p text:style-name="P13">illorum vero nullius amplius? itaque putas, quod arteriae<text:line-break/>tunica aut nervi corpus gubernantem ipfum facultatem<text:line-break/>non amplius habeat, talis fubstantiae effectricem, qualem<text:line-break/>ipfum possidet? Atqui, si quid aliud, et hoc naturis inest,<text:line-break/>ut sibi ipsis similia faciant. Quomodo namque alias nutri-<text:line-break/>relur corpus, si ejusmodi facultas non femper ipsi per-<text:line-break/>maneret? Omnino enim defluit aliquid a fubstantia unius-<text:line-break/>cujusque, et ob id opus habet nutriente. Simile autem<text:line-break/>efle oportet id, quOd ex alimento apponitur, ei, quod jam<text:line-break/>exhaustum est et insumptum. Atque hic te tuorum fer-<text:line-break/>monum commonefaciam, amicissime Arisseteles.- Ex duo-<text:line-break/>bus enim alterum necessariumaut in cibis uniuscujusque<text:line-break/>corporis, quOd alitur, partes inferri,<text:span text:style-name="T62">1</text:span> ac delude similibus<text:line-break/>ad similia accedentibus fieri nutritionem, aut alterato jam<text:line-break/>alimentO. Verum piius dogma, similarium videlicet par-<text:line-break/>tium, ipfe redarguisti tanquam non verum, alterum vero,<text:line-break/>quod alterationem proponit, ut verum constituisti. Non<text:line-break/>tamen ex omni in omne similiter transmutationes fieri,</text:p>
      <text:p text:style-name="P13">dicere licet. In id enim, quod naturae ejus, <text:span text:style-name="T50">quod </text:span>transmu-<text:line-break/>tatur, propinquius est, facilis transmutatio est, et ob id<text:line-break/>fanguini facillimum est carnem fieri, difficillimum vero<text:line-break/>membranae et nervo et venae et arteriae et tunicaer<text:line-break/>Primum igitur unumquodque eorum, quae nutriri debent,<text:line-break/>familiarem sibi ex sanguine trahit fuccum, quemadmodum<text:line-break/>Hippocrates fensit, et a <text:span text:style-name="T50">nobis </text:span>alibi fusius demonstratam<text:line-break/>est, .tum de his ipsis, tum qucd aliud crassiore fangulue<text:line-break/>indiget, aliud tenuiore,' aliud calidiore, aliud frigidiore,<text:line-break/>aliud pituitosiore, aliud magis atrabiliario; fed et since-<text:line-break/>riore ac puriore quaedam opus habent, et rurfus alia qui-<text:line-break/>dem puriore, alia vero serosiore et qjiam exactissime ela-<text:line-break/>borato; in quibusdam nihil refert, etiamsi non tale fit<text:line-break/>ipsum, quod nutriens futurum est. Caeterum <text:span text:style-name="T49">ροΑ </text:span>attra-<text:line-break/>ctionem familiaris succi in unamquaxnque particulam id<text:line-break/>quidem, quod attractam est, in multas partes disselutum<text:line-break/>in modum vaporis his, quae ipsum attraxerunt, apponitur,<text:line-break/>ac diuturniori tempore transmutatur, nam et hoc isthic<text:line-break/>abunde est demonstratum. Deinde vero per longi tempo-</text:p>
      <text:p text:style-name="P13">ris moram id, quod hoc attraxit, sibi ipsi unit et assimi-<text:line-break/>lat Nequaquam igitur unaquaeque ‘primarum partium<text:line-break/>animalis a principio quidem ex femine nata esse videtur,<text:line-break/>aliud autem efle ipsarum ultimum et familiarissimum ali-<text:line-break/>mentum.</text:p>
      <text:h text:style-name="P67" text:outline-level="2">Cap. XII.</text:h>
      <text:p text:style-name="P1">Quomodo igitur hoc generetur, facilli-<text:line-break/>mum fuerit nobis brevibus ostendere. Volo autem de-<text:line-break/>monstrationem fermoni apponere, quod huic praefenti<text:line-break/>tractationi familiarissimum existat. Quemadmodum igi-<text:line-break/>tur, quum de ufu' et facultate seminis sermo esset, ab<text:line-break/>evidenter apparentibus incipientes et dicentes, in utero<text:line-break/>manere femenquando concepturum est animal, inde<text:line-break/>conclusionem inferebamus, eodem modo (opinor) etiam<text:line-break/>nunc ab apparentibus in dissectionibus initium facere<text:line-break/>convenit. Apparent igitur arteria et vena in utrumque<text:line-break/>testem non recta yia, sicut in alia omnia, procedere, fed<text:line-break/>multiformiter ad pampinorum vitis aut hederarum simili-'<text:line-break/>tudinem involvi. Unde sane puto etiam ipsis artis disse-</text:p>
      <text:p text:style-name="P13">candi corpora peritis in mentem yenifie , ut aliqui quidem<text:line-break/>hederiformem, aliqui pampiniformem ipfarum naturam<text:line-break/>appellarent. In mullis itaque ejusmodi circumvolutionibus,<text:line-break/>quas faciunt, priusquam ad testiculos perveniant, licet tibi.<text:line-break/><text:span text:style-name="T50">videre </text:span>fanguinem paulatim albefcentem, et ad finem, <text:span text:style-name="T50">posse<text:line-break/>quam </text:span>jam testem contingit vas ipfum, feminis.substantia<text:line-break/><text:span text:style-name="T50">in </text:span>ipsiD manifeste apparet. An vero etiam ex testium<text:line-break/>natura alterationem aliquam assiumat, et alias impossibile<text:line-break/>sit ipfum perfici, in praesens considerare praetermittamus.<text:line-break/>Sequamur autem , si vis, primum Aristotelem , quod testes<text:line-break/><text:span text:style-name="T50">ad feminis </text:span>generationem <text:span text:style-name="T50">nihil </text:span>conferunt: quare non pluri-,<text:line-break/><text:span text:style-name="T50">mum, </text:span>fed totum seminalem humorem tum arteria, tum <text:span text:style-name="T50">ve-<text:line-break/>na </text:span>operantur. <text:span text:style-name="T50">Natura </text:span>itaque est ipsis genitrix feminis, ve-:<text:line-break/><text:span text:style-name="T50">rum </text:span>ex fanguine ipfum generarunt per <text:span text:style-name="T50">multum </text:span>tempus <text:span text:style-name="T50">in.<text:line-break/>eis </text:span>commutato: <text:span text:style-name="T50">hic enim </text:span>est usus obvolutionis. Alteratur<text:line-break/><text:span text:style-name="T50">autem </text:span>utique <text:span text:style-name="T50">sanguis transiens </text:span>in femen. Omne vero alterans<text:line-break/><text:span text:style-name="T50">in luam </text:span>naturam ducit id, quod alteratur, quod sane etiam<text:line-break/><text:span text:style-name="T50">apparet, -Album enim et </text:span>crassem et viscosum est scmen,</text:p>
      <text:p text:style-name="P13">aptum, ut arteriae et venae nutriat ccrrpus.' Videtur porro<text:line-break/>etiam Aristoteles in his nobifcum sentire, quum inquit:<text:line-break/>Contrarium itaque his, quae veteres dicebant, dicendum<text:line-break/>eft. <text:span text:style-name="T50">IUI </text:span>enim ab omni abiens nos vere ad omnst ire a,<text:line-break/>natura aptum <text:span text:style-name="T50">femen </text:span>dicimus s ln eadem sententia haeret<text:line-break/>etiam, quum inquit, Utilis itaque recrementi pars aliqua<text:line-break/>eft ipfum femen, utiliffimum autem eft extremum, et<text:line-break/>ex quo Jane unaquaeque pars generatur. Uude, opinor^<text:line-break/>admirabitur adhuc amplius aliquis ipfum, in primo libro<text:line-break/>de generatione animalium in praescripto quidem fermOne,<text:line-break/>in quo veteribus contradicit, conantem de feminis fub-<text:line-break/>stantia demOnstrare., quod unaquaeque pars ex ipsis gener-<text:line-break/>retur, inferius autem ab ipfo quidem, non autem ex<text:line-break/>ipfc generari tradentem, ex quc enim generatur, fangui-<text:line-break/>nem menstruum id esse.</text:p>
      <text:h text:style-name="P67" text:outline-level="2">Cap<text:span text:style-name="T59">.</text:span> XII<text:span text:style-name="T59">I.</text:span></text:h>
      <text:p text:style-name="P1">fortassis igitur dixerit qnifpiam, magis<text:line-break/>dubium et obfcurum nobis factum esse fermonerm Si<text:line-break/>enim arteriae et venae femen generare possent, cur, am-</text:p>
      <text:p text:style-name="P13">putatis par sibus ipfarum, <text:span text:style-name="T50">non </text:span>alias pro ipsis producunt?<text:line-break/>Duplex autem fuerit et <text:span text:style-name="T50">ad </text:span>hoc responsio: altera quidem,<text:line-break/>quod jam aliqui viderint venas in magnis ulceribus na-<text:line-break/>tas, quemadmodum et nos ipsi tum in aliis quibusdam<text:line-break/>partibus, tum in capite <text:span text:style-name="T50">fatis </text:span>memorabiles et multas;<text:line-break/>altera vero, quam neque refponsionem fortassis appellari<text:line-break/>aliquis permittet, fed vagum excurlum sive explicationem,<text:line-break/>si quis circa dictionem magis est studiofus; referam enim<text:line-break/>caufam, ob quam non mullis visae sunt venae in ulceri-<text:line-break/>bus renatae, sed omnino paucissimis, arteriam vero et<text:line-break/>nervum nemo vidit, neque vel raro cuipiam regenerata.<text:line-break/>Haec quidem igitur paulo post dicemus, ut nihil desit ser-<text:line-break/>moni. His vero, quae ex Aristotele adduxi, prius finem<text:line-break/>imponere volo, nimirum quod testes ad feminis genera-<text:line-break/>tionem inutiles esse pronunciavite Ut enim hoc ita sta-<text:line-break/>tuat, venae et arteriae generationem ipsius concedit, eis<text:line-break/>videlicet, quae in testes deferuntur. Non autem, quod his<text:line-break/>quidem natura 'insit generandi seminis, aliis vero non in-</text:p>
      <text:p text:style-name="P13">sit; verum <text:span text:style-name="T50">si </text:span>etiam in alio quopiam animalis loco arteria<text:line-break/>et venasi militer essent involutae, etiam juxta illum ipsum<text:line-break/>hujusmodi humor appareret. Si itaque generant, etiam<text:line-break/>nutriuntur ab ipso; fed nutritio et generatio nihil simile<text:line-break/>habent ad id, quod ita est exhaustum et consumptum, et<text:line-break/>pars fuit id, quod confumptum est, eorum, quae nutriuntur-<text:line-break/>Nutritio partes generat eorum, quae nutriuntur; fed non<text:line-break/>ex alia materia generatum est totum vas, ex alia nunc<text:line-break/>ipsius generantur partes. Manifestum igitur est, qnod, si-<text:line-break/>quidem ex feminali humore nutritur, ex ejusmodi etiam<text:line-break/>in principio fuit generatum. Et ad Aristotelem quidem<text:line-break/>sufficit hic sermo. Repetamus autem, quod dicere distuli-<text:line-break/>mus, primum quidem, quod vena raro visa est regenerata,<text:line-break/>deinde, quod reliquorum nullum visum essi Vas namque,<text:line-break/>quod praeexistenti venae innutritur, (huic enim cohaeret,)<text:line-break/>non in omni corporis natura largam et copiofam mate-<text:line-break/>riam ad generationem habet. Si itaque neque caro prae-<text:line-break/>occupaverit in ofculo praecisae venae orbiculatim ena-<text:line-break/>fcens, neque larga materia humoris destituetur, poterit</text:p>
      <text:p text:style-name="P13">utique regenerari. Oportet igitur simul robustissimam re-<text:line-break/>periri in praecisis venis facultatem: haec enim est opi-<text:line-break/>fex ejus, quae innafcitur<text:span text:style-name="T50">: </text:span>simul autem et materiam femi-<text:line-break/>nalem tantam, ut ne <text:span text:style-name="T50">a </text:span>praeoccupante carne, quae excre-<text:line-break/>fcere solet, ofeulum claudatur. Rarissime autem contingit<text:line-break/>ambo haec simul in unum concurrere. <text:span text:style-name="T50">Si </text:span>itaque in'vena,<text:line-break/>quae simplicem et tenuem tunicam habet, rara est gene-<text:line-break/>ratio, nihil utique mirum est in arteria, quae siextuplam<text:line-break/>refpectu venae crassitiem habet, non rarum, fed impossi-<text:line-break/>bile esse generari, propterea quod et tantae materiae prae-<text:line-break/>paratio impossibilis extet. Sic autem et singula alia,<text:line-break/>quae ex femine generationem habent, ob largae materiae<text:line-break/>penuriam rursus non nafcunlur. Tantum enim nullibi<text:line-break/>acervatim contentum ienien reperire licet, quantum<text:line-break/>unumquodque eorum, quae deperdita sunt, indiget ad ge-<text:line-break/>nerationem. Quin et quum , per multum tempus coacer-<text:line-break/>vari poflet, a praeeccupante carne generatione impeditur.<text:line-break/>Verum juxta primam ex femine generationem coacer-</text:p>
      <text:p text:style-name="P13">vatus adhuc est humor, ex quo vasa ipsa formantur. Opi-<text:line-break/>fex autem ipsius duplex est, tum facultas quae in ipfo<text:line-break/>femine est, tum quae <text:span text:style-name="T50">in </text:span>uteri vasis, quibus allapfum essi<text:line-break/>In ulceribus namque ob largae materiae inOpiam tantus<text:line-break/>opifex nobis otiofus erat, in generatione vero animalis<text:line-break/>in utero larga erat materia, et adest ipsi opifex' alius,<text:line-break/>non folum tangens materiam, sed <text:span text:style-name="T50">et </text:span>per tOtam ipsam<text:line-break/>perambulans. Nihil itaque mirum est prima naturae <text:span text:style-name="T49">οτ-<text:line-break/></text:span>gana velociter in foetibus formari tum ob materiae co-<text:line-break/>piam simulque praestantiam, tum ob opificum ipforum<text:line-break/>circa actionem efficaciam.</text:p>
      <text:h text:style-name="P67" text:outline-level="2">Cap. XIV.</text:h>
      <text:p text:style-name="P1">Quando vero et de his jam demonstra-<text:line-break/>tum est, ad id quod restat ex dilatis prOgrediar. Ad<text:line-break/>Aristotelem equidem expeditissimus sermo fuit testes fe-<text:line-break/>minis generatione privantem. Si enim ilii non gene-<text:line-break/>rant ipsiim, manifestum est, quod arteria et vena. Verum<text:line-break/>non convenit Aristotelis ignorantiam pro refugio habere,<text:line-break/>et tantum dogma non demonstratam relinquere, ne forte</text:p>
      <text:p text:style-name="P13">adversarius quifpiam exprobret nobis<text:span text:style-name="T50">, </text:span>quod simulemus qui-<text:line-break/>dem nos veritatem amare, arripiamus autem sermones<text:line-break/>magis, quam demonstremus. Non etenim, si Aristoteles,<text:line-break/>ignoravit' testium facultatem, Ob id etiam nos convenit<text:line-break/>vasis pampiniformibus Omnem permittere seminis genera-<text:line-break/>tionem. Atque ego siane fatear, me pudore confundi, si<text:line-break/>ipsis omnem permitterem. Verum hoc quidem prompte,<text:line-break/>in Aristotelis gratiam arripui, ut ne mihi longior adver-<text:line-break/>sius ipfum sermo extenderetur. Redeo autem rursus ad<text:line-break/>eos, qui putant, omne semen <text:span text:style-name="T50">a </text:span>testibus generari, ac pri-<text:line-break/>mum quidem interrogo: Quidnam tandem in vasis, quae<text:line-break/>ad ipfos deferuntur, superne apparet contentum, siquidem<text:line-break/>solorum testium opus est, Quemadmodum enim in ventre<text:line-break/>ac intestinis sanguinem reperire non datur, propterea quod<text:line-break/>nihil in totum ad generationem ipsius conferunt, sic ne-<text:line-break/>que in. ipsis vasis semen fuerit; utpcte nihil adiuvantibus<text:line-break/>ejus generationem. Sequitur autem, ut obvolutionis quae-<text:line-break/>ram ufuni. Possibile enim, opinor, erat-dicere, melius</text:p>
      <text:p text:style-name="P13">et facilius esse, ut vasa citra hujusmodi in ipsis materiam<text:line-break/>recta ad testiculos procederent, si mortuas et alterare<text:line-break/>nequeuntes vaforum tunicas statuunt, utpote quae mate-<text:line-break/>riam multo tempore in eis verfatam alterare non possint,<text:line-break/>aut si concedunt quidem hoc et secundum fui ipforum<text:line-break/>naturam eas alterationem facere volunt: verum et hoc<text:line-break/>adhuc abfurdius est et simile, velut si quis ignem frigi-<text:line-break/>dum <text:span text:style-name="T50">esse </text:span>dicat et calefacere. Nihil enim aliud est per-<text:line-break/>mutatio et alteratio fecundum qualitatem, quam assimila-<text:line-break/><text:span text:style-name="T64">c</text:span>tio patientis ad ipfum efficiens. Atqui si etiam hoc con-<text:line-break/>cedatur, cratium et viscosum ac album efficient id, quod<text:line-break/>alteratur, quod nihil aliud est, quam feminis ipsis deferre<text:line-break/>generationem. Atque hactenus quidem de his.</text:p>
      <text:h text:style-name="P67" text:outline-level="2">Cap. XV.</text:h>
      <text:p text:style-name="P1">Jam-vero alteram sermonis partem per-<text:line-break/>curramus, quandoquidem et medicis quibusdam visum<text:line-break/>est, testes nihil ad seminis generationem conserre, et<text:line-break/>plurimi fane etiam probabiles demonstrationes invenerunt/<text:line-break/>ac interrogantibus causam reddunt. Atqui non magis ipsis</text:p>
      <text:p text:style-name="P13">calefactis quam perfrigeratis caufa vera contingat, si nihil<text:line-break/><text:span text:style-name="T50">conserunt </text:span>ad’ seminis generationem. Verum' <text:span text:style-name="T50">refponsior<text:line-break/>num aliquas </text:span>Aristoteles primum dixit, <text:span text:style-name="T50">verbi </text:span>gratia, <text:span text:style-name="T50">quod<text:line-break/>testes </text:span>ejusmodi ufum seminalibus vasis, exhibent, qualem<text:line-break/>lapides appensi circa rectas foeminarum telas: trahentes<text:line-break/><text:span text:style-name="T50">enim </text:span>ipsas deorfum augent reduplicationem <text:span text:style-name="T50">; * </text:span>quam ille<text:line-break/>ad <text:span text:style-name="T50">hoc utilem existere </text:span>dicit, ut seminalis recrementi <text:span text:style-name="T50">mo-<text:line-break/>tos stabilior reddatur: ubi </text:span>vero <text:span text:style-name="T50">(ut ille </text:span>inquit) ablati <text:span text:style-name="T50">siint<text:line-break/>testes, vasa </text:span>ipsa <text:span text:style-name="T50">retrahuntur; </text:span>at <text:span text:style-name="T50">certe, </text:span>quum perfrigerati<text:line-break/><text:span text:style-name="T50">sunt vehementer, steriles </text:span>et non' generantes reddunt,<text:line-break/><text:span text:style-name="T50">quamvis </text:span>adhuc detrahe repossipt <text:span text:style-name="T50">Cur </text:span>igitur, tandem dicit<text:line-break/>etiam, quod seminalium vasiOrum perfrigeratio, non ipfor<text:line-break/><text:span text:style-name="T50">rum testium, </text:span>causa <text:span text:style-name="T50">est </text:span>sterilitatis? <text:span text:style-name="T50">Cur </text:span>igitur, ubi <text:span text:style-name="T50">hi sunt<text:line-break/>contusi, </text:span>steriles faciunt? .quia etiam seminalia <text:span text:style-name="T50">vasa (in-<text:line-break/>quit); simul cum eis </text:span>contunduntur. Cur, ubi sunt in<text:line-break/><text:span text:style-name="T50">fcirrhum indurati? </text:span>quod etiam ilia <text:span text:style-name="T50">simul </text:span>indurantur. <text:span text:style-name="T50">Et<text:line-break/>in totum, </text:span>quodcunque tandem quis protulerit affectus <text:span text:style-name="T50">ge^<text:line-break/>pus, </text:span>quod testium sterilitatem <text:span text:style-name="T50">facit, ex illo </text:span>etiam vafa<text:line-break/><text:span text:style-name="T50">fcminalia </text:span>participare <text:span text:style-name="T50">ait </text:span>Praestiterit <text:span text:style-name="T50">igitur fortassis al-</text:span></text:p>
      <text:p text:style-name="P13">tius} rem repetere atque de feminalium organorum con-<text:line-break/>strtntione prius exacte transigere, citra quorum cognitio-<text:line-break/>nem neque intelligi queant, quae referentur. Arteria ita-<text:line-break/>que et vena a vasis circa spinam progredientes per illa<text:line-break/>deorfum feruntur, donec perveniant ad epididymidem<text:line-break/>appeliatam. Est autem haec pars animalis juxta caput<text:line-break/>testiculi incumbens, ut et nomen demonstrat, et fistulae<text:line-break/>multae ex ipfa in testem perveniunt feminalis humoris<text:line-break/>plenae. Huic epididymidi et arteria et vena adnatae sunt<text:line-break/>-circa paulo ante relatam obvolutionem, et parvam quan-<text:line-break/>dam a fe ipsis distributionem ipsi exhibent, priusquam in<text:line-break/>teftem inserantur. At vero et feminalis meatus, quem<text:line-break/>aliqui varicosum adslitem appellant, inde genituram hau-<text:line-break/>riens ad pudendi exortum subvehit. Et ob id puto etiam<text:line-break/>Herophilum existimasse, eum nihil adeo magnum coope-<text:line-break/>rari ad feminis generationem. Quousque enim intra illa<text:line-break/>funt arteria et vena, simul cum aliis omnibus visceribus</text:p>
      <text:p text:style-name="P13">communi omnibus operculo peritonaeo appellato integun-<text:line-break/>tur; hinc vero peritonaeum utrinque memorabili forami-<text:line-break/>ne perforatum est, et meatus ab ipfO fit maximus ad te-<text:line-break/>stes defcendens. In hoc meatu et vaforum obvolutio ge-<text:line-break/>neratur, et vas feminale ex epididymide enafcens ad ilia<text:line-break/>afcendit, contingens quidem juxta exortum ipfum testicu-<text:line-break/>lum, non tamen ex ipsc generationem habens. Jam vero<text:line-break/>rursus altius repetens et animum diligentius fermoni<text:line-break/>advertens juxta uirumque meatum velut. fistulam quan-<text:line-break/>dam arteriam cum vena defcendentem reperias, asisen-<text:line-break/>dens vero seminale vas. lude vero rursum non amplius<text:line-break/>extra pubis ossa, fed per profundum et supra ipfa in de-<text:line-break/>clive fertur, donec ad vesicae perveniat collum, cui con-<text:line-break/>tinentei? cohaeret ipfum pudendum. Evidenter itaque<text:line-break/>manifestum est ei, qui dicta per dissectionem consideravit,<text:line-break/>qucd vas seminale propterea, quod longissimum factum<text:line-break/>est, tantam viam circumcurrit; si enim extreme breve</text:p>
      <text:p text:style-name="P13">esset, ab epididymide recta ad collum vesicae perveniret;<text:line-break/>et sane, .si intra peritonaeum testiculi siti essent vasis fe-<text:line-break/>minalis dimidia pars perderetur,- et arteriae itemque ve-<text:line-break/>nae. obvolutio. Quo igitur* haec fieret, et vas feminale<text:line-break/>augesceret, natura et peritonaei meatum secuit, et testes,<text:line-break/>insca locavit. Contingit enim ita fanguinem in vasis mo-<text:line-break/>rantem concoqui et in grumos cogi, et vas feminale<text:line-break/>longissimum fieri, quo amplius eiaculefur circa unam<text:line-break/>actionem femen, et ob hoc ipsiim utique varicosius<text:line-break/>fecit ipsiim juxta vesicae collum, unde sane et np-<text:line-break/>men ipsi inditum est varicosi adstitis. S.i quis igitur<text:line-break/>haec viderit, admirabitur viros, quibus vifum. est, te-<text:line-break/>stes a natura ea gratia productos esse, ut seminalia<text:line-break/>organa deorsum traherent Utrum enim volunt, num<text:line-break/>ut ea, quae obvolvi praestabat, recta propedant, an ut<text:line-break/>adsi:es varicosus? Moror autem hic fortassis non necessario,<text:line-break/>quum maximum habeam testimonium ex animalibus., quae<text:line-break/>lutra peritonaeum testiculos habent, quemadmodum sunt</text:p>
      <text:p text:style-name="P13">et aves. Non enim utique et his dixerit quispiam eos<text:line-break/>e vasis feminalibus appenfOs essa, velut lapides stamini-<text:line-break/>bus telarum, utpote quum altius in ipsis sita sint femina-<text:line-break/>ria vafa. <text:span text:style-name="T50">Fortassis </text:span>igitur perturbat, quod paulo ante di-<text:line-break/>ctum est, quod vasis seminalis memorabilem longitudinem<text:line-break/>esse oporteat; videtur enim situs <text:span text:style-name="T50">intra peritonaeum di-<text:line-break/></text:span>midiam <text:span text:style-name="T50">ipsius partem </text:span>abstulisse, eam <text:span text:style-name="T50">nimirum,- quae cum<text:line-break/></text:span>varicosis vasis <text:span text:style-name="T50">ad testem </text:span>deferebatur. <text:span text:style-name="T50">Verum si </text:span>didiceris,<text:line-break/>haec animalia tum testes habere sieptum-transversum con-<text:line-break/>tingentes, tum seminales meatus amplissimos, in promptu<text:line-break/>est solutio <text:span text:style-name="T50">haesitationis; </text:span>nam intervallum, <text:span text:style-name="T50">qncd </text:span>a septo<text:line-break/>transverfo interjacet, magnum est <text:span text:style-name="T50">et </text:span>locus calidus.<text:line-break/>Quare, quantum ex longa vaforum <text:span text:style-name="T50">obvolutione </text:span>et ex sie-<text:line-break/>minalium <text:span text:style-name="T50">meatuum longitudine </text:span>feminis <text:span text:style-name="T50">copia </text:span>in <text:span text:style-name="T50">nobis<text:line-break/></text:span>augefcit, <text:span text:style-name="T50">tantum in illis </text:span>ex <text:span text:style-name="T50">meaLuum amplitudine </text:span>et <text:span text:style-name="T50">te-<text:line-break/></text:span>sticulorum situ. <text:span text:style-name="T50">Seminales </text:span>enim meatus <text:span text:style-name="T50">tanto </text:span>plus <text:span text:style-name="T49">ροΐ-<text:line-break/></text:span>sident <text:span text:style-name="T50">amplitudinis, quantum longitudine destituuntur.<text:line-break/></text:span>Situs vero testium <text:span text:style-name="T50">in </text:span>alto factus <text:span text:style-name="T50">propter </text:span>distantiam va-</text:p>
      <text:p text:style-name="P13">sis feminalis memOrabilem longitudinem praebuit, pro-<text:line-break/>pter vifcerum vero calidissimorum vicinitatem non pa-<text:line-break/>rum ad generationis velocitatem femini contulit. Sed<text:line-break/>haec quidem ex abundantia. Caeterum illorum fermo<text:line-break/>1 ifficienter redargutus est, S0I0 situ testium convictus non<text:line-break/>minus quam per ea, quae antea dixi. Redargui autem<text:line-break/>possit vel,maxime etiam per haec. Oportet enim jam nos<text:line-break/>commemorare, quod omnes fere tum medici tum natura-<text:line-break/>les philofophi de ufu et facultate testium ignorantes ne-<text:line-break/>gligunt, quod in his, quibus hi execti funt citra epidi-<text:line-break/>dymidis contactum, nihil patitur vas seminarium. De-<text:line-break/>perit autem. animalibus non solum seminis emissio, (refu-<text:line-break/>gium enim erat hoc his, qui rebus venereis abstinere vo-<text:line-break/>lunt,) fied et virilitas et (ut ita dicam) mascula natura.<text:line-break/>Sic vero etiam, si animalis foeminae testiculos excindas,<text:line-break/>neque libidine concitatur unquam tale animal, neque<text:line-break/>marem admittit venereae communiOnis gratia, perdit-<text:line-break/>que (si ita dicere licet) foemineam naturam. • ltaque</text:p>
      <text:p text:style-name="P13">foeminas sues apud nos castrant, non solum in Asia, fed<text:line-break/>etiam in gentibus fupra Asiam silis usque ad Cappado-<text:line-break/>ciam, atque fiunt omnes eunuchis ac castratis mafcidis<text:line-break/>similes, uberius alimentum accipientes et pingues, fua-<text:line-break/>vioremque carnem reliquis foeminis habent, quemadmo-<text:line-break/>dum et mares maribus. Non tamen similiter periculo<text:line-break/>vacans ablatio testium foeminarum est.propter locum, in<text:line-break/>quo funt siti. Lateribus enim uteri ab utraque parte sin-<text:line-break/>guli adjacent, arteriam quidem et venam, velut hi qui<text:line-break/>in mafculis sunt, pampiniformi ter sibi ipsis inserta acci-<text:line-break/>pientes, vas vero seminale ad utrumque cornu finiens.<text:line-break/>Necessarium igitur est utrumque latus diffindere, si quis<text:line-break/>excludere velit, atque in hoc fane majus periculum' est,<text:line-break/>quam in maribus. Hanc igitur, quae tanta est in testicu-<text:line-break/>lis, facultatem haud fcio quomodo omnes neglexerint,<text:line-break/>et an conferant aut non conferant femini, quaerunt.<text:line-break/>Deinde alii quidem extreme erraverunt, ut et hoc ab<text:line-break/>JpsiS. abstulerint;, quidam vero generari quidem ab ipsis</text:p>
      <text:p text:style-name="P13">femen dixerunt, quid vero accidat omni animali, ob<text:line-break/>quod frigidius et debilius redditur castratum, quaerere<text:line-break/>.reliquerunt. Verum si feminis emissio sola et nihil aliud<text:line-break/>testibus ablatis deperit, propterea quod simul divellitur<text:line-break/>(ut illi inquiunt) vas seminale, nnum utique folum obO-<text:line-break/>riretur ex sectione ipforum detrimentum, nimirum pue-<text:line-break/>ros generare non posse. Tanquam igitur puerorum nulli<text:line-break/>cura sit, fied sive athleta certamina magis suscipere stu-<text:line-break/>deat, sive aliquid aliud hujusmodi exercitium obeat, hnia<text:line-break/>fane caste vivere bonum esse novimus, atque quum hoc<text:line-break/>non adsit ipsi ex testium sectione, opportuuum utique no-<text:line-break/>bis fuerit eorum, qui Olympia exercent, testiculos exfecare,<text:line-break/>ut qui non solum puerorum generationis curam nullam<text:line-break/>habeant, fed et oninedi quancunque aliam corporis par-<text:line-break/>tem prompte victoriae gratia projecturi sint Verum<text:line-break/>feclio non tuta est adeo, utpote quae simul cum testibus<text:line-break/>robur totius coiporis excindat, aut si non cum testibus<text:line-break/>robur, fed cum feminariis meatibus, ut fortassis iliorum</text:p>
      <text:p text:style-name="P13">aliquis dixerit, considerare et hoc oportebat secundum<text:line-break/>quem modum fiat, et quidem quum neuter horum excin-<text:line-break/>datur, sied solum a testibus divellantur. Quare rationi<text:line-break/>consentaneum est, non propter manentem adhuc et ferva-<text:line-break/>tam, fed-propter penitus perditam ex animali partem<text:line-break/>virilitatem <text:span text:style-name="T50">et </text:span>robur perire. Itaque videntur tibi, quem-<text:line-break/>admodum lapides telis, sic testes seminariis vasis appositi<text:line-break/>esse?* Sed nunquid prope ad <text:span text:style-name="T50">ufum </text:span>ipsius cordis accedere?<text:line-break/>Perfrigerantur itaque, qui <text:span text:style-name="T50">ipfos perdiderunt, </text:span>nimirum <text:span text:style-name="T50">al-<text:line-break/></text:span>tero insiti caloris principio privati, et concidit ipsis <text:span text:style-name="T50">om-<text:line-break/></text:span>'ne robur, tanquam qui jam senes facti <text:span text:style-name="T50">essent, neque<text:line-break/></text:span>•ampla est vena, neque floridus fanguis, <text:span text:style-name="T50">et </text:span>arteriae <text:span text:style-name="T50">parum<text:line-break/></text:span>et debiliter pulsant, velut senibus. Quare et <text:span text:style-name="T50">roboris<text:line-break/></text:span>principium funt animalibus, et multulu calorem irrigant<text:line-break/>ac affundunt toti <text:span text:style-name="T50">corpori; et </text:span>ob id <text:span text:style-name="T50">ipsis privati depiles<text:line-break/></text:span>non circa mentum folum; sad circa universum corpus<text:line-break/>fiunt, parvasque, <text:span text:style-name="T50">ut dictum est, venas habent, </text:span>quemad-<text:line-break/>modum mulieres, neque rem vencream <text:span text:style-name="T50">appetunt, , ut </text:span>qui</text:p>
      <text:p text:style-name="P13">aliud quiddpm magis quam animal existanL Quare hac<text:line-break/>parte testes etiam ipso corde praestantiores fiunt, nempe<text:line-break/>qui nltra hcc,' quod calorem .ac robur animalibus exhi-<text:line-break/>bent, amplius etiam generi, conservando praesunt. His<text:line-break/>igitur et tantis praeteritis et neglectis, philosophi et.me-<text:line-break/>dici, qui ante me fuerunt, de parvis ac vilibus litigant,<text:line-break/>quaerentes, an testes ad seminis generationem cpnfe-<text:line-break/>rant. Nos itaque rursus repetito de ipsis sermone dica-<text:line-break/>mus; quod supra ea, quae jam relata sunt, etiam adhuc<text:line-break/>illa non modica signa sunt, quod per ipfos testes totum<text:line-break/>corpus . alteretur. Non solum enim fuavior est .caro ca-<text:line-break/>firatarum victimaruni, insuavior autem non, .fectarum,<text:line-break/>fed et qualitas ipsa carnium simile quiddam testiculorum<text:line-break/>qualitati habet, grane et virosiim, ut ita dicam, usque<text:line-break/>etiam ad similitudinem odoris. Itaque alios quosdam<text:line-break/>haec ignorasse nihil mirum est; Aristotelem vero minime<text:line-break/>conveniebat, qui ipse adeo nobis saepe dixit, quod par-<text:line-break/>yae partes maximarum alteratiopum toti corpori caufae</text:p>
      <text:p text:style-name="P13">existant. Hod enim ilium solum apponere conveniebat,<text:line-break/>siquidem ablata aliqua parte totum animal alteratur, cau-<text:line-break/>fa alterationis est ipsa pars, non utique ejusdem, tum ab<text:line-break/>animali ablata, tum praefens: sed, si quidem ablata persci-<text:line-break/>gerat, praefens utique calfaciebat; si vero debile reddit;<text:line-break/>roboris utique principium erat. Eodem autem modo, si ab-<text:line-break/>fecta appetentiam coeundi aufert, ex ilia sane generis SUC-<text:line-break/>cessio animalibus contingebat. Hoc quidem tertium neque<text:line-break/>cor ipfum exhibere potest; quare illud quidem vivendi S0-<text:line-break/>lum,. testes vero bene vivendi fuerint principium. Quan-<text:line-break/>to autem melius est bene vivere, quam simpliciter et fo-<text:line-break/>lum vivere, tanto funt in animalibus testes corde prae-<text:line-break/>stantiores. Justum igitur erat ipsos lapidibus assimilare,<text:line-break/>qui filis dependent inter texendum, et qui fola gravitate <text:span text:style-name="T50">*<text:line-break/></text:span>utiles existunt? Quae igitur existit causia., ob quam execti<text:line-break/>simul totum animalis robur rescindunt? Oportebat equi-<text:line-break/>dem maximum quoddam problema Aristotelem fecisse in<text:line-break/>primo de animalium generatione, ubi ufum eorum <text:span text:style-name="T49">βχρο-</text:span></text:p>
      <text:p text:style-name="P13">nens propter confervandam feminalium vafotum reda-<text:line-break/>plicationem. testes a natura productos tradit. Exiguum<text:line-break/>enim hoc est; at vero omnis animalium roboris princi-<text:line-break/>pium in ipsis apparet, atque hoc erat vel maxime ne-<text:line-break/>cessarium scifcitari luter ea, quae de testiculorum usu<text:line-break/>investigantur. Verum quum id ipfe omiferit, atque ejus<text:line-break/>in primo nullam fecerit mentionem, in quinto praeter<text:line-break/>institutum, quando de voce acuta et gravi fermonem fa-<text:line-break/>cit, ostendere conatur, quomodo testibus exectis debi-<text:line-break/>lius circa actiones ipfum cor reddatur. Habet autem<text:line-break/>fermo ejus hoc modo: Omnia autem execta in muliero-<text:line-break/>Jltatem mutantur <text:span text:style-name="T64">&gt;</text:span> et propter remiffionem <text:span text:style-name="T50">nerpofi </text:span>roboris<text:line-break/>in principi® fimilem foeminis vocem, edunt, Remijjio<text:line-break/>autem fimillter fit, velui fi quis demijjam chordam deor-<text:line-break/>fum extentam faceret per ponderis aticujus appenfio-<text:line-break/>nem, quemadmodum quae telas texunt <text:span text:style-name="T50">facere </text:span>Jvient;<text:line-break/>nam et hae deorfum fiaminibus demijjis ponderojbs la-<text:line-break/>pides appendunt. Sic enim et tefliculorum natura ap~</text:p>
      <text:p text:style-name="P13">penja eft ad feminarios meatus<text:span text:style-name="T64">}</text:span> hi vere ex vena, cujus<text:line-break/>principium efl in corde. Hic quidem est AristOtelis fer-<text:line-break/>mo. Attendamus autem ipsi jam dicto capitulo circa<text:line-break/>finem, qucd tOtam praedicti sermOnis fummam compen-<text:line-break/>dito comprehendit. Ob id enim, inquit, in castratiOni-<text:line-break/>bus animalia ad debilitatem transmutantur, quoniam cOr-<text:line-break/>dis, ex quO firmitas et vigor cOrpOri accedit, exolutid-<text:line-break/>nem [et remissionem fieri contingit, ablatis pcnderibus,<text:line-break/>quae deorfum extendebant; tanquam sane cor ipsiim <text:span text:style-name="T49">ηοη<text:line-break/></text:span>ex proprio temperamento et natura robur habeat/ fed^<text:line-break/>ex testium deorfum tractione ad lapidum quorundam<text:line-break/>similitudinem appensiorum. Verum etiamsi non ex pro-<text:line-break/>pria natura cor tale rpbur habeat, ac illis partibus trans-<text:line-break/>mittat, utpote quod principium exiftat, et aliquc altero<text:line-break/>extrinfeco auxilio ad liOc opus habeat, pro testrbus uti-<text:line-break/>que sexcenta alia auxilia habet, quae deficere non po£-<text:line-break/>sunt, dcnec animal supersit Ex quibus unum eviden-<text:line-break/>tissimum et potentissimum referam ipsi cOr deorsum ex-</text:p>
      <text:p text:style-name="P13">tendere volenti. Quum enim arteria aorta ad fpinam<text:line-break/>adveniat, quisl adeo difficile‘ fuerat naturae ipsum vas<text:line-break/>istic fortibus, vinculis alligare, per qIiae retracta et vio-<text:line-break/>lenter tenta fecum totum cor traheret? Neque impossibile<text:line-break/>erat etiam arteriae partem, quae ad.csaviculam.furfum<text:line-break/>fertur, istic, affigere, nihil enim resert, quod ad chordae<text:line-break/>tensionem attinet, cujus etiam ille, ipfe meminit, in<text:line-break/>quamcunque tandem partem, sive fursium, sive deoifum,<text:line-break/>ipsius distentio fiat. Et ut verum fateamur, ex ambabus<text:line-break/>partibus tendere oportebat et hoc, non furfum ac deor-<text:line-break/>fum solum, quae inter .fe opposita; £unt, sed et utrinque<text:line-break/>ex lateribus, aut ante et retro, aut etiam fecundum<text:line-break/>obliquam quamcunque tandem - oppositionem. Siquidem<text:line-break/>.igitur non sufficiebat cordi propria, natura ad robur, sed<text:line-break/>oportebat ipsum, velut chordam aut stanien, acquisititiam<text:line-break/>aiTumere tensionem,, promptum erat,, opinor, naturae, hoc<text:line-break/>ipfum per praedictas,arterias faceres,et per venas, ac<text:line-break/>nervos, et membranas, non minus quam per arterias, ex<text:line-break/>quibus nullum adeo prompte ab,ipfa aufeni possit, quem-</text:p>
      <text:p text:style-name="P5">admodum testes.-- Sed enim quanti funt hi ponderis tan-<text:line-break/>-deta? quomodo vero per Venerit tandem ad cor tensio,<text:line-break/><text:span text:style-name="T64">z</text:span>qpae per eos contingit? tametsi enim non contingeret<text:line-break/>in teri m plures flexuras esse- vasorum ex corde ad testes<text:line-break/>procedentium, tamen forinsecus prius <text:span text:style-name="T49">ροηί </text:span>eos oportebat,<text:line-break/>quo ad ipfum tensio perveniat. Quin et vaforum varico-<text:line-break/>lorum obvolutiones operae pretium erat Aristotelem consi-<text:line-break/>derare, et rem ipfam extrinsecus apparentibus prius ex-<text:line-break/>periri, siquidem ratione apprehendere ipsam non poterat.<text:line-break/><text:span text:style-name="T49">Ίη </text:span>quorum enim medio Obvolutio quaedam extat, impos-<text:line-break/>sibile est ex altero ad alterum tensionem pervenire prius<text:line-break/>quam obvolutio fu rectum dirigatur. Tanta est autem<text:line-break/>ante-testes involutio vasiorum, ut, siquidem recta dirige-<text:line-break/>rentur’’ usque ad media femora pervenire possint, atque<text:line-break/>ita nulli alii hominum robur inesse oportebat, fed solis<text:line-break/>iliis-, quibus testas multum laxi aut omnino debiles exi-<text:line-break/>ssiunt. Et ob' id senescentibus et debilibus hoc vitium con-<text:line-break/>'tingit; <text:span text:style-name="T50">? </text:span>iuveiiibus vero et' robuftis nunquam iri tantam</text:p>
      <text:p text:style-name="P5">testiculi laxati funt. Quid porro in animalibus dixerimus,<text:line-break/>quorum testes substricti sunt et non pensiles, quemadmo-<text:line-break/>dum ex staminibus lapides? veluti in quadrupedum ge-<text:line-break/>nere fuibus, in volucrium genere non uni saltem, aut<text:line-break/>duabus, fed omnibus intra peritonaeum prope sieptum<text:line-break/>transverfum fu spina firmati fiunt, et tamen etiam horum<text:line-break/>animalium castratio infirmum reddit totum corpus. Si<text:line-break/>vero etiam a fumatis [partibus cor ipsum deorsum trahi<text:line-break/>dicemus, opportunum utique fuerit et renes ipfum detra-<text:line-break/>here, multo magis quam testes, itemqjie splenem, et<text:line-break/>ventrem, et quodcunque hujusmodi. Procedunt enim in<text:line-break/>omnia venae et arteriae, ultra hoc quod etiam spsa vi-<text:line-break/>ciniora sint cordi, atque hoc citra intervenientem invo-<text:line-break/>lutionem, cujus etiam ipsius haud sicio quomodo usiun non<text:line-break/>intellexit, ex spsa pendere existimans testes, velut a sta-<text:line-break/>minibus lapides; maxime enim contraria sunt obvolvi<text:line-break/>et deorsiim tendi. Quomodo igitur in eundem locum<text:line-break/>ambo congregavit natura, et utrumque vas tum inter se</text:p>
      <text:p text:style-name="P5">mutuo, tum per se seorsim, et varicosum fecit, et con-<text:line-break/>duplicavit? Si enim utilis est obvolutio vasorum, , non<text:line-break/>folum inutile, fed et nocens ipsi fuerit testiculorum pon-<text:line-break/>dus-; si vero hoc utile erat, cor male deorfum intendere.<text:line-break/>Verum his concessis -ipsi, aliisque ejusmodi sexcentis,<text:line-break/>unius visceris, qnod revera cor deorsum intendere potest,<text:line-break/>mentionem faciemus; Siquidem enim omnino non ex<text:line-break/>propria natura cor robur habet, fed ex acquisita et prae-<text:line-break/>ter-naturam tensione ipfum accipere oportebat, nihil fa-</text:p>
      <text:p text:style-name="P52">- ne opus erat parvum adeO corpus<text:span text:style-name="T64">x</text:span>, spsum videlicet testem, ~<text:line-break/>ex tain longo intervallo ex ipfo annectere et id per. vasa<text:line-break/>adeo longa<text:span text:style-name="T50">, </text:span>atque ad id involuta etiam, quiim hepar ha-<text:line-break/>beat magnitudine molis consimili, et propinquissime situm,<text:line-break/>*-et per maximam omnium in toto corpore »venam anne-<text:line-break/>xum, recta a corde, citra obvolutionem et flexum tensam.<text:line-break/>Abscedentes igitur jam ab his, quae evidenter ex dissectio-<text:line-break/>nibtis apparent, Aristotelem* ipsum<text:span text:style-name="T62">r</text:span>-ut virum naturae da-<text:line-break/>ctulai propriarum opinionum commonefaciemus, qui fem—<text:line-break/>per quidem aut insitum calorem, aut insitum fpiritum, aut</text:p>
      <text:p text:style-name="P39"><text:span text:style-name="T50">etiam bonum temperamentum, sanitatis ac roboris,’par-<text:line-break/>tlum causam facit. In praescripto vero fermone, folam:<text:line-break/>quae ex, appensis contingit tensionem,, quam, fane esse<text:line-break/>violentam et praeter.naturam,. quando cuipiam forinfecnst<text:line-break/>contingit, etiam in chordis, quas ipfe. proposuit, videre<text:line-break/>licet. - Rumpuntur itaque, si paulo . ampliori tempore ten-<text:line-break/>fae afferrentur, et ob id relaxant ipfas citharistae, lyras<text:line-break/>et citharas reponentes^ ubi jam ab opera cessant. Nequa^<text:line-break/>quam igitur ob id, quod psallentibus earum</text:span><text:span text:style-name="T52">;</text:span><text:span text:style-name="T50"> tensio uti,-&gt;<text:line-break/>lis est, existimo, naturaliter id, chordis. accidere; neque,<text:line-break/>enimmostris usibus .metiendum est id, qupd.in unaquaque<text:line-break/>re est • fecundum naturam. Sic namque etiam victimis,<text:line-break/>quae mactantur, mors fecundum naturam erit, utppte<text:line-break/>quae utiles nobis futurae sunt. Atqui,, etiamsi chordis fe^<text:line-break/>eundum- naturam'necessaria tensio erat, &gt;ob' id&gt; utique non<text:line-break/>etiam cordi. Vbi enim ex inductione demonstrationem<text:line-break/>fcien tisicam pon. constituimus, nullatenus ex exemplo;<text:line-break/>consuiaerimus.<text:tab/></text:span><text:span text:style-name="T53">ὶΊ— </text:span><text:span text:style-name="T50">. . •<text:tab/>f .leJil</text:span></text:p>
      <text:h text:style-name="P68" text:outline-level="2">Cap. XV<text:span text:style-name="T59">I.</text:span></text:h>
      <text:p text:style-name="P1">Immoror autem diutius fortassis opi-<text:line-break/>nionem palam vitiosam redarguendo, ut quae nullum <text:span text:style-name="T50">adeo<text:line-break/></text:span>idiotam lateat. Unde optarim fane, si fieri posset, ut nihil<text:line-break/>tale unquam <text:span text:style-name="T50">ab </text:span>Aristotele dictum esset, fed omnino, quem-<text:line-break/>admodum alii omnes, siluisset, et problema de castratis<text:line-break/>penitus intactum reliquisset, ob quid videlicet in testium<text:line-break/>exectionibus totum corpus effeminetur. Inquiramus igi-<text:line-break/>tur nos argumentis utentes demonstratis et palam appa-<text:line-break/>rentibus in dissectionibus. Arteria enim et vena, quae in<text:line-break/>caput testiculi fe inferunt, seminalem humorem continere<text:line-break/>jam apparent, atque ipfe testiculus totus-hujusmodi lui-<text:line-break/>more plenus est, et qui etiam in epididymide contentus<text:line-break/>est, ex hoc transiumptus est ad ipsam, quemadmodum ex<text:line-break/>hac rursus in vas seminale, cujus partem ad colem ver-<text:line-break/>gentem Herophilus astitem varicosum appellavit, qui qni-<text:line-break/>dem et ipfe delinquit in eo, quod vasi seminali plus<text:line-break/>quam testibus defert seminis generationis, non tamen simi-<text:line-break/>liter ut Aristoteles fallitur, qui lapidibus ex staminibus</text:p>
      <text:p text:style-name="P13">telarum appensis testiculos assimilat. Ne itaque'prolonge-<text:line-break/>mus fermonem, sied ex eis, quae manifeste apparent, con-<text:line-break/>cludamus, assiumptis etiam quibusdam a nobis alibi de-<text:line-break/>monstratis, atque ab ipfo adeo Aristotele confessis. Una-rf'<text:line-break/>quaeque animalis pars humorem ad £e loco alimenti in-<text:line-break/>fluentem in siii ipsius naturam permutat. Est autem uni-<text:line-break/>cnique particulae hoc esse, quod videlicet est non fecun-.<text:line-break/>dum humorum qui ipsi infunt naturam, fed fecundum<text:line-break/>folidorum corporum substantiam,- a quibus etiam conten-:<text:line-break/>tis jam humoribus allevatio contingit. Verum, siquidem<text:line-break/>hoc ita habet, continetur autem in testibus seminarius<text:line-break/>humor, ab hujusmodi utique corpus ipfprumnu tritor:-'<text:line-break/>unaquaeque autem pars sibi familiarissimum operatur.ali-;<text:line-break/>mentum; quare testes femen operantur. Demonstratum<text:line-break/>porro est, et arterias et venas femen operari; .verum hae<text:line-break/>quidem paucum in multo tempore,<text:span text:style-name="T50">' </text:span>testes vero: non:fo-.<text:line-break/>lum multum/- atque id brevi tempore, fed et exacte<text:line-break/>elaboratutaf sincerissima enim exacte est ipsis seminis</text:p>
      <text:p text:style-name="P40">qualitas et propterea celerrime omnes animalis partes<text:line-break/>ejus participes ;-laciunt..ij)fN^Jne - idr*idiitmf jesty- siquidenj<text:line-break/>sane , etiamsi quisi.i: Jssedigum aut <text:span text:style-name="T50">L </text:span>Cyrenaicum fuc-<text:line-break/>cum <text:span text:style-name="T50">‘ </text:span>modicum &lt; exhibeat,^tumt per&gt; urinas, tum? per' tuvj.<text:line-break/>dares aliquantulum eassqualitas apparet, quemadmodum<text:line-break/>etiam, opinor,<text:span text:style-name="T63">-vj.fi </text:span>quis .rutamy<text:span text:style-name="T64">5</text:span> aut allium aut? consimile<text:line-break/>quippiam. ..offerat ;jfor,tes enim, facultates in<text:span text:style-name="T50">i </text:span>suam naturam<text:line-break/>totum ecorpns alterant-/ Juxta .eandem-denique rationem<text:line-break/>minutissimus liquor ex his <text:span text:style-name="T50">, </text:span>quae venenofani appellantur,<text:line-break/>animalis OOrpori illapfus. <text:span text:style-name="T64">f</text:span> totum corpus <text:span text:style-name="T50">brevissimo </text:span>tem-<text:line-break/>pore/transmutat, ac .sitae naturae simile: <text:span text:style-name="T50">'reddi t</text:span><text:span text:style-name="T52">t</text:span><text:span text:style-name="T50"> ; si Quin<text:line-break/>et 'fanatiol </text:span>per alexipharmaca contingit <text:span text:style-name="T50">quae </text:span>simili-<text:line-break/>terni<text:span text:style-name="T50">, tutum _ </text:span>corpus .-alterant i.. al<text:span text:style-name="T50">tera.ti </text:span>one ; <text:span text:style-name="T50">venenosis eon-<text:line-break/>traria,&gt; </text:span><text:span text:style-name="T49">Ληοη </text:span>.fubstantia.. <text:span text:style-name="T50">ipforum </text:span>in <text:span text:style-name="T50">..tofum-' .animalis; corvj.<text:line-break/></text:span>pus penetrante. . <text:span text:style-name="T50">Neque &gt; </text:span>enim <text:span text:style-name="T50">passibile est modicum<text:line-break/></text:span>adeo <text:span text:style-name="T62">r</text:span>4iquoreni <text:span text:style-name="T50">paucissimo </text:span>tempore <text:span text:style-name="T50">corporis </text:span>mdem <text:span text:style-name="T50">asta<text:line-break/></text:span>quando <text:span text:style-name="T50">c </text:span>maximam. <text:span text:style-name="T50">:expleresalrfe </text:span>fe.d<text:span text:style-name="T50">.- qualitatis, </text:span>distributione<text:line-break/>facta... iQualis <text:span text:style-name="T50">diftrisiutio;<text:tab/></text:span>forinfepus . videtur ex</text:p>
      <text:p text:style-name="P52">Iplendore," Cplis <text:span text:style-name="T50">in rambienscm &gt; </text:span>aerem-, contingere., <text:span text:style-name="T50">intra</text:span></text:p>
      <text:p text:style-name="P13">nos autem ex corde in arterias; ex cerebro iii nervos^<text:line-break/>Quid: igitur mirum est etiam ex testibus: in’totum corpus<text:line-break/>faciiltatem quandam distribui? qualis nervis quidem: Ten-<text:line-break/>pus et motus ex cerebro, arteriis vero pulsandi facultas<text:line-break/>ex' corde. Atque ea 'quidem facultas in maribus roboris<text:line-break/>et virilitatis; in foeminis rvero foeminei fexus caufa<text:line-break/>existit, et ob id- animal foemina,. testibus exectis, castrato<text:line-break/>mafculq assimilatur. • Reliquae enim omnes partes easdem’<text:line-break/>facultates- in ulrisque habent; quod vero in alterufro<text:line-break/>praecipuum erat, et ob quod alterum ex eis mas exitabat,<text:line-break/>asserum .sioeminar<text:span text:style-name="T64">r</text:span> hoc ipfum 'ubi perdiderunt, quod<text:span text:style-name="T62">r/</text:span>reli—<text:line-break/>quum est, utrunique similiter'habet, tanquam si a princi-<text:line-break/>piomneque-’’ mas iieque foemina generati essent, fed-ter-<text:line-break/>tium quoddam, ab utrisque diversum et neutrum illorum.•<text:line-break/>Rurfusrigitur, in.memoriam revocemus ea, quae faepe de-<text:line-break/>monstravimus, nimirum quod unaquaeque pars familia^<text:line-break/>rem :fibi.<text:span text:style-name="T62">:</text:span> humorem ex venis trahit usque ad recremen-<text:line-break/>ta. efiaxm. vj.Sic ostendebantur et repes urinam attrahen-</text:p>
      <text:p text:style-name="P13">tes, et vesica bilis susiceptrix bilem trahens. Trahunt<text:line-break/>igitur etiam testes feminarium humorem, quem prae-<text:line-break/>rant ipsis vaforum involutiones, deinde accepto fructu<text:line-break/>qualitatis ex ipfo, et vicissim de fua ipforum qualitate<text:line-break/>per hoc tempus fructus impertito eique communicato,<text:line-break/>paulo post quod superfluum est in meatus seminarios<text:line-break/>deponunt,, hi vero in coitu foras excernunt. Si vero<text:line-break/>aliquis immodestius venere utatur, testes semen ,fre-<text:line-break/>quentius ex vasorum involutione trahentes , perfecte<text:line-break/>ipfa evacuant, et si refeces hujusmodi animal, non<text:line-break/>reperies in ipfo heminarium humorem,. quemadmodum<text:line-break/>rmfus, si disseces animal, quod, a venere .abstinuit, plu-<text:line-break/>rimum et crassissimum femen reperies. Velim autem et<text:line-break/>te<text:span text:style-name="T64">r</text:span> quicunque tandem mea fcripta verfabis, etiam nunc<text:line-break/>in honorem veritatis ea quae dicta funt exquirere non<text:line-break/>frigide et oscitanter, neque enim sic invenientur, fed<text:line-break/>primum ad dissectiones progrediendo,, et diligenter inni<text:line-break/>tuendo, quae dicta sunt 'antea, et maxime ea, de quibus<text:line-break/>nunc dicere cessavi* nimirum quod animalia, quae a con-4</text:p>
      <text:p text:style-name="P13">versatione foeminarum abstinent, omnia femine plena ha-<text:line-break/>bent, primum quidem varicofum astrtem, delude totum<text:line-break/>vas seminale, delude epididymidem, et postea fotum te-<text:line-break/>sticulum, denique etiam vasorum obvolutionem. Si vero<text:line-break/>animal aliquod per assiduos coitus omne semen evacna-<text:line-break/>vit, ejus neque alia ulla pars femen habet, neque etiam<text:line-break/>obvolutio. Circa hoc igitur tempus testes ex suprapositis<text:line-break/>venis seminarium humorem, quantum ejus in ipsis con-.<text:line-break/>linetur, trahunt. - Est autem modicus hic et ad roris<text:line-break/>similitudinem sanguini immixtus, hujusmodi autem illas<text:line-break/>opus habere est demonstratum. Violenter igitur eo per<text:line-break/>testiculos, ntpote potentiori facultate praeditos, quam venae<text:line-break/>funt, detracto, venae ipfae rurfus a suprapositis revel-<text:line-break/>lunt; hae vero rursiis ab his, quae deinceps sitae, funt;<text:line-break/>deinde hae rurfus a vicinis; atque hoc fieri non cessat,<text:line-break/>donec ad omnem corporis particulam iranssumptio per-<text:line-break/>veniat, adeo ut omnes totius animalis partes proprio<text:line-break/>alimento evacuentur; Revellit enim femper id,, quod<text:line-break/>perfecte est evacuatmn, ab eo, quod plus habet, velut vio-</text:p>
      <text:p text:style-name="P13">lenter eripiens. Hoc<text:span text:style-name="T64">;</text:span> igitur quum semper fiat, et omnia<text:line-break/>velut in choro luter, fe mutuo participent,- in tantum<text:line-break/>sane omnia vasa ac partes? totius animalis evacuari ne^<text:line-break/>cesse est, donec fortissima ex omnibus pars expleatur.'<text:line-break/>Neque vero fblam feminariam humiditatem ab. omnibus-_<text:line-break/>animalis partibus auferri continget hoc tempore, fed<text:line-break/>etiam fpiritum vitalem.; nam et hic ex arteriis una cum<text:line-break/>sieminali humore evacuatur. Quare nihil mirum est im- <text:span text:style-name="T50">’<text:line-break/></text:span>moderato coitu utentes imbecilliores reddi, a toto cor-&gt;<text:line-break/>pore utroque sincerissimo-ablato, accedente infuper volu-.<text:line-break/>pfate/ quae ipsa per fe .fussiciens est vitalem sirmjtatema<text:line-break/>disselvere<text:span text:style-name="T64">T</text:span> adeo ut jam quosdam ex nimia voluptate ad<text:line-break/>jucunditate mortuos-esse constet. Sed haec quidem prae-<text:line-break/>ter institutum dicuntur, quanquam non ita.otiofe et prae-<text:line-break/>ter । rem dscta<text:span text:style-name="T64">j</text:span> siiit. Quaeritur- namque non minus quam<text:line-break/>alia ab<text:span text:style-name="T64">e</text:span> ipsis hoc problema, cur maxime coitus exolvasc<text:line-break/>et -dicunt fane. ad l|oc multa ac falsa; propterea. qnod</text:p>
      <text:p text:style-name="P13">prilua principia ignorant, ad quae necessario hoc confe-<text:line-break/>quitur. Caeterum institutus sermo feipfum ad proposita<text:line-break/>vocat, et dicit, ex femine omnibus folidis animalis parti- .<text:line-break/>bus generationem esse, <text:span text:style-name="T50">ex </text:span>semine etiam nutritionem;<text:line-break/>quemadmodum-rursus carnosis omnibus ex fanguine tum<text:line-break/>generatio tum <text:span text:style-name="T63">nutriti0exisi.it. </text:span>Unaquaeque enim pars, ex<text:line-break/>qua primum facta eft substantia, etiam femper nutritur,<text:line-break/>quod nutritio expletio sit substantiae .defluentis. Quapro-<text:line-break/>pter etiam nunc generari licet, quaecurique a principio ex<text:line-break/>sanguine sunt?generata, non generari autem praeterquam<text:line-break/>alicubi venam.quandam, atque id raro, quibus ex semine<text:line-break/>igeneratio a prihcipio contigit’</text:p>
      <text:h text:style-name="P67" text:outline-level="2">Cap. XVII.</text:h>
      <text:p text:style-name="P1">Si huic orationi quicquam addere mi-<text:line-break/>hi videatur, id. sane fortassis minime necessarium erili<text:line-break/>Quoniam vero totam testium naturam explicavi, nihil deu-<text:line-break/>terius fuerit de spermaticis vasis rurfum disterere. Si<text:line-break/>namque femine plena apparent, quo tempore animalia<text:line-break/>venere non utuntur, fortassis . interrogaverit quifpiam,</text:p>
      <text:p text:style-name="P13">quomodo hoc fiat, num trahant genituram, aut testes ad<text:line-break/>spsa per maximam epididymidem emittant. Responden-<text:line-break/>dum igitur est his, qui haec interrogant, utroque modo<text:line-break/>fieri expletionem. Relatus autem est etiam hic fermo in<text:line-break/>libris de naturalibus facultatibus, ac ibidem fusissime de-<text:line-break/>monstratus ; nunc vero inde, quod ad praesens commodum<text:line-break/>fuerit, transsumendum elt. Demonstratum enim est, unam-<text:line-break/>quamque partem trahere ad <text:span text:style-name="T50">fe </text:span>ipfam familiare alimentum,<text:line-break/>ex quo ubi fructum cepit, id quod reliquum est excer-<text:line-break/>nit, utpote quod sibi ipsi quidem excrementum existit,<text:line-break/>alteri vero ab ipfa sitae parti itidem nutrimentum futu-<text:line-break/>rum essi Atque haec quidem responsio illis danda essi Si<text:line-break/>vero quis interroget, cujus igitur gratia epididymis a<text:line-break/>natura nihil frustra faciente producta sit, huic responde-<text:line-break/>bimus, praedictorum organorum gratia productam efle,<text:line-break/>nimirum testiculi, feminarii meatus, et arteriae, et ve-<text:line-break/>nae, in quibus prius acervatur femen. Non enim fieri<text:line-break/>.posse testiculum citra periculum ipsis uniri, quum vehe-<text:line-break/>mentissima concitatio in seminis emissione fiat. Nervosa et-</text:p>
      <text:p text:style-name="P13">enim est arteriae itemque venae tunica, quemadmodum<text:line-break/>etiam vafcrum feminalium, glandulosi autem sunt testes<text:line-break/>et molies; facile itaque per fortem tensionem durum a<text:line-break/>molli abrumperetur, utpote debilibus plane ansis appen-<text:line-break/>fum et connexum. Itaque inventum est a natura epidi-<text:line-break/>dymidis corpus medium, non situ tantum, fed et totius<text:line-break/>fubstanliae specie. Tanto enim est mollior vafe femluali<text:line-break/>et vasis pampiniformi ter involutis, quanto testiculo durior,<text:line-break/>et rursiis tanto nervosior est fecundum naturam testiculo,<text:line-break/>quanta iliis carnosior. Quare nervosio quidem et duro<text:line-break/>inepta societas et conjunctio est ad molle et carnosum.<text:line-break/>Quod vero in medio amborum est, aptitudinem et pro-<text:line-break/>prietatem habet, ut cum utroque copulari possit. Tantum<text:line-break/>etenim duritiei ipsi adest, ut non rumpatur a vasis semi-<text:line-break/>nalibus distenta; tantum autem rurfus mollitiei, ut con-<text:line-break/>gruenter habeat ad substantiam testiculorum^ Connectun-<text:line-break/>tur igitur per mediam ipsam testiculi cum femluariis va-</text:p>
      <text:p text:style-name="P13">sis, aut, si magis veritatem ipsam dicere oportet, epididy-<text:line-break/>mis principium est et radix vasorum seminalium, quae ex<text:line-break/>toto testiculo semen in sc ipfam haurit.</text:p>
      <text:h text:style-name="P66" text:outline-level="1"><text:bookmark-start text:name="bookmark15"/>GALENI DE SEMINE<text:bookmark-end text:name="bookmark15"/><text:line-break/>LI<text:span text:style-name="T59">B</text:span>ER II.</text:h>
      <text:h text:style-name="P67" text:outline-level="2">Cap. I.</text:h>
      <text:p text:style-name="P1">At vero deinceps de mulieris semine<text:line-break/>erunt dicenda, quaecunque superiori explicatione dicere<text:line-break/>distulimus; principium vero etiam horum sunt ea, quae<text:line-break/>evidenter in. dissectionibus conspiciuntur. Adjacent equi-f<text:line-break/>dem testes utero utrinque singuli, consimile vasorum in-<text:line-break/>volucrum, velut hi, qui in maribus funt, sufcipientese<text:line-break/>Verum haec vafa non in eundem locum procedunt, pro-<text:line-break/>pterea quod neque foras, quemadmodum marem fed in<text:line-break/>ipfos .uscrps foemluam emittere femen oportebat, ideoque</text:p>
      <text:p text:style-name="P13">velut seminali ineaiui obviam euntes uteri praelongos<text:line-break/>exortus a lateribus extendunt, per quos semen sufceptant.<text:line-break/>Maxime vero^leifum est vas semin*ale’ltrenimalibus ve-<text:line-break/>nerem appetentibus, sicut vicissim vacuum a recenti coitu.<text:line-break/>Haberi denique idem) non’ modicam aliquando copiam<text:line-break/>etiam in his, quae ex longo temporis intervallo imprae-<text:line-break/>gnantur, in quibus fasse manifeste videbis in praelongis<text:line-break/>exortibus, quos etiam cornua sive apices appellant, hu-<text:line-break/>morelli seminarium crassam; ad hunc enim locum antea<text:line-break/>dictum est allantoidem membranam pervenire, itemque<text:line-break/>genituram crassam e Admirari porro subit etiam hic' eos,<text:line-break/>qui "dicunt, vas feminale extra uteram oscula aperta ha-'<text:line-break/>beiel 'Periculum quidem igitur fuerit, ne in hunc li-<text:line-break/>brum omnem partium generationis dissectionem transferre<text:line-break/>pbssim, si omnia; quae-occurrant, singulatim Termone expli-<text:line-break/>ehre<text:span text:style-name="T62">r</text:span>'velim; fcio autem rurfus, quod, etiamsi veritatem<text:line-break/>spTain dblam' docuero, fides 'detrahetur sermoni. Quo igi-<text:line-break/>tur neque superflue sermonem extendam, neque omni fide<text:line-break/>deserlulu’ id quod trado 'relinquam,— potestate praebita</text:p>
      <text:p text:style-name="P41">omni, quicunque tandem velit; ut jubeat sibi a me quod-<text:line-break/>cunque cupiat ex his, quae per dissectionem apparent, de-<text:line-break/>monstrari, ea sola enarrabo, quae vera existunt. Sexcen-<text:line-break/>tis itaque jam palam demonstravi Jgecilla duas cujpides<text:line-break/>habentiadipyrena appeliata, forinsecus per vasa femi-<text:line-break/>naria, intus per cor una vulvae caprae trajecta. Si vero<text:line-break/>bos. aut asina, aut equa esset animal, <text:span text:style-name="T49">ηοη </text:span>solum haec,<text:line-break/>fed triplici ac quadiuplici horum crassitie, aut ligna bu-<text:line-break/>xea rotunda pt Oblcnga item per cornua trajecta, aut<text:line-break/>etiam specilla lata ad fpathae formam, spathomelas vo-<text:line-break/>cant. Ostendent autem hcc etiam, sinos mors intercipiat^<text:line-break/>omnes fodales; neque enim adeo difficilem habet chirur-r<text:line-break/>giam, sed, si quid aliud eorum, quae ex dissectione appa-<text:line-break/>rent, promptam ac facillimam. Quemadmodum igitur<text:line-break/>merito multos medicos reprehendimus, sic jure Hippocra-<text:line-break/>tem laudaverimus, qui primus omnium haec invenit.<text:line-break/>Ait itaque in principio libri de .natura, pueri:<text:tab/>geni-</text:p>
      <text:p text:style-name="P52">tura ab utrisque permanjerit in utero mulieris, primum</text:p>
      <text:p text:style-name="P16">quidem mzfcetur<text:tab/>ut muliere non quiefcente, et</text:p>
      <text:p text:style-name="P52">coacervatur ac crajjejcit calefiens <text:span text:style-name="T64">9</text:span> et reliqua quae dein-<text:line-break/>ceps docet, quomodo videlicet ex genitura utraque simul<text:line-break/>inixta generatio foetuum perficitur. Herophilus autem<text:line-break/>iiefcio quomodo effundi ait foeminarum semen, qu an quam<text:line-break/>fane de testiculis exacte fenpferit in tertio de dissectione<text:line-break/>ipstorum, in principio in huhc modum inquiens: Adnar-<text:line-break/>ti funt et utero tefiiculi a lateribus ex" utraque parte in<text:line-break/>paucis differentes a' maJcuUs. Deinde vero deinceps<text:line-break/><text:span text:style-name="T49">ήοη </text:span>post longum adeo interstitium haec verba habet;'<text:line-break/>'JJefiiculL in foeminis adnati funt ad utrumque uteri hisc^<text:line-break/>merum, alter a dextro, alter a finiftro\ non in una<text:line-break/>fcroLo uter que &gt; fed utervis feorfim, in tenui ac membra^<text:line-break/>nbja pellicula contentus<text:span text:style-name="T64">}</text:span> parvus et fublatus<text:span text:style-name="T64">&gt;</text:span> glandulis<text:line-break/>fimilis <text:span text:style-name="T49">ΐ </text:span>circa tunicarn quidem orbiculdtlm circumdatam<text:line-break/>tbervofuQ, came vero minime friabili, quemadmodum<text:line-break/>etiarrt teftes mafculorum^ equabus autem valde ingentes-<text:line-break/>fuhti' annexi autem fient membranis non, paucis ad ute-</text:p>
      <text:p text:style-name="P13"><text:span text:style-name="T53">-</text:span><text:span text:style-name="T50">1? </text:span>- :</text:p>
      <text:p text:style-name="P52">rum et per venam ac arteria/n ab utero in ipfos infer -<text:line-break/>latn, <text:span text:style-name="T49">Λ </text:span>vena enim et arteria,, quae in utru/mque teftem<text:line-break/>inferuntur<text:span text:style-name="T64">3</text:span> vena quidem a vena, arteria, ab arteria corsum<text:line-break/>nexor eji. Seminalia autem meatus in utroque none valde<text:line-break/>apparet<text:span text:style-name="T64">}</text:span> adnatiis eji autem utero ab externa parte alter<text:line-break/>a dextro, alter a finijtro. Involuta, eft itid£m<text:span text:style-name="T64">&gt;</text:span> ut <text:span text:style-name="T49">ίμ </text:span>ma,-<text:line-break/>ribus<text:span text:style-name="T64">}</text:span> prior ejus pctrs, et reUquum fere totum usque ad<text:line-break/>finem vqricojum eft, et infertum ab utroque tefticulo<text:line-break/>fimiliter <text:span text:style-name="T64">3</text:span> ut in maribus, i/ir cariwjam colli veficae par-.<text:line-break/>i^m. Tenoris, praeterea et obliquus exiftit in priori parte,<text:line-break/>juxta quam coxarum,, ojja contingit, ubi etiam definit, ad<text:line-break/>pudendum exsuutfaqu? parte ad interna infertus, . Caa-<text:line-break/>termn. adjtes varicejus in, foemina.^ nor^ confpicUur. Hic.<text:line-break/>quidem eft Herophili fermo. Quod vero mihi ut maxi-<text:line-break/>me mirum in animo obverfalur, id sane narrabo, Quum<text:line-break/>et situm, et magnitudinem, et naturam testium in foe-.<text:line-break/>minis animantibus<text:span text:style-name="T62">1</text:span> diligenter confcripserit, non relin-</text:p>
      <text:p text:style-name="P13">quens etiam de vena <text:span text:style-name="T50">et </text:span>arteria, quae fe utrinque in ip-<text:line-break/>fos inserunt, quicquam, fed exactam plane faciens narra-<text:line-break/>tionem, deinde confequenter de seminali meatu, quod<text:line-break/>adnatus est utero forinsecus ab utraque. parte, vere dixit,<text:line-break/>quod vero non valde appareat, id mentitur; memorabili<text:line-break/>est enim magnitudine'; deinceps vero multo magis men-<text:line-break/>titur, quum inquit, in vesicae colium eum inferi eodem<text:line-break/>quo in maribus modo. Neuter enim feminalis meatus in<text:line-break/>ullo aliquo muliebri animali in ipsum vesicae collum insie-^<text:line-break/>ritur, - immo neque in ipsius uteri collum, quamquam.<text:line-break/>multo vicinius quam vesicae amplitudo extet; fed tamen<text:line-break/>neque ad hoc pertingunt, verum a lateralibus uteri par-<text:line-break/>tibus adnati, alter hinc, alter inde, ad summum peiwe-<text:line-break/>niunt uterque apicem sive cornu a lua parte ssitum, jbi-<text:line-break/>dem intra uterum femen<text:span text:style-name="T62">;</text:span> effundentes, quod<text:span text:style-name="T64">;</text:span> in gravidis<text:line-break/>coacervatur circa euni ipfum locum, in profusionibus<text:line-break/>vero feminis pei’ ‘ somnum primum quidem in uterum<text:line-break/>illabitur, posteaque. foras evacuatur. Quemadmodum vi-</text:p>
      <text:p text:style-name="P13">fum est etiamnnnc in niulicrcula ex uteri morbis infe-r<text:line-break/>stata iprimum quidem i in uterum <text:span text:style-name="T50">, </text:span>ex hoc -vero 'foras plu-<text:line-break/>rimum et crassissimum femem.eflhfum^.llislpfa autem longd<text:line-break/>tempore viro vidiiataxii.stantum, ac tale coacervaverat^<text:line-break/>Verum, tunc tensiones quaedam lnbonim et <text:span text:style-name="T50">manuum<text:line-break/>et. </text:span>pedum ipfam- apprehendebant, * nt convelli videre-.<text:line-break/><text:span text:style-name="T50">tuf, - </text:span>in quibus» <text:span text:style-name="T53">υ </text:span>etiam excretum esc <text:span text:style-name="T50">feni en, 1. </text:span>et <text:span text:style-name="T50">volupta-<text:line-break/></text:span>tem consimilem: <text:span text:style-name="T50">sibi-</text:span>contigisse dicebat <text:span text:style-name="T50">ei,, </text:span>quae <text:span text:style-name="T50">ini' coi-<text:line-break/></text:span>tu percipitur. . Hoc. itaque femen crassem erat et <text:span text:style-name="T50">mul-.<text:line-break/>fum </text:span>cb id; quod <text:span text:style-name="T50">-multo- </text:span>tempore <text:span text:style-name="T50">non. </text:span>esset <text:span text:style-name="T50">evacuatum.<text:line-break/>Aliis </text:span>vero paucius <text:span text:style-name="T50">et </text:span>liquiduin elabens <text:span text:style-name="T50">apparet siaepe .in»<text:line-break/></text:span>trinfecus ab ipsi? utero; velut urinae» Quapropter. <text:span text:style-name="T50">Athe-f<text:line-break/></text:span>naeo minime <text:span text:style-name="T50">jides </text:span>habenda est tradenti, <text:span text:style-name="T50">quemadinodum<text:line-break/>iri</text:span>-maribus stnt <text:span text:style-name="T50">• mammae</text:span>,. sic etiaini in foeminis' <text:span text:style-name="T50">partes<text:line-break/>feriiinales </text:span>difpo sitas, esse, ipfa sola partlum proportione<text:span text:style-name="T50">-in<text:line-break/>prima formatione </text:span>facta, non etiam <text:span text:style-name="T50">bactione asservata^<text:line-break/>quumi non videat, quod-</text:span>viris <text:span text:style-name="T49">ηοη </text:span>funt., praeterquam <text:span text:style-name="T50">pan-i<text:line-break/>cis </text:span>quibusdam<text:span text:style-name="T50">, .</text:span>-glandulosa circa matamas- corpoi<text:span text:style-name="T62">;</text:span>a,.. <text:span text:style-name="T50">ut</text:span></text:p>
      <text:p text:style-name="P13">quae foeminis infunt maxima- .Foeminis vero non foluni<text:line-break/>vasa , feminaria femine . plena funt, fed etiam testes.<text:line-break/>Quapropter et paucissimis maribus mammas elevatas vi-<text:line-break/>dere est, <text:span text:style-name="T50">et </text:span>neque his adeo memorabiles; omnibus-autem<text:line-break/>foeminis in seminariis vasis femen continetur. Quemad-<text:line-break/>modum igitur, si in omnibus mafculis lac circa mammas<text:line-break/>contentum videretur, non opus eflet ratione de ipsius<text:line-break/>fubstantia et quod extet perscrutari, eodem, opinor, modo,<text:line-break/><text:span text:style-name="T50">quam </text:span>in foeminis semen contentum videamus, non opor-<text:line-break/><text:span text:style-name="T50">tet </text:span>quaerere, an femen excernant* Ne igitur Hippocrati<text:line-break/>amplius reluctentur,, -qui in principio libri de natura<text:line-break/><text:span text:style-name="T50">pueri </text:span>inquit: Si fement, ab utrisque permanjerit in utera<text:line-break/>mulieris quaerant potius, quem usum praebeat. Po-r<text:line-break/>test enim (velut diximus in libro , .riqui hunc praecedit)<text:line-break/>natura ex ipfo alsantoidem ’membranam generare, potest<text:line-break/><text:span text:style-name="T50">etiam </text:span>alimentum familiare et primum ipsi masculo semini<text:line-break/>subornare. Poste alitem Hippocrates^ etiam opinatus est<text:line-break/><text:span text:style-name="T50">ex </text:span>utrisque permixtis.. <text:span text:style-name="T50">unum :</text:span>perfebtbm spmen fieri, etiam-</text:p>
      <text:p text:style-name="P13">si hoc ita esse impossibile sitz' Itaque, quod foemina ad<text:line-break/>venerem incitetur, vel maxime possibile.estr . Et- multo<text:line-break/>sane melius erat, ex apparentibus credere, quodi muliebre<text:line-break/>limen existat, quarni vero facultatem habeat, rati9ne fcru-<text:line-break/>tari. Apparentia- igitur etiam ante dicta funt, , et nunc<text:line-break/>rurfus referentur. Meatus scminarii semine pleni excer-<text:line-break/>nunt hoc citra foeminae cum-mafculo. congressam, quin<text:line-break/>et effusiones feminis per somnum, similiter nt mares pa-<text:line-break/>tiuntur, quemadmodum prius in vidua muliercula dictmp<text:line-break/>est, et in.animalibus, in quibus in vertice membranae allati-<text:line-break/>scidis femen repetitur;- quod ipfum-apparens vel maxime<text:line-break/>redarguit .Aristotelem, nec minus etiam Athenaeum!, <text:span text:style-name="T50">«•</text:span>fed<text:line-break/>et ex recenti oribus «medicis quosdam,' qui vafa femindria<text:line-break/>cornibus inforta esse tradant, fet foraminibus quibusdam<text:line-break/>obliquis perforata femen forinfecus juxta uteros effundere.<text:line-break/>Etenim concesserit quispiam ipsis vera loqui, utpote qui<text:line-break/>Lynceo acutius cernunt in eo, quod minutissimum, foramen<text:line-break/>vident, obtusius-autem, quam qui fuffufos oculos habent,</text:p>
      <text:p text:style-name="P13"><text:span text:style-name="T50">in eo, quod </text:span>maxima non vident, quum neque in <text:span text:style-name="T50">tofuni<text:line-break/>investigaverint, </text:span>unde femen id coacervetur in membrana<text:line-break/><text:span text:style-name="T50">ailantoide, </text:span>quod circa ipsius verticem existii, et cur con-<text:line-break/>fumatur quod juxta uterum effunditur. Merito itaque<text:line-break/>quispiam ipfos reprehenderit: ex duobus enim alterum<text:line-break/><text:span text:style-name="T50">certum* </text:span>est: aut enim visa re duhsa ultro siluerunt, <text:span text:style-name="T50">aut<text:line-break/>neque, </text:span>omnino quaestionem este putaverunt Atqui ultro<text:line-break/>sileres non bonorum virorum opus est, omnino vero<text:line-break/><text:span text:style-name="T50">quaestrone </text:span>indignum pntafie hominum <text:span text:style-name="T50">languidi </text:span>intelle-<text:line-break/><text:span text:style-name="T50">etus‘. </text:span>existit. Num igitur 1 in hoc folo deliquerunt, <text:span text:style-name="T50">aut<text:line-break/>mulio </text:span>magis in quibu&amp;inilpl horum est? Mentionem equi-<text:line-break/><text:span text:style-name="T50">sieni </text:span>faciunt menstruorum recrementorum, materiam<text:span text:style-name="T50">/fa-<text:line-break/>miliarem </text:span>ea foetui decernentes, femen vero opificem<text:line-break/><text:span text:style-name="T50">eorum </text:span>confutuentes, contendentes que <text:span text:style-name="T50">multis </text:span>' verbis <text:span text:style-name="T50">con-<text:line-break/></text:span>tra eos, qui a toto, corpore femen venire <text:span text:style-name="T50">dicunt, </text:span>et <text:span text:style-name="T50">de-<text:line-break/></text:span>monstrantes, quod non videant hi, quis <text:span text:style-name="T50">sit </text:span>qui ornet ac<text:line-break/><text:span text:style-name="T50">ordinet-</text:span>ipfum foetum, illumque <text:span text:style-name="T50">ipfum'facultatem, quae<text:line-break/>in siemine </text:span>est, efle diceptes, ut quae <text:span text:style-name="T50">efllugat </text:span>ac formet</text:p>
      <text:p text:style-name="P13">foetum, paulo post horum obliti non fentiunt, fe tot ac<text:line-break/>tantas facultates materiae tribuere, quas .antea <text:span text:style-name="T63">opifici.de-<text:line-break/></text:span>tulerunt. Quod enim opificis opus sit simile aut dissimile<text:line-break/>efficere ipsium foetum alterutri ex parentibus, nemo ignorat,<text:line-break/>Puetds autem niatri similes ob alimentum similes factos<text:line-break/>efle ajunt, atque inde longum fermonem producunt osten-<text:line-break/>dentes, quot alteraliones tum animalibus tum plantis ob<text:line-break/>alimentum contingant Deinde non fentfunt, quod nullam<text:line-break/>earum alterallOnum, de quibus dicunt, fpeciem alterantem<text:line-break/>ostendere possint. &gt; Neque enim Perfaeae arboris planta<text:line-break/>iit Aegyptum transportata speciem alteravit, fed commoda<text:line-break/>apprehenfo alimento'fructum efui aptum produxit, quum<text:line-break/>antea talis non esset.- Neque oviculae aliquando in .aliud<text:line-break/>pabulum traductae prius ex eo nutritis capris similes<text:line-break/>fiunty quemadmodum neque capellae oviculis aut asinis<text:line-break/>et eqiiis, Caeterum in coitibus animalium diversi generfa<text:line-break/>ipsa Athenaeus fatetur accedere quippiam foetui a matre,<text:line-break/><text:span text:style-name="T49">ήοη </text:span>ad-coloris commutationem, aut tenuitatis, aut crassis</text:p>
      <text:p text:style-name="P13">tier, aut vocalitatis,, aut alterius cujusflam hujus generis;<text:line-break/>parva enim haec et materiae Tolius ipsius circa animal<text:line-break/>fpeciei vitia efle. Quae vero ex matre accedunt, totam<text:line-break/>fpeciem immutant... Siquidem enim' asini femen equa utero<text:line-break/>fufcipiat, foetus non folum patris fpeciem habent:, Jed<text:line-break/>ex utroque parente mixtam. Si verto. vulpes canis semen<text:line-break/><text:span text:style-name="T50">fufcipiat, </text:span>etiam liic quod nafcetur non canis, sed mixti<text:line-break/>cujusdam ex uirpque generis reddeturi. . Et quod multo<text:line-break/>adhuc majus hoc est;.Jn feptimo quem de femine scripsit<text:line-break/>libro infuper' fatetur Athenaeus, haud sicio-quomodo id <text:span text:style-name="T50">nop<text:line-break/></text:span>sentiat Plus enim habere ait a matre quam a patre quod<text:line-break/>nafcitur, de equa quidem mulum, de<text:span text:style-name="T50">,</text:span>asina vero mulam,<text:line-break/>quemadinodum etiam quum vulpes cani mifcebitur, qpod<text:line-break/>generatur, siquidem canis masculus extat, vulpis fpeciem<text:line-break/>habet, si vero contra,, in canis fpeciem ipfe foetus trans-<text:line-break/>it; ut, quod quidem ex vulpe est, vulpes, caniformis fiat,<text:line-break/>quod vero<text:span text:style-name="T50">. </text:span>ex cane est, canis vulpisormis. Etenim , si</text:p>
      <text:p text:style-name="P13">oviculam hircus ineat, oviculam generari ait duro pilo<text:line-break/>obsitam; si vice verfa aries capellam, capellam molli<text:line-break/>pilo generari, tanquam nihil minus ad speciem nascen-<text:line-break/>tis conferatur a matre, verum plus etiam, quam a pa-«<text:line-break/>tre- Oportebat autem non solum nofa- plus ex matre<text:line-break/>foetibus adeste, fed neque minusa Omnino, enim nihil<text:line-break/>immutat forma ex fpecie animalis, sive plantae, fed ex<text:line-break/>feminibus omnia tale principium habent. Et quid opus<text:line-break/>est longis verborum ambagibus? Fatentur enim hoc etiam<text:line-break/>illi ipsi, contra quos maxime niihi institutus esc hic fermoni<text:line-break/>Dico vero, non folum speciem accedere materiae, ex<text:line-break/>qua fit aliud quidem homo, aliud vero' quercus, aut pla-<text:line-break/>tanus, aut hedera, fed et formam ipfam perfici a femine<text:line-break/>materiam effingente. Atque hoc ipfum circa formatio-<text:line-break/>nem non solum- figurae, sed etiam magnitudinis et post-<text:line-break/>hirae uniuscujusque-partis fe ^conjectare dicunt, infuper-<text:line-break/>que ex mutua ipfarum concretione. Quo igitur- sciant,<text:line-break/>Quantum delinquant, interrogabimus ipsos sermonem/ qui'</text:p>
      <text:p text:style-name="P13">ex ipsorum dictis conclusionis vice £equitur: Utrum fa-<text:line-break/>cultas foetum effingens oculum quidem, et nafum, et su-<text:line-break/>percilium, ac singulas alias partes abfolvere ex natura fua<text:line-break/>possit, materia vero tum adunci et. simi nasi,, tum oculi<text:line-break/>glauci et nigri opifex sit, an ejusdem facultatis sit nafum<text:line-break/>effingere, eundemque statim aduncum, aut simum, aut<text:line-break/>rectum facere; quemadmodum,, opinor, etiam Polycletus,<text:line-break/>quando fatellitem finxit, non. ipfe quidem nasi et oculi<text:line-break/>opifiex fuit,..luto, vero, ut rectum eundem faceret, permisit.<text:line-break/>At enim quo nihil desit, juxta utramque refp.onsionem fer-<text:line-break/>mo nobis transigatur, ac primum ponamus, eos nobis respon-<text:line-break/>disse , nafum quidem ab opifice, rectum, vero nafum i.ma-.<text:line-break/>teria produci; et fecundum eundem modum oculum <text:span text:style-name="T52">t</text:span>a fa-<text:line-break/>cultate effingente, glaucum vero aut nigrum a materia, atque<text:line-break/>eodem modo etiam de aliis, unamquamque, a. femine qtsse<text:line-break/>dem fieri, talem vero'aut talem a menstruo* . Atqui hoc-<text:line-break/>etiam concesse sequetur, hoc, quod generatur, femper matri</text:p>
      <text:p text:style-name="P13">assimilari. Similitudo enim ex partium fit formatio ne,<text:line-break/>nec' fecundum communem speciem, fed juxta insitae.ip-t<text:line-break/>farum differentias. Veluti communis.;.species hominent<text:line-break/>facit, et equum, et bovem, differentia vero juxta<text:span text:style-name="T64">;</text:span>partes-<text:line-break/>simum et aduncum facit, et in his similitudo aut dissimirf<text:line-break/>lifudo ad parentes consistit* Rurfus. igitur ponamus, ejus-:<text:line-break/>modi formationem ex seminibus fieri; verum, siquidem<text:line-break/>lolus mas femen emittit,, nunquam sane, ullus foetus ma-<text:line-break/>tri siinilis fiet. . Quare utrinque fermo dubius. relinquitur £<text:line-break/>si namque a facultatehoc est a femine, similitudo per-<text:line-break/>ficitur., solis maribus foetus similes evadent, matri.veroi-<text:line-break/>nullos unquam similis reddetur; si vero ex materia, hoc<text:line-break/>est menstruo, foeminis folis, patri vero nullus unquam,<text:line-break/>similis erit; atqui utrisque similes esse apparent. : Quare<text:line-break/>vanae sunt sententiae, quas pro certis ac. firmis assiumunt.-<text:line-break/>Figuram etenim sermonis syllogismo constantem nemo<text:line-break/>ignorat, qui faltem leviter de demonstratione quicquam<text:span text:style-name="T64">;<text:line-break/></text:span>didicerit Quo- vero manifestior sit etiam- .modice exer-’</text:p>
      <text:p text:style-name="P13">citatis,‘utrumque termonem seorsum proponam. Similitu-<text:line-break/>dines funt ex feminibus, femen est ex S0I0 masculo. Hic<text:line-break/>quidem prior sermo ,est- Alter vero hic: similitudines<text:line-break/>funt ex menstruo, menstruum ex sola foemina. Manife-<text:line-break/>stum' igitur fit jam, quod, utrum tandem quis verum fup-<text:line-break/>pofuerity falfa conclusio fequetur. Atqui neque aliud ter-<text:line-break/>tlum reperias, fed ex menstruo et semine animalia gene-<text:line-break/>rantiir, ut hinc non aliud tertium nobis sit investigan-<text:line-break/>dum'. Relinquitur igitur, ex reliquis affumptionibus alte-<text:line-break/>ram non esse veram. Erat autem altera ipsarum-, in qua<text:line-break/>menstruum solius matris efle dicebatur, altera vero, in<text:line-break/>qua femen folius patris. Quare ex his omnino altera est<text:line-break/>falsa. Sed matris solius efle menstruum, vera est etiam<text:line-break/>juxta illos ipsos. Igitur falfa dicitur, solius patris esse<text:line-break/>scmen. Palam est autem, sive femen dicamus , sive gene-<text:line-break/>rati vum femen. Juxta utramque dictionem hic sermo per-<text:line-break/>ficielur; ita ut adversus eos, qui foeminam in totum</text:p>
      <text:p text:style-name="P13">femen emittere negant, 'simpliciter semen nominemus^ con-<text:line-break/>tra eos vero, qui semen quidem emittere eam dicant, sed hoc<text:line-break/>non generativum, etiam generativum ad femen addamus^ At-<text:line-break/>que haec quidem <text:span text:style-name="T50">ad </text:span>ipsorum opinionem redarguendam fuffe-<text:line-break/>,cerini. Licet porro et citra, elenchum ex directo demonstra-<text:line-break/>tioiiem facere bifariam, et per hypotheticum, et per cate*<text:line-break/>goricum syllogismum. Per hypotheticum sic: Si'utrisque<text:line-break/>parentibus foetus assimilantur, juxta communem caufam<text:line-break/>in utrisque existentem assimilantur; atqui litrisque paren-<text:line-break/>tibus assimilantur foetus; igitur juxta communem caufam<text:line-break/>in utrisque existentem assimilantur.' Deinde rurfus: Si<text:line-break/>juxta communem causam foetus parentibus similes fiunt,<text:line-break/>aut sane juxta feminis aut menstruorum. substantiam si-<text:line-break/>miles fiunt; £ed menstruorum substantia communis non<text:line-break/>eft; juxta feminis itaque fubstanliam similes redduntur*.<text:line-break/>Per categoricum vero sic ratiOcinando cOliigimus: Quan-<text:line-break/>doquidem foetus utrisque parentibus assimilantur, com-*<text:line-break/>mune habent principium, quod eos ipsis parentibus assimi-</text:p>
      <text:p text:style-name="P13">lab' Similitudo enim foetuum ad parentes juxta princi-<text:line-break/>pium.contingit. Delude ultra praedictam ratiocinationem<text:line-break/>aliam proponemus hoc modo:. Aut ex femine, aut ex<text:line-break/>menstruo similitudo foetuum ad parentes existit; fed non<text:line-break/>«x menstruo; igitur ex femine. Deinde post hanc rursus<text:line-break/>aliam proferemus;. Si ex femine foetuum fiunt similitudines,<text:line-break/>neceflarium est et foeminam semen emittere, quod multi<text:line-break/>pueri matri simillimi appareant Haec quidem igitur Athe-<text:line-break/>naei et Aristotelis gratia dicta sint, quandoquidem gau-<text:line-break/>dent ac studio habent demonstrationibus fcientificis uti.</text:p>
      <text:h text:style-name="P67" text:outline-level="2">Cap. <text:span text:style-name="T59">II.</text:span></text:h>
      <text:p text:style-name="P1">Nos vero per nos ipsos rursus scrutemur,<text:line-break/>si qua tandem est causa, ob quam species animalis magis<text:line-break/>juxta matrem, sit, similitudo autem alterutri parenti. Etsi<text:line-break/>enim quam maxime femen emittat foemina, idque foe-<text:line-break/>enndum effundat, non tamen plus neque foecundius ma-<text:line-break/>ris femine; oportebit itaque femper foemineum femen<text:line-break/>superari, mafculeum vero ipsum vincere; quare per seip*<text:line-break/>fpm et ad speciem et ad similitudinem producendam</text:p>
      <text:p text:style-name="P13">dominium obtinebit Verum quid <text:span text:style-name="T50">mihi videatur ad<text:line-break/></text:span>hujus fermonis solutionem, 'deinceps recenfebo, usurus<text:line-break/>ad solutionem pronuriciatis suppositis ab Aristotele in<text:line-break/>fecundo de partibus animalium, a nobis in primo de<text:line-break/>nfu partium demonstratis. Natura equidem corpus ptae-<text:line-break/>parat animae moribus et facultatibus aptum; mores vero<text:line-break/>et facultates ex temperamento substantiae insitos habet,<text:line-break/>unde etiam prima ipsorum generatio est, quemadmodum et<text:line-break/>hoc ab Aristotele est demonstratam. Contingit igitur ex,<text:line-break/>llis suppositis tanquam fulcris concludi, fpecies-animalium<text:line-break/>ad fubjectas generationi fubstantias confequi, et efle ip-<text:line-break/>sum animal aut equum, <text:span text:style-name="T50">aut </text:span>bovem, aut-hominem, aut<text:line-break/>quamcunque aliam fpeciem, juxta fubstantiam, unde fa-<text:line-break/>ctum est, et non juxta facultatem illius fubstantiae mo-<text:line-break/>tricem et conformatricem. Nihil vero refert in" prae-<text:line-break/>iens materiam aut fubstantiam vocare: manifestum est<text:line-break/>enim,, quod, quum fubstantia multipliciter dicatur, unum<text:line-break/>ilunc ipsius significatum secundum materiam usurpamus.<text:line-break/>Af vero in animalibus fubjecta ad generationem ipsorum</text:p>
      <text:p text:style-name="P13">fubstantia menstruum folum est, ut .Aristoteles dixit;<text:line-break/>principium vero motus ei ex femine accedit. Et fana<text:line-break/>etiam ipfo Athenaeus similiter ut Aristoteles materiam<text:line-break/>generationis animalis in menstruo collocat, facultatem<text:line-break/>vero moventem in mafculo femine. Continget igitur<text:line-break/>ipsis ex his dimidiam partem propositi problematis suffi-<text:line-break/>cienter solvi, reliquam vero, dimidiam dubiam relinqui..<text:line-break/>Propria est enim menstruo animalis species: juxta mate-<text:line-break/>riam enim, ex qua fit, fpeciem constitui demonstratum<text:line-break/>est: forma vero uniuscujusque fpeciei, veluti etiam antea<text:line-break/>dicebamus, femper juxta masculum constituetur. Quorum<text:line-break/>prius aliquo modo verum est, non tamen penitus, alte-,<text:line-break/>rum autem penitus falsum essi Si enim materiae gene-<text:line-break/>rationis animalis species propria est, prius verum est;<text:line-break/>si vero non tota, fed aliquid etiam ex eo, quod faculta-<text:line-break/>tem exhibet, speciei admifcetur, hoc fassam essi Demon-,<text:line-break/>stratum enim antea est, non omnis animalis fpeciem<text:line-break/>juxta matrem effingi, fed plurimam quidem juxta illam.</text:p>
      <text:p text:style-name="P13">habere autem et aliquid a patre. Quare fieri non posse<text:line-break/>videtur, ut quaesitum recte solvatur, si Athenaei et Ari-<text:line-break/>stotelis pronunciata omnia ut solida fulcra persistant.<text:line-break/>Consideremus igitur, utrum tandem ex eis nobis remo-<text:line-break/>vendum sit: ac prius quidem immobile scrvare oportet,<text:line-break/>utpote tum a nobis in tractatu de ufu partium, tum ab<text:line-break/>Aristotele per manifesta evidenter demonstratum. Remo-<text:line-break/>vendum igitur pronunciatum posterius de menstruo et de<text:line-break/>femine prolatum. Neque enim femen facultas folum est,<text:line-break/>fed et materia quaedam, neque menstruum materia<text:line-break/>folum, <text:span text:style-name="T50">fed </text:span>et facultas. Quod igitur femen quidem et<text:line-break/>ad. materiale principium animalis maxime confert-, in<text:line-break/>priore libro est demonstratum<text:span text:style-name="T50">; </text:span>quod vero menstruum<text:line-break/>conferat ad principium potentiale, in hoc demonstrabitur,<text:line-break/>modo tantuni <text:span text:style-name="T50">ex </text:span>his, quae fu priori libro de feminis ge-<text:line-break/>neratione demonstrata sunt, in memoriam revocaverimus,<text:line-break/>quod femen est fanguis exacte percoctus <text:span text:style-name="T49">α </text:span>vasis ipsum<text:line-break/>continentibus. Juxta hanc enim rationem fanguis non</text:p>
      <text:p text:style-name="P13">folum materia generandi foetus fuerit, fed et semen po-<text:line-break/>tentia. Apparet autem et Athenaeus in usnc fententiam;<text:line-break/>postea necessario perductus efle, quando quaerit, quo<text:line-break/>modo matri foetus assimiletur^ verum quidem quiddam<text:line-break/>dicens, non tamen sibi ipsi constans, velut rurfus demon-<text:line-break/>strabo. Nunc vero ad id, quod proposifum est, progredie-.<text:line-break/>mur* Quod quideta ex materia et facultate unum quod--<text:line-break/>que animal gignatur, in . communi confitemur: quod vero<text:line-break/>tum femen, fum menstruum habeat utraque principia,.<text:line-break/>non tamen aequalibus viribus praedita, fed semen qui-<text:line-break/>dem effectivum validissimum, materiale vero, modicae<text:line-break/>molis, menstruum, autem materiale quidem plurimum,<text:line-break/>pptentiale vero fisu effectivum .debilissimum, illi* equidem,<text:line-break/>haud fcio quomodo ignoraverunt, nos autem praeterire<text:line-break/>non oportet, his, quae jam demonstravimus, in memoriam<text:line-break/>revocatis. Si etenim materiale gignendi principium, juxta.<text:line-break/>quod speciem animalis absolvi demonstratum est, in folor<text:line-break/>ipenstruo esset,„ foetus, utique, exacte ejusdem speciei,<text:line-break/>cum matre geperaretur, quemadmodum etiam, streffpeU-</text:p>
      <text:p text:style-name="P13">vum <text:span text:style-name="T50">folum in </text:span>semine esset, femper utique similis fieret<text:line-break/>patri; quando vero utrumque ambo spsa principia habet,<text:line-break/>praedominatur autem in menstruo materiae copia, in fe-<text:line-break/>mine vero facultatis aut roboris, merito (opinor), spe-<text:line-break/>ciem animalis juxta matrem magis refert foetus, quam<text:line-break/>juxta patrem, etiamsi ipsius femen ad materiale princi-<text:line-break/>pium conferat, similitudinem vero <text:span text:style-name="T49">ηοή </text:span>magis juxta' ma-<text:line-break/>trem quam patrem. Quanquam, quod ad robur feminis<text:line-break/>attinet, foetum patri samper assimilari oportebat Verum<text:line-break/>genitura muliebris conferens ad valetudinem, quum facul-<text:line-break/>tatem ex menstruo per novem menfes prodeuntem assium-<text:line-break/>pferit, tanto exuperat, quanto circa primum congressam<text:line-break/>exuperabatur. Proprium enim muliebri femini est fuam<text:line-break/>ipsius fubstantiam ac facultatem magis quam mafculini<text:line-break/>augere atque corroborare.</text:p>
      <text:h text:style-name="P67" text:outline-level="2">Cap. III.</text:h>
      <text:p text:style-name="P1">At quum Jsiaec abunde definita sint, tem-<text:line-break/>pus utique opportunum fuerit considerare id, quod ut du-<text:line-break/>bium proponitur tum ab his, qui foeminam femen emit-<text:line-break/>tare in totum negant, tum qui foecundum semen emit-.</text:p>
      <text:p text:style-name="P13">tere non putant <text:span text:style-name="T50">Si </text:span>enim ita <text:span text:style-name="T50">res </text:span>ferat, inquiunt, ut<text:line-break/>foemina non folum materiae, fed etiam facultatis prin-<text:line-break/>cipium esset, supervacaneus esset masculus. Quidam vero<text:line-break/>etiam gallinarum hac. <text:span text:style-name="T50">parte </text:span>mentionem faciunt, quae sub-<text:line-break/>ventanea et favonia appellata ova pariunt citra masculi <text:span text:style-name="T50">/<text:line-break/></text:span>coitum. Empedocles equidem futuri foetus partes divul-<text:line-break/>sas esse perhibet, easque partim in mafculo, partim in<text:line-break/>muliebri femine contineri, atque inde etiam ipsius ve-<text:line-break/>nerei complexus appetendam animalibus oriri, nimi-<text:line-break/>rum divulsis partibus 'luter fe uniri appetentibus.<text:line-break/>Absurdus est hic sermp , tribuens primum quidem<text:line-break/>unicuique particulae, veluti animali, innatam appe-<text:line-break/>tentiam unionis et coitus ad totius animalis perfectionem<text:line-break/>abfolvendam. Delude non fentit, fe vasorum utriusque fe—<text:line-break/>minis permixtionem facere, non relictis etiam similaribus,<text:line-break/>velut etiam liquido apparet. Juxta ipfum enim omnia in se*&gt;<text:line-break/>ipsi} continebit femen, et ex omnibus animalis partibus com-<text:line-break/>ponetur, ex arteria videlicet et vena, et nervo, et osse, et</text:p>
      <text:p text:style-name="P13">ligamento ac came, <text:span text:style-name="T50">singulisqne aliis </text:span>inordinate luter fe<text:line-break/>positis, et ordinatore ac <text:span text:style-name="T50">ornatore </text:span>indigentibus, quo ex<text:line-break/>ipsis animal gignatur. <text:span text:style-name="T50">Quid </text:span>igitur tandem erit, quod or-<text:line-break/>dinem ipsis distribuet? non equidem, velut quidam ajunt,<text:line-break/>similium ad similia raptus: hac enim ratione unum<text:line-break/>magnum os in foetu <text:span text:style-name="T50">erat, </text:span>omnibus videlicet osseis parti-<text:line-break/>culis in unnm congre£sis, una etiam cartilago, una arte-<text:line-break/>ria, nervus unus, et singula alia eodem modo. Aliojgi-<text:line-break/>tur aliquo tertio opus erit partibus -in utroque femine'<text:line-break/>difpersis, quod ordinet <text:span text:style-name="T50">ac </text:span>ornet ipsas. Quare aut tertium<text:line-break/>femen nobis quaerendum eft, cui hanc facultatem tribua-<text:line-break/>mus, aut in primis feminibus statim contineri fatendum.<text:line-break/>Abfurdior autem adhuc Empedoclis fermto est non intel-<text:line-break/>ligentis, quod tandem augmentum foetui futurum sili<text:line-break/>Quum enim necessario minimae sint primae arteriae et<text:line-break/>venae, amplius vero et ossa, et nervi, et cartilagines,<text:line-break/>et.ligamenta, membranaeque ac carnes, simile fane essa</text:p>
      <text:p text:style-name="P13">oportet,, qnod' ipsis affinguntur, quo augescant Unde igi<text:span text:style-name="T64">7</text:span> -<text:line-break/>tur hoc habebimus? Apparet equidem, nihil foetibus<text:line-break/>affluere praeter menstruum<text:span text:style-name="T50">; </text:span>hoc vero fanguis solum eib,:<text:line-break/>non sane compositus ex nervis, et venis, et arteriis ac<text:line-break/>ossibusj, et aliis omnibus partibus. Si vero ex alterato<text:line-break/>et transmutato singulas has partes fieri dicemus, in femi-<text:line-break/>ne utique artificem, qui haec operatur; fuppositum efle<text:line-break/>oportet, quem quum <text:span text:style-name="T50">a </text:span>principio habeamus, abfurde om-<text:line-break/>nino divulfas- partes pronunciamus. Et quomodo sane<text:line-break/>funt divulfae.?j. num-singulae ofsis capitis partes seorfum<text:line-break/>in utroque femine* circumfcriptae funt? et rurfus unius-<text:line-break/>cujusque vertebrae pars? deinde rursus feorsum et bra-<text:line-break/>chiorum et cubitorum singulorumque aliorum? an om-<text:line-break/>nium • simul ossium substantiam lusormem et confusam<text:line-break/>utrumque femen habet? Delude ex ipsa alius quispiam<text:line-break/>artifex singula offa effingit, deinde alius componit,- quem-<text:line-break/>admodum ex luto lateres effingit quidem laterum opifexy</text:p>
      <text:p text:style-name="P11">diri .la.A. -<text:tab/>&gt;. alv-uef lallis iss-<text:tab/>-<text:tab/>♦ -</text:p>
      <text:p text:style-name="P56">componit autem eos inter fe aedificator? Atqui haec- om—<text:line-break/>nia impossibilia sunt, singulis ipstrumentalibus partibus et<text:line-break/>maxime genitalibus collustratis: aut enim in utroque fe--'<text:line-break/>mlue utrorumque tum masculinorum tum foeminluorum<text:span text:style-name="T49">ἰ<text:line-break/></text:span>organorum funt partes, aut muliebrium inl muliebri, vr-d<text:line-break/>rilium in virili;: utro autem modo res<text:span text:style-name="T64">:</text:span> habuerit, ubi sp-<text:line-break/>fa femina fuerint permixta, ambo organa in ipfo foetux<text:line-break/>effingentur. Quare omnes nostri foetus tali specie produ-J<text:line-break/>centur, quales plaftae fingunt, quos Hermaphroditos ap-<text:line-break/>pellant, , utraque. genitalia membra tum virilia, tum. mu-<text:line-break/>diebria habentes. Si vero pereunt altera, etiam crus per-<text:line-break/>ire, aut manum, aut aliquam aliam partem necessarium<text:line-break/>est. Multis igitur . modis. Empedoclis opinio est absurda/<text:line-break/>et adhuc dubium’ relinqui videtur, problema a principio<text:line-break/>propositum, quamobrem, .si . quidem muliebri 'animali'<text:line-break/>etiam semen, inest, mafculus generatus sit; cur foemina<text:line-break/>fola nonni generet per seipsam. <text:span text:style-name="T50">-•<text:tab/>-<text:tab/></text:span>. <text:span text:style-name="T50">A AsreseAt</text:span></text:p>
      <text:h text:style-name="P68" text:outline-level="2">Cap. IV.</text:h>
      <text:p text:style-name="P1">A nobis quidem jam potestate foluta est<text:line-break/>haec quaestio in priore libro: dicetur tamen nihilominus<text:line-break/>etiam nunc. Porro neque Athenaeus, neque Aristoteles,<text:line-break/>neque alius medicus aut philosophus ejus solvendae fa-<text:line-break/>cultatem habuit. Plerique vero consimile quid faciunt<text:line-break/>his, qui motum omnino non esse pronuntiant propterea,<text:line-break/>quod non sciunt, quomodo -fiat. Et oportet sane in hoc<text:line-break/>Empedoclem magis laudare, quam Athenaeum et Aristote-<text:line-break/>lem, propterea quod servato eo, quod apparet, investigat<text:line-break/>causam. Si enim ih his rebus, de quarum rationali cau-<text:line-break/>fa dubitamus, rem ipsam sustulerimus, -tempestivam occa-<text:line-break/>sionem dicendi habebimus, quod neque videmus penitus,<text:line-break/>neque audimus, imo neque sentimus, neque recordamur,<text:line-break/>neque somnia videmus, eo quod dubia est in his singulis<text:line-break/>causa ipibrum generationis, Quod quidem igitur foemi-<text:line-break/>ninum animal femen habeat, sensibus credendum est,;<text:line-break/>quemadmodum antea dicebamus, neque permittendum<text:line-break/>rationi, ut ea subvertat, quorum substantia evidenter exi-<text:line-break/>stare apparet. Quae vero sit causa, ob quam, quum</text:p>
      <text:p text:style-name="P13">etiam foeminlnum animal femen emittat, mafculum tamen<text:line-break/>sit gener alum,<text:span text:style-name="T63">vj.au </text:span>t cur generato mafculo etiam adhuc’fer-‘.<text:line-break/>vatum, sit foemineum femen, considerandum. Praestabat<text:line-break/>namque, opinor,, ipfum habere excrementum conferens<text:line-break/>ad foetus generationem. At vero.. Athenaeus contrario,<text:line-break/>omnino utitur Termone; ob hob enim foeminae excre-<text:line-break/>mentum feminale esse negat, quod fanguineum habet;,<text:line-break/>duo vero ipsi generari excrementa non conveniebat. Ap-<text:line-break/>ponit autem aliquando formioni, quod*non possit unum-<text:line-break/>animal utraque in fefe .habere principia generandi foetus,)<text:line-break/>materiam videlicet et facultatem... Verum haud fcio, quo-'<text:line-break/>modo id eveniat, ut errore feductus idem ipfe circa plan-<text:line-break/>tas generationis principia non esse difcreta tradat, fed.<text:line-break/>ambo in ipsis esse, tum materiae, tum facultatis., Ari-i.<text:line-break/>stoteles vero etiam magis adhuc in quibusdam animali--<text:line-break/>bus visa esse ait omnia praegnantia, et nihil in ipsis dis- ,<text:line-break/>cretum aut fegregatum existere, fed uniri. Quare hujus<text:line-break/>rei gratia non eipectant externum accusatorem, fed ipsi</text:p>
      <text:p text:style-name="P13">saipfos dejiciunt ab Adrastea victi. <text:span text:style-name="T50">-- </text:span>Nos porro id, iii quo<text:line-break/>dubii haerent, in. priore libro jam solutum esse dicimus.<text:line-break/>Primum etenim neque appetiverit coifum foemina, si non<text:line-break/>habeat testes et semen, atque hoc non ex rationibus<text:line-break/>probabilibus, quibus' illi utuntur.’, <text:span text:style-name="T50">•• </text:span>fed ‘fci en tisicis et-de-<text:line-break/>monstrativis afferentes fidem omnibus faciemus. Suffe-<text:line-break/>cerit autem vel folas testium exectiohes exponere ac pto-<text:line-break/>ferre, quas apud multos populos in foeminis fuibus fa-<text:line-break/>clunt Apparent enim hae non amplius feipfas verribus<text:line-break/>subjicere, velut antea, fed omnis venerei complexus obii-<text:line-break/>tae esse. Ostendam autem tibi - ordine etiam alium non<text:line-break/>levem muliebris feminis nfum&lt; -Si enim dissectione vo-<text:line-break/>lueris membranam allantoidem appellatam infpicere, semi-<text:line-break/>nariis vasis appensam, quam etiam ex muliebri semine<text:line-break/>generari dicebamus, videbis fane statim in ipsis diflectio-<text:line-break/>nibus, non poste mafculo semine omnes uteri partes obli-<text:line-break/>ni; e directo enim ejaculatum per uteri collum ad fun-</text:p>
      <text:p text:style-name="P13">dum eique vicinas partes fertur, ad latera vero usque<text:line-break/>ad cornua divertere id non potest. Et hunc igitur 'non pat-<text:line-break/>vum ufum generando foetui exhibet muliebre femen, quiii<text:line-break/>et velut proprium ac familiare alimentum mafculo femini<text:line-break/>existit, nempe hnmidius et frigidius existens, qtium illud<text:line-break/>crassius sit et calidius. Ne 'igitur impossibile'esse dica-<text:line-break/>mus<text:span text:style-name="T50">, </text:span>fo eminam utra que excrementa coacervare. Apparet<text:line-break/>enim, quod ipfa coacervet, et recte utique ut passibile<text:line-break/>afleritur, <text:span text:style-name="T50">quod </text:span>manifeste existere videtur: non enim im-<text:line-break/>possibile est hoc,- quod manifeste existit:' verum ratio, quae<text:line-break/>ipfum calumniatur, minime probabilis est, utpote contraria<text:line-break/>his, quae evidenter apparent. &gt; Ne igitur frustra generatum<text:line-break/>efle femen muliebre dicamus i <text:span text:style-name="T50">’ </text:span>melius enim erat ipfos<text:line-break/>modice castigato fermone dicere, impossibile esse foemi-<text:line-break/>nam et fanguineum habere excrementur^, et femen foe-<text:line-break/>eundum, ipsis enim ob temperamenti frigiditatem fanguis<text:line-break/>fupervacaneus coacervatur, forti autem calore opus est'<text:line-break/>ad generationem feminis exacte eleborati et percocti, et</text:p>
      <text:p text:style-name="P13">humidior quidem est foemina <text:span text:style-name="T50">ac </text:span>frigidior, calidior autem<text:line-break/>et siccior mafculus. Merito igitur alteri quidem, deest<text:line-break/>quid ad exactam feminis percoctionem, alteri vero im-<text:line-break/>possibile est /anguineum excrementum habere prae calore<text:line-break/>et siccitate id ipsum totum resiccante. Ob id igitur et<text:line-break/>animalia, quae sicciore temperamento praedita sunt, velut<text:line-break/>plurimae gallinae et ex pisicibus non pauci, ova genera-<text:line-break/>re folent citra mafculi ponverfationem: deest tamen<text:line-break/>etiam his quippiam ad perfectionem, si non assiumant ex<text:line-break/>illo calorem. Non.tamen impossibile est animo concipere<text:line-break/>tale temperamentum animalis corporis, ut imperfectum<text:line-break/>animal generet absque alterius commixtione; animal tamen<text:line-break/>perfectum in seipfo concipere vere difficile est: et for-?<text:line-break/>tassis impossibile. Per multum enim tempus ejusmodi<text:line-break/>conceptum foetum nutriri oportet, hoc vero fieri non po-<text:line-break/>test citra hoc, ut foemina excrementis redundet». Excre-<text:line-break/>mentis autem redundare non poterit citra hoc, ut tem-<text:line-break/>peramento multum frigidior et humidior existat. Sed.si<text:line-break/>talis fuerit, neque memorabilem feminis copiam, neque</text:p>
      <text:p text:style-name="P13">femen ipsum viscosum, neque calidum, neque crassam gene-<text:line-break/>rare potest, quare neque foecundum. Demonstratum est enim<text:line-break/>in superiore fermone, quod tale esse oporteat foecunduni<text:line-break/>femen, ut statim, simul ut effulum est, substantia ipsius partim<text:line-break/>in membranam abeat, partim in vas distendatur, partim ve-<text:line-break/>ro formet Ob hanc rem igitur necessaria ostensa est foeminae<text:line-break/>humiditas et frigiditas in his animalibus, in quibus na-<text:line-break/>tura simile animal ei, quod fu utero gestat, effingit Quod<text:line-break/>enim in plantis est terra, hoc talibus est ipsa mater ali-<text:line-break/>mentum irrigans, usque quo totum animal perfecte fuerit<text:line-break/>abfolutum. Causa vero horum est alimenti, differentia:<text:line-break/>plantis enim humor ex terra alimentum est, animalibus<text:line-break/>vero fructus, herbae, lac, et aliorum animalium carnes,<text:line-break/>quemadmodum etiam femini plantarum humor ex terra<text:line-break/>fussiciens est, semini vero animalium, quando neque com-<text:line-break/>edere adhuc, neque bibere conceptus foetus potest, ma-<text:line-break/>teria in venis matris insitum alimentum exiftit. Oporte-<text:line-break/>bat igitur ipfum matri copulari ac coalefcere-, quemadmo-<text:line-break/>dum plantae siemen ipsi terrae, <text:span text:style-name="T64">a</text:span></text:p>
      <text:h text:style-name="P68" text:outline-level="2">Cap. V.</text:h>
      <text:p text:style-name="P52">Caeterunr non parva dubitatio excipit hunc<text:line-break/>sannionem de similitudine p'aftium natorum ad parentes.-<text:line-break/>Si' enim feminis dominatu similitudinem fieri contingit,<text:line-break/>ernnes partes alteri-parentum similes generabuntur, cujus-<text:line-break/>cnnque tandem femen praedo mi nabitur. Id tamen fieri non<text:line-break/>apparet. Equidem, strpossibile est aliquas partes a feminis<text:line-break/>fuafculi motu vim obtinere, aliquas vero a muliebris,<text:line-break/>non amplius similarium • partium esse videbitur femen,<text:line-break/>attamen videtur magis omni alio -tale esse. Atque' hoc<text:line-break/>erat; quod nos ili Iconi muni confitebamur cum Aristotele<text:line-break/>et Athenaeo, qui ex sanguinis coctione ipsius generatio^<text:line-break/>nem constituunt, non ex omnium animalis partium eli-<text:line-break/>quatione. Si tamen etiam similarium partium existat et<text:line-break/>misceatur in/utero? muliebre' femen' virili, possibile est<text:line-break/>ipsa circa foetus effingendos invicem praedotninari juxta di-<text:line-break/>verfas partes; quando fane et ex membranis' circa foetum al-<text:line-break/>lantoidem tunicam appellatam' ex folo muliebri femine</text:p>
      <text:p text:style-name="P13">tfeYari superiori fetmone est demonstratum. Fieri autem<text:line-break/>potest, etiamsi similarium partium sit tale femen, id spolTe<text:line-break/>ex omni sini ipsius parte omnes animalis partes efficere. Hac<text:line-break/>namque ratio ne femina ipfa disserunt, qnod id, quod primum<text:line-break/>elapsum est, aut crassius est, quod vero postea fequi tur circa<text:line-break/>fecundam auttertiam ejaculationem, aut tenuius, autff igidius,<text:line-break/>aut imbecillius, aut fubstantiae insiti spiritus minus particeps'.<text:line-break/>Quemadmodum etiam vice vetsa quod primum imbecil-<text:line-break/>lius, aut frigidum, aut fpirituofum existit Conixafium<text:line-break/>vero ipsi id, quod prodiit -circa fecundam, auT tertiam, ‘aut:<text:line-break/>quartam ejectionem. Deinde sic' ih<text:span text:style-name="T62">k</text:span> permixtione praedomi-<text:line-break/>toatur in aliquibus quidem aliis' partibus semen mafcu-<text:line-break/>lum, in aliquibus'vero ftoemirteum. Ubicunque vero domi-,<text:line-break/>netur, ea pars dominanti assimilatur, etenim in omni<text:line-break/>parte materiae opifex simul adest. Neque separatum est<text:line-break/>fetorsim quidem monens, et feorsim quod movetur: fed fe-<text:line-break/>ipsum movet et concinnat femen, et fane etiam augefcit,</text:p>
      <text:p text:style-name="P13">ut antea dicebatur, alimentum ex uterum gestante trahens.'<text:line-break/>Nihil. igitur mirum est utrique parenti natos assimilari<text:line-break/>circa diverfas partes. Num igitur etiam sic de genitali-<text:line-break/>bus partibus eandem causam ponemus, quod* partim maf-<text:line-break/>culae flunt, partim muliebres, et quod mafculus toto<text:line-break/>corpore a foemina differt <text:span text:style-name="T50">non </text:span>folum inter homines, fed<text:line-break/>etiam universa animalium . <text:span text:style-name="T50">genera </text:span>? Etenim si quis e<text:line-break/>longinquo confpiciat taurum, statim cognoscit masculum<text:line-break/>citra contuitum partium genitalium, et leonem similiter<text:line-break/>cognoscere licet ac discernere a leaena, gallum a gallina,<text:line-break/>hircum a capra, et ab ovicula arietem. Sic vero etiam<text:line-break/>virmll discernimus a foemina, non exutis vestibus antea,<text:line-break/>quo partium disterentiam inspiciamns, fed indutos ac con-<text:line-break/>tectos a nobis vilos. Nam et toto corpore inter se diffe-<text:line-break/>runt, et ex partibus, quae posterae appellantur, quaedam<text:line-break/>prorsus quidem foeminis non sunt, quaedam vero non<text:line-break/>ejusmodi: barbae namque et cristae, et calcaria, ac den-<text:line-break/>tes exerti masculorum animalium partes funt Cervis</text:p>
      <text:p text:style-name="P13">vero etiam cornua multa, et juxta has partes foeminae<text:line-break/>maribus inferiores funt. Differunt etiam amplius in<text:line-break/>hoc, quod alia funt pilis, magis denudata, alia hirfutiora,<text:line-break/>alia molli pilo vestita, et latis coxendicibus praedita, alia<text:line-break/>amplu pectore, <text:span text:style-name="T50">et </text:span>multis aliis differentiis, ut non abfurde<text:line-break/>opinatus <text:span text:style-name="T50">efle </text:span>videri- pOssit Stratonicus physicus, mafculum<text:line-break/>animal ex masculae geniturae dominio generari, muliebre<text:line-break/>ex muliebris. Sic tamen et venis et arteriis ipfa differre<text:line-break/>putat, quemadmodum genitalibus prartibns’, expers nimi-<text:line-break/>rum exactae difeiplinae corporum dissectionis. Non enim<text:line-break/>numerus folum, fed. et conformatio ac positura eadem est<text:line-break/>omnibus arteriis <text:span text:style-name="T50">ac </text:span>venis per totum tum mafculorum<text:line-break/>tum muliebrium animalium corpus. Verum hac parte<text:line-break/>plurimum aberravit. Ca et erum opinari, mafculum animal;<text:line-break/>ubi masculum femen praevaluerit, et muliebre juxta mu-<text:line-break/>liebris feminis dominium generari, falis probabile est;<text:line-break/>pugnat tamen contra hoc, quOd foeminae faepenumero<text:line-break/>patri simillimae gignantur/ et ex mafculrs non pauci ma-</text:p>
      <text:p text:style-name="P13">tri. Praestat igitur fortassis non simpliciter dicere, ob fe-<text:line-break/>minum dominium totum tum marem, tum foeminam ge-<text:line-break/>nerari, fed circa diversas partes. Pugnat auteni, ut .di- <text:span text:style-name="T50">•<text:line-break/></text:span>ctum est, adverfus hoc, quod non solum genitales partes<text:line-break/>ipsis diverfae sint, .sied etiam totum corpus. Oportebat<text:line-break/>igitur (opinor) inquirere, quaenam causa sit, ob quam<text:line-break/>puer aliquando qui deni mafculus gignitur, .verum matri,<text:line-break/>simillimus. Inxta fuperius igitur .habitum sermonem du-<text:line-break/>plices apparent esse similitudines patorum ad parentes.<text:line-break/>Prima quidem secundum speciem totius fubstantiae, .quum<text:line-break/>homo ex homine, et equus ex equo gignitur, et hanc<text:line-break/>fane mater magis exhibere apparet.; Altera vero juxta<text:line-break/>differentiam eorum, quae eadem, specie existunt, hominis<text:line-break/>videlicet ad hominem, et equi ad equum, in quibus prae-<text:line-break/>dominans semen plus poste demonstratum esc Inventa<text:line-break/>est autem nunc tertia similitudo praeter priores., quae est<text:line-break/>ut mafculi ad masculum, aut foeminae ad foeminam, de<text:line-break/>qua nunc videre propositum est, quomodo fiat. Neque</text:p>
      <text:p text:style-name="P13">enim, quum in genitalibus partibus dominium contingit,<text:line-break/>&lt;h,.id etiam toto corpore masiculus a foemina differt, ne-<text:line-break/>que quum penifus vicerit alterum, femen, multi enim<text:line-break/>mafculi matri similes fiunt, et foeminae patri. Quae eft<text:line-break/>igitur alia praeter has caufa? Mihi quidem una fola . re-<text:line-break/>liqua esse videtur consiequens ad temperamentum qualita-<text:line-break/>tum activarum, sic vero calorem et frigus appellare folemus.<text:line-break/>Considerandumigitur, an juxta harum permutationem mafcu-<text:line-break/>lus et foemina generari possit. Apparet autem et luter ip-<text:line-break/>Jbs foetus adhuc mafculus foemina non folum calidior, fed<text:line-break/>et siccior statim a principio esse: cujus rei gratia etiam<text:line-break/>mafculum omnes, quibus hae res curae fuerunt, non solum<text:line-break/>-Hippocrates, breviori tempore effingi ac formaii dicunt,<text:line-break/>foeminam vero longiori, atque hoc sic habere tum in aborec<text:line-break/>tibus, tum in praegnantium animalium diffectionibps .ap-<text:line-break/>paret. Utrum igitur ipsorum humidius et frigidius esse<text:line-break/>putandum est? num quod statim singularum partium spe-<text:line-break/>ciem.profert et ostendit, seorsum quidem ossis, feorfuai</text:p>
      <text:p text:style-name="P13">etiam nervi, Angulatim etiam arteriae et venae fingula-<text:line-break/>rumque aliarum partium? an quod ad plurimum tempus<text:line-break/>feminiforme ct sanguineum apparet? aut manifestum est<text:line-break/>hoc antea, quod calido et stcco citius ossa durescunt, ci-<text:line-break/>tiusque nervi extenduntur, et citius venae ac arteriae in<text:line-break/>fistulae modum cavantur, atque aliae omnes partes con-<text:line-break/>formantur? Quemadmodum enim lutum liquidum nullam<text:line-break/>figuram nullamque effigiem fufcipit, moderate vero durum<text:line-break/>fuscipit, sic et primus ac recens foetus similis est re-<text:line-break/>cens coagulato lacti, et quemadmodum hoc nullus eorum,<text:line-break/>qui casieOs cogere ac efficere folent, effingere aggreditur<text:line-break/>prius, quam moderate sit congelatum, eodem modo neque<text:line-break/>natura animal. Neque enim, etiamsi aggrederentur, am-<text:line-break/>plius quicquam efficerent, materia nondum compagem ha-<text:line-break/>hente, fed sine fulcro ac tremula adhuc diffluente. Ne-<text:line-break/>que enim' figulus lutum aut ceram liquidam effingere ten-<text:line-break/>tat prius, quam moderatam habeant firmitatem.' Ob id<text:line-break/>sane etiam siccius est, quod citius accipit formam. Amplas</text:p>
      <text:p text:style-name="P13">autem arterias, et venas, et thoracem, et (ut simpliciter<text:line-break/>dicam) Omnes partium cavitates habet, quod inflatum est,<text:line-break/>quum etiam hoc multo magis spiritus multus calidus ope-<text:line-break/>rari foleat. Itaque et arterias* majores et * fortius pulsan-<text:line-break/>tes habet, ac totum corpus robustum ac vegetum ad mo-<text:line-break/>tus. Talia autem omnia non folum fu jam editis, sed et-<text:line-break/>iam in his, quae adhuc in utero gestantur, signa sunt calo-<text:line-break/>ris praedominantis. Et ob <text:span text:style-name="T50">id </text:span>etiam in dextro utero mas-<text:line-break/>culi geftari videntur, et raro admodum visit est foemina<text:line-break/>in hoc utero, quemadmodum raro etiam in sinistro utero<text:line-break/>mafculus. Sic vero etiam testiculorum, corpulentior dex-<text:line-break/>ter existit, et prius quidem tempore pubertatis inflatus<text:line-break/>generatores mafculorum facit, gracilior vero et posterius tu-<text:line-break/>mefcere incipiens foeminarum genitores ostendet. Dictum<text:line-break/>porro de his uberius in quinto dissectionis Hippocratis;<text:line-break/>illius enim funt haec inventa. Nunc autem tantum ex<text:line-break/>ipsis sumere fatis erit, quod, siquidem dextrae partes sini-<text:line-break/>stris sunt calidiores, quemadmodum certe sunt, fuerit uti-</text:p>
      <text:p text:style-name="P13">que hoc signum, foemina mafculum calidiorem <text:span text:style-name="T50">efle. </text:span>De-<text:line-break/>monstratum est autem et sicciorem; est enim calidior e£<text:line-break/>siccior. Verum quod sit talis, omnes confitenfur, qui mov<text:line-break/>do aliquid de temperamentis prodiderunt, quin et, quod<text:line-break/>ad hujusmodi temperamentum robur actionum consequatur,<text:line-break/>itidem confessam esc Quapropter vero foetus ejufmodi<text:line-break/>temperamento praeditus testiculos extra pendentes habeat,<text:line-break/>et.iuxta ipfos pudendum praelongum, et uterum ex nulla<text:line-break/>parte, contra vero humidior simulque frigidior.testiculos<text:line-break/>intus habeat, itemque. uteros, itidemque intrinsecus,totum<text:line-break/>pudendum, lu praesenti fermone considerare, propositum<text:line-break/>estr Videor autem mihi videre, aliquid ex his,.quae in<text:line-break/>dilTectione apparent,. incitabulum nobis fore ad inveniem-<text:line-break/>dum ea, quae, quaeruntur. Est autem hoc ipfum propprtlu<text:line-break/>genitalium membrorum tum in mafculo, tum in muliebri<text:line-break/>animali. Si.quis enim geminae naturae uterum esse ani-<text:line-break/>mo concipiat, ita ut tum extra peritonaeum elabatur, .lupi<text:line-break/>sic invertatur, et quaecunque nunc .quidem .extra ipfum</text:p>
      <text:p text:style-name="P13">funt, interna fiant, <text:span text:style-name="T50">et </text:span>quae intra ipfum nunc sunt, forin-<text:line-break/>secus appareant, fuerint fane hoc modo testiculi in fcroto,<text:line-break/>nimirum uteri amplitudine in foro tum commutata, perito-<text:line-break/>naeo vero in membranam rubicundam appellatam, atque<text:line-break/>sic. fane ipsi testiculi non extra uterum, velut nunc Tunt,<text:line-break/>videbuntur, fed intra uterum recepti. Quin et qui cre-<text:line-break/>njaster appellatur .(est autem utrinque unus ex musculis<text:line-break/>jlium exoriens) similiter i fu uterum procedere apparet<text:line-break/>circa peritonaei foramina, eodem modo in mafculis qui-<text:line-break/>dem via existens arteriis et venis ex fupernis deorfum,<text:line-break/>vasis vero femfuariis ex infernis furfum; in foeminis vero<text:line-break/>Jntra peritonaeum sisa haec appendix ex mufculo .in .ute-<text:line-break/>rum demittitur juxta utramque partem dextram et sini-<text:line-break/>stram, ut et hae appendices eandem proportionem habe-<text:line-break/>ant cum cremasteribus masculorum. Collum porro utero-<text:line-break/>xum, quod et .ipfum inlus fu .foeminis situm est, in maf-<text:line-break/>eulis est ipfum virile pudendum effectum et extra locatum;:</text:p>
      <text:p text:style-name="P13">praeputium autem virile muliebre est pudendum in foemi-<text:line-break/>nis. Quemadmodum enim hoc operculum est stomachi<text:line-break/>ipforum uterorum, sic praeputium pudendi virilis pellicu-<text:line-break/>losa excrefcentia est lutus cava, praeterquam quod mul-<text:line-break/>to majus id in foeminis quam mafculis existit Omnia<text:line-break/>igitur genitalia membra tum mafculum, tum muliebre ani-<text:line-break/>mal eadem habere videtur, aut situ differentia, quod alte-<text:line-break/>ra intra peritonaeum sunt, altera extra, aut magnitudine,<text:line-break/>velut in praeputio et testibus nuper adeo dicebatur, quin<text:line-break/>et vafa testes nutrientia ex iisdem venis et arteriis pro-<text:line-break/>cedunt. Eodem vero modo quae ad penem et scrotum<text:line-break/>in maribus tendunt, illis respondent, quae ad collum uteri<text:line-break/>et pudendum muliebre pertingunt Eandem etiam habent<text:line-break/>proportionem principia vaforum uterum nutrientium cum<text:line-break/>his, quae in sicroto sunt virorum. Nec vero nervorum prin-<text:line-break/>cipium utrisque diversum eft, fed ab iisdem meduliae<text:line-break/>fpinalis regionibus et in viris et in foeminis procedit.<text:line-break/>Omnia igitur, quae genitales partes constituunt, in utrisque</text:p>
      <text:p text:style-name="P13">animalibus existere apparet, et in nullo penitus foeminam<text:line-break/>a mafculo, aut masculum a foemina fuperari, sied uno S0-<text:line-break/>lo differre, quod alterae partes lutus, alterae foris exi-<text:line-break/>stunt. Quare, si animo volutabis, quod in animalis, quod<text:line-break/>in utero gestatur, formatione genitales partes primam de*<text:line-break/>lineationem et quasi adumbrationem intra peiitonaeum<text:line-break/>accipiant, postea vero emergant, sic utique mafculi ani-<text:line-break/>malis generationem didiceris. Quod vero natura ejusmo-<text:line-break/>di partes non aliter effingere soleat, ex multis indiciis<text:line-break/>condifcere tibi licet. Ex uno quidem, et quod primum in<text:line-break/>recens editis animalibus apparet, dentibus nimirum intra<text:line-break/>locellos suos adhuc occultatis, oculis vero in plerifque<text:line-break/>adhuc clausis, in aliquibus vero neque articulatis. Exa-<text:line-break/>ctum autem horum spectaculum habebis abortus con-<text:line-break/>templando; amplius vero et in praegnantium animalium<text:line-break/>disiectionibus reperies tum alia, tum ipsa genitalia mem-<text:line-break/>bra ejusmodi generationem habere. Caeterum viro circa<text:line-break/>nataram exercitato haec sola considerare satis erit, quae</text:p>
      <text:p text:style-name="P13">nunc dicentur. Natura organis utitur ad partium opificium,<text:line-break/>et maxime earum, quae cavitates habent, et aere et igne.<text:line-break/>Nam et dilatare,- et iniussiare, et extendere, et siccare, et<text:line-break/>roborare corpora ipforum opus eft’; si vero foras expirannt,<text:line-break/>relinquent ipsam materiam. Circa unamquamque igitur<text:line-break/>praedictarum partium natura omne extrinsecus lineamentum<text:line-break/>velut feptum munitam effingit Postquam vero opificii fpe-<text:line-break/>ciem delineavit-, acervato fpiritus impetu utens simul et<text:line-break/>qutod eflbrmatum est propellit, et quod continet ac ambit simul<text:line-break/>perrumpit. Si vero aliquando circa ultimum opus debilite-<text:line-break/>tur, ipsum, quod faciebat, imperfectum derelinquit, quemad-<text:line-break/>modum profecto circa totum talparum genus'apparet, quibus<text:line-break/>lineamenta quidem oculorum intus expressa funt, verum<text:line-break/>foras emergere non potuerunt, natura circa hoc faciendum<text:line-break/>debili facta, ut propositum opus abfolvere non poflet.<text:line-break/>Ostenfum est autem fussicienter ab Aristotele, quod ex<text:line-break/>animalibus quaedam imperfectiora sint et circa partes<text:line-break/>aliquas, et aliquando circa totum’corpus. Oculorum ita-</text:p>
      <text:p text:style-name="P13">que <text:span text:style-name="T50">(quando </text:span>fane in horum mentionem incidimus) in<text:line-break/>aliquibus animalibus adeo perfecta est et efficax natura,<text:line-break/>ut nihil ipsis desit statim a partu, fed mox similiter ut<text:line-break/>animalia in vigore exiftentia cernant, in aliquibus vero<text:line-break/>aperiuntur palpebrae, et longo tempore opus habent ad<text:line-break/>certam et exactam actionem. Caries vero caecos catulos<text:line-break/>parere prae festinatione, etiam proverbium jam dicit.<text:line-break/>Verum si quis exacta appellatione uti velit, imperfectos<text:line-break/>potlus quam caecos vocabit recens editos catulos, utpote<text:line-break/>post paucissimos dies vifuros, talpas 'autem revera caecas<text:line-break/>et esse et generari dicet.<text:span text:style-name="T50">si </text:span>His ipsis parro adhuc amplius<text:line-break/>oculis privata funt plurima ostreorum genera. Vermibus<text:line-break/>vero - quibusdam in totum oculi non insunt, quibusdam<text:line-break/>ipsum folum vestigium saris obscurum. Quare natura velut<text:line-break/>gradus quosdam habere videtur; primum quidem, fu quo<text:line-break/>parum quid <text:span text:style-name="T50">a </text:span>plantis abscessit, animal faciendo, quod<text:line-break/>unuhi fenfum habeat, ipsum videlicet tactum; fecundum<text:line-break/>veroy in quo etiam gustum apponit, et tertium, in quo<text:line-break/>olfactum; deinde quarto gradui , auditum addit, et quinto</text:p>
      <text:p text:style-name="P13">vifom, postea differentias etiam ipsiorum, quas recensui.<text:line-break/>Nihil igitur mirum est, quemadmodum talpae oculos<text:line-break/>habent, qui intus articulari et particulatim digeri ac com-<text:line-break/>poni coeperunt, verum natura ipsos extra producere non<text:line-break/>potuit, eodem modo et genitales partes muliebribus ani-<text:line-break/>malibus fu tus efformatas esse, et extrinsecus emergere<text:line-break/>non potuisse, propterea quod tota natura ipsorum debilior<text:line-break/>sit et imperfectior, quemadmodum etiam Aristoteles dixit.’<text:line-break/>Verum tanto fane muliebrium. animalium natura per-<text:line-break/>fectior est quam talparum, in quantum talpae nullo cae-<text:line-break/>citatis commodo fruuntur, non parum vero ad generis<text:line-break/>propagationem muliebre animal confert: nam ut humidius<text:line-break/>et frigidius productum recrementa fecum connutriturum<text:line-break/>erat ad alimentum foetibus ipsis idonea. Et fane paucis<text:line-break/>capitibus omnem ipsiorum naturam perstringemus. Quum<text:line-break/>primi et recentis foetus compages liquidior fit et frigidior,<text:line-break/>tunc et principium formationis ferius accipit, et finem<text:line-break/>adeo tardum et debilem, ut hae partes foras emergere</text:p>
      <text:p text:style-name="P13">non possint, et quum circa <text:span text:style-name="T50">partes, </text:span>quae <text:span text:style-name="T50">postremum </text:span>efforman-<text:line-break/>tur, naturam delassari <text:span text:style-name="T50">ac </text:span>debilitari contigit, imbecilliores<text:line-break/>etiam aliis absolvuntur. Demonstratum autem nobis in aliis<text:line-break/>operibus est, quodcunque supervacaneum sive ex commodo<text:line-break/>alimento sive non commodo <text:span text:style-name="T50">sit, </text:span>a fortioribus partibus ad de-<text:line-break/>biliores propelli, ideoque muliebre animal, quandoquidem<text:line-break/>imbecillius factum est, etiam recrementis fupervacaneis red-<text:line-break/>undat. Quando vero omnium ipsius partium debilissimae<text:line-break/>funt genitales, ob id sane in has supervacaneus sanguis per-<text:line-break/>venit, qui salubris quidem purgatio fit foeminis, priusquam<text:line-break/>concipiant, tempore vero gestationis in utero idonea materia<text:line-break/>in alimentum ipsis foetibus existit. Haec igitur a me dicta<text:line-break/>funt, et manifestum jam factum est, in calidiore et sicciore<text:line-break/>foetus temperamento mafculum animal generari, in frigidiore<text:line-break/>vero et humidiore muliebre, fpeciem autem sive genus ani-<text:line-break/>malis (utrumque enim dicere licet), hominem videlicet et<text:line-break/>equum et bovem, ad naturam materiae in animalis gene-<text:line-break/>rationem fubjectae confequentem esse, quemadmodum</text:p>
      <text:p text:style-name="P13">fune et formae, similitudinem <text:span text:style-name="T50">ad </text:span>utrumque parentem<text:line-break/>effingentis ac formantis facultatis esse, quae in semine<text:line-break/>continetur. Quare trium similitudinum tria principia<text:line-break/>habebimus, similitudinem generis animalis juxta' subftan-<text:line-break/>liam, ex. qua generatum est, formae vero juxta motum<text:line-break/>ex femine, eam vero, quae est aut masculi aut foeminae,<text:line-break/>nx utrorum que principiorum temperamento. Utraque au-<text:line-break/>tem principia appello menstruum et semen. Haec quidem<text:line-break/>igitur sufficere mihi videntur; nam quod parentibus assi-<text:line-break/>-milantur nati juxta feminis rationem, non patris solum,<text:line-break/>fed etiam matris, ex relatis fatis manisestum essi</text:p>
      <text:h text:style-name="P67" text:outline-level="2">Cap. VI.</text:h>
      <text:p text:style-name="P1">Videamus porro deinceps de astitibus<text:line-break/>glandulosis, quos inexperti ad anatomicam speculationem<text:line-break/>in totum ignorant, experti vero omnes, velut uno ore,<text:line-break/>semen continere pronunciaverunt. Pudore igitur consun-<text:line-break/>dor ob multitudinem et opinionem iplorum, tamen quae<text:line-break/>scio etiam hic dicenda sunt, quemadmodum iu superiori-<text:line-break/>bus de testibus feci. Cur igitur tandem, si feminis funt</text:p>
      <text:p text:style-name="P13">et hi vasa, animalibus, quibus teftes execti sunt, deperit<text:line-break/>penitus coeundi appetentia? Oportet enim utique coire<text:line-break/>quidem ipfa, non autem generare, propterea quod tenue<text:line-break/>et serosum est femen in ipsis contentum. Atqui apparet,<text:line-break/>hoc minime sic fieri; attamen impossibile est organa qui-<text:line-break/>dem generandi seminis viribus praedita habere, ipforum<text:line-break/>vero usum non habere. Natura enim insitas facultates<text:line-break/>animalibus omnium corporis organorum dedit, atque eas<text:line-break/>nulla institutioni edoctas ad proprias actiones obeundas,<text:line-break/>hoc ipsum vero et a nobis in libris de usu partium, et<text:line-break/>prius ab Aristotele aliisque mullis tum medicis tum phi-<text:line-break/>lusophis demonstratum est. Quare nihil opus habeo astru-<text:line-break/>ere et confirmare adversus illos instituto fermone, ver<text:line-break/>rum communi et omnibus nobis confessio supposito, quod<text:line-break/>videlicet neque inutilem aliquam, neque supervacaneam<text:line-break/>partem natura fecit, neque citra facultatem, quae ea<text:line-break/>uti debeat, repetam fermonem. Astites glandulosi ex te-<text:line-break/>stium castratione nihil perpessi castratum animal ad 've-<text:line-break/>nerenm confortium non excitant, tanquam sane quidvis</text:p>
      <text:p text:style-name="P13">aliud magis existentes quam organum feminale, et alte-<text:line-break/>rius cujusdam ufus gratia generati. Quemadmodiim enim,<text:line-break/>si, alia aliqua parte corrupta, illaesis exiftentibus oculis,<text:line-break/>vifus nobis non supersit integer, non sane oculorum<text:line-break/>actionem videre esse diceremus, et si, cruribus nihil laesis,<text:line-break/>ambulatio pereat, non utique his hanc actionem deferre-<text:line-break/>mus, eodem modo, opinor, quum, glandulosis astitibus<text:line-break/>integris servatis, pereat in animalibus venereum consior-<text:line-break/>tium, minime certe genitales partes illi ipsi sunt cenfen-<text:line-break/>di. Sicut igitur ex eo, quod fu eundem locum simili-<text:line-break/>ter nt vafa seminaria in viris oscula aperta habent, pro-<text:line-break/>habiliter ratiocinati funt, ipsos ejusdem usus gratia gene-<text:line-break/>ratos esse, ita oportebat etiam ipsos ratione colligere,<text:line-break/>in foeminis non ejusdem ufus ergo productos esse, quum<text:line-break/>videant; in eis rem aliter fe habere. Deinceps vero, quum<text:line-break/>dubii haereant circa pugnam demonstrationum, velut et-<text:line-break/>iam nos haesitavimus, considerare oportebat, utrum necesi-<text:line-break/>fario verum sit hoc, quod canales in eundem locum os-</text:p>
      <text:p text:style-name="P13">cula aperta habentes <text:span text:style-name="T50">ejusdem </text:span>ufus gratia sint facti: .aut<text:line-break/>hoc quidem verum <text:span text:style-name="T50">sit, quod, qui </text:span>ejusdem ufus gratia facti<text:line-break/>funt, in eundem locum incurrunt, neceflario in eandem<text:line-break/>rem conferant. Cujus exemplum esse poterit vesicae mea-<text:line-break/>tus urinam in eundem hunc meatum derivans, in quem<text:line-break/>omnes quatuor astites in mafculis oscula aperta habent.<text:line-break/>Quare non Oportet ad aliam partem digredi, sed ex ipfa<text:line-break/>jam proposita dsseere, quod non sit necessarium<text:span text:style-name="T65">λ</text:span><text:span text:style-name="T49"> </text:span>meatus<text:line-break/>in eundem lucum oscula aperta habentes ad unam actio-<text:line-break/>nem conferre. Quod si etiam ex aliis hujus rei fidem<text:line-break/>facere Oportet, luculentis exemplis, adductis abunde con-<text:line-break/>firmabitur. In univerfam internam oris amplitudinem,<text:line-break/>quam fauces appellant, quae comedimus ac bibimus, per<text:line-break/>os illabuntur, et ex perforatione juxta nares tum aer,<text:line-break/>qui infpiratur, tum pituitosa illuvies, quam appellat Hip-<text:line-break/>pocrates ut plurimum blennam, alii etiam mucum. Am-<text:line-break/>pllus autem ultra haec ex cerebro per palatum recre-<text:line-break/>mentum, et ex glandulis ad radicem linguae, sitis faliva.</text:p>
      <text:p text:style-name="P13">In inteflina vero excrementa ex ventre perveniunt, et<text:line-break/>humor biliosus ex <text:span text:style-name="T50">hepate, </text:span>et <text:span text:style-name="T50">ex </text:span>glandulis quibusdam aliis<text:line-break/>rursus hic sitis, humor viscofus <text:span text:style-name="T50">similis </text:span>salivae; de quibus<text:line-break/>glandulis non parva quaestio orta est luter anatomicos,<text:line-break/>quae ab Herophilo <text:span text:style-name="T50">et </text:span>Eudemo initium cepit. Et sane<text:line-break/>mihi videtur sermo hic coercendus esse, ob id fortuito<text:line-break/>primum partium, quas glandulae fensibiliter madefaciunt,<text:line-break/>mentionem feci, ad optimum Marinum aliquid dicendum<text:line-break/>esse, principiis iisdem in ufum sermonis assiumptis, quae<text:line-break/>ille ipfe ex evidentibus statuit Duplicem igitur omnium<text:line-break/>glandularum ufum esse ait; aut enim fulciunt vasa fubli-<text:line-break/>mia, quae findi folent et divulsionis periculum circa ve-<text:line-break/>hementiores motus sustinere, aut ob humorum generatio-<text:line-break/>nem partes madefacere possent, quae humectatione <text:span text:style-name="T49">νΠΟο-<text:line-break/></text:span>sa et ex natura dispersa indigent, ut ne facile resiccatae<text:line-break/>pigrae ad motum reddantur. Atque alterum quidem<text:line-break/>glandularum genus, quod vasa, quae findi folent, fulcit;<text:line-break/>in praefens relinquamus, utpote quo nihil opus habemus</text:p>
      <text:p text:style-name="P5">hoc <text:span text:style-name="T50">loco. </text:span>Aggrediamur autem alterum in fermone conse-<text:line-break/>quens, id quod viscosos humores est generans, quod ip-<text:line-break/>fum <text:span text:style-name="T50">et </text:span>corporis fubstantiam aliam habere ipfe Marinus<text:line-break/>tradit; esse enim inquit rarius et cavernosum, et humi-<text:line-break/>ditate plenum, ac velut .spongiam madore imbutam: non<text:line-break/>tamen ex omnibus ipsis sensiles meatus enasci. In&gt; hoc<text:line-break/>sane genus glandularum *et arterias et venas inferi ait, et<text:line-break/>quasdam vasorum in mefenterii glandulas desinere. Du-<text:line-break/>plex namque et harum glandularum genus esse, quod et.<text:line-break/>ufus duplex existat, densas quidem et siccas, quae vafa,<text:line-break/>quae findi folent, fulciunt, raras vero et humidas, in quas<text:line-break/>vssa inseruntur. Has ipsas etiam humiditatem velut pi-;<text:line-break/>tuitosam generare ait, quae ipfa humiditas internam in-<text:line-break/>testinorum tunicam oblinit et quasi inungit. Quod vero<text:line-break/>etiam glandulae, quae salivam generant, sensilibus vasis<text:line-break/>ipsam in os profundant, fere non amplius quisquam igno-<text:line-break/><text:span text:style-name="T52">e</text:span><text:span text:style-name="T50"> </text:span>rat, sicut neque quod totas fauces glandulae humectent<text:line-break/>ejusdem usus gratia. Hoc ipfum enim aequaliter ab om-</text:p>
      <text:p text:style-name="P5">nibus anatomicis confessam est. Marinus porro adhuc<text:line-break/>alias ultra relatas jam glandulas, quae alias partes irrigent,<text:line-break/>recenfet; verum quum obscuram et incertam fidem ha-<text:line-break/>beant, ipsas relinquamus. Porro in praefentem <text:span text:style-name="T50">ac </text:span>jam<text:line-break/>nobis propositam rem fatis erit mihi fidem et probatio-<text:line-break/>nem. ex evidentibus et manifestis sumere. Si enim et<text:line-break/>oris amplitudinem, pharyngem, et stomachum, et univer-<text:line-break/>sum intestinum glandulae humectant, nihil sane mirum<text:line-break/>est etiam vesicae cervici simile quoddam auxilium praepa-<text:line-break/>ratum efle, ut ne resiccatum aliquando aegre mobile red-<text:line-break/>datur. Caeterum multo magis verisimile est hujusmodi<text:line-break/>auxilium ipsi virili pudendo a natura praeparatum efle,<text:line-break/>propterea quod memorabilis magnitudinis in viris hae<text:line-break/>glandulae existant: periculum enim ipsis est, ne, quum<text:line-break/>praelongum et nudum sit pudendum ordinatum, aliquan-<text:line-break/>do resiccatum obtorqueatur, et meatus ejus conniveat ob-<text:line-break/>turatus. In foeminis fane ipfum uteri collum neque prae-<text:line-break/>longum, neque nudum est, fed intus situm, et ex anibien-</text:p>
      <text:p text:style-name="P5">tibus ipsis ac circumsitis multam humectationeni suscipit,<text:line-break/>imo ex ipsis menstruis etiam irrigatur. Poterit fortassis<text:line-break/>et natura verita mordacitatem ex urina hunc humorem<text:line-break/>velut unguen huic pudendi meatui praeparasse. Fortassis<text:line-break/>autem et tertius aliquis inveniri queat ufus, si quis dili-<text:line-break/>gentius perfcrutetur: hoc modo enim et alia multa dili-<text:line-break/>gentiori inquisitione pervestigata in omnibus artibus inven-<text:line-break/>ta funt. Virum itaque demonstrationis amantem ac stu-<text:line-break/>diofum ejusmodi problemata per multum tempus fcrutari<text:line-break/>ac expendere convenit-i, ubi vero jam demonstrata funt,<text:line-break/>ipsis penitus adhaerere: quorum problematum in quaestio-<text:line-break/>nem merito venientium unum est et hoc ipfum. Si in<text:line-break/>astitibus glandulosis femen generaretur, castrata animalia<text:line-break/>ipsium utique excernere appeterent; atqui appetere non vi-<text:line-break/>dentur; palam igitur est, quod neque generatur. Hoc igi-<text:line-break/>tur folum nobis per feipfum immobile ac constans ferve-<text:line-break/>tur, donec fcienter invenerimus, quem ufum animali.ex-<text:line-break/>hibent astrtes glandulosi: fortalsis quidem verae funt, quas<text:line-break/>jam dixi: forte autem inveniri possit alia verior. Proba-</text:p>
      <text:p text:style-name="P13">bilis enim est ratio, quae has invenit, non demonstrativa,<text:line-break/>quemadmadum ea, quae palam fidem fecit, femen in ipsis<text:line-break/>non generari. Quare et sistas nos et primos hoc ipsum<text:line-break/>de glandulosiorum corporum ufu tradidisse non erubesci-<text:line-break/>mus, quemadmodum neque antea erubuimus, quando<text:line-break/>testes nniverfum corpus natura sua alterare demonftravi-<text:line-break/>mus, ac fieri per ipfos masculum et foeminam, per<text:line-break/>fui ipsius naturam neque masculum existere, neque<text:line-break/>foeminam. His enim, qui demonstrationes fequi didi-<text:line-break/>cerunt, tum ilia ratio hoc ipsum demonstravit, tum<text:line-break/>etiam quae nunc dicta est, quod neque continetur, ne-<text:line-break/>que generatur' in astitibus glandulosis femen. Si vero et<text:line-break/>usum utrumque ipsorum jam explicatum vere inventum<text:line-break/>esse quis existimaverit, licet ei et hoc nostro invento uti,<text:line-break/>quum non prolubeatur aliud quo ddam praestantius inqui-<text:line-break/>rere. Caeterum de eo, quod femen in ipsis non contine-<text:line-break/>atur, ut abunde demonstrato credere oportet, et prioribus<text:line-break/>nobis ignoscere ac veniam dare deceptis, ex eo quod in<text:line-break/>viris in eundem locum, similiter ut vera vafa femluaria,</text:p>
      <text:p text:style-name="P5">oscula aperta habent. Loci enim communio etiam usus<text:line-break/>communionem ipsis indicavit, probabiliter quidem, fed<text:line-break/>non vere, velut nos jam demonstravimus.</text:p>
      <text:h text:style-name="P66" text:outline-level="1"><text:bookmark-start text:name="bookmark17"/>GALENI DE FOETUVM FORMA-<text:line-break/>TIONE LIBELLUS.<text:bookmark-end text:name="bookmark17"/></text:h>
      <text:h text:style-name="P67" text:outline-level="2">Cap. I.</text:h>
      <text:p text:style-name="P1">De foetuum formatione fcribere equidem<text:line-break/>aggressi funt etiam philosophi, nullam eorum, quae dicunt,<text:line-break/>confirmationem ex dissectione adhibentes. Ac mirum ni-<text:line-break/>hil est, si a vero ipsi aberrent et inter £e dissentiant.<text:line-break/>Quum enim ii quoque, qui diligenter corpora dissecue-<text:line-break/>runt, nonnulla ignorarint, multo certe magis illos, qui<text:line-break/>suis ipsorum opinionibus sine iis, quae ex dissectione ap-<text:line-break/>parent, crediderunt, errasse est veri simile. Hippocrates<text:line-break/>autem primus omnium, quos novimus, vere de foetuum</text:p>
      <text:p text:style-name="P13">formatione confcripsit, qui non probabilibus opinionibus,’<text:line-break/>fed dignotionibus fenfui expositis fummam rei, de qua<text:line-break/>agitur, credidit, atque his non paucis, ut nonnulli folent,<text:line-break/>qui quum femel aut bis aliquid sunt confpicati, statim de<text:line-break/>eo in univerfum pronnnciare non dubitant: id quod nunc<text:line-break/>quidam medicus fecit, qui quum femel abortivum foetum<text:line-break/>duorum et triginta dierum manifesta jam formationis li-<text:line-break/>neamenta habere vidisset, id quasi in omnibus foetibus<text:line-break/>ita fieret, affirmare est aufus, ne Hippocratis quidem fcri-<text:line-break/>ptis, nedum aliorum, qui de his memoriae prodiderunt, per-<text:line-break/>lectis. Non enim foetibus neque manifestae conforma-<text:line-break/>tionis, neque motionis, neque editionis in lucem unus'<text:line-break/>definitus est terminus, fed ita in univerfum res fe ha- .<text:line-break/>bet, ut <text:span text:style-name="T50">ab </text:span>Hippocrate gravissimisque auctoribus, qui<text:line-break/>pcst ipfum fuerunt, fcriptis mandatum est. Genituram<text:line-break/>sexto post die ejectam intuitus, qui libellum de natura<text:line-break/>pueri scripsit, sive is Hippocrate sive ejus discipulus Po-<text:line-break/>lybus fuit, et exquisite et manifesto his verbis recensuit:<text:line-break/>Atqui genituram , ait, quae dies fex in utero haeferat.</text:p>
      <text:p text:style-name="P13">et pofiea exciderat, ipfe vidi; et quae milii tunc videbant<text:line-break/>tur, ab illis reliqua fumo indicia. Quomodo autem poft<text:line-break/>genituram fex dierum viderim<text:span text:style-name="T50">, </text:span>ego tibi percenfebo, Misu<text:line-break/>lieris cantrixmagno in honore habita, viros fre-<text:line-break/>quentabat, quam uterum gerere non oportebat, ne minori<text:line-break/>eflet in pretio. Audierat autem cantrix illa, qualia, nrn^<text:line-break/>Heres inter Je dicer e foleantz quum foemina concepLivrci<text:line-break/>eft, femen genitale non exire, fed intus remanere. Haec<text:line-break/>audiens intellexit, atque id perpetuo dbfervavit} quumque<text:line-break/>femen genitale non exire jenfijjet, herae dixit, ac rumor<text:line-break/>wqtte ad me pervenit. Ego, re audita, confuturi, ut in<text:line-break/>terram faliretj quod ubi fepties fecijjet, genitura in ter-<text:line-break/>ram. cum fonitu erupit. Illa id contemplata admiratur.<text:line-break/>Quale autem, fuerit &gt; ego commemorabo, nempe tanquam<text:line-break/>o^i crudi putamine exterius adempto in membrana peni-<text:line-break/>tiori liquor internus apparebat. Modus quidem talis<text:line-break/>4rat&gt; et<text:span text:style-name="T64">}</text:span> ut abunde dicam, ruber erat liquor et rotundat.<text:line-break/>In pellicula vero, fibrae quaedam albae ac craflae inejft</text:p>
      <text:p text:style-name="P13">videbantur <text:span text:style-name="T50">sium eruor e craffa et </text:span>rubro <text:span text:style-name="T50">obvolutae; circum<text:line-break/></text:span>aulenb <text:span text:style-name="T50">pelliculam foris cruenta veftigta injlar Jugillato~<text:line-break/></text:span>rum; juxta mediuni <text:span text:style-name="T50">vero tenue quid eminebat, quod'</text:span>mi-<text:line-break/>hi <text:span text:style-name="T50">umbilicus ejje videbatur , et per illum fane Jlpiratio-<text:line-break/></text:span>nem <text:span text:style-name="T50">extra, </text:span>et <text:span text:style-name="T50">intro primum facere apparebat, quin ei<text:line-break/></text:span>pellicula <text:span text:style-name="T50">genituram ambiens ac </text:span>complectens <text:span text:style-name="T50">tota </text:span>ex <text:span text:style-name="T50">illo<text:line-break/></text:span>tendebatur,</text:p>
      <text:h text:style-name="P67" text:outline-level="2">Cap. II.</text:h>
      <text:p text:style-name="P1">Membrana, quae in hac oratione continere<text:line-break/>genituram dicitur, chorion erat.. Quod autem albas <text:span text:style-name="T50">et<text:line-break/></text:span>crasias fibras cum sanie crassa rubraque in se habebat,<text:line-break/>Venarum et arteriarum delineationem in generatione foe-<text:line-break/>tus fuisse existimandum est; semper enim, donec augetur<text:line-break/>foetus, contineri a choriO venarum et arteriarum, pleno<text:line-break/>cernitur, quippe quum nihil aliud nisi haec tria fubstan-<text:line-break/>tiam ejus constituant; funt enim quamplurimae et Venae<text:line-break/>et arteriae juxta fe ipfas porrectae, a tenui quodam et<text:line-break/>membraneo corpore comprehensae atque inter fe con-<text:line-break/>nexae. Sique incidantur aliqua animalia gravida, quae a<text:line-break/>natura hominis non longe recedunt, cujusmodi sunt ea-</text:p>
      <text:p text:style-name="P42">prae, oves, equae <text:span text:style-name="T50">et asinae, </text:span>chorion uteri praegnantis<text:line-break/>animalis arteriarum <text:span text:style-name="T50">et </text:span>venarum interventu coaluisse vi-<text:line-break/>detur. Origo horum vaforum est ex arteriis et venis<text:line-break/>uteri, quarum, extrema <text:span text:style-name="T50">in </text:span>interiorem ejus regionem<text:line-break/>oris luant;<text:tab/>quibus folis foetus cum gravida commu-</text:p>
      <text:p text:style-name="P52">nio est, nulla enim alia in parte perforatum chorion<text:line-break/>est, fed ne tangit quidem foetus uterum, nisi his<text:line-break/>folis. Reliqua vero chorii laxitas fpatiofa intermedia in-<text:line-break/>lus utero fubstrata est; attingit autem folummodo ipfam<text:line-break/>citra commisturam. Vafa porro, quae fu ipfa sunt, arctis-<text:line-break/>sima quidem habent initia, quibus, ut dixi, cum venarum<text:line-break/>et arteriarum extremis uniuntur; quae tamen quum <text:span text:style-name="T50">ulte-<text:line-break/></text:span>rius procedunt, non fecus ac stirpium radices inter fe<text:line-break/>postea coeunt. Nam quemadmodum in illis ex mullis<text:line-break/>et tenuibus extremis inter fe coeuntibus aliae crassiores<text:line-break/>radices efficiuntur, atque in his rursiis unitis aliae, idque<text:line-break/>sieri prius non desinit, quam omnes in unum trunci prin- <text:span text:style-name="T50">*</text:span></text:p>
      <text:p text:style-name="P13">cipium desierint, ita chorii arteriae et venae inter fe con-<text:line-break/>junctae alias £e latiores gignunt-, ex quibus invicem<text:line-break/>coeuntibus aliae atque ex his item aliae fiunt. Quumque<text:line-break/>hoc saepius contigerit; in duas sane arterias duasque ve-<text:line-break/>nas, veluti cOrpcra, Omnium vaforum particularium con-<text:line-break/>curfus redigitur. Quarum in medio meatus quidam gi-<text:line-break/>giiitur in fundum vesicae infantis' perforatus, quem disse-<text:line-break/>ctionum periti, qzioc? urinam recipiat<text:span text:style-name="T64">9</text:span> urachum nuncupa-<text:line-break/>runt; alterum meatus <text:span text:style-name="T50">qs</text:span> <text:span text:style-name="T50">a </text:span>quatuor vasis feparafum paula-<text:line-break/>tim dilatatur’, tentiemque membranam farcimini' figura<text:line-break/>persimilem constituit, alteri simili ei, qua foetus involvitur,<text:line-break/>extrinfecus experrectam. Nomina hifce duabus' membra-<text:line-break/>nis anatomici ‘impofuerunt; huic a figura allantoidem,<text:line-break/>alteri verto, quae foetum continet, amnion. Atque haec<text:line-break/>extra foetum habentur. Ipsius 'vero foetus propriae par-<text:line-break/>tes' hae funt: prima omnium cutis, operimentum atque<text:line-break/>amiculum insitum ab opifice procreatam; de.inde statim</text:p>
      <text:p text:style-name="P13">sub ipsa partes cum his quatuor vasis intra cutem con-<text:line-break/>tinuatae, quarum nulia generari prius potest, quam omnia<text:line-break/>quae in chorio funi vasa in quatuor haec antedicta capita<text:line-break/>convenerint. Quippe singulae foetus partes tum ad pri-<text:line-break/>mam generationem, tum ad reliquam omnem difpenfatio-<text:line-break/>nem idoneo alimento. indigent. Nulia autem alia foeti-<text:line-break/>bus idonea ad alimentum materia eft, quam quae a<text:line-break/>gravida suppeditatur. Unde fieri non potest;, ut aliqua<text:line-break/>pars absque substantia sanguinea in ipsis gignatur; quae<text:span text:style-name="T64">r<text:line-break/></text:span>cunque tamen albae et exangues partes funt, non ex<text:line-break/>ipfo fanguine, ut jecinoris substantia, procreari possent; ce-<text:line-break/>lerrime enim viscus hoc e fanguine generationem habet,<text:line-break/>utpote fanguini corporis, fubstantia quam simillimum. Nam<text:line-break/>si, vena animalis incisa, sanguinem effluere in aquam mo-<text:line-break/>dice calidam sinas-, jecinoris substantiae ^persimilem coa-<text:line-break/>gulationem adipiscitur. - vHoc igitur viscus promptifsimp<text:line-break/>concrescit, id quod illi statim accidit,' ubi intra vulvae<text:line-break/>corpus comprehensum fuerit; reliquae vero ...partes, quae</text:p>
      <text:p text:style-name="P13">carnofae ac sanguineae funt, ut generentur, longius tem-<text:line-break/>pus requirunt, quemadmodum, arteriarum et venarum<text:line-break/>corpus, quum prorsius exangue sit, primam e femine ge-<text:line-break/>nerationem habere verisimile est,, continuo ubi id vasio-<text:line-break/>rum in uterum pertinentium orificiis adhaeferit, qnippq<text:line-break/>facillimum promplifsimumqne est, ut ex ejus substantia,<text:line-break/>quae viscosa multum lentaque est, talis membrorum spe-<text:line-break/>cies procreetur. Facto autem primo vasorum rudimento<text:line-break/>in orificiis eornm, quae in uterum pertingunt, consien-<text:line-break/>tanenm videtur, ut semen, quod ipsum formavit, spsis<text:line-break/>etiam ex utero fanguinem attrahendo alimentum fuppe-<text:line-break/>ditet, et paulatim ita, quae prima genita funt, dilatet<text:line-break/>atque in longitudinem producat tum augendo, tum in<text:line-break/>untan paulatim cogendo tenuiora ad latiorum procreatio-<text:line-break/>nem. Ac vasa quidem et membranas ita gigni consenta-<text:line-break/>neum rationi est, ut ex seminis substantia et primum<text:line-break/>eorum rudimentum, et reliquum in longitudinem et lali-<text:line-break/>tudinem incrementum fuggeratur , quemadmodum in</text:p>
      <text:p text:style-name="P13">arboribus videmus ex trunci origine reliquam ipsius par-<text:line-break/>tem et in altum emergentem et in ramos diffissam ge-<text:line-break/>nerari. Atque hoc eorum, quae deinceps dicenda erunt;<text:line-break/>quasi fundamentum quoddam <text:span text:style-name="T50">a </text:span>nobis jactum sit</text:p>
      <text:h text:style-name="P67" text:outline-level="2">Cap. III.</text:h>
      <text:p text:style-name="P1">Videamus autem post haec”, quomodo re-<text:line-break/>liquum foetum a vi feminis totum formari • sit verisimile,<text:line-break/>initio inventionis ab iis, quae in dissectione spectantur,<text:line-break/>fumpto; Ex quatuor ante dictis vasis, quae una cum ura-<text:line-break/>cho umbilicum constituunt, statim ubi cutem foetus trans-<text:line-break/>ierunt, alterum par uniri statim cernitur, magnamque<text:line-break/>unam venam ubi effecerit, jecori inferi. Inferi dico, nt<text:line-break/>speciem, quae ex dissiectione sumitur, interpreter; non<text:line-break/>enim prius consistens jecur vena haec ingreditur, fed e<text:line-break/>contrario prorsius -omnia fieri censendum est; primo scisti’<text:line-break/>cet venam umbilici, ubi intro’ penetraverit, non secus<text:line-break/>ac truncum arboris divaricari; deinde utramque ejus par-<text:line-break/>tem in multas germinationes ad ramorum 'similitudihcm</text:p>
      <text:p text:style-name="P13">propagari; tum alteri scissionis venarum parti antedictam<text:line-break/>carnem substantiae jecoris adnafci, alteri, quae mefenteri-<text:line-break/>um gignit, ventrem, lienem, omnem .intestinorum revolu-<text:line-break/>tionem, omentum, et quod, rectum vocatur adiungi. Ne-<text:line-break/>que haec prius existunt, fed una cum divaricatu ipfo pro-<text:line-break/>creantur., quemadmodum et spsa jecoris substantia singulis<text:line-break/>venis privatim adnafcens et communiter omnibus ex-<text:line-break/>trinsecus, simul ad unius vifceris speciem efformata.<text:line-break/>Non tamen ita etiam arteriae statim, ubi intra cutem dis-<text:line-break/>tributae fuerint, neque aliam sibi adnascentem fubstanti-<text:line-break/>am obtinent, neque in multas partes diffinduntur, verum<text:line-break/>duae longo fpatio permanent, aflumentefque conceptus<text:line-break/>vesicam, et inibi firmatae, tum per alia, tum in altum<text:line-break/>corporis feruntur, ufque dum ad latum facrumque ,os<text:line-break/>dictum perveniant; fu quo duae quaedam arteriae ,in<text:line-break/>confpectum prodeunt, singulae in utraque parte ad crura<text:line-break/>procurrentes, a maxima illa propagatae, quae fpinam per-’</text:p>
      <text:p text:style-name="P13">reptat et sinistro cordis sinui commissa apparet Atqui,<text:line-break/>ut de jecoris generatione nihil inquirendum restat, non<text:line-break/>eodem item modo in corde apparet. Etenim jecur in al-<text:line-break/>tera parte venae ex umbilico procedentis fcissium multi-<text:line-break/>fariam diverfum et connexum et annexum obtinet, cordi<text:line-break/>autem materiam, unde generationem habebit, a praegnante<text:line-break/>vel per arterias vel per medium jecur juxta venam fub-<text:line-break/>limem ex eo proficifcentem ad fuperiorum hujus visce-<text:line-break/>ris partium generationem fuppeditari necessie. At . longum<text:line-break/>hoc tempus erit et non statim primis diebus, quibus he-<text:line-break/>par generationis suae rudimenta fufcipit, parum ab uteri<text:line-break/>corpore abestr Quod enim rotundum, rubens intra fecun-<text:line-break/>das in fextana genitura Hippocrates apparere dixit, id<text:line-break/>nimirum erit jecur, rude adhuc et informe. Atqui in<text:line-break/>foetuum abortibus, qui post triginta dies accidunt, hae<text:line-break/>tre.s animantis partes, jecur, cor et cerebfum, prope fe<text:line-break/>mutuo clare apparent, jecur fane aliis duobus majus, cor</text:p>
      <text:p text:style-name="P13">et cerebrum longe hoc magnitudine inferiora; non tamen,<text:line-break/>quando primum conformationis initium cor habeat, inve-<text:line-break/>nire licet, quippe nec abortus, qui primo mensis accidunt,<text:line-break/>manifestum quicquam docent, nec dissectio animalium ho-<text:line-break/>minibus similium eodem modo et ipfa firmum quid in-<text:line-break/>dicat, dum conceptus indistrnctus rudifque fuerit. JUbi<text:line-break/>vero distingui inceperit, aliarum fane partium plurimae<text:line-break/>nuliam manifestam * delineationem obtinent; haec autem<text:line-break/>tria, sicut nuper dixi, cor, cerebrum et jecur, fola prope<text:line-break/>fefe invicem conspiciuntur. Per initia igitur, quum com-<text:line-break/>mentarios de femine scribens cogerer etiam de singulari-<text:line-break/>um partium formationis ordine nonnihil afferre,<text:span text:style-name="T64">w</text:span> cor dixi<text:line-break/>jecori similiter priniis conceptionis diebus veluti funda-<text:line-break/>mentum quoddam .generationis jacere, ex ufu ipsius, qui<text:line-break/>in adultis est, longe dignissimo ad hanc opinionem de-<text:line-break/>ductus. Quum autem aliis omnibus tum medicis tum<text:line-break/>philosophis placere invenirem, conceptum usque ad mani-</text:p>
      <text:p text:style-name="P13">festam conformationem stirpibus similiter <text:span text:style-name="T50">difpenfari, </text:span>pro-<text:line-break/>babilius .vifum mihi est, nullum ipsius ufum per genera-<text:line-break/>tionis primordia haberi, fed post jecur omnino cor ipfum<text:line-break/>formari; id autem quomodo fieret, inquirendum cenfui*<text:line-break/>Alterum enim ex duobus mihi videbatur esse necessarium,<text:line-break/>vel ex jecore, afcendente fanguine, simul cum jecorariae<text:line-break/>venae generatione cor procreari, vel per magnam arte-<text:line-break/>riam, quae etiam ipfa fanguinem, non modo fpiritum, ut<text:line-break/>opinabatur Erasistratus, continet Plerosique vero hac in<text:line-break/>re verisimile est fuilTe deceptos, ac praecipue philofophos,<text:line-break/>ut qui ex lis, quae in animalium dissectionibus apparent,<text:line-break/>nihil cognofcant; ex quibus ea potissimum utilia funt,<text:line-break/>quae in virorum dissectione artificiofe administrata ad<text:line-break/>partium in imo latentium denudationem apparent. Unde<text:line-break/>etiam hic longior/ac prolixior oratio evadet, si quis eam<text:line-break/>totam sci ep tisice difcere voluerit; unus enim est commen-<text:line-break/>tarius a nobis fcriptus <text:span text:style-name="T50">de </text:span>ufu refpirationis, <text:span text:style-name="T50">cui </text:span>alterum<text:line-break/>de arteriarum et pulfuum ufu adjunximus; in quibus</text:p>
      <text:p text:style-name="P13">qui cunque exercitatus fuerit, cognofcet foetum ne-<text:line-break/>que arteriarum, neque pulfuum, neque cordis ullo ne-<text:line-break/>cessario utu in principio generationis, quemadmodum<text:line-break/>nec stirpes, indigere. Veruntamen de stirpium etiam<text:line-break/>ortu aliquid prius considerandum videtur; ex iis enim,<text:line-break/>quae necessaria. plantis sunt, licebit cognoscere, quot et<text:line-break/>qualibus foetus" indigeat, quousque una anima perinde ac<text:line-break/>plantae dispenfetur. Hanc autem animam vocamus, quum<text:line-break/>hac de re proposita non sit disputatio, communi omnis<text:line-break/>substantiae nomine naturam appellantes, id quod in ex-<text:line-break/>quisitis dissertationibus Chrysippi sectatores diligenter ob-<text:line-break/>fervarunt: non sicut Aristoteles et Plato recedentes voca-<text:line-break/>runt quidem utrique animam, fed Aristoteles altricem, Plato<text:line-break/>concupifcibilem adjunxit. Quoniam igitur nobis propoGta<text:line-break/>haec difputatio non obiter, quemadmodum quum aliud<text:line-break/>quid perfunctorie consideramus, fed siumma diligentia de<text:line-break/>plantarum generatione ac dispensatione elaboratur, non-<text:line-break/>nnlla prius fu memOriam revocabimus. Nam quum pura</text:p>
      <text:p text:style-name="P13">ac fola ea sit, tanquam neque vim irafcibilem neque ra-<text:line-break/>tionalem habeant, spes est nos et sinceram germanamque<text:line-break/>ipfarum dispensationem atque administratio nem inventu-<text:line-break/>ros. Incipiamus igitur rurfus a plantarum generatione, fe-<text:line-break/>minis in terram modice humidam calidamque injecti<text:line-break/>memores: sit autem hoc aut quercus, aut alterius cujusdam<text:line-break/>adeo sublimis ftirpis, quippe facilius in magno corpore<text:line-break/>functiones naturae id gubernantis contuebimur. Exem-<text:line-break/>pli gratia ex femine duplex quaedam propagatio fieri<text:line-break/>conspicitur, deorsum fane in terram una, in aerem vero<text:line-break/>supra terram alia quaedam persimilis. Quae propagatio-<text:line-break/>nes quum per initia graciles existant, temporis proceflu<text:line-break/>grandesicunt simul et in longum porriguntur, ac ubi jam<text:line-break/>magnitudinem notandam obtinent, in ramos scinduntur;<text:line-break/>quumque hi ipsi prorsus in alias propagines dividantur,<text:line-break/>deinde illae in alias, quolibet temporis momento omnes<text:line-break/>ipfas simul et nutriri et augeri contingit, quin et functus<text:line-break/>universis ipsiorum extremis, ubi stirps adoleverit, innasci.</text:p>
      <text:p text:style-name="P13">Conceptus igitur eandem cum stirpibus difpenfationem in<text:line-break/>prima generatione obtinet; nam parcissime primo tempore<text:line-break/>increfcit; quum distingui jam manifeste incipit, amplius;<text:line-break/>quemadmodum, quum jam diftinctus est, maxime; mullis<text:line-break/>in partibus natura, quae ipfum difpenfat, simul operante.<text:line-break/>Quis ergo primi temporis terminus est, quo foetus corde<text:line-break/>nondum indiget? Mihi quidem videtur, quum nondum<text:line-break/>in jecur univerfa venarum difcissio facta essi Uni-<text:line-break/>verfam appello, propterea qnod est duplex; nec mihi<text:line-break/>primo cognita, fed anatomicis, quibus etiam perspecta.<text:line-break/>Vena enim ex umbilico proveniens, ubi pifimum cutem<text:line-break/>foetus fubit, statim bifariam fcinditur, quemadmodum in<text:line-break/>duas maximas partes plerumque caudicem arborum diva-<text:line-break/>ricari videmus; deinde quum utraque haec vena rami<text:line-break/>modo alias venas procreet, ac illae rurfus alias, delude<text:line-break/>hae generent alias, donec ad fines quosdam utraeque prto-<text:line-break/>pagines pervenerint' propria jecoris substantia, de qua</text:p>
      <text:p text:style-name="P13">modo diximus, circumcirca adnascitur, ita ut ramulorum<text:line-break/>interstitia perinde ac tomentum aliquod impleat. Atque<text:line-break/>ita depressioris venae germinationes in cava vifceris parte<text:line-break/>^efficiuntur, qua dextrum ventriculi latus circumdat, altio-<text:line-break/>ris in gibba, qua septum tranfverfum attingit; ac pro-<text:line-break/>pterea duae jecoris portae in foetibus procreatae funt; ex<text:line-break/>magna enim vena, quam per umbilicum ferri videmus,<text:line-break/>omnes totius corporis venae, partes item omnes ipfarum<text:line-break/>et germinationes prodeunt. Sublimior autem porta facta<text:line-break/>est, ut Omnes quae in jecore funt venae gignerentur, hu- -<text:line-break/>niilior, ut illae, quae in ventrem, lienem, intestina omnia<text:line-break/>et reliqua pertinent, procrearentur. Abfoluto autem jeco-<text:line-break/>re, ex venis, quae in gibbis partibus funt, quasi ex radi-<text:line-break/>cibus quibusdam caudex colligitur, nempe maxima vena-<text:line-break/>rum, quae in corpore sunt; quam ideo ob praestantiam,<text:line-break/>qua omnes alias anteceliit, cavam nuncuparunt, magnitu-<text:line-break/>dinem ejus hoc nomine indicantes: Hippocrates jecora-</text:p>
      <text:p text:style-name="P13">riam'dixit a jecore, unde eam exoriri videbat. Haecigi-*<text:line-break/>tur vena per animalis longitudinem ita <text:span text:style-name="T50">protenditur, </text:span>ut<text:line-break/>altera ejus pars <text:span text:style-name="T50">deorfum </text:span>mediae spinae innixa feratur,<text:line-break/>altera furfum <text:span text:style-name="T50">per medium </text:span>thoracem ad collum ascendat,<text:line-break/>primos sane ramos non parvos in feptum tranfversum<text:span text:style-name="T62">1<text:line-break/></text:span>diffundens; superius autem alios <text:span text:style-name="T50">plane exiles, </text:span>et in <text:span text:style-name="T50">di-<text:line-break/></text:span>stinguentes thoracem <text:span text:style-name="T50">membranas, </text:span>et cor <text:span text:style-name="T50">involventem tu--<text:line-break/></text:span>nicam, <text:span text:style-name="T50">pericardion, emittens, -deinde </text:span>in <text:span text:style-name="T50">dextrum cordis<text:line-break/></text:span>ventriculum et thoracem. Eodem tempore etiam ab <text:span text:style-name="T50">in-</text:span><text:span text:style-name="T54">J<text:line-break/></text:span>ferioribus portis venas in omnes ventris partes difpenfa-'<text:line-break/>tas generatlunis causam ipsis fieri; dum vero superior <text:span text:style-name="T50">je-</text:span><text:span text:style-name="T54">5<text:line-break/></text:span>corariae pars cor adit, interea’deorsum tendens <text:span text:style-name="T50">propagi—<text:line-break/></text:span>nes ex fe tum ad renes, qui primi''jecori proximi <text:span text:style-name="T50">occur-'<text:line-break/></text:span>runt, et ad lumborum regiones circa spinam mittit; quem-[<text:line-break/>admodum et partem spinae’,<text:span text:style-name="T50">- </text:span>et thoracis, quae supra <text:span text:style-name="T50">fe-’<text:line-break/>ptum transversium est, </text:span>ab afcendenti jecoraria <text:span text:style-name="T50">ramulos sii-</text:span></text:p>
      <text:p text:style-name="P13">mens, materiam ad fui procreationem ex ipsis accipere<text:line-break/>verisimile eft, quo tempore etiam cor formatur. Potest<text:line-break/>enim jam ad ipfum commemoratum illud arteriarum par<text:line-break/>in unam reductum pertingere; atque id in media dorsi<text:line-break/>fpina firmatum videmus procedere, quoad juxta cor per-<text:line-break/>venerit. Ex hac igitur arteria credibile est cor, quum,<text:line-break/>fanguinem longe calidiorem, quam is sit, qui in venis con-<text:line-break/>tinetur, hauriat, tanto etiam calidius jecore evasisse, quanto<text:line-break/>fanguis fanguine calidior essi At quum duo sint cordis<text:line-break/>ventriculi, sin dextrum fanguis e jecore mediocriter cali-<text:line-break/>dus, in sinistrum longe hoc calidior ex arteriis ingreditur.<text:line-break/>Quandoquidem utrofque sinus jam habeat cor, et utraf-.<text:line-break/>que has materias, tanquam perfecta jam ipsarum siubstan-<text:line-break/>tia, et ipfum puliat, et una fecum arterias etiam movet,<text:line-break/>eodem per se motu. Quapropter foetus non amplius, ut<text:line-break/>planta folum, fed ut animal jam administratur, quales<text:line-break/>funt hiafulae, buccina, pinnae, ostreae, patellae, quae,<text:line-break/>vel minimo, vel nullo prorius pulsatili motu indigent.-</text:p>
      <text:p text:style-name="P13">Demonstratum siquidem est, pulsiis calidis inesse corporibus;<text:line-break/>nullum vero vel exangue animal manifeste calidum est,<text:line-break/>vel plane calidum exangue visitur. Inest igitur sanguini<text:line-break/>venis contento genuina caliditas tepida citra calorem a<text:line-break/>corde prodeuntem, atque idcirco etiam jecori. Porro ani-<text:line-break/>mantia cor habent tanquam ignis cujusdam officinam;<text:line-break/>etenim sine hoc fanguineorum animalium calor ei refpon-<text:line-break/>det, qui per aestatem in aedibus existit; fed nt domus, in-<text:line-break/>cenfo in ipfa igne, calidior evadit, ita etiam corpus ani-<text:line-break/>malium ex corde caliditatem acquirit calidiorem, quam<text:line-break/>quae venis, jecori et nimirum etiam sanguini, qui in ip-<text:line-break/>sis comprehenditur, insita est. Nam in arteriis Erasistra-<text:line-break/>tus quidem hunc humorem neutiquam contineri arbitra-<text:line-break/>tur, nos autem putamus, sicut etiam apparet, subtiliorem<text:line-break/>calidioremque in ipsis esse sanguinem; talis enim ex ipsis<text:line-break/>vulperatis effiuit. Id quod mihi videtur etiam Plato in<text:line-break/>Timaeo his verbis indicare: Cor autem et pe narum</text:p>
      <text:p text:style-name="P13">Janguinis, <text:span text:style-name="T50">qui </text:span>per <text:span text:style-name="T50">Omnia membra </text:span>rapide fertur, originem<text:line-break/>ac fontem <text:span text:style-name="T50">in </text:span>domicilium <text:span text:style-name="T50">veluti </text:span>[atellitum praefidiQ mu-<text:line-break/>nitum collocarunt. <text:span text:style-name="T50">Non </text:span>enim simpliciter dixit, ipfum san-<text:line-break/>guinis esse fontem, fed ejus, qui per omnia membra ra-<text:line-break/>pide etiam circumfertur ; qualis non est, qui in venis<text:line-break/>proprie dictis continetur. Etenim veteres commune ve-<text:line-break/>narum nomen utri que vafofum generi imposiierunt. <text:span text:style-name="T50">Porro<text:line-break/></text:span>quemadmodum cor jecore posterius nafci ratio erat , <text:span text:style-name="T50">eoque<text:line-break/></text:span>propius praegnantis uterum jecur collocatum est, ita ce<text:span text:style-name="T62">2<text:line-break/></text:span>rebrum hoc etiam adhuc remotius situm esse conveniebat,<text:line-break/>ut cujus constructio quoque posterior- sit futura, <text:span text:style-name="T50">quoniam<text:line-break/></text:span>animal conceptum ne indiget quidem cerebro, non <text:span text:style-name="T50">enim<text:line-break/></text:span>videre*, nec audire/ nec guftare, ilec odorari, veluti <text:span text:style-name="T50">nec<text:line-break/></text:span>artubus fungi, nec aliam omnino actionem'voluntariam,<text:span text:style-name="T50">-vel<text:line-break/></text:span>tactus fenfum hab ere, vel imaginationem, vel ra tio <text:span text:style-name="T50">einatlos<text:line-break/></text:span>nem, vel memoriam foetus iudiget. Poftea igitur <text:span text:style-name="T50">tandem ter-<text:line-break/></text:span>fio temporis ordine cerebrum et omnes faciei partes formatae</text:p>
      <text:p text:style-name="P13">sunt, quando jam et artus distinguuntur, et omnis si quae<text:line-break/>prius dicta est pars ad structurae fuae absolutionem venit.<text:line-break/>Constat autem cuilibet etiam capitis os post omnia alia<text:line-break/>offa concrefcere, atque ideo juxta sinciput tenue adeo est<text:line-break/>et imbecillum, ut in recens natis puerulis cerebri motus<text:line-break/>appareat, non tangentibus nobis tantum, sied etiam in-<text:line-break/>tuentibus. Ac quartum iam tempus hoc post primam<text:line-break/>conceptionem sequitur, quo partes, quae motui serviunt,<text:line-break/>posterius formatae confirmantur. Hac de causa infantuli<text:line-break/>functionibus nutrientis animae validissimis utuntur, se-<text:line-break/>cundo roboris loco his, quae a corde proveniunt, imbe-<text:line-break/>cillibus autem, quas cerebrum fuppeditat, utpote quum<text:line-break/>non .folum jam currere cruribus, aut incedere, sed ne<text:line-break/>stare quidem possint, multo autem minus vel utile quid<text:line-break/>ratiocinari, aut discere, aut sensibilis cujusdam affectus<text:line-break/>aut rationalis difciplinae meminisse. Post haec omnia<text:line-break/>et calvaria roboratur, et dentes erumpunt, pilisque caput<text:line-break/>obducitur: quapropter et corpore et praestantissima animae</text:p>
      <text:p text:style-name="P13">parte,. ratiCcinatrice scilicet,' imperfecti <text:span text:style-name="T50">pueri </text:span>apparent;<text:line-break/>etenim facultates animae simul cum instrumentis abfolute<text:line-break/>functionem obeunt, id quod difcere licet ei, qui librum<text:line-break/>voluerit, legere<text:span text:style-name="T65">Λ</text:span><text:span text:style-name="T49"> </text:span>quo animae facultates corporis tempera-<text:line-break/>mentum sequi ostendimus.</text:p>
      <text:h text:style-name="P67" text:outline-level="2">Cap. IV.</text:h>
      <text:p text:style-name="P1">Cur igitur Chrysippo aliisque multis phi-<text:line-break/>lofophis tum. Stoicis tum Peripateticis de corde pronun-<text:line-break/>ciare visum est, et quod primum luter animales partes<text:line-break/>nascatur, et quod ab eo alia gignantur, item quod ipfum<text:line-break/>prius formatum tum venarum, tum nervorum originem<text:line-break/>este necesse sit? Neque enim primum nascr manifesto ap-<text:line-break/>paret., osteusumque antea est, in omnibus artibus eundem<text:line-break/>artificem et primam partem rei, quae fabricatur, et reli-<text:line-break/>quas omnes usque ad absolutionem operis efficere, - arte—<text:line-break/>riasque. et venas e seminis substantia primas omnium ge-<text:line-break/>nerari necesse est, sicut in commentariis de femine osten-<text:line-break/>dimus. Quare,'si quis alius, quemadmodum isti de corde<text:line-break/>affirmarunt, vel chorion, vel jecur dixerit omnium quae</text:p>
      <text:p text:style-name="P52">»</text:p>
      <text:p text:style-name="P13">in animante funt functipnum oiiginem esse-, minime, erit,<text:line-break/>credendum; quippe quum unicuique generi corporum alia<text:line-break/>videamus generationis,, alia dispensationis principia; alii,<text:line-break/>epim exstruunt urbes, alii administrant; ita de navibus<text:line-break/>et qualibet alia re dicendum est; alii sunt qui fabricant,<text:line-break/>alii qui fabricatis recte utuntur. Jam in iis quae vitam<text:line-break/>nostram administrant facultatibus ratio, quae omnium ex-<text:line-break/>trema et gignitur et perficitur, imperat postea, atque<text:line-break/>humanas actiones gubernat feliciter,, quum udi versa ani-<text:line-break/>ma fecundum naturam habuerit, infeliciter, quum extra<text:line-break/>naturalem statum est. Verum de animae actionibus. mihi<text:line-break/>in .praefentia non . est propositum difputare fed de foe-<text:line-break/>tuum formatione; quae fane difputatio. per fe non phi-<text:line-break/>lusOphis tantum, verum,etiam medicis perquam utilis esc;<text:line-break/>propter eos autem, qui, unde non debent, lemmata ad der-<text:line-break/>monstraliOnes assiumunt, neceflarie etiam inquirenda venit;<text:line-break/>omittentes, enim nonnulli ex propria rei,..de qua eft</text:p>
      <text:p text:style-name="P13">quaestio, natura demonstrationem aufpicari, ex incertis<text:line-break/>alTumunt. Porro medicis utile admodum est, quum vel<text:line-break/>dimidia corporis pars, vel totum fere corpus repente re-<text:line-break/>folutum functionibus voluntariis immobile redditur, ac<text:line-break/>praeterea vel nihil plane, vel imbecilliter fenliens, fcire,<text:line-break/>cui corporis parti admovenda sint remedia. Quod pro-<text:line-break/>fecto cognofci nullo modo poterit, nisi prius quaeratur,<text:line-break/>utrum ex fe fenfum motumque dictum omnes animalis<text:line-break/>partes habeant, an per nervos aliqua facultas ad ipfas<text:line-break/>vel a cerebro, ut omnes anatomici fatentur, vel, ut<text:line-break/>nonnulli dicunt, ex corde influat. Nam Stoici nefcio<text:line-break/>quomodo inutilem <text:span text:style-name="T50">quaestionem </text:span>ad. finem inveniendum,<text:line-break/>in quo recte judicato felicitatem statuunt, indagare ag-<text:line-break/>gressi funt, fed sine iis, quae ex dissectione apparent,<text:line-break/>unde alioquin ea poterant inveniri. Verumtamen, sicut<text:line-break/>in aliis multis, ita hic quoque ad rei sibi inutilis inda-<text:line-break/>gationem venerunt; debebant <text:span text:style-name="T50">ex </text:span>iis, quae evidenter pa-</text:p>
      <text:p text:style-name="P13">tent, sicut anatomici medici fecerunt, principia demon-<text:line-break/>strationis fumere. Illi vero cor primum omnium esse<text:line-break/>formatum affirmantes, cum neque ex diffectione evidens<text:line-break/>quiddam, unde inventionis initium fumpferint, neque ra-t<text:line-break/>tionalem quandam aliam demonstrationem possent afferre,<text:line-break/>ignorantiam ignorantiae annectunt, dicuntque alia omnia ex<text:line-break/>corde ortum habere, esseque id, sicut generationis ipforum,<text:line-break/>ita quoque administrationis auctorem. Antea quidem,<text:line-break/>quum anatome nondum ut nunc esset cognita, dubitare<text:line-break/>fortasse par erat non abfque ratione de principio, quod<text:line-break/>per nervos et fenfum et motum animalis partibus trans-<text:line-break/>mittit. Hoc vero tempore, quo jam de harum affectio-<text:line-break/>num curatione inter plerosqne anatomicos convenit, et<text:line-break/>ab omnibus medicis diuturna ac confeniiente experientia<text:line-break/>comprobata est, nullufque magis in insanientibus absque<text:line-break/>febre, in atra bile agitatis, in iis, qui mente aut me-<text:line-break/>moria quomodocunque laesi fueiint., in phreniticis cum<text:line-break/>febre, in lethargicis, comitialibus, attonitis, capitis curam</text:p>
      <text:p text:style-name="P43">lfabendam'non cenfet, sisti ipsi adhuc inquirunt haec, quae<text:line-break/>omnibus, qui modo 'invenire ipfa voluerint, manifeste'<text:line-break/>cognoscuntur. Sed de his in praefentiarum satis;, alibi<text:line-break/>enim dicta sunt, de quibus nonnulli philosophi inutiliter,<text:line-break/>si finem respicias, dissertantes longis' quaestionibus fefe<text:line-break/>intricarunt, quum nullam ne probabilem quidem quae-<text:line-break/>stionis'ipsiorum occasionem invenire possent, perinde ac’<text:line-break/>theoretici, qui proponunt<text:span text:style-name="T62">1</text:span> sive philosophiam sive beatl-<text:line-break/>tudihein dicere oporteat. <text:span text:style-name="T50">- -<text:tab/>•<text:tab/>• </text:span><text:span text:style-name="T52">z</text:span><text:span text:style-name="T50"> </text:span>. <text:span text:style-name="T50">*</text:span></text:p>
      <text:h text:style-name="P67" text:outline-level="2">Cap. V.</text:h>
      <text:p text:style-name="P1">Nunciam tempus est, ntid, quod antedictis<text:line-break/>adiici necessarium est, explicemus, generosis his philoiophis<text:line-break/>et ipfuin ignotum, ut caetera, quae ex dissectione apparent,<text:line-break/>ab* Herophili' scriptis exorsi, qui anatomicas narrationes<text:line-break/>censiet ex eo, si dicas, IianC partem ab ilia originem tra-<text:span text:style-name="T62">J<text:line-break/></text:span>xisse, nullam ad decreta statuenda occasionem afferre,<text:line-break/>quemadmodum prave intelligentes nonnulli faciunt; ex<text:line-break/>aliis' enim apparentibus facultates nos administrantes,<text:line-break/>non 'ex ipfa simpliciter membrorum inspectione inveniri.</text:p>
      <text:p text:style-name="P13"><text:span text:style-name="T50">Verum haec oratio distinctionibus Quibusdam indiget; quas<text:line-break/>etsi in commentariis de Hippocratis- et, Platonis placitis<text:line-break/>uberius explicuerimus, nunc tamen eas fammatim per-<text:line-break/>stringere necesse• est; Prima igitur diftinclio'fumitur ab<text:line-break/>arteriis, aut venis, - aut nervis,</text:span><text:span text:style-name="T54">:</text:span><text:span text:style-name="T50"> vel praefectis, vel laqueo<text:line-break/>interceptis, in quibus altera a laqueo sita pars functiones<text:line-break/>proprias retinet*, altera penitus amittit. Idem etiam in<text:line-break/>fpinali medulla evidenter apparet; nam si aliquo in loco<text:line-break/>fpina dividatur,-</text:span><text:span text:style-name="T54">1</text:span><text:span text:style-name="T50"> qui supra incisionem ab ipsia prodeunt<text:line-break/>nervi, lenium et motum integrum fervant, qui inferius<text:line-break/>sunt-, omnes protinus amittunt; Qua ex re facultates has<text:line-break/>desiiper a cerebro in ipsam influere cuivis perspicuum<text:line-break/>est.-. Simili'ratione, quum arteriae cujuslibet laqueo con*<text:line-break/>strictae pars, quae cordi continua supra vinculum existit,<text:line-break/>pulfare, sicut* prius, apparet, alia vero, quae infra est,<text:line-break/>pulsu statim privari; constat nimirum et hic arteriis<text:line-break/>originem motus a corde procedere. </text:span><text:span text:style-name="T53">Ηοο </text:span><text:span text:style-name="T50">igitur et opti-</text:span></text:p>
      <text:p text:style-name="P13">mum est et clarissimum principii functionum indicium. Post<text:line-break/>istud, utrum corporum, de quibus est quaestio, substantia<text:line-break/>in omnibus eadem sit, an prorsus diversa. Etenim spina-<text:line-break/>lis medullae et nervorum substantia in omnibus cerebro<text:line-break/>respondet, sicut et horum operimenta cum cerebri ope-<text:line-break/>rimentis, quas meningas dicunt, eadem sunt. Verum ar-<text:line-break/>teriarum fubstantia ne prope quidem ad cordis, sicut nec<text:line-break/>jecoris ad venarum naturam accedit Quum igitur ea-<text:line-break/>dem efle appareat, liquet, tenuiora a crassioribus fuiffe<text:line-break/>propagata, ut quae gigni absque iliis, quemadmodum nec<text:line-break/>rami absque caudice, minime possint At quum alia ve-<text:line-break/>nae, alia cordis et jecoris substantia manifeste deprehen-<text:line-break/>datur, incertum relinquitur, quantum ad haec apparentia<text:line-break/>fpectat, an ex corde exorta <text:span text:style-name="T50">cava </text:span>vena in jecur inseratur,<text:line-break/>an a jecore procedens in cor insinuetur, an horum neu-<text:line-break/>trum sit., sed alia quaedam tertia pars venae hujus origo<text:line-break/>existat Quare non iniuria de hujus jecorariae venae</text:p>
      <text:p text:style-name="P13">origine ab anatomicis quaesitum est; de nervorum autem<text:line-break/>principio inter omnes convenit. Et si jecur cavae venae<text:line-break/>origo esse inveniretur, fic <text:span text:style-name="T50">quoque </text:span>in dubio esset, quan-<text:line-break/>tum ad hoc, utrum, sicut prius fuit, ita quoque in per-<text:line-break/>fectis gubernationis principium sit, an ab alio quodam<text:line-break/>hoc ipsis contingat Distinguendum autem est, magnane<text:line-break/>vasa parvorum, an parva magnorum principia sint; nam<text:line-break/>in hoc quoque a nonnullis medicis erratum est, quemad-<text:line-break/>modum ab eo, qui venarum, quae in ventrem et intestina<text:line-break/>pertingunt, fines esse originem dicebat, qui quidem fines<text:line-break/>ne excogitari quidem possiunt, nisi etiam vena, quae in<text:line-break/>chorio ad jecur tendit, propaginem in ipsa distribuendam<text:line-break/>emiserit. Consentaneum igitur est, ex eo, quod apparet,<text:line-break/>inferre, venarum initia, quae in utero funt, extremis ra-<text:line-break/>dicum arborum fibris., venam, quae ad jecur per umbili-<text:line-break/>cum tendit, trunco aflimilari. Quae quum ita £e habeant,<text:line-break/>omnes quae in corpore funt animalis sines venarum fur-</text:p>
      <text:p text:style-name="P13">culis, non radicibus, respondebunt. Jam ego quoque ali-<text:line-break/>quando rationem hanc ’ considerare sum conatus, quomodo<text:line-break/>liceret * dicere, primas omnium e femine tunicas fuifle<text:line-break/>procreatas duorum horum vaforum, quae in foetibus et<text:line-break/>in perfectis maxima habentur; intelligo magnam arteriam<text:line-break/>et venam, quae inter umbilicum et jecur est; et his di-<text:line-break/>fcissis ea, quae in chorio funt, o/nnia generari, deinde<text:line-break/>horum extrema arborum radicum fidibus comparaii. Ye-<text:line-break/>rnm. hac quoque ratione, nec jecur nec cor primo na-<text:line-break/>£ci videntur, ut quae sanguinea substantia plane adfui<text:line-break/>constitutionem indigeant, quam per vafa ex utero afierri<text:line-break/>necesse. est* Unde .rursus,, quemadmodum superius etiam<text:line-break/>dieebamus, femen opificis rationem subibit, vasa vero<text:line-break/>haec, quibus sanguinem ex praegnante attrahi ad vifce-<text:line-break/>rum procreationem necesse est, omnium prima genera-<text:line-break/>buntur., . deinde autem post spsa jecur et cor, quemad-<text:line-break/>modum' domus . fundamentum et'navigii, carina. Quo<text:line-break/>vero tempore feminis vis haec format, quaedam edam</text:p>
      <text:p text:style-name="P13">alia verisimile est, tum his adjacentia, tum inter haec et<text:line-break/>uterum sita, formari. Nunquam enim facultatem, quae<text:line-break/>plantas et animalia fingit, sistere ac cessare credibile est,<text:line-break/>fed totam omnibus simul partibus et innafci et augeri.<text:line-break/>Nequaquam igitur, quae animalia fingit natura, ab aliarum<text:line-break/>partium fabricatione desistet, sied et venas et arterias<text:line-break/>siemper fcindendo producet, hisque alia vifcera, sicut je-<text:line-break/>cur et cor diximus, aggenerabit, simul et convenientem<text:line-break/>formam et situm, aliaque omnia, quae partes singulas ha-<text:line-break/>bere convenit, decenter efficiet. ' Omnibus igitur modis<text:line-break/>convincuntur isti, qui teniere ab ea parte, quae prima fue-<text:line-break/>rit formata, reliquas gigni pronuncianf: non enim pro-<text:line-break/>fecto opifex ilia causa, ubi partem aliquam abfolvit, a<text:line-break/>foefu recedit, imperans eis, quae fecit, ut* reliqua-gene-<text:line-break/>rent; hac enim ratione arteriae et venae primum gene-<text:line-break/>ratae alia generabunt. Neque enim arteriarum et vena-<text:line-break/>rum corpora videntur e jecoris adtjcordis fubstantia pro-</text:p>
      <text:p text:style-name="P13">germinasse, sicut e cerebro et membranis medulla fpina-<text:line-break/>lis et nervi. Quare maxime probabile est, quantum de<text:line-break/>incertis pronunciari licet, ipsam vim, quae arterias et<text:line-break/>venas creavit, eandem illos scindendo omnibus foetus<text:line-break/>partibus applicare , ipfas partes fu propriis fedibus un-<text:line-break/>dique collocantem. Maxime item probari potest, forma-<text:line-break/>tas partes, ubi primum perfecte abfolutae funt, incipere<text:line-break/>proprias fubstantiae fuae functiones obire, et neque renes,<text:line-break/>neque vulvam, neque lienem<text:span text:style-name="T50">, </text:span>neque intestina, aut de-<text:line-break/>mum aliquam aliam partem naturalem alterius auxilio ad<text:line-break/>propriam functionem indigere. Quoniam vero partium<text:line-break/>fubstantia neque fecundum quantitatem eadem permanet,<text:line-break/>quum multum quotidie ex ipsis defluat, neque fecundum<text:line-break/>qualitatem , varias enim alterationes experitur, mutuo<text:line-break/>fubsidio indiget, quo et exinanitum repleatur, et alteratum<text:line-break/>corrigatur. Quae quidem auxilia quot et qualia sint,<text:line-break/>non modo philofophorum aliquis accurate deprehendit,<text:line-break/>led ne medicorum quidem, qui abfque anatomes peritia</text:p>
      <text:p text:style-name="P13">ad quaestronem hanc accesserit Cor quippe (hoc enim<text:line-break/>solum regere animal nonnulli existimant) ubi respiratione<text:line-break/>fuerit privatum, et ipfum moveri desinit, et cum ipso<text:line-break/>animal etiam totum interit. Privatur autem refpiratione<text:line-break/>non tantum fufpendio suffocatis hominibus, aut ex in-<text:line-break/>flammatione faucium inspirationis meatu obstructo, verum<text:line-break/>etiam nervis, qui thoracem movent, vitiatis vel prae-<text:line-break/>cisione, vel collisione, vel laqueo, qui omnes a spinali<text:line-break/>medulla, quemadmodum ipfa a cerebro, originem habent.<text:line-break/>Sicut igitur cerebrum ad tuendum cor utile est nervis<text:line-break/>thoracem movens, quo distento infpiratio, contracto<text:line-break/>refpiratio fit, eodem modo cerebro ufum quendam cor<text:line-break/>ipsum praestat, atque his utrisque jecur, ut in fcriptis<text:line-break/>de his commentariis demonstratum est; neque haec tria<text:line-break/>tantum principia, fed omnes etiam aliae partes sibi in-<text:line-break/>vicem auxiliari solente Verbi gratia, ut ex uno reliqua<text:line-break/>sigillatim omnia, quae in libris de ufu partium dicta sunt,<text:line-break/>in memoriam revocem, ob jecur et renes et vesicae</text:p>
      <text:p text:style-name="P13">duae factae funt, quae bilem recipit, ipsi visceri innexa,<text:line-break/>quae vero urinam, ad renes collocata, faeculenta autem<text:line-break/>vifceris excrementa lien expurgat. Quod autem et ven-<text:line-break/>triculus jecori praecoquat alimentum, quodque intestino-<text:line-break/>rum anfractus digestionis, quae ipfa intestina fit,, caufa<text:line-break/>fuerit effectas, fatis indicatum; est, aliaque omnia, quae<text:line-break/>in unaquaque corporis parte habentur, in commentariis de<text:line-break/>ufu partium; quorum nihil ne paululum quidem agnovexi<text:line-break/>rant.illi tum medici, tum philofophi, qui omnia cordi<text:line-break/>attribuentes arroganter pronunciant. Verum haec pro-,<text:line-break/>lixius etiam fortasse, quam praefens inftitutum exigebat,<text:line-break/>protracta sunt omnia; quanquam merito dissectionis periti<text:line-break/>medici indignentur, quod nonnulli non modo de iis, quae<text:line-break/>ignorant, proferre sententiam, verum etiam jactabunde,<text:line-break/>eos, qui fciunt, increpent; qui quidem primo a natura<text:line-break/>formatam partem reliquas formare cenfent, atque hanc,<text:line-break/>esse cor, non tantum in duabus his fententlis decepti,<text:line-break/>fed quamvis etiam ipsis concedatur, et primum omnium</text:p>
      <text:p text:style-name="P13">cor fuisse procreatum et reliqua ipsum procreasse,, non<text:line-break/>necessario tamen sequitur, ut functiones in adultis api-<text:line-break/>malibus ab illo fiant, neque enim idem generationis et<text:line-break/>difpenfationis principium existit.</text:p>
      <text:h text:style-name="P67" text:outline-level="2">Cap. V<text:span text:style-name="T59">I.</text:span></text:h>
      <text:p text:style-name="P1">Sed jam ad id, quod praecipue est in hac<text:line-break/>disputatione prOpositum, digressi istos ipfos ostendemus ne<text:line-break/>illa quidem, quae a medicis inquiruntur, <text:span text:style-name="T50">recte </text:span>fuisse per-<text:line-break/>fcrutatos, fed putare, si a natura foetum formari dicant,<text:line-break/>nihil sane fe amplius quam nomen omnibus copfuetum<text:line-break/>dixisse. Nemo enim tam stolidus est, ut non. lutelligat,<text:line-break/>quandam foetlis generationis causam esse, quam omnes<text:line-break/>naturam appellamus, quae ejus sit substantia, ignorantes.'<text:line-break/>Ego vero, sicut Oftendi, corporis nostri structuram -smll-<text:line-break/>mam ejus, qui illud fabricatus est, et sapientiam simul<text:line-break/>et potestatem repraesentare, ita velim mihi philosophos<text:line-break/>istos opificem indicare, deusne aliquis sit sapiens, qui pri-<text:line-break/>mum sane cogitaverit, quale cujusque animantis corpus<text:line-break/>fingere conveniret<text:span text:style-name="T65">λ</text:span><text:span text:style-name="T49"> </text:span>deinde potentiam ipsius , qua quae pro-</text:p>
      <text:p text:style-name="P13">pofuit abfolvit, an anima quaedam a divina differens;<text:line-break/>non enim naturae dictae fubstantiam, sive corporea, sive<text:line-break/>incorporea sit, summe prudentem esse dictitant; quam<text:line-break/>tam artificiose foetuum formationem moliri nulla ratione<text:line-break/>persuaderi posse pronunciant. Hoc enim ab Epicuro et<text:line-break/>iis, qui citra providentiam omnia fieri arbitrantur, audien-<text:line-break/>tes non credimus. -Atqui necessarium est, aut ex motu<text:line-break/>quodam irrationali et inartificiofo foetuum formationem op-<text:line-break/>timum finem conlequi, aut, quemadmodum qui miracula<text:line-break/>moliuntur, ubi motus initium ipsis exhibuerint, ipsi qui-<text:line-break/>dem dilcedunt , opificia vero ipfa ac machinae aliquouf-<text:line-break/>que non multo tempore artificiose moventur, ita etiam<text:line-break/>deos, postquam stirpium animaliumque semina in tan-<text:line-break/>tam motuum successionem idonea praepararint, nihil prae-<text:line-break/>terea ipsos agere. Verum priorem opinionem convincere<text:line-break/>opus non habeo, ut quam hi ipsi, ad quos potissimum<text:line-break/>haec mihi disputatio instituta est, damnarint; alteram ac-<text:line-break/>curatius inspiciendam cenfeo, an fieri possit, ut talis hu-</text:p>
      <text:p text:style-name="P13">miditas, qualis in genitura apparet, in tanta motuum<text:line-break/>mutuo fe excipientium sarie nihil aberret, donec congruum<text:line-break/>finem fuerit confequuta. Quemadmodum eniin optimum<text:line-break/>est nufquam id tanta partium copia cafu delinquere, ita<text:line-break/>etiam artificiofam motus confequentiam ab irratiOnali qua-<text:line-break/>dam fieri fubftantia, quemadmodum ipsi dicunt, affirmare<text:line-break/>temerarium essi Hoc adhuc admirabilius, quod per totam<text:line-break/>vitam omnibus nobis videntibus accidit, quod nemo<text:line-break/>eorunn qui naturae cognitionem profitentur, vel intellexit,<text:line-break/>vel inquirere, quomodo fieret, dignatus est. Quid autem est<text:line-break/>illud, quod in partium functionibus accidit? Perfpicuita-<text:line-break/>tis vero caufa uno aut altero exemplo abfolvemus ora-<text:line-break/>tionem. Proponatur primum manus, quae omnes digitos<text:line-break/>tribus ossibus compositos atque inter fe articulis commif-<text:line-break/>S0S habet; in quibus nimirum primum exerceri satius eflet<text:line-break/>illos, qui coelum ac mundum univerfum erant contem-<text:line-break/>platuri; quomodo scilicet sint fabricati, quibufque instru-<text:line-break/>mentis motus ipsis accederet; quomodo aliquando articu-</text:p>
      <text:p text:style-name="P13"><text:span text:style-name="T50">Jis </text:span>vel simul omnibus vel privatim singulis extenderen-<text:line-break/>tur, aliquando in latus flecterentur, idque dupliciter, vel<text:line-break/>ad parvum vel ad magnum digitum. Si enim novissent^<text:line-break/>per mufculos omnes hos motus fieri, nobis ignorantibus,<text:line-break/>priusquam per dissectionem in confpectum venissent, ad-<text:line-break/>mirati- fane essent, quomodo non folum nos, fed parvuli<text:line-break/>etiam infantes, quum aliquem digitum vel extendere vel;<text:line-break/>inflectere jubentur, statim id faciant, licet moventem<text:line-break/>musculum non cognofcant. Quod in lingua magis adhuc<text:line-break/>mirabile est, de cujus mufculorum numero inter auato-<text:line-break/>micos non convenit; . taptum abest, ut eos, qui singulis<text:line-break/>motionibus praefunt, certo cognoscant. Verum hoc quo-<text:line-break/>que a diligentioribus medicis indagatum est; ac quidam,<text:line-break/>fuit, qui dixit, unumquemque mufculum quasi animal vo-;<text:line-break/>luntatem nostram persentientem attrahere ac circumducere<text:line-break/>linguam in convenientem figuram ad vocem exprimendam;<text:span text:style-name="T50">;<text:line-break/></text:span>atque<text:span text:style-name="T54">K</text:span>hoc omnibus aliis probabile mipime videtur.' Mi-<text:line-break/>rum autem illud omnes putant, parvum puerulum, ubi</text:p>
      <text:p text:style-name="P13">audiverit hanc vocem, panis, quum neque quomodo lin-<text:line-break/>gua figuretur cognofcat, (neque -a quibus mufculis ad sin-’<text:line-break/>gulas vocum motiones agatur, eam, imo totum etiam de^<text:line-break/>inceps versum.'exprimere; in qua re lingua multas muvj.<text:line-break/>taliones ..singulis vocibus accommodatas moliatur.- Caete^<text:line-break/>rum quum plures quam trecenti mufculi in nobis sint/-<text:line-break/>non est sane credendum, unumquemque- ex ipsis animal'<text:line-break/>esse. Ab hac igitur opinione utpote absurda ego digref-*<text:line-break/>fus ad aliam ab aliis viris celebratam- descendi, nempe*<text:line-break/>a nervis ad originem suam mufculos trahi, atque <text:span text:style-name="T50">4iint&gt;<text:line-break/></text:span>fieri, .ut ad. eorum attractionem. inferiqr -ossium, quae ar—<text:line-break/>ticulos constituunt, pars, cui mufculi caput infarifur/<text:line-break/>etiam fequatur. Sed hic quoque, praeterquam quod ifdif<text:line-break/>eognofciinus adhuc,&gt;quisnam’. musculus<text:span text:style-name="T50">: </text:span>attrahendus dit,<text:span text:style-name="T54">;</text:span><text:span text:style-name="T50"> </text:span>ip—<text:line-break/>forum etiam nervorum magnitudo adhuc refragatur, <text:span text:style-name="T50">ut-^<text:line-break/></text:span>pote quum minimi nervi mufculis inferantur,* qusjne^ae^<text:line-break/>dum vivit animal, in voluntariis functionibus moveri, quem--<text:line-break/>admodum' musculi, apparent, imo - neque in moftuto, si<text:line-break/>nostris manibus trahamus musculos, sicut illi<text:span text:style-name="T50">&gt; </text:span>articnlorutri<text:span text:style-name="T62">7</text:span></text:p>
      <text:p text:style-name="P13">offa trahere cernuntur. Atqui lude, quod singuli mufculi<text:line-break/>moventur, prout voluntas fuerit, non est credibile, semen<text:line-break/>perinde ac miracula fuisse constructum, ignorare autem<text:line-break/>ipfum., neque, quxd. agat-, prorfus intelligere.. Nam eorum<text:line-break/>oratio*; qui animam fuum sibi corpus formare dicunt, ex<text:line-break/>qjpbufdam apparentibus probabiliter confirmata, &gt;hinc<text:line-break/>cqptroversiam obtinet. Etenim stabilit ipsam singularum<text:line-break/>corporis partium ufus, qui<text:span text:style-name="T50">, </text:span>.simul .dum etiam generantur,<text:line-break/>ipesife animalibus ipsis'videtur: unumquodque -'enim -ani^<text:line-break/>mal eerjlimus ea praecipue parte,quae aliis, praestat,<text:line-break/>fefe defendere;, vitulum sane cornu petere prius etiam,<text:line-break/>quam;corpua produxerit; pullum'equinum calcitrare nous<text:line-break/>dum.solidis ungulis;&gt; sicut catulum! quoque,, licet dentes<text:line-break/>non validos, habeat.,‘morsu aggredi; volucres volare co4<text:line-break/>nari,, etsi, pon possint'<text:span text:style-name="T50">’ </text:span>Haec omnia videntur significare,'<text:line-break/>apimam^quae partibus his utitur, ipsarum usum cogno-<text:line-break/>fcere, quasi ipsa eas faluicarit, non ab alio fabricatis utavj.<text:line-break/>tur.<text:span text:style-name="T50">,, </text:span>Sed cur/ubi' partem aliquam movere voluerimus</text:p>
      <text:p text:style-name="P13">quocunque modo, ea statim moveatur,- licet moventem<text:line-break/>musculum non agnofcamus, longe difficillimum est; vix<text:line-break/>enim ex diflectione anatomicis propria uniufcuiufque<text:line-break/>mufculi functio, inventa estr Ob quod nonnulli existima*<text:line-break/>funt, aliam esse animam, quae upaniquamque partem<text:line-break/>construxisset, aliam, quae ad voluntarias functiones inci-?<text:line-break/>taret; atque* hac ratione videtur adhuc fu animalium cor-<text:line-break/>poribus permanere ea, quae partes effingit; non enim fieri<text:line-break/>potest., ut ea, quae nunc adest, convenienter singulis, uta-<text:line-break/>fur, ea. vero, quae est fabricata, abierit; Itaque oratio de<text:line-break/>anima hac, quae partes conformarit, omnino incerta; est<text:line-break/>minimeque probari potest unum illud, faltem manifeste<text:line-break/>indicare mihi videtur, fcilicet opificisqui nos condidit,<text:line-break/>artificium; quod nemo, qui modo libero] animo rem per-<text:line-break/>pendat, referre in irrationalem fortunam potest. Nalu<text:line-break/>quuni in animalis corpore mufculi. funt multo plures quam<text:line-break/>trecenti illi , qui pro voluntate partes movent, unufquif-<text:line-break/>que. ex ipsis et. formam, et magnifudineni, et caput, et</text:p>
      <text:p text:style-name="P52">V</text:p>
      <text:p text:style-name="P13">finem, et situm admodum convenientem habet; nervusr<text:line-break/>que ac vena et arteria tam apte pro musculi magnitu-<text:line-break/>dlue et loco inferuntur^ ut nullum ' ex iis, quum tam<text:line-break/>multa sint, reprehendi.possit; id quod in libris de ufu<text:line-break/>partium demonstratum esc Attamen, si trecentarum par-<text:line-break/>tium structurae, singulae decem fcopos obtinentes, in to-<text:line-break/>tum sint absolutae , ad trium millium numerum omnes<text:line-break/>evadent; et nondum tamen, id qnod maxime mirandum<text:line-break/>in harum fabricatione est, diximus, aequales prorsus efle<text:line-break/>in sinistris par sibus mufculos iis, qui in dextris funt’, ar-<text:line-break/>teriis item arterias, venis venas, ac’ nervis nervos, ut<text:line-break/>tria millia fcoporum duplicanda jam sint. Idem est in<text:line-break/>ossibus, quae plura quam ducenta numerantur. Etenim et<text:line-break/>horum singulorum fcopi quum sint longe plufes quani<text:line-break/>decem,-constat, si duplicenlur, plura quam millia quatuor<text:line-break/>fore. Eadem ars in visceribus omnibus et demum omni-<text:line-break/>bus. partibus spectari potest; ut, sc’quis scopos uniuscuius-<text:line-break/>que structurae numerare velit, numerus omnium integre</text:p>
      <text:p text:style-name="P13">abfolutorum, in dena millia, non millia, redigatur, quos<text:line-break/>ego nequaquam, ut dixi, nisi a sapienlissimo ac poten-<text:line-break/>fifiimo opifice factos esse crediderim. Quis autem hic sit,-<text:line-break/>fperabam me prius a philofophis esse auditurum, qui de<text:line-break/>mundo rerum que universarum generatione pronunciant;/<text:line-break/>multo enim facilius, quomodo corpus constructam sit, nosci<text:line-break/>exiftimabam- Sed quum uni horum, qui primus obtigiflet, <text:span text:style-name="T50">-<text:line-break/></text:span>discipulum me tradidissem, speraremque ab <text:span text:style-name="T50">eo </text:span>de-<text:span text:style-name="T50">i<text:line-break/></text:span>monstrationes, quemadmodum in Geometria didiceram,<text:line-break/>auditurum me efle, cognovissem que eum non mo-<text:line-break/>do non geometricas Q tineares') demonstrationes, sied ne<text:line-break/>oratorias quidem argumentationes callere,' ad alium me<text:line-break/>contuli, qui etiam ipfe ex propriis argumentis contraria<text:line-break/>iis, quae a priori audiveram, pronunciabat<text:span text:style-name="T50">; </text:span>quum que et<text:line-break/>tertio et quarto fuisiem expertus, nullius rei (ut dixi)<text:line-break/>potui inculpatam aliquam demonstrationem audire. Qnam-<text:line-break/>obrem maximo dolore affectus mecum ipfe coepi inve-<text:line-break/>stigare, an aliquam de structura animalium validam ra-'<text:line-break/>tioiieni possem invenire; ac nullam deinde inveni; id</text:p>
      <text:p text:style-name="P13">quod hoc in libro fateor ingenue, peritos hac in re phi-<text:line-break/>lofophos hortatus, ut, si quid titulo ipforum dignum inve-<text:line-break/>nerint, nobis id velint sine invidia communicare. Nam<text:line-break/>quum puerulos videamus sonare, quaecunque eos jufleri-<text:line-break/>mus, verbi causa smyrnam, scalpellum, smegma, neque<text:line-break/>tamen musculos, qui linguam commode’, ut haec vox exi-<text:line-break/>git, movent, multo minus etiam nervos cognoscere, maxi-<text:line-break/>me probabile existimo effe, illum, qui linguam nostram<text:line-break/>finxit, quicunque is fuerit, vel ipfum adhuc in formatis<text:line-break/>partibus permanere, vel partes ipfas animantia constituifle,<text:line-break/>quae voluntatem principis partis animae nostrae cogno-<text:line-break/>fcerent Sed quum hinc fequi videam, aliam efle prin-<text:line-break/>cipis partis nostri animam, aliam, quae in singulis partibus<text:line-break/>est, vel prorsius unam esse communem, quae omnia gu-<text:line-break/>bernet, adeo dubius haesito, ut ne vel quod fieri poflit<text:line-break/>intelligam , tantum abest, ut rectam cognitionem aliquam<text:line-break/>de artifice, qui nos finxit, habeam. Quum enim audio,<text:line-break/>quosdam philosophos dicere, materiam animatam, quae ab</text:p>
      <text:p text:style-name="P13">aeterno est, in ideas respiciendo £e ipsam exornare, ma-<text:line-break/>gis adhuc intelligo, unam oportere efle animam, quae et<text:line-break/>nos formet, et quae singulis particulis nunc utatur. Huicj-<text:line-break/>autem opinioni adverfatur, qnod, quae nos regit anima*<text:line-break/>appetitionibus ipsius infervientes partes ignoret. Nam qu^<text:line-break/>de elementaribus vocibus fcribere aggressi funt, eo, pro-<text:line-break/>cessere, ut definierint, aliam firmata lingua ad dentes, qui .<text:line-break/>inciforii vocantur, vel fuperioris vel inferioris maxillae,<text:line-break/>aliam item ad palatum aut in aliquam aliam partem re-<text:line-break/>flexam fieri, quemadmodum etiam.fpiritum, qui e gut-<text:line-break/>ture afcendit, interdum ad narium, foramina pervenire,<text:line-break/>inquiunt, interdum aperto ore effiari-, atque eum nunc,<text:line-break/>copiofum atque univerfum, nunc paucum ac. paulatim<text:line-break/>exire. De musculis vero, qui mofipnes has praestant,,<text:line-break/>nuilus mentionem fecit; quando neque illi, qui adpluri-<text:line-break/>mam dissectionis experientiam pervenerunt, certi aliquid<text:line-break/>invenerunt. Verum qui nihil horum invenerunt, neque</text:p>
      <text:p text:style-name="P13">penitus investigarunt, non unum modo, fed feriem quan-<text:line-break/>dam enunciatorum connexam temere pronunciant; quo-<text:line-break/>rum primum, verbi causa, quod nec fenfu percipi, nec<text:line-break/>ratione' inveniri potest, statuunt», nempe cor primum om-<text:line-break/>nium generari; post hoc alterum, aliasque partes illud<text:line-break/>effingere; quasi, qui <text:span text:style-name="T50">id </text:span>fabricatus est, quicunque ille sit,<text:line-break/>perierit, neque amplius adsit Postea quasi confequens in-<text:line-break/>ferunt, gubernantem animae nostrae partem in corde<text:line-break/>constitui. Si autem imperans facultas inest, ciborum<text:line-break/>quoque, nt ajunt, potuum, venereorum et divitiarum<text:line-break/>appetentem inesse; quin etiam irafcibilem et contendentem,<text:line-break/>quorum fane nullum neceflarium est, fed quum primo<text:line-break/>aspectu fieri posse nonnullis videatur, postea vero mul-<text:line-break/>tis evidentibus redarguitur. Prima quidem conformatio<text:line-break/>ad arterias, venas, chorion, jecur, non ad coi’ nos ducit,<text:line-break/>si et rationem, et ea, quae ex dissectione apparent, in<text:line-break/>judicium adhibeamus. Secunda deinde et tertia, sicut</text:p>
      <text:p text:style-name="P61">•<text:tab/>»r<text:tab/>- •</text:p>
      <text:p text:style-name="P13">prius a 'nobis-dictum est, et-ad ea, quae, ubi in lucem '<text:line-break/>editus est foetus, partim, quum prius nentiquam essent;*<text:line-break/>adnafcuntur, partim inchoata perficiuntur, Maxime vero<text:span text:style-name="T62">1</text:span>-<text:line-break/>admirari aliquis posset, quomodo natorum similitudo adi<text:line-break/>parentes efficiatur; videtur siquidem rurfus, quae corpus^<text:line-break/>conformat anima, utpbte-in femine contenta, a parenti—<text:line-break/>bus ; in foetum pervenire: cujus quidem fubstantia quae—’ ’<text:line-break/>nam sit, dicere non possium, quum a quibusdam audive-l<text:line-break/>rim, eam; quum incorporea sit, ut aiunt, simul cum fe-l<text:line-break/>mine ingredi, ipfo tanquam materia idonea ad formandum'<text:span text:style-name="T62">1<text:line-break/></text:span>foetum utentem. Quidam <text:span text:style-name="T50">ipforum </text:span>non materiam, fed in-i<text:line-break/>strumentum ipsius femen efle produnt, materiam enim»<text:line-break/>efle matris sanguinem, quum norinulli contraria penitus*<text:line-break/>affirment. Videtur enim ipsis artifex esse femen, <text:span text:style-name="T49">ηοηψ<text:line-break/></text:span>nullis sane totum, aliis fpiritus in ipso contentus.xi Sedi<text:line-break/>de his seorsim quodam in libro a nobis scriptum est, ub£\,<text:line-break/>ea, quae a Chrysippo in .libris de anima dicuntur, consi-a<text:line-break/>deramus, atque item in altero, ubi recenfemus, in quibus/</text:p>
      <text:p text:style-name="P13">Plato;: quum de anima agjt, a fe ipfo dissentire yideatur.<text:line-break/>Caeterum quum nullam, quod dixi, inveniam opinionem<text:line-break/>fcientifice demonstratam, fateor, me de fubstantia animae<text:line-break/>dubitare; nec vel probabile, quippiam de ea quod afferam,<text:line-break/>habere. s Fateor itaque <text:span text:style-name="T50">et </text:span>de foetuum formatrice causia<text:line-break/>nihilo plus certi me<text:span text:style-name="T50">.</text:span>scire. Nam fummam-in horum con-;<text:line-break/>formatione et sapientiam et potentiam -video, neque ppf-<text:line-break/>fum existimare, eam quae in foetu est animam, ab Ari-<text:line-break/>stotele vegetantem, appetentem a Platone, a Stoicis <text:span text:style-name="T50">,</text:span>pe<text:line-break/>animam quidem prorsus, fed naturam appellatam, foetum<text:line-break/>ipfum formare, ut quae non modo sapiens .non sit, fed<text:line-break/>omni prorfus ratione careat; • neque rurfus ab hac opi-<text:line-break/>nione in totum poffum ,recedere, quum similitudinem,,<text:line-break/>quam filii habent cum parentibus, specto; aC post partum<text:line-break/>in reliqua vita corpus nstflrum a rationali anima difpen-<text:line-break/>fari nego, quod ante dissefitiopem neque, partes corpo-<text:line-break/>ris, neque ipsarum functiones cognoscamus.-Quum autem,<text:line-break/>quidam mihi <text:span text:style-name="T50">' </text:span>ex Platonicis magistris diceret, animam,</text:p>
      <text:p text:style-name="P13">quae per totum mundum diffufa extenfaque est,' foetus<text:line-break/>formare, artem et potentiam illa dignam existimavi;<text:line-break/>fcorpiones autem, phalangia, mufcas, culices, viperas,<text:line-break/>vermes, lumbricos, afcaridas, ab eadem fingi ac formari<text:line-break/>nunquam credidi, prope ad impietatem accedere hanc<text:line-break/>opinionem ratus; neque etiam materiae animam tantum<text:line-break/>artificii adeptam esse rationi confentaneum videtur.<text:line-break/>Tantum igitur hoc <text:span text:style-name="T50">de </text:span>causa animalium formatrice pro-<text:line-break/>nunciare me posse confido, quod et ars et fapientia in<text:line-break/>ea sit maxima, sicut et quod, posteaquam formatum cor-<text:line-break/>pus fuerit univerfum, per totam vitam tribus motuum<text:line-break/>principiis, ex cerebro per nervos et mufculos, ex corde<text:line-break/>per arterias; ex jecore per venas, gubernetur- Ex quibus<text:line-break/>autem principiis, quod manifeste non ausiis sim statuere,<text:line-break/>quum aliis in libris declaravi, tum in eo praecipue, qui<text:line-break/>est de animae fpeciebus, animae substantiam nusquam<text:line-break/>ausus definire. Neque enim, an corporea sit anima</text:p>
      <text:p text:style-name="P13">pnmino, an incorporea, aeternane prorfus, an corruptioni<text:line-break/>jpbnoxia, linearibus demonstrationibus ufum quempiam<text:line-break/>inveni, quemadmodum a nobis commentario de animae<text:line-break/>speciebus comprehenfum esu</text:p>
      <text:h text:style-name="P66" text:outline-level="1"><text:bookmark-start text:name="bookmark19"/><text:span text:style-name="T50">GALENI, AN IN ARTERIIS NATURA<text:line-break/>SANGUIS CONTINEATUR,</text:span><text:bookmark-end text:name="bookmark19"/><text:span text:style-name="T54"><text:line-break/></text:span><text:span text:style-name="T50">LIBER.</text:span></text:h>
      <text:h text:style-name="P67" text:outline-level="2">Cap. I.</text:h>
      <text:p text:style-name="P1">Quum, qucties vulneratur arteria quaevis,<text:line-break/>sanguis evacuari cOpfpiciatur, duorum alterum sit necesse.<text:line-break/>est,, aut in ipsis illum, arteriis cpntineri,.aut alibi .transi-*,<text:line-break/>fumi.. At si alibi transsamatur, cuique Jam constat, quum<text:span text:style-name="T50">j<text:line-break/></text:span>fecundum naturam arteriae sefe haberent, spiritum, solum <text:span text:style-name="T50">&gt;<text:line-break/></text:span>in ipsis cOnclufum fuisse. Si vero id ita.effit, in vnfue-si<text:line-break/>ratis oportere^ prierem <text:span text:style-name="T50">, </text:span>fanguine^spiritum^, eyacuaii <text:span text:style-name="T49">,,Ι,./ηβ-'</text:span>.</text:p>
      <text:p text:style-name="P13">quaquam tamen. conspicitur; non itaque prius folus. spi-<text:line-break/>ritus in arteriis continebatur. Atque breviori id ratione<text:line-break/>hoc pacto demonstrabitur. Si, quum vuluerantur arteriae,<text:line-break/>fanguis quamprimum vacuari videatur, erat utique in ar-<text:line-break/>teriis sanguis etiam prius, quam ipsae vuluerarentur. Patet<text:line-break/>etenim,-hac in ratiocinatione appositam dictionem quam-<text:line-break/>primum veram efficere ,consequentis ad antecedentem, cui<text:line-break/>conjunctum est, conlequentiam. Etenim simpliciter dictum<text:line-break/>citra dictionem quamprimum hoc modo, si vulneratis<text:line-break/>arteriis sanguis vacuari appareat, confequens habebit, quod<text:line-break/>per initia statim dictum est: nimirum etiam prius in ipsis<text:line-break/>arteriis sanguis continebatur, vel alibi transsumitur. Ve-<text:line-break/>rum apposita dictione quamprimum consequens est, in ar-<text:line-break/>teriis etiam prius, quam vuluerarentur, firiffe fangninem,<text:line-break/>composita nimirum tota ratiocinatione, quae hunc in mo-<text:line-break/>dum procedit Si; quum vuluerantur arteriae, fanguis va-<text:line-break/>cuari conspiciatur, vel is in ipsis arteriis continebatur,<text:line-break/>vel alibi transsumitur: atqui, quum vuluerantur arteriae,<text:line-break/>sangufa vacuari conspicitur, non transsumitur, ut demon-</text:p>
      <text:p text:style-name="P13">strabimus : in ipsis ergo arteriis continebatur. Sed quo-<text:line-break/>modo eum non traiissiumi probabitur? Nunquid fpiritus<text:line-break/>ante ipsum fanguinern vacuari confpiciebatur ? attamen<text:line-break/>non conspicitur: itaque non tranflumitur. Id salis est ad<text:line-break/>demonstrationem medicis alicui fectae minime praeoccu-<text:line-break/>patis, veras rationes a falsis difcernere non ignorantibus.<text:line-break/>Quum autem non omnes sint hujusmodi, pluribus fortassis<text:line-break/>adverfus eos rationibus opus erit. Nam qui Erasistratum<text:line-break/>fectantur, contradicunt, asserentes, quod conjunctum est,<text:line-break/>id falfum efle. Non enim verum efle proferunt, si fan-<text:line-break/>guis transsiumatur, quod fpiritus ante ipsiim vacuari con-<text:line-break/>spiciatur. Potest autem vacuari, non conspici, quum tenuis<text:line-break/>sit ac levis, proindeque facile emittatur. Rurfum igi-<text:line-break/>tur?, quod non lateat, demonstrare nobis necesse essi At<text:line-break/>quomodo id demonstramus? Multis fane modis. Atque<text:line-break/>ut' nostra oratio dilucida fiat et ordine progrediatur,<text:line-break/>operae pretium fuerit eos interrogare, quo ipsi modn ve-<text:line-break/>lint spiritum evacuari, utrum a fespso. impetu feratur,</text:p>
      <text:p text:style-name="P5">an ab altero quodam impellatur. At omnes eodem modo<text:line-break/>- nom fefpondent. Alii' quidem a feipfo impetu ferri au-<text:line-break/>tumant, alii vero a corde impelli asserunt. Quamobrem<text:line-break/>nobis quoque feparatim utrifque demonstrandum est, quae<text:line-break/>fieri nequeunt, eos asserere.</text:p>
      <text:h text:style-name="P67" text:outline-level="2"><text:span text:style-name="T50">Cap. </text:span><text:span text:style-name="T55">II</text:span><text:span text:style-name="T50">.</text:span></text:h>
      <text:p text:style-name="P1">Exordiendum autem est ab illis, qui spiri-<text:line-break/>tum dicunt ex arteriis a feipfo foras impelli. Vel enim<text:line-break/>tenuiorem prorfus, ut qui aethereus est,'vel alio quodam-<text:line-break/>modo calidiorem ambiente nos aere ipfum esse conce-<text:line-break/>dent. Tertium namque quod proferent haud habe-<text:line-break/>bunt fpiritus accidens, per quod is foras impelli queat<text:line-break/>Enimvero qui spiritus arteriis concluditur, ambiente<text:line-break/>nos aere tennior non est, nt ejus procreatio do-<text:line-break/>cet Procreatur enim Erasistrati fententia ex ambiente<text:line-break/>nos aere, qui in corpus ad eas, quae in pulmone simt,<text:line-break/>primas arterias, deinde vero ad cor et ad alias appule-<text:line-break/>rit Quo igitur in humidioribus corporibus is verfatmy<text:line-break/>eo crassior pinguiorque reddatur par est.' Calidior quo-<text:line-break/>que sit, sed ut vapor fursiun fertur, qui neque obfcuram</text:p>
      <text:p text:style-name="P13">vacualionem, neque ita citam habiturus est. Praxagdras<text:line-break/>quidem et crassiorem ipfum et abunde vaporofum esse<text:line-break/>protulit. Erasistratus vero, quomodo crassitiem habeat^<text:line-break/>haud definivit. Ex iis tamen, quae de ipsia tradit, ’ quif-<text:line-break/>que conjicit, nequaquam congruere ipsum esse tenuein.<text:line-break/>Arterias enim eo repletas dilatari, eodemque modo muf-<text:line-break/>culorum ventres asseverat, quum certe eorum neutrum<text:line-break/>fieri queat, si abfolute sit tenuis. Non enim certe, qui<text:line-break/>talis esi:, eum in corporibus detineri, fed egredi magis<text:line-break/>consentaneum essi 'Cur igitur is peraeque <text:span text:style-name="T50">ac </text:span>in thoracis?<text:line-break/>'peritonaei et pharyngis vulueribus essiari non conspicitur?<text:line-break/>Sed rifum fortassis movemus ex aliis id argumentis' com-<text:line-break/>probantes, quum liceat eos memorare arterias, quae quuin<text:line-break/>fanguinem affatim ejaculantursiis manifesto efflari conspicitur.<text:line-break/>Ut enim calidior,'sic et magis vaporiferas in arteriis eft san-<text:line-break/>guis; non tamen ipfe per fe vapor; vel aer; vel aether /vel<text:line-break/>omnino qui in eo continetur spiritus cOnfpicitUr? Si ham-</text:p>
      <text:p text:style-name="P13">que tenuissima acu perforetur arteria, haec quamprimum<text:line-break/>sanguinem ejaculatur. Oportebat autem (arbitror), etsi<text:line-break/>non magno, mediocri saltem vulnere, non repente,<text:line-break/>neque extra sensum, fed ampliori tempore fpiritum va-<text:line-break/>cuari. Priusquam enim ille vacuatus fuerit, prorfus npn<text:line-break/>excidet per vuluus fanguis, quum Erasistratus ipsie dicat,<text:line-break/>remotissime positas arterias primas tranffusione srui. Et-<text:line-break/>si vero id ab illo fcriptum non erat, ea tamen proposita<text:line-break/>necessario siectatus est. Si namque continuus sibi omnino<text:line-break/>sit qui arteriis comprehenditur spiritus, motuque adeo<text:line-break/>facilis ac tenuis, ut pauco tempore procliviter vacue-<text:line-break/>tur, non is quidem folus vacuabitur, qui sectis inest ar-<text:line-break/>teriis, fed qui in caeteris omnibus manet. Constat enim,<text:line-break/>quod priorem fectae arteriae reliquus universus prone-<text:line-break/>pte sit sequuturus. Ac prima in postremis arteriis ma-<text:line-break/>nifesta fiet vacuatio, quum aliud ipsae non habeant, unde<text:line-break/>rursum transsiumant. In ipsa igitur primum periculum<text:line-break/>est, pe locus vacuus reddatur, nisi quid*substantiae trans-</text:p>
      <text:p text:style-name="P13">fumpti spiritus locum repleverit; proptereaque necessario<text:line-break/>per mutuas anastomoses <text:span text:style-name="T50">(ut </text:span>ipsie loquitur) fanguis curfum<text:line-break/>ei, qui evacuatur, succedentem sequitur, atque tanquam ei*<text:line-break/>qui postremarum arteriarum extremis est, spiritui alli-<text:line-break/>gatus, prior quidem omni alio sanguine, posterior verto<text:line-break/>arteriarum spiritu vacuabitur. Duo igitur ex hac ratio ei-*<text:line-break/>natione abfurda maxima contingent: prius quidem, ob<text:line-break/>foramen acu factum omnem ex arteriis spiritum adeo ce-<text:line-break/>leriter emitti, ut senfum fugiat; alterum vero, animal, tofo<text:line-break/>vitali spiritu evacuato, etiamnum vivere, Caeterum ista<text:line-break/>et paulo post disserere licebit</text:p>
      <text:h text:style-name="P67" text:outline-level="2">Cap. III.</text:h>
      <text:p text:style-name="P1">Ad eorum autem, quae proposita fudu<text:line-break/>reliquum redeuntes demonstrabimus, neque, si a cofda<text:line-break/>comprimente spiritus immittatur arteriis, probabile esse,<text:line-break/>ipfum intercidentis fanguinis dogmas Quid enini <text:span text:style-name="T50">vult </text:span>id<text:line-break/>(prius)? arterias ad extremum usque ex natura salitas,<text:line-break/>quemadmodum et venas, contrahi, vel, quod verum <text:span text:style-name="T50">efa</text:span></text:p>
      <text:p text:style-name="P13"><text:span text:style-name="T50">eas adusque quid ? Esto prius, quod ad extremum, nt<text:line-break/>pihil fupersit. -At si hoc, pravum erit argumentum, et<text:line-break/>quod divisiOnis defectu nihil concludet. Neqtie enim am-<text:line-break/>plius licet dicere, quod, quum evacuatur fpiritus, vel locus<text:line-break/>confertim inanis evadet, vel, quod continuum est, id sub- *<text:line-break/>fequetur. Sed memoremus id quoque, tertium esse in<text:line-break/>lectione praetermissam, vas, qutod vacuatur, contrahi, pro-<text:line-break/>indeque argumentum nihil concludere. Nam aflumpta<text:line-break/>ea, quae vera est, assiumptione: Atqui locus vacuus affa-<text:line-break/>tim’ </text:span><text:span text:style-name="T53">ηοη </text:span><text:span text:style-name="T50">evadit, haud inde licet istud concludere: Igi-<text:line-break/>tur cOntinuum subsequetur. Sed quaenam erit conclusio?<text:line-break/>Ergo vel continuum fubsequetur, vel vas contrahetur.<text:line-break/>Sic fane prava esse paremptoseos ratio demonstrabitur, si<text:line-break/>absclute arteria contrahatur; fed si ad aliquantulum quid<text:line-break/>usque, ilia etiamnum ratio prava esse demonstrabitur, si •<text:line-break/>id meminerimus, quod in teneris calamis advertitur, quos<text:line-break/>insufflantes tantum extendimus, quantum eorum.natura pa-<text:line-break/>titur; rursus vero ab extremo tantum aeris vacuatur,</text:span></text:p>
      <text:p text:style-name="P13"><text:span text:style-name="T50">quantum contrahi, fuapte natiira calamus potest, plus enim<text:line-break/>calamus ab inflantibus neque extenditur, neque eontrahi-<text:line-break/>tur. Quantum enim inflaverimus, tantum vacuari . dun-</text:span><text:span text:style-name="T52">t<text:line-break/></text:span><text:span text:style-name="T50">taxat oportet; quantum vero aeris praecedentis, contine-<text:line-break/>bat, priusquam inflaremus, tantum poftea permanere ne-v<text:line-break/>cesse eft. Sic igitur et in'arteriis sisse res habet. Con--<text:line-break/>tinent siquidem aliquem spiritum, etiamsi ipsite contrahan-<text:line-break/>tur, alter vero a ccrde repleto amandatur, ifque earum<text:line-break/>quidem cavitates implet, et, quo tempore egreditur, dia-<text:line-break/>stolen efficit. Quum . vere arteriae vacuantur, viciflim<text:line-break/>fystolen, quantum ab ortu concessem est, efficiunt. Nullo<text:line-break/>itaque modo nec etiam hac ratione ulla eft intercidentis<text:line-break/>sanguinis necessitas ; alias multo etiam vehementius ore<text:line-break/>calamos inflamus, quam cor. arterias. Opus autem esc<text:line-break/>profecta, qucd vehementius inflatur, id magis ac citius,<text:line-break/>evacuari. At si quis calamum omnibus etiam ventis ex-<text:line-break/>ponat, nullus tamen erit vacuus in calamo locus, fed/<text:line-break/>semper sane viam sibi spatiosam .calami cavitatem liabivj.</text:span></text:p>
      <text:p text:style-name="P13">turus est, per quam aeris spiritus fluat, neque vero un-<text:line-break/>quam adeo vacuabitur, ut alio quodam corpore sit opus,<text:line-break/>quod evacuati locum repleat.</text:p>
      <text:h text:style-name="P67" text:outline-level="2">Cap. IV.</text:h>
      <text:p text:style-name="P1">Quum ergo, quod fuerat proposituro, id<text:line-break/>abunde demonstratum sit, quid prohibet et ex caeteiis<text:line-break/>absurdis quaedam adjicere? omnia namque percurrere vix<text:line-break/>possem ob ingentem eorum multitudinem. Unum qui-<text:line-break/>dem primumque abfurdum est, oportere quocunque in<text:line-break/>vulnere, etiamsi sola cutis tenuiori acu vulnerata sit,<text:line-break/>universas quidem arterias sanguine repleri, febremque<text:line-break/>necessario fubfequi. Manifestum autem erit, quod dicitur,<text:line-break/>si nostra demonstratio aiteriarum vulneribus aptetur. Me-<text:line-break/>eum igitur cogita, arteriam, quae per axillam in univerfam<text:line-break/>manum distributa est, tenui acu esse punctam. Quid au-<text:line-break/>tem ex Erasistrato eveniet? Evacuari nimirum ipsius spi-<text:line-break/>ritum, simulque cum eo, qui arteriis ineft proximus. Huic<text:line-break/>autem proximae sunt, tum quae ab hac ortae in manum<text:line-break/>distribuuntur, tum quae magna a corde prodit, a qua ipsa</text:p>
      <text:p text:style-name="P13">propagata essi At si haec vacuetur, sinistrum simul cor-<text:line-break/>dis sinum huic proximum existentem vacuari utique pror-<text:span text:style-name="T62">r<text:line-break/></text:span>fus necesse est, tum fuperiorem* quae ad caput afcendit,.<text:line-break/>tum inferiorem, quae ad spinam descendit Nam si om-<text:line-break/>ni, quae evacuatur, parti arteriae, quae vicihae funt, simul<text:line-break/>evacuentur, vicinae vero sint ipsius propagines, a quibus<text:line-break/>etiam ipsia propagatur, perfpicuum est, et sinistrum cordis<text:line-break/>ventriculum, et praedictas arterias ntrafque cum ea, quae'<text:line-break/>per axillam traiicitur, simul evacuari. Quum itaque ab<text:line-break/>ipfa altera afcendente tum cervicis, tum capitis omnes<text:line-break/>propagentur, ab altera vero defcendente caeterae reliqui,<text:line-break/>universi corporis ortum trahant, ipfam quoque adulque<text:line-break/>extrema simul evacuari necesse esu Quum priplum au—<text:line-break/>tem ad arteriarum extrema spiritus vacuitas pervenerit,<text:line-break/>per auasiomofes sanguinem e venis in arterias transfundi<text:line-break/>contigerit, eum que dnntaxat, quod spiritus evacuetur fu ali<text:line-break/>inferioribus quidem corporis partibus ad. arteriam "spinae'<text:line-break/>incumbentem et ad cor, atque ita dennim ad axillam</text:p>
      <text:p text:style-name="P13">pervenire, partim vero a fuperioribus capitis ad eam, quae<text:line-break/>prior furfum ascendit, mpx vero ad cervicem et ad vul-<text:line-break/>neratam. Atque ita sanguis per omnes manus - arterias'<text:line-break/>transsiumptus spiritum sequens ad sectam arteriam infundi-<text:line-break/>tur, <text:span text:style-name="T50">sicque </text:span>in universa mole sanguis ad arteriae seclio-<text:line-break/>nem confluet. At id equidem verissimum. Conspicitur<text:line-break/>enim, per unam qualemcunque insignem arteriam, nisi<text:line-break/>fluxum ejus prohibueris, totum universae medis fangui-<text:line-break/>nem evacuari. Id vero (ut monstravimus) haud fan-<text:line-break/>guinem arteriis contineri asserentibus, fed et Erasistrato<text:line-break/>ejus que fectatoribus ipfas vitalis fpiritus organa esse vo-<text:line-break/>lentibus adversatur. Etenim,, acu vulnerata dicta arteria,<text:line-break/>primum • quidem vitalem spiritum, eumque univerfum<text:line-break/>evacuari, deinde vero in omnes arterias sanguinem trans-<text:line-break/>fundi necesse est, postremo (qnod omnium gravissimum<text:line-break/>est.) in ipsum quoque sinistrum, cordis ventriculum. Ad<text:line-break/>haec quo pacto, ipfo. cordis ventriculo, fanguine repleto,</text:p>
      <text:p text:style-name="P13">e</text:p>
      <text:p text:style-name="P52">non suffocetur animal, vel non prius interierit, quum fpivj.<text:line-break/>ritus vitalis vacuabatur, vel mufculorum motus non ami-<text:line-break/>ferit, vel arteriarum pulsum non oblaeserit, vel febris<text:line-break/>non fequuta sit? Haec enim omnia ita contingere necesse<text:line-break/>erat, ut cenfet Erasistratus, quum neque artexdarum motus<text:line-break/>ordinatos permanere posse arbitrabatur, neque spiritus<text:line-break/>commeatum in omnibus partibus liberum, quod sanguine<text:line-break/>prorsus Vacuatae non sint, febrem quoque necessario fuc-<text:line-break/>cedere, quoties fanguis in arterias inter alas et inguina<text:line-break/>positas inciderit. Horum attamen nullum apimali contigiflfe.<text:line-break/>videtur. At quicunque voluerit, ipsi licet in eo periculum<text:line-break/>facere, quod e.t nos in secta praedicta arteria multoties ex-&gt;<text:line-break/>perti sumus. Neque difficile ipsam comperies, etiam ante-<text:line-break/>quam cute nudaveris, ex pulsii conjiciens. Motus enim signo<text:line-break/>prodit, in macilentis quidem animalibus magis, in pinguibus<text:line-break/>vero prope articulum cubiti. Hanc igitur, si opus fuerit,<text:line-break/>vuhierabis directo ac imposito stilo, vel acu, vel aliquo</text:p>
      <text:p text:style-name="P13">medico scalpello tenui, aut alio quodam simili instru-<text:line-break/>mento, <text:span text:style-name="T50">quod </text:span>angustam possit siectionem facere, ut, quaecuu-<text:line-break/>que omnia praedicta funt, iliis ex <text:span text:style-name="T50">eo </text:span>loco demonstres,<text:line-break/>et ut neque arteriarum neque mufculorum motus oblae-<text:line-break/>dantur. Non itaque solum<text:span text:style-name="T50">, </text:span>quum arteria magna vuluera-<text:line-break/>tur, haec accidere necesse est, fed et quum parva est/<text:line-break/>et quum fissa cutis inciditur. Non enim eam vult cutim<text:line-break/>trium yaforum esse texturam, ut, quamcunque eomm par-<text:line-break/>tem tenui acu punxeris, omnia simul tria vasorum ge-<text:line-break/>nera vulnerentur. Pungatur itaque in brachio cutis, <text:span text:style-name="T50">quae<text:line-break/></text:span>arteriae ex axillis prodeunti subjacet; evacuetur dein <text:span text:style-name="T50">fpi-<text:line-break/></text:span>fitus, iique per insansibilem, quoad vifum, tranfpiratio-<text:line-break/>nem, (quod ita fieri vult Erasistratus,) siecta arteria; <text:span text:style-name="T50">cum<text:line-break/></text:span>eo quoque continuus spiritus evacuetur ex arteria <text:span text:style-name="T50">magna<text:line-break/></text:span>fubjacente, quae ab alis iliuc procedit. Nam quae <text:span text:style-name="T50">pror-<text:line-break/></text:span>lus corporis partes involvit cutis, quofdam a <text:span text:style-name="T50">subjectis<text:line-break/></text:span>arteriis ramulos accipit; quod si etiam ab aliis <text:span text:style-name="T50">quibusdam</text:span></text:p>
      <text:p text:style-name="P13">accipiat, nihil mihi ad rem obstat. Nam cute vulnerata<text:line-break/>evacuabuntur simul , quae cuti continuae fuerint, et cum<text:line-break/>illis reliquae omnes. Haec siquidem paulo ante a nobis<text:line-break/>monstrata sunt. Sed quo pacto hoc abfurdum non est, si<text:line-break/>quantumvis tenuissima <text:span text:style-name="T50">acu </text:span>vulnerata sit cutis, statim nni-<text:line-break/>verfas sic arterias repleri fanguine febremque fuboriri<text:line-break/>oportere ?</text:p>
      <text:h text:style-name="P67" text:outline-level="2">Cap. V.</text:h>
      <text:p text:style-name="P1">Hifce Objectionibus mecum ipfe olim exi-<text:line-break/>stimabam contra venturum neminem, imo pctius male<text:line-break/>constituti dogmatis absurditatem plerofque animadversuros;<text:line-break/>at nemo est, qui sententiam mutare velit. Sed ut lu-<text:line-break/>ctae prorsus imperiti non advertunt, se terram dorfo tau-<text:line-break/>gere, quod dejectoris lui cervicem teneant, atque ideo<text:line-break/>ipfum furgere non permittunt: sic et isti faciunt, qui<text:line-break/>quum ignari sint errorum, qui in rationibus committi S0-<text:line-break/>lent, nos discedere non permittunt, sed inanes quafdam<text:line-break/>tricas complicant et quo cunque vis modo verba nectunt,<text:line-break/>quoad aliquis exosus impudentiam et ruditatem eorum<text:line-break/>nolentes cedere dirimat. Siquidem aliqui idque in hmjg</text:p>
      <text:p text:style-name="P13">diem non erubefcunt affirmare, fanguinem in arterias expro-<text:line-break/>p in quis folummodo venis adapertis concedere, minime memo-<text:line-break/>res, Erasistratum dicere, extremas quoque arterias fpiritu prius<text:line-break/>exinaniri, quam fanguinem assiumant, atque haec evidenter<text:line-break/>constare libris, quos ille de dissectionibus conscripsit. Nam si<text:line-break/>ventrem imum et interiorem membranam diviferimus, arte-<text:line-break/>rias in mefenterio plane confpiciemus, in haedis quidem nu-<text:line-break/>per natis lacte refertas, in adultis autem animalibus alterius<text:line-break/>rei plenas: spiritum autem folum nunquam illas continere vi-<text:line-break/>d erunt, sicut nec ullam aliam arteriam, cum nudata fuerit.<text:line-break/>Arbitror autem, ipfos adeo imperitos esse eorum, quae ad<text:line-break/>dissectiones attinent, ut neque id siatis intelligant, quod<text:line-break/>est ab Erasistrato recte pronunciatum, extremas arterias<text:line-break/>esse, <text:span text:style-name="T50">quae </text:span>mesenterium occupant, nimirum ipfas ad eas,<text:line-break/>quae <text:span text:style-name="T50">imo </text:span>ventri insunt, comparante. For tallis enim, ut<text:line-break/>situ, sic continuitate illas inter se proximas opinantur,<text:line-break/>non advertentes, ab arteria magna, quae spinae incumbit,<text:line-break/>et omnes illas oriri, quae ad mefenterium deveniunt, et</text:p>
      <text:p text:style-name="P5">plerasque cx illis, quae imum ventrem occupant: quam-<text:line-break/>-quam nonnullae <text:span text:style-name="T50">etiam </text:span>arteriato, partim ex inguinibus<text:line-break/>accendentes, partim e pectore descendentes, per arteriam<text:line-break/>magnam, quae fpinae incumbit media, hifce arteriis jun-<text:line-break/>guntur, <text:span text:style-name="T50">quae </text:span>in mesenteriO sunt. Quamobrem ab iis ad illas<text:line-break/>non affectionem, non inanitionem, non denique aliud quip-<text:line-break/>piam transire continget, nisi prius in arteriam perveniat,<text:line-break/>quae spinae inhaeret. Hoc cujusmodi sit, <text:span text:style-name="T50">per </text:span>similitudinem’<text:line-break/>explicare nitar?' Arteriam, quae fpinae haeret, perinde at-<text:line-break/>que truncum arboris unius esse cogites, alias vero ex ea<text:line-break/>ortas veluti ramus, et rursus alias, quae <text:span text:style-name="T50">a </text:span>se invicem<text:line-break/>divisiie aequales protenduntur, sicuti in ramis germina et<text:line-break/>foliae Quemadmodum igitur folia e diversis ramis prcd-<text:line-break/>euntia plerumque sibi intervallo propinqua funt, quam-<text:line-break/>vis longo sint exortus progresse copulata,'(nam trunco<text:line-break/>inter se folia junguntur,) sic et arteriae, quae in imo ven-<text:line-break/><text:span text:style-name="T56">\jtre </text:span>disperguntur, etiamsi <text:span text:style-name="T50">propinquae </text:span>spatio sint arteriis<text:line-break/>mesenterii, longo <text:span text:style-name="T50">tamen originis intervallo </text:span>fefe contin-<text:line-break/><text:span text:style-name="T50">gunt. </text:span>Si <text:span text:style-name="T50">prius igitur Jn; ex irem as arterias,.,</text:span>(hoc <text:span text:style-name="T50">enim </text:span>a</text:p>
      <text:p text:style-name="P13">principio dicebamus,) quam in alias omnes,: fanguis trans-<text:line-break/>funditur, Ob hoc quoque necesse est, quO sanguis ad vnl-<text:line-break/>nus perveniat, vitalem spiritum totum emitti: id autem<text:line-break/>quam absurdum sit, demonstratum est antea. Hic aliquis<text:line-break/>mirari posset et quaerere<text:span text:style-name="T50">, </text:span>unde tam prudentibus viris in<text:line-break/>mentem venerit velle absiirdas ufque adeO tueri opiniones:<text:line-break/>neque enim ullo mentis vitio ducti, ied probabili qua-<text:line-break/>piam ratione persuasi in hanc fententiam omnes deve-<text:line-break/>nere. Cui ego ita responsum velim, ipfos fuis in libris<text:line-break/>scriptum reliquifle probationes, cpiibus ad haec credendum<text:line-break/>inducti sint: quas ut verisimiles fuisse, ita veras non efle,<text:line-break/>me nunc ostensurum recipio, si prius, quid in quavis<text:line-break/>argumentatione plerosque decipiat, fummatim et paucis<text:line-break/>COHimemOraverO. Quaecunque in cognitionem hOminum<text:line-break/>veniunt, aut fenfu, aut ratione deprehenduntur: atque ut<text:line-break/>fen filium multa mullis de causis sensiim effugiunt, ita ra-<text:line-break/>tionem quoque rationabilium multa praetereunt. Quod<text:line-break/>cum ita sit, quisquis sincerus veritatis amator extiterit, is<text:line-break/>nec ab evidenter cognitis ob ea, quae nondum cOmperta</text:p>
      <text:p text:style-name="P13">habet, recedet, nec ob evidenter cognita iis, quae ed-<text:line-break/>huc <text:span text:style-name="T50">sibi </text:span>incomperta funt, accedet: qui vero talis non est,<text:line-break/>vel incognitarum rerum gratia <text:span text:style-name="T50">de </text:span>cognitis dubitat, vel<text:line-break/>cognitarum <text:span text:style-name="T50">causia </text:span>incognitis assehtitun In primum inci-<text:line-break/>derunt ii, qui, <text:span text:style-name="T50">quod </text:span>nihil sciri dicerent, se Scepticos ap-<text:line-break/>pellarunt; in secundum plerique illorum, <text:span text:style-name="T50">qui </text:span>Dogmatici<text:line-break/>nominantur. Verum quo modo <text:span text:style-name="T50">quispiam neque huc </text:span>ne-<text:line-break/>que illuc impingat, alibi est <text:span text:style-name="T50">a </text:span>nobis explicatum.</text:p>
      <text:h text:style-name="P67" text:outline-level="2"><text:span text:style-name="T50">Cap. </text:span>VI.</text:h>
      <text:p text:style-name="P1">Hic autem, quo pacto Erasistratus <text:span text:style-name="T50">labatur,<text:line-break/></text:span>folum patefaciemus. Neque enim ex propriis demonstra-<text:line-break/>tionibus pronunciavit, ' arterias fanguine carere, sed ex<text:line-break/>aliis<text:span text:style-name="T50">, de </text:span>quibus quod ab evidentibus descisceret dubitabat,<text:line-break/>persimilis factus illis, qui motum non esse dicebant, quia<text:line-break/>rationes quasilam contra se factas solvere nesciebant Sed<text:line-break/>melius, opinor, et isti sibi constituissent, si motum esse ut<text:line-break/>evidens quiddam primo concessissent, tum Objectiones<text:line-break/>contra <text:span text:style-name="T50">se </text:span>factas diluere per otium studuissent Et Erasi-<text:line-break/>stratus melius egisset, si arterias ideo sanguinem conti-<text:line-break/>nere ctoncessiflet, quod videamus, ipsas acu etiam subii-</text:p>
      <text:p text:style-name="P5">Jissima perfOratas illico. sanguinem fundere : <text:span text:style-name="T50">seorsumque<text:line-break/></text:span>poftea.secum difcussissiet, cur natura, quae pihil <text:span text:style-name="T50">frustra<text:line-break/></text:span>molitur, duo receptacula genere distincta <text:span text:style-name="T50">unam </text:span>rem <text:span text:style-name="T50">con-<text:line-break/></text:span>tinentia fabricasset: <text:span text:style-name="T50">. </text:span>iteni et illudquo' <text:span text:style-name="T50">pacto </text:span>in<text:span text:style-name="T62">-</text:span> <text:span text:style-name="T50">uni-<text:line-break/></text:span>.verfum corpus aer, quem:refpirando; attrahimus', <text:span text:style-name="T50">pervey<text:line-break/></text:span>niat, si arteriae fanguinem ccntineant.: vel, si non <text:span text:style-name="T50">perve-<text:line-break/></text:span>nit, quo modo, prout libuerit, movere nos possemus, <text:span text:style-name="T50">aut<text:line-break/></text:span>• qua ratione sine impedimento spiritus arterias <text:span text:style-name="T49">πιο</text:span>vere<text:line-break/>queat,t cum sanguis ipsis reluctetur.. <text:span text:style-name="T50">: Ilasce quaestiones<text:line-break/></text:span>feorfum proponere <text:span text:style-name="T50">..et </text:span>sigillatim <text:span text:style-name="T50">quamque difcutere aequum<text:line-break/></text:span>fane <text:span text:style-name="T50">fuerat </text:span>eum etiam <text:span text:style-name="T50">fortasse, qui infinitum concedit:<text:line-break/></text:span>nani quamvis solutu difficiles sint, <text:span text:style-name="T50">nop tamen </text:span>ad <text:span text:style-name="T50">rerum<text:line-break/></text:span>evidentiam submovendam fiatis valere debent <text:span text:style-name="T50">Atque ut<text:line-break/></text:span>ab. eo <text:span text:style-name="T50">exordiar</text:span>, <text:span text:style-name="T50">.quod-</text:span>primum<text:span text:style-name="T50">' diximus, perinde est ap<text:line-break/></text:span>si quis, <text:span text:style-name="T50">fu </text:span>iis <text:span text:style-name="T50">quae ruminant animantibm plures ventres<text:line-break/></text:span>conspicatus, hupc <text:span text:style-name="T50">credat </text:span>pabulum , <text:span text:style-name="T50">illum potum, alium<text:line-break/>spiritum </text:span>excipere, <text:span text:style-name="T50">neque naturam, quae nunquam frp</text:span><text:span text:style-name="T52">r<text:line-break/></text:span><text:span text:style-name="T50">stra quicquam egit, upius </text:span>rei <text:span text:style-name="T50">gratia multa receptacula<text:line-break/>feoisse. Quemadmodum enim </text:span>in <text:span text:style-name="T50">illis, etiamsi </text:span>tot <text:span text:style-name="T50">ven-</text:span></text:p>
      <text:p text:style-name="P13">tres unam, fejn excipiat, diversum tamen- uiuin liabtie-<text:line-break/>runt, cujus gratia plures etiam existunt, sic in arteriis , et<text:line-break/>venis fe res siabet. Sanguinem <text:span text:style-name="T50">enim </text:span>ambae continent, <text:span text:style-name="T50">ui<text:line-break/></text:span>praecedens oratio docuit: et<text:span text:style-name="T62">:</text:span> <text:span text:style-name="T50">cohstrtutione. </text:span>'dissimili' <text:span text:style-name="T50">funt<text:line-break/></text:span>certi cujusdam ufus caufa, quein nos aliis ih libris ex-<text:line-break/>plicavimus. Deinde, quod secundum fuit, quo pacto aer<text:line-break/>attractus respirando <text:span text:style-name="T50">in </text:span>totum <text:span text:style-name="T50">corpus </text:span>veniat, si fanguihem<text:line-break/>arteriae contineant: vel si non venit,. qubmodp nos mo-<text:line-break/>vere. pro voluntate possimus: et demum <text:span text:style-name="T50">* </text:span>qua''ratione tain<text:line-break/>distincte pulsant arteriae, sanguini <text:span text:style-name="T50">qii </text:span>e jpiritus sine repii-<text:line-break/>guantia commisceri queat: quaedam libi dari volunt,' de<text:line-break/>quibus inter omnes non constat., Afiumunt enjm ut<text:span text:style-name="T62">e</text:span> ' <text:span text:style-name="T50">ab</text:span><text:span text:style-name="T54">r<text:line-break/></text:span>omnjbus concessam, spiritum arteriis <text:span text:style-name="T50">a </text:span>corde <text:span text:style-name="T50">tufemittij<text:line-break/></text:span>tum ex hoc <text:span text:style-name="T50">reliqua </text:span>concludunt, non animadvertentes,<text:span text:style-name="T62">1</text:span> <text:span text:style-name="T50">hoc<text:line-break/></text:span>quoque falfuhi e.sse, deprehendiqiie" facile posse, ubi<text:span text:style-name="T62">1</text:span> ratio<text:line-break/>ista decipiat. Deteximus nos interdum arterias magnas<text:line-break/>opportunas, (opportunae funt, <text:span text:style-name="T50">quae </text:span>in 'brachiis et <text:span text:style-name="T50">crliri,-<text:line-break/></text:span>bus existunt,) <text:span text:style-name="T50">iuterrogavimufque Erasistrati </text:span>sectatores, <text:span text:style-name="T50">an<text:line-break/></text:span>ne tum quidem, <text:span text:style-name="T50">cum </text:span>detectae <text:span text:style-name="T50">forent/ </text:span>faiiguis luesse arte-<text:line-break/>riis videretur. Fatebantur autem ex necessitate<text:span text:style-name="T50">, simul</text:span></text:p>
      <text:p text:style-name="P13">quia ipfe. Erasistratus assieverat, curn pellis detrahitur, in<text:line-break/>arterias sanguinem migrare,, simul quia fenfus ita dijudi-<text:line-break/>cat: .nam ubi funiculo dissectam arteriam utrinque 'liga-<text:line-break/>vimus. et quod in medio comprehensum fuerat- incidi-<text:line-break/>mus,. sanguine plenani ipsam efle monstravimus. Sed quo „<text:line-break/>modo, reclamant, in totum corpus aer veniet, quem refpi-<text:line-break/>rapdo attrahimus, si fanguinem arteriae contineant? Qui-<text:line-break/>bus respondendpm est,, quae necessitas hoc eos fateri co-<text:line-break/>gat, cum possit totus qui respirando admissas est aer<text:line-break/>foras,, etiam remitti, quemadmodum pluribus iifque dili-<text:line-break/>gentilsimis tam philofophis quam medicis vifum est, qui<text:line-break/>cor, inquiunt non aeris fubstantiam exposcere, sed frigi-<text:line-break/>ditatem solummOdo, qua recreari desiderat, atque hunc<text:line-break/>esse respirationis uspm. Sumunt igitur Erasistrati fecta-<text:line-break/>tores et hac in re . id, de quo dubitatur. Prius istud ip-<text:line-break/>fum demonstrandum fuerat: tum sigiliatim quaeque inve-*<text:line-break/>stigare debebant: sicut et nos fecimus et omnes, quot-<text:line-break/>quot ordine rerum considerationem siufcepere, quique<text:line-break/>non folum investigare, fed tractare etiam res voluere.</text:p>
      <text:p text:style-name="P13">Demonstratum est autem a nobis in eo libro, quem de<text:line-break/>USU refpirationis edidimus, vel omnino parum, vel nihil<text:line-break/>prorfus aeris inspirati in cor descendere. Eodem pacto<text:line-break/>rursus aberrant, cum petunt, quo modo movere nos pos-<text:line-break/>simus ad imperium voluntatis, quove modo motus arte-<text:line-break/>itarum non impediatur, sed tam distincte procedat/ si<text:line-break/>fanguinem arteriae contineant. Adversus quos fub-<text:line-break/>inde primo monstramus, arterias non soluui manuum,<text:line-break/>fed oculorum etiam judicio sine impedimento <text:span text:style-name="T50">. * </text:span>mo-<text:line-break/>veri: deinde rationem <text:span text:style-name="T50">hanc </text:span>inducimus, cujus al-<text:line-break/>fnmpliones etiam ipsi veras fatentur: concedunt’ enim,’<text:line-break/>veram efle hanc adjunctionem: si fanguinem arteriae con-<text:line-break/>tinent et a corde spiritu implentur, ‘ ordinem iii' <text:span text:style-name="T49">ίηόία<text:line-break/></text:span>fervare non possent, nam hujusriiOdi adjunctionem ita<text:line-break/>per se Tumptam: si sanguinem arteriae continent/earum<text:line-break/>motus ordiiiem non servabit: ne ipsi quidem ut veram<text:line-break/>affirmare audent, nec alius quisquam’, qui mente praedi-<text:line-break/>tus sit: cum possint arteriae, non quia a corde replean-<text:line-break/>tur, extendi, fed quia extenduntur, ideo repleri. Opor-</text:p>
      <text:p text:style-name="P13">teret nps igitur fateri prius, arterias a corde spiritu cOm-<text:line-break/>pleri, si ejusmodi adjunctum verum esse debuisset: nam,<text:line-break/>si utrumque conceflerimus, arterias fanguinem continere,<text:line-break/>et a corde repletas extendi, procul, dubio sequetur, ordi-<text:line-break/>nein, quem in motu siuapte natura servant arteriae, in-<text:line-break/>scrcipi:. id quod altero tantum assiumpto nequaquam - Ae-<text:line-break/>quetur. Percontemur igitur eos, ubi- arteriam aliquam<text:line-break/>detexerimus , hoc modo: si continent arteriae sanguinem<text:line-break/>et a corde repletae distenduntur, ordinem in motu nullum<text:line-break/>servabunt: at servant, nam hoc ita esse videmus: non<text:line-break/>igitur et. sanguinem conlinent, et a corde repletae exten-<text:line-break/>duntur. Hic Erasistrati sectatores<text:span text:style-name="T50">, </text:span>cum et assiumptiones am-<text:line-break/>bas et adjunctionem, cbnfeqnentifque oppositum conce-<text:line-break/>dant, nesicio cur et illatum non concedant: nisi fortaffe<text:line-break/>pefciunt (quod ne vulgares quidem latet), ex adjuncto et<text:line-break/>coufequentisid quod adjunctum definit, opposito ante-</text:p>
      <text:p text:style-name="P5">cedentis Oppositum inferri. Nam cum antecedat in hac<text:line-break/>argumentatione, non folum arterias sanguinem continere,/<text:line-break/>fed etiam (ut paulo ante monstratum est) a corde repletas<text:line-break/>extendi, iliatum erit hujufce conjuncti negatio<text:span text:style-name="T50">: </text:span>quando,<text:line-break/>namque in adjunctione totius enunciati id, quod ante-<text:line-break/>cedit, ex duabus assiumptionibus conjunctum est, id,<text:line-break/>quod fequitur, simplex est: deinde ejus, quod fequeba-<text:line-break/>tur, opposito alTumpto, conjuncti oppositum necessario,<text:line-break/>colligitur.</text:p>
      <text:h text:style-name="P67" text:outline-level="2">Cap. VII.</text:h>
      <text:p text:style-name="P1">Ad haec itaque cum non habeant quid<text:line-break/>opponant, ad Pyrrhonicam rusticitatem, tanquam in asy-<text:line-break/>lum quoddam, consugiunt, <text:span text:style-name="T49">ηοη </text:span>aequum esse clamantes<text:line-break/>medicas considerationes dialecticis curiositatibus subjicere,<text:line-break/>mOxque a nobis denuo percontati, numquid ex assiumptio-<text:line-break/>nibus concessis quodvis inferri, liceat, et an facultas et<text:line-break/>ars aliqua extet, quae doceat ex quibusdam concessis &lt;<text:line-break/>quaedam inferre, nihil respondent. Sed si certamen<text:line-break/>procederet, quidnam refpondere possent (modo sibi cpn-</text:p>
      <text:p text:style-name="P13">stare vellent), nisi artem plane nullam extare colligendi,<text:line-break/>sed ex datis aflumptionibus quidvis sine ullo difcrimine<text:line-break/>inferri posse? vel extare quidem, non tamen ea opus efle<text:line-break/>ad demonstrationes cOnficiendas? Sed ambo vehementer<text:line-break/>absurda sunt. Nam primum si dixerint, sicuti quidam<text:line-break/>olim perfricatae frontis ausus est dicere, tales deinceps a<text:line-break/>nobis interrogationes audient, quales ille audivit: Arteriae<text:line-break/>duas tunicas habent, fanguis fulvus est, ergo non solum<text:line-break/>fpiritum,. sed et fanguluem arteriae continent. Ridenti-<text:line-break/>bus iliis, aliud statim subjunxi argumentum: Corvi nigri<text:line-break/>funt, olores albi sunt, igitur non folus fpiritus ab arte-<text:line-break/>riis continetur. Hic denuo cum riderent, tertium fub-<text:line-break/>jeci; Ignis calidus est, nix frigida est, tu stupidus es,<text:line-break/>ergo non solus spiritus in arteriis continetur. Nam si<text:line-break/>quodcunque ex aflumptis concessis inferri per vos licet,<text:line-break/>ijullaque conclusionis deducendae reperta ars est, quid<text:line-break/>prohibet vobiscum sic argumentari? Sin ars et dssei-</text:p>
      <text:p text:style-name="P13">plina quaedam excogitata fuit, quae singulis in rebus dis-<text:line-break/>eemere nos docet et quid e quibufuam concessis inferatur,<text:line-break/>quifnam vobis, <text:span text:style-name="T50">o </text:span>Erasistratici, sapere plus videtur, num<text:line-break/>qui eam artem non novit, aut nofcit quidem, fed non<text:line-break/>utitur, an potius, qui et nofcit et utitur? Non possem,<text:line-break/>Erasistratici, vos magnopere non admirari, qui, cum inter<text:line-break/>Erasistrati laudes et alia multa et iliud in primis jactetis,<text:line-break/>convixisse Theopluasto Erasistratum, rationales disciplinas<text:line-break/>afpernari audeatis, sine quibus nec Theophrastus, nec<text:line-break/>Theophrasti magister Aristoteles scribere quicquam aggres-<text:line-break/>SUS esc Ob haec ipsorum quidam vix tandem erube-<text:line-break/>scentes et tanquam e profundo somno excitati, non am-<text:line-break/>plius indocte et ferine, fed erudite et humane ad me<text:line-break/>conversi difceptare coeperunt. Et quid, dicebant, plus<text:line-break/>conficitur hac oratione, quam non et sanguinem arteriae<text:line-break/>continent et a corde spiritu replentur. Tum que nos<text:line-break/>asserebamus, illud eos male ita inferre : non igitur san-<text:line-break/>guinem arteriae continentneque enim istud este, quod<text:line-break/>inferri debeat, fed iliud, non posse in idem concurrere,</text:p>
      <text:p text:style-name="P13">ut et sanguinem arteriae contineant <text:span text:style-name="T62">z</text:span>et a corde fpiritu<text:line-break/>repleantur. Subinde rursus ex hoc aliquando sanguinem<text:line-break/>ipsas continere deduximus, fuitque deductio talis : si sangui-<text:line-break/>nem arteriae continent, a corde spiritu <text:span text:style-name="T49">ηοη </text:span>implentur: sed<text:line-break/>sanguinem arteriae continent: igitur a corde spiritu non im-<text:line-break/>plentur. Ab his rurfus, si voluerimus in memoriam reducere,<text:line-break/>quae superitis dicebamus, ita percontabimur : si plenae san-<text:line-break/>guinis magnae arteriae funt, ordinem que in pulsando sier-<text:line-break/>vant et item <text:span text:style-name="T50">alias, </text:span>quae ab eis oriuntur, eodem tenore mo-<text:line-break/>veri non prohibent, vel quia fpiritu replentur a corde, vel<text:line-break/>aliqua alia de causia pulsant: noii primum: ergo secun-<text:line-break/>dum. Item deinceps interrogabimus ita: vel, quia spiritu<text:line-break/>a corde complentur, extenduntur: vel, quia distenduntur,<text:line-break/>arteriae complentur: non ob primum<text:span text:style-name="T50">: </text:span>ergo ob secundum:<text:line-break/>nam cum vis quaedam arteriarum tunicis insit, qua dis-<text:line-break/>tendantur, quidquid .ipsis circumquaque vicinum est, at-<text:line-break/>trahunt, undecunque in eas concedat. Exemplis adhuc</text:p>
      <text:p text:style-name="P13">magis intellfges, quid‘intersit inter id, quod extenditur,*<text:line-break/>quia repletur, -et id, quod impletur, quia distenditur.<text:line-break/>Utres et sacculi, si replentur, extenduntur, fabriles ‘autem’<text:line-break/>foiles ideo replentur, quia extenduntur: arterias igitur<text:line-break/>vel ut utres vel ut. folles impleri perspicuum esse de-’<text:line-break/>bet unicuique. Quonam autem pacto rei veritas fe ha-<text:line-break/>beat, a nobis quidem est in aliis commentariis plene de-<text:line-break/>monstratum: quanquam non parum et nunc constiterit/<text:line-break/>extentas arterias extremis partibus et foraminibus ex quo-,<text:line-break/>cunque loco sibi vipino attrahere, quicquid ipsarum sinus<text:line-break/>implere idoneum fuerit: nam vel hoc, vel oppositum<text:line-break/>verum est: ostendimus autem, oppositum falfum esse; hoc<text:line-break/>igitur verum' esse relinquit</text:p>
      <text:h text:style-name="P67" text:outline-level="2">Cap. VIII.</text:h>
      <text:p text:style-name="P1">Quocirca, cum abigunt, quo modo spiri-<text:line-break/>tus in totum corpus a corde feratur, si plenae fanguinis<text:line-break/>arteriae sint, difficile non est ejusmodi dubitationem S0I-’<text:line-break/>vere et dicere, non ferri, fed tralu fpiritum in arteriis,<text:line-break/>nec a corde S0I0, fed undequaque, sicut Herophilo placet</text:p>
      <text:p text:style-name="P13">et ante Herophilum Praxagorae, Philotimo, Diocli,<text:line-break/>Plistonico, Hippocrati et aliis fexcentis. Vim tamen,<text:line-break/>quae arterias extendit, a corde ceu fonte quodam<text:line-break/>manare, a nobis est in aliis libris explicatum et ab<text:line-break/>omnibus antedictis viris concessium: longeque magis<text:span text:style-name="T52">K</text:span><text:span text:style-name="T50"> </text:span>in-<text:line-break/>vestigatorem naturae decet- ita opinari, quam putare,<text:line-break/>fpiritum per arterias ceu per lapidecs canales ferri: fa-<text:line-break/>cultatibus etenim agendi, non corporis mole, viventia a<text:line-break/>non viventibus differunt. Verum de his in praefentia<text:line-break/>disputare nou intendimus : neque enim, ut. in finem utque<text:line-break/>fermonem hunc persequeremur, eum inceperamus, cum<text:line-break/>fatis fuperque hifce de rebus alias a nobis difceptatura<text:line-break/>sit, praesertim vero in libris/ quos de placitis Hip-<text:line-break/>pocratis et Platonis emisimus: caeterum, ut ostende-<text:line-break/>remus, quibus rebus decepti Sectatores EraCstrati in<text:line-break/>absurdam adeo sententiam devenerint, harum opinio-<text:line-break/>num mentionem facere coacti fumus, quibus si unum<text:line-break/>etiam addidero, quod <text:span text:style-name="T50">e </text:span>corporum dissectione collegimus.</text:p>
      <text:p text:style-name="P13">finem dicendi faciam: <text:span text:style-name="T50">est </text:span>autem id, quod dicimus; hujus-<text:line-break/>mbdi. Arteriam unam <text:span text:style-name="T50">e </text:span>magnis et conspicuis quampiam,<text:line-break/>si voles, nudabis: primoque pelle remota ipsiim ab adja-<text:line-break/>centi fuppositoque corpore tamdiu feparare non grave-<text:line-break/>ris, quoad filum circum immittere valeas: deinde secun-<text:line-break/>dum longitudinem arteriam incide, calamumque et con-<text:line-break/>cavum et pervium in foramen intrude, vel aeneam ali-<text:line-break/>quam fistulam, quo et vulnus obturetur et fanguis exilire<text:line-break/>nou possit: quoadusque sic fe arteriam habere conspicies,<text:line-break/>ipfam totam pussare videbis; cum primum vero obductum<text:line-break/>filum in laqueum contrahens arteriae tunicas calamo ob-<text:line-break/>stxinxeris, non amplius arteriam ultra laqueum pulfare<text:line-break/>videbis, etiamsi spiritus et sanguis ad arteriam, quae est<text:line-break/>ultra filum, sicuti prius faciebat, per concavitatem cala-<text:line-break/>mi feratur: quod si propterea pulfabant arteriae, pulia-<text:line-break/>rent etiam nunc partes, quae funt ultra laqueum; fed<text:line-break/>non pulo.ut: igitur perspicuum est, quoniam moveri<text:line-break/>posse desinunt, non per spiritum in concavitatibus difcins</text:p>
      <text:p text:style-name="P13">rentem, fed Ob virtutem in tunicas . tranfmissam arterias<text:line-break/>a cOrde moveri. Nam quae Erasiftratus de motu arteria-<text:line-break/>rum. prodidit, falla prorfus funt.. .Ante enim quam nu-<text:line-break/>data arteria in partibus, quae ultra laqueum funt, mo-<text:line-break/>veri desistat, videre licet (quod nec fieri antea oporte-<text:line-break/>.hat, quam ea laqueo obligaretur), totam uno tempore mo-<text:line-break/>veri, non autem hanc quidem partem prius, ut vult Era-<text:line-break/>sistratus., illam verO posterius. Atque haec ipsi vehementer<text:line-break/>abfurda contingunt. Nam si prius, quam fanguis in arte-<text:line-break/>rias veniret, aliquis forsitan concessisset, celerite radeo fpi-<text:line-break/>xitum in arterias ferri, ut, quaenam pars arteriarum<text:line-break/>prius et quae pOsterius attolleretur,, fenfum lateret: cum<text:line-break/>plenae sanguine fuerint, fieri non potest, ut fpiritus<text:line-break/>tam cito, sicut ante, a corde in extremas arterias perve-<text:line-break/>niat. QuOd si hoc, ut dixi, aliquis forfan concederet:<text:line-break/>falteni post; immissionem concavi calami motus arteriae<text:line-break/>ultra calamum, antea quam filum obstringas, et obstricto<text:line-break/>filo quies, ejusdem&lt;fubfecuta plane demonstrat, non cor-</text:p>
      <text:p text:style-name="P2">•<text:tab/>r —<text:tab/>*</text:p>
      <text:p text:style-name="P13">pus aliquod per arteriarum concavitates a corde protrudi,<text:line-break/>sed motricem qualitatem per earum tunicas ab eodem<text:line-break/>fubmitli, quae illas distendit. Ut enim, si digitum pedis<text:line-break/>movere decrevimus , ipfum statim movemus<text:span text:style-name="T49">, ηοη </text:span>quia de-<text:line-break/>cernens facultas in digito restdcat, sed quia momento<text:line-break/>temporis vis quaedam in eum transmittitur, ita et a cor-<text:line-break/>de quaedam motrix facultas in Omnes arterias illico de-<text:line-break/>legatur: facultatibus enim mOvendi celeritas convenit,<text:line-break/>cOrpOribus eadem adversatur..- Hanc pOsitiOnem siquis,<text:line-break/>ut AristOteles dicere folebat, tenuerit, quae prppofuerit,<text:line-break/><text:span text:style-name="T50">fcio, </text:span>certe demOnstrabit: sin cOntentiOnis cupidus tenere<text:line-break/>noluerit, neque hac, neque alia demOnstratiOne perfua-<text:line-break/>deri poterit, et ab iis, quae in coiporum dissecliOnibus<text:line-break/>manifeste constant, dissentire ccgetur: etiamsi quafdam<text:line-break/>dissecandi formulas, aliqui confcripferiht, in quibus fe<text:line-break/>pollicentur arterias vacuas sanguine mOnstraturOs, fed ubi<text:line-break/>ad rem ventum est, mendaces deprehenduntur: quod ta-<text:line-break/>men mirum esse nemini debet, cum et Erasistratus ipse</text:p>
      <text:p text:style-name="P13"><text:span text:style-name="T50">A </text:span>' <text:span text:style-name="T50">t</text:span></text:p>
      <text:p text:style-name="P52">longe majora se monstraturum recipiat Verum qui in<text:line-break/>diflectione corporum mentitur, is nullam sibi fidei partem<text:line-break/>relinquit: quanquam Erasistratus nequaquam fuit adeo<text:line-break/>impudens, ut ea scribere <text:span text:style-name="T50">sit </text:span>aggreflus, quae a quoque<text:line-break/>conspici nunquam possent</text:p>
      <text:h text:style-name="P66" text:outline-level="1"><text:bookmark-start text:name="bookmark21"/>GALENI DE OPTIMA NOSTRI COR-<text:line-break/>PORIS CONSTITUTIONE<text:line-break/>LIBER.<text:bookmark-end text:name="bookmark21"/></text:h>
      <text:h text:style-name="P67" text:outline-level="2">Cap. <text:span text:style-name="T59">I.</text:span></text:h>
      <text:p text:style-name="P1">Quaenam optima nostri corporis constitu-<text:line-break/>tio est? Utrum quae temperatissima, quemadmodum ple-<text:line-break/>rifque veteribus tum medicis tum philosophis vifum est?<text:line-break/>An quae optima est, eam necessario temperatissimam esse<text:line-break/>oportet, non tamen, quae temperatissima, eam necesse est<text:line-break/>esse optimam? Nam ex calido, frigido, licco et humido<text:line-break/>commoderata temperies partium nostri corporis simi-<text:line-break/>larium fanitas est; ex his vero omnibus similaribus ani-.</text:p>
      <text:p text:style-name="P5">malis conformatio in situ, magnitudine, figura et numero<text:line-break/>compositarum existrt; atque fieri posse videtur, corpus ali-<text:line-break/>quod ex plurimis probe temperatis partibus compositam ab<text:line-break/>earum magnitudine, . aut numero,, aut sigura, aut mutuo<text:line-break/>contextu delapfum effe. Conandum est itaque deinceps de<text:line-break/>his omnibus disserere, a nominibus, quibus hac iii oratione<text:line-break/>necessario utimur, sumpto exordio, quoniam de illis quoque<text:line-break/>nonnulli contendunt. Hi namque statum optimum, illi dif-<text:line-break/><text:span text:style-name="T50">, </text:span>positionem, alii constitutionem, quidam habitum, aut cor-<text:line-break/>poris naturam, vel quocunque modo vifum cuique fuerit,<text:line-break/>appellant. Ego fane, qui interpretationem tradunt prout<text:line-break/>libuerit aptiorem, non improbo. Illos autem, qui aliis<text:line-break/>nominibus appeliantes reprehendunt, non laudo, rerum<text:line-break/>fummam curam, non dictionum habendam esse arbitra-<text:line-break/>tus. Sive igitur quis optimam corporis constitutionem, sive<text:line-break/>affectionem, sive habitum, sive dispositionem, sive natu-<text:line-break/>rani, sive alio qualicunqne vocabulo nominet, ita statuat a<text:line-break/>rei notione, cui omnes consentiunt, ducto exordio, dein-</text:p>
      <text:p text:style-name="P13">de ordine et methodo quadam substantiae inventionem<text:line-break/>moliatur, hunc ego longe <text:span text:style-name="T50">majore </text:span>laude <text:span text:style-name="T50">dignum puto,<text:line-break/></text:span>quam si in nominibus callidus <text:span text:style-name="T50">plane </text:span>et disertus esse vi-<text:line-break/>deatur. Quin ergo nos <text:span text:style-name="T50">etiam </text:span>a <text:span text:style-name="T50">communi notione </text:span>orsi,<text:line-break/>ejufque distinctione facta, compendiofa quadam ratione<text:line-break/><text:span text:style-name="T50">ad </text:span>difputationis consequentia procedamus.</text:p>
      <text:h text:style-name="P67" text:outline-level="2">Cap. I<text:span text:style-name="T59">I.</text:span></text:h>
      <text:p text:style-name="P1">Quae ergo communis omnibus hominibus<text:line-break/>optimae corporis nostri <text:span text:style-name="T50">constrtutionis est motio ? Audire<text:line-break/></text:span>namque licet dictione eos <text:span text:style-name="T50">dissentire, rem vero unam </text:span>et<text:line-break/>eandem <text:span text:style-name="T50">omnes </text:span>intelligere. <text:span text:style-name="T50">Saluberrimum itaque corpus<text:line-break/></text:span>omnes laudant, quemadmodum <text:span text:style-name="T50">et optimo praeditum ha-<text:line-break/></text:span>bitu, quod hdbitijjimum appellamus , ad <text:span text:style-name="T50">unam rem </text:span>utri-<text:line-break/><text:span text:style-name="T50">que </text:span>respicientes, eique animum adhibentes; quanquam<text:line-break/>recte ad amussimque illam <text:span text:style-name="T50">non intelligant, nec inter-<text:line-break/></text:span>pretari manifeste sciant. <text:span text:style-name="T50">Etenim etiam </text:span>omnium <text:span text:style-name="T50">corporis<text:line-break/></text:span>partium <text:span text:style-name="T50">validas </text:span>fe <text:span text:style-name="T50">habere actiones existimant, necamor-<text:line-break/></text:span>boram <text:span text:style-name="T50">causis facile superari; quorum iliud jn actionibus<text:line-break/></text:span>fecundum <text:span text:style-name="T50">naturam </text:span>fanitas <text:span text:style-name="T50">est, alterum </text:span>cum <text:span text:style-name="T50">robore quo-</text:span></text:p>
      <text:p text:style-name="P13">dam bonus habitus, seu euexia. At commune <text:span text:style-name="T50">utrisque<text:line-break/></text:span>est, morbis non facile corripi. Quare boni habitus est<text:line-break/>omnium saluberrima corporis constitutio, quam universi<text:line-break/>mortales expetunt. Accidit huic probe actiones obire et .<text:line-break/>quae difficile folvuntur<text:span text:style-name="T50">; </text:span>unde etiam euexia <text:span text:style-name="T50">(bona </text:span>ha-<text:line-break/>bitudo") merito vocata est. Declaratur quidem jam et<text:line-break/>ipsius habitus nominis stabilitas, et solutu difficilis con- ,<text:line-break/>stantia, ima magis adhuc vocabuli euexiae, quum op-<text:line-break/>tima quaedam habitudo existat Quare etiam optimam -&gt;<text:line-break/>corporis constitutionem sive saluberrimam, sive habitissi-<text:line-break/>mam eam dixerimus, erroris nihil erit et ipsam ex fo-<text:line-break/>lutu difficili acliOnum integritate aestimabimus. Quoniam<text:line-break/>vero id jam distinximus, considerandum deinceps venit,<text:line-break/>qpaenam hujusce corporis habitudinis fubstantia existat.<text:line-break/>Hinc autem inventionis initium se offeret, si quaesierimus,<text:line-break/>qua corporis dispositione optime functiones obeamus.<text:line-break/>Qportet igitur ad praefentem disputationem repetere ea,<text:line-break/>quae aliis in commentariis tradidimus. Primum, quod<text:line-break/>corpora nostra ex quatuor temperata fiunt elementis, ' ca-</text:p>
      <text:p text:style-name="P13">lidO, humido, frigido et siccO. De hac re ostensum esc<text:line-break/>nobis <text:span text:style-name="T50">in </text:span>libro; quem de Elementis ex Hippocratis sen-<text:line-break/>tentia confcripsimus. Deinde quomcdo<text:span text:style-name="T62">1</text:span> partium tempera-<text:line-break/>meiita distinguas; de quibus etiam in libris de Tempera—-<text:line-break/>mentis verba fecimus. Postremo qucd organica quaeque'<text:line-break/>pars unam in fe particulam contineat, actionis cafifam;<text:line-break/>reliquae vero omnes, quae totum abfolvunt instrumentum/<text:line-break/>illius gratia creatae funt. Dictum eft <text:span text:style-name="T50">de </text:span>his abunde fa-*<text:line-break/>tis in commentario de ufu partium. Erit itaque corporis'<text:line-break/>status, in quo similares partes omnes (vocantur autem sic*<text:line-break/>videlicet senfu simplices) propriam ac familiarem habent'<text:line-break/>temperaturam. At instrumenti <text:span text:style-name="T50">cujusque </text:span>ex his compositio *<text:line-break/>magnitudine illarum, numero, conformatione et mutuo ih-<text:line-break/>ter Te contextu longe moderatissimo <text:span text:style-name="T50">cOnsifrit. QuOd </text:span>enim op-‘<text:line-break/>time omnes functiones obit, hoc etiam inter alia univerfa<text:line-break/>corpOra minime affectioni obnoxium <text:span text:style-name="T50">efle, </text:span>nemo <text:span text:style-name="T50">non fa-<text:line-break/></text:span>cile invenerit. Nam quae pars probissime suo fungitur</text:p>
      <text:p text:style-name="P13">munere, haec similarium temperiei et commoderatae in-<text:line-break/>strumentorum structurae fobolos existit. Hujusinodi vero<text:line-break/>corpus est, cujus mentionem prius fecimus. Unde liquet,<text:line-break/>optime ipfum ossicip esse functurum. Quod autem ab afvj.<text:line-break/>fectionibus tutissimum sit, hac ratione potissimum di-<text:line-break/>diceris.</text:p>
      <text:h text:style-name="P67" text:outline-level="2">Cap. <text:span text:style-name="T59">III</text:span>.</text:h>
      <text:p text:style-name="P1">Laesiones corporibus nostris aliae quidem<text:line-break/>ab externis causis, aliae vero ab alimenti excrementis<text:line-break/>proveniunt, Ab externis quidem causis ut praeter modum<text:line-break/>aestuantibus, refrigeratis, humectatis et exiccatis. Quo iu<text:line-break/>genere etiam lassitudo , tristitia, vigilia, cura aliaque id ge-<text:line-break/>nus ponenda funt. Ab <text:span text:style-name="T64">(</text:span>alimentorum excrementis duplex,<text:line-break/>genere laesio provenit, quoniam et liaec duplici modo<text:line-break/>noxam inferunt, puta quantitate et qualitate ; specie vero<text:line-break/>multiplex. Quod itaque ab externis causis coipus commo-<text:line-break/>d.erate constitutum difficile cOrripialur, liquido, constat ex'<text:line-break/>ipsa eucraiia, quae difficile et vix in temperamenti in-<text:line-break/>«pmmoderationem profabitur, eo quod plurimum adeo a</text:p>
      <text:p text:style-name="P13">fummis <text:span text:style-name="T50">re </text:span>cessent Praeterea vero qued probe actio-<text:line-break/>nibus fungatur, optime <text:span text:style-name="T50">ad </text:span>dyfpathiam constitutum erit,<text:line-break/>ut qued morbis miilime corripiaturs Contingit verodiu-<text:line-break/>jusinodi corpori prae aliis omnibus optimi esse succi;<text:line-break/>proinde^ue tristitiam, iram, vigilias, curam,- imbres,<text:line-break/>fqualurem; pestilentiam, tomnefque, ut siimmatim di-<text:line-break/>cam, caulas morbiferas ex facili magis quam alia<text:line-break/>corpora fuftinebit. Nam quae vitiosi maxime funt<text:line-break/>faeci seu cacochyma, hujusmOdi causis prompte subji-<text:line-break/>eiuntur, nt quae jam etiam per fe oborientibus morbis<text:line-break/>sint proxima. Sic quidem ah illis, quae extrinsecus oc-<text:line-break/>cnrfant, corpusque infestant, difficillime corripitur prae-<text:line-break/>dicta difpositio. Quod vero ab alimenti excrementis<text:line-break/>morbis non facile corripiatur, hunc in modum praecipue<text:line-break/>discas, si consideres, neque plenitudinem, neque fuccorum<text:line-break/>pravitatem ullam in hujusmodi natura aut facile coliigi<text:line-break/>posse, aut collectam laesionem aliquam animantibus ad-<text:line-break/>ferre. Naturalium etenim luter se actionum fymmetria et<text:line-break/>cujusque . earum integritas excrementa gigni prohibet,</text:p>
      <text:p text:style-name="P13">aut generata facillime excernit. Infuper siquando .lon-<text:line-break/>giore temporis fpatio remanferint, nequaquam ab eis vin-<text:line-break/>citur; imbecilles enim naturae et intemperatae facile a<text:line-break/>morborum causis superantur. Temperatae ac validae,<text:line-break/>qualem optimam <text:span text:style-name="T50">esse </text:span>diximus, folae plurimum resistere<text:line-break/>possiunt Habes autem ejus, nempe temperatae, notas in<text:line-break/>libris de temperamentis ac in decimo feptimo de par-<text:line-break/>tium ufu ejufdem, veluti quae in partibus organicis fym-<text:line-break/>metriam occupet Atque nihilominus ex his, quae mox<text:line-break/>dicentur, meminisse illorum poteris. , Quandoquidem non<text:line-break/>angustam, nec plane simplicem, nec ren*infectilem, fa-<text:line-break/>nitatem interpretati fumus in- libro de ilia tuenda,, fed<text:line-break/>quae in' latitudinem amplam fatis extendi possit, bene<text:line-break/>habet meo judicio, si liber utilis fufurus sit artem exer-<text:line-break/>centibus, non folum rarum in eo corpus et velut Poly-<text:line-break/>cleti regulae exemplum, in fermone fingere formajeque,<text:line-break/>fed etiam eorum meminisse, quae ab hujus, perfectione</text:p>
      <text:p text:style-name="P13">paulum deficiunt, non tamen evidenter adeo declinare<text:line-break/>deprehenduntur. . Nam optimam corporis constitutionem<text:line-break/>prompte cognoscere raro contingit; item alias omnes il-<text:line-break/>lorum, quibuscnm quotidianam agimus confuetudinem, ex:<text:line-break/>facili difcemere hac ratione minus est integrume Et-<text:line-break/>enim fumma in omnibus fanitatis perfectio., ut nec simi-<text:line-break/>laris., nec organica pars ulla immoderatam dispositionem<text:line-break/>obtineat, non adeo assidua, ,fed per longiores temporum<text:line-break/>circuitus adesse consuevit. Eam vero, quae ab ilia paulu-<text:line-break/>lum deficiat, frequenter videre dicet</text:p>
      <text:h text:style-name="P67" text:outline-level="2">Cap. IV.</text:h>
      <text:p text:style-name="P1">Quod igitur exacte temperatum dicimus,<text:line-break/>in medio plane est, ita ut nec .hirfutum id merito dixe-<text:line-break/>ris, nec glabrum, fed nec molle, nec durum, nec ni-<text:line-break/>grum, nec candidum; adde etiam nec venis amplis., nec<text:line-break/>obscuris, nec pulsibus magnis, nec exiguis. Porro quod,<text:line-break/>compositarum partium symmetriam habet, uno verbo ceu<text:line-break/>Polycleti regula efle dicitur. Quae vero jam calidiores<text:line-break/>justo funt, non tamen multo, fed frigidiores, humidiores <text:span text:style-name="T50">*</text:span></text:p>
      <text:p text:style-name="P5">et sicciores modice, unam licet partem,<text:span text:style-name="T49">ήοή </text:span>recte forma-<text:line-break/>tam habeant, hae universim <text:span text:style-name="T50">simul </text:span>mediocritatem <text:span text:style-name="T50">inter-<text:line-break/></text:span>dum excedere <text:span text:style-name="T50">videbuntur. </text:span>Jam <text:span text:style-name="T50">vero durior, </text:span>ejus <text:span text:style-name="T50">pars<text:line-break/></text:span>omnibus affectuum <text:span text:style-name="T50">&gt; </text:span>causis <text:span text:style-name="T50">exterioribus minus offenditur,<text:line-break/></text:span>mollior internis; -pari modo densior<text:span text:style-name="T50">' externisrarior in-<text:line-break/></text:span>ternis. Hic <text:span text:style-name="T50">illud- Hippocratis dictum in libro </text:span>de <text:span text:style-name="T50">Alimen-<text:line-break/></text:span>tis, Raritas corporis ad perfpiratum<text:span text:style-name="T50">, </text:span>quibus major <text:span text:style-name="T50">adefti<text:line-break/></text:span>falubriar <text:span text:style-name="T64">&gt;</text:span> quibus minor eft, fecus, de nutrimenti excre-<text:line-break/>m entis, quae ad fanitatem vel <text:span text:style-name="T50">morbum </text:span>momentum <text:span text:style-name="T50">ad-<text:line-break/></text:span>ferunt, dictum accepimus. <text:span text:style-name="T50">Non enim de </text:span>fanis <text:span text:style-name="T50">ablbluto<text:line-break/></text:span>ferxnOne vel morbosis <text:span text:style-name="T50">corporibus in </text:span>commentario <text:span text:style-name="T50">ilio<text:line-break/></text:span>statuit dicere, fed <text:span text:style-name="T50">de </text:span>omnibus, quae vel bOnitatem-, <text:span text:style-name="T50">vel<text:line-break/></text:span>vitia ex nutrimentis sibi conciliant, <text:span text:style-name="T50">verba </text:span>faciens, <text:span text:style-name="T50">merito<text:line-break/></text:span>fcomnieminit etiam illorum, quae <text:span text:style-name="T50">lana aut </text:span>aegra ex <text:span text:style-name="T50">ali-<text:line-break/></text:span>mentorum recrementis evaferinh Nam <text:span text:style-name="T50">quantum </text:span>ad <text:span text:style-name="T50">haec<text:line-break/></text:span><text:span text:style-name="T52">a</text:span><text:span text:style-name="T50"> </text:span>attinet, quo corpus magis rarum, <text:span text:style-name="T53">Ιιοο </text:span>falubrius <text:span text:style-name="T50">vivit;</text:span></text:p>
      <text:p text:style-name="P1">quo densum magis, hoc morbis facilius <text:span text:style-name="T50">corripitur, jicon-<text:line-break/>. trario rarum- externis omnibus causis: magis opportunum</text:span></text:p>
      <text:p text:style-name="P13">est, denfum minus. Proinde symmetron corpus, hoc<text:line-break/>est moderatum, praeter alia bona nec rarum <text:span text:style-name="T64">t</text:span> nec den-<text:line-break/>sum postumus dicere, fed quemadmodum aliorum excef-<text:line-break/>fuum medium est, sic et horum. At vincit aliquatenus<text:line-break/>utriusque corporis excelientiam. Siquidem densius mi-<text:line-break/>nus exterioribus causis obvium est, rarius internis. Sed<text:line-break/>quod ab utrisque aegre corripiatur, nullum invenias. Me-<text:line-break/>diocriter autem <text:span text:style-name="T50">id, </text:span>quod universorum excessiuum medium<text:line-break/>est, quod etiam omnium corporum saluberrimum esse di-<text:line-break/>cimus. Hoc modo siccius mediocri humidorum causis<text:line-break/>omnibus, humidius siccioribus minus objicitur. Quapror-<text:line-break/>pter., quod antea diximus, non .omnibus difficilius afficitur<text:line-break/>medium, sed singulis quidem una aliqua re inferius<text:span text:style-name="T64">r</text:span> om-<text:line-break/>nium autem maxime eligendum. Caeterum, quod non<text:line-break/>yel magnum hujulinodi, vel <text:span text:style-name="T50">parvum, </text:span>vel medium efle<text:line-break/>requiritur, ostensum mihi est <text:span text:style-name="T50">ii| </text:span>opere de temperamentis^<text:line-break/>Quin et nunc dicetur. Nam. magnum propter materiae<text:line-break/>copiam; parvum ob paucitatem tale redditur, <text:span text:style-name="T50">quemad*</text:span></text:p>
      <text:p text:style-name="P13">modum statua magna ex aere multo, parva ex pauco;<text:line-break/>Symmetrum. vero particulis utrum que esse* nihil prohibet<text:line-break/>Quinetiam corpus <text:span text:style-name="T50">eo, quod neque </text:span>denfum, neque rarum,<text:line-break/>neque durum, neque insigniter sit molle, neque hirfutum,<text:line-break/>neque glabrum<text:span text:style-name="T50">, </text:span>temperatissimum est, quantamcunque<text:line-break/>magnitudinem habuerit Si vero partium organicarum fym-<text:line-break/>inetrias fervet invicem, optime utique comparatum abfolu-<text:line-break/>teque constructum sta ad functiones obeundas viderimus. At-<text:line-break/>qui justo majus aut minus duplici <text:span text:style-name="T50">caufa </text:span>redditur. Majus<text:line-break/>vel ob <text:span text:style-name="T50">humoris </text:span>vel materiae exuberantiam<text:span text:style-name="T50">, </text:span>minus propter<text:line-break/>siccitatem praepollentem aut materiae penuriam. Augmen-<text:line-break/>tum enim est, donec ossa corroborentur. At corroborantur<text:line-break/>exigua magnitudine propter materiae defectum vel siccita-*<text:line-break/>tem. Quamobrem <text:span text:style-name="T49">ηοη </text:span>abfolute neque magnitudo humoris,<text:line-break/>neque parvitas siccitatis indicium esc Cessat enim quod-<text:line-break/>que ab incremento vel matuxius vel’ ferius duplici occa-<text:line-break/>sione. Quare, si magnum,<text:span text:style-name="T62">f</text:span> molle etiam statim est, si par*<text:line-break/>vuin, durum: sic humidum hoc, illud siccum. Ubi anteiif</text:p>
      <text:p text:style-name="P13">haec separari non possent, fupervacuum est ad magnitu-<text:line-break/>dinem vel parvitatem . 'respicere.. Nam temperamentorum<text:line-break/>notae propriae fufficiunt. Porro disputamus de iis copio-<text:line-break/>sius in libris de temperamentis. Jam si haec ita fe ha-<text:line-break/>bent, optima corporis constitutio in duobus istis ponenda<text:line-break/>venit, nempe proba similarium temperie, instrumentari-<text:line-break/>arum vero fymmetria.</text:p>
      <text:h text:style-name="P62" text:outline-level="1"><text:bookmark-start text:name="bookmark23"/>GALENI DE BONO HABITU<text:bookmark-end text:name="bookmark23"/></text:h>
      <text:p text:style-name="P52">LIBER.</text:p>
      <text:p text:style-name="P1">Habitus nomen de omni firmo et disselutu difficili<text:line-break/>ufurpare confuevimus, nihil eo magis vel laudantes, vel<text:line-break/>reprobantes. At quum bonum aut pravum habitum, seu<text:line-break/>euexiam ve lcachexiam diximus, jam tum, qualis sit ha-<text:line-break/>bitus, distinguimus et pronunciamus. Bonus itaque sim-<text:line-break/>pliciter habitus in optima corporis constitutione est, non<text:line-break/>vero simpliciter et in quaque corporis natura. Malus<text:line-break/>fane in omni corporis statu consistit, sive simpliciter di-</text:p>
      <text:p text:style-name="P13">catur, sive ad, <text:span text:style-name="T50">aliquid dicatur. Oportet igitur eum </text:span>in<text:line-break/>mentem re.vOcare, quae privatim <text:span text:style-name="T50">de </text:span>optimo statu scripta<text:line-break/>funt, <text:span text:style-name="T50">qui, quid </text:span>tandem sit simpliciter dictus bonus habitus,<text:line-break/>accurate vult cognoscere. Nam <text:span text:style-name="T50">quum* </text:span>latitudinem amplam,<text:line-break/>fatis habeat fanitas,'ut alibi saepe <text:span text:style-name="T50">ostendimus, </text:span>intensionem<text:line-break/>quidem ejus veteres tum philusOphi tum medici euexiam,<text:line-break/>remissionem verO <text:span text:style-name="T49">.ρτορηο </text:span>nondum vOcabulu , fed generali,<text:line-break/>similiter sanitatem appellant. <text:span text:style-name="T50">Quare </text:span>bona habitudo op-,<text:line-break/>tima quaedam <text:span text:style-name="T50">est </text:span>fanitas , Ob idque cOrporibus optime<text:line-break/>constitutis contingit. Nam quae hujusmodi <text:span text:style-name="T49">ηοη </text:span>iuht, fa-<text:line-break/>nitatem optimam <text:span text:style-name="T50">haud possent fufcipere</text:span>, eOque nec bp-<text:line-break/>nam habitudinem. <text:span text:style-name="T50">Si vero aeftimes </text:span>raliOne ad aliquid,<text:span text:style-name="T50">-<text:line-break/></text:span>in uniuscujusque <text:span text:style-name="T50">natura </text:span>generatur; idcircO cum additione<text:line-break/>dicitur -DiOnis, exempli gratia, vel Milonis habitudo <text:span text:style-name="T49">Βο-<text:line-break/></text:span>na, <text:span text:style-name="T49">ηοη </text:span>autem <text:span text:style-name="T50">simpliciter bonus habitus. </text:span>Porro <text:span text:style-name="T50">Milonis<text:line-break/></text:span>bOna habitudO <text:span text:style-name="T50">et Herculis et Achillis absOlute </text:span>bcnae ha-<text:line-break/>bitudines funt et citra <text:span text:style-name="T50">appendicem </text:span>nominantur, quemad-</text:p>
      <text:p text:style-name="P13">modum etiain formosus Achilles absolute, simia vero<text:line-break/>non abfolute bona, sied tanquam <text:span text:style-name="T50">formosa </text:span>simia. Ex eo-<text:line-break/>rum numero, quae cum appositione dicuntur, est etiam<text:line-break/>athletarum habitus. Et convenienter de ipfo Hippocrates<text:line-break/>dixit: Exercitatorum adflimmum venientes euexiae peri»<text:line-break/>culojaes Non enim simpliciter nominatam euexiam, quum<text:line-break/>ad summum venerit, periculofam efle scribit, (nam idem<text:line-break/>est hoc ad fummum venire, quod omnium corporis disi-<text:line-break/>positionum esse fecurissimam,) fed iliam, qua athletae, vel<text:line-break/>exercitati, vel quomodo cunque euexiam appellare lubet,<text:line-break/>fruuntur, quoniam non simpliciter euexia optima est<text:line-break/>corporis dispositio, eam ad funimiim venientem periculo<text:line-break/>maxime exponi ratio est. Dispositio siquidem, ait, athle-<text:line-break/>tica non natura, salubris habitus melior. Itaque sanae<text:line-break/>habitudinis perfectio euexia dicitur. Athletarum status<text:line-break/>non simpliciter, fed adjecto nomine pronunciatur, ut fbr-<text:line-break/>mosa simia, cubitus magnus, statera iniqua, reproba<text:line-break/>drachma. Sive enim cubitus magnus est, non amplius</text:p>
      <text:p text:style-name="P5">simpliciter cubitus, "fed universum hOC magnus cubitus<text:line-break/>erit, sive statera iniqua est,v non simplici magis nomine<text:line-break/>statera, sied totum hoc puta statera injusta dicetur. Eodem<text:line-break/>modo etiam<text:span text:style-name="T64">;</text:span> in aliis omnibus, quod citra adjectionem sim-<text:line-break/>pliciter nomilllitur, <text:span text:style-name="T49">ηοη </text:span>ejusdem est naturae cuip iis,<text:line-break/>qua,e cum additione proseruntur. Imo interdum illud<text:line-break/>in summo ccnsistens laudandum, hoc vero, si ita eveniat,<text:line-break/>damnandum; quemadmodum etiam athletarum euexia sic<text:line-break/>collaudatur $ ut ijure non folum Hippocrates, vel alii ve-<text:line-break/>, teres medici, fed philosophorum quoque praecipui eam<text:line-break/>vituperaverint. Nam Plato in tertio de Rep.ublica libro<text:line-break/>totam ejus incommoditatem in naturae functionibus, ad<text:line-break/>haec quam per-iculofam .fanitatem reddat, abunde satis<text:line-break/>oftendit. Non enim probam temperiem corporis simplici-<text:line-break/>ter, fed molis corporeae magnitudinem, quae sine immo-<text:line-break/>derata plenitudine non fit, insectatur; sic et periculofam<text:line-break/>ipsam et ad civilia munia obeunda reddunt inutilem. Ut<text:line-break/>igitur ad revera boni habitus exactam cognitionem per-</text:p>
      <text:p text:style-name="P13">veniamus, conferenda est ei athletartim euexia simili<text:line-break/>vocata nomine; infuper inquirendum; quid utrisque com-<text:line-break/>mune, - quid contrarium insit Omnium itaque corporis<text:line-break/>partium proba temperies tum communis ambabus esc<text:line-break/>Sic et functionum integritas<text:span text:style-name="T50">, </text:span>et si haec, etiam siicci pro-<text:line-break/>bitas. . <text:span text:style-name="T50">Haec </text:span>fane <text:span text:style-name="T50">communia </text:span>funt. Contraria vero com-<text:line-break/>moderatio fanguinis <text:span text:style-name="T50">et </text:span>totius solidarum partium molis in<text:line-break/>habitu, qui revera bonus est;, immoderatio earundem,<text:line-break/>maximeque carnosi generis in athletarum euexiis, quas<text:line-break/>periculum necessario sequitur, ubi in summo consistantr<text:line-break/><text:span text:style-name="T50">Quum enim </text:span>quantum necesse est edant, ventriculus valide<text:line-break/>concOquat, diftributio propter coctionem ex facili fiat,<text:line-break/>fanguinis autem generatio, appositio, agglutinalio et nu-<text:line-break/>tritio haec consequantur, metus est, ne praeter mOdum<text:line-break/>habitus impleatur, <text:span text:style-name="T50">ut </text:span>non amplius natura habeat locum,<text:line-break/><text:span text:style-name="T50">quo appositum contineat. Q Atque </text:span>hinc immoderate fan-<text:line-break/><text:span text:style-name="T50">guine venae tm^efcunt; </text:span>extinguitur autem et suffocatur</text:p>
      <text:p text:style-name="P5">innatus calor perfpiralu. defdtutus. Quod si adhttc is re-<text:line-break/>sistat, vas aliquod jecinoris, pulmonis et thoracis praeci-<text:line-break/>puum rumpitur. Etenim hic mollioribus tunicis, quam<text:line-break/>in artubtis, vafa constant, priusque nutrimentum fusici-<text:line-break/>piunt et sanguis tum ob naturalis ipforum caloris copiam,<text:line-break/><text:span text:style-name="T50">* </text:span>tum actionum continuitatem veluti fervore ebulliens,<text:line-break/>tunicas ipforum ut mustum dolia dirumpit, Atque haec<text:line-break/>omnia, quae immoderatas repletiones sequuntur necessa-<text:line-break/>rio, hunc in modum fiunt, et demonstrationes eorum<text:line-break/>physicas comitantur speculationes; Quod autem nativus<text:line-break/>calor venis fanguine uberius repletis extinguitur, in libro<text:line-break/>de respirationis ufu dictum esc Venas autem rumpij<text:line-break/>anatomicae instrtutidnes docent. Ita enim Hippocrates<text:line-break/>fentire videtur, non folum quando dicitj fu gymttafiicis<text:line-break/>euexiartb^ quum, ad Jitmmum pervenit, effe periculajam,<text:line-break/>fed quando alibi quoque scribitr Quum quis Jubito mu-<text:line-break/>iu* redditur, venarum, interceptiones ccrpiu injcfaiwti</text:p>
      <text:p text:style-name="P13">Repentinas enim omnium functionum refolutiones per<text:line-break/>maxime praecipuam unam indicavit. &gt; Interceptiones au-<text:line-break/>iem venarum immodicas repletiones dixit, quum per*<text:line-break/>Spiratu. ad refrigerium destituuntur.</text:p>
      <text:h text:style-name="P62" text:outline-level="1"><text:bookmark-start text:name="bookmark25"/>GALENI DE SUBSTANTIA FACULTATUM<text:line-break/>NATURALIUM FRAGMENTUM,<text:bookmark-end text:name="bookmark25"/></text:h>
      <text:p text:style-name="P1">Ac quisquam fortassis eorum-, qui afferunt, calida<text:line-break/>quidem esse animalia, frigidas vero plantas, controversia<text:line-break/>dignum existimabit, haud intelligens, qucd, ubi quis ac-<text:line-break/>curatius edisserit, id omne, quOd quaesito ccnfequens est,<text:line-break/>ad perfectam ufque cOgnitionem perfequitur, ubi vero de<text:line-break/>re quapiam alia cogitat obiter, de his falis est, si dicat<text:line-break/>calidum aut frigidum, quod pervium est senfui. Plato<text:line-break/>igitur ipte animata quidem semper appellat animalia, la-<text:line-break/>pides vero et herbas et ligna, atque, ut generatim dicam,</text:p>
      <text:p text:style-name="P13">stirpes omnes inanimata efle corpora dicit. At cum in<text:line-break/>Timaeo naturalem speculationem paucissimis auditoribus<text:line-break/>fcientificas raticnes assequi valentibus scribens, pOstha-<text:line-break/>bita vulgi sententia, in mundum totum extensam ipsius<text:line-break/>asserit animam, sibi ipsi virum <text:span text:style-name="T49">ηοη </text:span>cOnstare ac pugnan-<text:line-break/>tia .dicere nequaquam putandum eft, uti neque AristOte-<text:line-break/>lem aut Theophraftum, qui multitudini alia, familiaribus<text:line-break/>vere ac fodalibus‘ aufcultationos ponfcripsere. Nam dum<text:line-break/>aliquod fenfum oinnem effugiens dogma, pluribus verbis,<text:line-break/>ut demonstretur, indigens, intempestive recitatur, auditores<text:line-break/>ostendit. Non prius igitur <text:span text:style-name="T50">de </text:span>ejusmOdi rebus pronnnciare<text:line-break/>convenit, -quam paulatim per longam demonstratiOnem<text:line-break/>ad ratipnis totius conclusionem fuerit perventum, neque<text:line-break/>mundi animam per lapides et teftas et arenam et fla-<text:line-break/>grantia . putrescentia que animalium permeare cadaverae<text:line-break/>Nam si simpliciter, ut multi palam audiunt, quidquam id<text:line-break/>fCpus 'Pfatp dixisset, usque o innes eum . patrocinantes</text:p>
      <text:p text:style-name="P13">condemnarent. Ego igitur, quibus ilie adductus in hanc<text:line-break/>opinioncm devenerit, aliis commentariis aperui, <text:span text:style-name="T50">nihil </text:span>fane<text:line-break/>ipsi confentiens aut repugnans. Neque enim ille <text:span text:style-name="T50">ipse </text:span>ita<text:line-break/>pronunciat, quae ad naturalem perlinent speculationem,<text:line-break/>fed. usque ad probabile ac verisimile eam <text:span text:style-name="T50">progredi </text:span>inquit.<text:line-break/>Quod igitur plantae principium fu fe motus <text:span text:style-name="T50">habeant </text:span>et<text:line-break/>familiarium senium atque alienorum, verum <text:span text:style-name="T50">esse </text:span>arbitror,<text:line-break/>dicere autem in tempestive talia magis <text:span text:style-name="T50">fugio quam </text:span>ilie<text:line-break/>ipse. Verum si me quis roget, <text:span text:style-name="T50">quid </text:span>superius animalia<text:line-break/>stirpibus -habeant, respondeo et <text:span text:style-name="T50">sentum, </text:span>et <text:span text:style-name="T50">appetitionis<text:line-break/></text:span>motum et <text:span text:style-name="T50">vires </text:span>modo expositas, <text:span text:style-name="T50">nempe attractricem </text:span>et<text:line-break/><text:span text:style-name="T50">expultricem </text:span>et retentricem <text:span text:style-name="T50">et alteratricem</text:span>: <text:span text:style-name="T50">' quas </text:span>non<text:line-break/>animales, fed naturales voco, <text:span text:style-name="T50">cum ex hoc, neque </text:span>medi-<text:line-break/>cae arti, neque morali <text:span text:style-name="T50">philosOphiae quicquam </text:span>incommodi<text:line-break/><text:span text:style-name="T50">videam </text:span>accedere. At ubi <text:span text:style-name="T50">de naturali moralis </text:span>philoso-<text:line-break/>phiae <text:span text:style-name="T50">parte, </text:span>qualem ducit <text:span text:style-name="T50">Plato, dicere mihi fuerit </text:span>ne-<text:line-break/>cesse, ncnnulla quidem plane approbo ac viro fufiragor:<text:line-break/>in quibusdam vero ad probabile usque accedo: quemad-</text:p>
      <text:p text:style-name="P13">inudum iii quibusdam prorsus addubito, cuin in difibnis’<text:line-break/>ad alterum eorum, ut quod probabilius sit, nequaquam<text:line-break/>inclinet animus. Quemadmodum nos animae compotes<text:line-break/>esse omnes homines norunt, quippe qui tum ea palam<text:line-break/>Vident, quae per corpus geruntur, cnm ambulamus, cur-<text:line-break/>•Tiniu.s, luctamur, ac variis modis fentimus, tum verc ex<text:line-break/>quOdam nobis otunibus natura, probato axiOmate, quo<text:line-break/>Jaihil sine causa fieri aestimamus, caufam horum siibesse<text:line-break/>aliquam operum concipiunt animo, fed cum, quaenam sit<text:line-break/>eatisa horum operum, non intelligatur, impOsito inde no-<text:line-break/>inihe, qucd facere ea possit quae facit, vim efle rerum<text:line-break/>ijuke fiunt singularum effectricem. Sic igitur omnes et<text:line-break/>scammonium alvi purgandae, ut mespilum fupprimendae,<text:line-break/>facultatem obtinere dicunt. At qui naturalem (ut vo-<text:line-break/>c'ant) fpeculationem elaboravere, aliter alii sibi perfuafe-<text:line-break/>funt: alii incorporeas quasdam habitare in sensilibus sub-<text:line-break/>stantiis facultates dixerunt, alii substantias ipfas pro sija<text:line-break/>quamque natura agere, sive ex quatuor elementorum coix-<text:line-break/>%</text:p>
      <text:p text:style-name="P13">stet temperatura, sive ex certa primorum corporum com-<text:line-break/>positione, quae aliqui atomos, alii autem infecabilia,<text:line-break/>quidam similaria inquiunt este. Etenim nostram quoque<text:line-break/>ipsam animam sunt qui incorpoream quandam sijbstan-<text:line-break/>tiam,Tunt qui spiritum, sunt alii, qui ne subsistentiam<text:line-break/>quidem ejus peculiarem ullam este arbitrentur, sed cor-<text:line-break/>poris substantiae proprietatem eorum, quae facere nata est,<text:line-break/>dici facultates habere: cum nullae sint earum propria na-<text:line-break/>tura praeditae, sed substantia per fe agens opera sua et a<text:line-break/>fu facultates ad ea quae fiunt dicatur eorum quae natura<text:line-break/>efficere apta eft obtinere. Itaque ego medio quodam<text:line-break/>inter hos ordine meipsum statui* Nam cum de caete-<text:line-break/>ris dogmatis absolute pronunciem, partim • quod veri-<text:line-break/>tatem in ipsis norim, partim quod ejus nihil nove-<text:line-break/>rim, <text:span text:style-name="T50">in </text:span>iis, quae modo recensui, usque ad probabilitatem<text:line-break/>provehor, fatius quidem esse existimans de lis per-<text:line-break/>inde atque in aliis, uti fenlerim, profari , haudquaquam<text:line-break/>vero mihi ipfe, id quod alii faciunt, persuadens horum<text:line-break/>certam habere cognitionem, quorum certam demonstratio-</text:p>
      <text:p text:style-name="P13">nem minime sum consecutus. Libet igitur et de lis Om-<text:line-break/>nibus disserere, quae cognitionem quidem <text:span text:style-name="T50">ad </text:span>corporis fa-<text:line-break/>nitatem aut mcrales animi virtutes necessariam non ha-<text:line-break/>bent, caeterum decus afferrent, si ita certo cognita forent,<text:line-break/>quam ea, quae nacta funt abfolutionem ip medicina ac<text:line-break/>morali philusoplua: quam ego sane utilem efle affirmo et<text:line-break/>quae comparari possit ab omnibus operam navare volen-<text:line-break/>tibus: ac de hoc a me scripti simt duo libri. Nunc, quod<text:line-break/>fuin pollicitus, praestabo, utique hinc initio desumpto. .<text:line-break/>Corpora quidem, quae apud ncs sunt, ex quatuor elemen-<text:line-break/>torum temperatura conflari universa ceyto me sicire dico:<text:line-break/>et praeterea ex ipsis per fe luta temperatis, non, ut puta-<text:line-break/>liat Empedocles, in exiguas partes comminutis. Num au-<text:line-break/>tem fe. totas pervadentibus corporeis invicem substantiis,<text:line-break/>pn siOlis qualitatibus, neque cognitu necessarium arbitror,<text:line-break/>neque pronuncio. Caeterum qualitatibus fieri tempera-<text:line-break/>menta probabilius cenfeo. Animam vero, an immortalis<text:line-break/>corporeis mixta fubstantiis animalia regat, quemadmodum</text:p>
      <text:p text:style-name="P13">an ulla quoque per se animae eflentia sit, cOnstanter<text:line-break/>nosse haudquaquam profiteor. Illud tamen milii liquidp<text:line-break/>constat, quod, <text:span text:style-name="T50">quamvis </text:span>introducatur <text:span text:style-name="T50">in </text:span>corpora, inferviat<text:line-break/>tamen eorum naturis, quae ex certa, <text:span text:style-name="T50">ut </text:span>dixi, elemento-<text:line-break/>yum temperatione proveniunt. Atque <text:span text:style-name="T50">hac </text:span>in re nihil<text:line-break/>fane medicam artem inde offenfum iri puto, quod in ani-<text:line-break/>mae vocata immigratione et transmigratione exploranda<text:line-break/>hallucinemur. Namque et animam' recepturum corpus<text:line-break/>idoneum esse oportet, et eo intemperie admodum alterato<text:line-break/>animam protinus digredi, tum vehementer algescente in<text:line-break/>evacuationibus fanguinis, ac refrigerantium medicaminum<text:line-break/>potionibus, cumque ambiens aer frigidus impendio fuerit,<text:line-break/>tum immodice quOque per febres calefcente et flammae in-<text:line-break/>fpiratus, aut fupra mOdum calefacientium medicaminum<text:line-break/>haustus. Non ita vero <text:span text:style-name="T50">folum </text:span>alterata corporis temperie<text:line-break/>animam videmus ab ipso separari, sed <text:span text:style-name="T50">ubi </text:span>etiam privatum<text:line-break/>pmnino refpiratione fuerit, cum quaedam tunc quoque<text:line-break/>alteyatio fiat <text:span text:style-name="T50">in </text:span>corporee Jtaque si naturali<text:span text:style-name="T62">5</text:span> in pOrpore</text:p>
      <text:p text:style-name="P13">aequabilitas fervetur temperamenti, animam <text:span text:style-name="T50">ab </text:span>ipso fepa-<text:line-break/>rari impossibile esse mihi videor intelligere. Proinde<text:line-break/>'ejus essentiam fcire quaenam sit, neque ad morborum<text:line-break/>curationes, neque ad sanitatis tutelam necesse est, uti ne*<text:line-break/>que ad moralem philosophiam, aclivamque ac civilem<text:span text:style-name="T64">;<text:line-break/></text:span>eam enim quivis, ut lubet, a contemplatrice distinguens<text:line-break/>nominet Sed latius a me de his in aliis • commentariis<text:line-break/>fcriptum esc Cum vero, quot quales ve naturales faculta-<text:line-break/>tes sint, ostenderimus, quaeftio quaedam per confequentiam<text:line-break/>oboritur, quomodo familiare eas attrahere dicamus, allos<text:line-break/>num autem fecernere. Siquidem impossibile esse videtur,<text:line-break/>ut, antequam nofcant, quale familiare sit, quale alienum,<text:line-break/>aut attractionem faciant familiarium, aut alienorum fecre-<text:line-break/>tionemsi at agnOsicere fenforiae facultatis munus esse <text:span text:style-name="T49">οοη-<text:line-break/></text:span>stat Ob id igitur quaedam in hoc fermone obauditio est,<text:line-break/>tametsi Plato aperte dixerit: s Genus fenjionis inr plantis<text:line-break/>eft: cum auditores quandam eis agnofcendoram</text:p>
      <text:p text:style-name="P44"><text:span text:style-name="T53">'<text:tab/>-<text:tab/>...<text:tab/></text:span><text:span text:style-name="T50">-J<text:tab/></text:span><text:span text:style-name="T53">‘,</text:span></text:p>
      <text:p text:style-name="P52">familiarium atque alienorum vim inesse , existiment-:<text:line-break/>horum enim tantum ipsis dignotio est, quae tam,per.vo-<text:line-break/>Juptatem; tum per dolorem, aut aliquos similes -his pro-<text:line-break/>portioneve convenientes affectus progignitur, cum sensi-<text:line-break/>lium aliarum cognitionum nequaquam particeps sit vege-<text:line-break/>tans anima. Neque enim visibilium, neque audi bilium, ne-<text:line-break/>que Olfactilium, neque gustabilium, neque tactilium qualita-<text:line-break/>tum cngnitionem obtinet, fed eofunTtahtum, quae alere vel<text:line-break/>non alere possent. Nam quae alendo siunt, ad fe ipsia trahit,,<text:line-break/>delinet, concoquit, <text:span text:style-name="T50">et </text:span>immutat ad id, quod nutriendae<text:line-break/>fubstantiae familiare est: quae autem nutrire non po£-<text:line-break/>funt, non admittit. Itaque recte dicere mihi Plato vide-<text:line-break/>tur, stirpes fenfu esse praeditas, familiarium videlicet at-<text:line-break/>que alienorum, ea tenusque animalia convenienter dici,<text:line-break/>cum non eo motu careant, qui ex ipsis essi Sed cum nec<text:line-break/>ejusmodi cognitio ad medicinalem philofophiam necessa-<text:line-break/>ria sit, contentus sum holius gratia consequentiae ad ve-<text:line-break/>risimile usque progrediens Platonem commendare et plan-</text:p>
      <text:p text:style-name="P13">tas appellantem animalia ef fenfus unitis, qili familiaria<text:line-break/>quidem et aliena difeernat, participes asserentem: qui (si<text:line-break/>exacte consideres) jucundorum et non jucundorum gene-<text:line-break/>ris esse videbitur. Non enim alia ulla de caufa familiare<text:line-break/>eas attrahere vel sibi ipsis assimilare, quam ob fruitionem<text:line-break/>et ingenitam eis voluptatem, dicere postumus. Verum<text:line-break/>fcire hoc duntaxat, ut dixi, ad medicinam fatis est,<text:line-break/>nempe attrahere familiare, quo etiam aluntur, alienuni<text:line-break/>autem excernere. Caeterum magis adhuc ad moralem<text:line-break/>philofophiam inutilis ejusmodi rerum exquisita cognitio<text:line-break/>est: quapropter neque Plato ejus memini^</text:p>
      <text:h text:style-name="P66" text:outline-level="1"><text:bookmark-start text:name="bookmark27"/>GALENI LIBER, QUOD ANIMI<text:line-break/>MORES CORPORIS TEMPERA<text:line-break/>MENTA SEQUANTUR.<text:bookmark-end text:name="bookmark27"/></text:h>
      <text:h text:style-name="P67" text:outline-level="2">Cap. <text:span text:style-name="T59">I.</text:span></text:h>
      <text:p text:style-name="P52">Orationem hanc; corporis teiiiperameiifa<text:line-break/>facultates animae sequi, non femel atque bis, fed fre-<text:line-break/>quenter admodum, accurata ac varia investigatione scru-<text:line-break/>tatus, nec sijlus ipfe, sed una quidem cum praeceptori-<text:line-break/>bus, delude cum optimis quibusque philosophis, veram<text:line-break/>omnino .esse comperi, ac iis utilem, qui sdis ipforum<text:line-break/>‘animis cultam adferre nituntur; quandoquidem 'dum, ut</text:p>
      <text:p text:style-name="P5">in commentario de consuetudinibus docui, ex cibis et potr-<text:line-break/>bus, iifque praeterea, quae quotidie administrantur, probum<text:line-break/>corpori temperamentum COmparamus, etiam ex hoc rur-<text:line-break/>sus animam ad virtutem adipifcendarn nonnihil adjuva-<text:line-break/>'bimus; quOmodo Pythagorae ac Platonis imitatores, tuta<text:line-break/>alii quidam veterum feci (Te narrantur.</text:p>
      <text:h text:style-name="P67" text:outline-level="2">Cap. II.</text:h>
      <text:p text:style-name="P52">Porro initium ternionis, quem in -prafc-<text:line-break/>fentia perfequar, a notione differentiarum petetur, quae<text:line-break/>in actionibus puerulorum et animae affectibus apparent,<text:line-break/>ex quibus facultates ipsius animae innotefcent. Alii siqui-<text:line-break/>dem ex eis timidissimi, alii maxime attoniti cernuntur.<text:line-break/>Hi rursiis infatiabiles et praeter modujn ventri et gulae<text:line-break/>dediti, illi contra sunt affecti. Quidam verecundi, nonnulli<text:line-break/>quoque impudentes sunt. Infuper plerasque id genus alias<text:line-break/>differentias, quas simul omnes alibi commemoravimus, in-<text:line-break/>venire licet. Hoc in.loco exempli gratia trium etspecierum<text:line-break/>ei partium animae &lt;diverfas facultates natura pueris in-<text:line-break/>esse demonstrasse fufficit Hinc enim erit colligere, non</text:p>
      <text:p text:style-name="P13">eandem omnes naturam obtinere. Porro naturae et fub-<text:line-break/>ftantiae vocabulum in hujusmodi orationibus <text:span text:style-name="T50">idem </text:span>signifi-<text:line-break/>care liquido constat. Nam si ipforum animae substantia<text:line-break/>mutari non posset, easilem obirent functiones, iifdemque<text:line-break/>ob caufas consimiles ducerentur affectibus. Constat itaque,<text:line-break/>pueros tantum inter fe animarum substantiis, quantum<text:line-break/>actionibus et affectibus, differre; <text:span text:style-name="T50">quod </text:span>si ita <text:span text:style-name="T50">fe </text:span>habet, ia-<text:line-break/>cultatibus quoque different. Confunduntur autem in hoc<text:line-break/>statim siapientum plerique parum recte sentientes de fa-<text:line-break/>cultate. Etenim de* illis ita mihi fingere videntur, quasi<text:line-break/>res quaedam substantias inhabitet, ut nos domicilia; ig-<text:line-break/>norantes interim, quod singulorum, quae fiunt, effectrix<text:line-break/>quaedam sit causia considerata secundum relationem ad<text:line-break/>aliquid; et huius causae ceu rei talis cujuspiam privata<text:line-break/>aliqua et per fe existit appellatio. In illo vero ad id<text:line-break/>quod fit ab spsa respectu facultas est ejhs, quod efficitur.<text:line-break/>Eoque tot fubstantiae facultates esse pronunciamus, quot<text:line-break/>functiones; verbi gratia, aloe vim purgandi et roborandi</text:p>
      <text:p text:style-name="P13">stomachum et vuluera cruenta glutinandi et cicatricem<text:line-break/>inducendi ulceribus, postremo palpebrarum humiditates<text:line-break/>exiccandi obtinet, dum nihil extet ullum praeter aloen;<text:line-break/>quod singula modo relata faciat Haec enim ista effecit,<text:line-break/>ac ideo,, quia potest ea facere,, tot habere dicta est facul-<text:line-break/>(tates,, quot opera. Dicimus itaque, aloen posse purgare<text:line-break/>stomachum, roborare, glutinare vulnera, cicatricem ul-<text:line-break/>ceribus obducere et oculos humentes exiccare. Nihil au-<text:line-break/>lem refert, sive purgare posse aloen, sive purgandi fa-<text:line-break/>nultatem habere dicas. Eodem modo nec illa significatu<text:line-break/>variant, oculos humidos posse desiccare et siccandi ocu-<text:line-break/>los vim oblinere; sicut, quum dicimus, anima ratiocina-<text:line-break/>trix, quae in cerebro fedem habet, per fenforia fentire<text:line-break/>potest, item meminisse per fensibilia ex fe potest ipsa et<text:line-break/>ponfequentiam in rebus pugnantiamque cernere, denique<text:line-break/>compositionem earum atque resOlutionem pemofcere, aliud<text:line-break/>innuimus niliil, quam si breviore huiusmodi <text:span text:style-name="T63">epilogo .com-<text:line-break/></text:span>prehendamusi- rationalrix anima variis est praedita fa-</text:p>
      <text:p text:style-name="P13">cultatibus, fenfu videlicet, memoria, intellectu, aliisque<text:line-break/>singulis. At quia non solum sentire ipsam <text:span text:style-name="T50">posse </text:span>dicimus,&gt;<text:line-break/>fed etiam fpeciatim videre, audire, odorari, gustare et<text:line-break/>tangere, alias rursus facultates ipfam habere tuemur, vi--<text:line-break/>foriam, auditricem, odoratricem, gustatricem et tactri-<text:line-break/>cem. Ita vero et appetentem in ea facultatem inesse<text:line-break/>Plato pronunciabat, quam utique non proprio, fed com-<text:line-break/>muni nomine concupiscibilem appellare consuevit. Si-.<text:line-break/>quidem plures esse et hujus animae cupiditates ait, plu-<text:line-break/>res item irascibilis. Multo vero tum plures tum ' magis<text:line-break/>varias ejus, quae numero tertia est, quam idcirco excel-<text:line-break/>lenliae vocabulo concupiscibilem nominavit, quod homi-<text:line-break/>nes ita nonunquam ea, <text:span text:style-name="T50">quae </text:span>in comprehensis fub genere<text:line-break/>principatum tenent, generis nomine appellare consiierint;<text:line-break/>veluti, quum carmen hoc a poeta, iliud a poetria recitatum<text:line-break/>esse commemorant, nemo est, qui non Ilomerum poetam,<text:line-break/>Sappho poetriam accipiat. Similiter et feram dicentes leo-?<text:line-break/>nem indifcriniinatim, atque alia id genus fecundum .ex-</text:p>
      <text:p text:style-name="P13">cellentiam appellitant. -Quare concupifcibilis communi cu-<text:line-break/>piditatis significatu, puta veritatis, scientiae, difciplina-<text:line-break/>rum, prudentiae , memoriae et, ut uno verbo abfolvam,<text:line-break/>omnium honestorum illa pars est animae, quam ratiocina-<text:line-break/>tricem vocare foliti fumus. At libertatis, victoriae, vin-<text:line-break/>cendi, imperandi, gloriam honoremque aucupandi, ulci-<text:line-break/>fcendi irafcibilis i Veneris, efculentorum poculentorum-<text:line-break/>que fruitionis ea, quae per excellentiam a Platone con-<text:line-break/>cupifcibilis nominatur, quum nec eadem anima honestum<text:line-break/>possit, appetere, nec rationalis venerea, aut potus, aut<text:line-break/>efculenta, quemadmodum nec imperium, lut credibile est,<text:line-break/>aut honorem, . aut gloriam. Pari modo nec irascibilis,<text:line-break/>quae ratiocinatricis et appetitoriae funt, concupifcit.</text:p>
      <text:h text:style-name="P67" text:outline-level="2">Cap. III.</text:h>
      <text:p text:style-name="P1">Tres igitur animae fpecies esse, Platonis<text:line-break/>etiam fententia alias demonstravimus; insuper hanc in'<text:line-break/>jecinore, illam in corde, tertiam in cerebro fedem occu-<text:line-break/>pare. Porro quod ex his animae <text:span text:style-name="T50">- </text:span>totius vel speciebus</text:p>
      <text:p text:style-name="P13">vel partibus ratiocinatrix immortalis sit, Plato quidem per-<text:line-break/>fuafum habere videtur; ego vero, sitne an non sit,., cum<text:line-break/>ep contendere non possinm. Primum igitur inspiciamus sile<text:line-break/>animae speciebus in corde et jecinore sitis, quas per mor-<text:line-break/>tem corrumpi et interire,, tum. apud ilium tum apud<text:line-break/>me in confesse est, Quum autem peculiarem utrumque<text:line-break/>vifcus fubstantiam habeat, quae quidem sit ad amussim, haec<text:line-break/>nondum quaerimus; de communi vero <text:span text:style-name="T50">omnium </text:span>corporum,<text:line-break/>constitutione mentionem faciamus; ex duobus enim prinec<text:line-break/>cipiis eam constare ostendimus, <text:span text:style-name="T50">_ </text:span>materia fane, quae <text:span text:style-name="T50">per<text:line-break/></text:span>intellectum qualitatis sit expers, verum in fe <text:span text:style-name="T50">quatuor<text:line-break/></text:span>qualitatum temperiem contineat, calidi, frigidi, siumidi,<text:line-break/>sicci. Ex quibus, aes quoque et ferrum, aurumcaro,<text:line-break/>-nervi, cartilagines&gt; adeps <text:span text:style-name="T50">et </text:span>plane <text:span text:style-name="T50">omnia </text:span>constant, <text:span text:style-name="T50">quae<text:line-break/></text:span>Plato primigenia, Aristoteles similaria <text:span text:style-name="T50">vocavit </text:span>Proinde<text:line-break/>is ipfe Aristoteles, <text:span text:style-name="T50">si </text:span>animam <text:span text:style-name="T50">corporis esse </text:span>fpeciem dixe-<text:line-break/><text:span text:style-name="T50">rit, </text:span>rogandus mihi <text:span text:style-name="T50">est, </text:span>aut ejus fectatores, utrum <text:span text:style-name="T50">formam<text:line-break/></text:span>speciem esse dictam- ab, ipfo cenfebimus/ quemadmodum</text:p>
      <text:p text:style-name="P13">in corporibus instrumentariis, an alterum naturalium cor-<text:line-break/>porum principium, puta corporis opifex, quod similare<text:line-break/>est et simplex, ut quod ad fenfum instrumentariam com-<text:line-break/>positionem non habeat, Refpondebunt nimirum necefla-<text:line-break/>rio, alterum naturalis corporis principium; siquidem ho-<text:line-break/>rum funt primario actiones. Indicatum hoc alibi a nobis<text:line-break/>est;- imo etiam nunc, si res postulet, referemus denuo.<text:line-break/>Atqui si ex materia et forma ejusmodi corpora omnia<text:line-break/>consistunt, videtur autem et ipsi Aristoteli, quum qua-<text:line-break/>tuor qualitates materiae naturalium innascantur, cor-<text:line-break/>pOreum’ ex his fieri temperamentum, necessitas coget for-<text:line-break/>mam ipfam apponi. Quapropter etiam animae substantia<text:line-break/>temperamentum erit quatuor, sive qualitatum velis dicere,<text:line-break/>humfditatis, siccitatis, caliditatis et frigiditatis, sive corpo-<text:line-break/>rum, humidi, calidi, frigidi et sicci. Quod autem animi<text:line-break/>fubstantiam facultates ejus fequantnr, perinde ut actiones,<text:line-break/>demonstrabimus. Itaque, si ratiocinatrix animae species<text:line-break/>sit, mortalis erit; etenim et ipfa temperamentum quoddam</text:p>
      <text:p text:style-name="P13">cerebri constituitur, et hoc pacto universae animae species'<text:line-break/>partesque facultates temperamenta sequentes habebuntur<text:line-break/>atque erit talis animae essentia. At si immortalis: est,<text:line-break/>ut Plato affirmat, qui sit, amabo, quod, cerebro plus fatis<text:line-break/>aut refrigerato, aut calefacto, aut exiccato, aut humecta-<text:line-break/>to, ipfa protinus emigret? Probe mehercle fecisset--Plato,<text:line-break/>si ejus rei causam quoque, sicut alia pleraque, confcri-<text:line-break/>psisset. Mors etenim secundum ejusdem auctoris sienten-<text:line-break/>tiam accidit, quum anima discedit a corpore. Verum <text:span text:style-name="T50">i<text:line-break/></text:span>qua ratione contingat, largam fanguinis evacuationem; ci--<text:line-break/>cutam epotam et febrem perardentem eam expellere, si<text:line-break/>Plato viveret, nequaquam dedignarer ab eo difcere. Sed<text:line-break/>quia in vivis non est, nec ullus ex Platonicis praecepto-<text:line-break/>ribus caufam ullam me docuerit, cur ab iis, quae narravi; <text:span text:style-name="T50">&gt;<text:line-break/></text:span>discedere cogatur, haud vereor ipsis dicere, non omnem .<text:line-break/>corporis speciem idoneam esse, quae ratiocinatricem animam .<text:line-break/>fuscipiat Hoc namque Platonici dogmatis consequens esse</text:p>
      <text:p text:style-name="P52">"» i. *-</text:p>
      <text:p text:style-name="P13">videmus de anima ; quanquam ejus demonstrationem vel<text:line-break/>unam pronnnciare non ita proclive mihi fuerit, quod,<text:line-break/>quaenam sit animae fubstantia, ignorem, dum ex genere<text:line-break/>incorporeorum ipsam <text:span text:style-name="T50">efle </text:span>statuo. Quippe in corporibus<text:line-break/>temperamenta mirum in modum inter se diversa, eaque<text:line-break/>non parum multa cernimus. Incorporeae animae fubstan-<text:line-break/>tiae, quae per fe esse possit, non autem sit qualitas aut<text:line-break/>fpecies corporis, nulia succurrit mihi differentia quan-<text:line-break/>tumvis <text:span text:style-name="T50">sedulo </text:span>diligentique studio perscrutanti- . Sed nec<text:line-break/>quum nulia corporis sit porlio, in totum ipfum poterit<text:line-break/>extendi. Horum sane nihil ne vel ufque ad imaginatio-<text:line-break/>nem inteliigere poteris, etsi permulto tempore praemedi-<text:line-break/>tatus. Illud autem oculis usurpare licet, quod fanguinis<text:line-break/>evacuatio <text:span text:style-name="T50">et </text:span>cicutae polio corpus refrigerent, febris au-<text:line-break/>tem vehementior fupra modum calefaciat Sed cur (idem<text:line-break/>repeto ) anima corpus impendio aut frigidum aut calidum<text:line-break/>omnino relinquat, post diuturnam inquisitionem nondum<text:line-break/>inveni; quemadmodum nec illud, quare flava bile in ce-</text:p>
      <text:p text:style-name="P13">rebro exnperante in delirium rapimur, atra in melancho-<text:line-break/>liam, item cur pituita et simul omnia refrigerantia luthar-<text:line-break/>gum caufentur, ex quibus <text:span text:style-name="T50">et </text:span>memoriae et inteliigentiae<text:line-break/>noxa corripimur; insuper qua vi sorbitio cicutae ultio-<text:line-break/>nem ipsiim flagitiis debitam moliatur; cui etiam nomen<text:line-break/>ab affectu, quem corpus inde patitur, inditum est; item<text:line-break/>vinum, quO utimur quotidie, omnem animi tristitiam et<text:line-break/>moerorem manifesto discutiat. Zeno, ut ajunt, dicere<text:line-break/>folebat, quemadmodum lupini amari in aqua madentes<text:line-break/>dulces redduntur, ita fe vino assici et exhilarescere.<text:line-break/>Quin oenOpiam radicem hoc insignius multo efficere nar-<text:line-break/>rant, et hanc esse hospitis Aegyptiae medicamentum, quod<text:line-break/>poeta sicribit:</text:p>
      <text:p text:style-name="P52">Mox tulit in vinum medicamentum, unde bibebant,<text:line-break/>Nepenthes, <text:span text:style-name="T50">quod </text:span>felle carens mala cuncta recondit.</text:p>
      <text:p text:style-name="P52">Valeat igitur oenopia radix. Nihil enim ad praefens in-.</text:p>
      <text:p text:style-name="P13">stitutum eam requirimus, videntes vinum nunquam non<text:line-break/>efficere quae poetae recensent:</text:p>
      <text:p text:style-name="P52">Vinum ftzave libi nocuum eft, alios quoque laedit,<text:line-break/>Qui affatim capiant; ipfum , minime que decenter *</text:p>
      <text:p text:style-name="P52">Vsinunb etiam nocuit Centauro ipfi Eurytioni</text:p>
      <text:p text:style-name="P52">Pirithoi in tectis Lapithas aggrejffb : ubi vero<text:line-break/>Attigerat mentem vinum <text:span text:style-name="T64">z</text:span> hic furibundus in ipfis<text:line-break/>Pirithoi mala, contulit aedibus*</text:p>
      <text:p text:style-name="P52">Et alibi de ipso Neleo sic canit:</text:p>
      <text:p text:style-name="P52">Compidit hoc quamvis fapientem promere cantum,<text:line-break/>Et riju immodico turpes ductare choreas,</text:p>
      <text:p text:style-name="P1">Edere quae midto fatius tacuiffe fuijjet.</text:p>
      <text:p text:style-name="P52">Porro Theognis huiulinodi dicto uti consuevit: Larga<text:line-break/>vini potio mala; moderata non folum non mala, verum<text:line-break/>etiam commoda. Siquidem id mediocriter assiumptum<text:line-break/>evidenter revera concoctioni, distributioni et sanguifica-<text:line-break/>tioni conducit. Praeterea animum nostrum mansuetiorem</text:p>
      <text:p text:style-name="P13">ac audaciorem efficit, interventu fcilicet corporis tempe-<text:line-break/>ramenti, quod rursus per medios -humores generat. At<text:line-break/>non modo temperamenta corporis, sicut dictum est, ani-<text:line-break/>mae quoque functiones immutant, fed eam quoque a cor-<text:line-break/>pore migrare compellunt. Quid enim aliud dixeris, quum<text:line-break/>videas, tum refrigerantia, tum calefacientia medicamenta<text:line-break/>statim, ubi quis assiumpferit, internecionem adferre? Ex quo<text:line-break/>numero funt ferarum venena. Ab aspide enim demorsi<text:line-break/>fubito animam essiant. Similiter et a potu cicutae-, quum<text:line-break/>et- hujus venenum refrigeret. Unde necessario, qui pe-<text:line-break/>euiiarem substantiam animam habere statuunt, fatentur,<text:line-break/>corporis eam temperamento subservire. Siquidem et mi-<text:line-break/>grare ipsitm cogere ea poflunt, et desipere compellunt, et<text:line-break/>memoria <text:span text:style-name="T50">et </text:span>intellectu destituunt. Item tristiores, timidio-<text:line-break/>res et dejecto animo efficiunt, quemadmodum in melancho-<text:line-break/>lia apparet. Et lusce contraria, qui vino utitur modice,<text:line-break/>experietur.</text:p>
      <text:h text:style-name="P68" text:outline-level="2">Cap. IV.</text:h>
      <text:p text:style-name="P1">An igitur animae facultates a calido qui-<text:line-break/>dem et frigido temperamento immutabuntur, a sicco vero<text:line-break/>humidoque nihil patientur? Atqui multa huius, indicia<text:line-break/>cum in medicamentis, tum in quotidiano victu extant,<text:line-break/>quae fortasse postea dicturus fum univerfa, si primum,<text:line-break/>quae Plato confcripsit, commemorem, quomOdo anima<text:line-break/>propter corporeae molis humiditatem in oblivionem eo-<text:line-break/>rum incidat, quorum prius erat confcia, quam corpori<text:line-break/>alligaretur. Hunc enim ipfum fere sermonem in Timaeo<text:line-break/>usurpat, ea libri parte, ubi deos hominem creasse ait,<text:line-break/>animam immortalem in corpus influxile et efiluxile im-<text:line-break/>mittentes. Nemini dubium est, infantium substantiae<text:line-break/>humiditatem hic ab illo obscure vocari. Nam haec prio-<text:line-break/>ribus subjungit: Hi porro ambitus in largum Lrnmerfi flu-<text:line-break/>vium neque tenebant, neque tenebantur<text:span text:style-name="T50">, fed </text:span>vi magna<text:line-break/>ac impetu tum ferebant tum ferebantur e Et paulo post:<text:line-break/>Quum enim 'ingens inundaret fluxus, ac rurfus decrejce-<text:line-break/>reij unde <text:span text:style-name="T63">nu.tr</text:span>intenti copiam, animal reciperet, multo</text:p>
      <text:p text:style-name="P13">majorem tumuUum cujujyue affectus foris accidentes ex^<text:line-break/><text:span text:style-name="T50">citarunt. </text:span>Sed age rurfus eadem percenseamus, quae sta-<text:line-break/>tim apponit: Qucanobrem anima fic initio affecta, quum,<text:line-break/>primum corpori mortali alligata fuerit, amens efficitur.<text:line-break/><text:span text:style-name="T50">A4t </text:span>poftquam nutrimenti et incrementi rivus lenius mi-<text:line-break/>nufque fluxerit, animae vero periodi tranquillitate denuo<text:line-break/>recepta iter juum peragant, temporijgue procejfa magis<text:line-break/>confiftant) tunc jam abjolute circuli cujufque ad' figuram<text:line-break/>naturae Juae propriam, redeuntis converfiones, alterius et<text:line-break/>ejusdem naturam probe dijcernunt, fapiententgue fis in-<text:line-break/>ftitutum efficiunt. Quum incrementi nutritionisque mi-<text:line-break/>nor adsit fluxus, inquiens, humiditatem nimirum innuit,<text:line-break/>quam prius amentiae caufam esse tradiderat, ut quod<text:line-break/>siccitas animae prudentiam, humiditas desipientiam ani-<text:line-break/>mae comparet Quod si ita habet, summam haud dubie<text:line-break/>prudentiam fumma pariet siccitas; quantum vero humo-<text:line-break/>ris accesserit, tantum a persecta demetur prudentia. Cu-‘</text:p>
      <text:p text:style-name="P13">jus tandem animantis corpus tam expers humiditatis est,<text:line-break/>uti stellarum? Nullius, opinor, ne prope quidem accedit<text:line-break/>Ergo mortalis animantis corpus ad fummam prudentiam<text:line-break/>haud prope accedit Omnes, ut humidi, sic stultitiae par-,<text:line-break/>ticipes vivimus. Jam vero, quum rationalis animae pars,<text:line-break/>quae uniformem substantiam nacta sit, pro temperamenti<text:line-break/>corporis ratione mutetur, quid putas speciem ejus mortaxi<text:line-break/>lem necessario pali, quam corpori servire luce clarius<text:line-break/>est? Sed praestat dicere, non servire, fed ipsam hanc<text:line-break/>mortalem animae speciem temperamentum esse corporis.<text:line-break/>Nam prius ostendi, mortalem animam temperamentum<text:line-break/>esse corporis. Itaque cordis temperamentum irascibilis<text:line-break/>animae pars est, jecinoris ea, quae auctore Platone con-<text:line-break/>cupifcibilisab Aristotele vocatur nutrix et vegetans.<text:line-break/>Sane Andronicum Peripateticum, quod libere, ut virum<text:line-break/>decet ingenuum, nulia circuitione perplexa usus, animae<text:line-break/>substantiam asseverare non ddbitarit, et laudo et viri dicta<text:line-break/>recipio; talis enim in plerisque scriptis mihi apparet</text:p>
      <text:p text:style-name="P13"><text:span text:style-name="T50">Quod </text:span>autem temperamentum efle dicat, vel facultatem<text:line-break/>temperamentum fequentem, etiam improbo, ob faculta-<text:line-break/>tis appositionem videlicet. Etenim quod anima, quum sit<text:line-break/>quaedam essentia, diversis poliet facultatibus, recte Ari-<text:line-break/>ftoteles docuit et prius in <text:span text:style-name="T50">hoc </text:span>non ineleganter aequivo-<text:line-break/>cationem fubdistuixit. Quum enim fubstantia et materia<text:line-break/>et species et simul utrumque dicatur, animam specialem<text:line-break/>substandam esse pronunciavit, quippe qui praeter tem-<text:line-break/>peramentum aliud dicere potuit nihil, ut ante paulum<text:line-break/>indicavimus. In hoc substantiae genere Stoicorum quo-<text:line-break/>que opinio comprehenditur; animam siquidem spiritum<text:line-break/>aliquem esse volunt, quemadmodum et naturam, verum<text:line-break/>humidiorem ac frigidiorem naturae spiritum, sicciorem ac<text:line-break/>calidiorem animae. Quamobrem hic spiritus peculiaris<text:line-break/>quaedam animae materies esc Materiae autem species<text:line-break/>vel temperamenti ex aereae igneaeque substantiae sym-<text:line-break/>metria genitae dicitur. Siquidem nec solum aerem, nec<text:line-break/>ignem animam licet dicere, quoniam nullum in summo</text:p>
      <text:p text:style-name="P13">frigidum aut calidum animantis corpus fieri deprehendas;<text:line-break/>Imo <text:span text:style-name="T50">nec </text:span>insigni excessa ab <text:span text:style-name="T50">altero </text:span>fuperari<text:span text:style-name="T50">; </text:span>quandoquidem,<text:line-break/>si vel paulo plus excesserit moderatum, animal in immo-<text:line-break/>dico ignis excelsu febri citat* Refrigeratur autem livet-<text:line-break/>que et sentum difficilem acquirit, aut omnino insensibile<text:line-break/>fit ex aeris temperamento. Qui quidem, quantum in se,<text:line-break/>frigidus est, ignei vero elementi mixtura temperatus<text:line-break/>evadit. Nulli igitur dubium est, animae fubstantiam ex<text:line-break/>certa quadam aeris ignifque temperie Stoicis auctoribus<text:line-break/>conflari. Et Chrysippus quidem ex temperata horum<text:line-break/>mixtione prudens factus eft, Hippocratis autem filii ob<text:line-break/>calorem immodicum stulti comicorum fabulis ridentur.<text:line-break/>Dicet autem forsan aliquis, nec Chrysippum prudentiae<text:line-break/>nomine laudandum, item nec illos stultitiae vitio vituperan-<text:line-break/>dos este. Similiter et ob irafcibilis facultatis opera et<text:line-break/>affectus neque audaces laudari, neque timidos reprehen-<text:line-break/>di oportere. De his itaque <text:span text:style-name="T49">ιηοχ </text:span>considerabimus.</text:p>
      <text:h text:style-name="P68" text:outline-level="2">Cap. V.</text:h>
      <text:p text:style-name="P1">Nunc <text:span text:style-name="T50">iis, </text:span>quae initio statueram, reliqua<text:line-break/>subjungam, si tantillum adhuc rursus adjecero, omnia in*<text:line-break/>omnibus ostendi non posse<text:span text:style-name="T50">, </text:span>• et quod duae iu philofophia<text:line-break/>sectae fecundum primam divisionem exissent. Nonnulli<text:line-break/>enim universam mundi substantiam unitam xi alii vacui<text:line-break/>implexu divifam esse affirmant. Secundam flectam illis<text:line-break/>argumentis, quae in commentario de Elementis siecun-<text:line-break/>dum Hippocratem tractavimus, nihil habere ventatis de-<text:line-break/>prehendimus. In hoc certe sermone hypotheseos loco<text:line-break/>assiumemus, humani corporis substantiam, ejufque tem-&gt;<text:line-break/>peramentum in parte similari alterationem sustinere'; phy-<text:line-break/>sicum corpus fubstantiam animae- ex temperamento con-*<text:line-break/>sistentem efficere oftendimus, nisi tamen quis incorpo-<text:line-break/>ream, sicut Plato, <text:span text:style-name="T50">esse </text:span>ponat, quae citra corpus efle pof-<text:line-break/>sit. Statuentibus autem, proprias animae actiones a cor-<text:line-break/>poris temperamento impediri, abunde fatis jam monstra-<text:line-break/>tum est. Adjicientur et nunc aliae quaedam demonstra-<text:line-break/>tiones. Verum quum et hic modus sit explicatus, dispu-*'</text:p>
      <text:p text:style-name="P13">tatitonem de temperamentis apponere videtur nobis efle<text:line-break/>commodius. Nam poterunt dicere ii, qui animam corpo-<text:line-break/>ris efle formam arbitrantur, commoderationem tempera-<text:line-break/>inenti, non siccitatem reddere eam prudentiorem, et<text:line-break/>hactenus dissentient ab aliis, quibus perfuafum est-, quo<text:line-break/>temperies evadit siccior, hoc animam quoque effici intelli-<text:line-break/>genliorem. Quamvis etiam Heracliti fectatores siccitatem<text:line-break/>prudentiae non contrariam esse permittant. Hunc enim<text:line-break/>in modum praeceptor illorum fcriptitavit: Splendor fic-<text:line-break/>cus, anima pruseleritiijlrrui <text:span text:style-name="T50">eft. </text:span>Quo jam dicto prudentiae<text:line-break/>caufam siccitatem existimavit. Hoc enim splendoris vo-<text:line-break/>cabulum innuit. Atque haec opinionum putanda est op-<text:line-break/>tima, considerantibus etiam stellas, quum sint pellucidae<text:line-break/>simul et siccae, fumma praeditas esse prudentia; quam si<text:line-break/>quis eis inesse negaverit, is divinam majestatem et ex-<text:line-break/>cellentiam senfu non percipere videtur» Quid ergo ple-<text:line-break/>rique ad extremam pervenientes fenectutem delirarunt,<text:line-break/>quum haec aetas sicca esse ostenfa sit? Non Ob siccitatem<text:line-break/>id evenire, fed frigiditatem dicemus, qnae omnibus palam</text:p>
      <text:p text:style-name="P13">functiOnibus animae adversatur nbstatque. Veram haec,<text:line-break/>praeter institutum licet sint, evidenter tamen praefenti<text:line-break/>commentario functiones animi <text:span text:style-name="T50">et </text:span>affectus corpOris imi-<text:line-break/>tari temperamentum demonstrant Si quidem anima fpe-<text:line-break/>ciei <text:span text:style-name="T50">eft </text:span>similaris corporis, demonstratiOnem ex ejus fub-<text:line-break/>ftantia habebimus maxime feientificam. <text:span text:style-name="T50">At </text:span>si hanc im-<text:line-break/>mortalem esse, peculiaris naturae compotem, ex Platonis<text:line-break/>auctoritate statuamus, eodem certe auctore et dominari <text:span text:style-name="T50">il-<text:line-break/></text:span>lam corpnri et fer vire in confesse est tum propter in-<text:line-break/>fantium amentiam, tum aetate delirantium, ad haec eo-<text:line-break/>rum, qui ex medicamentorum potit aut quibufdam in<text:line-break/>corpore generatis pravis humoribus in delirium vel insii-<text:line-break/>niam, vel oblivionem, vel amentiam perveniunt Qua*<text:line-break/>tenus enim oblivio, aut amentia, aut immobilitas, aut<text:line-break/>infensibilitas praedicta sequitur, impediri dixerit aliquis<text:line-break/>ipfam, quo minus operetur facultatibus, quas natura ob-<text:line-break/>tinet Quum autem videre fe putaverit, quae <text:span text:style-name="T49">ηοη </text:span>viden-<text:line-break/>tur, <text:span text:style-name="T50">et </text:span>audire, quae nemo dixerit, et turpe quid aut ob*</text:p>
      <text:p text:style-name="P13">fcoenum, aut omnino stolidum effutiat, <text:span text:style-name="T49">ηοη </text:span>virtutes na-<text:line-break/>tivas mOstO, quas habebat, periisse, led contrarias illis<text:line-break/>insiliifle, signum est. certissimum. Hoc itaque jam non<text:line-break/>mediocrem quandam aufert fufpicioiiem animae fubstan-<text:line-break/>tiae, ne non incorporea esse cenfeatur. Quomodo enim<text:line-break/>a ccrpOris communione in contrariam sibi naturam tradu-<text:line-break/>ci possit, si nec qualitas corporis sit ulla, nec fpecies,<text:line-break/>nec affectus, nec denique facultas? Atque haec omitta-<text:line-break/>mus, ne plus operae in accesserio, quam proposito, in-<text:line-break/>fumatur. Caeterum quod corporis vitia animae impe-<text:line-break/>rent, <text:span text:style-name="T50">evidenter </text:span>in melancholia, phrenitide et insania<text:line-break/>perfpicuum essi Quippe morbi causia seipfcs interdum et<text:line-break/>familiares aegroti non agnoscunt. Quod Thucydides mul-<text:line-break/>tis accidisse scribit et in morbo pestilenti nunc annis non<text:line-break/>multis oborto <text:span text:style-name="T50">, </text:span>quem, et nos confpeximus, persimile vi- -<text:line-break/>debitur efle ei, quod esi: non videre propter lippitudi-<text:line-break/>nem, aut fuflusionem, nihil ipfa visoria facultate passa.</text:p>
      <text:p text:style-name="P13">At pro. uno tria videre maximus est viforiae facultatis,<text:line-break/>affectus, qui propemodum phrenitidi similis existit</text:p>
      <text:h text:style-name="P67" text:outline-level="2">Cap. VI.</text:h>
      <text:p text:style-name="P1">Quod, Plato nimirum exacte noverat,<text:line-break/>animam dicens vitiosis corporis humoribus oblaedi, ut<text:line-break/>verba ejus fubjuncta declarant. Acris <text:span text:style-name="T50">enim, et falfa </text:span>psum<text:line-break/>tuita, ad haec amari biliofigue humores corpus pererranr-<text:line-break/>tes <text:span text:style-name="T65">Λ</text:span><text:span text:style-name="T49"> </text:span>fi non exhalant, fed intro vapores Juos retinenti*<text:line-break/>vehementer animae ftatum intemperie fu,a permutant,<text:line-break/>morbofgue omnigenos pro majoris minor ijquee- ratione<text:line-break/>pauciores ac plures producent. Perferuntur fane ad tres<text:line-break/>animae fedes atque pro locorum varietate varias quijque.<text:line-break/>fpecies generat, impatientiae et langueris, audaciae<text:line-break/>rurfus et timiditatis, injuper cbliviords et hebetudinis.<text:line-break/>Hic Plato vitiosos corporis humores animae pareae ma-<text:line-break/>lignitatem quandam clarissime confitetur. Simili ratione<text:line-break/>propter corporis habitudinem animam aegrotare hunc in<text:line-break/>modum ostendit. Qui copiojb pifcojb^ue&amp; Jeminfi abundari)</text:p>
      <text:p text:style-name="P13">(souemadmodum arbor magisscac conventi foecunda fructsum,<text:line-break/>bus, is certe ob infinitos dolores ac voluptates<text:span text:style-name="T50">, </text:span>quibus<text:line-break/>in libidine ejusgue foetibus pajjim affectus eft , per om-<text:line-break/>netn vitae aetatem infanit furitque. Cujus tamen ani-*,<text:line-break/>mus <text:span text:style-name="T65">Λ</text:span><text:span text:style-name="T49"> </text:span>cum ob infelicitatem corporis aegrotet et defipiat,<text:line-break/>non aegrotans, <text:span text:style-name="T50">Jed </text:span>male habens putatur.. Veritas autem<text:line-break/>fic habete Veneris intemperantia magna ex -parte ob ge~<text:line-break/>neris unius habitum prae raritate tanquam in corpore<text:line-break/>fluentem udumque mimae morbus efficitur. Itaque ab-<text:line-break/>unde fatis et hifce verbis ob corpus male habitum ani-<text:line-break/>mam aegrotare declaravit. Sed nihilo minus fententia phivj.<text:line-break/>lusophi ex sequentibus fit perspicua. Sic enim, inquit,<text:line-break/>omnis propemodum voluptatis incontinentia, perinde ac Jl<text:line-break/>fponte Jimus improbi, vituperatur, idque non merito,<text:line-break/>niQ fiquidem ultro malus <text:span text:style-name="T64">&gt;</text:span> fed ob pravum corporis habi-*<text:line-break/>ium rudemque educaiiorhem malus redditur • omni au-*<text:line-break/>tffn haec inimica invito adveniunt. Quod igitur Plato</text:p>
      <text:p text:style-name="P17">quae modo protulimus, comprobaverit, ex ipsius verbis,<text:line-break/>quae partim in Timaeo, ut jam praeposita, partim. aliis<text:line-break/>in libris adducit, manifesto liquet.<text:tab/>&gt;</text:p>
      <text:h text:style-name="P67" text:outline-level="2">Cap. VII.</text:h>
      <text:p text:style-name="P1">Quod autem Aristoteles temperamentum<text:line-break/>materni sanguinis, ex quo nostrum sanguinem originem<text:line-break/>habere dicit, animi facultates fequi putet, haec ex siecun-<text:line-break/>do de animalium partibus fidem tibi facient.- Ita nam-<text:line-break/>que scriptum reliquit: Sanguis crafflor calidiorquc robo-<text:line-break/>ris effle ador eft &gt; tenuior aut e me et frigidior fentUndi<text:line-break/>atque intelUgendl majorem obtinet, Idem dijcrimen in<text:line-break/>iis {quoque habetur , quae /anguini proportione refporsum<text:line-break/>dent. Cujus gratia apes aliaque id genus animalia mul-<text:line-break/>lae fanguine carentibus ingenwfiora furit.. Ad haec* quae<text:line-break/>inter ea fanguine praedita funt , fi frigidior em et ienur<text:line-break/>i orem acceperint, magis induftria fuis contrariis funtso<text:line-break/>Sed optime habent <text:span text:style-name="T64">9</text:span> quae calido, tenui et <text:span text:style-name="T50">Jincero </text:span>fruursum<text:line-break/>tur i quippe quae una et viribus corporis et animi prisum<text:line-break/>dentia plurimum valent. Quantobrem pars eliam Jupe-</text:p>
      <text:p text:style-name="P8">rior corporis ea ipfa differentia cum Inferiori diffidet et<text:line-break/>femina cum mare et pars dextra cum finiftra in iis-<text:line-break/>dem corporibus. Hinc constat haud dubie, Aristotelem,<text:line-break/>facultates animi fanguinis temperamentum imitari, signi-<text:line-break/>ficare voluisse; qui etiam paulo inferius in eodem com-<text:line-break/>mentario confirmat opinionem. Dictas pero fibras farsu-<text:line-break/>guis alius continet, alius non<text:tab/>ut cervorum, da-</text:p>
      <text:p text:style-name="P1">marum; proindeque talis non coagulatur. Qui enim farsi-<text:line-break/>guis aquojus, frigidior eft, ideoque non coalefcit. Qui<text:line-break/>pero terrenus, coit, humore inter coeundum exhalante. Fi-<text:line-break/>brae autem ttlae terrae funt opificium. Porro accidit<text:line-break/>interdum^ ut fincerior hic fanguis prudentiam conciliet,<text:line-break/>verum non ob frigiditatem fanguinis , <text:span text:style-name="T50">fed </text:span>tenuitatem po-~<text:line-break/>tius et munditiam.. Terrenum enim eorum neutrum habet.<text:line-break/>Habent enim fenfum mobiliorem^ quorum humor tenuior et<text:line-break/>fincerior eft. Propter hunc enim noitnulla ex iis , quae<text:line-break/>'fanguine carent, animalibus prudenti orem quibufdame<text:line-break/>sofanguine praeditis habent animam, uti diximus antea;</text:p>
      <text:p text:style-name="P13">cpierrtadinodunv apes &gt; formica et fi quid aliud liujufrrvodi<text:line-break/>eft, Timidiora quibus fanguis aquofus nimium eft»<text:line-break/>Metus enitn refrigerat, Quapropter ea, quibus ejus ge~<text:line-break/>neris temperamentum in corde confifitt <text:span text:style-name="T64">&gt;</text:span> metuendi affectio<text:line-break/>bus funt s opportuniora. Nam aqua. frigore congelafcit.<text:line-break/>Inde eft<text:span text:style-name="T64">9</text:span> quod alia exanguia timore citius ac Janguinea<text:line-break/>corripiuntur; ut dbfoluto Jermone dixerim, a motu cef-<text:line-break/>Jant prae nimio metu recrementa emittunt &gt; nonnullae<text:line-break/>etiam Juos colores iminuLant. At quorum fanguis fibris<text:line-break/>admodum multis crafiljque refertus eft <text:span text:style-name="T50">&gt; </text:span>haec terrena,<text:line-break/>magis confiant natura et brafcibiti et propter iracun-<text:line-break/>diam furibundae funt. Iracundia enim calorem excitat*,<text:line-break/>SoHda autem calefacta magis, quam par eft, calidae funt,<text:line-break/>ut fibrarum natura in, humido. Nam illae fetidiores<text:line-break/>magisque terreae corporis -velut fomenta fiunt<text:span text:style-name="T64">}</text:span> fervo-<text:line-break/>renique per iracundiam accendunt. Quo fit, ut tauri et<text:line-break/>apri iracundi furibunditc[ue Jlnt. Sanguis enim eorum<text:line-break/>maximie fibrofivs. Et taurorum quidem fanguis omnium</text:p>
      <text:p text:style-name="P13">celerrime concrejcit. jit fi fibras detraxeris<text:span text:style-name="T64">f</text:span> /anguis non,<text:line-break/>•concrefeetsa Ut enim<text:span text:style-name="T64">}</text:span> fi ex luto terrenam portionem Je~<text:line-break/>moveris, aqua non, concrejcet, ita, fanguis fibris detra-<text:line-break/>ctis {Junt enim terreae") non concrescit. Nam fi relint-<text:line-break/>gwantur, concrefcit^ quema.dmodum terra humida fri-<text:line-break/>gore. Quum enim calor a frigido exprimiLur <text:span text:style-name="T64">3</text:span> liumor<text:line-break/>unae exlsualai <text:span text:style-name="T52">3</text:span><text:span text:style-name="T50"> </text:span>ut dictum jam eft <text:span text:style-name="T64">9</text:span> aLque ita concrefcit,<text:line-break/>non a calore, fed a frigore ficeefcens. Alt -pero quansum<text:line-break/>dsiu in corpore continetur <text:span text:style-name="T64">3</text:span> humidibs eft propter calorentt<text:line-break/>animalibus vindUuma Haec praefatus Aristoteles mox<text:line-break/>subjungit, quae sequuntur. 'Merito igitur multorum caufa,<text:line-break/>eft fanguinis natura tum in animalium moribus tum<text:line-break/>in Jeufur. ToLiurs etenim corporis eft materia. Jarrif<text:line-break/>vero quum alimentum exiftat materies, fanguis au-<text:line-break/>tem ultimum habealur nutrimentum, mullam fubbt dif-<text:line-break/>ferentiam, quum calidus et frigidus eft <text:span text:style-name="T64">3</text:span> tenuis et<text:line-break/>craffus, purus et turbidus. Haec Aristotelis verba funt,<text:line-break/>et pleraque alia in libris de animalibus, nec minus in pro-</text:p>
      <text:p text:style-name="P13"><text:span text:style-name="T50">blematibus hujusmodi invenias licet. Sed omnia adfcribere<text:line-break/>fupervacaneum vifnni est, quOniam fatis est auctoris fenten-<text:line-break/>tiam de corporis temperamento et,animi facultatibus indi-<text:line-break/>casse... Attamen apponam ex </text:span><text:span text:style-name="T56">primo.de </text:span><text:span text:style-name="T50">animalium historia<text:line-break/>jam citato, quorum nonnulla manifefte ad temperiem,<text:line-break/>norinulla per signa physiognomonica deprehenduntur, et<text:line-break/>quidem eodem auctore.. Vult enim hic in unoquoque<text:line-break/>animalium genere corporis totius conformationem animi<text:line-break/>moribus ac facultatibus peculiarem fieri. Exempli gratia<text:line-break/>praedita sanguine animantia ex materno siauguine du-<text:line-break/>cunt originem. .Hujus igitur temperamentum mores ani-<text:line-break/>mi sequuntur, sicut modo comprehensis verbis declaravi.<text:line-break/>Organicarum autem partium conformatio propria ani ini<text:line-break/>moribus ipfo Aristotele auctore sit. At secundo hoc illo-<text:line-break/>do non parum multa de moribus animi et corporis tem-<text:line-break/>peramento apparent indicia. Quaedam ex physiognomoni-<text:line-break/>cis clare nnlloque medio temperiem rcpraelentant. Hu-<text:line-break/>jusmodi autem sunt quae ex coloribus, pilis, vocibus et</text:span></text:p>
      <text:p text:style-name="P13">partium actionibus petuntur. Audiamus igitur jam, quae<text:line-break/>Aristoteles in primo de animalium historia confcripsib<text:line-break/>Pars faciei, quae Jub fincipite pojlta, inter id ipfum et<text:line-break/>oculos , frons e fi; quibus autem haec magna, <text:span text:style-name="T64">?</text:span> tardiores.,<text:line-break/>quibus parva, mobiles <text:span text:style-name="T64">9</text:span> quibus lata, mente moveri idonei*<text:line-break/>quibus rotunda, iracundi funt. Atque non multo post<text:line-break/>hunc fere <text:span text:style-name="T50">in </text:span>modum fonat. Supercilia, fub fronte 'bifa-<text:line-break/>riam difiincta,- quae Jz in rectum exporriguntur <text:span text:style-name="T64">9</text:span> med-<text:line-break/>ies fubeffe mores Jlgnificaent, Si juxta nafum inflexa<text:line-break/>funt, auflerum notant et acerbum. Juxta tempora de-<text:line-break/>rifarem diffimulctf&amp;renique indicant, <text:span text:style-name="T50">fi </text:span>demiffa, invi-<text:line-break/>diam. Mox paulo infra fubjungit. Oculi pars commsisu<text:line-break/>nis Juperieris inferioris que palpebrae angulus eft &gt; quem<text:line-break/>duplicem uter que oculus habet, alterum, juxta najum^<text:line-break/>alterum juxta tempora, qui fi jujto funt longior es, • pra-<text:line-break/>vitatis nota eft, fine breves, morum meliorum; fi carnofi<text:line-break/>inore pectunculorum, funt, qui naribus junguntur * mali-<text:line-break/>tiam indicant. Poft haec rurfus inquit. Candidum <text:span text:style-name="T50">qcuU<text:line-break/></text:span>magna ex parte ftmile in omnibus efi. At quod 'nigrum</text:p>
      <text:p text:style-name="P13">dicitur i variat. Alliis enim atrum, aliis admodum cae-<text:line-break/>fium, <text:span text:style-name="T50">aliis </text:span>fulvum, aliis cliaropum, quod mQrum opti-<text:line-break/>morum indicium eft et ad cernendi claritatem primatum<text:line-break/>obtinet. Postea subnectit illa. Oculorum alii grandiores<text:span text:style-name="T64">9<text:line-break/></text:span>alii parvi, alii mediocresqui optimi hahenLur. Item:<text:line-break/><text:span text:style-name="T49">ΛΙίί </text:span>nitnium prominentes, alii conditi , alii modice fit i.<text:line-break/>Qui, conditi funt, clarffime cernere in genere quoque<text:line-break/>brutorum animalium pojjunt, Medius tamen filus nota<text:line-break/>morum, eft opLiniQrum. Et aut nimuiem connwent, aut ri-<text:line-break/>gidi intentique conftant <text:span text:style-name="T52">9</text:span><text:span text:style-name="T50"> </text:span>aut modice nutant. Notam<text:line-break/>morum laudabilium habent, qui mediocriter connivent,<text:line-break/>reliquorum alteri impudentiae, alteri inconftantiae indi-<text:line-break/>cetfunt. Deinde sermonem de auribus subjicit. Aures<text:line-break/>aliae majores, aliae parvae, aliae mediocres et aut ni-<text:line-break/>mium, aut parum, aut mediocriter arrectae. Harum<text:line-break/>quae quidem, parvae funt, malos mores fignificant. Me-<text:line-break/>diocres optimos mores oftendunt. Magnae vero et erectae<text:line-break/>fupra modum ftultitiae indices funt, aut loquacitatis.<text:line-break/>Hactenus Aristoteles in primo de animalium historia.<text:line-break/>Pauca autem meminit et in aliis commentariis de fpe-7</text:p>
      <text:p text:style-name="P13">culationibus physiognomoni cis, quorum etiam verba aliO-<text:line-break/>qni apponerem, nisi prolixior esse vererer et tempus ne-<text:line-break/>quicquam confumere, quum liceat Hippocratem illum di-<text:line-break/>vinum fpeculationis hujus inter omnes philosophos prin-<text:line-break/>cipem in testimonium producere.</text:p>
      <text:h text:style-name="P67" text:outline-level="2">Cap. VIII.</text:h>
      <text:p text:style-name="P1">Ita enim docet in commentario de aquis,<text:line-break/>aere et locis. Primum quidem de civitatibus, quae ver-<text:line-break/>fus feptentriOnem vergunt, ad verbum sic ait. Mvres<text:line-break/>illorum agreftes magis quam IJenignsu Mox de illis, quae<text:line-break/>spectant orientem, hujufmodi fcribit Homines clara<text:line-break/>•voce praediti funt; ira et ingenio praefcantiores iis, qui ad<text:line-break/>aquilonem habitant. Deinde copiosius de- eifdem hisce<text:line-break/>verbis disserit: Plurimum Affiam ab Europa differre jza~<text:line-break/>luris omnium et quae terra proveniunt et homiratm» dici-<text:line-break/>mus, Multo namque pulchriora uberioraque omnia gi-<text:line-break/>gnuntur Aifiams, ac regio mitior hac noftra eft' inores que<text:line-break/>hominum manjuetlores<text:span text:style-name="T50">: </text:span>/torum vero cauja eft anni<text:line-break/>temperamentum. Atque horum omnium anni tempera-</text:p>
      <text:p text:style-name="P18">mentum ait non modo aliorum, quae percenfui, fed<text:line-break/>morum quoque caufam esse. Quod vero temporum anni<text:line-break/>temperamentum hoc ab illo calore, frigore, sicco et hu-<text:line-break/>mido recedere variarique cenfeat, compluribus illius testi-<text:line-break/>moniis in praefenti commentario probare possem, ean-<text:line-break/>dem ipfum opinionem tueri ostendens de elementis in li-<text:line-break/>bello de natura humana aliifque omnibus commentatio-<text:line-break/>nibus. Quin etiam in his, quae sequuntur, idem praeci*<text:line-break/>piens sic de regione temperata scribit,' quam et homi-<text:line-break/>num mores temperatos reddere confitetur. Nec enim a<text:line-break/>calore nimio haec regio peruritur, nec fqualoribus a qua-<text:line-break/>rum que penuria perarefcit, nec frigoribus infestatur. Ho-<text:line-break/>rum gratia deinceps inquit.<text:tab/>autem animus, irar*</text:p>
      <text:p text:style-name="P52">eundus et laborum patiens non poterit innajci tali n&lt;duT&lt;te<text:line-break/>vel ejusdem generis vel diverfae , fed voluptatem amplexari<text:line-break/>illos ,necejje eft. In eodem commentario non multo infra<text:line-break/>haec rurfus adiert. Oe ignavia vero hominum et fortitudine<text:line-break/>animi<text:span text:style-name="T52">9</text:span><text:span text:style-name="T50"> </text:span>cur infirmiores ac minus bello idnnei, fedmaribus te-</text:p>
      <text:p text:style-name="P13">niores fint Aifiani iis<text:span text:style-name="T64">z</text:span> qui Europam incolunt, caujae<text:line-break/>maxime fu/nt anni tempejtates^ quae non magnas mutatio-<text:line-break/>nes Jubeunt &gt; nec ad frigus, nec ad calidum^ <text:span text:style-name="T50">uno </text:span>fed<text:line-break/>in ftatu manent. Post illa sic iterum. Invenies et .Afb-<text:line-break/>anos ipfos inter fe differre, hos ftrenuqs magis, iliosi<text:line-break/>ignavos ac imbecilles. Cujus rei caujae anni temporum<text:line-break/>mutationes exijlunt, quemadmodutm jupra tradidimus e<text:line-break/>Dein, ubi Europae incolarum mentionem facit, hunc fer-<text:line-break/>monem adducit. <text:span text:style-name="T63">A4.gr</text:span>eftes <text:span text:style-name="T64">9</text:span> duri Jeu feroces et iracundi<text:line-break/>illic nafcuntur. Alibi in eodem libro. Qui regionem<text:line-break/>montanam , a/peram, Jublimem, atjuis carentem inhabi-<text:line-break/>tant, magnas etiam anni Lemporum mutationes Jufiinent.<text:line-break/>Plurimum auLem difcriminis hic cum aliarum nationum<text:line-break/>honieinibus videas. Sunt enim infignis ftcdurae <text:span text:style-name="T64">9</text:span> laborum<text:line-break/>patientes, flrenui, agrejles et feroces. Qui -pero cava<text:line-break/>loca colunt, palujcria, aefiuoja, ubi calidiores quam<text:line-break/>frigidiores venti fpirant et calidae aquae iii uj\t funt*</text:p>
      <text:p text:style-name="P13">7ii corpora non habent magna <text:span text:style-name="T64">9</text:span> neque procera natura<text:line-break/>vero <text:span text:style-name="T50">lata, </text:span>carnofa-<text:span text:style-name="T64">9</text:span> pilis nigris objlta. Porro nigri ma-<text:line-break/>gis ac candidiores <text:span text:style-name="T64">f</text:span> pituitae minus quam bili fu apte na-<text:line-break/>tura obnoxii''funt <text:span text:style-name="T64">f</text:span> Jtrenui autem ' et laborum patientes<text:line-break/>naiiira quidem non fimiliter funt <text:span text:style-name="T52">3</text:span><text:span text:style-name="T50"> </text:span>lex autem accedens <text:span text:style-name="T50">id<text:line-break/></text:span>perficit. . Legem dixit nimirum constantem in unaquaque<text:line-break/>regione vitae institutionem, quam et educaliOnem, disicipli-<text:line-break/>nam et cOnfuetudinem patriam nominamus. Cujus qui-<text:line-break/>dem sermone paulo post futuro meminerimus.. libet e-<text:line-break/>nimvj.in praefentia ejufdeni auctoris verba apppnere. Qui<text:line-break/>Jubtimeni et editam regionem habitant., aut planam,<text:line-break/>ventis opportunam, aquis fcatentem <text:span text:style-name="T64">9</text:span> ingenti corpore<text:line-break/>praediti funt et fibi ipfis fimiles funt* minus ftrenui ac<text:line-break/>irbagnaninii <text:span text:style-name="T64">3</text:span> fed animo mansuetior e sac humaniores cer~<text:line-break/>nuntur, Infuper et subnectens de loco haec adhuc * fcri-<text:line-break/>bit. Qzw macram terram incolunt<text:span text:style-name="T64">9</text:span> aquae expertem &gt; Jle- .<text:line-break/>rilem<text:span text:style-name="T64">}</text:span> anni nLutaiionibu^ aegre difcerni pojjunt ipforum<text:line-break/>Jpecies; durae junt &gt; robihftae, flavae quibus nigrae</text:p>
      <text:p text:style-name="P5">-funi <text:span text:style-name="T64">&gt;</text:span> impetiirs animi habent pertinaces et obftinatose Et-<text:line-break/>enim quid, ne multa nimis illius citem, addit? Cornpe-<text:line-break/>-rsces , hominum et formas et mores regionis naturam ut<text:line-break/>'plurimum, imitari. At regionem ipfam- calidi, frigidi,<text:line-break/>humidi et sicci qualitate ab alia regiOne differre, fubinde<text:line-break/>-in istb libroperfaepe meminit. QuamObrem pergit: Ubi<text:line-break/>folum amarum, molliuf'culum<text:span text:style-name="T50">, </text:span>infigniLer humiduni, ftbb-<text:line-break/>lirnibiis aquis futyectum<text:span text:style-name="T64">9</text:span> ut aefiale calidae, hieme fri^<text:line-break/>'•gulae. Jlnt, reliquisque anni partibus optime temperatae,<text:line-break/>hoTrrines carnofi, minufque 'articulati, humidi, labirwm<text:line-break/>impatientes et dejlditifi,, animo Tnaligni Qid eft qui rrtcda<text:line-break/>c&amp;gitant') vifuntur, Quare JegniLie et fomnnleritia labo-<text:line-break/>rant, .artibus difcendis inepti, craffi , minimeque acuti.<text:line-break/>Hinc nimirum denuo clarissimum reddit, <text:span text:style-name="T49">ηοη </text:span>solum mcres,<text:line-break/>fed ingenii hebetudinem ex quatuor 'anni tempcrum in-<text:line-break/>juria prOsicifci. Similia prioribus, et quae praedicto fer-<text:line-break/>moni congruant, quae fubjunguntur .infra, hoc modo con<text:span text:style-name="T64">T</text:span></text:p>
      <text:p text:style-name="P13">scripsit. Regio infoecunda &gt; quae hieme nipibua^ aeftate<text:line-break/>folis infeftatur <text:span text:style-name="T50">ardore, </text:span>graciles<text:span text:style-name="T50">, </text:span>duros, articulatos, ro-<text:line-break/>buftos et hijpidos <text:span text:style-name="T50">in </text:span>operibus Jubtiles <text:span text:style-name="T64">&gt;</text:span> ucutofque j vigi-<text:line-break/>les, moribus ei ira obftinatos etpropofiti pertinaces, eoque<text:line-break/>magis feroces, quam benignos-, caeterum fubtili acrique<text:line-break/>ad artium fiudia ingenio , prudentique induftria praedi,-<text:line-break/>tos, Jed omnium maxime in re bellica praeftantea conr-<text:line-break/>fpicimus. Quis non videt et hic Hippocratem evidenter<text:line-break/>'innuere, non tantum mores, fed ingenia quoque 'hd ar-<text:line-break/>tes discendas haec acutiora, ilia minus felicia, ‘quaedam<text:line-break/>hebetiora crassiOraque loci temperiem confequi? Non<text:line-break/>"opus nunc habeo, Omnia, quae in fecundo aut fexto’epi-<text:line-break/>demiorum libro de physiognomonicis indiciis ponuntur,<text:line-break/>commemorare; hoc tantum exempli gratia sufficit adfcri-<text:line-break/>bere. Quorum vena puljat in cubito, hi furentes funt <text:span text:style-name="T49">βέ<text:line-break/></text:span>iracundi, quorum pero quiefcit<text:span text:style-name="T64">&gt;</text:span> ftupidi. Hoc medo ver-<text:line-break/>ba illisis sonant Quibus hominibus arteria ijz ctibiio</text:p>
      <text:p text:style-name="P13">hementlfflrne -movetur , hi furiofi funtso Venas etenim et<text:line-break/>arterias veteres vocabant, ut faepius annotavimus. Atqui<text:line-break/>non omnem arteriarum motum nominabant pulsum, fed<text:line-break/>sensibilem folum et qui homini omnino vehemens esset.<text:line-break/>Hippocrates autem consuetudinis hujus, quae post inva-<text:line-break/>luit, tanquam primus auctor omnium arteriarum motum,<text:line-break/>qualiscunque ilie eflet, pulsum appellavit. Verum in ista<text:line-break/>lententia vetustiore adhuc interpretandi modo usus, ex evi-<text:line-break/>denti motu arteriae furiosum aut pronum ad iram conjicie-<text:line-break/>hat, quoniam ob caloris in corde copiam ita hae arteriae<text:line-break/>pulsant. Nam furibundos fane iracundofque caluris<text:line-break/>copia efficit; segnes, tardos, graves et ad motum diffici-<text:line-break/>les temperamenti frigiditas.</text:p>
      <text:h text:style-name="P67" text:outline-level="2">Cap. IX.</text:h>
      <text:p text:style-name="P1">Equidem Hippocrates in toto de aquarum<text:line-break/>temperamento et quatucr anni tempestatum commentario<text:line-break/>non modo- irafcibilem animae aut concupiscibilem, fed<text:line-break/>etiam ratiocinatricem facultates corporis sequi tempera-</text:p>
      <text:p text:style-name="P57">c<text:tab/>*</text:p>
      <text:p text:style-name="P13">mentum ostendens, testis est fide dignissimus, si quis dog-<text:line-break/>matum veritatem a testimonio pendere putet, quemadmo-<text:line-break/>dum nonnuUi pro more habent. Ego <text:span text:style-name="T50">sane </text:span>non ut testi<text:line-break/>Hippocrati credo, sicut alii plerique, sied quod folidas<text:line-break/>demonstrationes ejus video, idcirco etiam laudo Hippo-<text:line-break/>cratem. Nemo siquidem non videt, ccrpus animumque<text:line-break/>eorum, qui fub feptentrione degunt, lunge aliter ab iis,<text:line-break/>qui juxta zcnam ustam habitant, affectum esse. Aut quis<text:line-break/>igncrat, inter hos temperatum colentes tractum cOrporis<text:line-break/>praeftantia , moribus animi, ingenito et prudentia caeteris<text:line-break/>omnibus antecessere? Sed propter quosdam, qui fe Pla-<text:line-break/>tonicos nominant, putantes animum a corpore in morbo<text:line-break/>impediri, simos vero functiOnibus Obeundis <text:span text:style-name="T50">nec </text:span>juvari<text:line-break/>nec Ostendi ab eo, dicta nonnulla Platonis adfcribam,<text:line-break/>quibus asseverat, aliquos sine morbo ex locorum tempera-<text:line-break/>mento vel praesidium ad sapientiam excipiendam vel in-<text:line-break/>c.ommodum reportare. Scripsit autem statim in exordio</text:p>
      <text:p text:style-name="P13">Timaei; <text:span text:style-name="T53">_ </text:span>Hunc jam univtrjum. mundum atqua ordinem<text:line-break/>prius. a fe exQrnatwm nobis incolendum obtulit dea.<text:line-break/>Locum itaque delegit anni temporum <text:span text:style-name="T50">temperie </text:span>gratum<text:span text:style-name="T64">3<text:line-break/></text:span>ubi viri orirentur prudentiffirni,. Mox iterum subjungit:<text:line-break/>-Dea ergo tanquam belli et fapientiae ftudiefa locum,<text:line-break/>qui Jlbi fimillimos producturus ejjet<text:span text:style-name="T50">, </text:span>electum in. primis<text:line-break/>colenduni mortalibus dedit. Quod jam locis, hoc est,<text:line-break/>terrae habitaculis ad animi mores, intellectum et pruden-<text:line-break/>tiam, conciliandam multum tribuit, hinc jam est confpi-<text:line-break/>^unnii l<text:span text:style-name="T62">ul</text:span>° <text:span text:style-name="T62">ve</text:span>l <text:span text:style-name="T62">ex</text:span> siuinto de legibus salis constat, ubi sic<text:line-break/>fere fcribit. Neque hoc vos lateat de focis&gt; qucd generari-<text:line-break/>hominibuspraeftantuyribus et pejoribus, non <text:span text:style-name="T50">parum </text:span>valent,<text:line-break/>Rursus hic manifesto loco meliores aut spejores gignere de-</text:p>
      <text:p text:style-name="P52">Post haec iterum: Quidam ob ventas omnigenos et<text:line-break/>Jylis,aeflum alieni a feipfis et informes fiunt, alii ob aquas^<text:line-break/>npnpuZ/Z ob ipjum quod ex terra prodit alimentum, <text:span text:style-name="T64">y</text:span> quod<text:line-break/>^2^' corporibus jncliorem pejoremque habhum^ fed<text:line-break/>f-tiam animae jton minus omnia ejusmodi, potejt in-*</text:p>
      <text:p text:style-name="P13">ferere. Hoc loco ventos et infolationes, hoc est ex sole,<text:line-break/>calores, animi facultates impedire adversari dicit. Jam<text:line-break/>vero sunt qui negent, propter ventos, aeris ambientis c.a-<text:line-break/>liditatem frigiditatemque et aquarum ac alimenti natu-,<text:line-break/>ram homines praestantiorem atque pejorem animum ac-<text:line-break/>quirere posse; ab his vero ipsis, non intervenientibus<text:line-break/>corporis temperamentis, bena et mala in animo effici;<text:line-break/>haec namque virorum prudentiam confequuntur. Verum<text:line-break/>illud nos clare novimus, scilicet alimentum quodque pri-<text:line-break/>mo in ventriculum quidem demitti ac in eo prius. con-<text:span text:style-name="T64">?&gt;<text:line-break/></text:span>fici, postea verO per venas ex hepate, ad ipfum pertluen-<text:line-break/>tes<text:span text:style-name="T64">z</text:span>attractum humOres in corpOre creare, ex quibus re-<text:line-break/>liqua membra et una cum ipsis cerebrum, cor et jecur,<text:line-break/>nutriuntur. At inter alendum calidiores quam prius<text:line-break/>evadunt, frigidiores et humidiores, dum facultati humo-<text:line-break/>rum praepollentium assimilantur. Saltem nunc ad. men-<text:line-break/>tem redeant, qui difficulter admittunt, nutrimentum effi-</text:p>
      <text:p text:style-name="P13"><text:span text:style-name="T50">cere </text:span>posse <text:span text:style-name="T50">hos </text:span>temperantiOres<text:span text:style-name="T50">, </text:span>illos disselutos magis,<text:line-break/>alios incontinentes<text:span text:style-name="T53">, </text:span><text:span text:style-name="T49">ηοηηπΐΐοβ </text:span>frugales, confidentes, 'ine-<text:line-break/>ticulusos, manfuetos, modestas et contentionis ac rixae<text:line-break/>studiosos, veniantque ad me audituri, quae ipfos edere,<text:line-break/><text:span text:style-name="T50">quae </text:span>item potare conveniat Maximum enim ad mora-<text:line-break/>lem pliilofophiam adjumentum et praeterea ratiocina-<text:line-break/>tricis animae facultatibus <text:span text:style-name="T50">accessionem virtutis </text:span>sentient<text:line-break/>factam, ingeniosiores, magifque <text:span text:style-name="T50">memores, ad </text:span>haec sta-'<text:line-break/>diosiores ac prudentiores redditi. <text:span text:style-name="T50">' Nam </text:span>praeter alimen-<text:line-break/>tum potumque ventos ipfos docebO, item aeris nos<text:line-break/>ambientis temperiem, infuper regiones, quas eligere, quas<text:line-break/>vitare ex ufu sit.</text:p>
      <text:h text:style-name="P67" text:outline-level="2">Cap. X.</text:h>
      <text:p text:style-name="P1">At in memoriam <text:span text:style-name="T50">ipsis </text:span>vel invitis reducain<text:line-break/>demito, quod Plato, a qub <text:span text:style-name="T50">cognOmeutum sibi usurpant, -<text:line-break/></text:span>non femel aut iterum, fed frequenter admodum* de his<text:line-break/>fcripsit. Eodem modO fatis mihi est,'si cum eo, quod in<text:line-break/>TimaeO de cibo scribitur, etiam <text:span text:style-name="T50">et cum </text:span>eo, <text:span text:style-name="T50">quOd ex fe-<text:line-break/></text:span>cundo de legibus <text:span text:style-name="T50">(</text:span>quarum de <text:span text:style-name="T50">vini potu </text:span>duae <text:span text:style-name="T50">funt) ejus</text:span></text:p>
      <text:p text:style-name="P45">fententiam <text:span text:style-name="T50">appofuero.<text:tab/></text:span>L/n non primum lege fanciemus,</text:p>
      <text:p text:style-name="P52">ut pueri achijque annum decimum octavum vinum non.<text:line-break/>non guftent ? jzempe docebimus, eos ignem igni in corpus<text:span text:style-name="T50">»<text:line-break/></text:span>atque animum prius Juggerere, quam laboribus jubeun^<text:line-break/>dis idonei fuerint, non oportere. Furiofum nausuque ju-~<text:line-break/>ventutis habitum <text:span text:style-name="T50">cavere </text:span>convenit. <text:span text:style-name="T50">Dein </text:span>ad annum -aetatis<text:line-break/>trigefimum <text:span text:style-name="T49">νί,τίο </text:span>moderate utentur. <text:span text:style-name="T50">A4.b </text:span>ebrietate et vini copia,<text:line-break/>juvenes omnino abfiinreant. .At quadrdgerbarii liberius in,<text:line-break/>conviviis di/cumbenteS) cum alios deos, tum Bacchum lae—.<text:line-break/>titiae datorem ad facra fenum et ludos invocent; qui vinum ,<text:line-break/>quafi remedium adverfus jenectutis acerbitatem reliquisse<text:line-break/>/nortalibus elargitus efi<text:span text:style-name="T64">}</text:span> ut molefiia^ atque moeroris ipfos<text:line-break/>caperet oblivio, ipfaque affectio <text:span text:style-name="T50">animi, </text:span>ficuti ferruJn in<text:line-break/>ignem injectum <text:span text:style-name="T50">, ex </text:span>duritie in <text:span text:style-name="T50">mollitiem </text:span>deducia tracta-e<text:line-break/>Lilior fiat. <text:span text:style-name="T50">Ex hoc verborum contextu </text:span>egregii <text:span text:style-name="T50">illi Pla</text:span><text:span text:style-name="T53">-ι<text:line-break/></text:span><text:span text:style-name="T50">tonici meminerint velim, non niodto </text:span>quae de <text:span text:style-name="T50">vini potu,*<text:line-break/>fed aetatum disterentia quoque ab illo </text:span>relata fuut. <text:span text:style-name="T50">Eam</text:span></text:p>
      <text:p text:style-name="P13">namque naturam inlaniae obnoxiam Plato posuit, quae<text:line-break/>adolescentium est, senectutem vero austeram, tristem et<text:line-break/>duram, idque non annorum, verum superantis tempe-<text:line-break/>ramenti corporis gratia, quod singulis aetatibus ipestr<text:line-break/>AdOlefcentia siquidem calida et copiosi fanguinis est, fe-<text:line-break/>nectus exanguis et frigida; idcirco senibus vini potus est<text:line-break/>utilissimus, ut qui aetatis frigiditatem ad commoderatio-<text:line-break/>nern caloris reducat, augescentibus nimis quam adversa,<text:line-break/>nempe quorum naturam effervescentem et vehementer<text:line-break/>agitatam fupra mOdum recalefaciat, et immodico gravi-<text:line-break/>que motu ad insaniam adigat. PlatO inter alia multa<text:line-break/>an secundo de legibus ista quoque <text:span text:style-name="T50">de </text:span>vini ufu praecepit,<text:line-break/>lectoribus haud infrugisera. Quapropter ea solum adiiuc<text:line-break/>edferam, quae <text:span text:style-name="T50">ad </text:span>OratiOnis totius epilugum de potu, Car-<text:line-break/>thaginensium mores exponens, ccnscnpsit., hunc in llw-<text:line-break/>3um : Sed mullo magis Carthaginenfaun legem quam Cre-<text:line-break/>teufium JLeacedrdemonlorumque ufum probarim, ut pZffaZZ-</text:p>
      <text:p text:style-name="P13">cet <text:span text:style-name="T50">nullus in exercitu </text:span>vinum guftet, fed toto hoc tempore<text:line-break/><text:span text:style-name="T50">aquam potet. In civitate nec fervi </text:span>unquam vinum<text:line-break/>barit<text:span text:style-name="T50">j </text:span>nec magiftrcitus <text:span text:style-name="T50">eo anno </text:span>&gt; quo reipub. guberna-<text:line-break/>cula <text:span text:style-name="T50">fuftinent</text:span><text:span text:style-name="T52">&gt;</text:span><text:span text:style-name="T50"> </text:span>item nec praefecti, nec judices <text:span text:style-name="T50">, </text:span>dum of-<text:line-break/>ficio <text:span text:style-name="T50">fuQ funguntur</text:span>, <text:span text:style-name="T50">fic confilium </text:span>dicturi de rebus arduis,<text:line-break/><text:span text:style-name="T50">aut non omnino </text:span>negligendis<text:span text:style-name="T50">, imo </text:span>nullus plane id inter diu,<text:line-break/>bibat <text:span text:style-name="T53">ηΐβ </text:span><text:span text:style-name="T50">corporis </text:span>exercitandi aut morborum gratia-<text:line-break/>nec <text:span text:style-name="T50">vir aut mulier nocte </text:span>liberis operam <text:span text:style-name="T50">daturi; </text:span>aliaqu&amp;<text:line-break/>multa dicere quis poffet <text:span text:style-name="T52">9</text:span><text:span text:style-name="T50"> </text:span>in, quibus hominibus et mentem<text:line-break/>et legem bonam habentibus vinum bibendum non fit. Haec<text:line-break/>quum Plato non de corporibus aegrotis, fed de iis, quae<text:line-break/>inculpata sanitate fruuntur, dixerit, an vobis, o generosis-<text:line-break/>simi Platonici, videntur ii, qui vinum bibunt fani, exerci-<text:line-break/>tum ducere, imperare, bene se gerere, naves gubernare,<text:line-break/>respondete mihi deinceps interroganti, nonne vinum bi-<text:span text:style-name="T64">;<text:line-break/></text:span>bitum, velut tyrannus quifpiam, auimum nec intelligere<text:line-break/>accurate, nec agere recte cogit, quae prius intelligebat<text:line-break/>agebatque? Et propterea Plato tanquam hostem obfervan-</text:p>
      <text:p text:style-name="P13">dum cavendumque ipfum ait. Si enim femel in <text:span text:style-name="T50">corpus<text:line-break/></text:span>pervenerit, nauclerum, ne clavum recte dirigat, impedit;<text:line-break/>duces , ne in 'acie fapiant ; judices, quum'aequos esse con-<text:line-break/>veniat, in errorem ducit; principes male dominari et<text:line-break/>imperare nihil fani compellit Censist enim, vinum totum<text:line-break/>corpus et potissimum caput calidis vaporibus implens<text:line-break/>immoderatioris mOtus caufam fieri concupiscibili animae<text:line-break/>par ii et irafcibili, Tati0cinatrici con filii praecipitis ac<text:line-break/>temerarii. Quod si ita est, dictae animae functiones, tem-<text:line-break/>peramento interveniente, quum vinum bibimus, Oblaedi<text:line-break/>videntur, sicut contra nonnullae adjuvari. Atqui vos, si<text:line-break/>expetatis/ docebo alio tempore, qua ratione vinum fuo'<text:line-break/>calore prosit, qua detrimentum moliatur.- Nunc Platonis<text:line-break/>sententiam in Timaeo producere cogito; cujus verba funt<text:line-break/>ista. - Ailque ita Qtnnes boni vel mali ob duplicem reti tonem,<text:line-break/>quae praeter voluntatem accidit, efficimur. Efi autem major</text:p>
      <text:p text:style-name="P13"><text:span text:style-name="T50">culpa ferentibus </text:span>quam fatis <text:span text:style-name="T64">y</text:span> educantibus quam his qui<text:line-break/><text:span text:style-name="T50">educantur, attribuenda* </text:span>Mox fnbjicit; Conandum tamen<text:line-break/>pro <text:span text:style-name="T50">viribus </text:span>educationis, ftudtorurnt et dijciplinarum cura<text:line-break/><text:span text:style-name="T50">malignitatem, naturae </text:span>extirpare <text:span text:style-name="T64">9</text:span> virtutem confequi. Quem-<text:line-break/><text:span text:style-name="T50">admodum enim </text:span>fiudia et doctrinae malitiam, tollunt,<text:line-break/><text:span text:style-name="T50">tutem pariunt &gt; </text:span>fic educatio. Nonnunquam Plato educa-<text:line-break/>tionem non in cibo folum, fed univerfam quoque pue-<text:line-break/>rorum victus rationem interpretatur. Quare altero signifi-<text:line-break/>catu nequaquam dicta ab eo esse potest educatio, quum<text:line-break/>non pueris,. fed adultis jam facere praecipiat; Conabimur,<text:line-break/>inquiens, pro viribus educationis, studiorum et discipli-<text:line-break/>narum diligentia malitiam fugere, contra autem capessere<text:line-break/>virtutem. Studia igitur vocat difciplinas, quae in corpo-<text:line-break/>ris exercitatione, modulatione vocis, terrae menfura et<text:line-break/>numeris consiftunt. Educationis rationem non aliam con-<text:line-break/>siderare possemus, quam quae efculentis, sorbitionibus et<text:line-break/>potu perficitur, luter quae vinum quoque refertur, cujus<text:line-break/>mentionem non exiguam in fecundo de legibus Plato fe-</text:p>
      <text:p text:style-name="P13">cit. Quisquis jam de universo nutrimento citra omnem<text:line-break/>operam quid scire desideret, tres libros nostros <text:span text:style-name="T50">id </text:span>tra-<text:line-break/>ctantes legat licet, quartum praeterea de alimentis boni<text:line-break/>et mali fucci, cujus lectio plane ad praefens institutum<text:line-break/>“requiritur.. Nam vitiosus saccus insignem animi muniis<text:line-break/>laesionem adfert, bonus ea confervat integra.</text:p>
      <text:h text:style-name="P67" text:outline-level="2">Cap. XI.</text:h>
      <text:p text:style-name="P1">Non itaque -fermo hic noster philosophiae<text:line-break/>Trona de medio tollit, fed instruit ac docet philosophorum<text:line-break/>quosdam ea nefcientes; quoniam hi cunctos homines adi-<text:line-break/>piscendae virtuti idoneos exiftimant, illi neminem justi-<text:line-break/>tiam affectare ajunt; quod simile fuerit ei, si dicas, ne-<text:line-break/>minem nasici mortalem. Utrique humanam naturam ex<text:line-break/>dimidio finierunt Neque enim omnes aequitatis osores,<text:line-break/>neque amici nascuntur, talem utrique ex corporum tem-<text:line-break/>peramento naturam sortiti. Quo igitur jure quis laudetur,<text:line-break/>reprehendatur, ametur, aut odic sit; quum bonus aut<text:line-break/>improbus non sua -fponte, fed temperamento, quod aliis</text:p>
      <text:p text:style-name="P13">ex <text:span text:style-name="T50">causis </text:span>accipere videtur, evaferit? Quia, refpondebimus,<text:line-break/>omnibus hoc nobis inest, ut amplectamur boha, ambia-<text:line-break/>mus, amemus, malum abominemur, odio habeamus et<text:line-break/>vitemus, ignorantes adhuc, genitumne sit ita, an minus.<text:line-break/>'Neque enim alterum ipforum tale fecit, neque apparavit<text:line-break/>ipfum hujusmOdi. ScOrpiOnes, phalangia et viperas oc-<text:line-break/>cidimus, non a se, verum a natura ejusmodi creatas.<text:line-break/>Plato quum deum generationis expertem, primum et<text:line-break/>maximum esse dicit, bOnum tamen appellitat. Et nos<text:line-break/>eum naturali prosequimur amore, ut qui talis ab aeterno,<text:line-break/>nec a fe bonus factus fuerit Omnino namque genitus<text:line-break/>nunquam est, qui perpetuus,<text:span text:style-name="T62">:</text:span> haud creatus, ac fempiter-<text:line-break/>nus essi Jure igitur improbos homines odimus, non prius,<text:line-break/>quae tales eos effecerit causa, indagantes. Contra vero<text:line-break/>probos, sive natura, sive institutione et difciplina, sive<text:line-break/>confulto. et exercitio tales evaferint, amplectimur atque<text:line-break/>amamus. Imo vero etiam deploratos et fceleratos tres</text:p>
      <text:p text:style-name="P13">ob causas rationi consentaneas e vita tollimus: prima efisu<text:line-break/>ne superstites injuriam nobis inferant; fecunda, ut ipsis<text:line-break/>similes in terrorem adducant, tanquam pari supplicio ex-<text:line-break/>cipiendos, si praeter jus quid patraverint; tertia denique,<text:line-break/>quod illis ipsis mori praestet, ita animo depravatis, ut<text:line-break/>insanabilem habeant malitiam., qui'ne a Musis ipsis qui-<text:line-break/>dem erudiri, neque a Socrate vel Pythagora meliores<text:line-break/>reddi queant. DemirOr autem ea in re Stoicos, qui quum<text:line-break/>universos homines virtuti comparandae idoneos natura<text:line-break/>esse existiment, ecs tamen ab iis, qui non honeste vivunt,<text:line-break/>perverti proferunt. Nam reliqua omnia, quae ipforum<text:line-break/>opinionem destruunt, omittam, unum duntaxat sciscitabor<text:line-break/>de his hominibus, qui primi procreati sunt, et ante £e al-<text:line-break/>terum habuerunt neminem: unde depravatio, vel a qui-<text:line-break/>bus ipfa manaverit, quid respondeant, non habebunt; et<text:line-break/>ut parvos puellos hocce tempore spectant improbissimOs, .<text:line-break/>quis ipfos malitiam docuerit, haud quaquam valeant ape-<text:line-break/>rire. Ac id potissimum fu multis videre licet, qui quum</text:p>
      <text:p text:style-name="P13">eodem victu sub iisdem fuerint parentibus, vel praecepto-<text:line-break/>ribus, vel paedagogis,’ diversis tamen admodum ducuntur<text:line-break/>moribus. Quid enim tam contrarium est puero fociabili,<text:line-break/>quaip invidus, ut et mifericordi, quam malevolus., et ti-<text:line-break/>mido, quam ad omnia audax, et stultissimo, quam fa-<text:line-break/>pientissimus, et veridico, quam mendax? Ac videntur<text:line-break/>utique pueri, etiamsi apud eosdem parentes, et magistros,<text:line-break/>et paedagogos educentur, juxta memoratas contrarietates<text:line-break/>a fe invicem differre. $ervaut itaque ejusmodi enuneian-<text:line-break/>das esse hodiernorum philosophorum fententias; . verum<text:line-break/>non philosophos eos fortassis, fed philofophiam profiten?</text:p>
      <text:p text:style-name="P1">wix^<text:span text:style-name="T62">J</text:span>----t^£stiteijt. Quod si vere philofophareutur,<text:line-break/>hoc zpfum imprimis OolervareUvty Ut ab his, quae evidenter<text:line-break/>apparent, demonstratiOnum fumerent principia. Idque<text:line-break/>videntur maxime omnium praestitiste, qui Olim admodum<text:line-break/>divini re et nomine philOfophi apud homines neque<text:line-break/>commentarios fcribebant, neque dialecticam, neque phy-<text:line-break/>sicam fpeculationem demonstrabant, sed per fe virtutes</text:p>
      <text:p text:style-name="P13">exercentes, eas non verbis, fed operibus declarabant. Hi<text:line-break/>ergo philosophi quum statim ab initio pueros, etsi optime<text:line-break/>edoceantur, nullumque vitii, quod intueantur, exemplum<text:line-break/>habeant, peccare tamen inspicientes, quidam eorum Om-<text:line-break/>nes homines natura vitiosos asseruerunt, quidam vero<text:line-break/>non omnes (rarum enim certe est omni culpa vacantem<text:line-break/>puerum conspicere) hi quidem, quum nullus sit ejus-<text:line-break/>modi, Omnes homines natura vitiosos esse statuerunt.<text:line-break/>Sunt autem qui, quum vix unum duosve integros vitae<text:line-break/>viderint, non omnes, fed plurimos esse malos dixerunt;<text:line-break/>Enimvero, si quis non <text:span text:style-name="T50">e </text:span>vulgi faece nec contentiofus<text:line-break/>vellet ingenuo judiciO (sicut antiquiphi<text:span text:style-name="T62">J</text:span>-^^“&gt;<text:line-break/>pendere, perpaucos _o.m<text:span text:style-name="T62">M</text:span>*<text:span text:style-name="T62">ii</text:span>U<text:span text:style-name="T62">,</text:span> ptieros cOmpexdet feliciter<text:line-break/>ad virtutem natos; imo existimare etiam desinet, quosdam<text:line-break/>sic a natura fuifle comparatos; quandoquidem illi quoque<text:line-break/>ipsi pervertuntur, qui a peritis parentibus, educatoribus<text:line-break/>et. doctOribus instructi fuere. Non enim inter alios<text:line-break/>pueruli conversantur. Stulti prorfus etiam funt, qui nos</text:p>
      <text:p text:style-name="P13">a voluptate obverti contendunt: tametsi multum ilia<text:line-break/>averfae a nobis et exafperantis naturae habeat. At enim,<text:line-break/>si magna nobis cum voluptate cognatio intercederet, quae<text:line-break/>nihil boni continet, quin, ut Plato dixit, <text:span text:style-name="T50">efca maLorum,<text:line-break/></text:span>efi maximanatura mali omnes essemus. Quod si non<text:line-break/>omnes, fed aliqui, ilii toti natura pravi existunt. Quum<text:line-break/>igitur, siquidem nullam habemus aliam in nobis faculta-<text:line-break/>tem familiariorem ipfa voluptate, magis quam virtute, ,<text:line-break/>natura sit valentior ea, quae nos ad voluptatem allicit:<text:line-break/>ita etiam mali omnes essemus, quum facultatem potiorem<text:line-break/>obtineremus infumiorem, et robustiorem illam, quae pejor<text:line-break/>est; et firmior ea, quae inelior: haec vero primos horni-<text:line-break/>nes perfuasit, ut ab imbeciliiore vincerentur. Haec igitur<text:line-break/>Stoicorum decreta reprehendit omnium eruditissimus Po-<text:line-break/>sidonius; qui in iis, ob quae maximis dignus laudibus fuif-<text:line-break/>fet, ab aliis Stoicis nullam plane laudem est confecutus.<text:line-break/>Nam illi perfuafum habebant, patriam potius esse pro-<text:line-break/>dendam , quam fectae decreta, Posidonius autem in ani-</text:p>
      <text:p text:style-name="P13">pium induxerat Stoicorum fectam prodere satius essa<text:line-break/>quam, veritatem. Iccirco in affectuum tractatione magno-<text:line-break/>pere a Chrysippo dissentit, et in dissertatione <text:span text:style-name="T50">de </text:span>virtutum<text:line-break/>differentia;, inulta enim dixit Chryfippus in quaestionibus<text:line-break/>Ipgicia de .auimi perturbationibus ac plura in iis, quae de<text:line-break/>virtutum discrimine scripsit, quae ipse improbat QuO-<text:line-break/>circa Posidonio malitiam hominibus foris advenire ueu-<text:line-break/>liquam videtur, quod nequitia nullam in animis nostris<text:line-break/>radicem fixerit, unde prodeat, pullulet, augeaturque, fed<text:line-break/>contra fe rem habere; etenim vitiositatis femen nobis ip-<text:line-break/>sis insitum est; proinde non ita malos fugere e re nostra<text:line-break/>est, ut confert prcsequi eos, qui’arcent et prohibent vitji<text:line-break/>incrementum. -Non enim fane (ut ajunt Stoici) tota ne-<text:line-break/>quitiae sarcina foris accidit animis nostris, fed majorem<text:line-break/>partem improbi sibimetipfis suppeditant; aliunde vero mi-<text:line-break/>nora his mala superveniunt. Hinc/ ergo consuetudines<text:line-break/>pravae innafcuntur animae, parti rationis, experti, et sal-<text:line-break/>fae Opiniones ei, quae rasionis compos est; quemadmodum, <text:span text:style-name="T50">*</text:span></text:p>
      <text:p text:style-name="P13">quum a <text:span text:style-name="T50">probis </text:span>honestisque viris erudimur, opiniones hau-<text:line-break/>rimus veras probosque mores. Sed in raliocinatrice<text:line-break/>solertia et stultitia majoris minorisque ratione corporis<text:line-break/>temperamenta fequuntur: ipfa vero temperamenta primam<text:line-break/>generationem et rectam victus legem sequuntur et invi-<text:line-break/>cem adolefcunt. Nempe ob calidam temperiem iracundi<text:line-break/>fiunt; quippe lufce irarum aestibus calor innatus accen-<text:line-break/>ditur; e contrario, qui commoderatis sunt temperamentis,<text:line-break/>cum animi motus moresque commoderatos habeant, tran-<text:line-break/>quillitate potiuntur» Quapropter fermo hic noster iis<text:line-break/>quae liquido apparent confentit causis, ut a vino et re-<text:line-break/>mediis quibusdam memoratis, proba ac decente vivendi<text:line-break/>ratione: studiis litterarum et difciplinis liberalibus adju-<text:line-break/>vamur; nec fecus naturalis puerorum corruptelae red-<text:line-break/>denda cauta est. Qui autem corporis temperamento ani-<text:line-break/>mum vel juvari, vel laedi arbitrantur, illi de puellprpm<text:line-break/>discrimine et labe nilul habent quod dicant; nec eorunr<text:line-break/>uuoque rationem commodorum exponunt, quae ex quoti-</text:p>
      <text:p text:style-name="P46">di ano vietus regimine nobis proveniunt; prolude causam<text:line-break/>nullam' adierunt tantae varietatis morum, ex qua alii'<text:line-break/>iracundi, alii quieti, quidam inteliigentes, alii fecus vi-<text:line-break/>dentur. Siquidem apud Scythas philosophus unus exti-<text:line-break/>tit, Athenis plerique fapientes. Rursus Abderitani com-»<text:line-break/>plures funt insipientes, Athenis stulti perpauci.<text:line-break/><text:span text:style-name="T50">t<text:tab/>«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Microsoft Sans Serif" svg:font-family="'Microsoft Sans Serif'" style:font-family-generic="roman" style:font-pitch="variable"/>
    <style:font-face style:name="Lohit Devanagari" svg:font-family="'Lohit Devanagari'" style:font-family-generic="system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hyphenation-ladder-count="no-limit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6pt" fo:letter-spacing="normal" style:rfc-language-tag="la-001" fo:language="la" style:letter-kerning="false" fo:background-color="transparent" style:font-name-asian="Microsoft Sans Serif1" style:font-family-asian="'Microsoft Sans Serif'" style:font-family-generic-asian="system" style:font-pitch-asian="variable" style:font-size-asian="16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99cm" style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56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alien</meta:initial-creator>
    <dc:language>fr-FR</dc:language>
    <dc:date>2021-10-23T13:35:09.954035541</dc:date>
    <meta:editing-cycles>3</meta:editing-cycles>
    <dc:title>Galeni opera omnia / vol. 4</dc:title>
    <meta:editing-duration>PT22M23S</meta:editing-duration>
    <meta:generator>LibreOffice/7.1.6.2$Linux_X86_64 LibreOffice_project/10$Build-2</meta:generator>
    <meta:document-statistic meta:table-count="0" meta:image-count="0" meta:object-count="0" meta:page-count="822" meta:paragraph-count="1162" meta:word-count="115275" meta:character-count="790506" meta:non-whitespace-character-count="676391"/>
    <meta:user-defined meta:name="AppVersion">15.0000</meta:user-defined>
  </office:meta>
</office:document-meta>
</file>